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badi MT Condensed Extra Bold" svg:font-family="'Abadi MT Condensed Extra Bold'" style:font-pitch="variable"/>
    <style:font-face style:name="Baskerville" svg:font-family="Baskerville" style:font-pitch="variable"/>
    <style:font-face style:name="Bible[T]" svg:font-family="Bible[T], Cambria" style:font-pitch="variable"/>
    <style:font-face style:name="Calibri" svg:font-family="Calibri" style:font-pitch="variable"/>
    <style:font-face style:name="Courier New" svg:font-family="'Courier New'" style:font-pitch="variable"/>
    <style:font-face style:name="Frutiger65Bold" svg:font-family="Frutiger65Bold, Cambria" style:font-pitch="variable"/>
    <style:font-face style:name="MGillSans" svg:font-family="MGillSans, Cambria" style:font-pitch="variable"/>
    <style:font-face style:name="Microsoft Sans Serif" svg:font-family="'Microsoft Sans Serif'" style:font-pitch="variable"/>
    <style:font-face style:name="OptimaTurk" svg:font-family="OptimaTurk, Cambria" style:font-pitch="variable"/>
    <style:font-face style:name="Palatino" svg:font-family="Palatino" style:font-pitch="variable"/>
    <style:font-face style:name="PalatinoTurk" svg:font-family="PalatinoTurk, Cambria" style:font-pitch="variable"/>
    <style:font-face style:name="TiffanyBoldItalicTurk" svg:font-family="TiffanyBoldItalicTurk, Cambria" style:font-pitch="variable"/>
    <style:font-face style:name="Times" svg:font-family="Times" style:font-pitch="variable"/>
    <style:font-face style:name="ZapfDingbats" svg:font-family="ZapfDingbats, 'Zapf Dingbats'" style:font-pitch="variable"/>
    <style:font-face style:name="ヒラギノ角ゴ Pro W3" svg:font-family="'ヒラギノ角ゴ Pro W3'" style:font-pitch="variable"/>
    <style:font-face style:name="GaramondTurk" svg:font-family="GaramondTurk, Cambri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Helvetica Neue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_2a_">
      <style:paragraph-properties fo:line-height="0.582cm"/>
      <style:text-properties style:text-position="super 58%" style:font-name="DejaVu Sans" fo:font-size="10.5pt" fo:language="en" fo:country="GB" style:font-size-asian="10.5pt" style:font-name-complex="PalatinoTurk" style:font-size-complex="10.5pt"/>
    </style:style>
    <style:style style:name="P2" style:family="paragraph" style:parent-style-name="ALINTI_2a_">
      <style:paragraph-properties fo:line-height="0.582cm"/>
      <style:text-properties style:font-name="DejaVu Sans"/>
    </style:style>
    <style:style style:name="P3" style:family="paragraph" style:parent-style-name="ALINTI_2a_">
      <style:paragraph-properties fo:line-height="0.582cm"/>
      <style:text-properties style:font-name="DejaVu Sans" fo:font-size="10.5pt" fo:language="en" fo:country="GB" style:font-size-asian="10.5pt" style:font-name-complex="PalatinoTurk" style:font-size-complex="10.5pt"/>
    </style:style>
    <style:style style:name="P4" style:family="paragraph" style:parent-style-name="ALINTIALT">
      <style:paragraph-properties fo:margin-top="0.076cm" fo:margin-bottom="0.25cm" loext:contextual-spacing="false"/>
    </style:style>
    <style:style style:name="P5" style:family="paragraph" style:parent-style-name="ALINTIALT">
      <style:paragraph-properties fo:margin-top="0.076cm" fo:margin-bottom="0.25cm" loext:contextual-spacing="false"/>
      <style:text-properties fo:color="#000000" style:font-name="DejaVu Sans" fo:font-size="10.5pt" fo:language="en" fo:country="GB" style:font-size-asian="10.5pt" style:font-name-complex="PalatinoTurk" style:font-size-complex="10.5pt"/>
    </style:style>
    <style:style style:name="P6" style:family="paragraph" style:parent-style-name="ALINTIALT">
      <style:paragraph-properties fo:margin-top="0.076cm" fo:margin-bottom="0.25cm" loext:contextual-spacing="false"/>
      <style:text-properties style:font-name="DejaVu Sans"/>
    </style:style>
    <style:style style:name="P7" style:family="paragraph" style:parent-style-name="ALINTIALT">
      <style:paragraph-properties fo:margin-top="0.076cm" fo:margin-bottom="0.25cm" loext:contextual-spacing="false" fo:text-align="start" style:justify-single-word="false"/>
      <style:text-properties style:font-name="DejaVu Sans"/>
    </style:style>
    <style:style style:name="P8" style:family="paragraph" style:parent-style-name="ALINTIALT">
      <style:paragraph-properties fo:margin-top="0.076cm" fo:margin-bottom="0.25cm" loext:contextual-spacing="false" fo:break-before="page"/>
      <style:text-properties fo:color="#000000" style:font-name="DejaVu Sans" fo:font-size="10.5pt" fo:language="en" fo:country="GB" style:font-size-asian="10.5pt" style:font-name-complex="Times" style:font-size-complex="10.5pt"/>
    </style:style>
    <style:style style:name="P9" style:family="paragraph" style:parent-style-name="ALINTIALT">
      <style:paragraph-properties fo:margin-top="0.076cm" fo:margin-bottom="0.25cm" loext:contextual-spacing="false" fo:break-before="page"/>
      <style:text-properties fo:color="#000000" style:font-name="DejaVu Sans" fo:font-size="10.5pt" fo:language="en" fo:country="GB" style:font-size-asian="10.5pt" style:font-name-complex="PalatinoTurk" style:font-size-complex="10.5pt"/>
    </style:style>
    <style:style style:name="P10" style:family="paragraph" style:parent-style-name="ALINTIALT">
      <style:paragraph-properties fo:margin-top="0.076cm" fo:margin-bottom="0.25cm" loext:contextual-spacing="false" fo:break-before="page"/>
      <style:text-properties style:font-name="DejaVu Sans" fo:font-size="10.5pt" fo:language="en" fo:country="GB" style:font-size-asian="10.5pt" style:font-name-complex="PalatinoTurk" style:font-size-complex="10.5pt"/>
    </style:style>
    <style:style style:name="P11" style:family="paragraph" style:parent-style-name="ALINTIALT">
      <style:paragraph-properties fo:margin-top="0.076cm" fo:margin-bottom="0.25cm" loext:contextual-spacing="false" fo:text-align="start" style:justify-single-word="false" fo:break-before="page"/>
      <style:text-properties style:font-name="DejaVu Sans" fo:font-size="10.5pt" fo:language="en" fo:country="GB" style:font-size-asian="10.5pt" style:font-name-complex="PalatinoTurk" style:font-size-complex="10.5pt"/>
    </style:style>
    <style:style style:name="P12"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style:font-size-asian="10.5pt" style:font-name-complex="PalatinoTurk" style:font-size-complex="10.5pt"/>
    </style:style>
    <style:style style:name="P13"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style:font-size-asian="10.5pt" style:font-name-complex="Times" style:font-size-complex="10.5pt"/>
    </style:style>
    <style:style style:name="P14"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fo:font-style="italic" style:font-size-asian="10.5pt" style:font-style-asian="italic" style:font-name-complex="PalatinoTurk" style:font-size-complex="10.5pt" style:font-style-complex="italic"/>
    </style:style>
    <style:style style:name="P15"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style:font-name-asian="PalatinoTurk" style:font-size-asian="10.5pt" style:font-name-complex="PalatinoTurk" style:font-size-complex="10.5pt"/>
    </style:style>
    <style:style style:name="P16"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fo:font-weight="bold" style:font-size-asian="10.5pt" style:font-weight-asian="bold" style:font-name-complex="Times" style:font-size-complex="10.5pt" style:font-weight-complex="bold"/>
    </style:style>
    <style:style style:name="P17"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18"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en" fo:country="GB" fo:font-weight="bold" style:font-size-asian="10.5pt" style:font-weight-asian="bold" style:font-name-complex="Bible[T]" style:font-size-complex="10.5pt" style:font-weight-complex="bold"/>
    </style:style>
    <style:style style:name="P19"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0.5pt" fo:language="tr" fo:country="TR" fo:font-weight="bold" style:font-size-asian="10.5pt" style:font-weight-asian="bold" style:font-name-complex="Bible[T]" style:font-size-complex="10.5pt" style:font-weight-complex="bold"/>
    </style:style>
    <style:style style:name="P20" style:family="paragraph" style:parent-style-name="ALINTIALT">
      <style:paragraph-properties fo:margin-left="0cm" fo:margin-right="0cm" fo:margin-top="0.076cm" fo:margin-bottom="0.25cm" loext:contextual-spacing="false" fo:text-indent="0cm" style:auto-text-indent="false"/>
      <style:text-properties fo:color="#000000" style:font-name="DejaVu Sans" fo:font-size="13pt" fo:language="en" fo:country="GB" style:font-size-asian="13pt" style:font-name-complex="TiffanyBoldItalicTurk" style:font-size-complex="13pt"/>
    </style:style>
    <style:style style:name="P21" style:family="paragraph" style:parent-style-name="ALINTIALT">
      <style:paragraph-properties fo:margin-left="0cm" fo:margin-right="0cm" fo:margin-top="0.076cm" fo:margin-bottom="0.25cm" loext:contextual-spacing="false" fo:text-indent="0cm" style:auto-text-indent="false"/>
      <style:text-properties fo:color="#000000" style:font-name="DejaVu Sans" fo:language="en" fo:country="GB" fo:font-weight="bold" style:font-weight-asian="bold" style:font-name-complex="Times" style:font-weight-complex="bold"/>
    </style:style>
    <style:style style:name="P22" style:family="paragraph" style:parent-style-name="ALINTIALT">
      <style:paragraph-properties fo:margin-left="0cm" fo:margin-right="0cm" fo:margin-top="0.076cm" fo:margin-bottom="0.25cm" loext:contextual-spacing="false" fo:text-indent="0cm" style:auto-text-indent="false"/>
      <style:text-properties fo:color="#000000" style:font-name="DejaVu Sans" fo:language="en" fo:country="GB" fo:font-weight="bold" style:font-weight-asian="bold" style:font-name-complex="Bible[T]" style:font-weight-complex="bold"/>
    </style:style>
    <style:style style:name="P23" style:family="paragraph" style:parent-style-name="ALINTIALT">
      <style:paragraph-properties fo:margin-left="0cm" fo:margin-right="0cm" fo:margin-top="0.076cm" fo:margin-bottom="0.25cm" loext:contextual-spacing="false" fo:text-indent="0cm" style:auto-text-indent="false"/>
      <style:text-properties fo:color="#ff0000" style:font-name="DejaVu Sans" fo:language="en" fo:country="GB" fo:font-weight="bold" style:font-weight-asian="bold" style:font-name-complex="Times" style:font-weight-complex="bold"/>
    </style:style>
    <style:style style:name="P24" style:family="paragraph" style:parent-style-name="ALINTIALT">
      <style:paragraph-properties fo:margin-left="0cm" fo:margin-right="0cm" fo:margin-top="0.076cm" fo:margin-bottom="0.25cm" loext:contextual-spacing="false" fo:text-indent="0cm" style:auto-text-indent="false"/>
      <style:text-properties fo:color="#ff0000" style:font-name="DejaVu Sans" fo:font-size="10.5pt" fo:language="en" fo:country="GB" fo:font-weight="bold" style:font-size-asian="10.5pt" style:font-weight-asian="bold" style:font-name-complex="Times" style:font-size-complex="10.5pt" style:font-weight-complex="bold"/>
    </style:style>
    <style:style style:name="P25" style:family="paragraph" style:parent-style-name="ALINTIALT">
      <style:paragraph-properties fo:margin-left="0cm" fo:margin-right="0cm" fo:margin-top="0.076cm" fo:margin-bottom="0.25cm" loext:contextual-spacing="false" fo:text-indent="0cm" style:auto-text-indent="false"/>
      <style:text-properties style:font-name="DejaVu Sans"/>
    </style:style>
    <style:style style:name="P26" style:family="paragraph" style:parent-style-name="ALINTIALT">
      <style:paragraph-properties fo:margin-left="0cm" fo:margin-right="0cm" fo:margin-top="0.076cm" fo:margin-bottom="0.25cm" loext:contextual-spacing="false" fo:text-indent="0cm" style:auto-text-indent="false"/>
      <style:text-properties style:font-name="DejaVu Sans" fo:font-size="10.5pt" fo:language="en" fo:country="GB" style:font-size-asian="10.5pt" style:font-name-complex="PalatinoTurk" style:font-size-complex="10.5pt"/>
    </style:style>
    <style:style style:name="P27" style:family="paragraph" style:parent-style-name="ALINTIALT">
      <style:paragraph-properties fo:margin-left="0cm" fo:margin-right="0cm" fo:margin-top="0.076cm" fo:margin-bottom="0.25cm" loext:contextual-spacing="false" fo:text-indent="0cm" style:auto-text-indent="false">
        <style:tab-stops>
          <style:tab-stop style:position="9.525cm" style:type="center"/>
        </style:tab-stops>
      </style:paragraph-properties>
      <style:text-properties style:font-name="DejaVu Sans" fo:font-size="10.5pt" fo:language="en" fo:country="GB" style:font-size-asian="10.5pt" style:font-name-complex="PalatinoTurk" style:font-size-complex="10.5pt"/>
    </style:style>
    <style:style style:name="P28" style:family="paragraph" style:parent-style-name="ALINTIALT">
      <style:paragraph-properties fo:margin-left="0cm" fo:margin-right="0cm" fo:margin-top="0.076cm" fo:margin-bottom="0.25cm" loext:contextual-spacing="false" fo:text-indent="0cm" style:auto-text-indent="false"/>
      <style:text-properties style:font-name="DejaVu Sans" fo:font-size="10.5pt" fo:language="en" fo:country="GB" fo:font-weight="bold" style:font-size-asian="10.5pt" style:font-weight-asian="bold" style:font-name-complex="PalatinoTurk" style:font-size-complex="10.5pt" style:font-weight-complex="bold"/>
    </style:style>
    <style:style style:name="P29" style:family="paragraph" style:parent-style-name="ALINTIALT">
      <style:paragraph-properties fo:margin-left="0cm" fo:margin-right="0cm" fo:margin-top="0.076cm" fo:margin-bottom="0.25cm" loext:contextual-spacing="false" fo:text-indent="0cm" style:auto-text-indent="false"/>
      <style:text-properties style:font-name="DejaVu Sans" fo:font-size="10pt" fo:language="en" fo:country="GB" style:font-size-asian="10pt" style:font-name-complex="PalatinoTurk" style:font-size-complex="10pt"/>
    </style:style>
    <style:style style:name="P30" style:family="paragraph" style:parent-style-name="ALINTIALT">
      <style:paragraph-properties fo:margin-left="0cm" fo:margin-right="0cm" fo:margin-top="0.076cm" fo:margin-bottom="0.25cm" loext:contextual-spacing="false" fo:text-indent="0cm" style:auto-text-indent="false"/>
      <style:text-properties style:font-name="DejaVu Sans" fo:font-size="13pt" fo:language="en" fo:country="GB" style:font-size-asian="13pt" style:font-name-complex="TiffanyBoldItalicTurk" style:font-size-complex="13pt"/>
    </style:style>
    <style:style style:name="P31" style:family="paragraph" style:parent-style-name="ALINTIALT">
      <style:paragraph-properties fo:margin-left="0cm" fo:margin-right="0cm" fo:margin-top="0.076cm" fo:margin-bottom="0.25cm" loext:contextual-spacing="false" fo:text-indent="0cm" style:auto-text-indent="false">
        <style:tab-stops>
          <style:tab-stop style:position="9.525cm" style:type="center"/>
        </style:tab-stops>
      </style:paragraph-properties>
      <style:text-properties style:font-name="DejaVu Sans"/>
    </style:style>
    <style:style style:name="P32" style:family="paragraph" style:parent-style-name="ALINTIALT">
      <style:paragraph-properties fo:margin-left="0cm" fo:margin-right="0cm" fo:margin-top="0.076cm" fo:margin-bottom="0.25cm" loext:contextual-spacing="false" fo:text-indent="0cm" style:auto-text-indent="false" fo:break-before="page"/>
      <style:text-properties fo:color="#000000" style:font-name="DejaVu Sans" fo:font-size="10.5pt" fo:language="en" fo:country="GB" style:font-size-asian="10.5pt" style:font-name-complex="PalatinoTurk" style:font-size-complex="10.5pt"/>
    </style:style>
    <style:style style:name="P33" style:family="paragraph" style:parent-style-name="ALINTIALT">
      <style:paragraph-properties fo:margin-left="0cm" fo:margin-right="0cm" fo:margin-top="0.076cm" fo:margin-bottom="0.25cm" loext:contextual-spacing="false" fo:text-indent="0cm" style:auto-text-indent="false" fo:break-before="page"/>
      <style:text-properties style:font-name="DejaVu Sans" fo:font-size="10.5pt" fo:language="en" fo:country="GB" style:font-size-asian="10.5pt" style:font-name-complex="PalatinoTurk" style:font-size-complex="10.5pt"/>
    </style:style>
    <style:style style:name="P34" style:family="paragraph" style:parent-style-name="ALINTIALT">
      <style:paragraph-properties fo:margin-left="0cm" fo:margin-right="0cm" fo:margin-top="0cm" fo:margin-bottom="0cm" loext:contextual-spacing="false" fo:line-height="100%" fo:text-indent="0cm" style:auto-text-indent="false"/>
      <style:text-properties style:font-name="DejaVu Sans"/>
    </style:style>
    <style:style style:name="P35" style:family="paragraph" style:parent-style-name="ALINTIALT">
      <style:paragraph-properties fo:margin-left="0cm" fo:margin-right="0cm" fo:margin-top="0cm" fo:margin-bottom="0.282cm" loext:contextual-spacing="false" fo:line-height="100%" fo:text-indent="0cm" style:auto-text-indent="false"/>
      <style:text-properties style:font-name="DejaVu Sans"/>
    </style:style>
    <style:style style:name="P36" style:family="paragraph" style:parent-style-name="ALITIUST">
      <style:paragraph-properties fo:margin-left="0cm" fo:margin-right="0cm" fo:margin-top="0.076cm" fo:margin-bottom="0.199cm" loext:contextual-spacing="false" fo:line-height="0.635cm" fo:text-indent="0cm" style:auto-text-indent="false"/>
      <style:text-properties fo:color="#000000" style:font-name="DejaVu Sans" fo:font-size="10.5pt" fo:language="en" fo:country="GB" style:font-size-asian="10.5pt" style:font-name-complex="PalatinoTurk" style:font-size-complex="10.5pt"/>
    </style:style>
    <style:style style:name="P37" style:family="paragraph" style:parent-style-name="ALITIUST">
      <style:paragraph-properties fo:margin-left="0cm" fo:margin-right="0cm" fo:margin-top="0.076cm" fo:margin-bottom="0.199cm" loext:contextual-spacing="false" fo:line-height="0.635cm" fo:text-indent="0cm" style:auto-text-indent="false"/>
      <style:text-properties fo:color="#000000" style:font-name="DejaVu Sans" fo:font-size="10.5pt" fo:language="en" fo:country="GB" style:font-size-asian="10.5pt" style:font-name-complex="Times" style:font-size-complex="10.5pt"/>
    </style:style>
    <style:style style:name="P38" style:family="paragraph" style:parent-style-name="ALITIUST">
      <style:paragraph-properties fo:margin-left="0cm" fo:margin-right="0cm" fo:margin-top="0.076cm" fo:margin-bottom="0.199cm" loext:contextual-spacing="false" fo:line-height="0.635cm" fo:text-indent="0cm" style:auto-text-indent="false"/>
      <style:text-properties fo:color="#000000" style:font-name="DejaVu Sans" fo:language="en" fo:country="GB" style:font-name-complex="Times"/>
    </style:style>
    <style:style style:name="P39" style:family="paragraph" style:parent-style-name="ALITIUST">
      <style:paragraph-properties fo:margin-left="0cm" fo:margin-right="0cm" fo:margin-top="0.076cm" fo:margin-bottom="0.199cm" loext:contextual-spacing="false" fo:line-height="0.635cm" fo:text-indent="0cm" style:auto-text-indent="false"/>
      <style:text-properties style:font-name="DejaVu Sans"/>
    </style:style>
    <style:style style:name="P40" style:family="paragraph" style:parent-style-name="ANA_20_METIN_20_SIYAH_20_ZEMIN">
      <style:paragraph-properties fo:margin-top="0cm" fo:margin-bottom="0cm" loext:contextual-spacing="false" fo:line-height="0.392cm"/>
      <style:text-properties style:font-name="DejaVu Sans" fo:font-size="9pt" fo:language="en" fo:country="GB" fo:font-weight="bold" style:font-size-asian="9pt" style:font-weight-asian="bold" style:font-name-complex="HelveticaTurk" style:font-size-complex="9pt" style:font-weight-complex="bold"/>
    </style:style>
    <style:style style:name="P41" style:family="paragraph" style:parent-style-name="ANA_20_METIN_20_SIYAH_20_ZEMIN">
      <style:paragraph-properties fo:margin-top="0cm" fo:margin-bottom="0cm" loext:contextual-spacing="false" fo:line-height="0.388cm"/>
      <style:text-properties style:font-name="DejaVu Sans" fo:font-size="8.5pt" fo:language="tr" fo:country="TR" fo:font-weight="bold" style:font-size-asian="8.5pt" style:font-weight-asian="bold" style:font-name-complex="HelveticaTurk" style:font-size-complex="8.5pt" style:font-weight-complex="bold"/>
    </style:style>
    <style:style style:name="P42" style:family="paragraph" style:parent-style-name="ANAMETIN">
      <style:paragraph-properties fo:line-height="0.582cm"/>
      <style:text-properties style:font-name="DejaVu Sans"/>
    </style:style>
    <style:style style:name="P43" style:family="paragraph" style:parent-style-name="ANAMETIN">
      <style:paragraph-properties fo:line-height="0.582cm"/>
      <style:text-properties style:font-name="DejaVu Sans" fo:font-size="10.5pt" fo:language="en" fo:country="GB" style:font-size-asian="10.5pt" style:font-name-complex="PalatinoTurk" style:font-size-complex="10.5pt"/>
    </style:style>
    <style:style style:name="P44" style:family="paragraph" style:parent-style-name="ANAMETIN">
      <style:paragraph-properties fo:line-height="0.582cm"/>
      <style:text-properties style:font-name="DejaVu Sans" fo:font-size="10.5pt" fo:language="en" fo:country="GB" fo:font-weight="bold" style:font-size-asian="10.5pt" style:font-weight-asian="bold" style:font-name-complex="PalatinoTurk" style:font-size-complex="10.5pt" style:font-weight-complex="bold"/>
    </style:style>
    <style:style style:name="P45"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6" style:family="paragraph" style:parent-style-name="Heading_20_1">
      <style:paragraph-properties fo:text-align="justify" style:justify-single-word="false"/>
      <style:text-properties style:font-name="DejaVu Sans"/>
    </style:style>
    <style:style style:name="P47" style:family="paragraph" style:parent-style-name="Resimalt_203a_">
      <style:paragraph-properties fo:margin-left="0cm" fo:margin-right="0cm" fo:line-height="0.388cm" fo:text-indent="0cm" style:auto-text-indent="false"/>
      <style:text-properties style:font-name="DejaVu Sans" fo:font-size="8.5pt" fo:language="tr" fo:country="TR" fo:font-weight="bold" style:font-size-asian="8.5pt" style:font-weight-asian="bold" style:font-name-complex="HelveticaTurk" style:font-size-complex="8.5pt" style:font-weight-complex="bold"/>
    </style:style>
    <style:style style:name="P48" style:family="paragraph" style:parent-style-name="Standard">
      <style:paragraph-properties fo:text-align="justify" style:justify-single-word="false"/>
      <style:text-properties style:font-name="DejaVu Sans"/>
    </style:style>
    <style:style style:name="P49" style:family="paragraph" style:parent-style-name="Standard">
      <style:paragraph-properties fo:text-align="justify" style:justify-single-word="false"/>
      <style:text-properties style:font-name="DejaVu Sans" fo:font-size="10pt" fo:font-weight="bold" style:font-size-asian="10pt" style:font-weight-asian="bold" style:font-name-complex="TiffanyBoldItalicTurk" style:font-size-complex="10pt" style:font-weight-complex="bold"/>
    </style:style>
    <style:style style:name="P50" style:family="paragraph" style:parent-style-name="Standard">
      <style:paragraph-properties fo:line-height="0.582cm" fo:text-align="justify" style:justify-single-word="false"/>
      <style:text-properties style:font-name="DejaVu Sans"/>
    </style:style>
    <style:style style:name="P51" style:family="paragraph" style:parent-style-name="Standard">
      <style:paragraph-properties fo:line-height="0.494cm" fo:text-align="justify" style:justify-single-word="false"/>
      <style:text-properties style:font-name="DejaVu Sans"/>
    </style:style>
    <style:style style:name="P52" style:family="paragraph" style:parent-style-name="Standard">
      <style:paragraph-properties fo:line-height="0.494cm" fo:text-align="justify" style:justify-single-word="false"/>
      <style:text-properties style:font-name="DejaVu Sans" fo:font-size="8pt" style:font-size-asian="8pt" style:font-size-complex="8pt"/>
    </style:style>
    <style:style style:name="P53" style:family="paragraph" style:parent-style-name="Standard">
      <style:paragraph-properties fo:line-height="0.392cm" fo:text-align="justify" style:justify-single-word="false"/>
      <style:text-properties style:font-name="DejaVu Sans" fo:font-size="9pt" fo:font-weight="bold" style:font-size-asian="9pt" style:font-weight-asian="bold" style:font-name-complex="HelveticaTurk" style:font-size-complex="9pt" style:font-weight-complex="bold"/>
    </style:style>
    <style:style style:name="P54" style:family="paragraph" style:parent-style-name="Standard">
      <style:paragraph-properties fo:line-height="0.392cm" fo:text-align="justify" style:justify-single-word="false"/>
      <style:text-properties style:font-name="DejaVu Sans" fo:font-size="9pt" fo:language="en" fo:country="GB" fo:font-weight="bold" style:font-size-asian="9pt" style:font-weight-asian="bold" style:font-name-complex="HelveticaTurk" style:font-size-complex="9pt" style:font-weight-complex="bold"/>
    </style:style>
    <style:style style:name="P55" style:family="paragraph" style:parent-style-name="Standard">
      <style:paragraph-properties fo:line-height="0.441cm" fo:text-align="justify" style:justify-single-word="false"/>
      <style:text-properties style:font-name="DejaVu Sans" fo:font-size="9pt" style:font-size-asian="9pt" style:font-name-complex="Frutiger65Bold" style:font-size-complex="9pt"/>
    </style:style>
    <style:style style:name="P56" style:family="paragraph" style:parent-style-name="Standard">
      <style:paragraph-properties fo:text-align="justify" style:justify-single-word="false"/>
      <style:text-properties style:font-name="DejaVu Sans" fo:font-size="9pt" style:font-size-asian="9pt" style:font-name-complex="Frutiger65Bold" style:font-size-complex="9pt"/>
    </style:style>
    <style:style style:name="P57" style:family="paragraph" style:parent-style-name="Standard">
      <style:paragraph-properties fo:line-height="0.388cm" fo:text-align="justify" style:justify-single-word="false"/>
      <style:text-properties style:font-name="DejaVu Sans" fo:font-size="8.5pt" fo:language="tr" fo:country="TR" fo:font-weight="bold" style:font-size-asian="8.5pt" style:font-weight-asian="bold" style:font-name-complex="HelveticaTurk" style:font-size-complex="8.5pt" style:font-weight-complex="bold"/>
    </style:style>
    <style:style style:name="P58" style:family="paragraph" style:parent-style-name="Standard">
      <style:paragraph-properties fo:text-align="justify" style:justify-single-word="false"/>
      <style:text-properties style:font-name="DejaVu Sans" fo:font-size="8.5pt" fo:language="tr" fo:country="TR" fo:font-weight="bold" style:font-size-asian="8.5pt" style:font-weight-asian="bold" style:font-name-complex="HelveticaTurk" style:font-size-complex="8.5pt" style:font-weight-complex="bold"/>
    </style:style>
    <style:style style:name="P59" style:family="paragraph" style:parent-style-name="Standard">
      <style:paragraph-properties fo:margin-left="0cm" fo:margin-right="0cm" fo:text-align="justify" style:justify-single-word="false" fo:text-indent="0.801cm" style:auto-text-indent="false"/>
      <style:text-properties style:font-name="DejaVu Sans"/>
    </style:style>
    <style:style style:name="P60" style:family="paragraph" style:parent-style-name="Standard">
      <style:paragraph-properties fo:margin-left="0cm" fo:margin-right="0cm" fo:line-height="0.564cm" fo:text-align="justify" style:justify-single-word="false" fo:text-indent="0.801cm" style:auto-text-indent="false"/>
      <style:text-properties style:font-name="DejaVu Sans"/>
    </style:style>
    <style:style style:name="P61" style:family="paragraph" style:parent-style-name="Standard">
      <style:paragraph-properties fo:margin-left="0cm" fo:margin-right="0cm" fo:text-align="justify" style:justify-single-word="false" fo:text-indent="0.801cm" style:auto-text-indent="false"/>
      <style:text-properties style:font-name="DejaVu Sans" fo:font-size="10.5pt" fo:language="en" fo:country="GB" style:font-size-asian="10.5pt" style:font-name-complex="PalatinoTurk" style:font-size-complex="10.5pt"/>
    </style:style>
    <style:style style:name="P62" style:family="paragraph" style:parent-style-name="Standard">
      <style:paragraph-properties fo:margin-left="0cm" fo:margin-right="0cm" fo:text-align="justify" style:justify-single-word="false" fo:text-indent="0.801cm" style:auto-text-indent="false" fo:break-before="page"/>
      <style:text-properties style:font-name="DejaVu Sans" fo:font-size="20pt" fo:font-weight="bold" style:font-size-asian="20pt" style:font-weight-asian="bold" style:font-name-complex="Bible[T]" style:font-size-complex="20pt" style:font-weight-complex="bold"/>
    </style:style>
    <style:style style:name="P63" style:family="paragraph" style:parent-style-name="Standard">
      <style:paragraph-properties fo:margin-left="0cm" fo:margin-right="0cm" fo:line-height="0.564cm" fo:text-align="justify" style:justify-single-word="false" fo:text-indent="0.801cm" style:auto-text-indent="false" fo:break-before="page"/>
      <style:text-properties style:font-name="DejaVu Sans"/>
    </style:style>
    <style:style style:name="P64" style:family="paragraph" style:parent-style-name="Standard">
      <style:paragraph-properties fo:line-height="0.494cm" fo:text-align="justify" style:justify-single-word="false" fo:break-before="page"/>
      <style:text-properties style:font-name="DejaVu Sans" fo:font-size="8pt" style:font-size-asian="8pt" style:font-size-complex="8pt"/>
    </style:style>
    <style:style style:name="P65" style:family="paragraph" style:parent-style-name="Standard">
      <style:paragraph-properties fo:margin-left="0.499cm" fo:margin-right="0cm" fo:margin-top="0.049cm" fo:margin-bottom="0.049cm" loext:contextual-spacing="false" fo:line-height="0.423cm" fo:text-align="justify" style:justify-single-word="false" fo:text-indent="-0.499cm" style:auto-text-indent="false"/>
      <style:text-properties style:font-name="DejaVu Sans"/>
    </style:style>
    <style:style style:name="P66" style:family="paragraph" style:parent-style-name="Standard">
      <style:paragraph-properties fo:margin-top="0.199cm" fo:margin-bottom="0cm" loext:contextual-spacing="false" fo:text-align="justify" style:justify-single-word="false"/>
    </style:style>
    <style:style style:name="P67" style:family="paragraph" style:parent-style-name="Standard">
      <style:paragraph-properties fo:margin-top="0.199cm" fo:margin-bottom="0cm" loext:contextual-spacing="false" fo:line-height="0.445cm" fo:text-align="justify" style:justify-single-word="false"/>
      <style:text-properties style:font-name="DejaVu Sans" fo:font-size="9pt" style:text-underline-style="solid" style:text-underline-width="auto" style:text-underline-color="font-color" fo:font-weight="bold" style:font-size-asian="9pt" style:font-weight-asian="bold" style:font-name-complex="HelveticaTurk" style:font-size-complex="9pt" style:font-weight-complex="bold"/>
    </style:style>
    <style:style style:name="P68" style:family="paragraph" style:parent-style-name="Standard">
      <style:paragraph-properties fo:margin-top="0.199cm" fo:margin-bottom="0cm" loext:contextual-spacing="false" fo:line-height="0.392cm" fo:text-align="justify" style:justify-single-word="false"/>
      <style:text-properties style:font-name="DejaVu Sans" fo:font-size="9pt" style:text-underline-style="solid" style:text-underline-width="auto" style:text-underline-color="font-color" fo:font-weight="bold" style:font-size-asian="9pt" style:font-weight-asian="bold" style:font-name-complex="HelveticaTurk" style:font-size-complex="9pt" style:font-weight-complex="bold"/>
    </style:style>
    <style:style style:name="P69" style:family="paragraph" style:parent-style-name="Standard">
      <style:paragraph-properties fo:margin-left="0cm" fo:margin-right="0cm" fo:line-height="0.388cm" fo:text-align="justify" style:justify-single-word="false" fo:text-indent="0.4cm" style:auto-text-indent="false"/>
      <style:text-properties style:font-name="DejaVu Sans" fo:font-size="9pt" fo:language="tr" fo:country="TR" style:font-size-asian="9pt" style:font-size-complex="9pt"/>
    </style:style>
    <style:style style:name="P70" style:family="paragraph" style:parent-style-name="Standard">
      <style:paragraph-properties fo:margin-left="0cm" fo:margin-right="0cm" fo:line-height="0.388cm" fo:text-align="justify" style:justify-single-word="false" fo:text-indent="0.4cm" style:auto-text-indent="false"/>
      <style:text-properties style:font-name="DejaVu Sans"/>
    </style:style>
    <style:style style:name="P71" style:family="paragraph" style:parent-style-name="Standard">
      <style:paragraph-properties fo:margin-top="0cm" fo:margin-bottom="0.212cm" loext:contextual-spacing="false" fo:line-height="0.529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fo:font-weight="bold" style:font-weight-asian="bold" style:font-name-complex="MGillSans" style:font-weight-complex="bold"/>
    </style:style>
    <style:style style:name="P72" style:family="paragraph" style:parent-style-name="Standard">
      <style:paragraph-properties fo:margin-top="0cm" fo:margin-bottom="0.212cm" loext:contextual-spacing="false" fo:line-height="0.071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fo:font-weight="bold" style:font-weight-asian="bold" style:font-name-complex="MGillSans" style:font-weight-complex="bold"/>
    </style:style>
    <style:style style:name="P73" style:family="paragraph" style:parent-style-name="Standard">
      <style:paragraph-properties fo:margin-top="0cm" fo:margin-bottom="0.212cm" loext:contextual-spacing="false" fo:line-height="0.459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fo:font-weight="bold" style:font-weight-asian="bold" style:font-name-complex="MGillSans" style:font-weight-complex="bold"/>
    </style:style>
    <style:style style:name="P74" style:family="paragraph" style:parent-style-name="Standard">
      <style:paragraph-properties fo:margin-top="0cm" fo:margin-bottom="0.212cm" loext:contextual-spacing="false" fo:line-height="0.529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style:style>
    <style:style style:name="P75" style:family="paragraph" style:parent-style-name="Standard">
      <style:paragraph-properties fo:margin-top="0cm" fo:margin-bottom="0.212cm" loext:contextual-spacing="false" fo:line-height="0.6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style:style>
    <style:style style:name="P76" style:family="paragraph" style:parent-style-name="Standard">
      <style:paragraph-properties fo:margin-top="0cm" fo:margin-bottom="0.212cm" loext:contextual-spacing="false" fo:line-height="0.071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fo:font-size="11pt" fo:font-weight="bold" style:font-size-asian="11pt" style:font-weight-asian="bold" style:font-name-complex="MGillSans" style:font-size-complex="11pt" style:font-weight-complex="bold"/>
    </style:style>
    <style:style style:name="P77" style:family="paragraph" style:parent-style-name="Standard">
      <style:paragraph-properties fo:margin-top="0cm" fo:margin-bottom="0.212cm" loext:contextual-spacing="false" fo:line-height="0.459cm" fo:text-align="justify" style:justify-single-word="false">
        <style:tab-stops>
          <style:tab-stop style:position="10.5cm" style:leader-style="dotted" style:leader-text="."/>
          <style:tab-stop style:position="11cm" style:leader-style="dotted" style:leader-text="."/>
        </style:tab-stops>
      </style:paragraph-properties>
      <style:text-properties style:font-name="DejaVu Sans" style:text-underline-style="solid" style:text-underline-width="auto" style:text-underline-color="font-color" fo:font-weight="bold" style:font-weight-asian="bold" style:font-name-complex="MGillSans" style:font-weight-complex="bold"/>
    </style:style>
    <style:style style:name="P78" style:family="paragraph" style:parent-style-name="Standard">
      <style:paragraph-properties fo:margin-top="0cm" fo:margin-bottom="0.212cm" loext:contextual-spacing="false" fo:line-height="0.459cm" fo:text-align="justify" style:justify-single-word="false" fo:break-before="page">
        <style:tab-stops>
          <style:tab-stop style:position="10.5cm" style:leader-style="dotted" style:leader-text="."/>
          <style:tab-stop style:position="11cm" style:leader-style="dotted" style:leader-text="."/>
        </style:tab-stops>
      </style:paragraph-properties>
      <style:text-properties style:font-name="DejaVu Sans" fo:font-weight="bold" style:font-weight-asian="bold" style:font-name-complex="MGillSans" style:font-weight-complex="bold"/>
    </style:style>
    <style:style style:name="P79" style:family="paragraph" style:parent-style-name="Standard">
      <style:paragraph-properties fo:margin-left="0.801cm" fo:margin-right="0cm" fo:margin-top="0cm" fo:margin-bottom="0.212cm" loext:contextual-spacing="false" fo:text-align="justify" style:justify-single-word="false" fo:text-indent="0cm" style:auto-text-indent="false">
        <style:tab-stops>
          <style:tab-stop style:position="10.5cm" style:leader-style="dotted" style:leader-text="."/>
          <style:tab-stop style:position="11cm" style:leader-style="dotted" style:leader-text="."/>
        </style:tab-stops>
      </style:paragraph-properties>
      <style:text-properties style:font-name="DejaVu Sans"/>
    </style:style>
    <style:style style:name="P80" style:family="paragraph" style:parent-style-name="Standard">
      <style:paragraph-properties fo:margin-left="0.801cm" fo:margin-right="0cm" fo:margin-top="0cm" fo:margin-bottom="0.212cm" loext:contextual-spacing="false" fo:text-align="justify" style:justify-single-word="false" fo:text-indent="0cm" style:auto-text-indent="false">
        <style:tab-stops>
          <style:tab-stop style:position="10.5cm" style:leader-style="dotted" style:leader-text="."/>
          <style:tab-stop style:position="11cm" style:leader-style="dotted" style:leader-text="."/>
        </style:tab-stops>
      </style:paragraph-properties>
      <style:text-properties style:font-name="DejaVu Sans" fo:font-size="11pt" fo:font-weight="bold" style:font-size-asian="11pt" style:font-weight-asian="bold" style:font-name-complex="MGillSans" style:font-size-complex="11pt" style:font-weight-complex="bold"/>
    </style:style>
    <style:style style:name="P81" style:family="paragraph" style:parent-style-name="Standard">
      <style:paragraph-properties fo:margin-left="0.801cm" fo:margin-right="0cm" fo:margin-top="0.076cm" fo:margin-bottom="0.076cm" loext:contextual-spacing="false" fo:line-height="0.547cm" fo:text-align="justify" style:justify-single-word="false" fo:text-indent="0cm" style:auto-text-indent="false"/>
      <style:text-properties style:font-name="DejaVu Sans" fo:font-weight="bold" style:font-weight-asian="bold" style:font-weight-complex="bold"/>
    </style:style>
    <style:style style:name="P82" style:family="paragraph" style:parent-style-name="Standard">
      <style:paragraph-properties fo:margin-top="0.076cm" fo:margin-bottom="0.199cm" loext:contextual-spacing="false" fo:line-height="0.635cm" fo:text-align="justify" style:justify-single-word="false"/>
      <style:text-properties fo:color="#000000" style:font-name="DejaVu Sans" fo:font-size="10.5pt" fo:language="en" fo:country="GB" style:font-size-asian="10.5pt" style:font-name-complex="PalatinoTurk" style:font-size-complex="10.5pt"/>
    </style:style>
    <style:style style:name="P83" style:family="paragraph" style:parent-style-name="Standard">
      <style:paragraph-properties fo:margin-top="0.076cm" fo:margin-bottom="0.199cm" loext:contextual-spacing="false" fo:line-height="0.635cm" fo:text-align="justify" style:justify-single-word="false"/>
      <style:text-properties fo:color="#000000" style:font-name="DejaVu Sans" fo:font-size="10.5pt" fo:language="en" fo:country="GB" style:font-size-asian="10.5pt" style:font-name-complex="Times" style:font-size-complex="10.5pt"/>
    </style:style>
    <style:style style:name="P84" style:family="paragraph" style:parent-style-name="Standard">
      <style:paragraph-properties fo:margin-top="0.076cm" fo:margin-bottom="0.199cm" loext:contextual-spacing="false" fo:line-height="0.635cm" fo:text-align="justify" style:justify-single-word="false"/>
      <style:text-properties fo:color="#000000" style:font-name="DejaVu Sans" fo:font-size="10.5pt" fo:language="en" fo:country="GB" fo:font-weight="bold" style:font-size-asian="10.5pt" style:font-weight-asian="bold" style:font-name-complex="Times" style:font-size-complex="10.5pt" style:font-weight-complex="bold"/>
    </style:style>
    <style:style style:name="P85" style:family="paragraph" style:parent-style-name="Standard">
      <style:paragraph-properties fo:margin-top="0.076cm" fo:margin-bottom="0.199cm" loext:contextual-spacing="false" fo:line-height="0.635cm" fo:text-align="justify" style:justify-single-word="false"/>
      <style:text-properties fo:color="#ff0000" style:font-name="DejaVu Sans" fo:font-size="10.5pt" fo:language="en" fo:country="GB" fo:font-weight="bold" style:font-size-asian="10.5pt" style:font-weight-asian="bold" style:font-name-complex="Times" style:font-size-complex="10.5pt" style:font-weight-complex="bold"/>
    </style:style>
    <style:style style:name="P86" style:family="paragraph" style:parent-style-name="Standard">
      <style:paragraph-properties fo:margin-top="0.076cm" fo:margin-bottom="0.199cm" loext:contextual-spacing="false" fo:line-height="0.635cm" fo:text-align="justify" style:justify-single-word="false"/>
      <style:text-properties style:font-name="DejaVu Sans"/>
    </style:style>
    <style:style style:name="P87" style:family="paragraph" style:parent-style-name="Standard">
      <style:paragraph-properties fo:margin-top="0.076cm" fo:margin-bottom="0.199cm" loext:contextual-spacing="false" fo:line-height="0.635cm" fo:text-align="justify" style:justify-single-word="false"/>
      <style:text-properties style:font-name="DejaVu Sans" fo:font-size="13pt" fo:language="en" fo:country="GB" style:font-size-asian="13pt" style:font-name-complex="TiffanyBoldItalicTurk" style:font-size-complex="13pt"/>
    </style:style>
    <style:style style:name="P88" style:family="paragraph" style:parent-style-name="Standard">
      <style:paragraph-properties fo:margin-top="0.076cm" fo:margin-bottom="0.199cm" loext:contextual-spacing="false" fo:line-height="0.635cm" fo:text-align="justify" style:justify-single-word="false"/>
      <style:text-properties style:font-name="DejaVu Sans" fo:font-size="13pt" style:font-size-asian="13pt" style:font-name-complex="TiffanyBoldItalicTurk" style:font-size-complex="13pt"/>
    </style:style>
    <style:style style:name="P89" style:family="paragraph" style:parent-style-name="Standard">
      <style:paragraph-properties fo:margin-top="0.076cm" fo:margin-bottom="0.199cm" loext:contextual-spacing="false" fo:line-height="0.635cm" fo:text-align="justify" style:justify-single-word="false" fo:break-before="page"/>
      <style:text-properties style:font-name="DejaVu Sans"/>
    </style:style>
    <style:style style:name="P90" style:family="paragraph" style:parent-style-name="Standard">
      <style:paragraph-properties fo:margin-top="0.076cm" fo:margin-bottom="0.25cm" loext:contextual-spacing="false" fo:line-height="0.582cm" fo:text-align="justify" style:justify-single-word="false"/>
      <style:text-properties style:font-name="DejaVu Sans"/>
    </style:style>
    <style:style style:name="P91" style:family="paragraph" style:parent-style-name="Standard">
      <style:paragraph-properties fo:margin-top="0.076cm" fo:margin-bottom="0.25cm" loext:contextual-spacing="false" fo:line-height="0.582cm" fo:text-align="justify" style:justify-single-word="false"/>
      <style:text-properties style:font-name="DejaVu Sans" fo:font-size="13pt" style:font-size-asian="13pt" style:font-name-complex="TiffanyBoldItalicTurk" style:font-size-complex="13pt"/>
    </style:style>
    <style:style style:name="P92" style:family="paragraph" style:parent-style-name="Standard">
      <style:paragraph-properties fo:margin-top="0.076cm" fo:margin-bottom="0.25cm" loext:contextual-spacing="false" fo:line-height="0.582cm" fo:text-align="justify" style:justify-single-word="false"/>
      <style:text-properties style:font-name="DejaVu Sans" style:font-name-complex="Times"/>
    </style:style>
    <style:style style:name="P93" style:family="paragraph" style:parent-style-name="Standard">
      <style:paragraph-properties fo:margin-top="0.076cm" fo:margin-bottom="0.25cm" loext:contextual-spacing="false" fo:line-height="0.582cm" fo:text-align="justify" style:justify-single-word="false"/>
      <style:text-properties style:font-name="DejaVu Sans" fo:font-weight="bold" style:font-weight-asian="bold" style:font-name-complex="Bible[T]" style:font-weight-complex="bold"/>
    </style:style>
    <style:style style:name="P94" style:family="paragraph" style:parent-style-name="Standard">
      <style:paragraph-properties fo:margin-top="0.076cm" fo:margin-bottom="0.25cm" loext:contextual-spacing="false" fo:line-height="0.582cm" fo:text-align="justify" style:justify-single-word="false" fo:break-before="page"/>
      <style:text-properties style:font-name="DejaVu Sans" style:font-name-complex="Times"/>
    </style:style>
    <style:style style:name="P95" style:family="paragraph" style:parent-style-name="Standard">
      <style:paragraph-properties fo:margin-top="0.076cm" fo:margin-bottom="0.25cm" loext:contextual-spacing="false" fo:line-height="0.582cm" fo:text-align="justify" style:justify-single-word="false" fo:break-before="page"/>
      <style:text-properties style:font-name="DejaVu Sans"/>
    </style:style>
    <style:style style:name="P96" style:family="paragraph" style:parent-style-name="Standard">
      <style:paragraph-properties fo:margin-top="0cm" fo:margin-bottom="0.282cm" loext:contextual-spacing="false" fo:text-align="justify" style:justify-single-word="false"/>
      <style:text-properties fo:color="#000000" style:font-name="DejaVu Sans" fo:font-size="10.5pt" fo:language="en" fo:country="GB" style:font-size-asian="10.5pt" style:font-name-complex="PalatinoTurk" style:font-size-complex="10.5pt"/>
    </style:style>
    <style:style style:name="P97" style:family="paragraph" style:parent-style-name="Standard">
      <style:paragraph-properties fo:margin-top="0cm" fo:margin-bottom="0.282cm" loext:contextual-spacing="false" fo:text-align="justify" style:justify-single-word="false"/>
      <style:text-properties style:font-name="DejaVu Sans"/>
    </style:style>
    <style:style style:name="P98" style:family="paragraph" style:parent-style-name="Standard">
      <style:paragraph-properties fo:margin-top="0cm" fo:margin-bottom="0.282cm" loext:contextual-spacing="false" fo:text-align="justify" style:justify-single-word="false"/>
      <style:text-properties style:font-name="DejaVu Sans" style:font-name-complex="Times"/>
    </style:style>
    <style:style style:name="P99" style:family="paragraph" style:parent-style-name="Standard">
      <style:paragraph-properties fo:margin-top="0cm" fo:margin-bottom="0.282cm" loext:contextual-spacing="false" fo:text-align="justify" style:justify-single-word="false"/>
      <style:text-properties style:font-name="DejaVu Sans" fo:font-size="13pt" style:font-size-asian="13pt" style:font-name-complex="TiffanyBoldItalicTurk" style:font-size-complex="13pt"/>
    </style:style>
    <style:style style:name="P100" style:family="paragraph" style:parent-style-name="Standard">
      <style:paragraph-properties fo:margin-top="0cm" fo:margin-bottom="0.353cm" loext:contextual-spacing="false" fo:text-align="justify" style:justify-single-word="false"/>
      <style:text-properties fo:color="#000000" style:font-name="DejaVu Sans" fo:font-size="10.5pt" fo:language="en" fo:country="GB" style:font-size-asian="10.5pt" style:font-name-complex="PalatinoTurk" style:font-size-complex="10.5pt"/>
    </style:style>
    <style:style style:name="P101" style:family="paragraph" style:parent-style-name="Standard">
      <style:paragraph-properties fo:margin-top="0cm" fo:margin-bottom="0.353cm" loext:contextual-spacing="false" fo:text-align="justify" style:justify-single-word="false">
        <style:tab-stops>
          <style:tab-stop style:position="2.681cm"/>
        </style:tab-stops>
      </style:paragraph-properties>
      <style:text-properties fo:color="#000000" style:font-name="DejaVu Sans" fo:font-size="10.5pt" fo:language="en" fo:country="GB" style:font-size-asian="10.5pt" style:font-name-complex="PalatinoTurk" style:font-size-complex="10.5pt"/>
    </style:style>
    <style:style style:name="P102" style:family="paragraph" style:parent-style-name="Standard">
      <style:paragraph-properties fo:margin-top="0cm" fo:margin-bottom="0.353cm" loext:contextual-spacing="false" fo:text-align="justify" style:justify-single-word="false"/>
      <style:text-properties style:font-name="DejaVu Sans"/>
    </style:style>
    <style:style style:name="P103" style:family="paragraph" style:parent-style-name="Standard">
      <style:paragraph-properties fo:margin-top="0cm" fo:margin-bottom="0.353cm" loext:contextual-spacing="false" fo:text-align="justify" style:justify-single-word="false">
        <style:tab-stops>
          <style:tab-stop style:position="2.681cm"/>
        </style:tab-stops>
      </style:paragraph-properties>
      <style:text-properties style:font-name="DejaVu Sans"/>
    </style:style>
    <style:style style:name="P104" style:family="paragraph" style:parent-style-name="Standard">
      <style:paragraph-properties fo:margin-left="0cm" fo:margin-right="0cm" fo:line-height="0.582cm" fo:text-align="justify" style:justify-single-word="false" fo:text-indent="0.499cm" style:auto-text-indent="false"/>
      <style:text-properties style:font-name="DejaVu Sans"/>
    </style:style>
    <style:style style:name="P105" style:family="paragraph" style:parent-style-name="Standard">
      <style:paragraph-properties fo:margin-left="0.499cm" fo:margin-right="0.3cm" fo:line-height="0.582cm" fo:text-align="justify" style:justify-single-word="false" fo:text-indent="0cm" style:auto-text-indent="false"/>
      <style:text-properties style:font-name="DejaVu Sans"/>
    </style:style>
    <style:style style:name="P106" style:family="paragraph" style:parent-style-name="Standard">
      <style:paragraph-properties fo:margin-left="0.499cm" fo:margin-right="0.3cm" fo:line-height="0.582cm" fo:text-align="justify" style:justify-single-word="false" fo:text-indent="0cm" style:auto-text-indent="false"/>
      <style:text-properties style:font-name="DejaVu Sans" fo:font-weight="bold" style:font-weight-asian="bold" style:font-weight-complex="bold"/>
    </style:style>
    <style:style style:name="P107" style:family="paragraph" style:parent-style-name="Standard">
      <style:paragraph-properties fo:margin-top="0cm" fo:margin-bottom="0.019cm" loext:contextual-spacing="false" fo:line-height="0.494cm" fo:text-align="justify" style:justify-single-word="false"/>
      <style:text-properties style:font-name="DejaVu Sans"/>
    </style:style>
    <style:style style:name="P108" style:family="paragraph" style:parent-style-name="Standard">
      <style:paragraph-properties fo:margin-top="0.4cm" fo:margin-bottom="0cm" loext:contextual-spacing="false" fo:line-height="0.392cm" fo:text-align="justify" style:justify-single-word="false"/>
      <style:text-properties style:font-name="DejaVu Sans" fo:font-size="8pt" fo:font-weight="bold" style:font-size-asian="8pt" style:font-weight-asian="bold" style:font-name-complex="HelveticaTurk" style:font-size-complex="8pt" style:font-weight-complex="bold"/>
    </style:style>
    <style:style style:name="P109" style:family="paragraph" style:parent-style-name="Standard">
      <style:paragraph-properties fo:margin-left="0.101cm" fo:margin-right="0.101cm" fo:line-height="0.367cm" fo:text-align="justify" style:justify-single-word="false" fo:text-indent="0cm" style:auto-text-indent="false"/>
      <style:text-properties style:font-name="DejaVu Sans" fo:font-size="9pt" style:text-underline-style="solid" style:text-underline-width="auto" style:text-underline-color="font-color" fo:font-weight="bold" style:font-size-asian="9pt" style:font-weight-asian="bold" style:font-name-complex="HelveticaTurk" style:font-size-complex="9pt" style:font-weight-complex="bold"/>
    </style:style>
    <style:style style:name="P110" style:family="paragraph" style:parent-style-name="Standard">
      <style:paragraph-properties fo:margin-left="0.101cm" fo:margin-right="0.101cm" fo:line-height="0.392cm" fo:text-align="justify" style:justify-single-word="false" fo:text-indent="0cm" style:auto-text-indent="false"/>
      <style:text-properties style:font-name="DejaVu Sans" fo:font-size="9pt" fo:font-weight="bold" style:font-size-asian="9pt" style:font-weight-asian="bold" style:font-name-complex="HelveticaTurk" style:font-size-complex="9pt" style:font-weight-complex="bold"/>
    </style:style>
    <style:style style:name="P111" style:family="paragraph" style:parent-style-name="Standard">
      <style:paragraph-properties fo:margin-left="0.101cm" fo:margin-right="0.101cm" fo:line-height="0.392cm" fo:text-align="justify" style:justify-single-word="false" fo:text-indent="0cm" style:auto-text-indent="false"/>
      <style:text-properties style:font-name="DejaVu Sans" fo:font-size="9pt" fo:language="en" fo:country="GB" fo:font-weight="bold" style:font-size-asian="9pt" style:font-weight-asian="bold" style:font-name-complex="HelveticaTurk" style:font-size-complex="9pt" style:font-weight-complex="bold"/>
    </style:style>
    <style:style style:name="P112" style:family="paragraph" style:parent-style-name="Standard">
      <style:paragraph-properties fo:margin-left="0cm" fo:margin-right="0.101cm" fo:line-height="0.367cm" fo:text-align="justify" style:justify-single-word="false" fo:text-indent="0cm" style:auto-text-indent="false"/>
      <style:text-properties style:font-name="DejaVu Sans" fo:font-size="9pt" style:text-underline-style="solid" style:text-underline-width="auto" style:text-underline-color="font-color" fo:font-weight="bold" style:font-size-asian="9pt" style:font-weight-asian="bold" style:font-name-complex="HelveticaTurk" style:font-size-complex="9pt" style:font-weight-complex="bold"/>
    </style:style>
    <style:style style:name="P113"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14" style:family="paragraph" style:parent-style-name="Tr_20_Body">
      <style:text-properties style:font-name="DejaVu Sans"/>
    </style:style>
    <style:style style:name="P115" style:family="paragraph" style:parent-style-name="Tr_20_Body">
      <style:paragraph-properties fo:margin-left="0cm" fo:margin-right="0cm" fo:text-indent="0cm" style:auto-text-indent="false"/>
      <style:text-properties fo:color="#000000" style:font-name="DejaVu Sans" fo:font-size="10.5pt" fo:language="en" fo:country="GB" style:font-size-asian="10.5pt" style:font-name-complex="PalatinoTurk" style:font-size-complex="10.5pt"/>
    </style:style>
    <style:style style:name="P116" style:family="paragraph" style:parent-style-name="Tr_20_Heading_20_1">
      <style:text-properties style:font-name="DejaVu Sans"/>
    </style:style>
    <style:style style:name="P117" style:family="paragraph" style:parent-style-name="Tr_20_Heading_20_1">
      <style:paragraph-properties fo:text-align="justify" style:justify-single-word="false"/>
      <style:text-properties style:font-name="DejaVu Sans"/>
    </style:style>
    <style:style style:name="P118" style:family="paragraph" style:parent-style-name="Tr_20_Heading_20_1">
      <style:paragraph-properties fo:break-before="page"/>
    </style:style>
    <style:style style:name="P119" style:family="paragraph" style:parent-style-name="Tr_20_Heading_20_1">
      <style:paragraph-properties fo:break-before="page"/>
      <style:text-properties style:font-name="DejaVu Sans"/>
    </style:style>
    <style:style style:name="P120" style:family="paragraph" style:parent-style-name="Tr_20_Heading_20_1" style:master-page-name="Standard">
      <style:paragraph-properties style:page-number="auto"/>
    </style:style>
    <style:style style:name="P121" style:family="paragraph" style:parent-style-name="Tr_20_Heading_20_2">
      <style:text-properties style:font-name="DejaVu Sans"/>
    </style:style>
    <style:style style:name="P122" style:family="paragraph" style:parent-style-name="Tr_20_Heading_20_2">
      <style:text-properties style:font-name="DejaVu Sans" fo:language="en" fo:country="GB"/>
    </style:style>
    <style:style style:name="P123" style:family="paragraph" style:parent-style-name="Tr_20_Heading_20_2">
      <style:text-properties style:font-name="DejaVu Sans" fo:language="tr" fo:country="TR"/>
    </style:style>
    <style:style style:name="P124" style:family="paragraph" style:parent-style-name="Tr_20_okuyucuya">
      <style:paragraph-properties fo:break-before="page"/>
    </style:style>
    <style:style style:name="P125" style:family="paragraph" style:parent-style-name="ayetalt">
      <style:paragraph-properties fo:margin-left="0cm" fo:margin-right="0cm" fo:margin-top="0cm" fo:margin-bottom="0cm" loext:contextual-spacing="false" fo:line-height="100%" fo:text-indent="0cm" style:auto-text-indent="false"/>
      <style:text-properties style:font-name="DejaVu Sans" fo:font-size="16pt" fo:language="en" fo:country="GB" fo:font-weight="bold" style:font-size-asian="16pt" style:font-weight-asian="bold" style:font-name-complex="PalatinoTurk" style:font-size-complex="16pt" style:font-weight-complex="bold"/>
    </style:style>
    <style:style style:name="P126" style:family="paragraph" style:parent-style-name="ayetalt">
      <style:paragraph-properties fo:margin-left="0cm" fo:margin-right="0cm" fo:margin-top="0cm" fo:margin-bottom="0cm" loext:contextual-spacing="false" fo:line-height="0.392cm" fo:text-indent="0cm" style:auto-text-indent="false"/>
      <style:text-properties style:font-name="DejaVu Sans" fo:font-size="9pt" fo:language="en" fo:country="GB" fo:font-weight="bold" style:font-size-asian="9pt" style:font-weight-asian="bold" style:font-name-complex="HelveticaTurk" style:font-size-complex="9pt" style:font-weight-complex="bold"/>
    </style:style>
    <style:style style:name="P127" style:family="paragraph" style:parent-style-name="tr_20_son_20_ayet">
      <style:text-properties style:font-name="DejaVu Sans"/>
    </style:style>
    <style:style style:name="T1" style:family="text">
      <style:text-properties fo:font-weight="bold" style:font-weight-asian="bold" style:font-weight-complex="bold"/>
    </style:style>
    <style:style style:name="T2" style:family="text">
      <style:text-properties fo:font-weight="bold" style:font-weight-asian="bold" style:font-name-complex="MGillSans" style:font-weight-complex="bold"/>
    </style:style>
    <style:style style:name="T3" style:family="text">
      <style:text-properties fo:font-weight="bold" style:font-weight-asian="bold" style:font-name-complex="PalatinoTurk" style:font-weight-complex="bold"/>
    </style:style>
    <style:style style:name="T4" style:family="text">
      <style:text-properties fo:font-weight="bold" style:font-weight-asian="bold" style:font-name-complex="Times" style:font-weight-complex="bold"/>
    </style:style>
    <style:style style:name="T5" style:family="text">
      <style:text-properties fo:font-weight="bold" style:font-weight-asian="bold" style:font-name-complex="Bible[T]" style:font-weight-complex="bold"/>
    </style:style>
    <style:style style:name="T6" style:family="text">
      <style:text-properties fo:font-size="20pt" fo:font-weight="bold" style:font-size-asian="20pt" style:font-weight-asian="bold" style:font-name-complex="Bible[T]" style:font-size-complex="20pt" style:font-weight-complex="bold"/>
    </style:style>
    <style:style style:name="T7" style:family="text">
      <style:text-properties style:font-name="Bible[T]" fo:font-size="20pt" fo:font-weight="bold" style:font-size-asian="20pt" style:font-weight-asian="bold" style:font-name-complex="Bible[T]" style:font-size-complex="20pt" style:font-weight-complex="bold"/>
    </style:style>
    <style:style style:name="T8" style:family="text">
      <style:text-properties style:font-name="Bible[T]" fo:font-weight="bold" style:font-weight-asian="bold" style:font-name-complex="Bible[T]" style:font-weight-complex="bold"/>
    </style:style>
    <style:style style:name="T9" style:family="text">
      <style:text-properties fo:font-size="9.5pt" fo:font-weight="bold" style:font-size-asian="9.5pt" style:font-weight-asian="bold" style:font-size-complex="9.5pt" style:font-weight-complex="bold"/>
    </style:style>
    <style:style style:name="T10" style:family="text">
      <style:text-properties fo:font-size="9.5pt" fo:font-weight="bold" style:font-size-asian="9.5pt" style:font-weight-asian="bold" style:font-name-complex="ZapfDingbats" style:font-size-complex="9.5pt" style:font-weight-complex="bold"/>
    </style:style>
    <style:style style:name="T11" style:family="text">
      <style:text-properties fo:font-size="9.5pt" fo:font-weight="bold" style:font-size-asian="9.5pt" style:font-weight-asian="bold" style:font-name-complex="OptimaTurk" style:font-size-complex="9.5pt" style:font-weight-complex="bold"/>
    </style:style>
    <style:style style:name="T12" style:family="text">
      <style:text-properties fo:font-size="9.5pt" fo:font-weight="bold" style:font-size-asian="9.5pt" style:font-weight-asian="bold" style:font-name-complex="GaramondTurk" style:font-size-complex="9.5pt" style:font-weight-complex="bold"/>
    </style:style>
    <style:style style:name="T13" style:family="text">
      <style:text-properties fo:font-size="9.5pt" style:text-underline-style="solid" style:text-underline-width="auto" style:text-underline-color="font-color" fo:font-weight="bold" style:font-size-asian="9.5pt" style:font-weight-asian="bold" style:font-name-complex="HelveticaTurk" style:font-size-complex="9.5pt" style:font-weight-complex="bold"/>
    </style:style>
    <style:style style:name="T14" style:family="text">
      <style:text-properties style:font-name="ZapfDingbats" fo:font-size="9.5pt" fo:font-weight="bold" style:font-size-asian="9.5pt" style:font-weight-asian="bold" style:font-name-complex="ZapfDingbats" style:font-size-complex="9.5pt" style:font-weight-complex="bold"/>
    </style:style>
    <style:style style:name="T15" style:family="text">
      <style:text-properties style:font-name="OptimaTurk" fo:font-size="9.5pt" fo:font-weight="bold" style:font-size-asian="9.5pt" style:font-weight-asian="bold" style:font-name-complex="OptimaTurk" style:font-size-complex="9.5pt" style:font-weight-complex="bold"/>
    </style:style>
    <style:style style:name="T16" style:family="text">
      <style:text-properties style:font-name="OptimaTurk" fo:font-size="9pt" style:font-size-asian="9pt" style:font-name-complex="OptimaTurk" style:font-size-complex="9pt"/>
    </style:style>
    <style:style style:name="T17" style:family="text">
      <style:text-properties style:font-name="GaramondTurk" fo:font-size="9.5pt" fo:font-weight="bold" style:font-size-asian="9.5pt" style:font-weight-asian="bold" style:font-name-complex="GaramondTurk" style:font-size-complex="9.5pt" style:font-weight-complex="bold"/>
    </style:style>
    <style:style style:name="T18" style:family="text">
      <style:text-properties style:text-underline-style="solid" style:text-underline-width="auto" style:text-underline-color="font-color"/>
    </style:style>
    <style:style style:name="T19" style:family="text">
      <style:text-properties style:font-name="HelveticaTurk" fo:font-size="9.5pt" style:text-underline-style="solid" style:text-underline-width="auto" style:text-underline-color="font-color" fo:font-weight="bold" style:font-size-asian="9.5pt" style:font-weight-asian="bold" style:font-name-complex="HelveticaTurk" style:font-size-complex="9.5pt" style:font-weight-complex="bold"/>
    </style:style>
    <style:style style:name="T20" style:family="text">
      <style:text-properties style:font-name="HelveticaTurk" fo:font-size="9pt" fo:font-weight="bold" style:font-size-asian="9pt" style:font-weight-asian="bold" style:font-name-complex="HelveticaTurk" style:font-size-complex="9pt" style:font-weight-complex="bold"/>
    </style:style>
    <style:style style:name="T21" style:family="text">
      <style:text-properties style:font-name="HelveticaTurk" fo:font-size="8.5pt" fo:language="tr" fo:country="TR" fo:font-weight="bold" style:font-size-asian="8.5pt" style:font-weight-asian="bold" style:font-name-complex="HelveticaTurk" style:font-size-complex="8.5pt" style:font-weight-complex="bold"/>
    </style:style>
    <style:style style:name="T22" style:family="text">
      <style:text-properties fo:font-size="9pt" style:font-size-asian="9pt" style:font-name-complex="OptimaTurk" style:font-size-complex="9pt"/>
    </style:style>
    <style:style style:name="T23" style:family="text">
      <style:text-properties fo:font-size="9pt" fo:language="tr" fo:country="TR" style:font-size-asian="9pt" style:font-size-complex="9pt"/>
    </style:style>
    <style:style style:name="T24" style:family="text">
      <style:text-properties fo:font-size="9pt" fo:language="tr" fo:country="TR" fo:font-style="italic" style:font-size-asian="9pt" style:font-style-asian="italic" style:font-size-complex="9pt" style:font-style-complex="italic"/>
    </style:style>
    <style:style style:name="T25" style:family="text">
      <style:text-properties fo:language="tr" fo:country="TR"/>
    </style:style>
    <style:style style:name="T26" style:family="text">
      <style:text-properties fo:language="tr" fo:country="TR"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style:font-name="MGillSans" fo:font-weight="bold" style:font-weight-asian="bold" style:font-name-complex="MGillSans" style:font-weight-complex="bold"/>
    </style:style>
    <style:style style:name="T29" style:family="text">
      <style:text-properties style:font-name="MGillSans" fo:font-size="11pt" fo:font-weight="bold" style:font-size-asian="11pt" style:font-weight-asian="bold" style:font-name-complex="MGillSans" style:font-size-complex="11pt" style:font-weight-complex="bold"/>
    </style:style>
    <style:style style:name="T30" style:family="text">
      <style:text-properties style:font-name="MGillSans" fo:font-size="11pt" style:font-size-asian="11pt" style:font-name-complex="MGillSans" style:font-size-complex="11pt"/>
    </style:style>
    <style:style style:name="T31" style:family="text">
      <style:text-properties style:font-name="MGillSans" style:font-name-complex="MGillSans"/>
    </style:style>
    <style:style style:name="T32" style:family="text">
      <style:text-properties style:font-name-complex="MGillSans"/>
    </style:style>
    <style:style style:name="T33" style:family="text">
      <style:text-properties fo:font-size="11pt" fo:font-weight="bold" style:font-size-asian="11pt" style:font-weight-asian="bold" style:font-name-complex="MGillSans" style:font-size-complex="11pt" style:font-weight-complex="bold"/>
    </style:style>
    <style:style style:name="T34" style:family="text">
      <style:text-properties fo:font-size="11pt" style:font-size-asian="11pt" style:font-name-complex="MGillSans" style:font-size-complex="11pt"/>
    </style:style>
    <style:style style:name="T35" style:family="text">
      <style:text-properties fo:font-size="10pt" fo:font-weight="bold" style:font-size-asian="10pt" style:font-weight-asian="bold" style:font-name-complex="TiffanyBoldItalicTurk" style:font-size-complex="10pt" style:font-weight-complex="bold"/>
    </style:style>
    <style:style style:name="T36" style:family="text">
      <style:text-properties fo:font-size="10pt" style:font-size-asian="10pt" style:font-size-complex="10pt"/>
    </style:style>
    <style:style style:name="T37" style:family="text">
      <style:text-properties fo:font-size="10pt" fo:language="en" fo:country="GB" style:font-size-asian="10pt" style:font-size-complex="10pt"/>
    </style:style>
    <style:style style:name="T38" style:family="text">
      <style:text-properties style:font-name="TiffanyBoldItalicTurk" fo:font-size="10pt" fo:font-weight="bold" style:font-size-asian="10pt" style:font-weight-asian="bold" style:font-name-complex="TiffanyBoldItalicTurk" style:font-size-complex="10pt" style:font-weight-complex="bold"/>
    </style:style>
    <style:style style:name="T39" style:family="text">
      <style:text-properties style:font-name="TiffanyBoldItalicTurk" fo:font-size="13pt" style:font-size-asian="13pt" style:font-name-complex="TiffanyBoldItalicTurk" style:font-size-complex="13pt"/>
    </style:style>
    <style:style style:name="T40" style:family="text">
      <style:text-properties fo:font-size="10.5pt" style:font-size-asian="10.5pt" style:font-size-complex="10.5pt"/>
    </style:style>
    <style:style style:name="T41" style:family="text">
      <style:text-properties fo:font-size="10.5pt" style:font-size-asian="10.5pt" style:font-name-complex="PalatinoTurk" style:font-size-complex="10.5pt"/>
    </style:style>
    <style:style style:name="T42" style:family="text">
      <style:text-properties fo:font-size="10.5pt" fo:language="en" fo:country="GB" style:font-name-asian="ヒラギノ角ゴ Pro W3" style:font-size-asian="10.5pt" style:font-name-complex="PalatinoTurk" style:font-size-complex="10.5pt"/>
    </style:style>
    <style:style style:name="T43" style:family="text">
      <style:text-properties fo:font-size="10.5pt" fo:language="en" fo:country="GB" style:font-size-asian="10.5pt" style:font-name-complex="PalatinoTurk" style:font-size-complex="10.5pt"/>
    </style:style>
    <style:style style:name="T44" style:family="text">
      <style:text-properties fo:font-size="10.5pt" fo:language="en" fo:country="GB" fo:font-weight="bold" style:font-size-asian="10.5pt" style:font-weight-asian="bold" style:font-name-complex="PalatinoTurk" style:font-size-complex="10.5pt" style:font-weight-complex="bold"/>
    </style:style>
    <style:style style:name="T45" style:family="text">
      <style:text-properties fo:font-size="10.5pt" fo:language="en" fo:country="GB" style:font-name-asian="PalatinoTurk" style:font-size-asian="10.5pt" style:font-name-complex="PalatinoTurk" style:font-size-complex="10.5pt"/>
    </style:style>
    <style:style style:name="T46" style:family="text">
      <style:text-properties fo:font-size="10.5pt" fo:language="en" fo:country="GB" fo:font-style="italic" style:font-size-asian="10.5pt" style:font-style-asian="italic" style:font-name-complex="PalatinoTurk" style:font-size-complex="10.5pt" style:font-style-complex="italic"/>
    </style:style>
    <style:style style:name="T47" style:family="text">
      <style:text-properties style:font-name="PalatinoTurk" fo:font-size="10.5pt" style:font-size-asian="10.5pt" style:font-name-complex="PalatinoTurk" style:font-size-complex="10.5pt"/>
    </style:style>
    <style:style style:name="T48" style:family="text">
      <style:text-properties style:font-name="PalatinoTurk" fo:font-size="10.5pt" fo:language="en" fo:country="GB" style:font-size-asian="10.5pt" style:font-name-complex="PalatinoTurk" style:font-size-complex="10.5pt"/>
    </style:style>
    <style:style style:name="T49" style:family="text">
      <style:text-properties style:font-name="PalatinoTurk" fo:font-size="10.5pt" fo:language="en" fo:country="GB" fo:font-weight="bold" style:font-size-asian="10.5pt" style:font-weight-asian="bold" style:font-name-complex="PalatinoTurk" style:font-size-complex="10.5pt" style:font-weight-complex="bold"/>
    </style:style>
    <style:style style:name="T50" style:family="text">
      <style:text-properties style:font-name="PalatinoTurk" fo:font-size="10.5pt" fo:language="en" fo:country="GB" style:font-name-asian="ヒラギノ角ゴ Pro W3" style:font-size-asian="10.5pt" style:font-name-complex="PalatinoTurk" style:font-size-complex="10.5pt"/>
    </style:style>
    <style:style style:name="T51" style:family="text">
      <style:text-properties style:font-name="PalatinoTurk" fo:font-size="10.5pt" fo:language="en" fo:country="GB" style:font-name-asian="PalatinoTurk" style:font-size-asian="10.5pt" style:font-name-complex="PalatinoTurk" style:font-size-complex="10.5pt"/>
    </style:style>
    <style:style style:name="T52" style:family="text">
      <style:text-properties style:font-name="PalatinoTurk" fo:font-size="10.5pt" fo:language="en" fo:country="GB" fo:font-style="italic" style:font-size-asian="10.5pt" style:font-style-asian="italic" style:font-name-complex="PalatinoTurk" style:font-size-complex="10.5pt" style:font-style-complex="italic"/>
    </style:style>
    <style:style style:name="T53" style:family="text">
      <style:text-properties style:font-name="PalatinoTurk" style:font-name-complex="PalatinoTurk"/>
    </style:style>
    <style:style style:name="T54" style:family="text">
      <style:text-properties style:font-name="PalatinoTurk" fo:language="en" fo:country="GB" style:font-name-complex="PalatinoTurk"/>
    </style:style>
    <style:style style:name="T55" style:family="text">
      <style:text-properties style:font-name="PalatinoTurk" fo:language="en" fo:country="GB" fo:font-weight="bold" style:font-weight-asian="bold" style:font-name-complex="PalatinoTurk" style:font-weight-complex="bold"/>
    </style:style>
    <style:style style:name="T56" style:family="text">
      <style:text-properties style:font-name="PalatinoTurk" fo:font-weight="bold" style:font-weight-asian="bold" style:font-name-complex="PalatinoTurk" style:font-weight-complex="bold"/>
    </style:style>
    <style:style style:name="T57" style:family="text">
      <style:text-properties style:font-name-complex="PalatinoTurk"/>
    </style:style>
    <style:style style:name="T58" style:family="text">
      <style:text-properties fo:language="en" fo:country="GB"/>
    </style:style>
    <style:style style:name="T59" style:family="text">
      <style:text-properties fo:language="en" fo:country="GB" style:font-name-complex="PalatinoTurk"/>
    </style:style>
    <style:style style:name="T60" style:family="text">
      <style:text-properties fo:language="en" fo:country="GB" fo:font-weight="bold" style:font-weight-asian="bold" style:font-name-complex="PalatinoTurk" style:font-weight-complex="bold"/>
    </style:style>
    <style:style style:name="T61" style:family="text">
      <style:text-properties style:font-name-asian="ヒラギノ角ゴ Pro W3"/>
    </style:style>
    <style:style style:name="T62" style:family="text">
      <style:text-properties fo:font-size="13pt" style:font-size-asian="13pt" style:font-name-complex="TiffanyBoldItalicTurk" style:font-size-complex="13pt"/>
    </style:style>
    <style:style style:name="T63" style:family="text">
      <style:text-properties fo:color="#000000" style:font-name="PalatinoTurk" fo:font-size="10.5pt" style:font-size-asian="10.5pt" style:font-name-complex="PalatinoTurk" style:font-size-complex="10.5pt"/>
    </style:style>
    <style:style style:name="T64" style:family="text">
      <style:text-properties fo:color="#000000" style:font-name="PalatinoTurk" fo:font-size="10.5pt" fo:language="en" fo:country="GB" style:font-size-asian="10.5pt" style:font-name-complex="PalatinoTurk" style:font-size-complex="10.5pt"/>
    </style:style>
    <style:style style:name="T65" style:family="text">
      <style:text-properties fo:color="#000000" style:font-name="PalatinoTurk" fo:font-size="10.5pt" fo:language="en" fo:country="GB" fo:font-weight="bold" style:font-size-asian="10.5pt" style:font-weight-asian="bold" style:font-name-complex="PalatinoTurk" style:font-size-complex="10.5pt" style:font-weight-complex="bold"/>
    </style:style>
    <style:style style:name="T66" style:family="text">
      <style:text-properties fo:color="#000000" style:font-name="PalatinoTurk" fo:font-size="10.5pt" fo:language="en" fo:country="GB" fo:font-style="italic" style:font-size-asian="10.5pt" style:font-style-asian="italic" style:font-name-complex="PalatinoTurk" style:font-size-complex="10.5pt" style:font-style-complex="italic"/>
    </style:style>
    <style:style style:name="T67" style:family="text">
      <style:text-properties fo:color="#000000" style:font-name="PalatinoTurk" fo:font-size="10.5pt" fo:language="en" fo:country="GB" style:font-name-asian="PalatinoTurk" style:font-size-asian="10.5pt" style:font-name-complex="PalatinoTurk" style:font-size-complex="10.5pt"/>
    </style:style>
    <style:style style:name="T68" style:family="text">
      <style:text-properties fo:color="#000000" style:font-name="PalatinoTurk" fo:font-size="10.5pt" fo:language="tr" fo:country="TR" style:font-size-asian="10.5pt" style:font-name-complex="PalatinoTurk" style:font-size-complex="10.5pt"/>
    </style:style>
    <style:style style:name="T69" style:family="text">
      <style:text-properties fo:color="#000000" style:font-name="PalatinoTurk" fo:font-size="10.5pt" fo:language="tr" fo:country="TR" fo:font-weight="bold" style:font-size-asian="10.5pt" style:font-weight-asian="bold" style:font-name-complex="PalatinoTurk" style:font-size-complex="10.5pt" style:font-weight-complex="bold"/>
    </style:style>
    <style:style style:name="T70" style:family="text">
      <style:text-properties fo:color="#000000" style:font-name="Times" style:font-name-complex="Times"/>
    </style:style>
    <style:style style:name="T71" style:family="text">
      <style:text-properties fo:color="#000000" style:font-name="Times" fo:language="en" fo:country="GB" style:font-name-complex="Times"/>
    </style:style>
    <style:style style:name="T72" style:family="text">
      <style:text-properties fo:color="#000000" style:font-name="Times" fo:language="en" fo:country="GB" style:font-name-asian="Times" style:font-name-complex="Times"/>
    </style:style>
    <style:style style:name="T73" style:family="text">
      <style:text-properties fo:color="#000000" style:font-name="Times" fo:font-weight="bold" style:font-weight-asian="bold" style:font-name-complex="Times" style:font-weight-complex="bold"/>
    </style:style>
    <style:style style:name="T74" style:family="text">
      <style:text-properties fo:color="#000000" fo:language="en" fo:country="GB"/>
    </style:style>
    <style:style style:name="T75" style:family="text">
      <style:text-properties fo:color="#000000" fo:language="en" fo:country="GB" style:font-name-complex="Times"/>
    </style:style>
    <style:style style:name="T76" style:family="text">
      <style:text-properties fo:color="#000000" fo:language="en" fo:country="GB" style:font-name-asian="Times" style:font-name-complex="Times"/>
    </style:style>
    <style:style style:name="T77" style:family="text">
      <style:text-properties fo:color="#000000" fo:language="en" fo:country="GB" fo:font-weight="bold" style:font-weight-asian="bold" style:font-name-complex="Bible[T]" style:font-weight-complex="bold"/>
    </style:style>
    <style:style style:name="T78" style:family="text">
      <style:text-properties fo:color="#000000" style:font-name="TiffanyBoldItalicTurk" fo:font-size="13pt" style:font-size-asian="13pt" style:font-name-complex="TiffanyBoldItalicTurk" style:font-size-complex="13pt"/>
    </style:style>
    <style:style style:name="T79" style:family="text">
      <style:text-properties fo:color="#000000" style:font-name="TiffanyBoldItalicTurk" fo:font-size="13pt" fo:language="en" fo:country="GB" style:font-size-asian="13pt" style:font-name-complex="TiffanyBoldItalicTurk" style:font-size-complex="13pt"/>
    </style:style>
    <style:style style:name="T80" style:family="text">
      <style:text-properties fo:color="#000000" fo:font-size="10.5pt" fo:language="en" fo:country="GB" style:font-size-asian="10.5pt" style:font-name-complex="PalatinoTurk" style:font-size-complex="10.5pt"/>
    </style:style>
    <style:style style:name="T81" style:family="text">
      <style:text-properties fo:color="#000000" fo:font-size="10.5pt" fo:language="en" fo:country="GB" style:font-size-asian="10.5pt" style:font-name-complex="Microsoft Sans Serif" style:font-size-complex="10.5pt"/>
    </style:style>
    <style:style style:name="T82" style:family="text">
      <style:text-properties fo:color="#000000" fo:font-size="10.5pt" fo:language="en" fo:country="GB" fo:font-weight="bold" style:font-size-asian="10.5pt" style:font-weight-asian="bold" style:font-name-complex="PalatinoTurk" style:font-size-complex="10.5pt" style:font-weight-complex="bold"/>
    </style:style>
    <style:style style:name="T83" style:family="text">
      <style:text-properties fo:color="#000000" fo:font-size="10.5pt" fo:language="en" fo:country="GB" fo:font-style="italic" style:font-size-asian="10.5pt" style:font-style-asian="italic" style:font-name-complex="PalatinoTurk" style:font-size-complex="10.5pt" style:font-style-complex="italic"/>
    </style:style>
    <style:style style:name="T84" style:family="text">
      <style:text-properties fo:color="#000000" fo:font-size="10.5pt" fo:language="en" fo:country="GB" style:font-name-asian="PalatinoTurk" style:font-size-asian="10.5pt" style:font-name-complex="PalatinoTurk" style:font-size-complex="10.5pt"/>
    </style:style>
    <style:style style:name="T85" style:family="text">
      <style:text-properties fo:color="#000000" fo:font-size="10.5pt" style:font-size-asian="10.5pt" style:font-name-complex="PalatinoTurk" style:font-size-complex="10.5pt"/>
    </style:style>
    <style:style style:name="T86" style:family="text">
      <style:text-properties fo:color="#000000" fo:font-size="10.5pt" fo:language="tr" fo:country="TR" style:font-size-asian="10.5pt" style:font-name-complex="PalatinoTurk" style:font-size-complex="10.5pt"/>
    </style:style>
    <style:style style:name="T87" style:family="text">
      <style:text-properties fo:color="#000000" fo:font-size="10.5pt" fo:language="tr" fo:country="TR" fo:font-weight="bold" style:font-size-asian="10.5pt" style:font-weight-asian="bold" style:font-name-complex="PalatinoTurk" style:font-size-complex="10.5pt" style:font-weight-complex="bold"/>
    </style:style>
    <style:style style:name="T88" style:family="text">
      <style:text-properties fo:color="#000000" style:font-name="Bible[T]" fo:font-weight="bold" style:font-weight-asian="bold" style:font-name-complex="Bible[T]" style:font-weight-complex="bold"/>
    </style:style>
    <style:style style:name="T89" style:family="text">
      <style:text-properties fo:color="#000000" style:font-name="Bible[T]" fo:language="en" fo:country="GB" fo:font-weight="bold" style:font-weight-asian="bold" style:font-name-complex="Bible[T]" style:font-weight-complex="bold"/>
    </style:style>
    <style:style style:name="T90" style:family="text">
      <style:text-properties fo:color="#000000" style:font-name="Microsoft Sans Serif" fo:font-size="10.5pt" fo:language="en" fo:country="GB" style:font-size-asian="10.5pt" style:font-name-complex="Microsoft Sans Serif" style:font-size-complex="10.5pt"/>
    </style:style>
    <style:style style:name="T91" style:family="text">
      <style:text-properties fo:color="#000000" style:font-name-complex="Times"/>
    </style:style>
    <style:style style:name="T92" style:family="text">
      <style:text-properties fo:color="#000000" fo:font-weight="bold" style:font-weight-asian="bold" style:font-name-complex="Times" style:font-weight-complex="bold"/>
    </style:style>
    <style:style style:name="T93" style:family="text">
      <style:text-properties fo:color="#000000" fo:font-weight="bold" style:font-weight-asian="bold" style:font-name-complex="Bible[T]" style:font-weight-complex="bold"/>
    </style:style>
    <style:style style:name="T94" style:family="text">
      <style:text-properties fo:color="#000000" fo:font-size="13pt" style:font-size-asian="13pt" style:font-name-complex="TiffanyBoldItalicTurk" style:font-size-complex="13pt"/>
    </style:style>
    <style:style style:name="T95" style:family="text">
      <style:text-properties fo:color="#000000" fo:font-size="13pt" fo:language="en" fo:country="GB" style:font-size-asian="13pt" style:font-name-complex="TiffanyBoldItalicTurk" style:font-size-complex="13pt"/>
    </style:style>
    <style:style style:name="T96" style:family="text">
      <style:text-properties style:font-name="Times" style:font-name-complex="Times"/>
    </style:style>
    <style:style style:name="T97" style:family="text">
      <style:text-properties style:font-name="Times" fo:font-weight="bold" style:font-weight-asian="bold" style:font-name-complex="Times" style:font-weight-complex="bold"/>
    </style:style>
    <style:style style:name="T98" style:family="text">
      <style:text-properties style:font-name="Times" fo:language="en" fo:country="GB" style:font-name-complex="Times"/>
    </style:style>
    <style:style style:name="T99" style:family="text">
      <style:text-properties style:font-name-complex="Times"/>
    </style:style>
    <style:style style:name="T100" style:family="text">
      <style:text-properties fo:color="#ff0000" style:font-name="Times" fo:font-weight="bold" style:font-weight-asian="bold" style:font-name-complex="Times" style:font-weight-complex="bold"/>
    </style:style>
    <style:style style:name="T101" style:family="text">
      <style:text-properties fo:color="#ff0000" style:font-name="Times" fo:language="en" fo:country="GB" fo:font-weight="bold" style:font-weight-asian="bold" style:font-name-complex="Times" style:font-weight-complex="bold"/>
    </style:style>
    <style:style style:name="T102" style:family="text">
      <style:text-properties fo:color="#ff0000" fo:language="en" fo:country="GB" fo:font-weight="bold" style:font-weight-asian="bold" style:font-name-complex="Times" style:font-weight-complex="bold"/>
    </style:style>
    <style:style style:name="T103" style:family="text">
      <style:text-properties fo:color="#ff0000" fo:font-weight="bold" style:font-weight-asian="bold" style:font-name-complex="Times" style:font-weight-complex="bold"/>
    </style:style>
    <style:style style:name="T104" style:family="text">
      <style:text-properties style:font-name-asian="Times New Roman"/>
    </style:style>
    <style:style style:name="T105" style:family="text">
      <style:text-properties fo:color="#0000ff" style:font-name="PalatinoTurk" fo:font-size="10.5pt" fo:language="en" fo:country="GB" style:font-size-asian="10.5pt" style:font-name-complex="PalatinoTurk" style:font-size-complex="10.5pt"/>
    </style:style>
    <style:style style:name="T106" style:family="text">
      <style:text-properties fo:color="#0000ff" fo:font-size="10.5pt" fo:language="en" fo:country="GB" style:font-size-asian="10.5pt" style:font-name-complex="PalatinoTurk" style:font-size-complex="10.5pt"/>
    </style:style>
    <style:style style:name="T107" style:family="text">
      <style:text-properties fo:font-size="8.5pt" fo:language="tr" fo:country="TR" fo:font-weight="bold" style:font-size-asian="8.5pt" style:font-weight-asian="bold" style:font-name-complex="HelveticaTurk" style:font-size-complex="8.5pt" style:font-weight-complex="bold"/>
    </style:style>
    <style:style style:name="T108" style:family="text">
      <style:text-properties style:text-position="super 58%" fo:font-size="8.5pt" style:font-size-asian="8.5pt" style:font-size-complex="8.5pt"/>
    </style:style>
    <style:style style:name="T109" style:family="text">
      <style:text-properties style:text-position="super 58%" fo:font-size="8.5pt" style:font-size-asian="8.5pt" style:font-name-complex="PalatinoTurk" style:font-size-complex="8.5pt"/>
    </style:style>
    <style:style style:name="T110" style:family="text">
      <style:text-properties style:text-position="super 58%" fo:font-size="8.5pt" fo:language="en" fo:country="GB" style:font-size-asian="8.5pt" style:font-name-complex="PalatinoTurk" style:font-size-complex="8.5pt"/>
    </style:style>
    <style:style style:name="T111" style:family="text">
      <style:text-properties style:text-position="super 58%" style:font-name="PalatinoTurk" fo:font-size="8.5pt" style:font-size-asian="8.5pt" style:font-name-complex="PalatinoTurk" style:font-size-complex="8.5pt"/>
    </style:style>
    <style:style style:name="T112" style:family="text">
      <style:text-properties style:text-position="super 58%" style:font-name="PalatinoTurk" fo:font-size="8.5pt" fo:language="en" fo:country="GB" style:font-size-asian="8.5pt" style:font-name-complex="PalatinoTurk" style:font-size-complex="8.5pt"/>
    </style:style>
    <style:style style:name="T113" style:family="text">
      <style:text-properties style:font-name="Abadi MT Condensed Extra Bold" style:font-name-complex="Abadi MT Condensed Extra Bold"/>
    </style:style>
    <style:style style:name="T114" style:family="text">
      <style:text-properties style:font-name-complex="Abadi MT Condensed Extra Bold"/>
    </style:style>
    <style:style style:name="T115" style:family="text">
      <style:text-properties fo:font-size="8pt" style:font-size-asian="8pt" style:font-size-complex="8pt"/>
    </style:style>
    <style:style style:name="T116" style:family="text">
      <style:text-properties fo:font-size="8pt" fo:font-style="italic" style:font-size-asian="8pt" style:font-style-asian="italic" style:font-size-complex="8pt" style:font-style-complex="italic"/>
    </style:style>
    <style:style style:name="T117" style:family="text">
      <style:text-properties style:font-name="DejaVu Sans"/>
    </style:style>
    <style:style style:name="T118" style:family="text">
      <style:text-properties style:font-name="DejaVu Sans" fo:font-size="9.5pt" style:text-underline-style="solid" style:text-underline-width="auto" style:text-underline-color="font-color" fo:font-weight="bold" style:font-size-asian="9.5pt" style:font-weight-asian="bold" style:font-name-complex="HelveticaTurk" style:font-size-complex="9.5pt" style:font-weight-complex="bold"/>
    </style:style>
    <style:style style:name="T119" style:family="text">
      <style:text-properties style:font-name="DejaVu Sans" style:font-name-asian="ヒラギノ角ゴ Pro W3"/>
    </style:style>
    <style:style style:name="T120" style:family="text">
      <style:text-properties style:font-name="DejaVu Sans" fo:font-size="10.5pt" fo:language="en" fo:country="GB" style:font-name-asian="ヒラギノ角ゴ Pro W3" style:font-size-asian="10.5pt" style:font-name-complex="PalatinoTurk"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text:span text:style-name="Subtle_20_Reference"><text:span text:style-name="T117">Pleasant words from the gospel</text:span></text:span></text:h>
      <text:h text:style-name="Tr_20_Heading_20_1" text:outline-level="1"><text:span text:style-name="T117">Harun Yahya</text:span></text:h>
      <text:h text:style-name="P116" text:outline-level="1">(Adnan Oktar)</text:h>
      <text:p text:style-name="P48"/>
      <text:h text:style-name="P46" text:outline-level="1">Back Cover </text:h>
      <text:h text:style-name="P46" text:outline-level="1">About the Author</text:h>
      <text:p text:style-name="P59">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59">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63 different languages, enjoy a wide readership across the world.</text:p>
      <text:p text:style-name="P59">By the will of God, the books of Harun Yahya will be a means through which people in the twenty-first century will attain the peace, justice, and happiness promised in the Qur'an.</text:p>
      <text:p text:style-name="P62"/>
      <text:h text:style-name="P116" text:outline-level="1">To the Reader</text:h>
      <text:p text:style-name="P65"><text:span text:style-name="T10">l<text:tab/></text:span><text:span text:style-name="T11">A special chapter is assigned to the collapse of the theory of evolution because this theory constitutes the basis of all anti-spiritual philosophies. Since Darwinism rejects the fact of Creation</text:span><text:span text:style-name="T12">–</text:span><text:span text:style-name="T11">and therefore, Allah's existence</text:span><text:span text:style-name="T12">–</text:span><text:span text:style-name="T11">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65"><text:span text:style-name="T10">l<text:tab/></text:span><text:span text:style-name="T1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span></text:p>
      <text:p text:style-name="P65"><text:span text:style-name="T10">l<text:tab/></text:span><text:span text:style-name="T11">This and all the other books by the author can be read individually, or discussed in a group. Readers eager to profit from the books will find discussion very useful, letting them relate their reflections and experiences to one another. </text:span></text:p>
      <text:p text:style-name="P65"><text:span text:style-name="T10">l<text:tab/></text:span><text:span text:style-name="T1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65"><text:span text:style-name="T10">l<text:tab/></text:span><text:span text:style-name="T11">We hope the reader will look through the reviews of his other books at the back of this book. His rich source material on faith-related issues is very useful, and a pleasure to read. </text:span></text:p>
      <text:p text:style-name="P65"><text:span text:style-name="T10">l<text:tab/></text:span><text:span text:style-name="T1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Tr_20_okuyucuya"><text:span text:style-name="Subtle_20_Reference"><text:span text:style-name="T117">www.harunyahya.com -http://en.harunyahya.tv/</text:span></text:span></text:p>
      <text:p text:style-name="P124"><text:span text:style-name="Subtle_20_Reference"><text:span text:style-name="T117"/></text:span></text:p>
      <text:h text:style-name="Tr_20_Heading_20_1" text:outline-level="1"><text:span text:style-name="Subtle_20_Reference"><text:span text:style-name="T117">harun yahya</text:span></text:span></text:h>
      <text:h text:style-name="Tr_20_Heading_20_1" text:outline-level="1"><text:span text:style-name="Subtle_20_Reference"><text:span text:style-name="T117">(Adnan oktar)</text:span></text:span></text:h>
      <text:h text:style-name="Tr_20_Heading_20_1" text:outline-level="1"><text:span text:style-name="Subtle_20_Reference"><text:span text:style-name="T117"/></text:span></text:h>
      <text:h text:style-name="Tr_20_Heading_20_1" text:outline-level="1"><text:span text:style-name="Subtle_20_Reference"><text:span text:style-name="T117">Pleasant words from the gospel</text:span></text:span></text:h>
      <text:p text:style-name="P66"><text:span text:style-name="Subtle_20_Reference"><text:span text:style-name="T118"/></text:span></text:p>
      <text:h text:style-name="P121" text:outline-level="2">ABOUT THE AUTHOR</text:h>
      <text:p text:style-name="P6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9">Harun Yahya's works, translated into 72 different languages, constitute a collection for a total of more than 55,000 pages with 40,000 illustrations. </text:p>
      <text:p text:style-name="P70"><text:span text:style-name="T23">His pen-name is a composite of the names Harun</text:span><text:span text:style-name="T24"> (Aaron)</text:span><text:span text:style-name="T23"> and Yahya </text:span><text:span text:style-name="T24">(John)</text:span><text:span text:style-name="T23">, in memory of the two esteemed Prophets who fought against their peoples' lack of faith. The Prophet's seal on his books' covers is symbolic and is linked to their contents. It represents the Qur'an (the Final Scripture) and the <text:s/>Prophet Muhammad (pbuh),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6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69">This is no doubt a result of the Qur'an's wisdom and lucidity. The author modestly intends to serve as a means in humanity's search for Allah's right path. No material gain is sought in the publication of these works.</text:p>
      <text:p text:style-name="P69">Those who encourage others to read these books, to open their minds and hearts and guide them to become more devoted servants of Allah, render an invaluable service. </text:p>
      <text:p text:style-name="P6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text:soft-page-break/>disseminate the Qur'an's moral values. The success and impact of this service are manifested in the readers' conviction. </text:p>
      <text:p text:style-name="P6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9">In this effort, the books of Harun Yahya assume a leading role. By the will of Allah, these books will be a means through which people in the twenty-first century will attain the peace, justice, and happiness promised in the Qur'an.</text:p>
      <text:h text:style-name="P116" text:outline-level="1">Contents</text:h>
      <text:p text:style-name="P71">FOREWORD: A STATEMENT REGARDING THE MUSLIM </text:p>
      <text:p text:style-name="P74"><text:span text:style-name="T2">PERSPECTIVE ON THE TORAH AND THE GOSPEL<text:tab/><text:tab/>18</text:span></text:p>
      <text:p text:style-name="P72"/>
      <text:p text:style-name="P71">LOVE OF GOD AND THE CONCEPT OF LOVE OF </text:p>
      <text:p text:style-name="P74"><text:span text:style-name="T2">WHICH GOD APPROVES ACCORDING TO THE GOSPEL <text:tab/><text:tab/>22</text:span></text:p>
      <text:p text:style-name="P72"/>
      <text:p text:style-name="P75"><text:span text:style-name="T2">FEAR OF GOD ACCORDING TO THE GOSPEL <text:tab/><text:tab/>36</text:span></text:p>
      <text:p text:style-name="P72"/>
      <text:p text:style-name="P74"><text:span text:style-name="T2">PURE FAITH IN GOD ACCORDING TO THE GOSPEL<text:tab/><text:tab/>42</text:span></text:p>
      <text:p text:style-name="P79"><text:span text:style-name="T33">To Serve God Alone Without Ascribing Equals to Him<text:tab/><text:tab/>43</text:span></text:p>
      <text:p text:style-name="P79"><text:span text:style-name="T33">To Live for God's Approval Alone<text:tab/><text:tab/>45</text:span></text:p>
      <text:p text:style-name="P80">To Shun the Superstitious Rites and Religion of the Ancestors<text:tab/>51</text:p>
      <text:p text:style-name="P74"><text:span text:style-name="T2">THE ONENESS OF GOD ACCORDING TO THE GOSPEL<text:tab/><text:tab/>52</text:span></text:p>
      <text:p text:style-name="P72"/>
      <text:p text:style-name="P74"><text:span text:style-name="T2">THE TITLES OF GOD ACCORDING TO THE GOSPEL<text:tab/><text:tab/>56</text:span></text:p>
      <text:p text:style-name="P79"><text:span text:style-name="T33">That God is the Creator of All Things<text:tab/><text:tab/>57</text:span></text:p>
      <text:p text:style-name="P79"><text:span text:style-name="T33">That God is Eternal and Timeless<text:tab/><text:tab/>59</text:span></text:p>
      <text:p text:style-name="P79"><text:span text:style-name="T33">That God Sees, Hears and Knows All<text:tab/><text:tab/>60</text:span></text:p>
      <text:p text:style-name="P79"><text:span text:style-name="T33">That God Knows the Secret Aspects of All Things <text:tab/><text:tab/>61</text:span></text:p>
      <text:p text:style-name="P79"><text:span text:style-name="T33">That God is Almighty<text:tab/><text:tab/>62</text:span></text:p>
      <text:p text:style-name="P79"><text:span text:style-name="T33">That God is the Only Lord of Power and Will<text:tab/><text:tab/>65</text:span></text:p>
      <text:p text:style-name="P79"><text:span text:style-name="T33">That God is the Only One Worthy of Praise<text:tab/><text:tab/>68</text:span></text:p>
      <text:p text:style-name="P79"><text:span text:style-name="T33">That God Kills and Resurrects<text:tab/><text:tab/>70</text:span></text:p>
      <text:p text:style-name="P79"><text:span text:style-name="T33">That God is the Provider<text:tab/><text:tab/>71</text:span></text:p>
      <text:p text:style-name="P79"><text:span text:style-name="T33">That God is All-Loving, Endower and Compassionate<text:tab/><text:tab/>72</text:span></text:p>
      <text:p text:style-name="P79"><text:span text:style-name="T33">That God Watches Over and Protects His Servants<text:tab/><text:tab/>75</text:span></text:p>
      <text:p text:style-name="P80">That God Leads to the True Path and Cleanses Spiritual Pollution <text:tab/>77</text:p>
      <text:p text:style-name="P79"><text:span text:style-name="T33">That God Accepts Repentance and Forgives Sins <text:tab/><text:tab/>78</text:span></text:p>
      <text:p text:style-name="P79"><text:soft-page-break/><text:span text:style-name="T33">That God is the Best of Judges and the Infinitely Just <text:tab/><text:tab/>80</text:span></text:p>
      <text:p text:style-name="P72"/>
      <text:p text:style-name="P71">BELIEF IN THE HEREAFTER ACCORDING TO THE GOSPEL<text:tab/>82</text:p>
      <text:p text:style-name="P79"><text:span text:style-name="T33">Belief in Resurrection<text:tab/><text:tab/>83</text:span></text:p>
      <text:p text:style-name="P79"><text:span text:style-name="T33">Belief in the Day of Judgment<text:tab/><text:tab/>84</text:span></text:p>
      <text:p text:style-name="P79"><text:span text:style-name="T33">Belief in the Last Day <text:tab/><text:tab/>90</text:span></text:p>
      <text:p text:style-name="P79"><text:span text:style-name="T33">Belief in Paradise<text:tab/><text:tab/>93</text:span></text:p>
      <text:p text:style-name="P79"><text:span text:style-name="T33">Belief in Hell<text:tab/><text:tab/>99</text:span></text:p>
      <text:p text:style-name="P72"/>
      <text:p text:style-name="P71">BELIEF IN TIMELESSNESS AND DESTINY ACCORDING </text:p>
      <text:p text:style-name="P74"><text:span text:style-name="T2">TO THE GOSPEL<text:tab/><text:tab/>102</text:span></text:p>
      <text:p text:style-name="P74"><text:span text:style-name="T2">BELIEF IN ANGELS ACCORDING TO THE GOSPEL<text:tab/><text:tab/>110</text:span></text:p>
      <text:p text:style-name="P72"/>
      <text:p text:style-name="P71">REQUIREMENTS OF FAITH ACCORDING TO THE GOSPEL<text:tab/>118</text:p>
      <text:p text:style-name="P79"><text:span text:style-name="T33">To Give Thanks to God<text:tab/><text:tab/>119</text:span></text:p>
      <text:p text:style-name="P79"><text:span text:style-name="T33">To Submit to God<text:tab/><text:tab/>132</text:span></text:p>
      <text:p text:style-name="P79"><text:span text:style-name="T33">To Pray<text:tab/><text:tab/>146</text:span></text:p>
      <text:p text:style-name="P79"><text:span text:style-name="T33">To Heed One's Conscience<text:tab/><text:tab/>163</text:span></text:p>
      <text:p text:style-name="P79"><text:span text:style-name="T33">To Believe in and Obey God's Messengers<text:tab/><text:tab/>169</text:span></text:p>
      <text:p text:style-name="P80">Belief in and Obedience to God's Commandments in His Holy Books <text:tab/>176</text:p>
      <text:p text:style-name="P76"/>
      <text:p text:style-name="P71">NEARNESS TO GOD AND THE DEPTH OF FAITH ACCORDING TO THE GOSPEL<text:tab/>180</text:p>
      <text:p text:style-name="P79"><text:span text:style-name="T33">The Joy and Rapture of Faith in the Gospel<text:tab/><text:tab/>181</text:span></text:p>
      <text:p text:style-name="P80">Nearness and Devotion to and Genuine Faith in God </text:p>
      <text:p text:style-name="P79"><text:span text:style-name="T33">According to the Gospel <text:tab/><text:tab/>185</text:span></text:p>
      <text:p text:style-name="P79"><text:span text:style-name="T33">Soundness and Depth of Faith According to the Gospel <text:tab/><text:tab/>192</text:span></text:p>
      <text:p text:style-name="P79"><text:span text:style-name="T33">Profound Reflection According to the Gospel<text:tab/><text:tab/>199</text:span></text:p>
      <text:p text:style-name="P80">Passages Regarding God's Secret Knowledge According </text:p>
      <text:p text:style-name="P79"><text:span text:style-name="T33">to the Gospel <text:tab/><text:tab/>202</text:span></text:p>
      <text:p text:style-name="P80">Passages Regarding the Temporary Nature of the Life of This </text:p>
      <text:p text:style-name="P79"><text:span text:style-name="T33">World According to the Gospel <text:tab/><text:tab/>205</text:span></text:p>
      <text:p text:style-name="P76"/>
      <text:p text:style-name="P71">COMMANDS AND PROHIBITIONS COMPATIBLE WITH THE QUR'AN IN THE GOSPEL <text:tab/>212</text:p>
      <text:p text:style-name="P79"><text:span text:style-name="T33">Not to Murder<text:tab/><text:tab/>213</text:span></text:p>
      <text:p text:style-name="P79"><text:span text:style-name="T33">Not to Steal<text:tab/><text:tab/>216</text:span></text:p>
      <text:p text:style-name="P79"><text:soft-page-break/><text:span text:style-name="T33">Not to Engage in Prostitution and Adultery<text:tab/><text:tab/>217</text:span></text:p>
      <text:p text:style-name="P79"><text:span text:style-name="T33">Homosexuality and Perversion is Forbidden <text:tab/><text:tab/>222</text:span></text:p>
      <text:p text:style-name="P79"><text:span text:style-name="T33">Not to Tell Lies<text:tab/><text:tab/>224</text:span></text:p>
      <text:p text:style-name="P79"><text:span text:style-name="T33">Not to Cheat<text:tab/><text:tab/>227</text:span></text:p>
      <text:p text:style-name="P79"><text:span text:style-name="T33">To Avoid Magic and the Like<text:tab/><text:tab/>230</text:span></text:p>
      <text:p text:style-name="P79"><text:span text:style-name="T33">Consumption of Blood is Prohibited <text:tab/><text:tab/>230</text:span></text:p>
      <text:p text:style-name="P80">Meat from Animals That Have Been Killed by Strangulation is Forbidden <text:tab/>231</text:p>
      <text:p text:style-name="P80">Not to Eat Meat Slaughtered in the Name of Anything Other Than God<text:tab/>232</text:p>
      <text:p text:style-name="P79"><text:span text:style-name="T33">Not to Drink Wine<text:tab/><text:tab/>233</text:span></text:p>
      <text:p text:style-name="P76"/>
      <text:p text:style-name="P71">OTHER PROVISIONS OF THE GOSPEL THAT ARE COMPLIANT WITH THE QUR'AN <text:tab/>236</text:p>
      <text:p text:style-name="P80">Commanding What is Right and Forbidding What is Wrong <text:tab/>237</text:p>
      <text:p text:style-name="P80">Not to Cause Dissension <text:tab/>238</text:p>
      <text:p text:style-name="P80">Repentance<text:tab/>239</text:p>
      <text:p text:style-name="P80">Not to Profligate<text:tab/>243</text:p>
      <text:p text:style-name="P80">To Greet First When Entering Houses<text:tab/>244</text:p>
      <text:p text:style-name="P80">To Use the Phrase: If God Wills <text:tab/>244</text:p>
      <text:p text:style-name="P80">The Unity of Believers <text:tab/>245</text:p>
      <text:p text:style-name="P80">Entrusting to Reliable Men<text:tab/>247</text:p>
      <text:p text:style-name="P80">Ruling Justly<text:tab/>248</text:p>
      <text:p text:style-name="P80">Abstaining from Evil<text:tab/>252</text:p>
      <text:p text:style-name="P80">Doing Good Deeds<text:tab/>254</text:p>
      <text:p text:style-name="P80">Abstaining from Hypocrisy and Showing-off<text:tab/>261</text:p>
      <text:p text:style-name="P80">Cleansing the Lower Self, Abstaining from Self-Centered Passions of the Lower Self<text:tab/>263</text:p>
      <text:p text:style-name="P80">Doing Good Works and Competing to Do Good <text:tab/>267</text:p>
      <text:p text:style-name="P80">Obeying God's Commandments at the Same Time as Advising Others to Heed Them<text:tab/>274</text:p>
      <text:p text:style-name="P80">Respecting Devout Parents <text:tab/>275</text:p>
      <text:p text:style-name="P76"/>
      <text:p text:style-name="P71">EXAMPLES OF THE MORAL VIRTUES ADVISED IN THE GOSPEL <text:tab/>276</text:p>
      <text:p text:style-name="P80">To Be Humble and Avoid Arrogance <text:tab/>277</text:p>
      <text:p text:style-name="P80">To Be Generous and Avoid Parsimony<text:tab/>284</text:p>
      <text:p text:style-name="P80">Being Alert and Self-Controlled for God's Sake <text:tab/>289</text:p>
      <text:p text:style-name="P80">To Be Rightheous and Truthful<text:tab/>296</text:p>
      <text:p text:style-name="P80"><text:soft-page-break/>Being Affectionate and Compassionate<text:tab/>303</text:p>
      <text:p text:style-name="P80">Being Forgiving<text:tab/>306</text:p>
      <text:p text:style-name="P80">Being Meek and Gentle<text:tab/>308</text:p>
      <text:p text:style-name="P80">Overcoming Anger<text:tab/>311</text:p>
      <text:p text:style-name="P80">Being Trustworthy<text:tab/>312</text:p>
      <text:p text:style-name="P80">Having Fortitude<text:tab/>315</text:p>
      <text:p text:style-name="P80">Avoiding Envy<text:tab/>318</text:p>
      <text:p text:style-name="P80">To Be Peace-Loving<text:tab/>322</text:p>
      <text:p text:style-name="P80">To Be Loyal<text:tab/>323</text:p>
      <text:p text:style-name="P80">To Help Others <text:tab/>325</text:p>
      <text:p text:style-name="P80">The Importance of the Good Sense and Wisdom Imparted in the Gospel <text:tab/>327</text:p>
      <text:p text:style-name="P76"/>
      <text:p text:style-name="P71">IMPORTANCE OF PRAISING GOD AND SAYING GOOD </text:p>
      <text:p text:style-name="P71">WORDS AS MENTIONED IN THE GOSPEL <text:tab/>332</text:p>
      <text:p text:style-name="P80">Praising God <text:tab/>333</text:p>
      <text:p text:style-name="P80">Abstaining from Evil Language and Speaking with Good Words<text:tab/>339</text:p>
      <text:p text:style-name="P80">Abstaining from Disputative Language <text:tab/>343</text:p>
      <text:p text:style-name="P80">Avoiding Worthless Words <text:tab/>345</text:p>
      <text:p text:style-name="P80">Speaking Truthfully <text:tab/>347</text:p>
      <text:p text:style-name="P80">Preaching the Orders of God and the True Religion <text:tab/>348</text:p>
      <text:p text:style-name="P80">Abstaining from Gossip <text:tab/>351</text:p>
      <text:p text:style-name="P76"/>
      <text:p text:style-name="P71">PRACTICES IN THE GOSPEL COMPATIBLE WITH THE QUR'AN<text:tab/>352</text:p>
      <text:p text:style-name="P80">Fasting<text:tab/>353</text:p>
      <text:p text:style-name="P80">Giving Alms<text:tab/>354</text:p>
      <text:p text:style-name="P80">Daily Prayer in the Gospel<text:tab/>362</text:p>
      <text:p text:style-name="P80">Specified Times of Worship in the Gospel<text:tab/>364</text:p>
      <text:p text:style-name="P76"/>
      <text:p text:style-name="P71">THE PROPHET JESUS' (PBUH) HUMAN CHARACTERISTICS </text:p>
      <text:p text:style-name="P71">AND HIS BEING A SERVANT OF GOD <text:tab/>366</text:p>
      <text:p text:style-name="P80">The Prophet Jesus (pbuh) is a Human Being<text:tab/>367</text:p>
      <text:p text:style-name="P80">The Prophet Jesus' (pbuh) Birth, Lineage and Family<text:tab/>367</text:p>
      <text:p text:style-name="P80">The Prophet Jesus' (pbuh) Childhood, Knowledge and </text:p>
      <text:p text:style-name="P80">Physical Development<text:tab/>368</text:p>
      <text:p text:style-name="P80">The Prophet Jesus' (pbuh) Eating and Drinking<text:tab/>369</text:p>
      <text:p text:style-name="P80"><text:soft-page-break/>The Prophet Jesus' (pbuh) Becoming Tired and Resting </text:p>
      <text:p text:style-name="P80">and Sleeping<text:tab/>371</text:p>
      <text:p text:style-name="P80">Examples of the Prophet Jesus' (pbuh) Other Human </text:p>
      <text:p text:style-name="P80">Characteristics<text:tab/>371</text:p>
      <text:p text:style-name="P80">The Prophet Jesus (pbuh) is a Servant of God<text:tab/>372</text:p>
      <text:p text:style-name="P80">The Prophet Jesus (pbuh) is a Prophet Sent by God<text:tab/>372</text:p>
      <text:p text:style-name="P80">The Prophet Jesus (pbuh) Fulfills God's Commands<text:tab/>374</text:p>
      <text:p text:style-name="P80">It is God Who Makes the Prophet Jesus (pbuh) Speak<text:tab/>375</text:p>
      <text:p text:style-name="P80">It is God Who Gives the Prophet Jesus (pbuh) Everything<text:tab/>376</text:p>
      <text:p text:style-name="P80">The Prophet Jesus (pbuh) Prays to and Worships God<text:tab/>377</text:p>
      <text:p text:style-name="P80">The Prophet Jesus (pbuh) is Tested<text:tab/>379</text:p>
      <text:p text:style-name="P76"/>
      <text:p text:style-name="P71">THE SECRET OF THE TEST AND THE TESTS FACED </text:p>
      <text:p text:style-name="P71">BY BELIEVERS IN THE GOSPEL<text:tab/>380</text:p>
      <text:p text:style-name="P80">Believers Struggle with Their Lives and Chattels on God's Path <text:tab/>381</text:p>
      <text:p text:style-name="P80">Unbelievers Torture and Imprison Believers for No Just Reason <text:tab/>384</text:p>
      <text:p text:style-name="P80">Unbelievers Seek to Kill or Exile Believers <text:tab/>387</text:p>
      <text:p text:style-name="P80">The False Accusations and Oppression Directed against Believers <text:tab/>388</text:p>
      <text:p text:style-name="P80">Unbelievers' Mockery of Believers<text:tab/>391</text:p>
      <text:p text:style-name="P80">How People Shun Believers<text:tab/>392</text:p>
      <text:p text:style-name="P80">Believers are Tested on God's Path <text:tab/>393</text:p>
      <text:p text:style-name="P80">Believers' Knowledge of the Secret of the Test and Their </text:p>
      <text:p text:style-name="P80">Courage on God's Path <text:tab/>395</text:p>
      <text:p text:style-name="P76"/>
      <text:p text:style-name="P71">THE CHARACTER OF THE HYPOCRITE IN THE GOSPEL<text:tab/>400</text:p>
      <text:p text:style-name="P80">They Only Abide by Religion Superficially and </text:p>
      <text:p text:style-name="P80">Do Not Truly Believe <text:tab/>401</text:p>
      <text:p text:style-name="P80">They Try to Portray Religion as Difficult<text:tab/>402</text:p>
      <text:p text:style-name="P80">They Add Things to Religion and Multiply Lawful </text:p>
      <text:p text:style-name="P80">and Unlawful Things to Appear Full of Devotion <text:tab/>402</text:p>
      <text:p text:style-name="P80">They are Secretly Irreligious<text:tab/>404</text:p>
      <text:p text:style-name="P80">Although They Possess Knowledge, </text:p>
      <text:p text:style-name="P80">They Do Not Understand Faith <text:tab/>404</text:p>
      <text:p text:style-name="P80">They Say What is Not in Their Hearts<text:tab/>405</text:p>
      <text:p text:style-name="P80">They Worship for Show<text:tab/>405</text:p>
      <text:p text:style-name="P80"><text:soft-page-break/>They Worry about Other People's Approval, </text:p>
      <text:p text:style-name="P80">Instead of God's <text:tab/>407</text:p>
      <text:p text:style-name="P80">They Do Not Do What They Tell Others to Do <text:tab/>407</text:p>
      <text:p text:style-name="P80">Their External Appearances are Deceptive <text:tab/>407</text:p>
      <text:p text:style-name="P80">They Plot against Believers<text:tab/>409</text:p>
      <text:p text:style-name="P80">They Join Believers to Send Reports to Deniers <text:tab/>409</text:p>
      <text:p text:style-name="P80">They Seek to Have Believers Imprisoned </text:p>
      <text:p text:style-name="P80">with False Evidence<text:tab/>410</text:p>
      <text:p text:style-name="P80">They Seek to Kill or Exile Believers<text:tab/>410</text:p>
      <text:p text:style-name="P80">They Collaborate against and Betray Believers<text:tab/>411</text:p>
      <text:p text:style-name="P80">They are Full of Hatred toward Believers<text:tab/>412</text:p>
      <text:p text:style-name="P80">They Deliberately Watch out and Seek </text:p>
      <text:p text:style-name="P80">Weaknesses among Muslims <text:tab/>413</text:p>
      <text:p text:style-name="P80">They Invent Excuses to Avoid Striving on God's Path<text:tab/>413</text:p>
      <text:p text:style-name="P80">They Do Not Want to Spend in the Way of God<text:tab/>414</text:p>
      <text:p text:style-name="P80">They Approach Believers out of Self-Interest<text:tab/>415</text:p>
      <text:p text:style-name="P80">They Abandon Believers When There is Nothing to </text:p>
      <text:p text:style-name="P80">Gain from Them <text:tab/>415</text:p>
      <text:p text:style-name="P80">They are Unwise<text:tab/>415</text:p>
      <text:p text:style-name="P80">They are Arrogant and Unpleasantly Brazen<text:tab/>416</text:p>
      <text:p text:style-name="P80">They Seek to Hinder Other People's Faith<text:tab/>417</text:p>
      <text:p text:style-name="P80">They Seek to Divert People Whose Faith is Weak from the True Path<text:tab/>417</text:p>
      <text:p text:style-name="P80">They Join Believers in Order to Spread Corruption<text:tab/>419</text:p>
      <text:p text:style-name="P80">They Do Not Completely Renounce the Life of the Society of Ignorance <text:tab/>420</text:p>
      <text:p text:style-name="P80">They are Punished in this World and the Hereafter <text:tab/>421</text:p>
      <text:p text:style-name="P76"/>
      <text:p text:style-name="P71">STATEMENTS REGARDING CREATION IN THE GOSPEL<text:tab/>422</text:p>
      <text:p text:style-name="P72"/>
      <text:p text:style-name="P71">SOME SIMILAR PASSAGES FROM THE GOSPEL AND THE QUR'AN <text:tab/>426</text:p>
      <text:p text:style-name="P72"/>
      <text:p text:style-name="P77">APPENDIX:</text:p>
      <text:p text:style-name="P73">THE DECEPTION OF EVOLUTION <text:tab/>454</text:p>
      <text:p text:style-name="P78"/>
      <text:h text:style-name="P116" text:outline-level="1">A STATEMENT REGARDING THE MUSLIM PERSPECTIVE ON THE TORAH AND THE GOSPEL</text:h>
      <text:p text:style-name="P49"/>
      <text:p text:style-name="P60">God reveals in the Qur'an that Muslims must believe in our Prophet Muhammed (may God bless him and grant him peace) and in all the prophets sent before him and in everything sent down to those prophets. In verse 4 of Surat al-Baqara, our Lord says that Muslims are <text:span text:style-name="T1">"those who believe in what has been sent down to you and what was sent down before you..." </text:span></text:p>
      <text:p text:style-name="P60">As revealed in the Qur'an, the Gospel, Torah, Psalms and the pages of Abraham are books sent down to prophets who lived in the past. Some of these books have disappeared, while others have been altered or distorted. But they nevertheless contain a great many correct pronouncements belonging to the true faith. Muslims analyze these according to the Qur'an and the Sunna [teachings of the Prophet Muhammad (may God bless him and grant him peace)] and decide that they are correct statements compatible with verses and the hadith. Therefore, statements in the Torah and the Gospel that conform to the Qur'an and the Sunna are statements that Muslims can benefit from. But the essential precondition is for these statements to be in agreement with the verses of the Qur'an and the hadiths. </text:p>
      <text:p text:style-name="P60">God revealed that these books were guides to the people living at the time they were sent. Allah tells in the verses: </text:p>
      <text:p text:style-name="P81">He has sent down the Book to you with truth, confirming what was there before it. And He sent down the Torah and the Gospel, previously, as guidance for mankind, and He has sent down the Furqan. (Surah Al 'Imran, 3-4)</text:p>
      <text:p text:style-name="P60">In other verses about the Gospel our Lord reveals:</text:p>
      <text:p text:style-name="P81">And We sent Jesus son of Mary following in their footsteps, confirming the Torah that came before him. We gave him the Gospel containing guidance and light, confirming the Torah that came before it, and as guidance and admonition for those who have taqwa [righteousness]. The people of the Gospel should judge by what Allah sent down in it. Those who do not judge by what Allah has sent down, such people are deviators. (Surat al-Ma'ida, 46-47)</text:p>
      <text:p text:style-name="P81">Then We sent Our Messengers following in their footsteps and sent Jesus son of Mary after them, giving him the Gospel. We put compassion and <text:soft-page-break/>mercy in the hearts of those who followed him.They invented monasticism–We did not prescribe it for them–purely out of desire to gain the pleasure of Allah, but even so they did not observe it as it should have been observed. To those of them who had faith We gave their reward but many of them are deviators. (Surat al-Hadid, 27)</text:p>
      <text:p text:style-name="P60">This book you are reading only uses some of the extracts from the Gospel that are compatible with the Qur'an and the Sunna of our Prophet Muhammad (may God bless him and grant him peace). </text:p>
      <text:p text:style-name="P63"/>
      <text:h text:style-name="P116" text:outline-level="1">Love of God and the Concept of Love Which God Approves According to the Gospel</text:h>
      <text:p text:style-name="P60"/>
      <text:p text:style-name="P60">One of the teachers of the law came and heard them debating. Noticing that Jesus had given them a good answer, he asked him, "Of all the commandments, which is the most important?"  "The most important one," answered Jesus, "is this: 'Hear, O Israel, the Lord our God, the Lord is one. <text:span text:style-name="T1">Love the Lord your God with all your heart and with all your soul and with all your mind and with all your strength. To love Him with all your heart, with all your understanding and with all your strength, and</text:span> to love your neighbor as yourself <text:span text:style-name="T1">is more important than all burnt offerings and sacrifices."</text:span> (Mark, 12:28-33)</text:p>
      <text:p text:style-name="P25"><text:span text:style-name="T43">He answered: "'</text:span><text:span text:style-name="T44">Love the Lord your God with all your heart and with all your soul and with all your strength and with all your mind'</text:span><text:span text:style-name="T43">; and, 'Love your neighbor as yourself.'" (Luke, 10:27)</text:span></text:p>
      <text:p text:style-name="P25"><text:span text:style-name="T43">And </text:span><text:span text:style-name="T44">this is love: that we walk in obedience to His commands</text:span><text:span text:style-name="T43">. As you have heard from the beginning, His command is that you walk in love. (2 John, 1:6)</text:span></text:p>
      <text:p text:style-name="P25"><text:span text:style-name="T44">'Love the Lord your God with all your heart and with all your soul and with all your mind.'</text:span><text:span text:style-name="T43"> This is the first and greatest commandment.  And the second is like it: </text:span><text:span text:style-name="T44">'Love your neighbor as yourself.' </text:span><text:span text:style-name="T43">(Matthew, 22:37-39)</text:span></text:p>
      <text:p text:style-name="P25"><text:span text:style-name="T44">Above all, love each other deeply, because love covers over a multitude of sins. </text:span><text:span text:style-name="T43">(1 Peter, 4:8)</text:span></text:p>
      <text:p text:style-name="P25"><text:span text:style-name="T44">Be devoted to one another in brotherly love. </text:span><text:span text:style-name="T43">Honor one another above yourselves. (Romans, 12:10)</text:span></text:p>
      <text:p text:style-name="P25"><text:span text:style-name="T44">Dear friends, let us love one another, for love comes from God. Everyone who loves... knows God.  </text:span><text:span text:style-name="T43">Whoever does not love does not know God, because God is love...  Dear friends,</text:span><text:span text:style-name="T44"> since God so loved us, we also ought to love one another.</text:span><text:span text:style-name="T43">  (1 John, 4:7-11)</text:span></text:p>
      <text:p text:style-name="P25"><text:span text:style-name="T43">And this is my prayer: </text:span><text:span text:style-name="T44">that your love may abound more </text:span><text:span text:style-name="T43">and more in knowledge and depth of insight.  (Philippians, 1:9)</text:span></text:p>
      <text:p text:style-name="P25"><text:span text:style-name="T43">[Jesus:] "A new command I give you: </text:span><text:span text:style-name="T44">Love one another. As I have loved you, so you must love one another.</text:span><text:span text:style-name="T43">  By this all men will know that you are my disciples, if you love one another." (John, 13: 34-35)</text:span></text:p>
      <text:p text:style-name="P25"><text:soft-page-break/><text:span text:style-name="T44">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 Love never fails.</text:span><text:span text:style-name="T43"> (1 Corinthians, 13: 4-8)</text:span></text:p>
      <text:p text:style-name="P25"><text:span text:style-name="T43">But </text:span><text:span text:style-name="T44">the man who loves God is known by God.</text:span><text:span text:style-name="T43"> (1 Corinthians, 8:3)</text:span></text:p>
      <text:p text:style-name="P25"><text:span text:style-name="T44">If you love those who love you, what reward will you get?</text:span><text:span text:style-name="T43"> Are not even the tax collectors doing that? And if you greet only your brothers, what are you doing more than others?... (Matthew, 5:46-47)</text:span></text:p>
      <text:p text:style-name="P25"><text:span text:style-name="T43">You have heard that it was said, </text:span><text:span text:style-name="T44">'Love your neighbor  </text:span><text:span text:style-name="T43">and hate your enemy. ' But I tell you: </text:span><text:span text:style-name="T44">Love your enemies</text:span><text:span text:style-name="T43"> and pray for those who persecute you. (Matthew, 5: 43-44)</text:span></text:p>
      <text:p text:style-name="P25"><text:span text:style-name="T44">And live a life of love, just as Christ loved us</text:span><text:span text:style-name="T43">... (Ephesians, 5:2)</text:span></text:p>
      <text:p text:style-name="P25"><text:span text:style-name="T44">"If you love me,</text:span><text:span text:style-name="T43"> you will obey what I command [for God's sake]. Whoever has my commands [for God's sake] and obeys them, he is the one who loves me. </text:span><text:span text:style-name="T44">He who loves me will be loved by God, and I too will love him</text:span><text:span text:style-name="T43">..." (John, 14:15, 21)</text:span></text:p>
      <text:p text:style-name="P25"><text:span text:style-name="T43">Jesus replied, </text:span><text:span text:style-name="T44">"If anyone loves me, he will obey my teaching. God will love him</text:span><text:span text:style-name="T43">...  He who does not love me will not obey my teaching. These words you hear are not my own; they belong to God Who sent me." (John, 14:23-24)</text:span></text:p>
      <text:p text:style-name="P25"><text:span text:style-name="T43">This is my command: </text:span><text:span text:style-name="T44">Love each other</text:span><text:span text:style-name="T43">. (John, 15:17) </text:span></text:p>
      <text:p text:style-name="P25"><text:span text:style-name="T43">However, as it is written:  "No eye has seen,  no ear has heard,  no mind has conceived  </text:span><text:span text:style-name="T44">what God has prepared [in the life of the hereafter] for those who love Him.</text:span><text:span text:style-name="T43">" (1 Corinthians, 2:9)</text:span></text:p>
      <text:p text:style-name="P25"><text:span text:style-name="T43">...</text:span><text:span text:style-name="T44"> "Love your neighbor as yourself." </text:span><text:span text:style-name="T43">(Galatians, 5:14)</text:span></text:p>
      <text:p text:style-name="P25"><text:span text:style-name="T43">[Jesus:] "</text:span><text:span text:style-name="T44">As God has loved me, so have I loved you. Now remain in my love.</text:span><text:span text:style-name="T43"> If you obey my commands [for God's sake], you will remain in my love, just as I have obeyed God's commands and remain in His love. I have told you this so that my joy may be in you and that your joy may be complete. My command is this: </text:span><text:span text:style-name="T44">Love each other as I have loved you.  Greater love has no one than this, that he lay down his life for his friends.  </text:span><text:span text:style-name="T43">You are my friends if you do what I command. (John, 15:9-14)</text:span></text:p>
      <text:p text:style-name="P25"><text:span text:style-name="T44">... If we love one another, [God's] His love is made complete in us.</text:span><text:span text:style-name="T43"> (1 John, 4:12)</text:span></text:p>
      <text:p text:style-name="P25"><text:span text:style-name="T43">And hope does not disappoint us, because </text:span><text:span text:style-name="T44">God has poured out His love into our hearts</text:span><text:span text:style-name="T43">... (Romans, 5:5)</text:span></text:p>
      <text:p text:style-name="P25"><text:span text:style-name="T43">And so </text:span><text:span text:style-name="T44">we know and rely on the love God has for us.  God is love. Whoever lives [for God's sake] in love lives in God... </text:span><text:span text:style-name="T43">(1 John, 4:16)</text:span></text:p>
      <text:p text:style-name="P25"><text:span text:style-name="T43">Therefore, as God's chosen people, holy and dearly loved, </text:span><text:span text:style-name="T44">clothe yourselves</text:span><text:span text:style-name="T43"> with compassion, kindness, humility, gentleness and patience.  Bear with each other and forgive whatever grievances </text:span><text:soft-page-break/><text:span text:style-name="T43">you may have against one another. Forgive as the Lord forgave you.  And </text:span><text:span text:style-name="T44">over all these virtues put on love</text:span><text:span text:style-name="T43">... (Colossians, 3:12-14)</text:span></text:p>
      <text:p text:style-name="P25"><text:span text:style-name="T44">We love because He [God] first loved us.</text:span><text:span text:style-name="T43">  If anyone says, "I love God," yet hates his brother, he is a liar. For anyone who does not love his brother, whom he has seen, cannot love God, Whom he has not seen.  And He has given us this command: </text:span><text:span text:style-name="T44">Whoever loves God must also love his brother.</text:span><text:span text:style-name="T43"> (1 John, 4:19-21)</text:span></text:p>
      <text:p text:style-name="P25"><text:span text:style-name="T43">... Jesus replied... "If you want to enter life, obey the commandments." "Which ones?" the man inquired.  Jesus replied, "'Do not murder, do not commit adultery, do not steal, do not give false testimony,  honor your father and mother, 'and '</text:span><text:span text:style-name="T44">love your neighbor as yourself.</text:span><text:span text:style-name="T43">' " (Matthew, 19:17-19)</text:span></text:p>
      <text:p text:style-name="P25"><text:span text:style-name="T44">Let love be without dissimulation</text:span><text:span text:style-name="T43">.. Hate what is evil; cling to what is good. (Romans, 12:9)</text:span></text:p>
      <text:p text:style-name="P25"><text:span text:style-name="T43">Don't let anyone look down on you because you are young, but </text:span><text:span text:style-name="T44">set an example for the believers</text:span><text:span text:style-name="T43"> in speech, in life, </text:span><text:span text:style-name="T44">in love</text:span><text:span text:style-name="T43">, in faith and in purity. (1 Timothy, 4:12)</text:span></text:p>
      <text:p text:style-name="P25"><text:span text:style-name="T43">Now we ask you, brothers, to respect those who work hard among you, who are over you in the Lord and who admonish you.  </text:span><text:span text:style-name="T44">Hold them in the highest regard in love</text:span><text:span text:style-name="T43"> because of their work. Live in peace with each other.  (1 Thessalonians, 5:12-13)</text:span></text:p>
      <text:p text:style-name="P25"><text:span text:style-name="T43">We ought always to thank God for you, brothers, and rightly so, because your faith is growing more and more, and </text:span><text:span text:style-name="T44">the love every one of you has for each other is increasing</text:span><text:span text:style-name="T43">.  Therefore... we boast about your perseverance and faith in all the persecutions and trials you are enduring. (2 Thessalonians, 1:3-4)</text:span></text:p>
      <text:p text:style-name="P25"><text:span text:style-name="T43">For I am convinced that neither death nor life, neither angels nor demons,  neither the present nor the future, nor any powers,  neither height nor depth, </text:span><text:span text:style-name="T44">nor anything else in all creation, will be able to separate us from the love of God</text:span><text:span text:style-name="T43">... (Romans, 8:38-39)</text:span></text:p>
      <text:p text:style-name="P25"><text:span text:style-name="T43">... We know that we all possess knowledge.  Knowledge puffs up, but </text:span><text:span text:style-name="T44">love builds up</text:span><text:span text:style-name="T43">. (1 Corinthians, 8:1)</text:span></text:p>
      <text:p text:style-name="P25"><text:span text:style-name="T44">Let no debt remain outstanding, except the continuing debt to love one another,</text:span><text:span text:style-name="T43"> for he who loves his fellowman has fulfilled the law [God's commandments]. (Romans, 13:8)</text:span></text:p>
      <text:p text:style-name="P25"><text:span text:style-name="T44">This is love for God: to obey His commands</text:span><text:span text:style-name="T43">. And His commands are not burdensome. (1 John, 5:3)</text:span></text:p>
      <text:p text:style-name="P25"><text:span text:style-name="T43">Now that you have purified yourselves </text:span><text:span text:style-name="T44">by obeying the truth so that you have sincere love for your brothers, love one another deeply, from the heart.</text:span><text:span text:style-name="T43"> (1 Peter, 1:22)</text:span></text:p>
      <text:p text:style-name="P25"><text:span text:style-name="T43">Show proper respect to everyone: </text:span><text:span text:style-name="T44">Love the brotherhood of believers,</text:span><text:span text:style-name="T43"> fear God... (1 Peter, 2:17)</text:span></text:p>
      <text:p text:style-name="P25"><text:span text:style-name="T43">Finally, all of you, live in harmony with one another; having compassion one of another, </text:span><text:span text:style-name="T44">love as </text:span><text:soft-page-break/><text:span text:style-name="T44">brothers</text:span><text:span text:style-name="T43">, be compassionate and humble. (1 Peter, 3:8)</text:span></text:p>
      <text:p text:style-name="P25"><text:span text:style-name="T43">This is the message you heard from the beginning: </text:span><text:span text:style-name="T44">We should love one another.</text:span><text:span text:style-name="T43"> (1 John, 3:11)</text:span></text:p>
      <text:p text:style-name="P25"><text:span text:style-name="T43">Dear children, </text:span><text:span text:style-name="T44">let us not love with words or tongue but with actions and in truth</text:span><text:span text:style-name="T43">. (1 John, 3:18) </text:span></text:p>
      <text:p text:style-name="P25"><text:span text:style-name="T43">And this is His [God's] command: ... </text:span><text:span text:style-name="T44">to love one another as he [God's messenger] commanded us</text:span><text:span text:style-name="T43">. (1 John, 3:23)</text:span></text:p>
      <text:p text:style-name="P25"><text:span text:style-name="T44">Jesus looked at him and loved him.</text:span><text:span text:style-name="T43"> "One thing you lack," he said. "Go, sell everything you have and give to the poor, and you will have treasure in heaven. Then come, follow me." (Mark, 10:21)</text:span></text:p>
      <text:p text:style-name="P25"><text:span text:style-name="T43">But </text:span><text:span text:style-name="T44">the world must learn that I love God </text:span><text:span text:style-name="T43">and that I do exactly what God has commanded me.  (John, 14:31) </text:span></text:p>
      <text:p text:style-name="P25"><text:span text:style-name="T43">[Jesus:] </text:span><text:span text:style-name="T44">No, God Himself loves you because you have loved me</text:span><text:span text:style-name="T43">... (John, 16:27)</text:span></text:p>
      <text:p text:style-name="P25"><text:span text:style-name="T43">The commandments, "Do not commit adultery," "Do not murder," "Do not steal," "Do not covet," and whatever other commandment there may be, are summed up in this one rule: </text:span><text:span text:style-name="T44">"Love your neighbor as yourself."</text:span><text:span text:style-name="T43"> Love does no harm to its neighbor. Therefore love is the fulfillment of the law [God's commandments]. (Romans, 13:9-10)</text:span></text:p>
      <text:p text:style-name="P25"><text:span text:style-name="T44">Grace to all who love... Jesus Christ with an undying love.</text:span><text:span text:style-name="T43"> (Ephesians, 6:24)</text:span></text:p>
      <text:p text:style-name="P25"><text:span text:style-name="T44">For this reason</text:span><text:span text:style-name="T43">, ever since I heard about... your love for all the saints [those who dedicate themselves to God],  </text:span><text:span text:style-name="T44">I have not stopped giving thanks for you, remembering you in my prayers</text:span><text:span text:style-name="T43">. (Ephesians, 1:15-16)</text:span></text:p>
      <text:p text:style-name="P25"><text:span text:style-name="T43">We always thank God... when we pray for you,  because we have heard of your faith in Christ Jesus and </text:span><text:span text:style-name="T44">of the love you have for all the saints</text:span><text:span text:style-name="T43"> [those who dedicate themselves to God]. (Colossians, 1:3-4)</text:span></text:p>
      <text:p text:style-name="P25"><text:span text:style-name="T44">Now about brotherly love we do not need to write to you, </text:span><text:span text:style-name="T43">for you yourselves have been taught by God to love each other.  And in fact, </text:span><text:span text:style-name="T44">you do love all the brothers</text:span><text:span text:style-name="T43"> throughout Macedonia. Yet we urge you, brothers, to do so more and more. (1 Thessalonians , 4:9-10)</text:span></text:p>
      <text:p text:style-name="P25"><text:span text:style-name="T43">If you really keep the royal law found in Scripture, </text:span><text:span text:style-name="T44">"Love your neighbor as yourself,"</text:span><text:span text:style-name="T43">  you are doing right. (James, 2:8) </text:span></text:p>
      <text:p text:style-name="P25"><text:span text:style-name="T43">These have come so that your faith... may be proved genuine and may result in praise, glory and honor when Jesus Christ is revealed. </text:span><text:span text:style-name="T44">Though you have not seen him, you love him;</text:span><text:span text:style-name="T43"> and even though you do not see him now, you believe in him and are filled with an inexpressible and glorious joy. (1 Peter, 1:7-8)</text:span></text:p>
      <text:p text:style-name="P25"><text:span text:style-name="T43">If anyone says, </text:span><text:span text:style-name="T44">"I love God,"</text:span><text:span text:style-name="T43"> yet hates his brother, he is a liar. For anyone who does not love his brother, whom he has seen, cannot love God, whom he has not seen.  And he has given us this </text:span><text:soft-page-break/><text:span text:style-name="T43">command: </text:span><text:span text:style-name="T44">Whoever loves God must also love his brother.</text:span><text:span text:style-name="T43"> (1 John, 4:20-21)</text:span></text:p>
      <text:p text:style-name="P25"><text:span text:style-name="T43">... I am not writing you a new command but one we have had from the beginning. </text:span><text:span text:style-name="T44">I ask that we love one another.</text:span><text:span text:style-name="T43"> (2 John, 1:5)</text:span></text:p>
      <text:p text:style-name="P25"><text:span text:style-name="T44">Keep on loving each other as brothers.</text:span><text:span text:style-name="T43"> Do not forget to entertain strangers, for by so doing some people have entertained angels without knowing it. Remember those in prison as if you were their fellow prisoners, and those who are mistreated as if you yourselves were suffering. (Hebrews, 13:1-3)</text:span></text:p>
      <text:p text:style-name="P25"><text:span text:style-name="T44">May the Lord make your love increase and overflow for each other and for everyone else, just as ours does for you.</text:span><text:span text:style-name="T43"> (1 Thessalonians, 3:12)</text:span></text:p>
      <text:p text:style-name="P26">This is how we know who the servants of God... Anyone who does not do what is right is not a child of God [one of the servants with whom God is pleased]; nor is anyone who does not love his brother. (1 John, 3, 10)</text:p>
      <text:p text:style-name="P25"><text:span text:style-name="T44">Whoever loves his brother lives in the light [with God's light],</text:span><text:span text:style-name="T43"> and there is nothing in him to make him stumble. But whoever hates his brother is in the darkness and walks around in the darkness; he does not know where he is going, because the darkness has blinded him. (1 John, 2:10-11)</text:span></text:p>
      <text:p text:style-name="P26">For God did not give us a spirit of timidity, but a spirit of power, of love... (2 Timothy, 1:7)</text:p>
      <text:p text:style-name="P25"><text:span text:style-name="T43">... He [Onemius] is very dear to me [Paul] but even dearer to you [Philemon], </text:span><text:span text:style-name="T44">both as a man and as a brother in the Lord</text:span><text:span text:style-name="T43">. (Philemon, 1:16)</text:span></text:p>
      <text:p text:style-name="P25"><text:span text:style-name="T43">[Jesus:] "But I tell you who hear me: </text:span><text:span text:style-name="T44">Love your enemies</text:span><text:span text:style-name="T43">, do good to those who hate you, bless those who curse you, pray for those who mistreat you." (Luke, 6:27-28)</text:span></text:p>
      <text:p text:style-name="P26">If you love those who love you, what credit is that to you? Even 'sinners' love those who love them. (Luke, 6:32)</text:p>
      <text:p text:style-name="P25"><text:span text:style-name="T43">Woe to you... You give God a tenth of your mint, rue and all other kinds of garden herbs, but you neglect justice and </text:span><text:span text:style-name="T44">the love of God</text:span><text:span text:style-name="T43">. You should have practiced the latter without leaving the former undone. (Luke, 11:42)</text:span></text:p>
      <text:p text:style-name="P26">Who shall separate us from the love of Christ [for God's sake]? Shall trouble or hardship or persecution or famine or nakedness or danger or sword? (Romans, 8:35)</text:p>
      <text:p text:style-name="P25"><text:span text:style-name="T43">And now these three remain: faith, hope and </text:span><text:span text:style-name="T44">love</text:span><text:span text:style-name="T43">... (1 Corinthians, 13:13)</text:span></text:p>
      <text:p text:style-name="P26">If I speak in the tongues of men and of angels, but have not love, I am only a resounding gong or a clanging cymbal.  If I have... all mysteries and all knowledge... but have not love, I am nothing.  If I give all I possess to the poor and surrender my body to the flames, but have not love, I gain nothing. (1 Corinthians, 13:1-3)</text:p>
      <text:p text:style-name="P33"/>
      <text:h text:style-name="P116" text:outline-level="1">FEAR OF GOD ACCORDING TO THE GOSPEL</text:h>
      <text:p text:style-name="P26"/>
      <text:p text:style-name="P25"><text:span text:style-name="T43">I tell you, my friends, do not be afraid of those who kill the body and after that can do no more. But </text:span><text:span text:style-name="T44">I will show you Whom you should fear: Fear Him Who, after the killing of the body, has power to throw you into hell. Yes, I tell you, fear Him. </text:span><text:span text:style-name="T43">(Luke, 12:4-5)</text:span></text:p>
      <text:p text:style-name="P25"><text:span text:style-name="T44">... So you must live in reverent fear of Him during your time as "foreigners in the land."</text:span><text:span text:style-name="T43"> (1 Peter, 1:17)</text:span></text:p>
      <text:p text:style-name="P25"><text:span text:style-name="T43">Show proper respect to everyone: Love the brotherhood of believers, </text:span><text:span text:style-name="T44">fear God</text:span><text:span text:style-name="T43">... (1 Peter, 2:17)</text:span></text:p>
      <text:p text:style-name="P25"><text:span text:style-name="T43">... to every nation, tribe, language and people.  He said in a loud voice, "</text:span><text:span text:style-name="T44">Fear God</text:span><text:span text:style-name="T43"> and give Him glory..." (Revelation, 14:6-7)</text:span></text:p>
      <text:p text:style-name="P25"><text:span text:style-name="T43">[Jesus:] "Do not be afraid of those who kill the body but cannot kill the soul. Rather, </text:span><text:span text:style-name="T44">be afraid of the One</text:span><text:span text:style-name="T43"> Who can destroy both soul and body in hell." (Matthew, 10:28)</text:span></text:p>
      <text:p text:style-name="P25"><text:span text:style-name="T43">For the Mighty One [God] has done great things for me—holy is His name.</text:span><text:span text:style-name="T44"> His mercy extends to those who fear Him</text:span><text:span text:style-name="T43">,  from generation to generation. (Luke, 1:49-50)</text:span></text:p>
      <text:p text:style-name="P25"><text:span text:style-name="T43">He and all his family were devout and </text:span><text:span text:style-name="T44">God-fearing</text:span><text:span text:style-name="T43">; he gave generously to those in need and prayed to God regularly. (Acts, 10:2)</text:span></text:p>
      <text:p text:style-name="P25"><text:span text:style-name="T43">Therefore, since </text:span><text:span text:style-name="T44">we know what it means to fear the Lord</text:span><text:span text:style-name="T43">, we try to persuade people. We ourselves are perfectly known to God. I hope we are also really known to your consciences. (2 Corinthians, 5:11)</text:span></text:p>
      <text:p text:style-name="P25"><text:span text:style-name="T43">He said in a loud voice, "</text:span><text:span text:style-name="T44">Fear God</text:span><text:span text:style-name="T43"> and give Him glory, because the hour of His judgment has come. Worship Him Who made the heavens, the earth, the sea and the springs of water." (Revelation, 14:7)</text:span></text:p>
      <text:p text:style-name="P25"><text:span text:style-name="T43">The men replied, "... He is a righteous and </text:span><text:span text:style-name="T44">God-fearing man</text:span><text:span text:style-name="T43">, who is respected by all the Jewish people..." (Acts, 10:22)</text:span></text:p>
      <text:p text:style-name="P25"><text:span text:style-name="T43">Then Peter began to speak: "I now realize how true it is that God does not show favoritism but accepts men from every nation </text:span><text:span text:style-name="T44">who fear Him</text:span><text:span text:style-name="T43"> and do what is right. (Acts, 10:34-35)</text:span></text:p>
      <text:p text:style-name="P25"><text:span text:style-name="T43">Brothers, children of Abraham, and you </text:span><text:span text:style-name="T44">God-fearing Gentiles</text:span><text:span text:style-name="T43">, it is to us that this message of salvation has been sent. (Acts, 13:26)</text:span></text:p>
      <text:p text:style-name="P25"><text:span text:style-name="T43">... Your wrath has come. The time has come for judging the dead,  and for rewarding your servants </text:span><text:soft-page-break/><text:span text:style-name="T43">the prophets and your saints and </text:span><text:span text:style-name="T44">those who reverence Your name</text:span><text:span text:style-name="T43">,  both small and great—and for destroying those who destroy the earth. (Revelation, 11:18)</text:span></text:p>
      <text:p text:style-name="P25"><text:span text:style-name="T43">... But the other rebuked him, saying "</text:span><text:span text:style-name="T44">Don't you fear God</text:span><text:span text:style-name="T43">..." (Luke, 23:40) </text:span></text:p>
      <text:p text:style-name="P25"><text:span text:style-name="T43">... and sang the song of Moses the servant of God and the song of the Lamb [Jesus]: "Great and marvelous are Your deeds,  Lord God Almighty.  Just and true are Your ways, King of the ages.  </text:span><text:span text:style-name="T44">Who will not fear You</text:span><text:span text:style-name="T43">, O Lord,  and bring glory to Your name? For You alone are holy.  All nations will come  and worship before You,  for Your righteous acts have been revealed." (Revelation, 15:3-4)</text:span></text:p>
      <text:p text:style-name="P25"><text:span text:style-name="T43">Then a voice came from the throne, saying: "</text:span><text:span text:style-name="T44">Praise our God</text:span><text:span text:style-name="T43">, all you His servants, </text:span><text:span text:style-name="T44">you who fear Him,  both small and great!</text:span><text:span text:style-name="T43">" (Revelation, 19:5)</text:span></text:p>
      <text:p text:style-name="P7"><text:span text:style-name="T43">Therefore... </text:span><text:span text:style-name="T44">let us... worship God</text:span><text:span text:style-name="T43"> acceptably </text:span><text:span text:style-name="T44">with reverence and awe</text:span><text:span text:style-name="T43">. (Hebrews, 12:28)</text:span></text:p>
      <text:p text:style-name="P11"/>
      <text:h text:style-name="Tr_20_Heading_20_1" text:outline-level="1"><text:span text:style-name="Heading_20_1_20_Char"><text:span text:style-name="T119">PURE FAITH IN GOD ACCORDING TO THE GOSPEL</text:span></text:span></text:h>
      <text:p text:style-name="P4"><text:span text:style-name="Heading_20_1_20_Char"><text:span text:style-name="T120"/></text:span></text:p>
      <text:h text:style-name="P122" text:outline-level="2">To Serve God Alone without Ascribing Equals to Him</text:h>
      <text:p text:style-name="P25"><text:span text:style-name="T43">Jesus answered, "It is written: </text:span><text:span text:style-name="T44">'Worship the Lord your God and serve Him only.</text:span><text:span text:style-name="T43"> (Luke, 4:8)</text:span></text:p>
      <text:p text:style-name="P86">Jesus said to him, "... <text:span text:style-name="T1">Worship the Lord your God, and serve Him only</text:span>." (Matthew, 4:10)</text:p>
      <text:p text:style-name="P25"><text:span text:style-name="T43">... My dear friends, </text:span><text:span text:style-name="T44">flee from idolatry</text:span><text:span text:style-name="T43">. (1 Corinthians, 10:14)</text:span></text:p>
      <text:p text:style-name="P25"><text:span text:style-name="T43">For they themselves report what kind of reception you gave us. </text:span><text:span text:style-name="T44">They tell how you turned to God</text:span><text:span text:style-name="T43"> from idols to serve the living and true God... (1 Thessalonians, 1:9-10)</text:span></text:p>
      <text:p text:style-name="P26">And instead of worshiping the glorious, ever-living God, they worshiped idols made to look like mere people and birds and animals and reptiles [surely God is beyond that]... They exchanged the truth of God for a lie, and worshiped and served created things rather than the Creator [surely God is beyond that]—Who is forever praised... (Romans, 1:23-25)</text:p>
      <text:p text:style-name="P25"><text:span text:style-name="T43">... If then the light within you is darkness, how great is that darkness! </text:span><text:span text:style-name="T44">No one can serve two masters.</text:span><text:span text:style-name="T43"> Either he will hate the one and love the other, or he will be devoted to the one and despise the other. </text:span><text:span text:style-name="T44">You cannot serve both God and money. </text:span><text:span text:style-name="T43">(Matthew, 6:23-24) </text:span></text:p>
      <text:p text:style-name="P25"><text:span text:style-name="T43">[Jesus:] "</text:span><text:span text:style-name="T44">No servant can serve two masters... You cannot serve both God and money.</text:span><text:span text:style-name="T43">" (Luke, 16:13)</text:span></text:p>
      <text:p text:style-name="P25"><text:span text:style-name="T44">... Some people are still so accustomed to idols that when they eat such food they think of it as having been sacrificed to an idol</text:span><text:span text:style-name="T43">, and since their conscience is weak, it is defiled. But food does not bring us near to God; we are no worse if we do not eat, and no better if we do. (1 Corinthians, 8:7-8)</text:span></text:p>
      <text:p text:style-name="P25"><text:span text:style-name="T43">No, but </text:span><text:span text:style-name="T44">the sacrifices of pagans are offered to demons, not to God</text:span><text:span text:style-name="T43">, and I do not want you to be participants with demons.  You cannot drink the cup of the Lord and the cup of demons too; you cannot have a part in both the Lord's table and the table of demons.</text:span><text:span text:style-name="T44"> </text:span><text:span text:style-name="T43">(1 Corinthians, 10:20-21)</text:span></text:p>
      <text:p text:style-name="P25"><text:span text:style-name="T43">So then, about eating food sacrificed to idols: We know that an idol is nothing at all in the world and that </text:span><text:span text:style-name="T44">there is no God but one.</text:span><text:span text:style-name="T43">  (1 Corinthians, 8:4)</text:span></text:p>
      <text:p text:style-name="P25"><text:span text:style-name="T43">Dear children, </text:span><text:span text:style-name="T44">keep yourselves from idols</text:span><text:span text:style-name="T43">. (1 John, 5:21)</text:span></text:p>
      <text:p text:style-name="P25"><text:span text:style-name="T43">The rest of mankind that were not killed by these plagues still </text:span><text:span text:style-name="T44">did not repent of the work of their hands</text:span><text:span text:style-name="T43">; they did not stop worshiping demons, and idols of gold, silver, bronze, stone and wood—idols that cannot see or hear or walk.  (Revelation, 9:20)</text:span></text:p>
      <text:h text:style-name="P122" text:outline-level="2"><text:soft-page-break/>To Live for God's Approval Alone </text:h>
      <text:p text:style-name="P25"><text:span text:style-name="T43">So whether you eat or drink or whatever you do, </text:span><text:span text:style-name="T44">do it all for the glory of God.</text:span><text:span text:style-name="T43"> (1 Corinthians, 10:31)</text:span></text:p>
      <text:p text:style-name="P86"><text:span text:style-name="T1">Whatever you do, work at it with all your heart, as working for the Lord, not for men,</text:span> since you know that you will receive an inheritance from the Lord as a reward... (Colossians, 3:23-24)</text:p>
      <text:p text:style-name="P25"><text:span text:style-name="T44">He who regards one day as special, does so to the Lord. He who eats meat, eats to the Lord, for he gives thanks to God; and he who abstains, does so to the Lord </text:span><text:span text:style-name="T43">and gives thanks to God.  For none of us lives to himself alone and none of us dies to himself alone. So, whether we live or die, we belong to the Lord. (Romans, 14:6-8)</text:span></text:p>
      <text:p text:style-name="P25"><text:span text:style-name="T44">...  This is love for God: to obey His commands.</text:span><text:span text:style-name="T43"> And His commands are not burdensome... This is the victory that has overcome the world—our faith. (1 John, 5:2-4)</text:span></text:p>
      <text:p text:style-name="P25"><text:span text:style-name="T43">... This calls for patient endurance on the part of the saints who </text:span><text:span text:style-name="T44">obey God's commandments</text:span><text:span text:style-name="T43"> and remain faithful to Jesus. (Revelation, 14:12)</text:span></text:p>
      <text:p text:style-name="P25"><text:span text:style-name="T43">And we pray this in order that you may live a life worthy of the Lord and </text:span><text:span text:style-name="T44">may please Him in every way</text:span><text:span text:style-name="T43">: bearing fruit in every good work, growing in the knowledge of God. (Colossians, 1:10)</text:span></text:p>
      <text:p text:style-name="P25"><text:span text:style-name="T44">And without faith it is impossible to please God</text:span><text:span text:style-name="T43">, because anyone who comes to Him must believe that He exists and that He rewards those who earnestly seek Him. (Hebrews, 11:6)</text:span></text:p>
      <text:p text:style-name="P25"><text:span text:style-name="T43">Therefore, since we are receiving a kingdom that cannot be shaken, let us be thankful, </text:span><text:span text:style-name="T44">and so worship God acceptably with reverence and awe</text:span><text:span text:style-name="T43">... (Hebrews, 12:28) </text:span></text:p>
      <text:p text:style-name="P25"><text:span text:style-name="T43">For </text:span><text:span text:style-name="T44">it is commendable if a man bears up under the pain of unjust suffering because he is conscious of God.  </text:span><text:span text:style-name="T43">But how is it to your credit if you receive a beating for doing wrong and endure it? </text:span><text:span text:style-name="T44">But if you suffer for doing good and you endure it, this is commendable before God.</text:span><text:span text:style-name="T43">  (1 Peter, 2:19-20)</text:span></text:p>
      <text:p text:style-name="P25"><text:span text:style-name="T43">... </text:span><text:span text:style-name="T44">Each one should retain the place in life that the Lord assigned to him and to which God has called him.</text:span><text:span text:style-name="T43"> This is the rule I lay down in all the churches. (1 Corinthians, 7:17)</text:span></text:p>
      <text:p text:style-name="P25"><text:span text:style-name="T43">... but only </text:span><text:span text:style-name="T44">he who does the will of God [will enter the kingdom of paradise].</text:span><text:span text:style-name="T43"> (Matthew, 7:21)</text:span></text:p>
      <text:p text:style-name="P25"><text:span text:style-name="T43">... From Whom all things came and </text:span><text:span text:style-name="T44">for Whom we live; </text:span><text:span text:style-name="T43">and </text:span><text:span text:style-name="T44">there is but one Lord... </text:span><text:span text:style-name="T43">through Whom all things came and through Whom we live. (1 Corinthians, 8:5-6)</text:span></text:p>
      <text:p text:style-name="P25"><text:span text:style-name="T43">Indeed, </text:span><text:span text:style-name="T44">those who are under the control of human nature [lower-self] cannot please God.</text:span><text:span text:style-name="T43"> You, however, are controlled not by the human nature but by the Spirit of God...  (Romans, 8:8-9) </text:span></text:p>
      <text:p text:style-name="P25"><text:span text:style-name="T43">Live as free men, but do not use your freedom as a cover-up for evil; </text:span><text:span text:style-name="T44">live as servants of God</text:span><text:span text:style-name="T43">. (1 Peter, 2:16)</text:span></text:p>
      <text:p text:style-name="P25"><text:soft-page-break/><text:span text:style-name="T43">... He who has suffered in his body is done with sin.  As a result, he does not live the rest of his earthly life </text:span><text:span text:style-name="T44">for evil human desires, but rather for the will of God</text:span><text:span text:style-name="T43">. (1 Peter, 4:1-2)</text:span></text:p>
      <text:p text:style-name="P25"><text:span text:style-name="T43">... </text:span><text:span text:style-name="T44">Those who suffer according to God's will</text:span><text:span text:style-name="T43"> should commit themselves to their faithful Creator and continue to do good. (1 Peter, 4:19)</text:span></text:p>
      <text:p text:style-name="P25"><text:span text:style-name="T43">[Jesus:] "The One [God] Who sent me is with me; He has not left me alone, for </text:span><text:span text:style-name="T44">I always do what pleases Him [God].</text:span><text:span text:style-name="T43">"  (John, 8:29)</text:span></text:p>
      <text:p text:style-name="P25"><text:span text:style-name="T44">Obey them not only to win their favor when their eye is on you... doing the will of God from your heart.</text:span><text:span text:style-name="T43"> (Ephesians, 6:6)</text:span></text:p>
      <text:p text:style-name="P25"><text:span text:style-name="T43">The world and its desires pass away, </text:span><text:span text:style-name="T44">but the man who does the will of God</text:span><text:span text:style-name="T43"> lives forever. (1 John, 2:17)</text:span></text:p>
      <text:p text:style-name="P25"><text:span text:style-name="T43">... We speak as men approved by God to be entrusted with the Gospel. </text:span><text:span text:style-name="T44">We are not trying to please men but God</text:span><text:span text:style-name="T43">, Who tests our hearts. (1 Thessalonians, 2:4)</text:span></text:p>
      <text:p text:style-name="P25"><text:span text:style-name="T43">Finally, brothers, </text:span><text:span text:style-name="T44">we instructed you how to live in order to please God</text:span><text:span text:style-name="T43">, as in fact you are living. Now we ask you and urge you... to do this more and more. (1 Thessalonians, 4:1)</text:span></text:p>
      <text:p text:style-name="P25"><text:span text:style-name="T43">Because anyone who serves Christ in this way [the one who aids Jesus in the path of God] is </text:span><text:span text:style-name="T44">pleasing to God </text:span><text:span text:style-name="T43">and approved by men. Let us therefore make every effort to do what leads to peace and to mutual edification. (Romans, 14:18-19)</text:span></text:p>
      <text:p text:style-name="P25"><text:span text:style-name="T43">I am saying this for your own good, not to restrict you, but </text:span><text:span text:style-name="T44">that you may live in a right way in undivided devotion to the Lord</text:span><text:span text:style-name="T43">. (1 Corinthians, 7:35)</text:span></text:p>
      <text:p text:style-name="P25"><text:span text:style-name="T43">"Why do you ask me about what is good?" Jesus replied. "There is only One [God] Who is good.</text:span><text:span text:style-name="T44"> If you want to enter life, obey the commandments [of God]</text:span><text:span text:style-name="T43">." (Matthew, 19:17)</text:span></text:p>
      <text:p text:style-name="P25"><text:span text:style-name="T43">We know that God does not listen to sinners. He listens to the </text:span><text:span text:style-name="T44">godly man who does His will</text:span><text:span text:style-name="T43">. (John, 9:31)</text:span></text:p>
      <text:p text:style-name="P25"><text:span text:style-name="T43">For </text:span><text:span text:style-name="T44">it is not those who hear the law who are righteous in God's Sight, but it is those who obey the law [God's commandments] who will be declared righteous.</text:span><text:span text:style-name="T43"> (Romans, 2:13)</text:span></text:p>
      <text:p text:style-name="P25"><text:span text:style-name="T43">... </text:span><text:span text:style-name="T44">Keeping God's commands is what counts. </text:span><text:span text:style-name="T43"> (1 Corinthians, 7:19)</text:span></text:p>
      <text:p text:style-name="P25"><text:span text:style-name="T43">So </text:span><text:span text:style-name="T44">we make it our goal to please Him [God]</text:span><text:span text:style-name="T43">, whether we are at home in the body or away from it. (2 Corinthians, 5:9)</text:span></text:p>
      <text:p text:style-name="P25"><text:span text:style-name="T44">Am I now trying to win the approval</text:span><text:span text:style-name="T43"> of men, or </text:span><text:span text:style-name="T44">of God</text:span><text:span text:style-name="T43">? Or am I trying to please men? (Galatians, 1:10)</text:span></text:p>
      <text:p text:style-name="P25"><text:span text:style-name="T43">So you also,</text:span><text:span text:style-name="T44"> when you have done everything you were told to do, </text:span><text:span text:style-name="T43">should say, 'We are unworthy servants; we have only done our duty.'" (Luke, 17:10)</text:span></text:p>
      <text:p text:style-name="P25"><text:soft-page-break/><text:span text:style-name="T43">Children, obey your parents [who have faith] in everything, </text:span><text:span text:style-name="T44">for this pleases the Lord</text:span><text:span text:style-name="T43">. (Colossians, 3:20)</text:span></text:p>
      <text:p text:style-name="P25"><text:span text:style-name="T44">Whoever does God's will</text:span><text:span text:style-name="T43"> is my brother and sister and mother. (Mark, 3:35)</text:span></text:p>
      <text:p text:style-name="P25"><text:span text:style-name="T43">I urge, then, first of all, that requests, prayers, intercession and thanksgiving be made [to God] for everyone—for kings and all those in authority, that we may live peaceful and quiet lives in all godliness and holiness. </text:span><text:span text:style-name="T44">This is good, and pleases God</text:span><text:span text:style-name="T43">...</text:span><text:span text:style-name="T44"> </text:span><text:span text:style-name="T43">(1 Timothy, 2:1-3)</text:span></text:p>
      <text:p text:style-name="P25"><text:span text:style-name="T43">But if a widow has children or grandchildren, these should learn first of all to put their religion into practice by caring for their own family and so repaying their parents and grandparents, for </text:span><text:span text:style-name="T44">this is pleasing to God.</text:span><text:span text:style-name="T43"> (1 Timothy, 5:4)</text:span></text:p>
      <text:p text:style-name="P25"><text:span text:style-name="T43">Jesus answered, "My teaching is not my own. It comes from Him [God] Who sent me.  </text:span><text:span text:style-name="T44">If anyone chooses to do God's will</text:span><text:span text:style-name="T43">, he will find out whether my teaching comes from God or whether I speak on my own.  He who speaks on his own does so to gain honor for himself, but he who works for the honor of the One [God] Who sent him is a man of truth... (John, 7:16-18)</text:span></text:p>
      <text:p text:style-name="P25"><text:span text:style-name="T43">Dear friends, if our hearts do not condemn us, we have confidence before God  and receive from Him [God] anything we ask, because </text:span><text:span text:style-name="T44">we obey His commands and do what pleases Him</text:span><text:span text:style-name="T43">. (1 John, 3:21-22)</text:span></text:p>
      <text:p text:style-name="P25"><text:span text:style-name="T44">For God is working in you, giving you the desire and the power to do what pleases Him.</text:span><text:span text:style-name="T43"> (Philippians, 2:13)</text:span></text:p>
      <text:p text:style-name="P25"><text:span text:style-name="T44">Those who obey His [God's] commands live in Him [he lives close to God]</text:span><text:span text:style-name="T43">, and He in them [he lives feeling God's mercy upon himself]... (1 John, 3:24)</text:span></text:p>
      <text:p text:style-name="P25"><text:span text:style-name="T43">"My food," said Jesus, "</text:span><text:span text:style-name="T44">is to do the will of Him [God's] Who sent me and to finish His work [to ensure that God's commandments are fulfilled].</text:span><text:span text:style-name="T43"> " (John, 4:34)</text:span></text:p>
      <text:p text:style-name="P25"><text:span text:style-name="T43">For I [Jesus] have come... not to do my will </text:span><text:span text:style-name="T44">but to do the will of Him [God's] Who sent me. </text:span><text:span text:style-name="T43">(John, 6:38)</text:span></text:p>
      <text:h text:style-name="P122" text:outline-level="2">To Shun the Superstitious Rites and Religion of the Ancestors</text:h>
      <text:p text:style-name="P25"><text:span text:style-name="T43">Then... came to Jesus... and asked, "Why do your disciples break the tradition of the elders?... Jesus replied, </text:span><text:span text:style-name="T44">"And why do you break the command of God for the sake of your tradition?"</text:span><text:span text:style-name="T43"> (Matthew, 15:1-3)</text:span></text:p>
      <text:p text:style-name="P86">... [They] asked Jesus, "Why don't your disciples live according to the tradition of the elders...?" He [Jesus] replied,<text:span text:style-name="T1"> "... You have let go of the commands of God and are holding on to the traditions of men.</text:span>" And he [Jesus] said to them: "<text:span text:style-name="T1">You have no </text:span><text:soft-page-break/><text:span text:style-name="T1">trouble rejecting the commands of God in order to observe your own traditions!</text:span>" (Mark, 7:5-9)</text:p>
      <text:p text:style-name="P89"/>
      <text:h text:style-name="Tr_20_Heading_20_1" text:outline-level="1"><text:span text:style-name="Heading_20_1_20_Char"><text:span text:style-name="T119">THE ONENESS OF GOD ACCORDING TO THE GOSPEL</text:span></text:span></text:h>
      <text:p text:style-name="P86">One of the teachers of the law came and heard them debating. Noticing that Jesus had given them a good answer, he asked him, "Of all the commandments, which is the most important?" "<text:span text:style-name="T1">The most important one</text:span>," answered Jesus, "is this: 'Hear, O Israel, the Lord our God, <text:span text:style-name="T1">the Lord is One</text:span>." "Well said, teacher," the man replied. "You are right in saying that <text:span text:style-name="T1">God is One and there is no other but Him."</text:span> (Mark, 12:28-32)</text:p>
      <text:p text:style-name="P25"><text:span text:style-name="T43">... But </text:span><text:span text:style-name="T44">God is One</text:span><text:span text:style-name="T43">. (Galatians, 3:20) </text:span></text:p>
      <text:p text:style-name="P25"><text:span text:style-name="T43">There are different kinds of working, </text:span><text:span text:style-name="T44">but the same God works all of them in all men. </text:span><text:span text:style-name="T43">(1 Corinthians, 12:6)</text:span></text:p>
      <text:p text:style-name="P25"><text:span text:style-name="T44">For there is one God... </text:span><text:span text:style-name="T43">(1 Timothy, 2:5)</text:span></text:p>
      <text:p text:style-name="P25"><text:span text:style-name="T43">Jesus said to him, "... </text:span><text:span text:style-name="T44">Worship the Lord your God, and serve Him only.</text:span><text:span text:style-name="T43">" (Matthew, 4:10)</text:span></text:p>
      <text:p text:style-name="P25"><text:span text:style-name="T44">You believe that there is one God. Good! </text:span><text:span text:style-name="T43">Even the demons believe that—and shudder. (James, 2:19)</text:span></text:p>
      <text:p text:style-name="P25"><text:span text:style-name="T43">Now to the King eternal, immortal, invisible, </text:span><text:span text:style-name="T44">the only God, be honor and glory for ever and ever. </text:span><text:span text:style-name="T43">(1 Timothy, 1:17)</text:span></text:p>
      <text:p text:style-name="P25"><text:span text:style-name="T43">How can you believe if you accept praise from one another, yet make no effort to obtain the praise that comes from</text:span><text:span text:style-name="T44"> the only God</text:span><text:span text:style-name="T43">? (John, 5:44)</text:span></text:p>
      <text:p text:style-name="P25"><text:span text:style-name="T43">... </text:span><text:span text:style-name="T44">You have one Lord</text:span><text:span text:style-name="T43">... (Matthew, 23:9) </text:span></text:p>
      <text:p text:style-name="P25"><text:span text:style-name="T43">As Jesus started on his way, a man ran up to him and fell on his knees before him. "Good teacher," he asked, "What must I do to inherit eternal life?" Jesus answered, "</text:span><text:span text:style-name="T44">No one is good—except God alone</text:span><text:span text:style-name="T43">." (Mark 10:17-18)</text:span></text:p>
      <text:p text:style-name="P25"><text:span text:style-name="T43">... We know that an idol is nothing at all in the world and that </text:span><text:span text:style-name="T44">there is no god but One... for us there is but one God, the God, from Whom all things came</text:span><text:span text:style-name="T43"> and for Whom we live... (1 Corinthians, 8:4-6)</text:span></text:p>
      <text:p text:style-name="P25"><text:span text:style-name="T43">"Why do you ask me about what is good?" Jesus replied. "</text:span><text:span text:style-name="T44">There is only One Who is good</text:span><text:span text:style-name="T43">. If you want to enter life [paradise], </text:span><text:span text:style-name="T44">obey the commandments of [God]</text:span><text:span text:style-name="T43">." (Matthew, 19:17)</text:span></text:p>
      <text:p text:style-name="P25"><text:span text:style-name="T43">For even if there are so-called gods [surely God is beyond that], whether in heaven or on earth yet for us </text:span><text:span text:style-name="T44">there is one God</text:span><text:span text:style-name="T43">, the God, for Whom all things came and for whom we live. (1 Corinthians 8:5-6)</text:span></text:p>
      <text:p text:style-name="P25"><text:span text:style-name="T43">... </text:span><text:span text:style-name="T44">One Lord</text:span><text:span text:style-name="T43">, one faith... </text:span><text:span text:style-name="T44">one God of all</text:span><text:span text:style-name="T43">, Who is over all and through all and in all. (Ephesians, 4:5-6)</text:span></text:p>
      <text:p text:style-name="P25"><text:span text:style-name="T43">For every house is built by someone, but </text:span><text:span text:style-name="T44">God is the builder of everything.</text:span><text:span text:style-name="T43"> (Hebrews, 3:4)</text:span></text:p>
      <text:p text:style-name="P6"><text:soft-page-break/><text:span text:style-name="T43">Now </text:span><text:span text:style-name="T44">all glory to God</text:span><text:span text:style-name="T43">... (Jude, 1:24)</text:span></text:p>
      <text:p text:style-name="P10"/>
      <text:h text:style-name="Tr_20_Heading_20_1" text:outline-level="1"><text:span text:style-name="Heading_20_1_20_Char"><text:span text:style-name="T119">THE TITLES OF GOD ACCORDING TO THE GOSPEL</text:span></text:span></text:h>
      <text:p text:style-name="P4"><text:span text:style-name="Heading_20_1_20_Char"><text:span text:style-name="T120"/></text:span></text:p>
      <text:h text:style-name="P122" text:outline-level="2">That God is the Creator of All Things</text:h>
      <text:p text:style-name="P25"><text:span text:style-name="T43">When they heard this, they raised their voices together in prayer to God. "</text:span><text:span text:style-name="T44">Sovereign Lord</text:span><text:span text:style-name="T43">," they said, "</text:span><text:span text:style-name="T44">You made the heaven and the earth and the sea, and everything in them.</text:span><text:span text:style-name="T43">" (Acts, 4:24) </text:span></text:p>
      <text:p text:style-name="P25"><text:span text:style-name="T44">The God Who made the world and everything in it is the Lord of heaven and earth... </text:span><text:span text:style-name="T43"><text:s/>(Acts, 17:24) </text:span></text:p>
      <text:p text:style-name="P25"><text:span text:style-name="T44">The God Who made the world and everything in it is the Lord of heaven and earth... He Himself gives all men life and breath and everything else... He made every nation of men, that they should inhabit the whole earth.</text:span><text:span text:style-name="T43"> (Acts, 17:24-26) </text:span></text:p>
      <text:p text:style-name="P86">... We are bringing you good news, telling you to turn from these worthless things to the living <text:span text:style-name="T1">God, Who made heaven and earth and sea and everything in them.</text:span> He [God] has shown kindness by giving you rain from heaven and crops in their seasons; He provides you with plenty of food and fills your hearts with joy. (Acts, 14:15-17) </text:p>
      <text:p text:style-name="P25"><text:span text:style-name="T43">Fear God and give Him glory, because the hour of His judgment has come. </text:span><text:span text:style-name="T44">Worship Him Who made the heavens, the earth, the sea and the springs of water.</text:span><text:span text:style-name="T43"> (Revelation, 14:7) </text:span></text:p>
      <text:p text:style-name="P25"><text:span text:style-name="T43">He also says, "In the beginning, </text:span><text:span text:style-name="T44">O Lord, You laid the foundations of the earth, and the heavens are the work of Your hands. </text:span><text:span text:style-name="T43">[That God created everything from nothing, that He is the Creator of everything is depicted by means of a comparison.] (Hebrews, 1:10)</text:span></text:p>
      <text:p text:style-name="P25"><text:span text:style-name="T44">For from Him and through Him and to Him are all things. </text:span><text:span text:style-name="T43">To Him be the glory forever! Amen. (Romans, 11:36) </text:span></text:p>
      <text:p text:style-name="P25"><text:span text:style-name="T43">... </text:span><text:span text:style-name="T44">For we are God's masterpiece,</text:span><text:span text:style-name="T43"> created... to do good works, which God prepared in advance for us to do. (Ephesians, 2:10) </text:span></text:p>
      <text:p text:style-name="P25"><text:span text:style-name="T44">He [God] chose to give birth to us by giving us his true word. </text:span><text:span text:style-name="T43">And we, out of all creation, became His prized possession. (James, 1:18) </text:span></text:p>
      <text:p text:style-name="P25"><text:span text:style-name="T43">... You are worthy, our Lord and God, to receive glory and honor and power, for </text:span><text:span text:style-name="T44">You created all things, and by Your will they were created and have their being</text:span><text:span text:style-name="T43">. (Revelation, 4:11)</text:span></text:p>
      <text:p text:style-name="P25"><text:span text:style-name="T43">For by Him all things were created: </text:span><text:span text:style-name="T44">things in heaven and on earth, visible and invisible, whether thrones or powers or rulers or authorities; all things were created by Him and for Him.</text:span><text:span text:style-name="T43"> He is before all things, and in Him all things hold together. (Colossians, 1:16-17)</text:span></text:p>
      <text:p text:style-name="P25"><text:span text:style-name="T44">Yet for us there is but one God, from Whom all things came and for Whom we live; and </text:span><text:soft-page-break/><text:span text:style-name="T44">there is but one Lord... through Whom all things came and through Whom we live. </text:span><text:span text:style-name="T43">(1 Corinthians, 8:6)</text:span></text:p>
      <text:p text:style-name="P26"/>
      <text:h text:style-name="P122" text:outline-level="2">That God is Eternal and Timeless</text:h>
      <text:p text:style-name="P25"><text:span text:style-name="T44">He is before all things</text:span><text:span text:style-name="T43">, and in Him all things hold together. (Colossians, 1:17) </text:span></text:p>
      <text:p text:style-name="P25"><text:span text:style-name="T43">God, the blessed and only Ruler, the King of kings and Lord of lords, </text:span><text:span text:style-name="T44">Who alone is immortal...</text:span><text:span text:style-name="T43"> Whom no one has seen or can see. To him be honor and might forever. Amen. (1 Timothy, 6:15-16)</text:span></text:p>
      <text:p text:style-name="P25"><text:span text:style-name="T43">Now... </text:span><text:span text:style-name="T44">eternal, immortal</text:span><text:span text:style-name="T43">, invisible, </text:span><text:span text:style-name="T44">the only God</text:span><text:span text:style-name="T43">, be honor and glory for ever and ever. (1 Timothy, 1:17)</text:span></text:p>
      <text:p text:style-name="P86">... You have known <text:span text:style-name="T1">Him [God] Who is from the beginning.</text:span> (1 John, 2:14) </text:p>
      <text:p text:style-name="P25"><text:span text:style-name="T43">... And the twenty-four elders... fell on their faces and worshiped God, saying: "We give thanks to You, Lord God Almighty, </text:span><text:span text:style-name="T44">the One Who is and Who was..."</text:span><text:span text:style-name="T43"> (Revelation, 11:16-17) </text:span></text:p>
      <text:p text:style-name="P25"><text:span text:style-name="T43">... Day and night they never stop saying: "Holy, holy, holy is the Lord God Almighty, </text:span><text:span text:style-name="T44">Who was, and is, and is to come</text:span><text:span text:style-name="T43">." (Revelation, 4:8) </text:span></text:p>
      <text:p text:style-name="P25"><text:span text:style-name="T44">Because of the truth [God, the Rigteous] </text:span><text:span text:style-name="T43">which lives in us and </text:span><text:span text:style-name="T44">will be with us forever. </text:span><text:span text:style-name="T43">(2 John, 1:2) </text:span></text:p>
      <text:p text:style-name="P25"><text:span text:style-name="T43">For from Him and through Him and to Him are all things. </text:span><text:span text:style-name="T44">To Him be the glory forever!</text:span><text:span text:style-name="T43"> Amen. (Romans, 11:36) </text:span></text:p>
      <text:p text:style-name="P25"><text:span text:style-name="T43">... </text:span><text:span text:style-name="T44">The glory of the immortal God</text:span><text:span text:style-name="T43">... (Romans, 1:23) </text:span></text:p>
      <text:p text:style-name="P29"/>
      <text:h text:style-name="P122" text:outline-level="2">That God Sees, Hears and Knows All</text:h>
      <text:p text:style-name="P25"><text:span text:style-name="T43">Do not be like them, for </text:span><text:span text:style-name="T44">God knows what you need before you ask Him.</text:span><text:span text:style-name="T43"> (Matthew, 6:8) </text:span></text:p>
      <text:p text:style-name="P25"><text:span text:style-name="T44">Nothing in all creation is hidden from God's Sight. Everything is uncovered and laid bare before the eyes of Him to Whom we must give account.</text:span><text:span text:style-name="T43"> (Hebrews, 4:13) </text:span></text:p>
      <text:p text:style-name="P48"><text:span text:style-name="T1">For where two or three come together in My name, there am I with them.</text:span> (Matthew, 18:20) </text:p>
      <text:p text:style-name="P86">Are not five sparrows sold for two pennies? Yet <text:span text:style-name="T1">not one of them is forgotten by God. Indeed, the very hairs of your head are all numbered. </text:span>(Luke, 12:6-7) </text:p>
      <text:p text:style-name="P25"><text:span text:style-name="T43">We accept man's testimony, but </text:span><text:span text:style-name="T44">God's testimony is greater.</text:span><text:span text:style-name="T43">.. (1 John, 5:9) </text:span></text:p>
      <text:p text:style-name="P25"><text:span text:style-name="T44">No one knows about that day or hour</text:span><text:span text:style-name="T43">, not even the angels in heaven, </text:span><text:span text:style-name="T44">but only the Lord.</text:span><text:span text:style-name="T43"> (Matthew, 24:36) </text:span></text:p>
      <text:p text:style-name="P25"><text:soft-page-break/><text:span text:style-name="T43">... the </text:span><text:span text:style-name="T44">depth of the riches</text:span><text:span text:style-name="T43"> of the wisdom and </text:span><text:span text:style-name="T44">knowledge of God!</text:span><text:span text:style-name="T43"> (Romans, 11:33) </text:span></text:p>
      <text:p text:style-name="P29"/>
      <text:h text:style-name="P122" text:outline-level="2">That God Knows the Secret Aspects of All Things </text:h>
      <text:p text:style-name="P25"><text:span text:style-name="T44">... He will bring to light what is hidden in darkness and will expose the motives of men's hearts.</text:span><text:span text:style-name="T43"> At that time each will receive his praise from God. (1 Corinthians, 4:5) </text:span></text:p>
      <text:p text:style-name="P25"><text:span text:style-name="T44">For there is nothing hidden that will not be disclosed, and nothing concealed that will not be known or brought out into the open.</text:span><text:span text:style-name="T43"> (Luke, 8:17) </text:span></text:p>
      <text:p text:style-name="P48">For the word of God is living and active... it penetrates even to dividing soul and spirit, joints and marrow; <text:span text:style-name="T1">it judges the thoughts and attitudes of the heart.</text:span> (Hebrews, 4:12)</text:p>
      <text:p text:style-name="P86">He said to them, "You are the ones who justify yourselves in the eyes of men, but <text:span text:style-name="T1">God knows your hearts.</text:span> What is highly valued among men is detestable in God's Sight." (Luke, 16:15)</text:p>
      <text:p text:style-name="P25"><text:span text:style-name="T43">But when you pray, go into your room, close the door and pray to your Lord, Who is unseen. </text:span><text:span text:style-name="T44">Then your God, Who sees what is done in secret, will reward you. </text:span><text:span text:style-name="T43">(Matthew, 6:6)</text:span></text:p>
      <text:p text:style-name="P26"/>
      <text:h text:style-name="P122" text:outline-level="2">That God is Almighty</text:h>
      <text:p text:style-name="P25"><text:span text:style-name="T43">Jesus looked at them and said, "With man this is impossible, but </text:span><text:span text:style-name="T44">with God all things are possible.</text:span><text:span text:style-name="T43">" (Matthew, 19:26) </text:span></text:p>
      <text:p text:style-name="P25"><text:span text:style-name="T43">... </text:span><text:span text:style-name="T44">Who is God over all,</text:span><text:span text:style-name="T43"> forever praised! (Romans, 9:5)</text:span></text:p>
      <text:p text:style-name="P86"><text:s/>Are not two sparrows sold for a penny? Yet <text:span text:style-name="T1">not one of them will fall to the ground apart from the will of God. </text:span>(Matthew, 10:29) </text:p>
      <text:p text:style-name="P86"><text:span text:style-name="T1">For Yours</text:span> is the kingdom and<text:span text:style-name="T1"> the power and the glory forever</text:span>. Amen. (Matthew, 6:13)</text:p>
      <text:p text:style-name="P25"><text:span text:style-name="T44">... Great and marvelous are Your deeds, Lord God Almighty. </text:span><text:span text:style-name="T43">Just and true are Your ways. (Revelation, 15:3)</text:span></text:p>
      <text:p text:style-name="P25"><text:span text:style-name="T43">... Salvation and </text:span><text:span text:style-name="T44">glory and power belong to our God</text:span><text:span text:style-name="T43">, for true and just are His judgments...  For </text:span><text:span text:style-name="T44">our Lord God Almighty reigns</text:span><text:span text:style-name="T43">. (Revelation, 19:1-6)</text:span></text:p>
      <text:p text:style-name="P25"><text:span text:style-name="T43">In Him we were also chosen, having been predestined according to the plan of Him [God's] </text:span><text:span text:style-name="T44">Who works out everything in conformity</text:span><text:span text:style-name="T43"> with the purpose of His will. (Ephesians, 1:11) </text:span></text:p>
      <text:p text:style-name="P25"><text:span text:style-name="T44">... For there is no authority except that which God has established. The authorities that exist have been established by God.</text:span><text:span text:style-name="T43"> (Romans, 13:1) </text:span></text:p>
      <text:p text:style-name="P25"><text:soft-page-break/><text:span text:style-name="T43">... It is written: "'As surely as I live,' says the Lord, '</text:span><text:span text:style-name="T44">every knee will bow before Me; every tongue will praise God.</text:span><text:span text:style-name="T43">'" (Romans, 14: 11) </text:span></text:p>
      <text:p text:style-name="P25"><text:span text:style-name="T44">God, the blessed and only Ruler...</text:span><text:span text:style-name="T43"> Who alone is immortal and Who lives in unapproachable light, Whom no one has seen or can see. </text:span><text:span text:style-name="T44">To Him be honor and might forever.</text:span><text:span text:style-name="T43"> (1 Timothy, 6:15-16) </text:span></text:p>
      <text:p text:style-name="P25"><text:span text:style-name="T43">For </text:span><text:span text:style-name="T44">nothing is impossible with God</text:span><text:span text:style-name="T43">. (Luke, 1:37)</text:span></text:p>
      <text:p text:style-name="P25"><text:span text:style-name="T43">And sang the song of Moses the servant of God and the song of the Lamb: "</text:span><text:span text:style-name="T44">Great and marvelous are your deeds, Lord God Almighty.</text:span><text:span text:style-name="T43"> Just and true are Your ways, Lord of the ages. Who will not fear You, O Lord, and bring glory to Your name? For you alone are holy. All nations will come and worship before You, for Your righteous acts have been revealed." (Revelation, 15: 3-4) </text:span></text:p>
      <text:p text:style-name="P25"><text:span text:style-name="T44">For from Him and through Him and to Him are all things. To Him be the glory forever! </text:span><text:span text:style-name="T43">(Romans, 11:36) </text:span></text:p>
      <text:p text:style-name="P25"><text:span text:style-name="T43">Now to Him </text:span><text:span text:style-name="T44">Who is able to do immeasurably more than all we ask or imagine</text:span><text:span text:style-name="T43">, according to His power that is at work within us. (Ephesians, 3:20) </text:span></text:p>
      <text:p text:style-name="P25"><text:span text:style-name="T43">... </text:span><text:span text:style-name="T44">Everything comes from God.</text:span><text:span text:style-name="T43"> (1 Corinthians, 11:12) </text:span></text:p>
      <text:p text:style-name="P28"/>
      <text:h text:style-name="P122" text:outline-level="2">That God is the Only Lord of Power and Will</text:h>
      <text:p text:style-name="P26">"No one can receive anything unless God gives it..." (John, 3: 27) </text:p>
      <text:p text:style-name="P25"><text:span text:style-name="T44">... The power of the Lord was present</text:span><text:span text:style-name="T43"> for him [Jesus] to heal the sick. (Luke, 5:17) </text:span></text:p>
      <text:p text:style-name="P25"><text:span text:style-name="T43">Jesus replied, "Not everyone can accept this word, </text:span><text:span text:style-name="T44">but only those to whom it has been given.</text:span><text:span text:style-name="T43">" (Matthew, 19:11) </text:span></text:p>
      <text:p text:style-name="P86">Are not two sparrows sold for a penny? Yet <text:span text:style-name="T1">not one of them will fall to the ground apart from the will of your Lord.</text:span> (Matthew, 10:29) </text:p>
      <text:p text:style-name="P25"><text:span text:style-name="T43">For it is by grace you have been saved, through faith—and </text:span><text:span text:style-name="T44">this not from yourselves, it is the gift of God</text:span><text:span text:style-name="T43">—not by works, so that no one can boast. For we are God's masterpiece, created... to do good works, which God prepared in advance for us to do. (Ephesians, 2:8-10) </text:span></text:p>
      <text:p text:style-name="P25"><text:span text:style-name="T43">Now listen, you who say, "Today or tomorrow we will go to this or that city, spend a year there, carry on business and make money." Why, you do not even know what will happen tomorrow. What is your life? You are a mist that appears for a little while and then vanishes. Instead, you ought to say, "</text:span><text:span text:style-name="T44">If it is the Lord's will, we will live and do this or that.</text:span><text:span text:style-name="T43">" (James, 4:13-15)</text:span></text:p>
      <text:p text:style-name="P25"><text:span text:style-name="T44">For the Mighty One has done great things for me</text:span><text:span text:style-name="T43">—holy is His name. (Luke, 1:49) </text:span></text:p>
      <text:p text:style-name="P25"><text:span text:style-name="T43">... It is not Moses who has given you the bread from heaven, but</text:span><text:span text:style-name="T44"> it is my Lord Who gives you the true bread from heaven.</text:span><text:span text:style-name="T43">  (John, 6:32)</text:span></text:p>
      <text:p text:style-name="P25"><text:soft-page-break/><text:span text:style-name="T44">The earth is the Lord's, and everything in it.</text:span><text:span text:style-name="T43"> (1 Corinthians, 10:26) </text:span></text:p>
      <text:p text:style-name="P25"><text:span text:style-name="T44">Ask the Lord of the harvest</text:span><text:span text:style-name="T43">, therefore, to send out workers into his harvest field. (Matthew, 9:38) </text:span></text:p>
      <text:p text:style-name="P25"><text:span text:style-name="T43">But when they arrest you, do not worry about what to say or how to say it. At that time you will be given what to say, </text:span><text:span text:style-name="T44">for it will not be you speaking, but the Lord speaking through you.</text:span><text:span text:style-name="T43"> (Matthew, 10:19-20) </text:span></text:p>
      <text:p text:style-name="P25"><text:span text:style-name="T44">To Him Who is able to keep you from falling and to present you before His glorious Presence without fault...</text:span><text:span text:style-name="T43"> (Jude, 1:24-25) </text:span></text:p>
      <text:p text:style-name="P25"><text:span text:style-name="T43">There is only one Lawgiver and Judge,</text:span><text:span text:style-name="T44"> the One Who is able to save and destroy.</text:span><text:span text:style-name="T43"> (James, 4:12)</text:span></text:p>
      <text:p text:style-name="P25"><text:span text:style-name="T43">So neither he who plants nor he who waters is anything, but only God, </text:span><text:span text:style-name="T44">Who makes things grow.</text:span><text:span text:style-name="T43"> (1 Corinthians, 3:7) </text:span></text:p>
      <text:p text:style-name="P25"><text:span text:style-name="T43">Not that we are competent in ourselves to claim anything for ourselves, </text:span><text:span text:style-name="T44">but our competence comes from God.</text:span><text:span text:style-name="T43"> (2 Corinthians, 3:5-6)</text:span></text:p>
      <text:p text:style-name="P26"/>
      <text:h text:style-name="P122" text:outline-level="2">That God is the Only One Worthy of Praise</text:h>
      <text:p text:style-name="P25"><text:span text:style-name="T44">Glory to God in the highest,</text:span><text:span text:style-name="T43"> and on earth peace to men on whom His favor rests. (Luke, 2:14) </text:span></text:p>
      <text:p text:style-name="P25"><text:span text:style-name="T43">... Who is God over all, </text:span><text:span text:style-name="T44">forever praised!</text:span><text:span text:style-name="T43"> (Romans, 9:5) </text:span></text:p>
      <text:p text:style-name="P25"><text:span text:style-name="T44">The Creator—Who is forever praised. Amen. </text:span><text:span text:style-name="T43">(Romans, 1:25) </text:span></text:p>
      <text:p text:style-name="P86">The shepherds returned, <text:span text:style-name="T1">glorifying and praising God </text:span>for all the things they had heard and seen, which were just as they had been told. (Luke, 2:20) </text:p>
      <text:p text:style-name="P25"><text:span text:style-name="T43">"Amen!  </text:span><text:span text:style-name="T44">Praise and glory</text:span><text:span text:style-name="T43"> and wisdom and thanks and honor and power and strength </text:span><text:span text:style-name="T44">be to our God for ever and ever.</text:span><text:span text:style-name="T43">" (Revelation, 7:12) </text:span></text:p>
      <text:p text:style-name="P25"><text:span text:style-name="T44">With the tongue we praise our Lord...</text:span><text:span text:style-name="T43"> (James, 3:9)</text:span></text:p>
      <text:p text:style-name="P25"><text:span text:style-name="T43">So that the Gentiles may </text:span><text:span text:style-name="T44">glorify God</text:span><text:span text:style-name="T43"> for His mercy, as it is written: "Therefore </text:span><text:span text:style-name="T44">I will praise you among the Gentiles</text:span><text:span text:style-name="T43">; I will sing hymns to Your name." Again, it says, "Rejoice, O Gentiles, with his people." And again, </text:span><text:span text:style-name="T44">"Praise the Lord, all you Gentiles, and sing praises to Him, all you peoples."</text:span><text:span text:style-name="T43"> (Romans, 15: 9-11) </text:span></text:p>
      <text:p text:style-name="P25"><text:span text:style-name="T44">... Praise be to the God... </text:span><text:span text:style-name="T43">(2 Corinthians, 1:3; Ephesians, 1:3) </text:span></text:p>
      <text:p text:style-name="P30"/>
      <text:h text:style-name="P122" text:outline-level="2">That God Kills and Resurrects</text:h>
      <text:p text:style-name="P25"><text:span text:style-name="T43">... This happened that </text:span><text:span text:style-name="T44">we might not rely on ourselves but on God</text:span><text:span text:style-name="T43">... (2 Corinthians, 1:9) </text:span></text:p>
      <text:p text:style-name="P25"><text:soft-page-break/><text:span text:style-name="T43">Why should any of you consider it incredible that </text:span><text:span text:style-name="T44">God raises the dead</text:span><text:span text:style-name="T43">? (Acts, 26:8)</text:span></text:p>
      <text:p text:style-name="P25"><text:span text:style-name="T44">In the Sight of God, Who gives life to everything... </text:span><text:span text:style-name="T43">(1 Timothy, 6:13) </text:span></text:p>
      <text:p text:style-name="P86">He Who... <text:span text:style-name="T1">will also give life to your mortal bodies</text:span> through His Spirit, Who lives in you... (Romans, 8:11) </text:p>
      <text:p text:style-name="P25"><text:span text:style-name="T43">As it is written: "I have made you [Abraham] a father of many nations." He is our father in the Sight of God, in Whom he [Abraham] believed—the God </text:span><text:span text:style-name="T44">Who gives life to the dead and calls things that are not as though they were.</text:span><text:span text:style-name="T43"> (Romans, 4:17)</text:span></text:p>
      <text:p text:style-name="P25"><text:span text:style-name="T43">The God Who made the world and everything in it is the Lord of heaven and earth...</text:span><text:span text:style-name="T44"> He himself gives all men life </text:span><text:span text:style-name="T43">and breath and everything else. (Acts, 17:24-25)</text:span></text:p>
      <text:p text:style-name="P31"><text:span text:style-name="T44">For just as the Lord raises the dead... </text:span><text:span text:style-name="T43">(John, 5:21) </text:span></text:p>
      <text:p text:style-name="P27"/>
      <text:h text:style-name="P122" text:outline-level="2">That God is the Provider</text:h>
      <text:p text:style-name="P25"><text:span text:style-name="T43">... It is not Moses who has given you the bread from heaven, but </text:span><text:span text:style-name="T44">it is my Lord Who gives you the true bread from heaven</text:span><text:span text:style-name="T43">. (John, 6:32) </text:span></text:p>
      <text:p text:style-name="P25"><text:span text:style-name="T43">Therefore I tell you, </text:span><text:span text:style-name="T44">do not worry about your life, what you will eat or drink; or about your body, what you will wear</text:span><text:span text:style-name="T43">. Is not life more important than food, and the body more important than clothes? Look at the birds of the air; they do not sow or reap or store away in barns, and yet God feeds them. Are you not much more valuable than they? (Matthew, 6:25-26) </text:span></text:p>
      <text:p text:style-name="P25"><text:span text:style-name="T43">... He has shown kindness by giving you rain from heaven and crops in their seasons; </text:span><text:span text:style-name="T44">He provides you with plenty of food and fills your hearts with joy</text:span><text:span text:style-name="T43">. (Acts, 14:17)</text:span></text:p>
      <text:p text:style-name="P86">His mercy extends to those who fear Him, from generation to generation... <text:span text:style-name="T1">He has filled the hungry with good things</text:span> but has sent the rich away empty. (Luke, 1:50-53) </text:p>
      <text:p text:style-name="P25"><text:span text:style-name="T43">Then Jesus said to his disciples: "Therefore I tell you, do not worry about your life, what you will eat; or about your body, what you will wear... </text:span><text:span text:style-name="T44">Consider the ravens: They do not sow or reap, they have no storeroom or barn; yet God feeds them. And how much more valuable you are than birds!</text:span><text:span text:style-name="T43"> (Luke, 12:22-24) </text:span></text:p>
      <text:p text:style-name="P26"/>
      <text:h text:style-name="P122" text:outline-level="2">That God is All-Loving, Endower and Compassionate</text:h>
      <text:p text:style-name="P25"><text:span text:style-name="T44">His mercy extends to those who fear Him, from generation to generation. </text:span><text:span text:style-name="T43">(Luke, 1:50) </text:span></text:p>
      <text:p text:style-name="P25"><text:span text:style-name="T44">... The Lord is full of compassion and mercy.</text:span><text:span text:style-name="T43"> (James, 5:11)</text:span></text:p>
      <text:p text:style-name="P25"><text:span text:style-name="T43">Because of the </text:span><text:span text:style-name="T44">tender mercy of our God</text:span><text:span text:style-name="T43">, by which the rising sun will come to us from heaven to </text:span><text:soft-page-break/><text:span text:style-name="T43">shine on those living in darkness and in the shadow of death, to guide our feet into the path of peace. (Luke, 1:78-79) </text:span></text:p>
      <text:p text:style-name="P86">But <text:span text:style-name="T1">because of His great love for us</text:span>, God, Who is rich in mercy, made us alive—<text:span text:style-name="T1">it is by grace you have been saved. </text:span>(Ephesians, 2:4-5) </text:p>
      <text:p text:style-name="P25"><text:span text:style-name="T43">As you know, we consider blessed those who have persevered. </text:span><text:span text:style-name="T44">You have heard of Job's perseverance and have seen what the Lord finally brought about. The Lord is full of compassion and mercy. </text:span><text:span text:style-name="T43">(James, 5:11)</text:span></text:p>
      <text:p text:style-name="P25"><text:span text:style-name="T43">... With </text:span><text:span text:style-name="T44">the riches of God's grace that He lavished on us with all wisdom and understanding.</text:span><text:span text:style-name="T43"> (Ephesians, 1:7-8) </text:span></text:p>
      <text:p text:style-name="P25"><text:span text:style-name="T43">And we know that in all things God works </text:span><text:span text:style-name="T44">for the good of those who love Him</text:span><text:span text:style-name="T43">, who have been called according to His purpose. (Romans, 8:28)</text:span></text:p>
      <text:p text:style-name="P25"><text:span text:style-name="T43">But </text:span><text:span text:style-name="T44">when the kindness and love of God our Savior appeared, He saved</text:span><text:span text:style-name="T43"> us, not because of righteous things we had done, but </text:span><text:span text:style-name="T44">because of His mercy</text:span><text:span text:style-name="T43">... (Titus, 3: 4-6) </text:span></text:p>
      <text:p text:style-name="P25"><text:span text:style-name="T43">And in their prayers for you their hearts will go out to you, </text:span><text:span text:style-name="T44">because of the surpassing grace God has given you. Thanks be to God for His indescribable gift!</text:span><text:span text:style-name="T43"> (2 Corinthians, 9:14-15) </text:span></text:p>
      <text:p text:style-name="P25"><text:span text:style-name="T43">For it is by grace </text:span><text:span text:style-name="T44">you have been saved, through faith</text:span><text:span text:style-name="T43">—and </text:span><text:span text:style-name="T44">this not from yourselves, it is the gift of God</text:span><text:span text:style-name="T43">—not by works, so that no one can boast. For we are God's masterpiece, created... to do good works, which God prepared in advance for us to do. (Ephesians, 2:8-10)</text:span></text:p>
      <text:p text:style-name="P25"><text:span text:style-name="T43">Or do you show contempt for the </text:span><text:span text:style-name="T44">riches of His [God's] kindness, understanding and patience</text:span><text:span text:style-name="T43">, [surely God is beyond that] not realizing that </text:span><text:span text:style-name="T44">God's kindness</text:span><text:span text:style-name="T43"> leads you toward repentance? (Romans, 2:4)</text:span></text:p>
      <text:p text:style-name="P25"><text:span text:style-name="T43">No temptation has seized you except what is common to man. And </text:span><text:span text:style-name="T44">God is faithful; He will not let you be tempted beyond what you can bear. But when you are tempted, He will also provide a way out so that you can stand up under it. </text:span><text:span text:style-name="T43">(1 Corinthians, 10:13) </text:span></text:p>
      <text:p text:style-name="P25"><text:span text:style-name="T43">Dear friends, </text:span><text:span text:style-name="T44">since God so loved us</text:span><text:span text:style-name="T43">, we also ought to love one another. (1 John, 4:11)</text:span></text:p>
      <text:p text:style-name="P25"><text:span text:style-name="T43">Don't be deceived, my dear brothers... </text:span><text:span text:style-name="T44">Every good and perfect gift comes from God</text:span><text:span text:style-name="T43">. (James, 1:16-17) </text:span></text:p>
      <text:p text:style-name="P25"><text:span text:style-name="T43">Young men, in the same way be submissive to those who are older. All of you, clothe yourselves with humility toward one another, because, "</text:span><text:span text:style-name="T44">God</text:span><text:span text:style-name="T43"> opposes the proud but </text:span><text:span text:style-name="T44">gives grace to the humble</text:span><text:span text:style-name="T43">." (1 Peter, 5:5) </text:span></text:p>
      <text:p text:style-name="P25"><text:span text:style-name="T43">... </text:span><text:span text:style-name="T44">God of all grace, Who called you to His eternal glory</text:span><text:span text:style-name="T43"> after you have suffered a little while, will himself restore you and make you strong, firm and steadfast. To Him be the power for ever and ever. (1 Peter, 5:10-11) </text:span></text:p>
      <text:p text:style-name="P25"><text:soft-page-break/><text:span text:style-name="T44">May God Himself, the God of peace, sanctify you through and through.</text:span><text:span text:style-name="T43"> May your whole spirit, soul and body be kept blameless at the coming of... Jesus Christ. (1 Thessalonians, 5:23)</text:span></text:p>
      <text:p text:style-name="P25"><text:span text:style-name="T44">Now may the Lord of peace Himself give you peace at all times and in every way.</text:span><text:span text:style-name="T43"> The Lord be with all of you. (2 Thessalonians, 3:16)</text:span></text:p>
      <text:p text:style-name="P26"/>
      <text:h text:style-name="P122" text:outline-level="2">That God Watches Over and Protects His Servants</text:h>
      <text:p text:style-name="P25"><text:span text:style-name="T43">But the Lord is faithful, and </text:span><text:span text:style-name="T44">He will strengthen and protect you from the evil one.</text:span><text:span text:style-name="T43"> (2 Thessalonians, 3: 3)</text:span></text:p>
      <text:p text:style-name="P25"><text:span text:style-name="T43">Do not be like them, for </text:span><text:span text:style-name="T44">God knows what you need before you ask Him.</text:span><text:span text:style-name="T43"> (Matthew, 6:8) </text:span></text:p>
      <text:p text:style-name="P25"><text:span text:style-name="T43">So then, those who suffer according to God's will should </text:span><text:span text:style-name="T44">commit themselves to their faithful Creator </text:span><text:span text:style-name="T43">and continue to do good. (1 Peter, 4:19) </text:span></text:p>
      <text:p text:style-name="P86">... Who through faith are <text:span text:style-name="T1">shielded by God's power</text:span> until the coming of the salvation that is ready to be revealed in the last time. (1 Peter, 1:5) </text:p>
      <text:p text:style-name="P25"><text:span text:style-name="T43">If that is how God clothes the grass of the field, which is here today and tomorrow is thrown into the fire, </text:span><text:span text:style-name="T44">will He not much more clothe you</text:span><text:span text:style-name="T43">, o you of little faith? (Matthew, 6:30) </text:span></text:p>
      <text:p text:style-name="P25"><text:span text:style-name="T43">Look at the birds of the air; they do not sow or reap or store away in barns, and yet God </text:span><text:span text:style-name="T44">feeds them</text:span><text:span text:style-name="T43">. Are you not much more valuable than they? (Matthew, 6:26) </text:span></text:p>
      <text:p text:style-name="P25"><text:span text:style-name="T43">So do not worry, saying, 'What shall we eat?' or 'What shall we drink?' or 'What shall we wear?' For the pagans run after all these things, and </text:span><text:span text:style-name="T44">God knows that you need them.</text:span><text:span text:style-name="T43"> (Matthew, 6:31-32)</text:span></text:p>
      <text:p text:style-name="P25"><text:span text:style-name="T43">He committed no sin, and no deceit was found in his mouth. "When they hurled their insults at him, he did not retaliate; when he suffered, he made no threats. Instead, </text:span><text:span text:style-name="T44">he entrusted himself to Him [God] Who judges justly.</text:span><text:span text:style-name="T43"> (1 Peter, 2:22-23) </text:span></text:p>
      <text:p text:style-name="P26"/>
      <text:h text:style-name="P122" text:outline-level="2">That God Leads to the True Path and Cleanses Spiritual Pollution </text:h>
      <text:p text:style-name="P25"><text:span text:style-name="T59">... </text:span><text:span text:style-name="T43">And are </text:span><text:span text:style-name="T44">justified freely by His grace through the redemption that came by God.</text:span><text:span text:style-name="T43"> (Romans, 3:24) </text:span></text:p>
      <text:p text:style-name="P25"><text:span text:style-name="T43">... </text:span><text:span text:style-name="T44">For He purified their hearts by faith.</text:span><text:span text:style-name="T43"> (Acts, 15:9)</text:span></text:p>
      <text:p text:style-name="P25"><text:span text:style-name="T43">For in the Gospel </text:span><text:span text:style-name="T44">a righteousness from God is revealed</text:span><text:span text:style-name="T43">, a righteousness that is by faith from first to last, just as it is written: "The righteous will live by faith." (Romans, 1:17) </text:span></text:p>
      <text:p text:style-name="P86"><text:soft-page-break/>Who will bring any charge against those whom God has chosen? <text:span text:style-name="T1">It is God Who justifies</text:span>. (Romans, 8:33) </text:p>
      <text:p text:style-name="P25"><text:span text:style-name="T43">So that, </text:span><text:span text:style-name="T44">having been justified by His grace,</text:span><text:span text:style-name="T43"> we might become heirs having the hope of eternal life. (Titus, 3:7) </text:span></text:p>
      <text:p text:style-name="P25"><text:span text:style-name="T43">To </text:span><text:span text:style-name="T44">Him Who is able to keep you from falling</text:span><text:span text:style-name="T43"> and to present you before His glorious Presence </text:span><text:span text:style-name="T44">without fault</text:span><text:span text:style-name="T43"> </text:span><text:span text:style-name="T44">and with great joy</text:span><text:span text:style-name="T43">... (Jude, 1:24)</text:span></text:p>
      <text:p text:style-name="P25"><text:span text:style-name="T43">... </text:span><text:span text:style-name="T44">Salvation</text:span><text:span text:style-name="T43"> and glory and power</text:span><text:span text:style-name="T44"> belong to our God, </text:span><text:span text:style-name="T43">for true and just are His judgments...  For our Lord God Almighty reigns. (Revelation, 19:1-6)</text:span></text:p>
      <text:p text:style-name="P25"><text:span text:style-name="T43">He chose to</text:span><text:span text:style-name="T44"> give us birth</text:span><text:span text:style-name="T43"> through the word of truth... (James, 1:18) </text:span></text:p>
      <text:p text:style-name="P25"><text:span text:style-name="T43">... But you are a chosen people... that you may declare the praises of </text:span><text:span text:style-name="T44">Him Who called you out of darkness into His wonderful light</text:span><text:span text:style-name="T43">... Once you received no mercy; now you have received </text:span><text:span text:style-name="T44">God's mercy</text:span><text:span text:style-name="T43">. (1 Peter, 2:9) </text:span></text:p>
      <text:p text:style-name="P25"><text:span text:style-name="T43">It does not, therefore, depend on man's desire or effort, but on God's mercy... Therefore </text:span><text:span text:style-name="T44">God has mercy on whom He wants to have mercy, and He hardens whom He wants to harden.</text:span><text:span text:style-name="T43"> (Romans, 9:16-18)</text:span></text:p>
      <text:p text:style-name="P26"/>
      <text:h text:style-name="P122" text:outline-level="2">That God Accepts Repentance and Forgives Sins </text:h>
      <text:p text:style-name="P25"><text:span text:style-name="T43">... In accordance </text:span><text:span text:style-name="T44">with the riches of God's grace that He lavished on us with all wisdom and understanding. </text:span><text:span text:style-name="T43">(Ephesians, 1:7-8) </text:span></text:p>
      <text:p text:style-name="P25"><text:span text:style-name="T43">When they heard this, they had no further objections and praised God, saying, "So then, </text:span><text:span text:style-name="T44">God has granted even the Gentiles repentance unto life.</text:span><text:span text:style-name="T43">" (Acts, 11:18)</text:span></text:p>
      <text:p text:style-name="P25"><text:span text:style-name="T43">For He has rescued us from the dominion of darkness... </text:span><text:span text:style-name="T44">we have redemption, the forgiveness of sins.</text:span><text:span text:style-name="T43"> (Colossians, 1:13-14)</text:span></text:p>
      <text:p text:style-name="P86">If we confess our sins, <text:span text:style-name="T1">He is faithful and just and will forgive us our sins and purify us from all unrighteousness. </text:span>(1 John, 1:9) </text:p>
      <text:p text:style-name="P25"><text:span text:style-name="T43">And the prayer offered in faith will make the sick person well; the Lord will raise him up. If he has sinned, </text:span><text:span text:style-name="T44">he will be forgiven</text:span><text:span text:style-name="T43">. (James, 5:15)</text:span></text:p>
      <text:p text:style-name="P25"><text:span text:style-name="T44">Forgive us our debts, as we also have forgiven our debtors.</text:span><text:span text:style-name="T43"> And lead us not into temptation, but deliver us from the evil one. </text:span><text:span text:style-name="T44">For if You forgive men whe</text:span><text:span text:style-name="T43">n they sin against You, God will also forgive you. But if you do not forgive men their sins, your Lord will not forgive your sins. (Matthew, 6:12-15) </text:span></text:p>
      <text:p text:style-name="P25"><text:span text:style-name="T43">He [Jesus] said to them, "When you pray, say: "God, hallowed be Your name... </text:span><text:span text:style-name="T44">Forgive us our sins</text:span><text:span text:style-name="T43">, </text:span><text:soft-page-break/><text:span text:style-name="T43">for we also forgive everyone who sins against us. And lead us not into temptation." (Luke, 11:2-4)</text:span></text:p>
      <text:p text:style-name="P25"><text:span text:style-name="T43">"Do not judge, and you will not be judged. Do not condemn, and you will not be condemned. </text:span><text:span text:style-name="T44">Forgive, and you will be forgiven.</text:span><text:span text:style-name="T43"> Give, and it will be given to you. A good measure, pressed down, shaken together and running over, will be poured into your lap. For with the measure you use, it will be measured to you." (Luke, 6:37-38)</text:span></text:p>
      <text:p text:style-name="P25"><text:span text:style-name="T44">Repent</text:span><text:span text:style-name="T43">, then, and turn to God, </text:span><text:span text:style-name="T44">so that your sins may be wiped out, that times of refreshing may come from the Lord</text:span><text:span text:style-name="T43">... (Acts, 3:19-20)</text:span></text:p>
      <text:p text:style-name="P25"><text:span text:style-name="T44">Repent of this wickedness and pray to the Lord. Perhaps He will forgive you for having such a thought in your heart.</text:span><text:span text:style-name="T43"> (Acts, 8:22)</text:span></text:p>
      <text:p text:style-name="P26"/>
      <text:h text:style-name="P122" text:outline-level="2">That God is the Best of Judges and the Infinitely Just </text:h>
      <text:p text:style-name="P25"><text:span text:style-name="T44">Anyone who does wrong will be repaid for his wrong, and there is no favoritism. </text:span><text:span text:style-name="T43">(Colossians, 3:25)</text:span></text:p>
      <text:p text:style-name="P25"><text:span text:style-name="T43">Because you know that </text:span><text:span text:style-name="T44">the Lord will reward everyone for whatever good he does, whether he is slave or free. </text:span><text:span text:style-name="T43">And masters, treat your slaves in the same way. Do not threaten them, since you know that He... is both their Master and yours... and there is no favoritism with Him. (Ephesians, 6:8-9) </text:span></text:p>
      <text:p text:style-name="P25"><text:span text:style-name="T44">There will be trouble and distress for every human being who does evil... but glory, honor and peace for everyone who does good... For God does not show favoritism.</text:span><text:span text:style-name="T43"> (Romans, 2: 9-11) </text:span></text:p>
      <text:p text:style-name="P86"><text:span text:style-name="T1">Anyone who does wrong will be repaid for his wrong, and there is no favoritism. </text:span>(Colossians, 3:25)</text:p>
      <text:p text:style-name="P25"><text:span text:style-name="T44">God "will give to each person according to what he has done.</text:span><text:span text:style-name="T43">" To those who by persistence in doing good seek glory, honor and immortality, He will give eternal life. But for those who are self-seeking and who reject the truth and follow evil, there will be wrath and anger. (Romans, 2:6-8) </text:span></text:p>
      <text:p text:style-name="P25"><text:span text:style-name="T44">His work will be shown for what it is, because the Day will bring it to light.</text:span><text:span text:style-name="T43"> (1 Corinthians, 3 : 13) </text:span></text:p>
      <text:p text:style-name="P25"><text:span text:style-name="T44">They will have to give account to Him Who is ready to judge the living and the dead.</text:span><text:span text:style-name="T43"> (1 Peter, 4:5) </text:span></text:p>
      <text:p text:style-name="P25"><text:span text:style-name="T43">Since you call on </text:span><text:span text:style-name="T44">God Who judges each man's work impartially</text:span><text:span text:style-name="T43">, live your lives as strangers here in reverent fear. (1 Peter, 1:17) </text:span></text:p>
      <text:p text:style-name="P26">God is not unjust [God is surely beyond that]; He will not forget your work and the love you have shown Him as you have helped His people and continue to help them. (Hebrews, 6:10) </text:p>
      <text:p text:style-name="P26"><text:soft-page-break/>The Lord knows how to rescue godly men from trials and to hold the unrighteous for the day of judgment, while continuing their punishment. This is especially true of those who follow the corrupt desire of the sinful nature and despise authority [surely God is beyond that]. (2 Peter, 2:9-10)</text:p>
      <text:p text:style-name="P25"><text:span text:style-name="T43">The depth of the riches of the wisdom and knowledge of God! </text:span><text:span text:style-name="T44">How unsearchable His judgments, and His paths beyond tracing out!</text:span><text:span text:style-name="T43"> (Romans, 11: 33) </text:span></text:p>
      <text:p text:style-name="P33"/>
      <text:h text:style-name="Tr_20_Heading_20_1" text:outline-level="1"><text:span text:style-name="Heading_20_1_20_Char"><text:span text:style-name="T119">BELIEF IN THE HEREAFTER ACCORDING TO THE GOSPEL</text:span></text:span></text:h>
      <text:p text:style-name="Tr_20_Body"><text:span text:style-name="Heading_20_1_20_Char"><text:span text:style-name="T119"/></text:span></text:p>
      <text:h text:style-name="P122" text:outline-level="2">Belief in Resurrection</text:h>
      <text:p text:style-name="P25"><text:span text:style-name="T43">... The hour is coming when all who are in their graves will hear His voice and come out—</text:span><text:span text:style-name="T44">those who have done good will rise to live, and those who have done evil will rise to be condemned.</text:span><text:span text:style-name="T43"> (John, 5:28-29)</text:span></text:p>
      <text:p text:style-name="P25"><text:span text:style-name="T43">Then Jesus said to his host, "... when you give a banquet, invite the poor, the crippled, the lame, the blind, and you will be blessed. Although they cannot repay you, </text:span><text:span text:style-name="T44">you will be repaid at the resurrection of the righteous [paradise].</text:span><text:span text:style-name="T43">" (Luke, 14:12-14)</text:span></text:p>
      <text:p text:style-name="P25"><text:span text:style-name="T43">Come back to your senses as you ought, and stop sinning; for there are some who are ignorant of God—I say this to your shame. But someone may ask, "</text:span><text:span text:style-name="T44">How are the dead raised?</text:span><text:span text:style-name="T43"> With what kind of body will they come?" How foolish! What you sow does not come to life unless it dies. So will it be with the resurrection of the dead. The body that is sown is perishable, </text:span><text:span text:style-name="T44">it is raised imperishable</text:span><text:span text:style-name="T43">; it is sown in dishonor, </text:span><text:span text:style-name="T44">it is raised in glory</text:span><text:span text:style-name="T43">; it is sown in weakness, </text:span><text:span text:style-name="T44">it is raised in power</text:span><text:span text:style-name="T43">. (1 Corinthians, 15:34-36, 42-44)</text:span></text:p>
      <text:p text:style-name="P86">But <text:span text:style-name="T1">about the resurrection of the dead</text:span>—have you not read what God said to you. (Matthew, 22:31)</text:p>
      <text:p text:style-name="P86">I declare to you, brothers... nor does the perishable inherit the imperishable. Listen, I tell you a mystery: ... We will all be changed in a flash, in the twinkling of an eye, at the last trumpet. For the trumpet will sound, <text:span text:style-name="T1">the dead will be raised imperishable, and we will be changed [created with a new creation]</text:span>. (1 Corinthians, 15:50-52)</text:p>
      <text:p text:style-name="P25"><text:span text:style-name="T43">And </text:span><text:span text:style-name="T44">I have the same hope in God</text:span><text:span text:style-name="T43"> as these men, </text:span><text:span text:style-name="T44">that there will be a resurrection of both the righteous and the wicked. So I strive always to keep my conscience clear before God</text:span><text:span text:style-name="T43">... (Acts, 24 :15-16)</text:span></text:p>
      <text:p text:style-name="P28"/>
      <text:h text:style-name="P122" text:outline-level="2">Belief in the Day of Judgment</text:h>
      <text:p text:style-name="P25"><text:span text:style-name="T43">Everything is uncovered and laid bare before the eyes of </text:span><text:span text:style-name="T44">Him to Whom we must give account.</text:span><text:span text:style-name="T43"> (Hebrews, 4:13)</text:span></text:p>
      <text:p text:style-name="P25"><text:span text:style-name="T44">God "will give to each person according to what he has done.</text:span><text:span text:style-name="T43">" To those who by persistence in doing good seek glory, honor and immortality, He will give eternal life [paradise]. But for those who are self-seeking and who reject the truth and follow evil, there will be wrath and anger. (Romans, 2:6-8)</text:span></text:p>
      <text:p text:style-name="P25"><text:soft-page-break/><text:span text:style-name="T43">But I tell you that men will have </text:span><text:span text:style-name="T44">to give account on the day of judgment</text:span><text:span text:style-name="T43"> for every careless word they have spoken. For by your words you will be acquitted, and by your words you will be condemned. (Matthew, 12:36-37)</text:span></text:p>
      <text:p text:style-name="P48">He said in a loud voice, "Fear God and give Him glory, because <text:span text:style-name="T1">the hour of His judgment has come</text:span>. Worship Him Who made the heavens, the earth, the sea and the springs of water." (Revelation, 14:7)</text:p>
      <text:p text:style-name="P86"><text:span text:style-name="T1">His work will be shown for what it is, because the Day will bring it to light</text:span>. It will be revealed with fire, and the fire will test the quality of each man's work. (1 Corinthians, 3:13)</text:p>
      <text:p text:style-name="P25"><text:span text:style-name="T44">We will all stand before God's judgment seat.</text:span><text:span text:style-name="T43"> It is written: "'As surely as I live,' says the Lord, 'every knee will bow before Me; every tongue will confess to God.' So then, each of us will give an account of himself to God. (Romans, 14:10-12)</text:span></text:p>
      <text:p text:style-name="P25"><text:span text:style-name="T43">If this is so, then the Lord knows how to rescue godly men from trials and to hold the unrighteous for the day of judgment, while </text:span><text:span text:style-name="T44">continuing their punishment</text:span><text:span text:style-name="T43">. This is especially true of those who follow the corrupt desire of the sinful nature and despise authority [Surely God is beyond that]. (2 Peter, 2:9-10)</text:span></text:p>
      <text:p text:style-name="P25"><text:span text:style-name="T43">Do not be deceived: ... </text:span><text:span text:style-name="T44">A man reaps what he sows. The one who sows to please his sinful nature [who abides by his lower self], from that nature will reap destruction; the one who sows to please... [God]... will reap eternal life.</text:span><text:span text:style-name="T43"> (Galatians, 6:7-8)</text:span></text:p>
      <text:p text:style-name="P25"><text:span text:style-name="T43">Now we know that whatever the law says [God's commandments], it says to those who are under the law [to those who are held responsible to abide by God's commandments], so that</text:span><text:span text:style-name="T44"> every mouth may be silenced and the whole world held accountable to God</text:span><text:span text:style-name="T43">. (Romans, 3:19)</text:span></text:p>
      <text:p text:style-name="P25"><text:span text:style-name="T44">Each one should test his own actions. </text:span><text:span text:style-name="T43">Then he can take pride in himself, without comparing himself to somebody else,</text:span><text:span text:style-name="T44"> </text:span><text:span text:style-name="T43">for </text:span><text:span text:style-name="T44">each one should carry his own load.</text:span><text:span text:style-name="T43"> (Galatians, 6:4-5)</text:span></text:p>
      <text:p text:style-name="P26">Anyone who breaks one of the least of these commandments and teaches others to do the same will be called least in the kingdom of God [in the hereafter], but whoever practices and teaches these commands will be called great in the kingdom of God [in the hereafter]. (Matthew, 5:19)</text:p>
      <text:p text:style-name="P25"><text:span text:style-name="T43">You have heard that it was said to the people long ago, 'Do not murder, </text:span><text:span text:style-name="T44">anyone who murders will be subject to judgment.' But I tell you that anyone who is angry with his brother will be subject to judgment.</text:span><text:span text:style-name="T43"> Again, anyone who says to his brother,</text:span><text:span text:style-name="T44"> 'You fool!' will be in danger of the fire of hell.</text:span><text:span text:style-name="T43"> (Matthew, 5:21-22)</text:span></text:p>
      <text:p text:style-name="P25"><text:span text:style-name="T43">I tell you the truth, it will be more bearable for Sodom and Gomorrah on the </text:span><text:span text:style-name="T44">day of judgment</text:span><text:span text:style-name="T43"> than for that town. (Matthew, 10:15)</text:span></text:p>
      <text:p text:style-name="P25"><text:span text:style-name="T43">And you, Capernaum, will you be lifted up to the skies? No, you will go down to the place of dead [hell]... But I tell you, even Sodom will be better off on </text:span><text:span text:style-name="T44">judgment day</text:span><text:span text:style-name="T43"> than you." (Matthew, 11:23-24) </text:span></text:p>
      <text:p text:style-name="P25"><text:soft-page-break/><text:span text:style-name="T43">I tell you, it will be more bearableon </text:span><text:span text:style-name="T44">that day [judgment day]</text:span><text:span text:style-name="T43"> for Sodom than for that town. "Woe to you, Korazin! Woe to you, Bethsaida! For if the miracles that were performed in you had been performed in Tyre and Sidon, they would have repented long ago, sitting in sackcloth and ashes. But it will be more bearable for Tyre and Sidon at </text:span><text:span text:style-name="T44">the judgment </text:span><text:span text:style-name="T43">than for you." (Luke, 10:12-14)</text:span></text:p>
      <text:p text:style-name="P25"><text:span text:style-name="T43">There is a Judge [God] for the one who rejects me and does not accept my words; that very word which I spoke will </text:span><text:span text:style-name="T44">condemn him at the last day</text:span><text:span text:style-name="T43">. (John, 12:48)</text:span></text:p>
      <text:p text:style-name="P25"><text:span text:style-name="T43">You, therefore, have no excuse, you who pass judgment on someone else, for at whatever point you judge the other, you are condemning yourself, because you who pass judgment do the same things. Now </text:span><text:span text:style-name="T44">we know that God's judgment against those who do such things</text:span><text:span text:style-name="T43"> is based on truth. So when you, a mere man, pass judgment on them and yet do the same things, </text:span><text:span text:style-name="T44">do you think you will escape God's judgment? </text:span><text:span text:style-name="T43">(Romans, 2: 1-3) </text:span></text:p>
      <text:p text:style-name="P25"><text:span text:style-name="T43">But because of your stubbornness and your unrepentant heart, you are storing up wrath against yourself for </text:span><text:span text:style-name="T44">the day of God's wrath</text:span><text:span text:style-name="T43">, when His righteous judgment will be revealed. </text:span><text:span text:style-name="T44">God will give to each person according to what he has done.</text:span><text:span text:style-name="T43"> (Romans, 2:5-6)</text:span></text:p>
      <text:p text:style-name="P25"><text:span text:style-name="T43">Isaiah cries out concerning Israel: "Though the number of the Israelites be like the sand by the sea, only the remnant will be saved. </text:span><text:span text:style-name="T44">For the Lord will carry out his sentence on earth with speed and finality</text:span><text:span text:style-name="T43">." (Romans, 9:27-28)</text:span></text:p>
      <text:p text:style-name="P25"><text:span text:style-name="T43">I care very little if I am judged by you or by any human court; indeed, I do not even judge myself. My conscience is clear, but that does not make me innocent. </text:span><text:span text:style-name="T44">It is the Lord Who judges me.</text:span><text:span text:style-name="T43"> (1 Corinthians, 4:3-4)</text:span></text:p>
      <text:p text:style-name="P25"><text:span text:style-name="T43">But they will have to </text:span><text:span text:style-name="T44">give account to God Who</text:span><text:span text:style-name="T43"> is ready to judge the living and the dead. (1 Peter, 4:5)</text:span></text:p>
      <text:p text:style-name="P25"><text:span text:style-name="T45"><text:s/></text:span><text:span text:style-name="T43">For it is time for </text:span><text:span text:style-name="T44">judgment to begin</text:span><text:span text:style-name="T43">... (1 Peter, 4:17)</text:span></text:p>
      <text:p text:style-name="P25"><text:span text:style-name="T43">In this way, love is made complete among us [believers] so that we will have confidence on </text:span><text:span text:style-name="T44">the day of judgment</text:span><text:span text:style-name="T43">... (Jude, 4:17)</text:span></text:p>
      <text:p text:style-name="P25"><text:span text:style-name="T43">To Him [God] Who is able to keep you from falling and to </text:span><text:span text:style-name="T44">present you before His glorious Presence</text:span><text:span text:style-name="T43"> without fault and with great joy—to the only God our Savior be glory, majesty, power and authority... before all ages, now and forevermore! Amen. (Jude, 1:24-25)</text:span></text:p>
      <text:p text:style-name="P26"/>
      <text:h text:style-name="P122" text:outline-level="2">Belief in the Last Day </text:h>
      <text:p text:style-name="P25"><text:span text:style-name="T59"> </text:span><text:span text:style-name="T43">Be careful, or your hearts will be weighed down with dissipation, drunkenness and the anxieties of life, and </text:span><text:span text:style-name="T44">that day will close on you unexpectedly like a trap. For it will come upon all those who live on the face of the whole earth.</text:span><text:span text:style-name="T43"> Be always on the watch, and pray that you may be able to escape all that is about to happen... (Luke, 21:34-36)</text:span></text:p>
      <text:p text:style-name="P25"><text:soft-page-break/><text:span text:style-name="T43">But </text:span><text:span text:style-name="T44">in those days</text:span><text:span text:style-name="T43">, following that distress, </text:span><text:span text:style-name="T44">the sun will be darkened, and the moon will not give its light</text:span><text:span text:style-name="T43">... (Mark, 13:24-25)</text:span></text:p>
      <text:p text:style-name="P25"><text:span text:style-name="T43">But </text:span><text:span text:style-name="T44">the day of the Lord will come like a thief [all of a sudden]. The heavens will disappear with a roar;</text:span><text:span text:style-name="T43"> the elements will be destroyed by fire, and the earth and everything in it will be laid bare... That day will bring about the destruction of the heavens by fire, and the elements will melt in the heat. (Peter, 3:10-12)</text:span></text:p>
      <text:p text:style-name="P25"><text:span text:style-name="T44">No one knows about that day or hour, not even the angels in heaven... but only the Lord.</text:span><text:span text:style-name="T43"> Be on guard! Be alert! You do not know </text:span><text:span text:style-name="T44">when that time will come. </text:span><text:span text:style-name="T43">(Mark, 13:32-33)</text:span></text:p>
      <text:p text:style-name="P86"><text:span text:style-name="T1">No one knows about that day or hour, not even the angels in heaven... but only the God.</text:span> (Matthew, 24:36) </text:p>
      <text:p text:style-name="P34"><text:span text:style-name="T44">How dreadful it will be in those days for pregnant women and nursing mothers!... those will be days of distress unequaled from the beginning,</text:span><text:span text:style-name="T43"> when God created the world, until now—and never to be equaled again. (Mark, 13:17-19)</text:span></text:p>
      <text:p text:style-name="P90">... <text:span text:style-name="T1">will come on a day when he does not expect him and at an hour he is not aware of.</text:span> He will cut him to pieces and assign him a place with the hypocrites, where there will be weeping and gnashing of teeth. (Matthew, 24:50-51)</text:p>
      <text:p text:style-name="P90"><text:span text:style-name="T1">The wrath of God</text:span> is being revealed from heaven against all the godlessness and wickedness of men who suppress the truth by their wickedness... God has made it plain to them. (Romans, 1:18-19)</text:p>
      <text:p text:style-name="P90">Now listen, you rich people, weep and wail because of the misery that is coming upon you. Your wealth has rotted, and moths have eaten your clothes. Your gold and silver are corroded. Their corrosion will testify against you and eat your flesh like fire. You have hoarded wealth in the last days. Look! The wages you failed to pay the workmen who mowed your fields are crying out against you. The cries of the harvesters have reached the ears of the Lord Almighty. You have lived on earth in luxury and self-indulgence. You have fattened yourselves in <text:span text:style-name="T1">the day of slaughter [day of reckoning].</text:span> (James, 5:1-5)</text:p>
      <text:p text:style-name="P90"/>
      <text:h text:style-name="P121" text:outline-level="2">Belief in Paradise</text:h>
      <text:p text:style-name="P90">A faith and knowledge resting on <text:span text:style-name="T1">the hope of eternal life [paradise]</text:span>, which God, Who does not lie, promised before the beginning of time. (Titus, 1:2)</text:p>
      <text:p text:style-name="P90">Jesus gave them this answer: "I tell you the truth, whoever hears my word and believes Him Who sent me has <text:span text:style-name="T1">eternal life [paradise] and will not be condemned</text:span>..." (John, 5:19-24)</text:p>
      <text:p text:style-name="P90"><text:soft-page-break/><text:span text:style-name="T1">The Lord will rescue me from every evil attack and will bring me safely to His heavenly kingdom [paradise].</text:span> To Him be glory for ever and ever. Amen. (2 Timothy, 4: 18)</text:p>
      <text:p text:style-name="P90">Do not work for food that spoils, but <text:span text:style-name="T1">for food that endures to eternal life [paradise]</text:span>... (John, 6:27)</text:p>
      <text:p text:style-name="P86">I tell you the truth, he <text:span text:style-name="T1">who believes has everlasting life [paradise].</text:span> (John, 6:47)</text:p>
      <text:p text:style-name="P25"><text:span text:style-name="T43">"Do not store up for yourselves treasures on earth, where moth and rust destroy, and where thieves break in and steal. But </text:span><text:span text:style-name="T44">store up for yourselves treasures in heaven [the hereafter], where moth and rust do not destroy, and where thieves do not break in and steal.</text:span><text:span text:style-name="T43"> For where your treasure is, there your heart will be also. (Matthew, 6:19-21)</text:span></text:p>
      <text:p text:style-name="P25"><text:span text:style-name="T44">"No eye has seen, no ear has heard, no mind has conceived what God has prepared for those who love Him."</text:span><text:span text:style-name="T43"> (1 Corinthians, 2:9)</text:span></text:p>
      <text:p text:style-name="P25"><text:span text:style-name="T44">Then the righteous will shine like the sun in the kingdom of their Lord [paradise].</text:span><text:span text:style-name="T43"> He who has ears, let him hear!... This is how it will be at the end of the age. The angels will come and separate the wicked from the righteous and throw them into the fiery furnace, where there will be weeping and gnashing of teeth. "Have you understood all these things?" Jesus asked.  "Yes," they replied. (Matthew, 13:43-51)</text:span></text:p>
      <text:p text:style-name="P25"><text:span text:style-name="T43">From that time on Jesus began to preach, "</text:span><text:span text:style-name="T44">Repent, for the kingdom of heaven [the life of the hereafter] is near.</text:span><text:span text:style-name="T43">" (Matthew, 4:17)</text:span></text:p>
      <text:p text:style-name="P25"><text:span text:style-name="T43">He began to teach them saying: "... for theirs is the kingdom of heaven </text:span><text:span text:style-name="T44">[paradise]... for they will be comforted. </text:span><text:span text:style-name="T43">Blessed are the meek! For they will inherit the earth. Blessed are those who hunger and thirst for righteousness! For </text:span><text:span text:style-name="T44">they will be filled</text:span><text:span text:style-name="T43">. Blessed are the merciful! For </text:span><text:span text:style-name="T44">they will be shown mercy</text:span><text:span text:style-name="T43">. Blessed are the pure in heart! For they will see God. [What is meant here is that righteous believers will see the manifestation of God's Glorious Personage as a blessing of paradise]... Blessed are those who are persecuted because of righteousness! </text:span><text:span text:style-name="T44">For theirs is the kingdom of God [paradise]</text:span><text:span text:style-name="T43">. Blessed are you when people insult you, persecute you and falsely say all kinds of evil against you because of me! Rejoice and be glad! Because </text:span><text:span text:style-name="T44">great is your reward in heaven [the hereafter]</text:span><text:span text:style-name="T43">, for in the same way they persecuted the Prophets who were before you." (Matthew, 5:2-12)</text:span></text:p>
      <text:p text:style-name="P25"><text:span text:style-name="T43">At that time the disciples came to Jesus and asked, </text:span><text:span text:style-name="T44">"Who is the greatest in the kingdom of heaven [the hereafter]?"</text:span><text:span text:style-name="T43"> He called a little child and had him stand among them. And he said: "I tell you the truth, unless you change and become like little children, you will never enter the kingdom of heaven [the hereafter]. Therefore, whoever humbles himself like this child is the greatest in the kingdom of heaven [the hereafter]. (Matthew, 18:1-4)</text:span></text:p>
      <text:p text:style-name="P25"><text:span text:style-name="T43">I know that His [God's] command leads </text:span><text:span text:style-name="T44">to eternal life [paradise]</text:span><text:span text:style-name="T43">. So whatever I say is just what </text:span><text:soft-page-break/><text:span text:style-name="T43">God has told me to say." (John, 12:50)</text:span></text:p>
      <text:p text:style-name="P25"><text:span text:style-name="T43">Fight the good fight of the faith. Take hold of </text:span><text:span text:style-name="T44">the eternal life [paradise] </text:span><text:span text:style-name="T43">to which you were called when you made your good confession in the presence of many witnesses. (1 Timothy, 6:12)</text:span></text:p>
      <text:p text:style-name="P25"><text:span text:style-name="T43">Therefore, </text:span><text:span text:style-name="T44">since the promise of entering His rest [paradise] still stands, let us be careful that none of you be found to have fallen short of it.</text:span><text:span text:style-name="T43"> For we also have had the Gospel preached to us, just as they did; but the message they heard was of no value to them, because those who heard did not combine it with faith. Now we who have believed </text:span><text:span text:style-name="T44">enter that rest [paradise]</text:span><text:span text:style-name="T43">, just as God has said, "So I declared on oath in my anger, 'They shall never enter My rest [paradise]'"... (Hebrews, 4:1-3)</text:span></text:p>
      <text:p text:style-name="P25"><text:span text:style-name="T44">It still remains that some will enter that rest [paradise],</text:span><text:span text:style-name="T43"> and those who formerly had the Gospel preached to them did not go in, because of their disobedience. (Hebrews, 4:6)</text:span></text:p>
      <text:p text:style-name="P25"><text:span text:style-name="T43">Let us, therefore, </text:span><text:span text:style-name="T44">make every effort to enter that rest [paradise]</text:span><text:span text:style-name="T43">, so that no one will fall by following their example of disobedience. (Hebrews, 4:11)</text:span></text:p>
      <text:p text:style-name="P25"><text:span text:style-name="T43">And again in the passage above he says, "They shall never enter my rest </text:span><text:span text:style-name="T44">[paradise]</text:span><text:span text:style-name="T43">." (Hebrews, 4:5)</text:span></text:p>
      <text:p text:style-name="P25"><text:span text:style-name="T43">... And to whom did God swear that they would never enter </text:span><text:span text:style-name="T44">His rest [paradise]</text:span><text:span text:style-name="T43"> if not to those who disobeyed? So we see that they were not able to enter, because of their unbelief. (Hebrews, 3:18-19)</text:span></text:p>
      <text:p text:style-name="P25"><text:span text:style-name="T43">... Away from me, all you evildoers!' </text:span><text:span text:style-name="T44">"There will be weeping there, and gnashing of teeth</text:span><text:span text:style-name="T43">, when you see Abraham, Isaac and Jacob and all the Prophets in the kingdom of God </text:span><text:span text:style-name="T44">[paradise],</text:span><text:span text:style-name="T43"> but </text:span><text:span text:style-name="T44">you yourselves thrown out</text:span><text:span text:style-name="T43">. (Luke, 13:27-28)</text:span></text:p>
      <text:p text:style-name="P25"><text:span text:style-name="T43">Then they will go away to eternal punishment [hell], </text:span><text:span text:style-name="T44">but the righteous to eternal life [paradise]</text:span><text:span text:style-name="T43">..." (Matthew, 25:46)</text:span></text:p>
      <text:p text:style-name="P25"><text:span text:style-name="T43">But in keeping with His promise </text:span><text:span text:style-name="T44">we are looking forward to a new heaven and a new earth, the home of righteousness.</text:span><text:span text:style-name="T43"> So then, dear friends, since you are looking forward to this, make every effort to be found spotless, blameless and at peace with Him. (2 Peter 3:13-14)</text:span></text:p>
      <text:p text:style-name="P25"><text:span text:style-name="T43">For in the Gospel a righteousness from God is revealed, a righteousness that is by faith from first to last, just as it is written: </text:span><text:span text:style-name="T44">"The righteous will live [in paradise] by faith."</text:span><text:span text:style-name="T43"> (Romans, 1:17) </text:span></text:p>
      <text:p text:style-name="P25"><text:span text:style-name="T44">... Whoever believes in Him shall not perish but have eternal life [paradise].</text:span><text:span text:style-name="T43"> (John, 3:16)</text:span></text:p>
      <text:p text:style-name="P25"><text:span text:style-name="T43">I tell you the truth," Jesus replied, "no one who has left home or brothers or sisters or mother or father or children or fields for me and the Gospel [for God's approval] will fail to receive a hundred times as much in this present age (homes, brothers, sisters, mothers, children and fields—and with them, persecutions) and in the age to come, </text:span><text:span text:style-name="T44">eternal life [paradise]</text:span><text:span text:style-name="T43">. But many who are first will be last, and the last first." (Mark, 10:29-31)</text:span></text:p>
      <text:p text:style-name="P26"/>
      <text:h text:style-name="P122" text:outline-level="2"><text:soft-page-break/>Belief in Hell</text:h>
      <text:p text:style-name="P25"><text:span text:style-name="T43">But I will show you Whom you should fear: </text:span><text:span text:style-name="T44">Fear Him Who, after the killing of the body, has power to throw you into hell. </text:span><text:span text:style-name="T43">Yes, I tell you, fear Him. (Luke, 12:5)</text:span></text:p>
      <text:p text:style-name="P25"><text:span text:style-name="T44">... into the darkness [hell], where there will be weeping and gnashing of teeth.</text:span><text:span text:style-name="T43"> (Matthew, 22: 13) </text:span></text:p>
      <text:p text:style-name="P25"><text:span text:style-name="T43">As the weeds are pulled up and burned in the fire, so it will be at the end of the age... [God] will send out His angels, and they will weed... everything that causes sin and all who do evil... </text:span><text:span text:style-name="T44">They will throw them into the fiery furnace, where there will be weeping and gnashing of teeth... </text:span><text:span text:style-name="T43">"Once again, the kingdom of heaven [the questioning in the hereafter] is like a net that was let down into the lake and caught all kinds of fish. When it was full, the fishermen pulled it up on the shore. Then they sat down and collected the good fish in baskets, but threw the bad away. </text:span><text:span text:style-name="T44">This is how it will be at the end of the age. The angels will come and separate the wicked from the righteous and throw them into the fiery furnace [hell], where there will be weeping and gnashing of teeth. </text:span><text:span text:style-name="T43">(Matthew, 13:40-50)</text:span></text:p>
      <text:p text:style-name="P25"><text:span text:style-name="T43">... [The wrath of God] will come on a day when he does not expect him and at an hour he is not aware of. He will cut him to pieces and assign him a place </text:span><text:span text:style-name="T44">[hell]</text:span><text:span text:style-name="T43"> with the hypocrites, </text:span><text:span text:style-name="T44">where there will be weeping and gnashing of teeth.</text:span><text:span text:style-name="T43"> (Matthew, 24:50-51)</text:span></text:p>
      <text:p text:style-name="P86">And you, Capernaum, will you be lifted up to the skies? No, <text:span text:style-name="T1">you will go down to the depths [hell].</text:span> If the miracles that were performed in you had been performed in Sodom, it would have remained to this day. But I tell you that it will be more bearable for Sodom on the day of judgment than for you. (Matthew, 11:23-24)</text:p>
      <text:p text:style-name="P25"><text:span text:style-name="T43">Then they </text:span><text:span text:style-name="T44">[the wicked]</text:span><text:span text:style-name="T43"> </text:span><text:span text:style-name="T44">will go away</text:span><text:span text:style-name="T43"> </text:span><text:span text:style-name="T44">to eternal punishment [hell]</text:span><text:span text:style-name="T43">, but the righteous to eternal life [paradise]." (Matthew, 25:46)</text:span></text:p>
      <text:p text:style-name="P25"><text:span text:style-name="T43">... Away from me, all you evildoers! </text:span><text:span text:style-name="T44">"There will be weeping there, and gnashing of teeth</text:span><text:span text:style-name="T43">, when you see Abraham, Isaac and Jacob and all the Prophets in the kingdom of God, </text:span><text:span text:style-name="T44">but you yourselves thrown out. </text:span><text:span text:style-name="T43">(Luke, 13:27-28)</text:span></text:p>
      <text:p text:style-name="P25"><text:span text:style-name="T43">And you, Capernaum, will you be lifted up to the skies? No, </text:span><text:span text:style-name="T44">you will go down to the depths [hell]</text:span><text:span text:style-name="T43">... But I tell you that it will be more bearable for Sodom on the day of judgment than for you. (Matthew, 11:23-24)</text:span></text:p>
      <text:p text:style-name="P25"><text:span text:style-name="T43">The time came when the beggar died... The rich man also died and was buried. </text:span><text:span text:style-name="T44">In hell, where he was in torment</text:span><text:span text:style-name="T43">, he looked up and saw Abraham far away, with Lazarus by his side. So he called to him, '... Father Abraham, have pity on me and send Lazarus to dip the tip of his finger in water and cool my tongue, because </text:span><text:span text:style-name="T44">I am in agony in this fire.</text:span><text:span text:style-name="T43">' But Abraham replied, 'Son, remember that in your lifetime you received your good things, while Lazarus received bad things, but now he is comforted here and you are in agony. And besides all this, between us and you a great chasm has </text:span><text:soft-page-break/><text:span text:style-name="T43">been fixed, </text:span><text:span text:style-name="T44">so that those who want to go from here [paradise] to you cannot, nor can anyone cross over from there [hell] to us.</text:span><text:span text:style-name="T43">' (Luke, 16:22-26)</text:span></text:p>
      <text:p text:style-name="P25"><text:span text:style-name="T43">You snakes! You brood of vipers! </text:span><text:span text:style-name="T44">How will you escape being condemned to hell?</text:span><text:span text:style-name="T43"> Therefore I am sending you prophets and wise men and teachers. Some of them you will kill... others you will flog in your synagogues and pursue from town to town. (Matthew, 23:33-34)</text:span></text:p>
      <text:p text:style-name="P33"/>
      <text:h text:style-name="P116" text:outline-level="1">BELIEF IN TIMELESSNESS AND DESTINY ACCORDING TO THE GOSPEL</text:h>
      <text:p text:style-name="P12"/>
      <text:p text:style-name="P25"><text:span text:style-name="T80">For it is by grace [by the grace of God] you have been saved, through faith and this not from yourselves, it is the gift of God not by works, so that no one can boast. For we are God's masterpiece... </text:span><text:span text:style-name="T82">to do good works, which God prepared in advance for us to do</text:span><text:span text:style-name="T80">. (Ephesians, 2:8-10) </text:span></text:p>
      <text:p text:style-name="P25"><text:span text:style-name="T80">... The remnant of men may seek the Lord, and all the Gentiles... </text:span><text:span text:style-name="T82">says the Lord, Who does these things' that have been known for ages.</text:span><text:span text:style-name="T80"> (Acts, 15:17-18) </text:span></text:p>
      <text:p text:style-name="P25"><text:span text:style-name="T80">... </text:span><text:span text:style-name="T82">Your Lord knows what you need before you ask Him. </text:span><text:span text:style-name="T80">(Mathew, 6:8)</text:span></text:p>
      <text:p text:style-name="P25"><text:span text:style-name="T80">... He was named Jesus, </text:span><text:span text:style-name="T82">the name the angel had given him [by the will of God] before he had been conceived. </text:span><text:span text:style-name="T80">(Luke, 2:21)</text:span></text:p>
      <text:p text:style-name="P25"><text:span text:style-name="T80">... I want those You have given me to be with me where I am, and to see my glory, the glory You [God] have given me because </text:span><text:span text:style-name="T82">You loved me before the creation of the world</text:span><text:span text:style-name="T80">... though the world does not know You, I know You, and they know that You have sent me. (John, 17:24-25)</text:span></text:p>
      <text:p text:style-name="P25"><text:span text:style-name="T80">But do not forget this one thing, dear friends: </text:span><text:span text:style-name="T82">With the Lord a day is like a thousand years, and a thousand years are like a day</text:span><text:span text:style-name="T80">... (2 Peter, 3:8)</text:span></text:p>
      <text:p text:style-name="P25"><text:span text:style-name="T82">He was chosen before the creation of the world, but was revealed in these last times for your sake</text:span><text:span text:style-name="T80">... you believe in God... and so your faith and hope are in God. (1 Peter, 1:20-21)</text:span></text:p>
      <text:p text:style-name="P25"><text:span text:style-name="T80">Whoever does not believe [in God] </text:span><text:span text:style-name="T82">stands condemned already</text:span><text:span text:style-name="T80">... (John, 3:18)</text:span></text:p>
      <text:p text:style-name="P25"><text:span text:style-name="T80">For He [God] </text:span><text:span text:style-name="T82">chose us... before the creation of the world</text:span><text:span text:style-name="T80"> to be holy and blameless in His Sight... </text:span><text:span text:style-name="T82">He predestined us to be adopted as His [servants]</text:span><text:span text:style-name="T80">... in accordance with His pleasure and will. (Ephesians, 1:4-5) </text:span></text:p>
      <text:p text:style-name="P25"><text:span text:style-name="T80">... God, Who has saved us and called us to a holy life not because of anything we have done but because of His own purpose and grace. </text:span><text:span text:style-name="T82">This grace was given us in Christ Jesus [in our obeying Jesus for the approval of God] before the beginning of time, but it has now been revealed through the appearing of... Christ Jesus</text:span><text:span text:style-name="T80">... (2 Timothy, 1:8-10) </text:span></text:p>
      <text:p text:style-name="P25"><text:span text:style-name="T82">The sins of some men are obvious, reaching the place of judgment ahead of them... </text:span><text:span text:style-name="T80">good </text:span><text:soft-page-break/><text:span text:style-name="T80">deeds are obvious... (1 Timothy, 5:24-25)</text:span></text:p>
      <text:p text:style-name="P25"><text:span text:style-name="T80">For </text:span><text:span text:style-name="T82">we know</text:span><text:span text:style-name="T80">, brothers loved by God, that </text:span><text:span text:style-name="T82">He has chosen you [as believers].</text:span><text:span text:style-name="T80"> (1 Thessalonians, 1:4) </text:span></text:p>
      <text:p text:style-name="P25"><text:span text:style-name="T80">... </text:span><text:span text:style-name="T82">A wisdom... that God destined for our glory before time began.</text:span><text:span text:style-name="T80"> None of the rulers of this age understood it... However, as it is written: "No eye has seen, no ear has heard, no mind has conceived what God has prepared for those who love Him." (1 Corinthians, 2:7-9) </text:span></text:p>
      <text:p text:style-name="P25"><text:span text:style-name="T80">At this they tried to seize him [Jesus], but no one laid a hand on him, because </text:span><text:span text:style-name="T82">his time had not yet come.</text:span><text:span text:style-name="T80"> (John, 7:30)</text:span></text:p>
      <text:p text:style-name="P25"><text:span text:style-name="T80">He [Jesus] spoke these words while teaching in the temple area near the place where the offerings were put. Yet no one seized him, because </text:span><text:span text:style-name="T82">his time had not yet come</text:span><text:span text:style-name="T80">. (John, 8:20)</text:span></text:p>
      <text:p text:style-name="P25"><text:span text:style-name="T80">... </text:span><text:span text:style-name="T82">He [Jesus] must remain in heaven [in the Presence of God] until the time comes for God to restore everything, as He promised long ago through His holy prophets. </text:span><text:span text:style-name="T80">(Acts, 3:18-21)</text:span></text:p>
      <text:p text:style-name="P25"><text:span text:style-name="T80">[They]... met together... to conspire against your holy servant Jesus... </text:span><text:span text:style-name="T82">They did what Your power and will had decided beforehand should happen</text:span><text:span text:style-name="T80">. (Acts, 4:27-28) </text:span></text:p>
      <text:p text:style-name="P25"><text:span text:style-name="T80">For truly in this city there were gathered together against Your holy servant Jesus... </text:span><text:span text:style-name="T82">They did what Your power and will had decided beforehand should happen</text:span><text:span text:style-name="T80">. (Acts, 4:27-28) </text:span></text:p>
      <text:p text:style-name="P25"><text:span text:style-name="T80">Blessed is she who has believed that </text:span><text:span text:style-name="T82">what the Lord has said to her will be accomplished!</text:span><text:span text:style-name="T80"> (Luke, 1:45) </text:span></text:p>
      <text:p text:style-name="P25"><text:span text:style-name="T80">From: Paul, ... called to be an apostle and set apart for God's Gospel, which </text:span><text:span text:style-name="T82">He promised beforehand </text:span><text:span text:style-name="T80">through His prophets</text:span><text:span text:style-name="T82"> in the Holy Scriptures.</text:span><text:span text:style-name="T80"> (Romans, 1:2)</text:span></text:p>
      <text:p text:style-name="P25"><text:span text:style-name="T80">I am not referring to all of you; I know [by the will of God] those I have chosen. But </text:span><text:span text:style-name="T82">this is to fulfill the scripture</text:span><text:span text:style-name="T80">: 'He who shares my bread has lifted up his heel against me.' </text:span><text:span text:style-name="T82">I am [by the will of God] telling you now before it happens, so that when it does happen you will believe that I am he</text:span><text:span text:style-name="T80">. (John, 13:18-19)</text:span></text:p>
      <text:p text:style-name="P25"><text:span text:style-name="T80">And we know that in all things God works for the good of those who love Him, </text:span><text:span text:style-name="T82">who have been called [to belief] according to His purpose</text:span><text:span text:style-name="T80">... And those </text:span><text:span text:style-name="T82">He predestined, He also called; those He called</text:span><text:span text:style-name="T80">, He also justified; those He justified, He also glorified. (Romans, 8:28-30)</text:span></text:p>
      <text:p text:style-name="P25"><text:span text:style-name="T80">What if He [God] did this to make the riches of His glory known to </text:span><text:span text:style-name="T82">the objects of His mercy, whom He prepared in advance for glory</text:span><text:span text:style-name="T80">—even us, whom He also called, not only from the Jews but also from the Gentiles? (Romans, 9:23-24)</text:span></text:p>
      <text:p text:style-name="P25"><text:span text:style-name="T80">Paul, a servant of God and an apostle of Jesus Christ for the faith of God's elect and the knowledge of the truth that leads to godliness a faith and knowledge resting </text:span><text:span text:style-name="T82">on the hope of eternal life</text:span><text:span text:style-name="T80">, which God, Who does not lie, </text:span><text:span text:style-name="T82">promised before the beginning of time</text:span><text:span text:style-name="T80">, and at His appointed season He </text:span><text:soft-page-break/><text:span text:style-name="T80">brought His word to light through the preaching entrusted to me by the command of God, our Savior. (Titus, 1:1-3)</text:span></text:p>
      <text:p text:style-name="P25"><text:span text:style-name="T80">And he swore by Him Who lives for ever and ever, Who created the heavens and all that is in them, the earth and all that is in it, and the sea and all that is in it, and said, "... </text:span><text:span text:style-name="T82">The mystery of God will be accomplished, just as He announced to His servants the prophets.</text:span><text:span text:style-name="T80">" (Revelation, 10:6-7)</text:span></text:p>
      <text:p text:style-name="P25"><text:span text:style-name="T80">But we ought always to thank God for you, brothers loved by the Lord, because from </text:span><text:span text:style-name="T82">the beginning God chose you [created you in destiny as believers] to be saved... through belief in the truth</text:span><text:span text:style-name="T80">. (2 Thessalonians, 2:13)</text:span></text:p>
      <text:p text:style-name="P25"><text:span text:style-name="T80">He [Jesus] said to them: "It is not for you to </text:span><text:span text:style-name="T82">know the times or dates... [God] has set</text:span><text:span text:style-name="T80"> by His own authority. (Acts, 1:7)</text:span></text:p>
      <text:p text:style-name="P25"><text:span text:style-name="T80">When the Gentiles heard this, they were glad and honored the word of the Lord; and </text:span><text:span text:style-name="T82">all who were appointed for eternal life believed</text:span><text:span text:style-name="T80">. (Acts, 13:48)</text:span></text:p>
      <text:p text:style-name="P25"><text:span text:style-name="T80">... to strengthen and encourage you in your faith, so that no one would be unsettled by these trials. </text:span><text:span text:style-name="T82">You know quite well that we were destined for them</text:span><text:span text:style-name="T80">. (1 Thessalonians, 3:2-3)</text:span></text:p>
      <text:p text:style-name="P25"><text:span text:style-name="T80">They [those who do not believe] stumble because they disobey the message</text:span><text:span text:style-name="T82">—which is also what they were destined for [they are created in destiny as to fail].</text:span><text:span text:style-name="T80"> (1 Peter, 2:8)</text:span></text:p>
      <text:p text:style-name="P25"><text:span text:style-name="T80">... </text:span><text:span text:style-name="T82">The appearing of... Jesus Christ, which God will bring about in His own time</text:span><text:span text:style-name="T80">—God, the blessed and only Ruler, the King of kings and Lord of lords, Who alone is immortal and Who lives in unapproachable light, Whom no one has seen or can see. To Him be honor and might forever. Amen. (1 Timothy, 6:14-16)</text:span></text:p>
      <text:p text:style-name="P6"><text:span text:style-name="T80">The Son of Man [Jesus] </text:span><text:span text:style-name="T82">will go as it has been decreed</text:span><text:span text:style-name="T80">... (Luke, 22:22)</text:span></text:p>
      <text:p text:style-name="P8"/>
      <text:h text:style-name="Tr_20_Heading_20_1" text:outline-level="1"><text:span text:style-name="Heading_20_1_20_Char"><text:span text:style-name="T119">BELIEF IN ANGELS ACCORDING TO THE GOSPEL</text:span></text:span></text:h>
      <text:p text:style-name="Tr_20_Body"><text:span text:style-name="Heading_20_1_20_Char"><text:span text:style-name="T119"/></text:span></text:p>
      <text:p text:style-name="P97"><text:span text:style-name="T1">The angel answered, "I am Gabriel. I stand in the Presence of God, and I have been sent to speak to you and to tell you this good news."</text:span> (Luke, 1:19)</text:p>
      <text:p text:style-name="P90">For it is written: <text:span text:style-name="T1">'He will command His angels concerning you to guard you carefully; they will lift you up in their hands, so that you will not strike your foot against a stone.'</text:span> [They will protect Jesus (as) from any harm.] (Luke, 4:10-11)</text:p>
      <text:p text:style-name="P90">... <text:span text:style-name="T1">God sent the angel Gabriel to... a virgin. </text:span>The virgin's name was Mary. <text:span text:style-name="T1">The angel went to her and said, "Greetings, you who are highly favored! The Lord is with you."</text:span> Mary was greatly troubled at his words and wondered what kind of greeting this might be. <text:span text:style-name="T1">But the angel said to her, "Do not be afraid, Mary, you have found favor with God. You will be with child and give birth to a son, and you are to give him the name Jesus</text:span>. He will be great... <text:span text:style-name="T1">How will this be," Mary asked the angel, "since I am a virgin?" The angel answered</text:span>... For nothing is impossible with God.  "I am the Lord's servant," Mary answered. "May it be to me as you have said." Then the angel left her. (Luke, 1:26-38)</text:p>
      <text:p text:style-name="P90"><text:span text:style-name="T1">An angel of the Lord appeared to them</text:span>... and they were terrified. <text:span text:style-name="T1">But the angel said to them, "Do not be afraid</text:span>. I bring you good news of great joy that will be for all the people..." (Luke, 2:9-11)</text:p>
      <text:p text:style-name="P90">Jesus said to him, "Away from me, satan! For it is written: 'Worship the Lord your God, and serve Him only. Then the devil left him, and <text:span text:style-name="T1">angels came and attended him</text:span>.'" (Matthew, 4:10-11)</text:p>
      <text:p text:style-name="P90">As the weeds are pulled up and burned in the fire, so it will be at the end of the age... <text:span text:style-name="T1">God will send out His angels, and they will weed out of His kingdom everything that causes sin and all who do evil</text:span>. They will throw them into the fiery furnace... (Matthew, 13:40-42)</text:p>
      <text:p text:style-name="P90">This is how it will be at the end of the age. <text:span text:style-name="T1">The angels will come and separate the wicked from the righteous</text:span> and throw them into the fiery furnace, where there will be weeping and gnashing of teeth. "Have you understood all these things?" Jesus asked. (Matthew, 13:49-50)</text:p>
      <text:p text:style-name="P90"><text:span text:style-name="T1">He [God] will send his angels with a loud trumpet call, </text:span>and they will gather his elect from the four winds, from one end of the heavens to the other. (Matthew, 24:31; Mark, 13:26-27)</text:p>
      <text:p text:style-name="P90"><text:soft-page-break/><text:span text:style-name="T1">No one knows about that day or hour, not even the angels in heaven,</text:span> nor Jesus, but only the God. (Matthew, 24:36)</text:p>
      <text:p text:style-name="P90"><text:s/>Jesus said to him... "Do you think I cannot call on God, and He will at once put at my disposal more than <text:span text:style-name="T1">twelve legions of angels</text:span>?" (Matthew, 26:52-53; Mark, 13:32)</text:p>
      <text:p text:style-name="P90">... For <text:span text:style-name="T1">an angel of the Lord came down from heaven</text:span>... His appearance was like lightning, and his clothes were white as snow. The guards were so afraid of him that they shook and became like dead men. The angel said to the women, "Do not be afraid"... (Matthew, 28:2-5)</text:p>
      <text:p text:style-name="P90">But after he had considered this, <text:span text:style-name="T1">an angel of the Lord</text:span> appeared to him in a dream and said, "... Do not be afraid... She will give birth to a son, and you are to give him the name Jesus..." (Matthew, 1:20-21)</text:p>
      <text:p text:style-name="P90">When Joseph woke up, <text:span text:style-name="T1">he did what the angel of the Lord had commanded him</text:span>... (Matthew, 1:24)</text:p>
      <text:p text:style-name="P90">When they had gone, <text:span text:style-name="T1">an angel of the Lord appeared to Joseph in a dream</text:span>. "Get up," he said, "take the child and his mother and escape to Egypt. Stay there until I tell you, for Herod is going to search for the child to kill him." (Matthew, 2:13)</text:p>
      <text:p text:style-name="P90">After Herod died, <text:span text:style-name="T1">an angel of the Lord appeared in a dream to Joseph in Egypt</text:span> and said, "Get up, take the child and his mother and go to the land of Israel, for those who were trying to take the child's life are dead." (Matthew, 2:19-20)</text:p>
      <text:p text:style-name="P90">... All the assembled worshipers were praying outside. Then <text:span text:style-name="T1">an angel of the Lord appeared to him</text:span>... When <text:span text:style-name="T1">Zechariah saw him, he was startled and was gripped with fear. But the angel said to him: "Do not be afraid, Zechariah; your prayer has been heard</text:span>. Your wife Elizabeth will bear you a son, and you are to give him the name John. He will be a joy and delight to you, many will rejoice because of his birth, for he will be great in the Sight of the Lord. He is never to take wine or other fermented drink, and he will be filled with the God's Spirit [He will be of a morality that pleases God] even from birth. Many of the people of Israel will he bring back to the Lord their God... <text:span text:style-name="T1">Zechariah asked the angel</text:span>, "How can I be sure of this? I am an old man and my wife is well along in years." The angel answered, <text:span text:style-name="T1">"I am Gabriel. I stand in the Presence of God, and I have been sent to speak to you and to tell you this good news...</text:span> And now you will be silent and not able to speak until the day this happens... (Luke, 1:10-20)</text:p>
      <text:p text:style-name="P90"><text:span text:style-name="T1">Suddenly an angel of the Lord appeared </text:span>and a light shone in the cell. He struck Peter on the side and woke him up. "Quick, get up!" he said, and the chains fell off Peter's wrists. <text:span text:style-name="T1">Then the angel said to him, "Put on your clothes and sandals." </text:span>And Peter did so. <text:span text:style-name="T1">"Wrap your cloak around you and follow me," the angel told him. </text:span><text:soft-page-break/>Peter followed him out of the prison, but <text:span text:style-name="T1">he had no idea that what the angel was doing was really happening; </text:span>he thought he was seeing a vision... Then Peter came to himself and<text:span text:style-name="T1"> said, "Now I know without a doubt that the Lord sent His angel and rescued me</text:span> from Herod's clutches and from everything the Jewish people were anticipating." (Acts, 12:7-11) </text:p>
      <text:p text:style-name="P90"><text:span text:style-name="T1">Then I saw another angel</text:span> flying in midair, and <text:span text:style-name="T1">he had the eternal Gospel to proclaim to those who live on the earth—to every nation, tribe, language and people [He was conveying God's revelation to mankind]</text:span>... He said in a loud voice, "Fear God and give Him glory, because the hour of His judgment has come. Worship Him Who made the heavens, the earth, the sea and the springs of water." (Revelation, 14:6-7)</text:p>
      <text:p text:style-name="P90">Now Christ has gone to heaven. He is seated in the place of honor next to God, and all <text:span text:style-name="T1">the angels</text:span> and authorities and powers accept his authority. (1 Peter, 3:22)</text:p>
      <text:p text:style-name="P90"><text:span text:style-name="T1">Are not all angels ministering spirits sent to serve those who will inherit salvation?</text:span> (Hebrews, 1:14)</text:p>
      <text:p text:style-name="P90"><text:span text:style-name="T1">But during the night an angel of the Lord opened the doors of the jail and brought them out.</text:span> "Go, stand in the temple courts," he said, "and tell the people the full message of this new life." (Acts, 5:19-20)</text:p>
      <text:p text:style-name="P90">... <text:span text:style-name="T1">You who have received the law </text:span>[The commandments and prohibitions which are the revelations of God] <text:span text:style-name="T1">that was put into effect through angels</text:span> but have not obeyed it... (Acts, 7:53)</text:p>
      <text:p text:style-name="P90">Now <text:span text:style-name="T1">an angel of the Lord said to Philip</text:span>, "Go south to the road—the desert road—that goes down from Jerusalem to Gaza." So he started out... (Acts, 8:26-27)</text:p>
      <text:p text:style-name="P90">One day at about three in the afternoon he had a vision. <text:span text:style-name="T1">He distinctly saw an angel of God, who came to him and said, "Cornelius!"</text:span> (Acts, 10:3)</text:p>
      <text:p text:style-name="P90">... They came and told us that they had seen a vision of <text:span text:style-name="T1">angels, who said he was alive</text:span>. (Luke, 24:23)</text:p>
      <text:p text:style-name="P90"><text:span text:style-name="T1">A holy angel told him</text:span> to have you come to his house so that he could hear what you have to say. (Acts, 10:22)</text:p>
      <text:p text:style-name="P90">... <text:span text:style-name="T1">He told us how he had seen an angel appear in his house and say,</text:span> 'Send to Joppa for Simon who is called Peter. He will bring you a message through which you and all your household will be saved.' (Acts, 11:13-14)</text:p>
      <text:p text:style-name="P90">On the appointed day Herod, wearing his royal robes, sat on his throne and delivered a public address to the people. They shouted... Immediately, because Herod did not give <text:soft-page-break/>praise to God, <text:span text:style-name="T1">an angel of the Lord struck him down [took his life]</text:span> and he was eaten by worms and died. (Acts, 12:21-23)</text:p>
      <text:p text:style-name="P90">For it seems to me that God has put us apostles on display at the end of the procession, like men condemned to die in the arena. We have been made a spectacle to the whole universe, <text:span text:style-name="T1">to angels as well as to men</text:span>. (1 Corinthians, 4:9)</text:p>
      <text:p text:style-name="P90">If I speak <text:span text:style-name="T1">in the tongues</text:span> of men and <text:span text:style-name="T1">of angels</text:span>, but have not love, I am only a resounding gong or a clanging cymbal. (1 Corinthians, 13:1)</text:p>
      <text:p text:style-name="P90"><text:span text:style-name="T1">This will happen when... Jesus is revealed from heaven [descend from God's Sight] in blazing fire with his powerful angels.</text:span> (2 Thessalanians, 1:7) </text:p>
      <text:p text:style-name="P90"><text:span text:style-name="T1">He [Jesus]</text:span>, appeared in a body... <text:span text:style-name="T1">was seen by angels</text:span>, was preached among the nations, was believed on in the world, was taken up in glory. (1 Timothy, 3:16)</text:p>
      <text:p text:style-name="P90">I charge you, in the Sight of God and Christ Jesus and <text:span text:style-name="T1">the elect angels</text:span>, to keep these instructions without partiality, and to do nothing out of favoritism. Do not be hasty in the laying on of hands, and do not share in the sins of others. Keep yourself pure. (1 Timothy, 5:21-22)</text:p>
      <text:p text:style-name="P90">For if the <text:span text:style-name="T1">message spoken by angels was binding</text:span>, and every violation and disobedience received its just punishment, how shall we escape if we ignore such a great salvation? (Hebrews, 2:2-3)</text:p>
      <text:p text:style-name="P90">... Yet <text:span text:style-name="T1">even angels, although they are stronger and more powerful</text:span>, do not bring slanderous accusations against such beings in the Presence of the Lord. (2 Peter, 2:11)</text:p>
      <text:p text:style-name="P90">But even <text:span text:style-name="T1">the archangel Michael</text:span>... did not dare to bring a slanderous accusation against him... (Jude, 1:9)</text:p>
      <text:p text:style-name="P90">He [God] made it known by sending <text:span text:style-name="T1">His angel</text:span> to His servant John... (Revelation, 1:1)</text:p>
      <text:p text:style-name="P90">... And <text:span text:style-name="T1">I saw a mighty angel</text:span> proclaiming in a loud voice, "Who is worthy to break the seals and open the scroll?" But no one in heaven or on earth or under the earth could open the scroll or even look inside it. (Revelation, 5:2-3)</text:p>
      <text:p text:style-name="P90">Then <text:span text:style-name="T1">I saw another mighty angel coming down from heaven</text:span>... (Revelation, 10:1)</text:p>
      <text:p text:style-name="P90">... He was named Jesus, the <text:span text:style-name="T1">name the angel had given him </text:span>before he had been conceived. (Luke, 2:21)</text:p>
      <text:p text:style-name="P94"/>
      <text:h text:style-name="P116" text:outline-level="1">REQUIREMENTS OF FAITH ACCORDING TO THE GOSPEL</text:h>
      <text:p text:style-name="P91"/>
      <text:h text:style-name="P121" text:outline-level="2">To Give Thanks to God</text:h>
      <text:p text:style-name="P90"><text:span text:style-name="T1">Give thanks in all circumstances, for this is God's will</text:span>... (1 Thessalonians, 5:18)</text:p>
      <text:p text:style-name="P86">And in their prayers for you their hearts will go out to you, because of the surpassing grace God has given you. <text:span text:style-name="T1">Thanks be to God for His indescribable gift!</text:span> (2 Corinthians, 9:14-15)</text:p>
      <text:p text:style-name="P25"><text:span text:style-name="T80">He [Jesus] told the crowd to sit down on the ground. When </text:span><text:span text:style-name="T82">he had taken the seven loaves and given thanks, he broke them</text:span><text:span text:style-name="T80"> and gave them to his disciples to set before the people, and they did so. They had a few small fish as well; </text:span><text:span text:style-name="T82">he gave thanks for them also and told the disciples to distribute them</text:span><text:span text:style-name="T80">. (Mark, 8:6-7)</text:span></text:p>
      <text:p text:style-name="P25"><text:span text:style-name="T80">For everything God created is good, and nothing is to be rejected </text:span><text:span text:style-name="T82">if it is received with thanksgiving.</text:span><text:span text:style-name="T80"> (1 Timothy, 4:4)</text:span></text:p>
      <text:p text:style-name="P25"><text:span text:style-name="T80">Devote yourselves to prayer, </text:span><text:span text:style-name="T82">being</text:span><text:span text:style-name="T80"> watchful and </text:span><text:span text:style-name="T82">thankful. </text:span><text:span text:style-name="T80">(Colossians, 4:2)</text:span></text:p>
      <text:p text:style-name="P25"><text:span text:style-name="T80">He who regards one day as special, does so to the Lord. </text:span><text:span text:style-name="T82">He who eats meat, eats to the Lord, for he gives thanks to God; and he who abstains, does so to the Lord and gives thanks to God</text:span><text:span text:style-name="T80">. (Romans, 14:6)</text:span></text:p>
      <text:p text:style-name="P25"><text:span text:style-name="T82">But thanks be to God! He gives us the victory</text:span><text:span text:style-name="T80">... Therefore, my dear brothers, stand firm. Let nothing move you. Always give yourselves fully to the work of the Lord, because you know that your labor in the Lord is not in vain... (1 Corinthians, 15:57-58)</text:span></text:p>
      <text:p text:style-name="P25"><text:span text:style-name="T80">Nor should there be obscenity, foolish talk or coarse joking, which are out of place, </text:span><text:span text:style-name="T82">but rather thanksgiving</text:span><text:span text:style-name="T80">. (Ephesians, 5:4)</text:span></text:p>
      <text:p text:style-name="P25"><text:span text:style-name="T80">Speak to one another with psalms, hymns and spiritual songs. Sing and make music in your heart to the Lord, </text:span><text:span text:style-name="T82">always giving thanks to God... for everything</text:span><text:span text:style-name="T80">... Submit to one another out of reverence for Christ [for the approval of God]. (Ephesians, 5:19-21)</text:span></text:p>
      <text:p text:style-name="P25"><text:span text:style-name="T82">I thank my God every time I remember you</text:span><text:span text:style-name="T80">. (Philippians, 1:3)</text:span></text:p>
      <text:p text:style-name="P25"><text:span text:style-name="T80">... </text:span><text:span text:style-name="T82">And be thankful.</text:span><text:span text:style-name="T80"> Let the word of Christ dwell in you richly as you teach and admonish one another with all wisdom, and as you sing psalms, hymns and spiritual </text:span><text:span text:style-name="T82">songs with gratitude in your </text:span><text:soft-page-break/><text:span text:style-name="T82">hearts to God</text:span><text:span text:style-name="T80">. And whatever you do, whether in word or deed, do it... </text:span><text:span text:style-name="T82">giving thanks to God</text:span><text:span text:style-name="T80">... (Colossians, 3:15-17)</text:span></text:p>
      <text:p text:style-name="P25"><text:span text:style-name="T82">We always thank God for all of you</text:span><text:span text:style-name="T80">, mentioning you in our prayers. We continually remember before our God... your work produced by faith, your labor prompted by love, and your endurance inspired by hope in... Jesus Christ. (1 Thessalonians, 1:2-3)</text:span></text:p>
      <text:p text:style-name="P25"><text:span text:style-name="T80">Rooted and built up in Him [devotion to God], strengthened in the faith as you were taught, and </text:span><text:span text:style-name="T82">overflowing with thankfulness.</text:span><text:span text:style-name="T80"> (Colossians, 2:7)</text:span></text:p>
      <text:p text:style-name="P25"><text:span text:style-name="T80">At that time Jesus... said, "</text:span><text:span text:style-name="T82">I praise You</text:span><text:span text:style-name="T80">... Lord of heaven and earth, because You have hidden these things from the wise and learned, and revealed them to little children. Yes, God, for this was Your good pleasure. (Luke, 10:21; Matthew,11:25)</text:span></text:p>
      <text:p text:style-name="P25"><text:span text:style-name="T80">If I send them home hungry, they will collapse on the way, because some of them have come a long distance." His [Jesus] disciples answered, "But where in this remote place can anyone get enough bread to feed them?" "How many loaves do you have?" Jesus asked. "Seven," they replied. He told the crowd to sit down on the ground. </text:span><text:span text:style-name="T82">When he had taken the seven loaves and given thanks</text:span><text:span text:style-name="T80">, he broke them and gave them to his disciples to set before the people, and they did so. They had a few small fish as well; </text:span><text:span text:style-name="T82">he gave thanks for them also and told the disciples to distribute them. The people ate and were satisfied</text:span><text:span text:style-name="T80">. Afterward the disciples picked up seven basketfuls of broken pieces that were left over. About four thousand men were present. (Mark, 8:3-10)</text:span></text:p>
      <text:p text:style-name="P25"><text:span text:style-name="T82">And we also thank God continually because</text:span><text:span text:style-name="T80">, when you received the word of God, which you heard from us, you accepted it not as the word of men, but as it actually is, the word of God, which is at work in you who believe. (1 Thessalonians, 2:13)</text:span></text:p>
      <text:p text:style-name="P25"><text:span text:style-name="T80">... And the twenty-four elders, fell on their faces and worshiped God, saying: "</text:span><text:span text:style-name="T82">We give thanks to You, Lord God Almighty, the One Who is and Who was, because You have taken Your great power</text:span><text:span text:style-name="T80">... (Revelation, 11:16-17) </text:span></text:p>
      <text:p text:style-name="P25"><text:span text:style-name="T80">"How many loaves do you have?" Jesus asked. "Seven," they replied, "and a few small fish." He told the crowd to sit down on the ground. </text:span><text:span text:style-name="T82">Then he took the seven loaves and the fish, and when he had given thanks, he broke them and gave them to the disciples</text:span><text:span text:style-name="T80">, and they in turn to the people. They all ate and were satisfied. Afterward the disciples picked up seven basketfuls of broken pieces that were left over. The number of those who ate was four thousand, besides women and children. (Matthew, 15:34-38)</text:span></text:p>
      <text:p text:style-name="P25"><text:span text:style-name="T80">Coming up to them at that very moment, she </text:span><text:span text:style-name="T82">gave thanks to God</text:span><text:span text:style-name="T80"> and spoke about the child to all who were looking forward to the redemption of Jerusalem. (Luke, 2:38)</text:span></text:p>
      <text:p text:style-name="P25"><text:span text:style-name="T80">For this reason, ever since I heard about your faith in Jesus [as the Prophet of God] and your love for all the saints [who devote themselves to God], </text:span><text:span text:style-name="T82">I have not stopped giving thanks [to God] for you, remembering you in my prayers. </text:span><text:span text:style-name="T80">(Ephesians, 1:15-16)</text:span></text:p>
      <text:p text:style-name="P25"><text:soft-page-break/><text:span text:style-name="T80">Do not be anxious about anything, but in everything, </text:span><text:span text:style-name="T82">by prayer and petition, with thanksgiving, present your requests to God</text:span><text:span text:style-name="T80">. (Philippians, 4:6)</text:span></text:p>
      <text:p text:style-name="P25"><text:span text:style-name="T80">... They fell down on their faces... and worshiped God, saying: "Amen! Praise and glory and wisdom and </text:span><text:span text:style-name="T82">thanks and honor and power and strength be to our God for ever and ever</text:span><text:span text:style-name="T80">. Amen!" (Revelation, 7:11-12)</text:span></text:p>
      <text:p text:style-name="P25"><text:span text:style-name="T82">But thanks be to God</text:span><text:span text:style-name="T80"> that, though you used to be slaves to sin, you wholeheartedly obeyed the form of teaching to which you were entrusted. You have been set free from sin and have become slaves to righteousness. (Romans, 6:17-18)</text:span></text:p>
      <text:p text:style-name="P25"><text:span text:style-name="T80">For in my inner being I delight in God's law [to obey God's commandments and prohibitions]; </text:span><text:span text:style-name="T82">thanks be to God</text:span><text:span text:style-name="T80">... So then, I myself in my mind am a slave to God's law... (Romans, 7:22, 25)</text:span></text:p>
      <text:p text:style-name="P25"><text:span text:style-name="T80">The Pharisee stood up and prayed about himself: '</text:span><text:span text:style-name="T82">God, I thank you</text:span><text:span text:style-name="T80"> that I am not like other men—robbers, evildoers, adulterers—or even like this tax collector.' (Luke, 18:11)</text:span></text:p>
      <text:p text:style-name="P25"><text:span text:style-name="T80">First, </text:span><text:span text:style-name="T82">I thank my God... for all of you</text:span><text:span text:style-name="T80">, because your faith is being reported all over the world. (Romans, 1:8)</text:span></text:p>
      <text:p text:style-name="P25"><text:span text:style-name="T80">... to confirm the promises made to the patriarchs so that the Gentiles may glorify God for His mercy, as it is written: "</text:span><text:span text:style-name="T82">Therefore I will praise You among the Gentiles</text:span><text:span text:style-name="T80">; I will sing hymns to Your name." (Romans, 15:8-9)</text:span></text:p>
      <text:p text:style-name="P25"><text:span text:style-name="T80">Grace and peace to you from God... </text:span><text:span text:style-name="T82">I always thank God</text:span><text:span text:style-name="T80"> for you because of His grace given you in Christ Jesus. (1 Corinthians, 1:3-4)</text:span></text:p>
      <text:p text:style-name="P25"><text:span text:style-name="T80">... </text:span><text:span text:style-name="T82">I am thankful</text:span><text:span text:style-name="T80">... (1 Corinthians, 1:15)</text:span></text:p>
      <text:p text:style-name="P25"><text:span text:style-name="T82">If I take part in the meal with thankfulness</text:span><text:span text:style-name="T80">, why am I denounced because of something I thank God for? So whether you eat or drink or whatever you do, do it all for the glory of God. (1 Corinthians, 10:30-31)</text:span></text:p>
      <text:p text:style-name="P25"><text:span text:style-name="T80">For I received from the Lord what I also passed on to you: Jesus... </text:span><text:span text:style-name="T82">took bread, and when he had given thanks, he broke it</text:span><text:span text:style-name="T80">... (1 Corinthians, 11:23-24)</text:span></text:p>
      <text:p text:style-name="P25"><text:span text:style-name="T80">Now He Who supplies seed to the sower and bread for food will also supply and increase your store of seed and will enlarge the harvest of your righteousness. You will be made rich in every way so that you can be generous on every occasion, and... </text:span><text:span text:style-name="T82">your generosity will result in thanksgiving to God</text:span><text:span text:style-name="T80">. This service that you perform is not only supplying the needs of God's people [who devote themselves to God] </text:span><text:span text:style-name="T82">but is also overflowing in many expressions of thanks to God</text:span><text:span text:style-name="T80">. (2 Corinthians, 9:10-12)</text:span></text:p>
      <text:p text:style-name="P25"><text:span text:style-name="T80">He [God] has delivered us from such a deadly peril, and He will deliver us. On Him we have set our hope that He will continue to deliver us, as you help us by your prayers. </text:span><text:span text:style-name="T82">Then many will give thanks [to God] on our behalf for the gracious favor granted us in answer to the prayers </text:span><text:soft-page-break/><text:span text:style-name="T82">of many</text:span><text:span text:style-name="T80">. (2 Corinthians, 1:10-11)</text:span></text:p>
      <text:p text:style-name="P25"><text:span text:style-name="T80">All this is for your benefit, </text:span><text:span text:style-name="T82">so that the grace that is reaching more and more people may cause thanksgiving to overflow to the glory of God</text:span><text:span text:style-name="T80">. (2 Corinthians, 4:15)</text:span></text:p>
      <text:p text:style-name="P25"><text:span text:style-name="T82">But thanks be to God</text:span><text:span text:style-name="T80">, Who always leads us in triumphal procession in Christ and through us spreads everywhere the fragrance of the knowledge of Him. For we are to God the aroma of Christ among those who are being saved and those who are perishing. To the one we are the smell of death [the one who leads people to hell <text:s/>]; to the other, the fragrance of life[the one who leads people to paradise]... (2 Corinthians, 2:14-16)</text:span></text:p>
      <text:p text:style-name="P25"><text:span text:style-name="T82">I thank God</text:span><text:span text:style-name="T80">, Who put into the heart of Titus the same concern I have for you. For Titus not only welcomed our appeal, but he is coming to you with much enthusiasm and on his own initiative. (2 Corinthians, 8:16-17)</text:span></text:p>
      <text:p text:style-name="P25"><text:span text:style-name="T80">I urge, then, first of all, that requests, prayers, intercession </text:span><text:span text:style-name="T82">and thanksgiving</text:span><text:span text:style-name="T80"> be made [to God] for everyone—for kings and all those in authority, that we may live peaceful and quiet lives in all godliness and holiness. (1 Timothy, 2:1-2)</text:span></text:p>
      <text:p text:style-name="P25"><text:span text:style-name="T82">I thank God, whom I serve</text:span><text:span text:style-name="T80">, as my forefathers did, </text:span><text:span text:style-name="T82">with a clear conscience</text:span><text:span text:style-name="T80">, as night and day I constantly remember you in my prayers. (2 Timothy, 1:3)</text:span></text:p>
      <text:p text:style-name="P25"><text:span text:style-name="T80">Jesus replied, "They do not need to go away. You give them something to eat. We have here only five loaves of bread and two fish," they answered. "Bring them here to me," he [Jesus] said. And he directed the people to sit down on the grass. Taking the five loaves and the two fish and looking up to heaven, </text:span><text:span text:style-name="T82">he gave thanks and broke the loaves</text:span><text:span text:style-name="T80">. Then he gave them to the disciples, and the disciples gave them to the people. They all ate and were satisfied, and the disciples picked up twelve basketfuls of broken pieces that were left over. The number of those who ate was about five thousand men, besides women and children. (Matthew, 14:16-21)</text:span></text:p>
      <text:p text:style-name="P25"><text:span text:style-name="T82">While they were eating, Jesus took bread, gave thanks and broke it</text:span><text:span text:style-name="T80">, and gave it to his disciples, saying, "Take and eat... </text:span><text:span text:style-name="T82">Then he took the cup, gave thanks</text:span><text:span text:style-name="T80"> and offered it to them, saying, "Drink from it, all of you." (Matthew, 26:26-27; Mark 14:22-23)</text:span></text:p>
      <text:p text:style-name="P25"><text:span text:style-name="T80">"How many loaves do you have?" he asked. "Go and see." When they found out, they said, "Five—and two fish." Then Jesus directed them to have all the people sit down in groups on the green grass. So they sat down in groups of hundreds and fifties. Taking the five loaves and the two fish and looking up to heaven, </text:span><text:span text:style-name="T82">he [Jesus] gave thanks and broke the loaves</text:span><text:span text:style-name="T80">. Then he gave them to his disciples to set before the people. He also divided the two fish among them all. They all ate and were satisfied, and the disciples picked up twelve basketfuls of broken pieces of bread and fish. The number of the men who had eaten was five thousand. (Mark, 6:38-44)</text:span></text:p>
      <text:p text:style-name="P25"><text:span text:style-name="T80">He replied, "You give them something to eat." They answered, "We have only five loaves of bread and two fish—unless we go and buy food for all this crowd." (About five thousand men were there.) But he </text:span><text:soft-page-break/><text:span text:style-name="T80">said to his disciples, "Have them sit down in groups of about fifty each." The disciples did so, and everybody sat down. Taking the five loaves and the two fish and looking up to heaven, </text:span><text:span text:style-name="T82">he gave thanks</text:span><text:span text:style-name="T80"> and broke them. Then he gave them to the disciples to set before the people. They all ate and were satisfied, and the disciples picked up twelve basketfuls of broken pieces that were left over. (Luke, 9:13-17)</text:span></text:p>
      <text:p text:style-name="P25"><text:span text:style-name="T80">When the hour came, Jesus and his apostles reclined at the table. And he said to them, "I have eagerly desired to eat this Passover with you... </text:span><text:span text:style-name="T82">After taking the cup, he gave thanks </text:span><text:span text:style-name="T80">and said, "Take this and divide it among you... </text:span><text:span text:style-name="T82">And he took bread, gave thanks and broke it</text:span><text:span text:style-name="T80">, and gave it to them..." (Luke, 22:14-19)</text:span></text:p>
      <text:p text:style-name="P25"><text:span text:style-name="T80">As they approached the village to which they were going, Jesus acted as if he were going farther. But they urged him strongly, "Stay with us, for it is nearly evening; the day is almost over." So he went in to stay with them. </text:span><text:span text:style-name="T82">When he was at the table with them, he took bread, gave thanks, broke it and began to give it to them</text:span><text:span text:style-name="T80">. (Luke, 24:28-30)</text:span></text:p>
      <text:p text:style-name="P25"><text:span text:style-name="T80">After he [Paul] said this, </text:span><text:span text:style-name="T82">he took some bread and gave thanks to God</text:span><text:span text:style-name="T80"> in front of them all. Then he broke it and began to eat. (Acts, 27:34-35)</text:span></text:p>
      <text:p text:style-name="P25"><text:span text:style-name="T80">And so we came to Rome. The brothers there had heard that we were coming, and they traveled as far as the Forum of Appius and the Three Taverns to meet us. </text:span><text:span text:style-name="T82">At the sight of these men Paul thanked God and was encouraged</text:span><text:span text:style-name="T80">. (Acts, 28:15)</text:span></text:p>
      <text:p text:style-name="P25"><text:span text:style-name="T80">Another of his disciples, Andrew, Simon Peter's brother, spoke up, "Here is a boy with five small barley loaves and two small fish, but how far will they go among so many?" Jesus said, "Have the people sit down." There was plenty of grass in that place, and the men sat down, about five thousand of them.</text:span><text:span text:style-name="T82"> Jesus then took the loaves, gave thanks, and distributed to those who were seated</text:span><text:span text:style-name="T80"> as much as they wanted. He did the same with the fish. When they had all had enough to eat, he said to his disciples, "Gather the pieces that are left over. Let nothing be wasted." So they gathered them and filled twelve baskets with the pieces of the five barley loaves left over by those who had eaten. After the people saw the miraculous sign that Jesus did, they began to say, "Surely this is the Prophet who is to come into the world." (John, 6:8-14)</text:span></text:p>
      <text:p text:style-name="P25"><text:span text:style-name="T80">So they took away the stone. Then Jesus looked up and said, "</text:span><text:span text:style-name="T82">God, I thank You</text:span><text:span text:style-name="T80"> that You have heard me [you answered my prayers]. I knew that You always hear me, but I said this for the benefit of the people standing here, that they may believe that You sent me." (John, 11:41-42)</text:span></text:p>
      <text:p text:style-name="P25"><text:span text:style-name="T80">... being strengthened with all power according to His glorious might so that you may have great endurance and patience, and joyfully </text:span><text:span text:style-name="T82">giving thanks to</text:span><text:span text:style-name="T80"> God, Who has qualified you to share in the inheritance of the saints [who devoted themselves to God]... For He has rescued us from the dominion of darkness and brought us into the kingdom... (Colossians, 1:11-14)</text:span></text:p>
      <text:p text:style-name="P25"><text:span text:style-name="T82">How can we thank God enough for you</text:span><text:span text:style-name="T80"> in return for all the joy we have in the Presence of our </text:span><text:soft-page-break/><text:span text:style-name="T80">God because of you? Night and day we pray most earnestly that we may see you again and supply what is lacking in your faith. (1 Thessalonians, 3:9-10)</text:span></text:p>
      <text:p text:style-name="P25"><text:span text:style-name="T82">We ought always to thank God for you</text:span><text:span text:style-name="T80">, brothers, and rightly so, because your faith is growing more and more, and the love every one of you has for each other is increasing. (2 Thessalonians, 1:3)</text:span></text:p>
      <text:p text:style-name="P25"><text:span text:style-name="T82">But we ought always to thank God for you</text:span><text:span text:style-name="T80">, brothers loved by the Lord, because from the beginning God chose you to be saved... through belief in the truth. (2 Thessalonians, 2:13)</text:span></text:p>
      <text:p text:style-name="P25"><text:span text:style-name="T82">We always thank God</text:span><text:span text:style-name="T80">... when we pray for you, because we have heard of your faith in Christ Jesus [as the Prophet of God] and of the love you have for all the saints [who devote themselves to God]. (Colossians, 1:3-4)</text:span></text:p>
      <text:p text:style-name="P25"><text:span text:style-name="T80">... </text:span><text:span text:style-name="T82">I always thank my God</text:span><text:span text:style-name="T80"> as I remember you in my prayers, because I hear about your faith in Jesus [as the Prophet of God] and your love for all the saints [who devote themselves to God]. (Philemon, 1:4-5)</text:span></text:p>
      <text:p text:style-name="P12">For although they knew God, they neither glorified Him as God nor gave thanks to Him, but their thinking became futile and their foolish hearts were darkened. (Romans, 1:21)</text:p>
      <text:p text:style-name="P12"/>
      <text:h text:style-name="P122" text:outline-level="2">To Submit to God*</text:h>
      <text:p text:style-name="P14">* To know that all forms of difficulty and tribulation come from God, to trust in God alone and to beg for help from Him.</text:p>
      <text:p text:style-name="P86">So, if you think you are standing firm, be careful that you don't fall! <text:span text:style-name="T1">No temptation has seized you except what is common to man. And God is faithful; He will not let you be tempted beyond what you can bear. But when you are tempted, He will also provide a way out so that you can stand up under it</text:span>. (1 Corinthians, 10:12-13)</text:p>
      <text:p text:style-name="P25"><text:span text:style-name="T80">Therefore, my dear brothers, stand firm. Let nothing move you. </text:span><text:span text:style-name="T82">Always give yourselves fully to the work of the Lord, because you know that your labor in the Lord is not in vain</text:span><text:span text:style-name="T80">. (1 Corinthians, 15:58)</text:span></text:p>
      <text:p text:style-name="P25"><text:span text:style-name="T82">But by faith we eagerly await through the Spirit of God the righteousness</text:span><text:span text:style-name="T80"> for which we hope [in the hereafter]. (Galatians, 5:5)</text:span></text:p>
      <text:p text:style-name="P25"><text:span text:style-name="T80">Rather, </text:span><text:span text:style-name="T82">as servants of God we commend ourselves in every way: in great endurance; in troubles, hardships and distresses; in beatings, imprisonments and riots; in hard work, sleepless nights and hunger</text:span><text:span text:style-name="T80">; in purity, understanding, patience and kindness... and in sincere love; in truthful speech and in the power of God; with weapons of righteousness in the right hand and in the left; through glory and dishonor, </text:span><text:span text:style-name="T82">bad report and good report</text:span><text:span text:style-name="T80">; genuine, yet regarded as </text:span><text:soft-page-break/><text:span text:style-name="T80">impostors. (2 Corinthians, 6:4-8)</text:span></text:p>
      <text:p text:style-name="P25"><text:span text:style-name="T82">For though we live in the world, we do not wage war [strive against] as the world does.</text:span><text:span text:style-name="T80"> The [spiritual] weapons we fight [our ideological struggle] with are not the weapons of the world. </text:span><text:span text:style-name="T82">On the contrary, they have divine power [of faith] to demolish strongholds</text:span><text:span text:style-name="T80">. (2 Corinthians, 10:3-4)</text:span></text:p>
      <text:p text:style-name="P25"><text:span text:style-name="T80">But we ought always to thank God for you, brothers loved by the Lord, because from the beginning God chose you to be saved... through belief in the truth... </text:span><text:span text:style-name="T82">So then, brothers, stand firm and hold to the teachings we passed on to you, whether by word of mouth or by letter. May... God... Who loved us and by His grace gave us eternal encouragement and good hope, encourage your hearts and strengthen you in every good deed and word</text:span><text:span text:style-name="T80">. (2 Thessalonians, 2:13-17)</text:span></text:p>
      <text:p text:style-name="P25"><text:span text:style-name="T82">But even if you should suffer for what is right, you are blessed. "Do not fear what they fear; do not be frightened."</text:span><text:span text:style-name="T80"> (1 Peter, 3:14)</text:span></text:p>
      <text:p text:style-name="P25"><text:span text:style-name="T80">So </text:span><text:span text:style-name="T82">do not be afraid of them. </text:span><text:span text:style-name="T80">There is nothing concealed that will not be disclosed, or hidden that will not be made known [to God]...</text:span><text:span text:style-name="T82"> </text:span><text:span text:style-name="T80">(Matthew, 10:26-28) </text:span></text:p>
      <text:p text:style-name="P25"><text:span text:style-name="T80">Finally, </text:span><text:span text:style-name="T82">be strong in the Lord and in His mighty power. </text:span><text:span text:style-name="T80">Put on the full</text:span><text:span text:style-name="T82"> [spiritual]</text:span><text:span text:style-name="T80"> armor of God so that you can take your stand against the devil's schemes. For our struggle [ideological struggle] is... against the powers of this dark world and against the spiritual forces of evil ... Therefore </text:span><text:span text:style-name="T82">put on the full [spiritual] armor of God, so that when the day of evil comes, you may be able to stand</text:span><text:span text:style-name="T80"> your ground, and after you have done everything, to stand. Stand firm then, with the belt of truth buckled around your waist, with the breastplate of righteousness in place, and with your feet fitted with the readiness that comes from the Gospel of peace. In addition to all this, </text:span><text:span text:style-name="T82">take up the shield of faith</text:span><text:span text:style-name="T80">, with which you can extinguish all the flaming arrows of the evil one. (Ephesians, 6:10-16)</text:span></text:p>
      <text:p text:style-name="P25"><text:span text:style-name="T80">... Since the day we heard about you, we have not stopped praying for you and asking God to fill you with the knowledge of His will through all spiritual wisdom and understanding. And we pray this in order that you may live a life worthy of the Lord and may please Him in every way: bearing fruit in every good work, growing in the knowledge of God, </text:span><text:span text:style-name="T82">being strengthened with all power according to His glorious might so that you may have great endurance and patience, and joyfully</text:span><text:span text:style-name="T80">. (Colossians, 1:9-11)</text:span></text:p>
      <text:p text:style-name="P25"><text:span text:style-name="T80">But Timothy has just now come to us from you and has brought good news about your faith and love. He has told us that you always have pleasant memories of us and that you long to see us, just as we also long to see you. Therefore, brothers, </text:span><text:span text:style-name="T82">in all our distress and persecution we were encouraged about you because of your faith. For now we really live, since you are standing firm in the Lord.</text:span><text:span text:style-name="T80"> (1 Thessalonians, 3:6-8)</text:span></text:p>
      <text:p text:style-name="P25"><text:soft-page-break/><text:span text:style-name="T82">And why do you worry about clothes? See how the lilies of the field grow. They do not labor or spin.</text:span><text:span text:style-name="T80"> (Matthew, 6:28-29)</text:span></text:p>
      <text:p text:style-name="P25"><text:span text:style-name="T82">For it is commendable if a man bears up under the pain of unjust suffering because he is conscious of God. </text:span><text:span text:style-name="T80">But how is it to your credit if you receive a beating for doing wrong and endure it? </text:span><text:span text:style-name="T82">But if you suffer for doing good and you endure it, this is commendable before God</text:span><text:span text:style-name="T80">. To this [for God's good pleasure] you were called... that you should follow in his [Christ's] steps. "He committed no sin, and no deceit was found in his mouth." When they hurled their insults at him, he did not retaliate; when he suffered, he made no threats. </text:span><text:span text:style-name="T82">Instead, he entrusted himself to Him Who judges justly</text:span><text:span text:style-name="T80">. (1 Peter, 2:19-23)</text:span></text:p>
      <text:p text:style-name="P25"><text:span text:style-name="T80">You will be betrayed even by parents, brothers, relatives and friends, and they will put some of you to death. All men will hate you because of me [for following me for God's good pleasure]. But not a hair of your head will perish. </text:span><text:span text:style-name="T82">By standing firm you will gain life [the infinite life in paradise]</text:span><text:span text:style-name="T80">. (Luke, 21:16-19)</text:span></text:p>
      <text:p text:style-name="P25"><text:span text:style-name="T80">This is the verdict: Light has come into the world, but men loved darkness instead of light because their deeds were evil. Everyone who does evil hates the light, and will not come into the light for fear that his deeds will be exposed. But </text:span><text:span text:style-name="T82">whoever lives by the truth comes into the light, so that it may be seen plainly that what he has done has been done through God.</text:span><text:span text:style-name="T80"> (John, 3:19-21)</text:span></text:p>
      <text:p text:style-name="P25"><text:span text:style-name="T80">... Through Whom we have gained access by faith into this grace in which we now stand. And we rejoice in the hope of the glory [mercy and good pleasure] of God. Not only so, </text:span><text:span text:style-name="T82">but we also rejoice in our sufferings, because we know that suffering produces perseverance; perseverance, character; and character, hope</text:span><text:span text:style-name="T80">. And hope does not disappoint us. (Romans, 5:2-5) </text:span></text:p>
      <text:p text:style-name="P25"><text:span text:style-name="T82">And so after waiting patiently, Abraham </text:span><text:span text:style-name="T80">received what was promised. (Hebrew, 6:15)</text:span></text:p>
      <text:p text:style-name="P25"><text:span text:style-name="T82">Consider it pure joy, my brothers, whenever you face trials of many kinds, because you know that the testing of your faith develops perseverance.</text:span><text:span text:style-name="T80"> Perseverance must finish its work so that you may be mature and complete, not lacking anything. If any of you lacks wisdom, he should ask God, Who gives generously to all...and it will be given to him. But when he asks, he must believe and not doubt, because he who doubts is like a wave of the sea, blown and tossed by the wind. (James, 1:2-6)</text:span></text:p>
      <text:p text:style-name="P25"><text:span text:style-name="T80">You became imitators of us and of the Lord; in </text:span><text:span text:style-name="T82">spite of severe suffering</text:span><text:span text:style-name="T80">, you </text:span><text:span text:style-name="T82">welcomed the message with the joy given by God</text:span><text:span text:style-name="T80">. (1 Thessalonians, 1:1-6)</text:span></text:p>
      <text:p text:style-name="P25"><text:span text:style-name="T80">Therefore, among God's churches we boast about your perseverance and faith </text:span><text:span text:style-name="T82">in all the persecutions and trials you are enduring</text:span><text:span text:style-name="T80">. All this is evidence that God's judgment is right, and as a result you will be counted worthy of the kingdom of </text:span><text:span text:style-name="T82">God [paradise], for which you are suffering. God is just: He will pay back trouble to those who trouble you and give relief to you who are troubled, and to us as well</text:span><text:span text:style-name="T80">. (2 Thessalonians, 1:4-7)</text:span></text:p>
      <text:p text:style-name="P25"><text:soft-page-break/><text:span text:style-name="T80">For the time will come when men will not put up with sound doctrine. Instead, to suit their own desires, they will gather around them a great number of teachers to say what their itching ears want to hear. They will turn their ears away from the truth and turn aside to myths. But you, keep your head in all situations, </text:span><text:span text:style-name="T82">endure hardship</text:span><text:span text:style-name="T80">, do the work of an evangelist, discharge all the duties of your ministry. (2 Timothy, 4:3-5)</text:span></text:p>
      <text:p text:style-name="P25"><text:span text:style-name="T82">Do not be afraid of what you are about to suffer</text:span><text:span text:style-name="T80">... You will suffer persecution for ten days. </text:span><text:span text:style-name="T82">Be faithful, even to the point of death</text:span><text:span text:style-name="T80">, and I will give you the crown of life [the eternal life in paradise]. (Revelation, 2:10)</text:span></text:p>
      <text:p text:style-name="P25"><text:span text:style-name="T80">But </text:span><text:span text:style-name="T82">the Lord is faithful, and He will strengthen and protect you from the evil one</text:span><text:span text:style-name="T80">. (2 Thessalonians, 3:3)</text:span></text:p>
      <text:p text:style-name="P25"><text:span text:style-name="T82">Then Jesus said to his disciples: "Therefore I tell you, do not worry about your life, what you will eat; or about your body, what you will wear</text:span><text:span text:style-name="T80">... Consider the ravens: They do not sow or reap, they have no storeroom or barn; yet God feeds them... Who of you by worrying can add a single hour to his life? Since you cannot do this very little thing, why do you worry about the rest? Consider how the lilies grow. They do not labor or spin. Yet I tell you, not even Solomon in all his splendor was dressed like one of these. If that is how God clothes the grass of the field, which is here today, and tomorrow is thrown into the fire, how much more will he clothe you, O you of little faith! And do not set your heart on what you will eat or drink; do not worry about it. For the pagan world runs after all such things, and your God knows that you need them. But seek His kingdom, and these things will be given to you as well. (Luke, 12:22-31; Matthew 6:25-33)</text:span></text:p>
      <text:p text:style-name="P25"><text:span text:style-name="T80">In this you greatly rejoice, </text:span><text:span text:style-name="T82">though now for a little while you may have had to suffer.</text:span><text:span text:style-name="T80">.. (1 Peter, 1:6)</text:span></text:p>
      <text:p text:style-name="P25"><text:span text:style-name="T82">And I am confident in the Lord</text:span><text:span text:style-name="T80"> that I myself will come soon. (Philippians, 2:24)</text:span></text:p>
      <text:p text:style-name="P25"><text:span text:style-name="T80">And the Gospel must first be preached to all nations. Whenever you are arrested and brought to trial, </text:span><text:span text:style-name="T82">do not worry beforehand about what to say. Just say whatever is given you at the time</text:span><text:span text:style-name="T80">, for it is not you speaking, but God. (Mark, 13:10-11)</text:span></text:p>
      <text:p text:style-name="P25"><text:span text:style-name="T80">When you are brought before synagogues, rulers and authorities, </text:span><text:span text:style-name="T82">do not worry about how you will defend yourselves or what you will say</text:span><text:span text:style-name="T80">, for God will teach you at that time what you should say. (Luke, 12:11-12)<text:tab/><text:tab/> </text:span></text:p>
      <text:p text:style-name="P25"><text:span text:style-name="T80">... For </text:span><text:span text:style-name="T82">your Lord knows what you need before you ask Him</text:span><text:span text:style-name="T80">. "This, then, is how you should pray: '... And lead us not into temptation, but deliver us from the evil one.' For Yours is the kingdom and the power and the glory forever. Amen." (Matthew, 6:8-13) </text:span></text:p>
      <text:p text:style-name="P25"><text:span text:style-name="T80">So do not be ashamed to testify [to approve the signs of God's existence] about our Lord, or ashamed of me, His prisoner. </text:span><text:span text:style-name="T82">But join with me in suffering for the Gospel by the power of God</text:span><text:span text:style-name="T80">, Who has saved us and called us to a holy life—not because of anything we have done but because of His own </text:span><text:soft-page-break/><text:span text:style-name="T80">purpose and grace. (2 Timothy, 1:8-9) </text:span></text:p>
      <text:p text:style-name="P25"><text:span text:style-name="T80">Enter through the narrow gate. For wide is the gate and broad is the road that leads to destruction, and many enter through it. </text:span><text:span text:style-name="T82">But small is the gate and narrow the road that leads to life [the enternal one in paradise]</text:span><text:span text:style-name="T80">, and only a few find it. (Matthew, 7:13-14)</text:span></text:p>
      <text:p text:style-name="P25"><text:span text:style-name="T80">But if we judged ourselves, we would not come under judgment. </text:span><text:span text:style-name="T82">When we are judged by the Lord, we are being disciplined so that we will not be condemned with the world. </text:span><text:span text:style-name="T80">(1 Corinthians, 11:31-32)</text:span></text:p>
      <text:p text:style-name="P25"><text:span text:style-name="T80">Therefore, the promise comes by faith, so that it may be by grace and may be guaranteed to all Abraham's offspring... Abraham </text:span><text:span text:style-name="T82">in hope believed</text:span><text:span text:style-name="T80"> and so became the father of many nations, just as it had been said to him, </text:span><text:span text:style-name="T82">[the promise of God] "So shall your offspring be." Without weakening in his faith</text:span><text:span text:style-name="T80">, he faced the fact that his body was as good as dead—since he was about a hundred years old—and that Sarah's womb was also dead. (Romans, 4:16-19)</text:span></text:p>
      <text:p text:style-name="P25"><text:span text:style-name="T82">For while we are in this tent, we groan and are burdened</text:span><text:span text:style-name="T80">, because we do not wish to be unclothed but to be clothed with our heavenly dwelling, so that what is mortal may be swallowed up by life. Now it is God Who has made us for this very purpose and has given us the Spirit as a deposit, guaranteeing what is to come. </text:span><text:span text:style-name="T82">Therefore we are always confident... We live by faith, not by sight</text:span><text:span text:style-name="T80">. (2 Corinthians, 5:4-7)</text:span></text:p>
      <text:p text:style-name="P25"><text:span text:style-name="T80">Remember those earlier days after you had received the light, </text:span><text:span text:style-name="T82">when you stood your ground in a great contest in the face of suffering</text:span><text:span text:style-name="T80">. Sometimes you were publicly exposed to insult and persecution; at other times you stood side by side with those who were so treated. You sympathized with those in prison and joyfully accepted the confiscation of your property, because you knew that you yourselves had better and lasting possessions. So </text:span><text:span text:style-name="T82">do not throw away your confidence; it will be richly rewarded</text:span><text:span text:style-name="T80">. (Hebrews, 10:32-35)</text:span></text:p>
      <text:p text:style-name="P25"><text:span text:style-name="T80">And without faith it is impossible to please God, because anyone who comes to Him must believe that He exists and that He rewards those who earnestly seek Him. By faith Noah, when warned about things not yet seen, in holy fear built an ark to save his family. By his faith he condemned the world and </text:span><text:span text:style-name="T82">became heir of the righteousness that comes by faith. By faith Abraham, when called to go to a place he would later receive as his inheritance, obeyed and went, even though he did not know where he was going. By faith he made his home in the promised land like a stranger in a foreign country</text:span><text:span text:style-name="T80">; he lived in tents, as did Isaac and Jacob, who were heirs with him of the same promise. For he was looking forward to the city with foundations, whose architect and builder is God. (Hebrews, 11:6-10)</text:span></text:p>
      <text:p text:style-name="P25"><text:span text:style-name="T80">From Miletus, Paul sent to Ephesus for the elders of the church. When they arrived, he said to them: "You know how I lived the whole time I was with you, from the first day I came into the province of Asia. </text:span><text:span text:style-name="T82">I served the Lord with great humility and with tears, although I was severely tested by the plots of the Jews. You know that I have not hesitated to preach anything that </text:span><text:soft-page-break/><text:span text:style-name="T82">would be helpful to you but have taught you publicly and from house to house</text:span><text:span text:style-name="T80">. I have declared to both Jews and Greeks that they must turn to God in repentance and have faith in... Jesus [that he is God's messenger]. "And now, compelled by... [God], I am going to Jerusalem, </text:span><text:span text:style-name="T82">not knowing what will happen to me there. I only know that in every city... warns me that prison and hardships are facing me. However, I consider my life worth nothing to me, if only I may finish the race</text:span><text:span text:style-name="T80"> and complete the task Jesus has given me </text:span><text:span text:style-name="T82">[for God's good pleasure]—the task of testifying to the Gospel of God's grace</text:span><text:span text:style-name="T80">. (Acts, 20:17-24)</text:span></text:p>
      <text:p text:style-name="P25"><text:span text:style-name="T80">Who shall separate us from the love of Christ [for God's good pleasure]? </text:span><text:span text:style-name="T82">Shall trouble or hardship or persecution or famine or nakedness or danger or sword? As it is written: "For your sake</text:span><text:span text:style-name="T80"> </text:span><text:span text:style-name="T82">[for God's good pleasure] we face death all day long; we are considered as sheep to be slaughtered."</text:span><text:span text:style-name="T80"> For I am convinced that neither death nor life, nor any powers, neither height nor depth, nor anything else in all creation, will be able to separate us from the love of God... (Romans, 8:35-39)</text:span></text:p>
      <text:p text:style-name="P25"><text:span text:style-name="T80">And now, brothers, we want you to know about the grace that God has given the Macedonian churches. </text:span><text:span text:style-name="T82">Out of the most severe trial</text:span><text:span text:style-name="T80">, their overflowing joy and their extreme poverty welled up in rich generosity. For I testify that they gave as much as they were able, and even beyond their ability. Entirely on their own. (2 Corinthians, 8:1-3)</text:span></text:p>
      <text:p text:style-name="P25"><text:span text:style-name="T80">...</text:span><text:span text:style-name="T82"> He chose to be mistreated along with the people of God [those who have genuine faith] rather than to enjoy the pleasures... for a short time. He regarded disgrace for the sake of God as of greater value than the treasures of Egypt, because he was looking ahead to his reward [in the hereafter]. By faith he left Egypt, not fearing the king's anger</text:span><text:span text:style-name="T80">... By faith the people passed through the Red Sea as on dry land; but when the Egyptians tried to do so, they were drowned. </text:span><text:span text:style-name="T82">By faith the walls of Jericho fell</text:span><text:span text:style-name="T80">, after the people had marched around them for seven days. (Hebrews, 11:24-30)</text:span></text:p>
      <text:p text:style-name="P25"><text:span text:style-name="T80">Humble yourselves, that He [God] may lift you up in due time. </text:span><text:span text:style-name="T82">Cast all your anxiety on Him [put your trust in God], because He cares for you.</text:span><text:span text:style-name="T80"> Be self-controlled and alert. Your enemy the devil prowls around like a roaring lion looking for someone to devour. </text:span><text:span text:style-name="T82">Resist him, standing firm in the faith, because you know that your brothers throughout the world are undergoing the same kind of sufferings</text:span><text:span text:style-name="T80">. And the God of all grace, Who called you to His eternal glory... </text:span><text:span text:style-name="T82">after you have suffered a little while, will Himself restore you and make you strong, firm and steadfast</text:span><text:span text:style-name="T80">. (1 Peter, 5:6-10)</text:span></text:p>
      <text:p text:style-name="P25"><text:span text:style-name="T80">Those along the path are the ones who hear, and then the devil comes and takes away the word from their hearts, so that they may not believe and be saved. Those on the rock are the ones who receive the word with joy when they hear it, but they have no root. </text:span><text:span text:style-name="T82">They believe for a while, but in the time of testing they fall away</text:span><text:span text:style-name="T80">. The seed that fell among thorns stands for those who hear, but as they go on their way they are choked by life's worries, riches and pleasures, and they do not mature. </text:span><text:span text:style-name="T82">But the seed on good soil stands for those with a noble and good heart, who hear the </text:span><text:soft-page-break/><text:span text:style-name="T82">word, retain it, and by persevering produce a crop</text:span><text:span text:style-name="T80">. (Luke, 8:12-15)</text:span></text:p>
      <text:p text:style-name="P25"><text:span text:style-name="T80">Jesus said to them, "The kings of the Gentiles lord it over them; and those who exercise authority over them call themselves Benefactors. But you are not to be like that. Instead, the greatest among you should be like the youngest, and the one who rules like the one who serves. For who is greater, the one who is at the table or the one who serves? Is it not the one who is at the table? But I am among you as one who serves. </text:span><text:span text:style-name="T82">You are those who have stood by me [for God's good pleasure] in my trials</text:span><text:span text:style-name="T80">." (Luke, 22:25-28)</text:span></text:p>
      <text:p text:style-name="P25"><text:span text:style-name="T82">Praise be to the God</text:span><text:span text:style-name="T80">... of compassion and the God </text:span><text:span text:style-name="T82">Who comforts us in all our troubles, so that we can comfort those in any trouble with the comfort we ourselves have received from God</text:span><text:span text:style-name="T80">... If we are distressed, it is for your comfort and salvation; if we are comforted, it is for your comfort, </text:span><text:span text:style-name="T82">which produces in you patient endurance of the same sufferings we suffer</text:span><text:span text:style-name="T80">. And our hope for you is firm, because we know that just as you share in our sufferings, so also you share in our comfort. (2 Corinthians, 1:3-7)</text:span></text:p>
      <text:p text:style-name="P25"><text:span text:style-name="T82">These are they who have come out of the great tribulation</text:span><text:span text:style-name="T80">. Therefore, "they serve Him [God] day and night in His temple"... (Revelation, 7:14-15)</text:span></text:p>
      <text:p text:style-name="P25"><text:span text:style-name="T80">Looking at his disciples, he [Jesus] said: "Blessed are you who are poor, for yours is the kingdom of God [paradise]. Blessed are you who hunger now, for you will be satisfied... </text:span><text:span text:style-name="T82">Blessed are you when men hate you, when they exclude you and insult you and</text:span><text:span text:style-name="T80"> reject your name as evil, because of the Son of Man [Jesus] </text:span><text:span text:style-name="T82">[for God's sake]</text:span><text:span text:style-name="T80">." Rejoice in that day and leap for joy, </text:span><text:span text:style-name="T82">because great is your reward in heaven</text:span><text:span text:style-name="T80">. For that is how their fathers treated the prophets. (Luke, 6:20-23)</text:span></text:p>
      <text:p text:style-name="P25"><text:span text:style-name="T80">But seek first His [God's] Kingdom and His righteousness, and all these things will be given to you as well. Therefore </text:span><text:span text:style-name="T82">do not worry about tomorrow</text:span><text:span text:style-name="T80">... (Matthew, 6:33-34)</text:span></text:p>
      <text:p text:style-name="P25"><text:span text:style-name="T80">... But this happened that we might not rely on ourselves but on God, Who raises the dead.  He has delivered us from such a deadly peril, and He will deliver us. </text:span><text:span text:style-name="T82">On Him we have set our hope</text:span><text:span text:style-name="T80">. (2 Corinthians, 1:9-10)</text:span></text:p>
      <text:p text:style-name="P25"><text:span text:style-name="T80">... Be content with what you have... So we say with confidence, "</text:span><text:span text:style-name="T82">The Lord is my helper; I will not be afraid. What can man do to me</text:span><text:span text:style-name="T80">?" (Hebrews, 13:5-6)</text:span></text:p>
      <text:p text:style-name="P25"><text:span text:style-name="T80">... Let us draw near to God with a sincere heart </text:span><text:span text:style-name="T82">in full assurance of faith... Let us hold unswervingly to the hope we profess</text:span><text:span text:style-name="T80">, for He Who promised is faithful. (Hebrews, 10:22-23)</text:span></text:p>
      <text:p text:style-name="P25"><text:span text:style-name="T80">And </text:span><text:span text:style-name="T82">I am confident in the Lord</text:span><text:span text:style-name="T80"> that I myself will come soon. (Philipians, 2:24) </text:span></text:p>
      <text:p text:style-name="P25"><text:span text:style-name="T80">But</text:span><text:span text:style-name="T82"> I have had God's help to this very day</text:span><text:span text:style-name="T80">, and so I stand here and testify to small and great alike. I am saying nothing beyond what the prophets and Moses said would happen. (Acts, 26:22) </text:span></text:p>
      <text:p text:style-name="P12"/>
      <text:h text:style-name="P122" text:outline-level="2"><text:soft-page-break/>To Pray</text:h>
      <text:p text:style-name="P25"><text:span text:style-name="T82">Devote yourselves to prayer, being watchful and thankful. </text:span><text:span text:style-name="T80">(Colossians, 4:2)</text:span></text:p>
      <text:p text:style-name="P86"><text:span text:style-name="T1">Is any one of you in trouble?</text:span> He should pray. Is anyone happy? Let him sing songs of praise. Is any one of you sick? He should call... to pray over him... <text:span text:style-name="T1">in the name of Lord. And the prayer offered in faith will make the sick person well; the Lord will raise him up</text:span>. If he has sinned, he will be forgiven. Therefore ... <text:span text:style-name="T1">pray for each other so that you may be healed. The prayer of a righteous man is powerful and effective.</text:span> (James, 5:13-16)</text:p>
      <text:p text:style-name="P25"><text:span text:style-name="T82">God</text:span><text:span text:style-name="T80">, whom I serve with my whole heart... </text:span><text:span text:style-name="T82">is my witness how constantly I remember you in my prayers at all times; and I pray that now at last by God's will the way may be opened for me to come to you</text:span><text:span text:style-name="T80">. I long to see you so that I may impart to you some spiritual gift [to get stronger in the spiritual sense] to make you strong. (Romans, 1:9-11)</text:span></text:p>
      <text:p text:style-name="P25"><text:span text:style-name="T80">Be joyful in hope, patient in affliction, </text:span><text:span text:style-name="T82">faithful in prayer</text:span><text:span text:style-name="T80">. (Romans, 12:12)</text:span></text:p>
      <text:p text:style-name="P25"><text:span text:style-name="T82">Pray continually;</text:span><text:span text:style-name="T80"> give thanks in all circumstances, for this is God's will for you in Christ Jesus... (1 Thessalonians, 5:17-19)</text:span></text:p>
      <text:p text:style-name="P25"><text:span text:style-name="T82">Brothers, pray for us.</text:span><text:span text:style-name="T80"> (1 Thessalonians, 5:25)</text:span></text:p>
      <text:p text:style-name="P25"><text:span text:style-name="T82">Devote yourselves to prayer, being watchful</text:span><text:span text:style-name="T80"> and thankful. </text:span><text:span text:style-name="T82">And pray for us, too</text:span><text:span text:style-name="T80">, that God may open a door for our message, so that we may proclaim the mystery of Christ, for which I am in chains [for God's sake]. </text:span><text:span text:style-name="T82">Pray that I may proclaim it clearly, as I should</text:span><text:span text:style-name="T80">. (Colossians, 4: 2-4)</text:span></text:p>
      <text:p text:style-name="P25"><text:span text:style-name="T80">Do not be anxious about anything, </text:span><text:span text:style-name="T82">but in everything, by prayer and petition, with thanksgiving, present your requests to God</text:span><text:span text:style-name="T80">. And the peace of God, which transcends all understanding, will guard your hearts and your minds... (Philippians, 4:6-7)</text:span></text:p>
      <text:p text:style-name="P25"><text:span text:style-name="T82">And this is my prayer: that your love may abound more and more in knowledge and depth of insight.</text:span><text:span text:style-name="T80"> (Philippians, 1:9)</text:span></text:p>
      <text:p text:style-name="P25"><text:span text:style-name="T82">Pray continually.</text:span><text:span text:style-name="T80"> (1 Thessalonians, 5:17)</text:span></text:p>
      <text:p text:style-name="P25"><text:span text:style-name="T80">Watch, keep alert, and </text:span><text:span text:style-name="T82">pray</text:span><text:span text:style-name="T80">; for you don't know when the time is. (Mark, 13:33)</text:span></text:p>
      <text:p text:style-name="P25"><text:span text:style-name="T80">Jesus said to his disciples, "Sit here </text:span><text:span text:style-name="T82">while I pray</text:span><text:span text:style-name="T80">." (Mark, 14:32)</text:span></text:p>
      <text:p text:style-name="P25"><text:span text:style-name="T82">And pray... on all occasions with all kinds of prayers and requests. </text:span><text:span text:style-name="T80">With this in mind, be alert and always keep on praying for all the saints [who devote themselves to God]. (Ephesians, 6:18)</text:span></text:p>
      <text:p text:style-name="P25"><text:span text:style-name="T82">And this is my prayer: that your love may abound more and more in knowledge and depth of insight</text:span><text:span text:style-name="T80">, so that you may be able to discern what is best and may be pure and blameless... filled with the fruit of righteousness that comes through Jesus Christ—to the glory and praise of God. </text:span><text:soft-page-break/><text:span text:style-name="T80">(Philippians, 1:9-11)</text:span></text:p>
      <text:p text:style-name="P25"><text:span text:style-name="T82">Now we pray to God that you will not do anything wrong. </text:span><text:span text:style-name="T80">Not that people will see that we have stood the test but that you will do what is right even though we may seem to have failed. For we cannot do anything against the truth, but only for the truth. We are glad whenever we are weak but you are strong; </text:span><text:span text:style-name="T82">and our prayer is for your perfection</text:span><text:span text:style-name="T80">. (2 Corinthians, 13:7-9)</text:span></text:p>
      <text:p text:style-name="P25"><text:span text:style-name="T80">For this reason, ever since I heard about your faith in Jesus [as God's prophet] and your love for all the saints [those who devote themselves to God], I have not stopped giving thanks for you, </text:span><text:span text:style-name="T82">remembering you in my prayers. I keep asking that the God... the glorious... may give you the spirit of wisdom and revelation, so that you may know Him better. I pray also that the eyes of your heart may be enlightened </text:span><text:span text:style-name="T80">in order that you may know the hope to which He has called you, the riches of His glorious inheritance in the saints, and His incomparably great power for us who believe. That power is like... His mighty strength... (Ephesians, 1:15-20)</text:span></text:p>
      <text:p text:style-name="P25"><text:span text:style-name="T80">Stand firm then, with the belt of truth buckled around your waist, with the breastplate of righteousness in place, and with your feet fitted with the readiness that comes from the Gospel of peace. In addition to all this, take up the shield of faith, with which you can extinguish all the flaming arrows of the evil one... </text:span><text:span text:style-name="T82">And pray... on all occasions with all kinds of prayers and requests.</text:span><text:span text:style-name="T80"> With this in mind, be alert and always keep on praying for all the saints [who devote themselves to God]. </text:span><text:span text:style-name="T82">Pray also for me, that whenever I open my mouth, words may be given me</text:span><text:span text:style-name="T80"> so that I will [for God's good pleasure] fearlessly make known the mystery of the Gospel, for which I am an ambassador in chains. </text:span><text:span text:style-name="T82">Pray that I may declare it fearlessly, as I should</text:span><text:span text:style-name="T80">. (Ephesians, 6:14-20)</text:span></text:p>
      <text:p text:style-name="P25"><text:span text:style-name="T82">Be... faithful in prayer</text:span><text:span text:style-name="T80">. (Romans, 12:12)</text:span></text:p>
      <text:p text:style-name="P25"><text:span text:style-name="T82">One day Jesus was praying in a certain place. When he finished</text:span><text:span text:style-name="T80"> [his prayer], one of his disciples said to him, "... </text:span><text:span text:style-name="T82">teach us to pray</text:span><text:span text:style-name="T80">, just as John taught his disciples." He said to them, "</text:span><text:span text:style-name="T82">When you pray, say</text:span><text:span text:style-name="T80">: "'God, hallowed be Your name, Your kingdom come [the morality of the true religion become dominant over the world]. Give us each day our daily bread. Forgive us our sins, for we also forgive everyone who sins against us. And lead us not into temptation. (Luke, 11:1-4)</text:span></text:p>
      <text:p text:style-name="P25"><text:span text:style-name="T80">One of those days </text:span><text:span text:style-name="T82">Jesus went out to a mountainside to pray, and spent the night praying to God</text:span><text:span text:style-name="T80">. (Luke, 6:12)</text:span></text:p>
      <text:p text:style-name="P25"><text:span text:style-name="T82">Night and day we pray most earnestly that we may see you again and supply what is lacking in your faith. </text:span><text:span text:style-name="T80">Now may our God... clear the way for us to come to you. May the Lord make your love increase and overflow for each other and for everyone else, just as ours does for you. May He strengthen your hearts so that you will be blameless and holy in the Presence of our God... (1 Thessalonians, 3:10-13)</text:span></text:p>
      <text:p text:style-name="P25"><text:span text:style-name="T80">With this in mind, </text:span><text:span text:style-name="T82">we constantly pray for you</text:span><text:span text:style-name="T80">, that our God may count you worthy of His calling, and that by His power He may fulfill every good purpose of yours and every act prompted by your </text:span><text:soft-page-break/><text:span text:style-name="T80">faith. (2 Thessalonians, 1:11) </text:span></text:p>
      <text:p text:style-name="P25"><text:span text:style-name="T80">Finally, brothers, </text:span><text:span text:style-name="T82">pray for us that the message of the Lord may spread rapidly and be honored, just as it was with you. And pray that we may be delivered from wicked and evil men</text:span><text:span text:style-name="T80">, for not everyone has faith. But the Lord is faithful, and He will strengthen and protect you from the evil one. We have confidence [for God's sake] in the Lord that you are doing and will continue to do the things we command. (2 Thessalonians, 3:1-4)</text:span></text:p>
      <text:p text:style-name="P25"><text:span text:style-name="T80">So I say to you: </text:span><text:span text:style-name="T82">Ask and it will be given to you; seek and you will find; knock and the door will be opened to you. For everyone who asks receives; he who seeks finds; and to him who knocks, the door will be opened.</text:span><text:span text:style-name="T80"> (Luke, 11:9-10; Matthew 7:7-8)</text:span></text:p>
      <text:p text:style-name="P25"><text:span text:style-name="T82">And when you pray, do not be like the hypocrites</text:span><text:span text:style-name="T80">, for they love to pray standing in the synagogues and on the street corners to be seen by men. I tell you the truth, they have received their reward in full. But </text:span><text:span text:style-name="T82">when you pray, go into your room, close the door and pray to your God, Who is unseen</text:span><text:span text:style-name="T80">. Then your God, Who sees what is done in secret, will reward you... </text:span><text:span text:style-name="T82">your God knows what you need before you ask Him</text:span><text:span text:style-name="T80">. "This, then, is how you should pray: "'Our God... hallowed be Your name, Your kingdom come, [the true religion reign over the world]... Give us today our daily bread. Forgive us our debts, as we also have forgiven our debtors. And lead us not into temptation, but deliver us from the evil one.' (Matthew, 6:5-13)</text:span></text:p>
      <text:p text:style-name="P25"><text:span text:style-name="T80">Jesus went out as usual to the Mount of Olives, and his disciples followed him. On reaching the place, </text:span><text:span text:style-name="T82">he said to them, "Pray that you will not fall into temptation."</text:span><text:span text:style-name="T80"> He withdrew about a stone's throw beyond them, </text:span><text:span text:style-name="T82">knelt down and prayed</text:span><text:span text:style-name="T80">, "God, if You are willing, take this cup from me; yet not my will, but Yours be done." An angel from heaven appeared to him [Jesus] and strengthened him... </text:span><text:span text:style-name="T82">he prayed more earnestly... When he rose from prayer and went back to the disciples</text:span><text:span text:style-name="T80">, he found them asleep..."Why are you sleeping?" he asked them. </text:span><text:span text:style-name="T82">"Get up and pray so that you will not fall into temptation."</text:span><text:span text:style-name="T80"> (Luke, 22:39-46)</text:span></text:p>
      <text:p text:style-name="P25"><text:span text:style-name="T82">If any of you lacks wisdom, he should ask God, Who gives generously... and it will be given to him. But when he asks, he must believe and not doubt,</text:span><text:span text:style-name="T80"> because he who doubts is like a wave of the sea, blown and tossed by the wind. That man should not think he will receive anything from the Lord; he is a double-minded man, unstable in all he does. (James, 1:5-8)</text:span></text:p>
      <text:p text:style-name="P25"><text:span text:style-name="T80">Jesus replied, "I tell you the truth, if you have faith and do not doubt, not only can you do what was done to the fig tree, but also you can say to this mountain, 'Go, throw yourself into the sea,' and it will be done. </text:span><text:span text:style-name="T82">If you believe, you will receive whatever you ask for in prayer</text:span><text:span text:style-name="T80">." (Matthew, 21:21-22)</text:span></text:p>
      <text:p text:style-name="P25"><text:span text:style-name="T82">In all my prayers for all of you, I always pray with joy</text:span><text:span text:style-name="T80"> because of your partnership in the Gospel from the first day until now. (Philippians, 1:4-5)</text:span></text:p>
      <text:p text:style-name="P25"><text:span text:style-name="T80">... I always thank my God as </text:span><text:span text:style-name="T82">I remember you in my prayers</text:span><text:span text:style-name="T80">, because I hear about your faith in the Jesus and your love for all the saints [those who devote themselves to God]. </text:span><text:span text:style-name="T82">I pray that you may be </text:span><text:soft-page-break/><text:span text:style-name="T82">active in sharing your faith, so that you will have a full understanding of every good thing</text:span><text:span text:style-name="T80">... (Philemon, 1:4:6) </text:span></text:p>
      <text:p text:style-name="P25"><text:span text:style-name="T82">They all joined together constantly in prayer</text:span><text:span text:style-name="T80">, along with the women and Mary the mother of Jesus, and with his brothers. (Acts, 1:14)</text:span></text:p>
      <text:p text:style-name="P25"><text:span text:style-name="T82">Then they prayed</text:span><text:span text:style-name="T80">, "Lord, you know everyone's heart. Show us which of these two You have chosen to take over this apostolic ministry, which Judas left to go where he belongs." (Acts, 1:24-25)</text:span></text:p>
      <text:p text:style-name="P25"><text:span text:style-name="T80">With many other words he [Peter] warned them; and he pleaded with them, "Save yourselves from this corrupt generation." ... And about three thousand were added to their number that day. </text:span><text:span text:style-name="T82">They devoted themselves</text:span><text:span text:style-name="T80"> to the apostles' teaching and to the fellowship, to the breaking of bread and </text:span><text:span text:style-name="T82">to prayer</text:span><text:span text:style-name="T80">. (Acts, 2:40-42)</text:span></text:p>
      <text:p text:style-name="P25"><text:span text:style-name="T80">One day Peter and John were going up to the temple </text:span><text:span text:style-name="T82">at the time of prayer</text:span><text:span text:style-name="T80">—at three in the afternoon. (Acts, 3:1)</text:span></text:p>
      <text:p text:style-name="P25"><text:span text:style-name="T80">Now, </text:span><text:span text:style-name="T82">Lord... enable your servants to speak Your word with great boldness... After they prayed</text:span><text:span text:style-name="T80">, the place where they were meeting was shaken. And they... spoke the word of God boldly. (Acts, 4:29-31) </text:span></text:p>
      <text:p text:style-name="P25"><text:span text:style-name="T80">Brothers, choose seven men from among you who are known to be full of the Spirit of God [with the morality with which God is pleased] and wisdom... We will turn this responsibility over to them </text:span><text:span text:style-name="T82">and will... give our attention to prayer and the ministry of the word</text:span><text:span text:style-name="T80">." This proposal pleased the whole group... They... </text:span><text:span text:style-name="T82">prayed and laid their hands on them</text:span><text:span text:style-name="T80">. So the word of God spread. The number of disciples in Jerusalem increased rapidly, and a large number of priests became obedient to the faith. (Acts, 6:3-7)</text:span></text:p>
      <text:p text:style-name="P25"><text:span text:style-name="T80">When they arrived, </text:span><text:span text:style-name="T82">they prayed</text:span><text:span text:style-name="T80"> for them that they might receive God's Spirit [the morality with which is pleased, their having faith]. (Acts, 8:15)</text:span></text:p>
      <text:p text:style-name="P25"><text:span text:style-name="T80">... [Jesus] told him, "Go to the house of Judas on Straight Street and ask for a man from Tarsus named Saul, </text:span><text:span text:style-name="T82">for he is praying</text:span><text:span text:style-name="T80">. (Acts, 9:11)</text:span></text:p>
      <text:p text:style-name="P25"><text:span text:style-name="T82">Peter sent them all out of the room; then he got down on his knees and prayed.</text:span><text:span text:style-name="T80"> (Acts, 9:40)</text:span></text:p>
      <text:p text:style-name="P25"><text:span text:style-name="T80">At Caesarea there was a man named Cornelius, a centurion in what was known as the Italian Regiment. He and all his family were devout and God-fearing; he gave generously to those in need and </text:span><text:span text:style-name="T82">prayed to God regularly</text:span><text:span text:style-name="T80">. (Acts, 10:1-2)</text:span></text:p>
      <text:p text:style-name="P25"><text:span text:style-name="T80">About noon the following day as they were on their journey and approaching the city, </text:span><text:span text:style-name="T82">Peter went up on the roof to pray</text:span><text:span text:style-name="T80">. (Acts, 10:9)</text:span></text:p>
      <text:p text:style-name="P25"><text:span text:style-name="T80">Cornelius answered: "Four days ago I </text:span><text:span text:style-name="T82">was in my house praying</text:span><text:span text:style-name="T80"> at this hour, at three in the afternoon. Suddenly a man in shining clothes stood before me and said, 'Cornelius, God has heard [answered] your prayer and remembered your gifts to the poor. (Acts, 10:30-31)</text:span></text:p>
      <text:p text:style-name="P25"><text:soft-page-break/><text:span text:style-name="T80">I was in the city of Joppa </text:span><text:span text:style-name="T82">praying</text:span><text:span text:style-name="T80">. (Acts, 11:5)</text:span></text:p>
      <text:p text:style-name="P25"><text:span text:style-name="T80">... So Peter was kept in prison, but </text:span><text:span text:style-name="T82">the church was earnestly praying to God for him</text:span><text:span text:style-name="T80">... (Acts, 12:5)</text:span></text:p>
      <text:p text:style-name="P25"><text:span text:style-name="T80">When this had dawned on him, he went to the house of Mary the mother of John, also called Mark, </text:span><text:span text:style-name="T82">where many people had gathered and were praying</text:span><text:span text:style-name="T80">. (Acts, 12:12)</text:span></text:p>
      <text:p text:style-name="P25"><text:span text:style-name="T82">So after they had fasted and prayed</text:span><text:span text:style-name="T80">, they placed their hands on them and sent them off. (Acts, 13:3)</text:span></text:p>
      <text:p text:style-name="P25"><text:span text:style-name="T80">On the Sabbath we went outside the city gate to the river, where we expected to find a </text:span><text:span text:style-name="T82">place of prayer</text:span><text:span text:style-name="T80">. We sat down and began to speak to the women who had gathered there. (Acts, 16:13)</text:span></text:p>
      <text:p text:style-name="P25"><text:span text:style-name="T80">About midnight Paul and Silas </text:span><text:span text:style-name="T82">were praying and singing hymns to God</text:span><text:span text:style-name="T80">, and the other prisoners were listening to them. (Acts, 16:25)</text:span></text:p>
      <text:p text:style-name="P25"><text:span text:style-name="T80">When he [Paul] had said this, </text:span><text:span text:style-name="T82">he knelt down with all of them and prayed</text:span><text:span text:style-name="T80">. (Acts, 20:36)</text:span></text:p>
      <text:p text:style-name="P25"><text:span text:style-name="T80">But when our time was up, we left and continued on our way. All the disciples and their wives and children accompanied us out of the city, and there on the beach </text:span><text:span text:style-name="T82">we knelt to pray. </text:span><text:span text:style-name="T80">(Acts, 21:5)</text:span></text:p>
      <text:p text:style-name="P25"><text:span text:style-name="T80">When I returned to Jerusalem and </text:span><text:span text:style-name="T82">was praying at the temple</text:span><text:span text:style-name="T80">... (Acts, 221:17)</text:span></text:p>
      <text:p text:style-name="P25"><text:span text:style-name="T80">Fearing that we would be dashed against the rocks, they dropped four anchors from the stern and </text:span><text:span text:style-name="T82">prayed for daylight</text:span><text:span text:style-name="T80">... (Acts, 27:29)</text:span></text:p>
      <text:p text:style-name="P25"><text:span text:style-name="T80">... [Paul] went in to see him and, </text:span><text:span text:style-name="T82">after prayer</text:span><text:span text:style-name="T80">... (Acts, 28:8)</text:span></text:p>
      <text:p text:style-name="P25"><text:span text:style-name="T80">"We must go through many hardships to enter the kingdom of God [paradise]," they said Paul and Barnabas appointed elders for them in each church and, </text:span><text:span text:style-name="T82">with prayer and fasting, committed them to the Lord</text:span><text:span text:style-name="T80">, in Whom they had put their trust. (Acts, 14:23)</text:span></text:p>
      <text:p text:style-name="P25"><text:span text:style-name="T80">I urge you, brothers... </text:span><text:span text:style-name="T82">to join me in my struggle by praying to God for me. Pray</text:span><text:span text:style-name="T80"> that I may be rescued from the unbelievers in Judea and that my service in Jerusalem may be acceptable to the saints there. (Romans, 15:30-31)</text:span></text:p>
      <text:p text:style-name="P25"><text:span text:style-name="T82">Do not deprive each other [do not leave one another] except by mutual consent and for a time, so that you may devote yourselves to prayer.</text:span><text:span text:style-name="T80"> Then come together again so that satan will not tempt you because of your lack of self-control. (1 Corinthians, 7:5)</text:span></text:p>
      <text:p text:style-name="P25"><text:span text:style-name="T80">So what shall I do?</text:span><text:span text:style-name="T82"> I will pray with my spirit, but I will also pray with my mind</text:span><text:span text:style-name="T80">; I will sing with my spirit, but I will also sing with my mind. (1 Corinthians, 14:15)</text:span></text:p>
      <text:p text:style-name="P25"><text:span text:style-name="T80">He [God] has delivered us from such a deadly peril, and He will deliver us. On Him we have set our hope that He will continue to deliver us, </text:span><text:span text:style-name="T82">as you help us by your prayers</text:span><text:span text:style-name="T80">. Then many will give thanks on our behalf for the gracious favor granted us in answer to </text:span><text:span text:style-name="T82">the prayers of many</text:span><text:span text:style-name="T80">. (2 </text:span><text:soft-page-break/><text:span text:style-name="T80">Corinthians, 1:10-11)</text:span></text:p>
      <text:p text:style-name="P25"><text:span text:style-name="T82">And in their prayers for you</text:span><text:span text:style-name="T80"> their hearts will go out to you, because of the surpassing grace God has given you. Thanks be to God for His indescribable gift! (2 Corinthians, 9:14-15)</text:span></text:p>
      <text:p text:style-name="P25"><text:span text:style-name="T80">I thank my God every time I remember you. </text:span><text:span text:style-name="T82">In all my prayers for all of you, I always pray with joy</text:span><text:span text:style-name="T80"> because of your partnership in the Gospel from the first day until now. (Philippians, 1:3-5)</text:span></text:p>
      <text:p text:style-name="P25"><text:span text:style-name="T80">For I know that through </text:span><text:span text:style-name="T82">your prayers</text:span><text:span text:style-name="T80">... this will turn out for my deliverance. (Philippians, 1:19)</text:span></text:p>
      <text:p text:style-name="P25"><text:span text:style-name="T80">We always thank God... </text:span><text:span text:style-name="T82">when we pray for you</text:span><text:span text:style-name="T80">. (Colossians, 1:3)</text:span></text:p>
      <text:p text:style-name="P25"><text:span text:style-name="T80">For this reason, since the day we heard about you, </text:span><text:span text:style-name="T82">we have not stopped praying for you</text:span><text:span text:style-name="T80"> and asking God to fill you with the knowledge of His will through all spiritual wisdom and understanding. </text:span><text:span text:style-name="T82">And we pray</text:span><text:span text:style-name="T80"> this in order that you may live a life worthy of the Lord and may please Him in every way: bearing fruit in every good work, </text:span><text:span text:style-name="T82">growing in the knowledge of God</text:span><text:span text:style-name="T80">, being strengthened with all power according to His glorious might so that you may have great endurance and patience, and joyfully giving thanks to God, Who has qualified you to share in the inheritance of the saints [who devote themselves to God]... (Colossians, 1:9-12)</text:span></text:p>
      <text:p text:style-name="P25"><text:span text:style-name="T80">Epaphras, who is one of you and a servant of Christ Jesus, sends greetings. He is always struggling on your behalf </text:span><text:span text:style-name="T82">in his prayers,</text:span><text:span text:style-name="T80"> that you may stand firm in all the will of God, mature and fully assured. (Colossians, 4:12)</text:span></text:p>
      <text:p text:style-name="P25"><text:span text:style-name="T80">We always thank God for all of you, </text:span><text:span text:style-name="T82">mentioning you in our prayers</text:span><text:span text:style-name="T80">. We continually remember before our God... your work produced by faith, your labor prompted by love, and your endurance inspired by hope in our Lord... (1 Thessalonians, 1:2-3)</text:span></text:p>
      <text:p text:style-name="P25"><text:span text:style-name="T80">I urge, then, first of all, that requests, </text:span><text:span text:style-name="T82">prayers</text:span><text:span text:style-name="T80">, intercession and thanksgiving </text:span><text:span text:style-name="T82">be made</text:span><text:span text:style-name="T80"> for everyone—for kings and all those in authority, that we may live peaceful and quiet lives in all godliness and holiness. (1 Timothy, 2:1-23)</text:span></text:p>
      <text:p text:style-name="P25"><text:span text:style-name="T82">I want men everywhere to lift up holy hands in prayer</text:span><text:span text:style-name="T80">, without anger or disputing. (1 Timothy, 2:8)</text:span></text:p>
      <text:p text:style-name="P25"><text:span text:style-name="T80">For everything God created is good, and nothing is to be rejected if it is received with thanksgiving, because </text:span><text:span text:style-name="T82">it is consecrated by the word of God and prayer</text:span><text:span text:style-name="T80">. (1 Timothy, 4:4-5)</text:span></text:p>
      <text:p text:style-name="P25"><text:span text:style-name="T80">The widow who is really in need and left all alone puts her hope in God and continues night and day to </text:span><text:span text:style-name="T82">pray</text:span><text:span text:style-name="T80"> and to ask God for help. But the widow who lives for pleasure is dead even while she lives. (1 Timothy, 5:5-6)</text:span></text:p>
      <text:p text:style-name="P25"><text:span text:style-name="T80">I thank God, Whom I serve, as my forefathers did, with a clear conscience, </text:span><text:span text:style-name="T82">as night and day I constantly remember you in my prayers</text:span><text:span text:style-name="T80">. (2 Timothy, 1:3)</text:span></text:p>
      <text:p text:style-name="P25"><text:span text:style-name="T80">... </text:span><text:span text:style-name="T82">I always thank my God as I remember you in my prayers</text:span><text:span text:style-name="T80">, because I hear about your faith </text:span><text:soft-page-break/><text:span text:style-name="T80">in... Jesus [as God's prophet] and your love for all the saints [who devote themselves to God]. </text:span><text:span text:style-name="T82">I pray that </text:span><text:span text:style-name="T80">you may be active in sharing your faith, so that you will have a full understanding of every good thing... (Philemon, 1:4-6)</text:span></text:p>
      <text:p text:style-name="P25"><text:span text:style-name="T80">Prepare a guest room for me, because I hope to be restored </text:span><text:span text:style-name="T82">[be let to be with you by God] to you in answer to your prayers</text:span><text:span text:style-name="T80">. (Philemon, 1:22)</text:span></text:p>
      <text:p text:style-name="P25"><text:span text:style-name="T80">... </text:span><text:span text:style-name="T82">He offered up prayers and petitions with loud cries</text:span><text:span text:style-name="T80"> and tears to the one Who could save him from death, and he was heard [their prayers were accepted] because of his reverent submission. (Hebrews, 5:7)</text:span></text:p>
      <text:p text:style-name="P25"><text:span text:style-name="T82">Pray for us.</text:span><text:span text:style-name="T80"> We are sure that we have a clear conscience and desire to live honorably in every way. </text:span><text:span text:style-name="T82">I particularly urge you to pray so that I may be restored to you soon</text:span><text:span text:style-name="T80">. (Hebrews, 13:18-19)</text:span></text:p>
      <text:p text:style-name="P25"><text:span text:style-name="T82">... Pray for each other... The prayer of a righteous man is powerful and effective</text:span><text:span text:style-name="T80">. Elijah was a man just like us. </text:span><text:span text:style-name="T82">He prayed earnestly that it would not rain</text:span><text:span text:style-name="T80">, and it did not rain on the land for three and a half years. </text:span><text:span text:style-name="T82">Again he prayed, and the heavens gave rain, and the earth produced its crops</text:span><text:span text:style-name="T80">. (James, 5:16-18)</text:span></text:p>
      <text:p text:style-name="P25"><text:span text:style-name="T80">The end of all things is near. </text:span><text:span text:style-name="T82">Therefore be clear minded and self-controlled so that you can pray</text:span><text:span text:style-name="T80">. Above all, love each other deeply, because love covers over a multitude of sins. Offer hospitality to one another without grumbling. Each one should use whatever gift [spiritual beauty] he has received to serve others, faithfully administering God's grace in its various forms. (1 Peter, 4:7-10)</text:span></text:p>
      <text:p text:style-name="P25"><text:span text:style-name="T80">If anyone sees his brother commit a sin that does not lead to death,</text:span><text:span text:style-name="T82"> he should pray to God</text:span><text:span text:style-name="T80">. (1 John, 5:16)</text:span></text:p>
      <text:p text:style-name="P25"><text:span text:style-name="T80">Dear friend, </text:span><text:span text:style-name="T82">I pray that you may enjoy good health and that all may go well with you</text:span><text:span text:style-name="T80">, even as your soul is getting along well. It gave me great joy to have some brothers come and tell about your faithfulness to the truth and how you continue to walk in the truth. (3 John, 1:2-4)</text:span></text:p>
      <text:p text:style-name="P25"><text:span text:style-name="T80">But you, dear friends, build yourselves up in your most holy faith and </text:span><text:span text:style-name="T82">pray</text:span><text:span text:style-name="T80">... Keep yourselves in God's love as you wait for the mercy... Be merciful to those who doubt; snatch others from the fire and save them; to others show mercy, mixed with fear—hating even the clothing stained by corrupted flesh. (Jude, 1:20-23)</text:span></text:p>
      <text:p text:style-name="P25"><text:span text:style-name="T80">This is the confidence we have in approaching God: </text:span><text:span text:style-name="T82">that if we ask anything according to His will, He hears us</text:span><text:span text:style-name="T80"> [God answers our prayers]. And if we know that He hears us—whatever we ask—we know that we have what we asked of Him. (1 John, 5:14-15)</text:span></text:p>
      <text:p text:style-name="P25"><text:span text:style-name="T80">... sent them two by two ahead of him to every town and place where he was about to go. He told them, "The harvest is plentiful, but the workers are few. </text:span><text:span text:style-name="T82">Ask the Lord of the harvest</text:span><text:span text:style-name="T80">, therefore, to send out workers into his harvest field." (Luke, 10:1-2)</text:span></text:p>
      <text:p text:style-name="P25"><text:soft-page-break/><text:span text:style-name="T82">Then Jesus told his disciples a parable to show them that they should always pray and not give up... And will not God bring about justice for His chosen ones, who cry out to him day and night?</text:span><text:span text:style-name="T80">... I tell you, he will see that they get justice, and quickly. (Luke, 18:1-8)</text:span></text:p>
      <text:p text:style-name="P25"><text:span text:style-name="T80">In the morning, as they went along, they saw the fig tree withered from the roots. Peter remembered and said to Jesus...The fig tree... has withered!" "Have faith in God," Jesus answered. "I tell you the truth, if anyone says to this mountain, 'Go, throw yourself into the sea,' and </text:span><text:span text:style-name="T82">does not doubt in his heart but believes that what he says will happen, it will be done for him. Therefore I tell you, whatever you ask for in prayer, believe that you have received it, and it will be yours. And when you stand praying</text:span><text:span text:style-name="T80">, if you hold anything against anyone, forgive him... (Mark, 11:20-26)</text:span></text:p>
      <text:p text:style-name="P25"><text:span text:style-name="T80">Going a little farther, </text:span><text:span text:style-name="T82">he fell to the ground and prayed</text:span><text:span text:style-name="T80">... (Mark, 14:35)</text:span></text:p>
      <text:p text:style-name="P25"><text:span text:style-name="T80">"Simon, Simon, satan has asked [God] to sift you as wheat. But </text:span><text:span text:style-name="T82">I have prayed for you</text:span><text:span text:style-name="T80"> [to God], Simon, that your faith may not fail. And when you have turned back, strengthen your brothers." (Luke, 22:31-32)</text:span></text:p>
      <text:p text:style-name="P25"><text:span text:style-name="T80">In that day you will no longer ask me anything. I tell you the truth... </text:span><text:span text:style-name="T82">God will give you whatever you ask... Ask and you will receive</text:span><text:span text:style-name="T80">, and your joy will be complete. (John, 16:23-24)</text:span></text:p>
      <text:p text:style-name="P25"><text:span text:style-name="T80">For there is no difference between Jew and Gentile—the same Lord is Lord of all and </text:span><text:span text:style-name="T82">richly blesses all who call on Him</text:span><text:span text:style-name="T80">, for, </text:span><text:span text:style-name="T82">"Everyone who calls on the name of the Lord will be saved." </text:span><text:span text:style-name="T80">(Romans, 10:12-13)</text:span></text:p>
      <text:p text:style-name="P25"><text:span text:style-name="T82">I pray that out of His glorious riches He may strengthen you with power... in your inner being</text:span><text:span text:style-name="T80">... And I pray that you, being rooted and established in love, may have power, together with all the saints [who devote themselves to God], to grasp how wide and long and high and deep is the love of Christ and to know this love that surpasses knowledge—that you may be filled to the measure of all the fullness of God. Now to Him Who is able to do immeasurably more than all we ask or imagine, according to His power that is at work within us. (Ephesians, 3:19-20)</text:span></text:p>
      <text:p text:style-name="P25"><text:span text:style-name="T82">I pray also that the eyes of your heart may be enlightened</text:span><text:span text:style-name="T80"> in order that you may know the hope to which He has called you [God's promise], the riches of His glorious inheritance [paradise] in the saints [who devote themselves to God],  and His incomparably great power for us who believe. (Ephesians, 1:18-19)</text:span></text:p>
      <text:p text:style-name="P12"/>
      <text:h text:style-name="P122" text:outline-level="2">To Heed One's Conscience</text:h>
      <text:p text:style-name="P25"><text:span text:style-name="T82">I thank God, Whom I serve, as my forefathers did, with a clear conscience,</text:span><text:span text:style-name="T80"> as night and day I constantly remember you [by praying God for you] in my prayers. (2 Timothy, 1:3)</text:span></text:p>
      <text:p text:style-name="P86">... <text:span text:style-name="T1">keeping a clear conscience.</text:span> (1 Peter, 3:16) </text:p>
      <text:p text:style-name="P25"><text:span text:style-name="T86">Timothy, my son, I give you this instruction... so that by following them you may fight the good fight </text:span><text:soft-page-break/><text:span text:style-name="T86">[to struggle with the moral perfection for the sake of goodness], </text:span><text:span text:style-name="T87">holding on to faith and a good conscience</text:span><text:span text:style-name="T86">. Some have rejected these and so have shipwrecked their faith. (1Timothy, 1:18-19)</text:span></text:p>
      <text:p text:style-name="P25"><text:span text:style-name="T80">... </text:span><text:span text:style-name="T82">Do not harden your hearts</text:span><text:span text:style-name="T80"> as you did in the rebellion, during the time of testing in the desert. (Hebrews, 3:7-8)</text:span></text:p>
      <text:p text:style-name="P25"><text:span text:style-name="T80">... Paul... said, "</text:span><text:span text:style-name="T82">My brothers, I have fulfilled my duty to God in all good conscience to this day</text:span><text:span text:style-name="T80">." (Acts, 23:1)</text:span></text:p>
      <text:p text:style-name="P25"><text:span text:style-name="T80">[For God's sake] I speak the truth in Christ—I am not lying, </text:span><text:span text:style-name="T82">my conscience confirms</text:span><text:span text:style-name="T80">... (Romans, 9:1)</text:span></text:p>
      <text:p text:style-name="P25"><text:span text:style-name="T80">And I have the same hope in God as these men, that there will be a resurrection of both the righteous and the wicked. So I strive always to keep </text:span><text:span text:style-name="T82">my conscience clear before God</text:span><text:span text:style-name="T80">... (Acts, 24:15-16)</text:span></text:p>
      <text:p text:style-name="P25"><text:span text:style-name="T80">Now this is our boast: </text:span><text:span text:style-name="T82">Our conscience testifies that we have conducted ourselves in the world</text:span><text:span text:style-name="T80">, and especially in our relations with you, in the holiness and sincerity that are from God. (2 Corinthians, 1:12)</text:span></text:p>
      <text:p text:style-name="P25"><text:span text:style-name="T80">Therefore, since through God's mercy we have this ministry, we do not lose heart. Rather, we have renounced secret and shameful ways; we do not use deception, nor do we distort the word of God. On the contrary, </text:span><text:span text:style-name="T82">by setting forth the truth plainly we commend ourselves to every man's conscience in the Sight of God</text:span><text:span text:style-name="T80">. (2 Corinthians, 4:1-2)</text:span></text:p>
      <text:p text:style-name="P25"><text:span text:style-name="T80">... Deacons, likewise, are to be men worthy of respect, sincere, not indulging in much wine, and not pursuing dishonest gain. </text:span><text:span text:style-name="T82">They must keep hold of the deep truths of the faith with a clear conscience</text:span><text:span text:style-name="T80">. They must first be tested; and then if there is nothing against them, let them serve as deacons. (1 Timothy, 3:8-10)</text:span></text:p>
      <text:p text:style-name="P25"><text:span text:style-name="T80">... So we make it our goal to please Him... Since, then, we know what it is to fear the Lord, we try to persuade men. </text:span><text:span text:style-name="T82">What we are is plain to God, and I hope it is also plain to your conscience</text:span><text:span text:style-name="T80">. (2 Corinthians, 5:8-11)</text:span></text:p>
      <text:p text:style-name="P25"><text:span text:style-name="T82">The goal of this command is love, which comes from a pure heart and a good conscience and a sincere faith. </text:span><text:span text:style-name="T80">Some have wandered away from these and turned to meaningless talk. They want to be teachers of the law, but they do not know what they are talking about or what they so confidently affirm. (1 Timothy, 1:5-7)</text:span></text:p>
      <text:p text:style-name="P25"><text:span text:style-name="T80">Let us draw near to God with a </text:span><text:span text:style-name="T82">sincere heart</text:span><text:span text:style-name="T80"> in full assurance of faith, </text:span><text:span text:style-name="T82">having our hearts sprinkled to cleanse us from a guilty conscience</text:span><text:span text:style-name="T80"> and having our bodies washed with pure water. Let us hold unswervingly to the hope we profess, for He Who promised is faithful. And let us consider how we may spur one another on toward love and good deeds. Let us not give up meeting together, as some are in the habit of doing, but let us encourage one another—and all the more as you see the Day approaching. (Hebrews, 10:22-25)</text:span></text:p>
      <text:p text:style-name="P25"><text:soft-page-break/><text:span text:style-name="T80">And do not forget to do good and to share with others, for with such sacrifices God is pleased. Obey your leaders and submit to their authority. They keep watch over you... Obey them so that their work will be a joy... for that would be of no advantage... Pray for us. </text:span><text:span text:style-name="T82">We are sure that we have a clear conscience and desire to live honorably in every way</text:span><text:span text:style-name="T80">. I particularly urge you to pray so that I may be restored to you soon. (Hebrews, 13:16-19)</text:span></text:p>
      <text:p text:style-name="P25"><text:span text:style-name="T80">... But do this with gentleness and respect </text:span><text:span text:style-name="T82">keeping a clear conscience</text:span><text:span text:style-name="T80">, so that those who speak maliciously against your good behavior... may be ashamed of their slander. It is better, if it is God's will, to suffer for doing good than for doing evil. (1 Peter, 3:15-17)</text:span></text:p>
      <text:p text:style-name="P25"><text:span text:style-name="T80">... Yet for us there is but one God... from whom all things came and for Whom we live; and... through Whom all things came and through Whom we live. But not everyone knows this. Some people are still so accustomed to idols that when they eat such food they think of it as having been sacrificed to an idol, and since their </text:span><text:span text:style-name="T82">conscience is weak, it is defiled</text:span><text:span text:style-name="T80">. (1 Corinthians, 8:5-7)</text:span></text:p>
      <text:p text:style-name="P25"><text:span text:style-name="T80">Dear friends, </text:span><text:span text:style-name="T82">if our hearts do not condemn us</text:span><text:span text:style-name="T80">, we have confidence before God and receive from Him anything we ask [our prayers are answered], because we obey His commands and do what pleases Him. (1 John, 3:21-22)</text:span></text:p>
      <text:p text:style-name="P25"><text:span text:style-name="T80">... In later times some will abandon the faith and follow deceiving spirits and things taught by demons... </text:span><text:span text:style-name="T82">whose consciences have been seared as with a hot iron</text:span><text:span text:style-name="T80">. They... order them to abstain from certain foods, which God created to be received with thanksgiving by those who believe and who know the truth. (1 Timothy, 4:1-3)</text:span></text:p>
      <text:p text:style-name="P25"><text:span text:style-name="T80">To the pure, all things are pure, but to those who are corrupted and do not believe, nothing is pure. In fact, </text:span><text:span text:style-name="T82">both their minds and consciences are corrupted</text:span><text:span text:style-name="T80">. They claim to know God, but by their actions they deny Him. They are detestable, disobedient and unfit for doing anything good. (Titus, 1:15-16)</text:span></text:p>
      <text:p text:style-name="P25"><text:span text:style-name="T80">Blessed are the meek, for they will inherit the earth. Blessed are those who hunger and thirst for righteousness, for they will be filled. Blessed are the merciful, for they will be shown mercy. </text:span><text:span text:style-name="T82">Blessed are the pure in heart</text:span><text:span text:style-name="T80">... (Matthew, 5:5-8)</text:span></text:p>
      <text:p text:style-name="P25"><text:span text:style-name="T80">... If a man cleanses himself from the latter [inferior works], he will be an instrument for noble purposes, made holy... and prepared to do any good work. </text:span><text:span text:style-name="T82">Flee the evil desires of youth, and pursue righteousness, faith, love and peace, along with those who call on the Lord out of a pure heart. </text:span><text:span text:style-name="T80">(2 Timothy, 2:21-22)</text:span></text:p>
      <text:p text:style-name="P25"><text:span text:style-name="T80">... </text:span><text:span text:style-name="T82">Their consciences also bearing witness</text:span><text:span text:style-name="T80">, and their thoughts now accusing, now even defending them. This will take place on the day when God will judge men's secrets... as my Gospel declares. (Romans, 2:14-16) </text:span></text:p>
      <text:p text:style-name="P25"><text:span text:style-name="T80">Submit yourselves, then, to God. Resist the devil, and he will flee from you. Come near to God and He will come near to you. Wash your hands, you sinners, and </text:span><text:span text:style-name="T82">purify your hearts</text:span><text:span text:style-name="T80">, you double-minded. </text:span><text:soft-page-break/><text:span text:style-name="T80">(James, 4:7-8)</text:span></text:p>
      <text:p text:style-name="P25"><text:span text:style-name="T80">... As was said before: "Today, if you hear His voice [God's revelation],  </text:span><text:span text:style-name="T82">do not harden your hearts</text:span><text:span text:style-name="T80">." (Hebrews, 4:7)</text:span></text:p>
      <text:p text:style-name="P25"><text:span text:style-name="T80">... Pursue righteousness, faith, love and peace, along with those who call on the Lord </text:span><text:span text:style-name="T82">out of a pure heart</text:span><text:span text:style-name="T80">. (2 Timothy, 2:22) </text:span></text:p>
      <text:p text:style-name="P25"><text:span text:style-name="T80">Do not rebuke an older man harshly, but exhort him as if he were your father. Treat younger men as brothers, older women as mothers, and younger women as sisters, </text:span><text:span text:style-name="T82">with absolute purity</text:span><text:span text:style-name="T80">. Give proper recognition to those widows who are really in need. (1 Timothy, 5:1-3)</text:span></text:p>
      <text:p text:style-name="P12"/>
      <text:h text:style-name="P122" text:outline-level="2">To Believe in and Obey God's Messengers</text:h>
      <text:p text:style-name="P25"><text:span text:style-name="T76"><text:s/></text:span><text:span text:style-name="T80">[Jesus:] </text:span><text:span text:style-name="T82">He who is not with me is against me</text:span><text:span text:style-name="T80">, and he who does not gather with me scatters. (Matthew, 12:30)</text:span></text:p>
      <text:p text:style-name="P86">Jesus answered, "The work of God is this: <text:span text:style-name="T1">to believe in the one He has sent</text:span>." (John, 6:29) </text:p>
      <text:p text:style-name="P35"><text:span text:style-name="T82">Then he said to them, "... whoever welcomes me welcomes the One [God] Who sent me." </text:span><text:span text:style-name="T80">(Luke, 9:48; Mark 9:37; Matthew 10:40)</text:span></text:p>
      <text:p text:style-name="P90">[Jesus:] He who listens to you listens to me; he who rejects you rejects me; but <text:span text:style-name="T1">he who rejects me rejects Him [God] Who sent me</text:span>." (Luke, 10:16)</text:p>
      <text:p text:style-name="P90">Then they asked him, "What must we do to do the works God requires?" Jesus answered, "<text:span text:style-name="T1">The work of God</text:span> [what God requires] <text:span text:style-name="T1">is this: to believe in the one He has sent</text:span>." (John, 6:28-29)</text:p>
      <text:p text:style-name="P90">"I tell you the truth, <text:span text:style-name="T1">whoever hears my word and believes Him [God] Who sent me has eternal life and will not be condemned</text:span>; he has crossed over from death to life. (John, 5:24)</text:p>
      <text:p text:style-name="P90">Why do you... not do what I say? <text:span text:style-name="T1">I will show you what he is like who comes to me and hears my words and puts them into practice. He is like a man building a house, who dug down deep and laid the foundation on rock. When a flood came, the torrent struck that house but could not shake it, because it was well built</text:span>. But the one who hears my words and does not put them into practice is like a man who built a house on the ground without a foundation. The moment the torrent struck that house, it collapsed and its destruction was complete." (Luke, 6:46-49)</text:p>
      <text:p text:style-name="P90">But if anyone obeys <text:span text:style-name="T1">his [Jesus'] word, God's love is truly made complete in him</text:span>. This is how we know we are in Him [living by God's good pleasure]: Whoever claims to live in Him [living by His good pleasure] must walk as Jesus did. (1 John, 2:5-6)</text:p>
      <text:p text:style-name="P90"><text:soft-page-break/><text:span text:style-name="T1">Obey your leaders</text:span> <text:span text:style-name="T1">[for God's good pleasure] and submit to their authority</text:span>. They keep watch over you... Obey them so that their work will be a joy... (Hebrews, 13:17)</text:p>
      <text:p text:style-name="P90">[Jesus:] "<text:span text:style-name="T1">And everyone who has left houses or brothers or sisters or father or mother or children or fields for me [for God's good pleasure] will receive a hundred times as much and will inherit eternal life [in paradise]</text:span>. But many who are first will be last, and many who are last will be first." (Matthew, 19:29-30)</text:p>
      <text:p text:style-name="P90"><text:span text:style-name="T1">Join with others in following my example, [believe in God and His Prophet Jesus like me] brothers</text:span>, and take note of those who live according to the pattern we gave you. (Philippians, 3:17)</text:p>
      <text:p text:style-name="P90"><text:span text:style-name="T1">[Jesus:] "I have set you an example that you should do as I have done for you."</text:span> (John, 13:15) </text:p>
      <text:p text:style-name="P90"><text:span text:style-name="T1">For the one whom God has sent speaks the words of God...</text:span> (John, 3:34)</text:p>
      <text:p text:style-name="P90">[Jesus:] <text:span text:style-name="T1">I tell you the truth, if anyone keeps my word, he will never see death [the life in hell]</text:span> (John, 8:51)</text:p>
      <text:p text:style-name="P90">When Jesus saw the crowd around him, he gave orders to cross to the other side of the lake. Then a teacher of the law came to him and said, <text:span text:style-name="T1">"Teacher, I will follow you wherever you go</text:span>." (Matthew, 8:18-19) </text:p>
      <text:p text:style-name="P90">As Jesus went on from there, he saw a man named Matthew sitting at the tax collector's booth. <text:span text:style-name="T1">"Follow me," he told him, and Matthew got up and followed him</text:span>. (Matthew, 9:9)</text:p>
      <text:p text:style-name="P90">The Jews were amazed and asked, "How did this man get such learning without having studied?" <text:span text:style-name="T1">Jesus answered, "My teaching is not my own. It comes from Him Who sent me. If anyone chooses to do God's will, he will find out whether my teaching comes from God or whether I speak on </text:span>my own. He who speaks on his own does so to gain honor for himself, but he who works for the honor of the One [God] Who sent him is a man of truth; there is nothing false about him. (John, 7:15-18)</text:p>
      <text:p text:style-name="P90"><text:span text:style-name="T1">To the Jews who had believed him, Jesus said, "If you hold to my teaching, you are really my disciples. Then you will know the truth, and the truth will set you free." </text:span>(John, 8:31-32)</text:p>
      <text:p text:style-name="P90">[Jesus:] "Don't believe me unless I carry out my God's work. But if I do it... <text:span text:style-name="T1">believe the works..."</text:span> (John, 10:37-38)</text:p>
      <text:p text:style-name="P90"><text:span text:style-name="T1">Then Jesus cried out, "When a man believes in me, he does not believe in me only, but in the One [God] Who sent me... </text:span>I have come into the world as a light [for the guidance of the world], so that no one who believes in me should stay in darkness. <text:soft-page-break/>"<text:span text:style-name="T1">As for the person who hears my words but does not keep them, I do not judge him</text:span>. For I did not come to judge the world, but to save it. <text:span text:style-name="T1">There is a Judge [God] for the one who rejects me and does not accept my words..." </text:span>(John, 12:44-48)</text:p>
      <text:p text:style-name="P90">As Jesus was walking beside the Sea of Galilee, he saw two brothers, Simon called Peter and his brother Andrew. They were casting a net into the lake, for they were fishermen. <text:span text:style-name="T1">"Come, follow me," Jesus said</text:span>, "and I will make you fishers of men." At once they left their nets and followed him. Going on from there, he saw two other brothers, James son of Zebedee and his brother John. They were in a boat with their father Zebedee, preparing their nets. Jesus called them, <text:span text:style-name="T1">and immediately they left the boat and their father and followed him</text:span>. (Matthew, 4:18-22)</text:p>
      <text:p text:style-name="P90">As Jesus was getting into the boat, the man who had been demon-possessed begged to go with him. Jesus did not let him, but said, "Go home to your family and tell them how much the Lord has done for you, and how He has had mercy on you." <text:span text:style-name="T1">So the man went away and began to tell</text:span> in the Decapolis how much Jesus had done for him [by God's will]. And all the people were amazed. (Mark, 5:18-20)</text:p>
      <text:p text:style-name="P90">He [Jesus] got into one of the boats, the one belonging to Simon, and asked him to put out a little from shore. Then he sat down and taught the people from the boat. When he had finished speaking, he said to Simon, "Put out into deep water, and let down the nets for a catch." Simon answered, <text:span text:style-name="T1">"Master, we've worked hard all night and haven't caught anything. But because you say so, I will let down the nets." When they had done so, they caught such a large number of fish that their nets began to break.</text:span> (Luke, 5:3-6)</text:p>
      <text:p text:style-name="P90">Jesus replied, <text:span text:style-name="T1">"If anyone loves me, he will obey my teaching,</text:span> my God will love him...He who does not love me will not obey my teaching. These words you hear are not my own; they belong to God Who sent me. (John, 14:23-24)</text:p>
      <text:p text:style-name="P90">[Jesus:] "<text:span text:style-name="T1">Whoever has my commands and obeys them</text:span>, he is the one who loves me. He who loves me will be loved by my God, and I too will love him ..." (John, 14:21)</text:p>
      <text:p text:style-name="P90">[Jesus:] I tell you the truth... <text:span text:style-name="T1">whoever accepts me accepts the One Who [God] sent me."</text:span> (John, 13:20)</text:p>
      <text:p text:style-name="P90">Jesus entered Jericho and was passing through. A man was there by the name of Zacchaeus; he was a chief tax collector and was wealthy. He wanted to see who Jesus was, but being a short man he could not, because of the crowd. So he ran ahead and climbed a sycamore-fig tree to see him, since Jesus was coming that way. <text:span text:style-name="T1">When Jesus reached the spot, he looked up and said to him, "Zacchaeus, come down immediately. I must stay at your house today." So he came down at once and welcomed him gladly. </text:span>(Luke, 19:1-6)</text:p>
      <text:p text:style-name="P90"><text:soft-page-break/>... He testifies to what he has seen and heard, but no one accepts his testimony. The man who has accepted it has certified that God is truthful. <text:span text:style-name="T1">For the one whom God has sent speaks the words of God... </text:span>Whoever believes in Jesus has eternal life <text:span text:style-name="T1">[paradise], but whoever rejects Jesus will not see life, for God's wrath remains on him."</text:span> (John, 3:32-36)</text:p>
      <text:p text:style-name="P90">... <text:span text:style-name="T1">for you do not believe the one He [God] sent.</text:span> You diligently study the Scriptures because you think that by them you possess eternal life. These are the Scriptures that testify about me, yet you refuse to come to me to have life. (John, 5:38-40)</text:p>
      <text:p text:style-name="P90">Then [Jesus] will say to those on his right, 'Come, you who are blessed by my God; take your inheritance, the kingdom [paradise] prepared for you since the creation of the world. For I was hungry and you gave me something to eat, I was thirsty and you gave me something to drink, I was a stranger and you invited me in, I needed clothes and you clothed me, I was sick and you looked after me, I was in prison and you came to visit me.'... Then he will say to those on his left, 'you who are cursed, into the eternal fire prepared... For I was hungry and you gave me nothing to eat, I was thirsty and you gave me nothing to drink, I was a stranger and you did not invite me in, I needed clothes and you did not clothe me, I was sick and in prison and you did not look after me.' (Matthew, 25:34-36; 41-43)</text:p>
      <text:p text:style-name="P92"/>
      <text:h text:style-name="P121" text:outline-level="2">Belief in and Obedience to God's Commandments in His Holy Books </text:h>
      <text:p text:style-name="P97">... <text:span text:style-name="T1">I believe everything that agrees with the Law</text:span> <text:span text:style-name="T1">[the revelation including God's commands] and that is written in the Prophets</text:span>, and I have the same hope in God as these men, that there will be a resurrection of both the righteous and the wicked. So I strive always to keep my conscience clear before God... (Acts, 24:14-16)</text:p>
      <text:p text:style-name="P86">But he said to me, "Do not do it! <text:span text:style-name="T1">I am a fellow servant with you and with your brothers the prophets and of all who keep the words of this book</text:span>. Worship God!" (Revelation, 22:9)</text:p>
      <text:p text:style-name="P25"><text:span text:style-name="T80">After John was put in prison, </text:span><text:span text:style-name="T82">Jesus went into Galilee, proclaiming the good news of God</text:span><text:span text:style-name="T80"> </text:span><text:span text:style-name="T82">[God's commandments]</text:span><text:span text:style-name="T80">. "The time has come," he said. "The kingdom of God [the promise of paradise] is near. </text:span><text:span text:style-name="T82">Repent and believe the good news [God's commandments]!</text:span><text:span text:style-name="T80">" (Mark, 1:14-15)</text:span></text:p>
      <text:p text:style-name="P25"><text:span text:style-name="T80">That is why I am so eager to preach the Gospel also to you who are at Rome... </text:span><text:span text:style-name="T82">the Gospel, because it is the power of God for the salvation of everyone who believes... </text:span><text:span text:style-name="T80">For... a righteousness that is by faith from first to last, just as it is written: "The righteous will live by faith." (Romans, 1:15-17)</text:span></text:p>
      <text:p text:style-name="P25"><text:span text:style-name="T82">[Jesus:] "Do not think that I have come to abolish the Law [God's previous commandment] </text:span><text:soft-page-break/><text:span text:style-name="T82">or the Prophets; I have not come to abolish them but to fulfill them...</text:span><text:span text:style-name="T80"> Anyone who breaks one of the least of these commandments and teaches others to do the same will be called least in the kingdom of heaven [in the hereafter], </text:span><text:span text:style-name="T82">but whoever practices and teaches these commands will be called great in the kingdom of heaven</text:span><text:span text:style-name="T80"> </text:span><text:span text:style-name="T82">[in the hereafter].</text:span><text:span text:style-name="T80">" (Matthew, 5:17-19)</text:span></text:p>
      <text:p text:style-name="P25"><text:span text:style-name="T80">Now, brothers, </text:span><text:span text:style-name="T82">I want to remind you of the Gospel I preached to you, which you received and on which you have taken your stand.</text:span><text:span text:style-name="T80"> By this Gospel you are saved, if you hold firmly to the word I preached to you. (1 Corinthians, 15:1-2) </text:span></text:p>
      <text:p text:style-name="P25"><text:span text:style-name="T80">Both of them were upright in the Sight of God, </text:span><text:span text:style-name="T82">observing all the Lord's commandments and regulations blamelessly</text:span><text:span text:style-name="T80">. (Luke, 1:6)</text:span></text:p>
      <text:p text:style-name="P25"><text:span text:style-name="T80">... </text:span><text:span text:style-name="T82">He [God] will punish those who do not know God and do not obey the Gospel</text:span><text:span text:style-name="T80">... They will be punished with everlasting destruction and shut out from the Presence of the Lord and from the majesty of His power. (2 Thessalonians, 1:8-9)</text:span></text:p>
      <text:p text:style-name="P25"><text:span text:style-name="T82">Moses describes in this way the righteousness that is by the law</text:span><text:span text:style-name="T80"> </text:span><text:span text:style-name="T82">[revealation including God's commandmens]:</text:span><text:span text:style-name="T80"> </text:span><text:span text:style-name="T82">"The man who does these things will live by them [be rewarded in the hereafter with infinite paradise]." But the righteousness that is by faith says: "</text:span><text:span text:style-name="T80">... The word is near you; it is in your mouth and in your heart. " (Romans, 10:5-8)</text:span></text:p>
      <text:p text:style-name="P25"><text:span text:style-name="T80">If anybody thinks... spiritually gifted, let him acknowledge that what </text:span><text:span text:style-name="T82">I am writing to you is the Lord's command.</text:span><text:span text:style-name="T80"> If he ignores this, he himself will be ignored. (1 Corinthians, 14:37-38)</text:span></text:p>
      <text:p text:style-name="P25"><text:span text:style-name="T80">[Jesus:] "Then he called the crowd to him along with his disciples and said: "If anyone would come after me, he must... follow me. For whoever wants to save his life will lose it, </text:span><text:span text:style-name="T82">but whoever loses his life</text:span><text:span text:style-name="T80"> </text:span><text:span text:style-name="T82">[for God's good pleasure] for me and for the Gospel will save it</text:span><text:span text:style-name="T80">." (Mark, 8:34-35)</text:span></text:p>
      <text:p text:style-name="P25"><text:span text:style-name="T80">Peter said to him, "We have left everything to follow you!" "I tell you the truth," Jesus replied, " [For God's good pleasure] </text:span><text:span text:style-name="T82">no one who has left home or brothers or sisters or mother or father or children or fields for me and the Gospel will fail to receive a hundred times as much in this present age [homes, brothers, sisters, mothers, children and fields—and with them, persecutions] and in the age to come, eternal life [paradise]. </text:span><text:span text:style-name="T80">(Mark, 10:28-30)</text:span></text:p>
      <text:p text:style-name="P25"><text:span text:style-name="T82">But not all the Israelites accepted the good news</text:span><text:span text:style-name="T80"> </text:span><text:span text:style-name="T82">[God's commandments]. </text:span><text:span text:style-name="T80">For Isaiah says, "Lord, who has believed our message?" Consequently, faith comes from hearing the message, and the message is heard through the word of Christ. But I ask: Did they not hear? Of course they did: "Their voice has gone out into all the earth, their words to the ends of the world." (Romans, 10:16-18)</text:span></text:p>
      <text:p text:style-name="P25"><text:span text:style-name="T82">Blessed is he who keeps the words of the prophecy in this book.</text:span><text:span text:style-name="T80"> (Revelation, 22:7) </text:span></text:p>
      <text:p text:style-name="P25"><text:span text:style-name="T80">Blessed is the one who reads the words of this prophecy, and </text:span><text:span text:style-name="T82">blessed are those who hear it and take to heart what is written in it [God's Holy Book],</text:span><text:span text:style-name="T80"> because the time is near. (Revelation, 1:3)</text:span></text:p>
      <text:p text:style-name="P32"/>
      <text:h text:style-name="P116" text:outline-level="1">NEARNESS TO GOD AND THE DEPTH <text:s/>OF FAITH ACCORDING TO THE GOSPEL</text:h>
      <text:p text:style-name="P23"/>
      <text:h text:style-name="P121" text:outline-level="2">The Joy and Rapture of Faith According to the Gospel</text:h>
      <text:p text:style-name="P97"><text:span text:style-name="T1">Let us draw near to God with a sincere heart in full assurance of faith</text:span>, having our hearts sprinkled to cleanse us from a guilty conscience and having our bodies washed with pure water. (Hebrews, 10:22)</text:p>
      <text:p text:style-name="P97">Hearing that Jesus had silenced the Sadducees, the Pharisees got together. One of them... tested him [Jesus] with this question: "Teacher, which is the greatest commandment in the Law [among God's commandments]?" Jesus replied: <text:span text:style-name="T1">"'Love the Lord your God with all your heart and with all your soul and with all your mind.' This is the first and greatest commandment."</text:span> (Matthew, 22:34-38)</text:p>
      <text:p text:style-name="P86"><text:span text:style-name="T1">Submit yourselves, then, to God.</text:span> Resist the devil, and he will flee from you. <text:span text:style-name="T1">Come near to God and He will come near to you</text:span>. Wash your hands, you sinners, and purify your hearts, you double-minded. (James, 4:7-8)</text:p>
      <text:p text:style-name="P25"><text:span text:style-name="T80">And without faith it is impossible to please God, </text:span><text:span text:style-name="T82">because anyone who comes to Him must believe that He exists and that He rewards those who earnestly seek Him</text:span><text:span text:style-name="T80">. By faith Noah, when warned about things not yet seen, in holy fear built an ark to save his family. By his faith... became heir of the righteousness that comes by faith. (Hebrews, 11:6-7)</text:span></text:p>
      <text:p text:style-name="P25"><text:span text:style-name="T82">For where two or three come together in My name, there am I with them.</text:span><text:span text:style-name="T80"> (Matthew, 18:20) </text:span></text:p>
      <text:p text:style-name="P25"><text:span text:style-name="T80">"The God Who made the world and everything in it is the Lord of heaven and earth... He Himself gives all men life and breath and everything else. From one man He made every nation of men, that they should inhabit the whole earth; and He determined the times set for them and the exact places where they should live. </text:span><text:span text:style-name="T82">God did this so that men would seek Him and perhaps reach out for Him and find Him, though He is not far from each one of us</text:span><text:span text:style-name="T80">. 'For in Him we live [we live only to gain God's good pleasure] and move and have our being.' As some of your own poets have said, 'We are [by God's blessing] His offspring.'" (Acts, 17:24-28)</text:span></text:p>
      <text:p text:style-name="P25"><text:span text:style-name="T80">Dear friend, </text:span><text:span text:style-name="T82">you are faithful in what you are doing for the brothers, even though they are strangers to you</text:span><text:span text:style-name="T80">. They have told the church about your love. You will do well to send them on their way in a manner worthy of God [in the way which will please God]. It was for the sake of the Name </text:span><text:soft-page-break/><text:span text:style-name="T80">[for God's sake] that they went out, receiving no help from the pagans. (3 John, 1:5-7)</text:span></text:p>
      <text:p text:style-name="P25"><text:span text:style-name="T80">"... </text:span><text:span text:style-name="T82">Blessed are the dead who die in the Lord</text:span><text:span text:style-name="T80"> [while seeking God's approval] </text:span><text:span text:style-name="T82">from now on</text:span><text:span text:style-name="T80">."... "they will rest from their labor, for their deeds will follow them [because they will receive their rewards in the hereafter]." (Revelation, 14:13)</text:span></text:p>
      <text:p text:style-name="P25"><text:span text:style-name="T82">Those who obey God's commands live in Him [lives in a way that complies with God's approval]</text:span><text:span text:style-name="T80">, and He in them [God gives mercy to that person]... (1 John, 3:24) </text:span></text:p>
      <text:p text:style-name="P25"><text:span text:style-name="T80">For this very reason, </text:span><text:span text:style-name="T82">make every effort to add to your faith </text:span><text:span text:style-name="T80">goodness; and to goodness, knowledge; and to knowledge, self-control; and to self-control, perseverance; and to perseverance, godliness; and to </text:span><text:span text:style-name="T82">godliness</text:span><text:span text:style-name="T80">, brotherly kindness; and to brotherly kindness, love. (2 Peter, 1:5-7)</text:span></text:p>
      <text:p text:style-name="P25"><text:span text:style-name="T80">These have come so that </text:span><text:span text:style-name="T82">your faith... may be proved genuine</text:span><text:span text:style-name="T80"> and may result in praise, glory and honor... (1 Peter, 1:7)</text:span></text:p>
      <text:p text:style-name="P25"><text:span text:style-name="T80">... Obey your earthly masters [obedience to God's commandments]... and do it, not only when their eye is on you and to win their favor, but </text:span><text:span text:style-name="T82">with sincerity of heart and reverence for the Lord.</text:span><text:span text:style-name="T80"> Whatever you do, work at it </text:span><text:span text:style-name="T82">with all your heart, as working for the Lord, not for men</text:span><text:span text:style-name="T80">, since you know that you will receive an inheritance from the Lord as a reward... (Colossians, 3:22-24)</text:span></text:p>
      <text:p text:style-name="P25"><text:span text:style-name="T80">Now this is our boast: Our conscience testifies that </text:span><text:span text:style-name="T82">we have conducted ourselves in the world, and especially in our relations with you, in the holiness and sincerity that are from God.</text:span><text:span text:style-name="T80"> (2 Corinthians, 1:12)</text:span></text:p>
      <text:p text:style-name="P25"><text:span text:style-name="T82">For it is by believing in your heart that you are made right with God</text:span><text:span text:style-name="T80">... (Romans, 10:10)</text:span></text:p>
      <text:p text:style-name="P25"><text:span text:style-name="T80">The goal of this instruction is love that flows from a pure heart, from a clear conscience, and from </text:span><text:span text:style-name="T82">a sincere faith</text:span><text:span text:style-name="T80">. (1 Timothy, 1:5)</text:span></text:p>
      <text:p text:style-name="P25"><text:span text:style-name="T82">They must hold firmly to the secret of the faith with clear consciences. </text:span><text:span text:style-name="T80">(1 Timothy, 3:9)</text:span></text:p>
      <text:p text:style-name="P25"><text:span text:style-name="T80">Be shepherds of God's flock that is among you [be guide to other believers you are responsible for], </text:span><text:span text:style-name="T82">watching over it, </text:span><text:span text:style-name="T80">not because you must but because you want to, and not greedily but eagerly, as </text:span><text:span text:style-name="T82">God desires</text:span><text:span text:style-name="T80">. Do not lord it over the people entrusted to you, but be examples to the flock. (1 Peter, 5:2-3) </text:span></text:p>
      <text:p text:style-name="P25"><text:span text:style-name="T80">Do not do this only while you're being watched in order to please them... </text:span><text:span text:style-name="T82">do the will of God with all your heart. Serve willingly, as if you were serving the Lord</text:span><text:span text:style-name="T80"> and not merely people, because you know that everyone will receive a reward from the Lord for whatever good he has done, whether he is a slave or free. (Ephesians, 6:6-8)</text:span></text:p>
      <text:p text:style-name="P25"><text:span text:style-name="T82">So that your faith would not be based on human wisdom but on God's power. </text:span><text:span text:style-name="T80">(1 Corinthians, 2:5)</text:span></text:p>
      <text:p text:style-name="P25"><text:span text:style-name="T80">But the ones on the good soil are the people who hear the word but also </text:span><text:span text:style-name="T82">hold on to it with good </text:span><text:soft-page-break/><text:span text:style-name="T82">and honest hearts</text:span><text:span text:style-name="T80">, producing a crop through endurance." (Luke, 8:15)</text:span></text:p>
      <text:p text:style-name="P25"><text:span text:style-name="T80">When he [Barnabas] arrived [to Antioch], he rejoiced to see what the grace of God had done, and with hearty determination </text:span><text:span text:style-name="T82">he kept encouraging all of them to remain faithful to the Lord</text:span><text:span text:style-name="T80">. For he was a good man, full of... faith. And so a large number of people was brought to the Lord. (Acts, 11:23-24)</text:span></text:p>
      <text:p text:style-name="P12"/>
      <text:h text:style-name="P122" text:outline-level="2">Nearness and Devotion to and Genuine Faith in God According to the Gospel </text:h>
      <text:p text:style-name="P25"><text:span text:style-name="T82">Never be lacking in zeal, but keep your spiritual fervor, </text:span><text:span text:style-name="T80">serving the Lord. (Romans, 12:11)</text:span></text:p>
      <text:p text:style-name="P25"><text:span text:style-name="T80">Consider it pure joy, my brothers, </text:span><text:span text:style-name="T82">whenever you face trials of many kinds</text:span><text:span text:style-name="T80">, because you know that the testing of your faith develops perseverance. Perseverance must finish its work so that you may be mature and complete, not lacking anything. (James, 1:2-4) </text:span></text:p>
      <text:p text:style-name="P86"><text:span text:style-name="T1">For in my inner being I delight in God's law</text:span> [God's commandments]. (Romans, 7:22)</text:p>
      <text:p text:style-name="P25"><text:span text:style-name="T80">Therefore, my dear brothers, stand firm. Let nothing move you. Always give yourselves fully to the work of the Lord, because you know that </text:span><text:span text:style-name="T82">your labor in the Lord [in the service you make on God's path] is not in vain</text:span><text:span text:style-name="T80">. (1 Corinthians, 15:58) </text:span></text:p>
      <text:p text:style-name="P25"><text:span text:style-name="T80">Who through faith are shielded by God's power until the coming of the salvation that is ready to be revealed in the last time. In this </text:span><text:span text:style-name="T82">you greatly rejoice, though now for a little while you may have had to suffer grief in all kinds of trials</text:span><text:span text:style-name="T80">. These have come so that your faith of greater worth than gold, which perishes even though refined by fire </text:span><text:span text:style-name="T82">may be proved genuine and may result in praise, glory and honor</text:span><text:span text:style-name="T80"> when Jesus Christ is revealed. Though you have not seen him, you love him [for God's approval]; and even though you do not see him now, you believe in him [as a prophet of God] and </text:span><text:span text:style-name="T82">are filled with an inexpressible and glorious joy</text:span><text:span text:style-name="T80">, for you are receiving the goal of your faith, the salvation of your souls. (1 Peter, 1:5-9)</text:span></text:p>
      <text:p text:style-name="P25"><text:span text:style-name="T80">My message and my preaching were not with wise and persuasive words, but with a demonstration of His power [God's Revelation], so that </text:span><text:span text:style-name="T82">your faith might not rest on men's wisdom, but on God's power</text:span><text:span text:style-name="T80">. (1 Corinthians, 2:4-5)</text:span></text:p>
      <text:p text:style-name="P25"><text:span text:style-name="T80">Her neighbors and relatives heard that the Lord had shown her great mercy, and they </text:span><text:span text:style-name="T82">shared her joy</text:span><text:span text:style-name="T80">. (Luke, 1:58)</text:span></text:p>
      <text:p text:style-name="P25"><text:span text:style-name="T82">And the disciples were filled with joy and with God's Spirit.</text:span><text:span text:style-name="T80"> (Acts, 13:52) </text:span></text:p>
      <text:p text:style-name="P25"><text:span text:style-name="T82">Rejoice in the Lord [your faith in God] always. I will say it again: Rejoice!</text:span><text:span text:style-name="T80"> (Philippians, 4:4) </text:span></text:p>
      <text:p text:style-name="P25"><text:span text:style-name="T82">I have been reminded of your sincere faith... I remind you to fan into flame [increase] the </text:span><text:soft-page-break/><text:span text:style-name="T82">gift of God...</text:span><text:span text:style-name="T80"> (2 Timothy, 1:5-6) </text:span></text:p>
      <text:p text:style-name="P25"><text:span text:style-name="T80">Brothers, I do not consider myself yet to have taken hold of it. But one thing I do: Forgetting what is behind [what I did in the past] and straining toward what is ahead [what I will do in the future], </text:span><text:span text:style-name="T82">I press on toward the goal to win the prize for which God has called me</text:span><text:span text:style-name="T80"> [in His promise]... (Philippians, 3:13-14) </text:span></text:p>
      <text:p text:style-name="P25"><text:span text:style-name="T80">Make sure that nobody pays back wrong for wrong, but always try to be kind to each other and to everyone else. </text:span><text:span text:style-name="T82">Be joyful always</text:span><text:span text:style-name="T80">; pray continually; give thanks in all circumstances, for this is God's will for you... (1 Thessalonians, 5:15-18) </text:span></text:p>
      <text:p text:style-name="P25"><text:span text:style-name="T80">Yet when I preach the Gospel, I cannot boast, for I am compelled to preach. Woe to me if I do not preach the Gospel!</text:span><text:span text:style-name="T82"> If I preach voluntarily, I have a reward;</text:span><text:span text:style-name="T80"> if not voluntarily, I am simply discharging the trust committed to me. What then is my reward? Just this: </text:span><text:span text:style-name="T82">that in preaching the Gospel I may offer it free of charge... </text:span><text:span text:style-name="T80">(1 Corinthians, 9:16-18) </text:span></text:p>
      <text:p text:style-name="P25"><text:span text:style-name="T80">For now we really live, since you are standing firm in the Lord... </text:span><text:span text:style-name="T82">all the joy we have in the Presence of our God...</text:span><text:span text:style-name="T80"> (1 Thessalonians, 3:8-9)</text:span></text:p>
      <text:p text:style-name="P25"><text:span text:style-name="T80">"Blessed are you </text:span><text:span text:style-name="T82">when people insult you, persecute you and falsely say all kinds of evil against you because of me. Rejoice and be glad</text:span><text:span text:style-name="T80">, because great is your reward in heaven [in the hereafter], for in the same way they persecuted the prophets who were before you." (Matthew, 5:11-12) </text:span></text:p>
      <text:p text:style-name="P25"><text:span text:style-name="T80">[Jesus:] "The kingdom of heaven [paradise] is like treasure hidden in a field. When a man found it, he hid it again, and then </text:span><text:span text:style-name="T82">in his joy went</text:span><text:span text:style-name="T80"> and sold all he had and bought that field." (Matthew, 13:44) </text:span></text:p>
      <text:p text:style-name="P25"><text:span text:style-name="T82">How blessed is this woman </text:span><text:span text:style-name="T80">for believing that what was spoken to her by the Lord would be fulfilled!" And Mary said: "My soul glorifies the Lord and </text:span><text:span text:style-name="T82">my spirit rejoices in God</text:span><text:span text:style-name="T80">, for He has been mindful of the humble state of His servant. </text:span><text:span text:style-name="T82">From now on all generations will call me blessed</text:span><text:span text:style-name="T80">, for the Mighty One [my Lord], has done great things [He has done me a great favor] for me holy is His name. (Luke, 1:45-49) </text:span></text:p>
      <text:p text:style-name="P25"><text:span text:style-name="T80">David said... : "I saw the Lord always before me [I always felt God's help]. Because He is at my right hand [because I am under God's mercy], I will not be shaken. </text:span><text:span text:style-name="T82">Therefore my heart is glad and my tongue rejoices; my body also will live in hope... </text:span><text:span text:style-name="T80">You have made known to me the paths of life; </text:span><text:span text:style-name="T82">you will fill me with joy in your presence.</text:span><text:span text:style-name="T80"> (Acts, 2:25-28) </text:span></text:p>
      <text:p text:style-name="P25"><text:span text:style-name="T80">Every day they continued to meet together in the temple courts. They broke bread in their homes and </text:span><text:span text:style-name="T82">ate together with glad and sincere hearts, praising God</text:span><text:span text:style-name="T80"> and enjoying the favor of all the people. And the Lord added to their number daily those who were being saved [the ones who were guided to the true path]. (Acts, 2:46-47)</text:span></text:p>
      <text:p text:style-name="P25"><text:span text:style-name="T80">For the kingdom of God [paradise], is not a matter of eating and drinking, but of righteousness, </text:span><text:soft-page-break/><text:span text:style-name="T82">peace and joy in the God's Spirit</text:span><text:span text:style-name="T80">, because anyone who serves Christ [to earn God's good pleasure] in this way is pleasing to God and approved by men. (Romans, 14:17-18) </text:span></text:p>
      <text:p text:style-name="P25"><text:span text:style-name="T82">May the God of hope fill you with all joy and peace as you trust in Him, so that you may overflow with hope... </text:span><text:span text:style-name="T80">(Romans, 15:13) </text:span></text:p>
      <text:p text:style-name="P25"><text:span text:style-name="T82">I have told you this so that my joy may be in you and that your joy may be complete.</text:span><text:span text:style-name="T80"> My command [for God's good pleasure] is this: Love each other as I have loved you... You are my friends [for God's sake] if you do what I command. (John, 15:11-14) </text:span></text:p>
      <text:p text:style-name="P25"><text:span text:style-name="T80">... "[By His mercy] God has shown kindness by giving you rain from heaven and crops in their seasons; He provides you with plenty of food and </text:span><text:span text:style-name="T82">fills your hearts with joy</text:span><text:span text:style-name="T80">." (Acts, 14:16-17) </text:span></text:p>
      <text:p text:style-name="P25"><text:span text:style-name="T82">It has given me great joy</text:span><text:span text:style-name="T80"> to find some of your children </text:span><text:span text:style-name="T82">walking in the truth</text:span><text:span text:style-name="T80">, just as God commanded us. (2 John 1:4) </text:span></text:p>
      <text:p text:style-name="P25"><text:span text:style-name="T80">But you, man of God, flee from all this, and </text:span><text:span text:style-name="T82">pursue</text:span><text:span text:style-name="T80"> righteousness, </text:span><text:span text:style-name="T82">godliness, faith</text:span><text:span text:style-name="T80">, love, endurance and gentleness. </text:span><text:span text:style-name="T82">Fight the good fight of the faith. Take hold of the eternal life [the promise of paradise]</text:span><text:span text:style-name="T80"> to which you were called when you made your good confession in the presence of many witnesses. (1 Timothy, 6:11-12) </text:span></text:p>
      <text:p text:style-name="P25"><text:span text:style-name="T82">They must keep hold of the deep truths of the faith with a clear conscience </text:span><text:span text:style-name="T80">(1 Timothy, 3:9) </text:span></text:p>
      <text:p text:style-name="P25"><text:span text:style-name="T80">So then, my brothers, </text:span><text:span text:style-name="T82">keep on rejoicing in the Lord</text:span><text:span text:style-name="T80">... (Philippians, 3:1)</text:span></text:p>
      <text:p text:style-name="P25"><text:span text:style-name="T80">And so, my dear friends... </text:span><text:span text:style-name="T82">continue to work out your salvation with fear and trembling</text:span><text:span text:style-name="T80">. (Philippians, 2:12)</text:span></text:p>
      <text:p text:style-name="P25"><text:span text:style-name="T80">For this very reason, you must </text:span><text:span text:style-name="T82">make every effort</text:span><text:span text:style-name="T80"> to supplement your faith with moral character, your moral character with knowledge, your knowledge with self-control, your self-control with endurance, your endurance with godliness, your godliness with brotherly kindness, and your brotherly kindness with love. (2 Peter, 1:5-7)</text:span></text:p>
      <text:p text:style-name="P25"><text:span text:style-name="T80">... </text:span><text:span text:style-name="T82">If there is any compassion and sympathy</text:span><text:span text:style-name="T80">, then fill me with joy by having the same attitude, sharing the same love, being united in spirit, and keeping one purpose in mind. (Philippians, 2:1-2)</text:span></text:p>
      <text:p text:style-name="P25"><text:span text:style-name="T80">So then, </text:span><text:span text:style-name="T82">encourage one another</text:span><text:span text:style-name="T80"> and build each other up, as you are doing. (1 Thessalonians, 5:11)</text:span></text:p>
      <text:p text:style-name="P25"><text:span text:style-name="T80">In the same way, </text:span><text:span text:style-name="T82">you also should rejoice and share your joy with me</text:span><text:span text:style-name="T80">. (Philippians, 2:18)</text:span></text:p>
      <text:p text:style-name="P25"><text:span text:style-name="T80">See what great earnestness godly sorrow [difficulties you face on God's path] has produced in you! </text:span><text:span text:style-name="T82">How ready you are to clear yourselves</text:span><text:span text:style-name="T80">... how alarmed, how full of longing and enthusiasm... (2 Corinthians, 7:11)</text:span></text:p>
      <text:p text:style-name="P25"><text:span text:style-name="T80">But </text:span><text:span text:style-name="T82">we want each of you to continue to be diligent to the very end</text:span><text:span text:style-name="T80">, in order to give full assurance to your hope. Then, instead of being lazy, you will imitate those who are inheriting the promises through faith and patience. (Hebrews, 6:11-12)</text:span></text:p>
      <text:p text:style-name="P12"><text:soft-page-break/></text:p>
      <text:h text:style-name="P122" text:outline-level="2">Soundness and Depth of Faith According to the Gospel </text:h>
      <text:p text:style-name="P25"><text:span text:style-name="T80">If </text:span><text:span text:style-name="T82">you continue in your faith, established and firm</text:span><text:span text:style-name="T80">, not moved from the hope held out in the Gospel... (Colossians, 1:23) </text:span></text:p>
      <text:p text:style-name="P25"><text:span text:style-name="T80">My message and my preaching were not with wise and persuasive words, but with a demonstration of the [God's] Spirit's power, so that </text:span><text:span text:style-name="T82">your faith might not rest on men's wisdom, but on God's power</text:span><text:span text:style-name="T80">. (1 Corinthians, 2:4-5) </text:span></text:p>
      <text:p text:style-name="P86"><text:span text:style-name="T1">Therefore since we have... Jesus... let us hold firmly to the faith we profess.</text:span> (Hebrews, 4:14) </text:p>
      <text:p text:style-name="P25"><text:span text:style-name="T82">This is the victory that has overcome the world, even our faith.</text:span><text:span text:style-name="T80"> (1 John, 5:4) </text:span></text:p>
      <text:p text:style-name="P25"><text:span text:style-name="T82">Then he told them many things in parables</text:span><text:span text:style-name="T80">, saying: "A farmer went out to sow his seed. As he was scattering the seed, some fell along the path, and the birds came and ate it up. Some fell on rocky places, where it did not have much soil. It sprang up quickly, because the soil was shallow. But when the sun came up, the plants were scorched, and they withered because they had no root. Other seed fell among thorns, which grew up and choked the plants. </text:span><text:span text:style-name="T82">Still other seed fell on good soil, where it produced a crop—a hundred, sixty or thirty times what was sown. </text:span><text:span text:style-name="T80">He who has ears, let him hear... Listen then to what the parable of the sower means: When anyone hears the message about the kingdom [paradise] and does not understand it, the evil one comes and snatches away what was sown in his heart. This is the seed sown along the path. The one who received the seed that fell on rocky places is the man who hears the word and at once receives it with joy. But since he has no root, he lasts only a short time. When trouble or persecution comes because of the word [because of obeying God's commandments], he quickly falls away. The one who received the seed that fell among the thorns is the man who hears the word, but the worries of this life and the deceitfulness of wealth choke it, making it unfruitful. </text:span><text:span text:style-name="T82">But the one who received the seed that fell on good soil is the man who hears the word and understands it. He produces a crop, yielding a hundred, sixty or thirty times what was sown.</text:span><text:span text:style-name="T80">" (Matthew, 13:3-9; 18-23)</text:span></text:p>
      <text:p text:style-name="P25"><text:span text:style-name="T80">... Not that we lord it over your faith, but we work with you for your joy, because </text:span><text:span text:style-name="T82">it is by faith you stand firm</text:span><text:span text:style-name="T80">. (2 Corinthians, 1:24) </text:span></text:p>
      <text:p text:style-name="P25"><text:span text:style-name="T80">If any of you lacks wisdom, </text:span><text:span text:style-name="T82">he should ask God</text:span><text:span text:style-name="T80">, who gives generously to all... </text:span><text:span text:style-name="T82">and it will be given to him. But when he asks, he must believe and not doubt,</text:span><text:span text:style-name="T80"> because he who doubts is like a wave of the sea, blown and tossed by the wind. That man should not think he will receive anything from the Lord; he is a double-minded man, unstable in all he does. (James, 1:5-8) </text:span></text:p>
      <text:p text:style-name="P25"><text:span text:style-name="T80">... [Jesus:]  "... </text:span><text:span text:style-name="T82">Only hold on to what you have [your faith] until I come.</text:span><text:span text:style-name="T80">" (Revelation, 2:24-25)</text:span></text:p>
      <text:p text:style-name="P25"><text:span text:style-name="T80">Therefore, my dear brothers, </text:span><text:span text:style-name="T82">stand firm. Let nothing move you. Always give yourselves fully </text:span><text:soft-page-break/><text:span text:style-name="T82">to the work of the Lord, because you know that your labor in the Lord is not in vain.</text:span><text:span text:style-name="T80"> (1 Corithians 15:58) </text:span></text:p>
      <text:p text:style-name="P25"><text:span text:style-name="T80">But you, dear friends, </text:span><text:span text:style-name="T82">build yourselves up in your most holy faith and pray</text:span><text:span text:style-name="T80">... Keep yourselves in God's love... to bring you to eternal life. (Jude, 1:20-21) </text:span></text:p>
      <text:p text:style-name="P25"><text:span text:style-name="T80">Do not be afraid of what you are about to suffer. I tell you, the devil will put some of you in prison to test you, and you will suffer persecution for ten days. </text:span><text:span text:style-name="T82">Be faithful, even to the point of death, and I will give you the crown of life [paradise].</text:span><text:span text:style-name="T80"> (Revelation, 2:10) </text:span></text:p>
      <text:p text:style-name="P25"><text:span text:style-name="T80">Be self-controlled and alert. Your enemy the devil prowls around like a roaring lion looking for someone to devour. </text:span><text:span text:style-name="T82">Resist him, standing firm in the faith, because you know that your brothers throughout the world are undergoing the same kind of sufferings.</text:span><text:span text:style-name="T80"> And the God of all grace, Who called you to His eternal glory... after you have suffered a little while, will Himself restore you and make you strong, firm and steadfast. To Him be the power for ever and ever. Ameen. (1 Peter, 5:8-11)</text:span></text:p>
      <text:p text:style-name="P25"><text:span text:style-name="T80">Who is going to harm you </text:span><text:span text:style-name="T82">if you are eager to do good</text:span><text:span text:style-name="T80">? But even if you should suffer for what is right, you are blessed. </text:span><text:span text:style-name="T82">"Do not fear what they fear; do not be frightened."</text:span><text:span text:style-name="T80"> (1 Peter, 3:13-14)</text:span></text:p>
      <text:p text:style-name="P25"><text:span text:style-name="T80">Therefore, </text:span><text:span text:style-name="T82">prepare your minds for action; be self-controlled; set your hope fully on the grace to be given you [the hereafter].</text:span><text:span text:style-name="T80">.. As obedient children, do not conform to the evil desires you had when you lived in ignorance. But just as He [God] Who called you is holy, so be holy in all you do; for it is written: "Be holy, because I [God] am holy." (1 Peter, 1:13-16) </text:span></text:p>
      <text:p text:style-name="P25"><text:span text:style-name="T82">By faith</text:span><text:span text:style-name="T80"> Noah, when warned [by God] about things not yet seen, in holy fear [of God] built an ark to save his family. By his faith he condemned the world and became heir of the righteousness that comes </text:span><text:span text:style-name="T82">by faith</text:span><text:span text:style-name="T80">. By faith Abraham, when called to go to a place he would later receive as his inheritance, obeyed and went, even though he did not know where he was going. </text:span><text:span text:style-name="T82">By faith</text:span><text:span text:style-name="T80"> he made his home in the promised land like a stranger in a foreign country; he lived in tents, as did Isaac and Jacob, who were heirs with him of the same promise. For he was looking forward to the city with foundations, whose architect and builder is God. </text:span><text:span text:style-name="T82">By faith</text:span><text:span text:style-name="T80"> Abraham, even though he was past age—and Sarah herself was barren—was enabled to become a father because he considered Him faithful who had made the promise. And so from this one man, and he as good as dead, came descendants as numerous as the stars in the sky and as countless as the sand on the seashore. All these people were still living by faith when they died. They did not receive the things promised; they only saw them and welcomed them from a distance. And they admitted that they were aliens and strangers on earth. (Hebrews, 11:7-13) </text:span></text:p>
      <text:p text:style-name="P25"><text:span text:style-name="T82">Let us hold unswervingly to the hope we profess</text:span><text:span text:style-name="T80">, for He Who promised is faithful. (Hebrews, 10:23) </text:span></text:p>
      <text:p text:style-name="P25"><text:span text:style-name="T80">God... will not forget your work and the love you have shown Him as you have helped His people and </text:span><text:soft-page-break/><text:span text:style-name="T80">continue to help them. </text:span><text:span text:style-name="T82">We want each of you to show this same diligence to the very end, in order to make your hope sure. We do not want you to become lazy, but to imitate those who through faith and patience inherit what has been promised. </text:span><text:span text:style-name="T80">(Hebrews, 6:10-12) </text:span></text:p>
      <text:p text:style-name="P25"><text:span text:style-name="T80">If </text:span><text:span text:style-name="T82">you continue in your faith, established and firm, not moved from the hope held out in the Gospel. </text:span><text:span text:style-name="T80">This is the Gospel that you heard and that has been proclaimed to every creature under heaven, and of which I, Paul, have become a servant [who is responsible to spread God's revelation]. (Colossians, 1:23) </text:span></text:p>
      <text:p text:style-name="P25"><text:span text:style-name="T80">Flee the evil desires of youth, and </text:span><text:span text:style-name="T82">pursue righteousness, faith, love and peace, along with those who call on the Lord out of a pure heart.</text:span><text:span text:style-name="T80"> (2 Timothy, 2:22) </text:span></text:p>
      <text:p text:style-name="P25"><text:span text:style-name="T80">For physical training is of some value, but godliness has value for all things, holding promise for both the present life and the life to come. This is a trustworthy saying that deserves full acceptance. And for this we labor and strive, that </text:span><text:span text:style-name="T82">we have put our hope in the living God, Who is the Savior of all men, and especially of those who believe. </text:span><text:span text:style-name="T80">(1 Timothy, 4:8-10) </text:span></text:p>
      <text:p text:style-name="P25"><text:span text:style-name="T80">... Do not neglect your gift [the faith which is God's blessing]... </text:span><text:span text:style-name="T82">Be diligent in these matters; give yourself wholly to them, so that everyone may see your progress. Watch your life and doctrine closely.</text:span><text:span text:style-name="T80"> Persevere in them, because if you do, you will save both yourself and your hearers. (1 Timothy, 4:14-16) </text:span></text:p>
      <text:p text:style-name="P25"><text:span text:style-name="T80">... Do not treat prophecies with contempt. </text:span><text:span text:style-name="T82">Test everything. Hold on to the good.</text:span><text:span text:style-name="T80"> Avoid every kind of evil. May God Himself, the God of peace, sanctify you through and through... your whole spirit, soul and body be kept blameless at the coming of ... Jesus Christ. (1 Thessalonians, 5:20-23) </text:span></text:p>
      <text:p text:style-name="P25"><text:span text:style-name="T80">For in this hope we were saved. But </text:span><text:span text:style-name="T82">hope that is seen is no hope at all. Who hopes for what he already has? But if we hope for what we do not yet have, we wait for it patiently.</text:span><text:span text:style-name="T80"> (Romans, 8:24-25) </text:span></text:p>
      <text:p text:style-name="P25"><text:span text:style-name="T82">Therefore we do not lose heart. Though outwardly we are wasting away, yet inwardly we are being renewed day by day.</text:span><text:span text:style-name="T80"> (2 Corinthians, 4:16) </text:span></text:p>
      <text:p text:style-name="P25"><text:span text:style-name="T82">"'If you can'?" said Jesus. "Everything is possible for him who believes." </text:span><text:span text:style-name="T80">(Mark, 9:23) </text:span></text:p>
      <text:p text:style-name="P25"><text:span text:style-name="T80">When the disciples heard this, they were greatly astonished and asked, "Who then can be saved?" Jesus looked at them and said, </text:span><text:span text:style-name="T82">"With man this is impossible, but with God all things are possible."</text:span><text:span text:style-name="T80"> (Matthew, 19:25-26) </text:span></text:p>
      <text:p text:style-name="P25"><text:span text:style-name="T80">Those who heard this asked, "Who then can be saved?" Jesus replied, </text:span><text:span text:style-name="T82">"What is impossible with men is possible with God."</text:span><text:span text:style-name="T80"> (Luke, 18:26-27) </text:span></text:p>
      <text:p text:style-name="P25"><text:span text:style-name="T80">Then the disciples came to Jesus in private and asked, "Why couldn't we drive it out?" He replied, "Because you have so little faith. I tell you the truth, </text:span><text:span text:style-name="T82">if you have faith</text:span><text:span text:style-name="T80"> as small as a mustard seed, you can say to this mountain, 'Move from here to there' and it will move. </text:span><text:span text:style-name="T82">Nothing will be </text:span><text:soft-page-break/><text:span text:style-name="T82">impossible for you." </text:span><text:span text:style-name="T80">(Matthew, 17:19-21) </text:span></text:p>
      <text:p text:style-name="P25"><text:span text:style-name="T82">"Have faith in God,"</text:span><text:span text:style-name="T80"> Jesus answered. </text:span><text:span text:style-name="T82">"I tell you the truth, if anyone says to this mountain, 'Go, throw yourself into the sea,' and does not doubt in his heart but believes that what he says will happen, it will be done for him."</text:span><text:span text:style-name="T80"> (Mark, 11:22-23) </text:span></text:p>
      <text:p text:style-name="P25"><text:span text:style-name="T80">Then Jesus said to the centurion, </text:span><text:span text:style-name="T82">"Go! It will be done just as you believed it would." And his servant was healed at that very hour. </text:span><text:span text:style-name="T80">(Matthew, 8:13) </text:span></text:p>
      <text:p text:style-name="P25"><text:span text:style-name="T80">And without faith it is impossible to please God, because </text:span><text:span text:style-name="T82">anyone who comes to Him must believe that He exists and that He rewards those who earnestly seek Him.</text:span><text:span text:style-name="T80"> (Hebrews, 11:6) </text:span></text:p>
      <text:p text:style-name="P25"><text:span text:style-name="T80">I pray that He would give you, according to His glorious riches, </text:span><text:span text:style-name="T82">strength in your inner being</text:span><text:span text:style-name="T80">... Then, having been rooted and grounded in love, you will be able to understand, along with all the saints, what is wide, long, high, and deep- that is, you will know the love of the Messiah, which transcends knowledge, and will be filled with all the fullness of God [with perfected faith]. (Ephesians, 3:16-19)</text:span></text:p>
      <text:p text:style-name="P25"><text:span text:style-name="T80">... For this reason, sharply correct believers so that they continue to </text:span><text:span text:style-name="T82">have faith that is alive and well. </text:span><text:span text:style-name="T80">They shouldn't pay attention to... myths or commands given by people who are always rejecting the truth. (Titus, 1:13-14)</text:span></text:p>
      <text:p text:style-name="P12"/>
      <text:h text:style-name="P122" text:outline-level="2">Profound Reflection According to the Gospel</text:h>
      <text:p text:style-name="P25"><text:span text:style-name="T80">But </text:span><text:span text:style-name="T82">Mary treasured up all these things and pondered them in her heart. </text:span><text:span text:style-name="T80">(Luke, 2:19) </text:span></text:p>
      <text:p text:style-name="P25"><text:span text:style-name="T82">Reflect on what I am saying</text:span><text:span text:style-name="T80">, for the Lord will give you insight into all this. (2 Timothy, 2:7) </text:span></text:p>
      <text:p text:style-name="P86">Brothers, <text:span text:style-name="T1">think about your own calling</text:span>... (1 Corinthians, 1:26)</text:p>
      <text:p text:style-name="P25"><text:span text:style-name="T80">... And </text:span><text:span text:style-name="T82">the others should weigh carefully what is said</text:span><text:span text:style-name="T80">. (1 Corinthians, 14:29) </text:span></text:p>
      <text:p text:style-name="P25"><text:span text:style-name="T80">Brothers, stop thinking like children. In regard to evil be infants, but </text:span><text:span text:style-name="T82">in your thinking be adults</text:span><text:span text:style-name="T80">. (1 Corinthians, 14:20) </text:span></text:p>
      <text:p text:style-name="P25"><text:span text:style-name="T80">Finally, brothers, </text:span><text:span text:style-name="T82">whatever is true, whatever is noble, whatever is right, whatever is pure, whatever is lovely, whatever is admirable—if anything is excellent or praiseworthy—think about such things.</text:span><text:span text:style-name="T80"> (Philippians, 4:8) </text:span></text:p>
      <text:p text:style-name="P25"><text:span text:style-name="T80">And let </text:span><text:span text:style-name="T82">us consider how we may spur one another on toward love and good deeds.</text:span><text:span text:style-name="T80"> Let us not give up meeting together, as some are in the habit of doing, but let us encourage one another and all the more as you see the Day approaching. (Hebrews, 10:24-25) </text:span></text:p>
      <text:p text:style-name="P25"><text:span text:style-name="T80">... Set your hearts on things above [those things that are valuable in God's Sight]... </text:span><text:span text:style-name="T82">Set your minds on things above</text:span><text:span text:style-name="T80"> </text:span><text:span text:style-name="T82">[in God's Sight], not on earthly things.</text:span><text:span text:style-name="T80"> (Colossians, 3:1-2)</text:span></text:p>
      <text:p text:style-name="P25"><text:soft-page-break/><text:span text:style-name="T80">... </text:span><text:span text:style-name="T82">Do you still not see or understand? </text:span><text:span text:style-name="T80">Are your hearts hardened? (Mark, 8:17) </text:span></text:p>
      <text:p text:style-name="P25"><text:span text:style-name="T82">Consider him [Jesus' exemplary faith]</text:span><text:span text:style-name="T80"> who endured such opposition from sinful men, so that you will not grow weary and lose heart. (Hebrews, 12:3) </text:span></text:p>
      <text:p text:style-name="P25"><text:span text:style-name="T80">We all stumble in many ways. If anyone is never at fault in what he says, he is a perfect man, able to keep his whole body in check. When we put bits into the mouths of horses to make them obey us, we can turn the whole animal. Or take ships as an example. Although they are so large and are driven by strong winds, they are steered by a very small rudder wherever the pilot wants to go. Likewise the tongue is a small part of the body, but it makes great boasts. </text:span><text:span text:style-name="T82">Consider what a great forest is set on fire by a small spark.</text:span><text:span text:style-name="T80"> The tongue also is a fire, a world of evil among the parts of the body. It corrupts the whole person, sets the whole course of his life on fire, and is itself set on fire by hell. (James, 3:2-7) </text:span></text:p>
      <text:p text:style-name="P12"/>
      <text:h text:style-name="P122" text:outline-level="2">Passages Regarding God's Secret Knowledge According to the Gospel </text:h>
      <text:p text:style-name="P25"><text:span text:style-name="T82">"The Lord has done this for me,"</text:span><text:span text:style-name="T80"> she said. (Luke, 1:25) </text:span></text:p>
      <text:p text:style-name="P25"><text:span text:style-name="T80">... </text:span><text:span text:style-name="T82">There is no authority except that which God has established. The authorities that exist have been established by God. </text:span><text:span text:style-name="T80">(Romans, 13:1) </text:span></text:p>
      <text:p text:style-name="P86"><text:span text:style-name="T1">For where two or three come together in My name, there am I with them. </text:span>(Matthew, 18:20) </text:p>
      <text:p text:style-name="P25"><text:span text:style-name="T82">God did this so that men would seek Him... and find Him, though He is not far from each one of us.</text:span><text:span text:style-name="T80"> 'For in Him we live and move and have our being.' [God encompasses everything, everything happens with the permission of God]... 'We are His offspring.' (Acts, 17:27-28) </text:span></text:p>
      <text:p text:style-name="P25"><text:span text:style-name="T80">On arriving there, they gathered the church together and </text:span><text:span text:style-name="T82">reported all that God had done through them</text:span><text:span text:style-name="T80"> </text:span><text:span text:style-name="T82">[God made them instruments]</text:span><text:span text:style-name="T80">, and how he had opened the door of faith to the Gentiles. (Acts, 14:27) </text:span></text:p>
      <text:p text:style-name="P25"><text:span text:style-name="T80">When they came to Jerusalem, they were welcomed by the church and the apostles and elders, to whom </text:span><text:span text:style-name="T82">they reported everything God had done through them [God made them instruments]. </text:span><text:span text:style-name="T80">(Acts, 15:4)</text:span></text:p>
      <text:p text:style-name="P25"><text:span text:style-name="T80">... And the secrets of his heart will be laid bare. So he will fall down and worship God, exclaiming, </text:span><text:span text:style-name="T82">"God is really among you!" [God encompasses everywhere, He witnesses everyone every moment]</text:span><text:span text:style-name="T80"> (1 Corinthians, 14:25) </text:span></text:p>
      <text:p text:style-name="P25"><text:span text:style-name="T80">Jesus said, "... </text:span><text:span text:style-name="T82">I do nothing on my own but speak just what God has taught me.</text:span><text:span text:style-name="T80">" (John, 8:28) </text:span></text:p>
      <text:p text:style-name="P25"><text:span text:style-name="T80">For </text:span><text:span text:style-name="T82">I did not speak of my own accord</text:span><text:span text:style-name="T80">, but God Who sent me commanded me what to say and how </text:span><text:soft-page-break/><text:span text:style-name="T80">to say it. I know that His command leads to eternal life [paradise]. </text:span><text:span text:style-name="T82">So whatever I say is just what God has told me to say." </text:span><text:span text:style-name="T80">(John, 12:49-50) </text:span></text:p>
      <text:p text:style-name="P25"><text:span text:style-name="T82">The One Who sent me is with me</text:span><text:span text:style-name="T80">; He has not left me alone, for I always do what pleases Him." Even as He spoke, many put their faith in Him [God]. (John, 8:29-30) </text:span></text:p>
      <text:p text:style-name="P25"><text:span text:style-name="T80">And the Gospel must first be preached to all nations. Whenever you are arrested and brought to trial, </text:span><text:span text:style-name="T82">do not worry beforehand about what to say. Just say whatever is given you at the time, for it is not you speaking, but the Spirit</text:span><text:span text:style-name="T80"> </text:span><text:span text:style-name="T82">of</text:span><text:span text:style-name="T80"> </text:span><text:span text:style-name="T82">God</text:span><text:span text:style-name="T80">. (Mark, 13:10-11) </text:span></text:p>
      <text:p text:style-name="P25"><text:span text:style-name="T80">But when they arrest you, do not worry about what to say or how to say it. At that time you will be given what to say, for </text:span><text:span text:style-name="T82">it will not be you speaking, but the Spirit of God speaking through you</text:span><text:span text:style-name="T80">. (Matthew, 10:19-20) </text:span></text:p>
      <text:p text:style-name="P25"><text:span text:style-name="T82">Now faith is being sure of what we hope for and certain of what we do not see.</text:span><text:span text:style-name="T80"> This is what the ancients were commended for. By faith we understand that the universe was formed at God's command, </text:span><text:span text:style-name="T82">so that what is seen was not made out of what was visible. </text:span><text:span text:style-name="T80">(Hebrews, 11:1-3) </text:span></text:p>
      <text:p text:style-name="P12"/>
      <text:h text:style-name="P122" text:outline-level="2">Passages Regarding the Temporary Nature of the Life of This World <text:s text:c="6"/>According to the Gospel </text:h>
      <text:p text:style-name="P25"><text:span text:style-name="T82">Do not work for food that spoils, but for food that endures to eternal life..." </text:span><text:span text:style-name="T80">(John, 6:27) </text:span></text:p>
      <text:p text:style-name="P25"><text:span text:style-name="T80">... </text:span><text:span text:style-name="T82">Live your lives as strangers here</text:span><text:span text:style-name="T80"> in reverent fear. For you know that it was not with perishable things such </text:span><text:span text:style-name="T82">as silver or gold that you were redeemed from the empty way</text:span><text:span text:style-name="T80"> of life handed down to you from your forefathers... (1 Peter, 1:17-18) </text:span></text:p>
      <text:p text:style-name="P86"><text:span text:style-name="T1">What good is it for a man to gain the whole world, and yet lose or forfeit his very self?</text:span> (Luke, 9:25) </text:p>
      <text:p text:style-name="P25"><text:span text:style-name="T82">What good is it for a man to gain the whole world, yet forfeit his soul? Or what can a man give in exchange for his soul?</text:span><text:span text:style-name="T80"> (Mark, 8:36-37) </text:span></text:p>
      <text:p text:style-name="P25"><text:span text:style-name="T82">What good will it be for a man if he gains the whole world, yet forfeits his soul? Or what can a man give in exchange for his soul?</text:span><text:span text:style-name="T80"> (Matthew, 16:26) </text:span></text:p>
      <text:p text:style-name="P25"><text:span text:style-name="T80">... </text:span><text:span text:style-name="T82">He [the rich man] will pass away like a wild flower.</text:span><text:span text:style-name="T80"> For the sun rises with scorching heat and withers the plant; </text:span><text:span text:style-name="T82">its blossom falls and its beauty is destroyed</text:span><text:span text:style-name="T80">. In the same way, the rich man will fade away even while he goes about his business. (James, 1:9-11) </text:span></text:p>
      <text:p text:style-name="P25"><text:span text:style-name="T80">... For </text:span><text:span text:style-name="T82">this world in its present form is passing away.</text:span><text:span text:style-name="T80"> (1 Corinthians, 7:31) </text:span></text:p>
      <text:p text:style-name="P25"><text:span text:style-name="T82">People were eating, drinking, marrying and being given in marriage</text:span><text:span text:style-name="T80"> up to the day Noah entered the ark. </text:span><text:span text:style-name="T82">Then the flood came and destroyed them all</text:span><text:span text:style-name="T80">. It was the same in the days of Lot. </text:span><text:span text:style-name="T82">People were eating and drinking, buying and selling, planting and building.</text:span><text:span text:style-name="T80"> But the day Lot </text:span><text:soft-page-break/><text:span text:style-name="T80">left Sodom, </text:span><text:span text:style-name="T82">fire and sulfur rained down from heaven and destroyed them all. </text:span><text:span text:style-name="T80">(Luke, 17:27-29)</text:span></text:p>
      <text:p text:style-name="P25"><text:span text:style-name="T82">Command those who are rich</text:span><text:span text:style-name="T80"> in this present world not to be arrogant </text:span><text:span text:style-name="T82">nor to put their hope in wealth</text:span><text:span text:style-name="T80">, which is so uncertain, but to put their hope in God, Who richly provides us with everything for our enjoyment. Command them to do good, to be rich in good deeds, and to be generous and willing to share. In this way they will lay up treasure for themselves as a firm foundation for the coming age, so that </text:span><text:span text:style-name="T82">they may take hold of the life that is truly life.</text:span><text:span text:style-name="T80"> (1 Timothy, 6:17-19)</text:span></text:p>
      <text:p text:style-name="P25"><text:span text:style-name="T80">So we fix our eyes not on what is seen [wordly gain], but on what is unseen [rewards of the hereafter]. For </text:span><text:span text:style-name="T82">what is seen is temporary, but what is unseen is eternal </text:span><text:span text:style-name="T80">hereafter. (2 Corinthians, 4:18) </text:span></text:p>
      <text:p text:style-name="P25"><text:span text:style-name="T80">What I mean, brothers, is that the time is short. From now on... those who buy something, as if it were not theirs to keep... For </text:span><text:span text:style-name="T82">this world in its present form is passing away... </text:span><text:span text:style-name="T80">(1 Corinthians, 7:29-31) </text:span></text:p>
      <text:p text:style-name="P25"><text:span text:style-name="T80">"Whoever can be trusted with very little can also be trusted with much, and whoever is dishonest with very little will also be dishonest with much. So </text:span><text:span text:style-name="T82">if you have not been trustworthy in handling worldly wealth, who will trust you with true riches?</text:span><text:span text:style-name="T80"> And if you have not been trustworthy with someone else's property, who will give you property of your own?" (Luke, 16:10-12) </text:span></text:p>
      <text:p text:style-name="P25"><text:span text:style-name="T80">We do, however, speak a message of wisdom among the mature, but not the wisdom of this age or of </text:span><text:span text:style-name="T82">the rulers of this age, who are coming to nothing</text:span><text:span text:style-name="T80">. (1 Corinthians, 2:6) </text:span></text:p>
      <text:p text:style-name="P25"><text:span text:style-name="T80">Now we know that </text:span><text:span text:style-name="T82">if the earthly tent we live in is destroyed, we have a building from God, an eternal house in heaven... For while we are in this tent, we groan and are burdened</text:span><text:span text:style-name="T80">... so that </text:span><text:span text:style-name="T82">what is mortal</text:span><text:span text:style-name="T80"> may be swallowed up by life. Now it is God Who has made us for this very purpose... (2 Corinthians, 5:1-5) </text:span></text:p>
      <text:p text:style-name="P25"><text:span text:style-name="T80">... For the trumpet will sound, the dead will be raised imperishable, and we will be changed. For </text:span><text:span text:style-name="T82">the perishable</text:span><text:span text:style-name="T80"> must clothe itself with the imperishable, and </text:span><text:span text:style-name="T82">the mortal</text:span><text:span text:style-name="T80"> with immortality. When </text:span><text:span text:style-name="T82">the perishable</text:span><text:span text:style-name="T80"> has been clothed with </text:span><text:span text:style-name="T82">the imperishable</text:span><text:span text:style-name="T80">, and </text:span><text:span text:style-name="T82">the mortal</text:span><text:span text:style-name="T80"> with immortality, then the saying that is written will come true... (1 Corinthians, 15:52-54) </text:span></text:p>
      <text:p text:style-name="P25"><text:span text:style-name="T80">He also says, "In the beginning, O Lord, You laid the foundations of the earth, and the heavens are the (Your) work... </text:span><text:span text:style-name="T82">They will perish, but You remain; they will all wear out like a garment.</text:span><text:span text:style-name="T80"> You will roll them up like a robe; </text:span><text:span text:style-name="T82">like a garment they will be changed.</text:span><text:span text:style-name="T80"> But You remain the same, and your years will never end." (Hebrews, 1:10-12)</text:span></text:p>
      <text:p text:style-name="P25"><text:span text:style-name="T80">For, "</text:span><text:span text:style-name="T82">All men are like grass, and all their glory is like the flowers of the field; the grass withers and the flowers fall</text:span><text:span text:style-name="T80">, but the word of the Lord stands forever." And this is the word that was preached to you. (1 Peter, 1:24-25) </text:span></text:p>
      <text:p text:style-name="P25"><text:span text:style-name="T82">The end of all things</text:span><text:span text:style-name="T80"> is near... (1 Peter, 4:7)</text:span></text:p>
      <text:p text:style-name="P25"><text:soft-page-break/><text:span text:style-name="T82">Do not love the world or anything in the world.</text:span><text:span text:style-name="T80"> If anyone loves the world, the love of God is not in Him. For everything in the world—the cravings of sinful man, the lust of His eyes and the boasting of what he has and does—comes not from God but from the world. </text:span><text:span text:style-name="T82">The world and its desires pass away, but the man who does the will of God lives forever.</text:span><text:span text:style-name="T80"> (1 John, 2:15-17) </text:span></text:p>
      <text:p text:style-name="P25"><text:span text:style-name="T82">"Be careful, or your hearts will be weighed down with dissipation, drunkenness and the anxieties of life,</text:span><text:span text:style-name="T80"> and that day will close on you unexpectedly like a trap. For it will come upon all those who live on the face of the whole earth. Be always on the watch, and pray..." (Luke, 21:34-36) </text:span></text:p>
      <text:p text:style-name="P25"><text:span text:style-name="T82">Set your minds on things above [in the hereafter], not on earthly things. </text:span><text:span text:style-name="T80">(Colossians, 3:2) </text:span></text:p>
      <text:p text:style-name="P25"><text:span text:style-name="T80">Still others, like seed sown among thorns, hear the word; but </text:span><text:span text:style-name="T82">the worries of this life, the deceitfulness of wealth and the desires for other things come in and choke the word, making it unfruitful.</text:span><text:span text:style-name="T80"> Others, like seed sown on good soil, hear the word, accept it, and produce a crop—thirty, sixty or even a hundred times what was sown (Mark, 4:18-20) </text:span></text:p>
      <text:p text:style-name="P25"><text:span text:style-name="T82">Each one is tempted when, by his own evil desire,</text:span><text:span text:style-name="T80"> he is dragged away and enticed. Then, after desire has conceived, it gives birth to sin; and sin, when it is full-grown, gives birth to death [wrath of hell]. Don't be deceived, my dear brothers. (James, 1:14-16)</text:span></text:p>
      <text:p text:style-name="P25"><text:span text:style-name="T80">... </text:span><text:span text:style-name="T82">In the same way, any of you who does not give up everything he has cannot be my disciple.</text:span><text:span text:style-name="T80"> "Salt is good, but if it loses its saltiness, how can it be made salty again? It is fit neither for the soil nor for the manure pile; it is thrown out. "He who has ears to hear, let him hear." (Luke, 14:33-35)</text:span></text:p>
      <text:p text:style-name="P25"><text:span text:style-name="T80">What causes fights and quarrels among you? Don't they come from your desires that battle within you? You want something but don't get it. You kill and covet, but you cannot have what you want. You quarrel and fight. You do not have, because you do not ask God. When you ask, you do not receive, because you ask with wrong motives, that you may spend what you get on your pleasures. </text:span><text:span text:style-name="T82">You adulterous people, don't you know that friendship with the world is hatred toward God? Anyone who chooses to be a friend of the world becomes an enemy of God. </text:span><text:span text:style-name="T80">(James, 4:1-4) </text:span></text:p>
      <text:p text:style-name="P25"><text:span text:style-name="T82">Now we see but a poor reflection as in a mirror; then we shall see face to face [in the hereafter]. Now I know in part; then I shall know fully, even as I am fully known.</text:span><text:span text:style-name="T80"> (1 Corinthians, 13:12) </text:span></text:p>
      <text:p text:style-name="P25"><text:span text:style-name="T82">"There was a rich man </text:span><text:span text:style-name="T80">who...</text:span><text:span text:style-name="T82"> lived in luxury every day.</text:span><text:span text:style-name="T80"> At his gate was laid a beggar named Lazarus, covered with sores and longing to eat what fell from the rich man's table... The time came when the beggar died and the angels carried him to Abraham's side. </text:span><text:span text:style-name="T82">The rich man also died and was buried. In hell, where he was in torment</text:span><text:span text:style-name="T80">, he looked up and saw Abraham far away, with Lazarus by his side... Abraham said, 'Son, remember that in your lifetime you received your good things, while Lazarus received bad things, but now he is comforted here and you are in agony.'" (Luke, 16:19-25) </text:span></text:p>
      <text:p text:style-name="P25"><text:soft-page-break/><text:span text:style-name="T82">"Stop storing up treasures for yourselves on earth, where moths and rust destroy</text:span><text:span text:style-name="T80"> and where thieves break in and steal. But keep on storing up treasures for yourselves in heaven [in the hereafter], where moths and rust do not destroy and where thieves do not break in and steal, because where your treasure is, there your heart will be also." (Matthew, 6:19-21)</text:span></text:p>
      <text:p text:style-name="P25"><text:span text:style-name="T80">Dear friends, I urge you </text:span><text:span text:style-name="T82">as aliens and exiles [in the world] </text:span><text:span text:style-name="T80">to keep on abstaining from the desires of the flesh that wage war against the soul. Continue to live such upright lives among the Gentiles... (1 Peter, 2:11-12)</text:span></text:p>
      <text:p text:style-name="P25"><text:span text:style-name="T80">Because we do not look for things that can be seen but for things that cannot be seen. For </text:span><text:span text:style-name="T82">things that can be seen are temporary, but things that cannot be seen are eternal.</text:span><text:span text:style-name="T80"> (2 Corinthians, 4:18)</text:span></text:p>
      <text:p text:style-name="P25"><text:span text:style-name="T80">For </text:span><text:span text:style-name="T82">we have brought nothing into the world, so we cannot take anything out of it either. </text:span><text:span text:style-name="T80">If we have food and covering, with these we shall be content. But those who want to get rich fall into temptation and a snare and many foolish and harmful desires which plunge men into ruin and destruction. For the love of money is a root of all sorts of evil, and some by longing for it have wandered away from the faith and pierced themselves with many griefs. But flee from these things, you man of God, and pursue righteousness, godliness, faith, love, perseverance and gentleness. Fight the good fight of faith; take hold of the eternal life [paradise] to which you were called... (1 Timothy, 6:7-12)</text:span></text:p>
      <text:p text:style-name="P25"><text:span text:style-name="T80">"The land of a certain rich man produced good crops. So he began to think to himself, 'What should I do, since I have no place to store my crops?' Then he said, 'This is what I'll do. I'll tear down my barns and build bigger ones, and I'll store all my grain and goods in them. Then I'll say to myself, "You've stored up plenty of good things for many years. Take it easy, eat, drink, and enjoy yourself."' But God said to him, </text:span><text:span text:style-name="T82">'You fool! This very night your life will be demanded back from you. Now who will get the things you've accumulated?'</text:span><text:span text:style-name="T80"> That's how it is with the person who stores up treasures for himself rather than with God." (Luke, 12:16-21)</text:span></text:p>
      <text:p text:style-name="P32"/>
      <text:h text:style-name="Tr_20_Heading_20_1" text:outline-level="1"><text:span text:style-name="Heading_20_1_20_Char"><text:span text:style-name="T119">COMMANDS AND PROHIBITIONS COMPATIBLE WITH THE QUR’AN IN THE GOSPEL</text:span></text:span></text:h>
      <text:h text:style-name="P122" text:outline-level="2">Not to Murder</text:h>
      <text:p text:style-name="P25"><text:span text:style-name="T80">This is the message you heard from the beginning: We should love one another. </text:span><text:span text:style-name="T82">Do not be like Cain, who belonged to the evil one and murdered his brother. And why did he murder him? Because his own actions were evil and his brother's were righteous... and you know that no murderer has eternal life [paradise] in him. </text:span><text:span text:style-name="T80">(1 John, 3:11-15) </text:span></text:p>
      <text:p text:style-name="P25"><text:span text:style-name="T82">You have heard that it was said to the people long ago, "Do not murder, and anyone who murders will be subject to judgment."</text:span><text:span text:style-name="T80"> (Matthew, 5:21) </text:span></text:p>
      <text:p text:style-name="P97">"Why do you call me good?" Jesus answered. "No one is good—except God alone. <text:span text:style-name="T1">You know the commandments: 'Do not murder,</text:span> do not commit adultery, do not steal, do not give false testimony, do not defraud, honor your father and mother.'" (Mark, 10:18-19, Luke 18:19-20) </text:p>
      <text:p text:style-name="P86">The commandments, "Do not commit adultery," <text:span text:style-name="T1">"Do not murder,"</text:span> "Do not steal," "Do not covet," and whatever other commandment there may be, are summed up in this one rule: "Love your neighbor as yourself." (Romans, 13:9)</text:p>
      <text:p text:style-name="P25"><text:span text:style-name="T80">For whoever keeps the whole law and yet stumbles at just one point is guilty of breaking all of it. For he who said, "Do not commit adultery," also said, </text:span><text:span text:style-name="T82">"Do not murder." If you </text:span><text:span text:style-name="T80">do not commit adultery but </text:span><text:span text:style-name="T82">do commit murder, you have become a lawbreaker.</text:span><text:span text:style-name="T80"> (James, 2:10-11) </text:span></text:p>
      <text:p text:style-name="P25"><text:span text:style-name="T86">... These make a man 'unclean.' For out of the heart come evil thoughts, </text:span><text:span text:style-name="T87">murder</text:span><text:span text:style-name="T86">, adultery, sexual immorality, theft, false testimony, slander. </text:span><text:span text:style-name="T87">These are what make a man 'unclean.'</text:span><text:span text:style-name="T86"> (Matthew, 15:18-20) </text:span></text:p>
      <text:p text:style-name="P25"><text:span text:style-name="T80">He [Jesus] went on: "What comes out of a man is what makes him 'unclean.' For from within, out of men's hearts, come evil thoughts, sexual immorality, theft, murder, adultery, greed, malice, deceit, lewdness, envy, slander, arrogance and folly. </text:span><text:span text:style-name="T82">All these evils come from inside and make a man 'unclean.</text:span><text:span text:style-name="T80">' (Mark, 7:20-23)</text:span></text:p>
      <text:p text:style-name="P25"><text:span text:style-name="T82">Nor did they repent of their murders,</text:span><text:span text:style-name="T80"> their magic arts, their sexual immorality or their thefts. (Revelation, 9:21) </text:span></text:p>
      <text:p text:style-name="P25"><text:span text:style-name="T80">Furthermore, since they did not think it worthwhile to retain the knowledge of God [God is beyond that], He gave them over to a depraved mind. They have become filled with every kind of wickedness, evil, greed and depravity. </text:span><text:span text:style-name="T82">They are full of </text:span><text:span text:style-name="T80">envy</text:span><text:span text:style-name="T82">, murder,</text:span><text:span text:style-name="T80"> strife, deceit and malice. They are gossips, slanderers, hateful to God [God is beyond that], insolent, arrogant and boastful; they invent ways of doing evil; they disobey their parents; they are senseless, faithless, heartless, </text:span><text:soft-page-break/><text:span text:style-name="T80">ruthless. </text:span><text:span text:style-name="T82">Although they know God's righteous decree that those who do such things deserve death [hell], they not only continue to do these very things but also approve of those who practice them. </text:span><text:span text:style-name="T80">(Romans, 1:28-32) </text:span></text:p>
      <text:p text:style-name="P25"><text:span text:style-name="T80">What causes fights and quarrels among you? Don't they come from your desires that battle within you? </text:span><text:span text:style-name="T82">You want something but don't get it. You kill</text:span><text:span text:style-name="T80"> and covet, but you cannot have what you want. You quarrel and fight. You do not have, because you do not ask God. When you ask, you do not receive, because you ask with wrong motives, that you may spend what you get on your pleasures. You adulterous people, don't you know that friendship with the world is hatred toward God? Anyone who chooses to be a friend of the world becomes an enemy of God [God is beyond that]. (James, 4:1-4)</text:span></text:p>
      <text:p text:style-name="P12"/>
      <text:h text:style-name="P122" text:outline-level="2">Not to Steal</text:h>
      <text:p text:style-name="P25"><text:span text:style-name="T82">He who has been stealing must steal no longer,</text:span><text:span text:style-name="T80"> but must work, doing something useful with his own hands, that he may have something to share with those in need. (Ephesians, 4:28) </text:span></text:p>
      <text:p text:style-name="P25"><text:span text:style-name="T80">[Jesus:] "You know the commandments: 'Do not commit adultery, do not murder, </text:span><text:span text:style-name="T82">do not steal,</text:span><text:span text:style-name="T80"> do not give false testimony, honor your father and mother.'" "All these I have kept since I was a boy," he said. (Luke, 18:20-21; Matthew 19:17-19) </text:span></text:p>
      <text:p text:style-name="P25"><text:span text:style-name="T80">"Why do you ask me about what is good?" Jesus replied. "There is only One who is good. If you want to enter life, obey the commandments." "Which ones?" the man inquired. Jesus replied, " 'Do not murder, do not commit adultery, </text:span><text:span text:style-name="T82">do not steal</text:span><text:span text:style-name="T80">, do not give false testimony, honor your father and mother,' and 'love your neighbor as yourself.'" "All these I have kept," the young man said. (Matthew, 19:17-19) </text:span></text:p>
      <text:p text:style-name="P86">The commandments, "Do not commit adultery," "Do not murder," "<text:span text:style-name="T1">Do not steal</text:span>," "Do not covet," and whatever other commandment there may be, are summed up in this one rule: "Love your neighbor as yourself." (Romans, 13:9-10)</text:p>
      <text:p text:style-name="P25"><text:span text:style-name="T82">If you suffer, it should not be as a</text:span><text:span text:style-name="T80"> murderer or</text:span><text:span text:style-name="T82"> thief</text:span><text:span text:style-name="T80"> or any other kind of criminal, or even as a meddler. However, if you suffer as a Christian, do not be ashamed, but praise God that you bear that name. (1 Peter, 4:15-16) </text:span></text:p>
      <text:p text:style-name="P25"><text:span text:style-name="T80">If you are convinced that you are a guide for the blind, a light for those who are in the dark, an instructor of the foolish, a teacher of infants, because you have in the law the embodiment of knowledge and truth you, then, who teach others, do you not teach yourself? </text:span><text:span text:style-name="T82">You who preach against stealing, do you steal?</text:span><text:span text:style-name="T80"> (Romans, 2:19-21) </text:span></text:p>
      <text:p text:style-name="P25"><text:span text:style-name="T80">Nor did they repent of their murders, their magic arts, their sexual immorality or </text:span><text:span text:style-name="T82">their thefts.</text:span><text:span text:style-name="T80"> (Revelation, 9:21) </text:span></text:p>
      <text:p text:style-name="P25"><text:soft-page-break/><text:span text:style-name="T80">[Jesus:] "You know the commandments: 'Do not murder, do not commit adultery, </text:span><text:span text:style-name="T82">do not steal</text:span><text:span text:style-name="T80">, do not give false testimony, do not defraud, honor your father and mother." (Mark, 10:19) </text:span></text:p>
      <text:p text:style-name="P12"/>
      <text:h text:style-name="P121" text:outline-level="2"><text:span text:style-name="T58">Not to Engage in Prostitution and Adultery</text:span></text:h>
      <text:p text:style-name="P25"><text:span text:style-name="T82">Marriage should be honored by all</text:span><text:span text:style-name="T80">... and... </text:span><text:span text:style-name="T82">kept pure, for God will judge the adulterer and all the sexually immoral. </text:span><text:span text:style-name="T80">(Hebrews, 13:4) </text:span></text:p>
      <text:p text:style-name="P25"><text:span text:style-name="T80">You know the commandments: 'Do not murder, </text:span><text:span text:style-name="T82">do not commit adultery,</text:span><text:span text:style-name="T80"> do not steal, do not give false testimony, do not defraud, honor your father and mother.' (Mark, 10:19) </text:span></text:p>
      <text:p text:style-name="P25"><text:span text:style-name="T80">You have heard that it was said, </text:span><text:span text:style-name="T82">'Do not commit adultery.'</text:span><text:span text:style-name="T80"> (Matthew, 5:27) </text:span></text:p>
      <text:p text:style-name="P86"><text:span text:style-name="T1">It is God's will that you should be sanctified, that you should avoid sexual immorality.</text:span> (1 Thessalonians, 4:3) </text:p>
      <text:p text:style-name="P25"><text:span text:style-name="T82">Lest there [be] any fornicator, or profane person. </text:span><text:span text:style-name="T80">(Hebrews, 12:16) </text:span></text:p>
      <text:p text:style-name="P25"><text:span text:style-name="T82">In a similar way, Sodom and Gomorrah and the surrounding towns gave themselves up to sexual immorality and perversion. They serve as an example of those who suffer the punishment of eternal fire. </text:span><text:span text:style-name="T80">(Jude, 1:7) </text:span></text:p>
      <text:p text:style-name="P25"><text:span text:style-name="T82">But among you there must not be even a hint of sexual immorality, or of any kind of impurity, or of greed, because these are improper for God's holy people [who devote themselves to God]. </text:span><text:span text:style-name="T80">Nor should there be obscenity, foolish talk or coarse joking, which are out of place, but rather thanksgiving.</text:span><text:span text:style-name="T82"> For of this you can be sure: No immoral, </text:span><text:span text:style-name="T80">impure or greedy person—such a man is an idolater</text:span><text:span text:style-name="T82">—has any inheritance in the kingdom... of God [paradise]</text:span><text:span text:style-name="T80">. Let no one deceive you with empty words, for because of such things God's wrath comes on those who are disobedient. Therefore do not be partners with them. (Ephesians, 5:3-7) </text:span></text:p>
      <text:p text:style-name="P25"><text:span text:style-name="T80">"What comes out of a man is what makes him 'unclean.' For from within, out of men's hearts, come evil thoughts, </text:span><text:span text:style-name="T82">sexual immorality</text:span><text:span text:style-name="T80">, theft, murder, </text:span><text:span text:style-name="T82">adultery</text:span><text:span text:style-name="T80">, greed, malice, deceit, lewdness, envy, slander, arrogance and folly. </text:span><text:span text:style-name="T82">All these evils come from inside and make a man 'unclean.'</text:span><text:span text:style-name="T80"> (Mark, 7:20-22) </text:span></text:p>
      <text:p text:style-name="P25"><text:span text:style-name="T80">Everything is permissible for me"—but not everything is beneficial. "Everything is permissible for me"—but I will not be mastered by anything. "Food for the stomach and the stomach for food"—but God will destroy them both. </text:span><text:span text:style-name="T82">The body is not meant for sexual immorality, but for the Lord [for obeying God's commandments and prohibitions]</text:span><text:span text:style-name="T80">... (1 Corinthians, 6:12-13) </text:span></text:p>
      <text:p text:style-name="P25"><text:span text:style-name="T82">Flee from sexual immorality</text:span><text:span text:style-name="T80">... (1 Corinthians, 6:18)</text:span></text:p>
      <text:p text:style-name="P25"><text:span text:style-name="T80">Instead we should write to them, telling them </text:span><text:span text:style-name="T82">to abstain from</text:span><text:span text:style-name="T80"> food polluted by idols, from </text:span><text:span text:style-name="T82">sexual immorality</text:span><text:span text:style-name="T80">, from the meat of strangled animals and from blood. For Moses has been preached in </text:span><text:soft-page-break/><text:span text:style-name="T80">every city from the earliest times and is read in the synagogues on every Sabbath. (Acts, 15:20-21) </text:span></text:p>
      <text:p text:style-name="P25"><text:span text:style-name="T80">It seemed good... to us not to burden you with anything beyond the following requirements: </text:span><text:span text:style-name="T82">You are to abstain</text:span><text:span text:style-name="T80"> from food sacrificed to idols, from blood, from the meat of strangled animals and </text:span><text:span text:style-name="T82">from sexual immorality</text:span><text:span text:style-name="T80">. You will do well to avoid these things. Farewell. (Acts, 15:28-29) </text:span></text:p>
      <text:p text:style-name="P25"><text:span text:style-name="T80">As for the Gentile believers, </text:span><text:span text:style-name="T82">we have written to them our decision that they should abstain</text:span><text:span text:style-name="T80"> from food sacrificed to idols, from blood, from the meat of strangled animals and </text:span><text:span text:style-name="T82">from sexual immorality.</text:span><text:span text:style-name="T80"> (Acts, 21:25) </text:span></text:p>
      <text:p text:style-name="P25"><text:span text:style-name="T80">For out of the heart come evil thoughts, murder, adultery, </text:span><text:span text:style-name="T82">sexual immorality</text:span><text:span text:style-name="T80">, theft, false testimony, slander. </text:span><text:span text:style-name="T82">These are what make a man 'unclean'...</text:span><text:span text:style-name="T80"> (Matthew, 15:19-20) </text:span></text:p>
      <text:p text:style-name="P25"><text:span text:style-name="T80">[Jesus:] "Why do you ask me about what is good?" Jesus replied. "There is only One Who is good. If you want to enter life, obey the commandments [of God]." "Which ones?" the man inquired. Jesus replied, "'Do not murder, </text:span><text:span text:style-name="T82">do not commit adultery</text:span><text:span text:style-name="T80">, do not steal, do not give false testimony, honor your father and mother,' and 'love your neighbor as yourself.'" (Matthew, 19:17-19) </text:span></text:p>
      <text:p text:style-name="P25"><text:span text:style-name="T80">The commandments, </text:span><text:span text:style-name="T82">"Do not commit adultery,"</text:span><text:span text:style-name="T80"> "Do not murder," "Do not steal," "Do not covet," and whatever other commandment there may be, are summed up in this one rule: "Love your neighbor as yourself." (Romans, 13:9) </text:span></text:p>
      <text:p text:style-name="P25"><text:span text:style-name="T80">He who overcomes will inherit all this... But the cowardly, the unbelieving, the vile, the murderers, </text:span><text:span text:style-name="T82">the sexually immoral</text:span><text:span text:style-name="T80">, those who practice magic arts, the idolaters and all liars—</text:span><text:span text:style-name="T82">their place will be in the fiery lake of burning sulfur [hell]</text:span><text:span text:style-name="T80">. This is the second death. (Revelation, 21:7-8) </text:span></text:p>
      <text:p text:style-name="P25"><text:span text:style-name="T82">Outside [outside paradise] are... those who practice </text:span><text:span text:style-name="T80">magic arts</text:span><text:span text:style-name="T82">, the sexually immoral,</text:span><text:span text:style-name="T80"> the murderers, the idolaters and everyone who loves and practices falsehood. (Revelation, 22:15) </text:span></text:p>
      <text:p text:style-name="P25"><text:span text:style-name="T80">Do you not know that </text:span><text:span text:style-name="T82">the wicked will not inherit the kingdom of God [paradise]?</text:span><text:span text:style-name="T80"> Do not be deceived: Neither the sexually immoral nor idolaters nor </text:span><text:span text:style-name="T82">adulterers</text:span><text:span text:style-name="T80"> ...nor thieves nor the greedy nor drunkards nor slanderers nor swindlers will inherit the kingdom of God. (1 Corinthians, 6:9-10) </text:span></text:p>
      <text:p text:style-name="P25"><text:span text:style-name="T80">For whoever keeps the whole law and yet stumbles at just one point is guilty of breaking all of it. For He Who said, </text:span><text:span text:style-name="T82">"Do not commit adultery,"</text:span><text:span text:style-name="T80"> also said, "Do not murder."... (James, 2:10-11) </text:span></text:p>
      <text:p text:style-name="P25"><text:span text:style-name="T82">It is actually reported that there is sexual immorality among you, and of a kind that does not occur even among pagans:</text:span><text:span text:style-name="T80"> A man has his father's wife. Shouldn't ...you have put out of your fellowship the man who did this?... I have written you in my letter... that </text:span><text:span text:style-name="T82">you must not associate with anyone who calls himself a brother but is sexually immoral or greedy, an idolater or a slanderer, a drunkard or a swindler. With such a man do not even eat. </text:span><text:span text:style-name="T80">(1 Corinthians, 5:1-11)</text:span></text:p>
      <text:p text:style-name="P25"><text:span text:style-name="T82">Put to death,</text:span><text:span text:style-name="T80"> therefore, whatever belongs to your earthly nature: </text:span><text:span text:style-name="T82">sexual immorality</text:span><text:span text:style-name="T80">, impurity, lust, evil desires and greed, which is idolatry. (Colossians, 3:5) </text:span></text:p>
      <text:p text:style-name="P25"><text:span text:style-name="T80">The acts of the sinful nature [the lower-self] are obvious: </text:span><text:span text:style-name="T82">sexual immorality</text:span><text:span text:style-name="T80">, impurity and </text:span><text:soft-page-break/><text:span text:style-name="T80">debauchery; idolatry and witchcraft; hatred, discord, jealousy, fits of rage, selfish ambition, dissensions, factions and envy; drunkenness, orgies, and the like. I warn you, as I did before, that </text:span><text:span text:style-name="T82">those who live like this will not inherit the kingdom of God [paradise]. </text:span><text:span text:style-name="T80">(Galatians, 5:19-21) </text:span></text:p>
      <text:p text:style-name="P25"><text:span text:style-name="T82">Nor did they repent of</text:span><text:span text:style-name="T80"> their murders, their magic arts, </text:span><text:span text:style-name="T82">their sexual immorality or their thefts. </text:span><text:span text:style-name="T80">(Revelation, 9:21) </text:span></text:p>
      <text:p text:style-name="P25"><text:span text:style-name="T80">... By her teaching </text:span><text:span text:style-name="T82">she misleads my servants into sexual immorality</text:span><text:span text:style-name="T80"> and the eating of food sacrificed to idols. </text:span><text:span text:style-name="T82">I have given her time to repent of her immorality, but she is unwilling</text:span><text:span text:style-name="T80">. So I will cast her on a bed of suffering, and </text:span><text:span text:style-name="T82">I will make those who commit adultery with her suffer intensely, unless they repent of her ways... </text:span><text:span text:style-name="T80">I will repay each of you according to your deeds. (Revelation, 2:20-23) </text:span></text:p>
      <text:p text:style-name="P25"><text:span text:style-name="T80">He went on: "What comes out of a man is what makes him 'unclean.' For from within, out of men's hearts, come evil thoughts, </text:span><text:span text:style-name="T82">sexual immorality</text:span><text:span text:style-name="T80">, theft, murder, </text:span><text:span text:style-name="T82">adultery</text:span><text:span text:style-name="T80">, greed, malice, deceit, lewdness, envy, slander, arrogance and folly. </text:span><text:span text:style-name="T82">All these evils come from inside and make a man 'unclean.' </text:span><text:span text:style-name="T80">(Mark, 7:20-23) </text:span></text:p>
      <text:p text:style-name="P25"><text:span text:style-name="T80">But these men blaspheme in matters they do not understand. They are like brute beasts, creatures of instinct, born only to be caught and destroyed, and like beasts they too will perish. They will be paid back with harm for the harm they have done. Their idea of pleasure is to carouse in broad daylight. They are blots and blemishes, reveling in their pleasures while they feast with you. </text:span><text:span text:style-name="T82">With eyes full of adultery, they never stop sinning;</text:span><text:span text:style-name="T80"> they seduce the unstable; they are experts in greed—an accursed brood! (2 Peter, 2:12-14) </text:span></text:p>
      <text:p text:style-name="P12"/>
      <text:h text:style-name="P121" text:outline-level="2"><text:span text:style-name="T58">Homosexuality and Perversion is Forbidden </text:span></text:h>
      <text:p text:style-name="P25"><text:span text:style-name="T80">... God gave them over in the sinful desires of their hearts to sexual impurity for the degrading of their bodies with one another. They exchanged the truth of God for a lie... Because of this, God gave them over to shameful lusts. </text:span><text:span text:style-name="T82">Even their women exchanged natural relations for unnatural ones. In the same way the men also abandoned natural relations with women and were inflamed with lust for one another. Men committed indecent acts with other men, and received in themselves the due penalty for their perversion.</text:span><text:span text:style-name="T80"> Furthermore, since they did not think it worthwhile to retain the knowledge of God [God is beyond that], He gave them over to a depraved mind, to do what ought not to be done. (Romans, 1:24-28) </text:span></text:p>
      <text:p text:style-name="P25"><text:span text:style-name="T82">Do you not know that the wicked will not inherit the kingdom of God [paradise]?</text:span><text:span text:style-name="T80"> Do not be deceived: Neither the sexually immoral nor idolaters nor adulterers nor male prostitutes </text:span><text:span text:style-name="T82">nor homosexual offenders</text:span><text:span text:style-name="T80"> nor thieves nor the greedy nor drunkards nor slanderers nor swindlers will inherit the kingdom of God [paradise]? (1 Corinthians, 6:9-10) </text:span></text:p>
      <text:p text:style-name="P25"><text:span text:style-name="T80">If He [God] condemned the cities of Sodom and Gomorrah by burning them to ashes, and made them </text:span><text:soft-page-break/><text:span text:style-name="T80">an example of what is going to happen to the ungodly; and if He rescued Lot, </text:span><text:span text:style-name="T82">a righteous man, who was distressed by the filthy lives of lawless men (for that righteous man, living among them day after day, was tormented in his righteous soul by the lawless deeds he saw and heard)</text:span><text:span text:style-name="T80"> if this is so, then the Lord knows how to rescue godly men from trials and </text:span><text:span text:style-name="T82">to hold the unrighteous for the day of judgment, while continuing their punishment. This is especially true of those who follow the corrupt desire of the sinful nature and despise authority. </text:span><text:span text:style-name="T80">(2 Peter, 2:6-10) </text:span></text:p>
      <text:p text:style-name="P86">For certain men whose condemnation was written... have secretly slipped in among you... Though you already know all this, I want to remind you that the Lord delivered His people out of Egypt, but later destroyed those who did not believe... <text:span text:style-name="T1">In a similar way, Sodom and Gomorrah and the surrounding towns gave themselves up to sexual immorality and perversion. They serve as an example of those who suffer the punishment of eternal fire.</text:span> In the very same way, these dreamers pollute their own bodies, reject authority and slander celestial beings... and <text:span text:style-name="T1">what things they do understand by instinct, like unreasoning animals—these are the very things that destroy them.</text:span> (Jude, 1:4-10)</text:p>
      <text:p text:style-name="P25"><text:span text:style-name="T80">We also know that </text:span><text:span text:style-name="T82">law is made not for the righteous but for lawbreakers</text:span><text:span text:style-name="T80"> and rebels, the ungodly and sinful, the unholy and irreligious; for those who kill their fathers or mothers, for murderers, for adulterers and </text:span><text:span text:style-name="T82">perverts</text:span><text:span text:style-name="T80">, for slave traders and liars and perjurers—and for whatever else is contrary to the sound doctrine. (1 Timothy, 1:9-10) </text:span></text:p>
      <text:p text:style-name="P12"/>
      <text:h text:style-name="P122" text:outline-level="2">Not to Tell Lies</text:h>
      <text:p text:style-name="P25"><text:span text:style-name="T82">Do not lie to each other...</text:span><text:span text:style-name="T80"> (Colossians, 3:9) </text:span></text:p>
      <text:p text:style-name="P25"><text:span text:style-name="T80">Again, you have heard that it was said to the people long ago, </text:span><text:span text:style-name="T82">'Do not break your oath</text:span><text:span text:style-name="T80">, but keep the oaths you have made to the Lord.' (Matthew, 5:33) </text:span></text:p>
      <text:p text:style-name="P25"><text:span text:style-name="T82">You know the commandments [of God]:</text:span><text:span text:style-name="T80"> 'Do not murder, do not commit adultery, </text:span><text:span text:style-name="T82">do not steal, do not give false testimony, </text:span><text:span text:style-name="T80">do not defraud, honor your father and mother.' (Mark, 10:19) </text:span></text:p>
      <text:p text:style-name="P86">Why do you ask me about what is good?" Jesus replied. "There is only One Who is good. If you want to enter life, obey the commandments." "Which ones?" the man inquired. Jesus replied, "'Do not murder, do not commit adultery, do not steal, <text:span text:style-name="T1">do not give false testimony</text:span>, honor your father and mother,' and 'love your neighbor as yourself'." (Matthew, 19:17-19; Mark 10:18-19; Luke 18:18-20) </text:p>
      <text:p text:style-name="P25"><text:span text:style-name="T82">Do not lie to each other,</text:span><text:span text:style-name="T80"> since you have taken off your old self [the way you were created] with its practices and have put on the new self, which is being renewed in knowledge in the image of its </text:span><text:soft-page-break/><text:span text:style-name="T80">Creator. (Colossians, 3:9-10) </text:span></text:p>
      <text:p text:style-name="P25"><text:span text:style-name="T84"><text:s/></text:span><text:span text:style-name="T80">[Jesus] For out of the heart come evil thoughts, murder, adultery, sexual immorality, theft, </text:span><text:span text:style-name="T82">false testimony, slander. These are what make a man</text:span><text:span text:style-name="T80"> 'unclean'... (Matthew, 15:19-20) </text:span></text:p>
      <text:p text:style-name="P25"><text:span text:style-name="T80">He [Jesus] went on:... For from within, out of men's hearts, come evil thoughts... </text:span><text:span text:style-name="T82">slander... All these evils come from inside and make a man 'unclean.' </text:span><text:span text:style-name="T80">(Mark, 7:20-23) </text:span></text:p>
      <text:p text:style-name="P25"><text:span text:style-name="T80">But now </text:span><text:span text:style-name="T82">you must rid yourselves of all such things as these</text:span><text:span text:style-name="T80">: anger, rage, malice, slander, and </text:span><text:span text:style-name="T82">filthy language from your lips. </text:span><text:span text:style-name="T80">(Colossians, 3:8) </text:span></text:p>
      <text:p text:style-name="P25"><text:span text:style-name="T80">Timothy, guard what has been entrusted to your care. </text:span><text:span text:style-name="T82">Turn away from </text:span><text:span text:style-name="T80">aimless chatter and</text:span><text:span text:style-name="T82"> the opposing ideas of what is falsely called knowledge, </text:span><text:span text:style-name="T80">which some have professed and in so doing have wandered from the faith. (1 Timothy, 6:20-21) </text:span></text:p>
      <text:p text:style-name="P25"><text:span text:style-name="T84"><text:s/></text:span><text:span text:style-name="T80">Now a man named Ananias, together with his wife Sapphira, also sold a piece of property. With his wife's full knowledge he kept back part of the money for himself, but brought the rest and put it at the apostles' feet. Then Peter said, "Ananias, how is it that satan has so filled your heart that you have lied... and </text:span><text:span text:style-name="T82">have kept for yourself some of the money you received for the land?</text:span><text:span text:style-name="T80"> Didn't it belong to you before it was sold? And after it was sold, wasn't the money at your disposal? </text:span><text:span text:style-name="T82">What made you think of doing such a thing? You have not lied to men but to God."</text:span><text:span text:style-name="T80"> When Ananias heard this, he fell down and died. And great fear seized all who heard what had happened... (Acts, 5:1-6) </text:span></text:p>
      <text:p text:style-name="P12"/>
      <text:h text:style-name="P122" text:outline-level="2">Not to Cheat</text:h>
      <text:p text:style-name="P25"><text:span text:style-name="T80">Therefore, </text:span><text:span text:style-name="T82">rid yourselves of all malice and all deceit, hypocrisy</text:span><text:span text:style-name="T80">, envy, and slander of every kind. </text:span><text:span text:style-name="T82">Like newborn babies, crave pure spiritual milk, so that by it you may grow up in your salvation</text:span><text:span text:style-name="T80">, now that you have tasted that the Lord is good [you have seen God's mercy]. (1 Peter, 2:1-3) </text:span></text:p>
      <text:p text:style-name="P25"><text:span text:style-name="T80">Therefore, since through God's mercy we have this ministry, we do not lose heart. </text:span><text:span text:style-name="T82">Rather, we have renounced secret and shameful ways; we do not use deception, nor do we distort the word of God. </text:span><text:span text:style-name="T80">On the contrary, by setting forth the truth plainly we commend ourselves to every man's conscience in the Sight of God. (2 Corinthians, 4:1-2) </text:span></text:p>
      <text:p text:style-name="P25"><text:span text:style-name="T80">Outside [outside paradise] are the dogs, those </text:span><text:span text:style-name="T82">who practice</text:span><text:span text:style-name="T80"> magic arts, the sexually immoral, the murderers, </text:span><text:span text:style-name="T82">the idolaters and everyone who loves and practices falsehood.</text:span><text:span text:style-name="T80"> (Revelations 22:15) </text:span></text:p>
      <text:p text:style-name="P86">He [Jesus] went on: "What comes out of a man is what makes him 'unclean.' For from within, out of men's hearts, come evil thoughts, sexual immorality, theft, murder, <text:soft-page-break/>adultery, greed, malice, <text:span text:style-name="T1">deceit</text:span>, lewdness, envy, slander, arrogance and folly. <text:span text:style-name="T1">All these evils come from inside and make a man 'unclean.' </text:span>(Mark, 7:20-23) </text:p>
      <text:p text:style-name="P25"><text:span text:style-name="T80">Furthermore, since they did not think it worthwhile to retain the knowledge of God, He gave them over to a depraved mind, to do what ought not to be done. They have become filled with every kind of wickedness, evil, greed and depravity. </text:span><text:span text:style-name="T82">They are full of </text:span><text:span text:style-name="T80">envy, murder, strife, </text:span><text:span text:style-name="T82">deceit</text:span><text:span text:style-name="T80"> and malice. They are gossips, slanderers, hateful to God, insolent, arrogant and boastful; they invent ways of doing evil; they disobey their parents; they are senseless, faithless, heartless, ruthless. Although they know God's righteous decree that those who do such things deserve death [hell], they not only continue to do these very things but also approve of those who practice them. (Romans, 1:28-32) </text:span></text:p>
      <text:p text:style-name="P25"><text:span text:style-name="T80">Finally, be strong in the Lord [in complying with God's consent], and in His mighty power. </text:span><text:span text:style-name="T82">Put on the full [spiritual] armor of God so that you can take your stand against the devil's schemes. </text:span><text:span text:style-name="T80">For our struggle is not against flesh and blood, but... against the powers of this dark world and against the spiritual forces of evil... Therefore put on the full [spiritual] armor of God, so that when the day of evil comes, you may be able to stand your ground, and after you have done everything, to stand. (Ephesians, 6:10-13) </text:span></text:p>
      <text:p text:style-name="P25"><text:span text:style-name="T80">Nazareth! Can anything good come from there?" Nathanael asked. "Come and see," said Philip. When Jesus saw Nathanael approaching, he said of him, </text:span><text:span text:style-name="T82">"Here is a true Israelite, in whom there is nothing false."</text:span><text:span text:style-name="T80"> (John, 1:46-47) </text:span></text:p>
      <text:p text:style-name="P25"><text:span text:style-name="T80">Then Saul, who was also called Paul, filled with God's Spirit [faith in God], looked straight at Elymas and said, "</text:span><text:span text:style-name="T82">You are</text:span><text:span text:style-name="T80"> a child of the devil and </text:span><text:span text:style-name="T82">an enemy of everything that is right! You are full of all kinds of deceit and trickery</text:span><text:span text:style-name="T80">. Will you never stop perverting the right ways of the Lord? Now the hand of the Lord is against you [you will be repaid with God's wrath]. You are going to be blind, and for a time you will be unable to see the light of the sun. (Acts, 13:9-11) </text:span></text:p>
      <text:p text:style-name="P25"><text:span text:style-name="T80">... </text:span><text:span text:style-name="T82">They are... reveling in their pleasures while they feast with you. </text:span><text:span text:style-name="T80">With eyes full of adultery, they never stop sinning; they seduce the unstable; they are experts in greed—an accursed brood! They have left the straight way and wandered off to follow the way of Balaam son of Beor, who loved the wages of wickedness. (2 Peter, 2:13-15) </text:span></text:p>
      <text:p text:style-name="P12"/>
      <text:h text:style-name="P122" text:outline-level="2">To Avoid Magic and the Like</text:h>
      <text:p text:style-name="P25"><text:span text:style-name="T82">Nor did they repent of </text:span><text:span text:style-name="T80">their murders, their </text:span><text:span text:style-name="T82">magic arts</text:span><text:span text:style-name="T80">, their sexual immorality or their thefts. (Revelations 9:21) </text:span></text:p>
      <text:p text:style-name="P25"><text:span text:style-name="T80">He who overcomes will inherit all this... But the cowardly, the unbelieving, the vile, the murderers, the sexually immoral, </text:span><text:span text:style-name="T82">those who practice magic arts</text:span><text:span text:style-name="T80">, the idolaters and all liars—</text:span><text:span text:style-name="T82">their place will be in the fiery lake of burning sulfur [hell]</text:span><text:span text:style-name="T80">. This is the second death. (Revelations 21:7-8) </text:span></text:p>
      <text:p text:style-name="P25"><text:soft-page-break/><text:span text:style-name="T82">Outside [outside paradise] are </text:span><text:span text:style-name="T80">the dogs</text:span><text:span text:style-name="T82">, those who practice magic arts,</text:span><text:span text:style-name="T80"> the sexually immoral, the murderers, the idolaters and everyone who loves and practices falsehood. (Revelations 22:15) </text:span></text:p>
      <text:p text:style-name="P86">... There they met a Jewish sorcerer and false prophet named Bar-Jesus, who was an attendant of the proconsul, Sergius Paulus. The proconsul, an intelligent man, sent for Barnabas and Saul because he wanted to hear the word of God. But <text:span text:style-name="T1">Elymas the sorcerer (for that is what his name means) opposed them and tried to turn the proconsul from the faith.</text:span> Then Saul, who was also called Paul, filled with God's Spirit [faith in God], looked straight at Elymas and said, "You are a child of the devil and an enemy of everything that is right! You are full of all kinds of deceit and trickery. Will you never stop perverting the right ways of the Lord? (Acts, 13:6-10) </text:p>
      <text:p text:style-name="P12"/>
      <text:h text:style-name="P122" text:outline-level="2">Consumption of Blood is Prohibited</text:h>
      <text:p text:style-name="P25"><text:span text:style-name="T80">Instead </text:span><text:span text:style-name="T82">we should write to them, telling them to abstain from</text:span><text:span text:style-name="T80"> food polluted by idols, from sexual immorality, from the meat of strangled animals and from </text:span><text:span text:style-name="T82">blood</text:span><text:span text:style-name="T80">. For Moses has been preached in every city from the earliest times and is read in the synagogues on every Sabbath. (Acts, 15:20-21) </text:span></text:p>
      <text:p text:style-name="P25"><text:span text:style-name="T80">It seemed good... to us not to burden you with anything beyond the following requirements: </text:span><text:span text:style-name="T82">You are to abstain</text:span><text:span text:style-name="T80"> from food sacrificed to idols,</text:span><text:span text:style-name="T82"> from blood</text:span><text:span text:style-name="T80">, from the meat of strangled animals and from sexual immorality. You will do well to avoid these things. Farewell. (Acts, 15:28-29) </text:span></text:p>
      <text:p text:style-name="P25"><text:span text:style-name="T80">As for the Gentile believers, </text:span><text:span text:style-name="T82">we have written to them our decision that they should abstain</text:span><text:span text:style-name="T80"> from food sacrificed to idols, from blood, from the meat of strangled animals and from sexual immorality. (Acts, 21:25) </text:span></text:p>
      <text:p text:style-name="P82"/>
      <text:h text:style-name="P122" text:outline-level="2">Meat from Animals That Have Been Killed by Strangulation is Forbidden </text:h>
      <text:p text:style-name="P25"><text:span text:style-name="T80">Instead </text:span><text:span text:style-name="T82">we should write to them, telling them to abstain from</text:span><text:span text:style-name="T80"> food polluted by idols, from sexual immorality, </text:span><text:span text:style-name="T82">from the meat of strangled animals</text:span><text:span text:style-name="T80"> and from blood. For Moses has been preached in every city from the earliest times and is read in the synagogues on every Sabbath. (Acts, 15:20-21) </text:span></text:p>
      <text:p text:style-name="P25"><text:span text:style-name="T80">It seemed good... to us not to burden you with anything beyond the following requirements: </text:span><text:span text:style-name="T82">You are to abstain</text:span><text:span text:style-name="T80"> from food sacrificed to idols, from blood, </text:span><text:span text:style-name="T82">from the meat of strangled animals</text:span><text:span text:style-name="T80"> and from sexual immorality. You will do well to </text:span><text:span text:style-name="T82">avoid </text:span><text:span text:style-name="T80">these things. Farewell. (Acts, 15:28-29) </text:span></text:p>
      <text:p text:style-name="P25"><text:span text:style-name="T80">As for the Gentile believers, </text:span><text:span text:style-name="T82">we have written to them our decision that they should abstain</text:span><text:span text:style-name="T80"> from food sacrificed to idols, from blood, </text:span><text:span text:style-name="T82">from the meat of strangled animals</text:span><text:span text:style-name="T80"> and from sexual </text:span><text:soft-page-break/><text:span text:style-name="T80">immorality. (Acts, 21:25) </text:span></text:p>
      <text:p text:style-name="P82"/>
      <text:h text:style-name="P122" text:outline-level="2">Not to Eat Meat Slaughtered in the Name of Anything Other Than God</text:h>
      <text:p text:style-name="P25"><text:span text:style-name="T80">It seemed good... to us not to burden you with anything beyond the following requirements: </text:span><text:span text:style-name="T82">You are to abstain from food sacrificed to idols,</text:span><text:span text:style-name="T80"> from blood, from the meat of strangled animals and from sexual immorality. You will do well to avoid these things. Farewell. (Acts, 15:28-29) </text:span></text:p>
      <text:p text:style-name="P25"><text:span text:style-name="T80">Instead </text:span><text:span text:style-name="T82">we should write to them, telling them to abstain from food polluted by idols</text:span><text:span text:style-name="T80">, from sexual immorality, from the meat of strangled animals and from blood. For Moses has been preached in every city from the earliest times and is read in the synagogues on every Sabbath. (Acts, 15:20-21) </text:span></text:p>
      <text:p text:style-name="P25"><text:span text:style-name="T80">As for the Gentile believers, </text:span><text:span text:style-name="T82">we have written to them our decision that they should abstain from food sacrificed to idols,</text:span><text:span text:style-name="T80"> from blood, from the meat of strangled animals and from sexual immorality. (Acts, 21:25) </text:span></text:p>
      <text:p text:style-name="P86">Now about food sacrificed to idols: We know that we all possess knowledge. Knowledge puffs up, but love builds up. The man who thinks he knows something does not yet know as he ought to know. But the man who loves God is known by God. So then, <text:span text:style-name="T1">about eating food sacrificed to idols: We know that an idol is nothing at all in the world and that there is no god but One</text:span>... [Yet] for us there is but one God... from Whom all things came and for Whom we live...But not everyone knows this. <text:span text:style-name="T1">Some people are still so accustomed to idols that when they eat such food they think of it as having been sacrificed to an idol, and since their conscience is weak, it is defiled.</text:span> (1 Corinthians, 8:1-7) </text:p>
      <text:p text:style-name="P25"><text:span text:style-name="T80">Nevertheless, </text:span><text:span text:style-name="T82">I have a few things against you:</text:span><text:span text:style-name="T80"> You have people there who hold to the teaching of Balaam, who taught Balak to entice the Israelites to sin by </text:span><text:span text:style-name="T82">eating food sacrificed to idols</text:span><text:span text:style-name="T80"> and by committing sexual immorality. (Revelations 2:14)</text:span></text:p>
      <text:p text:style-name="P15"><text:s/></text:p>
      <text:h text:style-name="P122" text:outline-level="2">Not to Drink Wine</text:h>
      <text:p text:style-name="P25"><text:span text:style-name="T80">Therefore do not be foolish, but understand what the Lord's will is. </text:span><text:span text:style-name="T82">Do not get drunk on wine, which leads to debauchery.</text:span><text:span text:style-name="T80"> Instead, be filled with the Spirit of God [faith in God]. Speak to one another with psalms, hymns and spiritual songs. Sing and make music in your heart to the Lord, always giving thanks to God... for everything... Submit to one another out of reverence for Christ. (Ephesians, 5:17-21) </text:span></text:p>
      <text:p text:style-name="P25"><text:span text:style-name="T80">For John... </text:span><text:span text:style-name="T82">came neither eating bread nor drinking wine</text:span><text:span text:style-name="T80">... (Luke, 7:33)</text:span></text:p>
      <text:p text:style-name="P25"><text:soft-page-break/><text:span text:style-name="T80">But the angel said to him: "Do not be afraid, Zechariah; your prayer has been heard. Your wife Elizabeth will bear you a son, and you are to give him the name John. He will be a joy and delight to you, and many will rejoice because of his birth, for he will be great in the Sight of the Lord. </text:span><text:span text:style-name="T82">He is never to take wine or other fermented drink</text:span><text:span text:style-name="T80">, and he will be filled with God's Spirit [faith in God] even from birth. Many of the people of Israel will he bring back to the Lord their God. And he will go on before the Lord... to turn the hearts of the fathers to their children and the disobedient to the wisdom of the righteous. (Luke, 1:13-17) </text:span></text:p>
      <text:p text:style-name="P86">He must also have a good reputation with outsiders, so that he will not fall into disgrace and into the devil's trap. <text:span text:style-name="T1">Deacons, </text:span>likewise<text:span text:style-name="T1">, are to be men worthy of respect, sincere, not indulging in... wine, and not pursuing dishonest gain.</text:span> They must keep hold of the deep truths of the faith with a clear conscience. (1 Timothy, 3:7-9) </text:p>
      <text:p text:style-name="P25"><text:span text:style-name="T80">But suppose that servant is wicked and... begins to beat his fellow servants and </text:span><text:span text:style-name="T82">to eat and drink with drunkards... [God's wrath] will come on a day when he does not expect him and at an hour he is not aware of. He will cut him to pieces and assign him a place with the hypocrites, </text:span><text:span text:style-name="T80">where there will be weeping and gnashing of teeth. (Matthew, 24:48-51; Luke 12:43-47) </text:span></text:p>
      <text:p text:style-name="P25"><text:span text:style-name="T80">Here is a trustworthy saying: If anyone sets his heart on being an overseer, he desires a noble task. Now the overseer must be above reproach... temperate, self-controlled, respectable, hospitable, able to teach, </text:span><text:span text:style-name="T82">not given to drunkenness, not violent </text:span><text:span text:style-name="T80">but gentle, not quarrelsome, not a lover of money. (1 Timothy, 3:1-3) </text:span></text:p>
      <text:p text:style-name="P25"><text:span text:style-name="T80">An elder must be blameless... a man whose children believe and are not open to the charge of being wild and disobedient. Since an overseer is entrusted with God's work, </text:span><text:span text:style-name="T82">he must be</text:span><text:span text:style-name="T80"> blameless—not overbearing, not quick-tempered, </text:span><text:span text:style-name="T82">not given to drunkenness,</text:span><text:span text:style-name="T80"> not violent, not pursuing dishonest gain. Rather he must be hospitable, one who loves what is good, who is self-controlled, upright, holy and disciplined. (Titus, 1:6-8) </text:span></text:p>
      <text:p text:style-name="P25"><text:span text:style-name="T80">You must teach what is in accord with sound doctrine. Teach the older men to be temperate, worthy of respect, self-controlled, and sound in faith, in love and in endurance. Likewise, teach the older women to be reverent in the way they live, not to be slanderers or </text:span><text:span text:style-name="T82">addicted to wine</text:span><text:span text:style-name="T80">, but to teach what is good. (Titus, 2:1-3)</text:span></text:p>
      <text:p text:style-name="P32"/>
      <text:h text:style-name="Tr_20_Heading_20_1" text:outline-level="1"><text:span text:style-name="Heading_20_1_20_Char"><text:span text:style-name="T119">OTHER PROVISIONS OF THE GOSPEL THAT ARE COMPLIANT WITH THE QUR’AN</text:span></text:span></text:h>
      <text:p text:style-name="P24"/>
      <text:h text:style-name="P122" text:outline-level="2">Commanding What is Right and Forbidding What is Wrong </text:h>
      <text:p text:style-name="P25"><text:span text:style-name="T80">So watch yourselves. </text:span><text:span text:style-name="T82">"If your brother sins, rebuke him, and if he repents, forgive him. </text:span><text:span text:style-name="T80">If he sins against you seven times in a day, and seven times comes back to you and says, 'I repent,' forgive him." (Luke, 17:3-4) </text:span></text:p>
      <text:p text:style-name="P25"><text:span text:style-name="T80">As for those who persist in sin, </text:span><text:span text:style-name="T82">rebuke them in the presence of all,</text:span><text:span text:style-name="T80"> so that the rest may stand in fear [of God]. (1 Timothy, 5:20) </text:span></text:p>
      <text:p text:style-name="P25"><text:span text:style-name="T80">Do not be misled: "Bad company corrupts good character." </text:span><text:span text:style-name="T82">Come back to your senses as you ought, and stop sinning; </text:span><text:span text:style-name="T80">for there are some who are ignorant of God—</text:span><text:span text:style-name="T82">I say this to your shame. </text:span><text:span text:style-name="T80">(1 Corinthians, 15:33-34) </text:span></text:p>
      <text:p text:style-name="P97"><text:span text:style-name="T1">"If your brother sins against you, go and show him his fault,</text:span> just between the two of you. If he listens to you, you have won your brother over. But if he will not listen, take one or two others along, so that 'every matter may be established by the testimony of two or three witnesses.' <text:span text:style-name="T1">If he refuses to listen to them, tell it to the community of believers</text:span>; and if he refuses to listen even to the community of believers, treat him as you would a pagan or a tax collector. (Mathew, 18:15-17) </text:p>
      <text:p text:style-name="P97"/>
      <text:h text:style-name="P121" text:outline-level="2">Not to Cause Dissension </text:h>
      <text:p text:style-name="P25"><text:span text:style-name="T80">I urge you, brothers,</text:span><text:span text:style-name="T82"> to watch out for those who cause divisions and put obstacles in your way</text:span><text:span text:style-name="T80"> that are contrary to the teaching [God's commandments] you have learned. </text:span><text:span text:style-name="T82">Keep away from them.</text:span><text:span text:style-name="T80"> (Romans, 16:17)</text:span></text:p>
      <text:p text:style-name="P25"><text:span text:style-name="T80">Jesus said to his disciples: </text:span><text:span text:style-name="T82">"Things that cause people to sin are bound to come, but woe to that person through whom they come. </text:span><text:span text:style-name="T80">It would be better for him to be thrown into the sea with a millstone tied around his neck than for him to cause one of these little ones to sin. (Luke, 17:1-2) </text:span></text:p>
      <text:p text:style-name="P25"><text:span text:style-name="T80">[God] will send out His angels, and they will weed out... </text:span><text:span text:style-name="T82">everything that causes sin and all who do evil. They will throw them into the fiery furnace [into the Fire of hell], </text:span><text:span text:style-name="T80">where there will be weeping and gnashing of teeth. Then the righteous will shine like the sun in the kingdom of the Lord [paradise]. He who has ears, let him hear. (Matthew, 13:41-43) </text:span></text:p>
      <text:p text:style-name="P25"><text:span text:style-name="T80">[Jesus:] "... </text:span><text:span text:style-name="T82">Woe to the world because of the things that cause people to sin!</text:span><text:span text:style-name="T80"> Such things must come, but </text:span><text:span text:style-name="T82">woe to the man through whom they come!"</text:span><text:span text:style-name="T80"> (Matthew, 18:7) </text:span></text:p>
      <text:p text:style-name="P85"><text:soft-page-break/></text:p>
      <text:h text:style-name="P122" text:outline-level="2">Repentance</text:h>
      <text:p text:style-name="P25"><text:span text:style-name="T80">Jesus answered them, "It is not the healthy who need a doctor, but the sick. </text:span><text:span text:style-name="T82">I have not come to call the righteous, but sinners to repentance."</text:span><text:span text:style-name="T80"> (Luke, 5:31-32)</text:span></text:p>
      <text:p text:style-name="P25"><text:span text:style-name="T80">Repent, </text:span><text:span text:style-name="T82">then, and turn to God, so that your sins may be wiped out</text:span><text:span text:style-name="T80">, that times of refreshing may come from the Lord. (Acts, 3:19)</text:span></text:p>
      <text:p text:style-name="P25"><text:span text:style-name="T80">"You have no part or share in this ministry, because your heart is not right before God. </text:span><text:span text:style-name="T82">Repent of this wickedness and pray to the Lord. Perhaps He will forgive you for having such a thought in your heart.</text:span><text:span text:style-name="T80"> For I see that you are full of bitterness and captive to sin." (Acts, 8:21-23)</text:span></text:p>
      <text:p text:style-name="P97">... Jesus went into Galilee, proclaiming the Good News of God [God's commandments]. "The time has come," he said. "... [The day of judgment] is near. <text:span text:style-name="T1">Repent and believe the Good News [God's commandments]!</text:span>" (Mark, 1:14-15)</text:p>
      <text:p text:style-name="P86">In those days John came, preaching in the Desert of Judea and saying, <text:span text:style-name="T1">"Repent, for... [the Day of Judgment] is near." </text:span>(Matthew, 3:1-2)</text:p>
      <text:p text:style-name="P25"><text:span text:style-name="T80">And the Lord's servant must not quarrel; instead, he must be kind to everyone, able to teach, not resentful. Those who oppose him he must gently instruct, </text:span><text:span text:style-name="T82">in the hope that God will grant them repentance leading them to a knowledge of the truth</text:span><text:span text:style-name="T80">, and that they will come to their senses and escape from the trap of the devil, who has taken them captive to do his will. (2 Timothy, 2:24-26)</text:span></text:p>
      <text:p text:style-name="P25"><text:span text:style-name="T80">[Jesus:] "Or those eighteen who died when the tower in Siloam fell on them—do you think they were more guilty than all the others living in Jerusalem? I tell you, no! </text:span><text:span text:style-name="T82">But unless you repent, you too will all perish.</text:span><text:span text:style-name="T80">" (Luke, 13:4-5)</text:span></text:p>
      <text:p text:style-name="P25"><text:span text:style-name="T80">Peter replied, "</text:span><text:span text:style-name="T82">Repent... everyone of you... for the forgiveness of your sins</text:span><text:span text:style-name="T80">... The promise is for you and your children and for all who are far off—for all whom the Lord our God will call." (Acts, 2:38-39)</text:span></text:p>
      <text:p text:style-name="P25"><text:span text:style-name="T80">... They praised God, saying, </text:span><text:span text:style-name="T82">"So then, God has granted even the other nations repentance unto life."</text:span><text:span text:style-name="T80"> (Acts, 11:18)</text:span></text:p>
      <text:p text:style-name="P25"><text:span text:style-name="T80">[John:] "</text:span><text:span text:style-name="T82">Produce fruit in keeping with repentance</text:span><text:span text:style-name="T80">. And do not begin to say to yourselves, 'We have Abraham as our father.' For I tell you that out of these stones God can raise up children for Abraham. The axe is already at the root of the trees, and every tree that does not produce good fruit will be cut down and thrown into the fire." (Luke, 3:8-9)</text:span></text:p>
      <text:p text:style-name="P25"><text:span text:style-name="T80">He [Jesus] replied, "Blessed rather are those who hear the word of God and obey it." As the crowds increased, Jesus said, "This is a wicked generation... The men of Nineveh... </text:span><text:span text:style-name="T82">repented at the preaching of Jonah</text:span><text:span text:style-name="T80">..." (Luke, 11:28-29, 32)</text:span></text:p>
      <text:p text:style-name="P25"><text:span text:style-name="T80">... And so John came... </text:span><text:span text:style-name="T82">preaching... repentance for the forgiveness of sins</text:span><text:span text:style-name="T80">. (Mark, 1:4)</text:span></text:p>
      <text:p text:style-name="P25"><text:soft-page-break/><text:span text:style-name="T80">First to those in Damascus, then to those in Jerusalem and in all Judea, and to the other nations also, </text:span><text:span text:style-name="T82">I preached that they should repent and turn to God and prove their repentance by their deeds</text:span><text:span text:style-name="T80">. (Acts, 26:20)</text:span></text:p>
      <text:p text:style-name="P25"><text:span text:style-name="T82">They went out and preached that people should repent. </text:span><text:span text:style-name="T80">(Mark, 6:12)</text:span></text:p>
      <text:p text:style-name="P25"><text:span text:style-name="T80">He went into all the country around the Jordan, preaching... </text:span><text:span text:style-name="T82">of repentance for the forgiveness of sins</text:span><text:span text:style-name="T80">. (Luke, 3:3)</text:span></text:p>
      <text:p text:style-name="P25"><text:span text:style-name="T80">So watch yourselves. "If your brother sins, rebuke him, and </text:span><text:span text:style-name="T82">if he repents, forgive him</text:span><text:span text:style-name="T80">. If he sins against you seven times in a day, and seven times comes back to you and says, </text:span><text:span text:style-name="T82">'I repent,' forgive him."</text:span><text:span text:style-name="T80"> (Luke, 17:3-4)</text:span></text:p>
      <text:p text:style-name="P25"><text:span text:style-name="T80">In the past God overlooked [forgave] such ignorance, but now </text:span><text:span text:style-name="T82">He commands all people everywhere to repent</text:span><text:span text:style-name="T80">. (Acts, 17:30)</text:span></text:p>
      <text:p text:style-name="P25"><text:span text:style-name="T80">I have declared to both Jews and Greeks </text:span><text:span text:style-name="T82">that they must turn to God in repentance and have faith </text:span><text:span text:style-name="T80">in... Jesus [for the approval of God]. (Acts, 20:21)</text:span></text:p>
      <text:p text:style-name="P25"><text:span text:style-name="T80">The rest of mankind that were not killed by these plagues </text:span><text:span text:style-name="T82">still did not repent of the work of their hands</text:span><text:span text:style-name="T80">; they did not stop worshiping demons, and idols of gold, silver, bronze, stone and wood—idols that cannot see or hear or walk. </text:span><text:span text:style-name="T82">Nor did they repent of their murders, their magic arts, their sexual immorality or their thefts.</text:span><text:span text:style-name="T80"> (Revelation, 9:20-21)</text:span></text:p>
      <text:p text:style-name="P25"><text:span text:style-name="T80">The Lord is not slow in keeping His Promise, as some understand slowness. He </text:span><text:span text:style-name="T82">[God]</text:span><text:span text:style-name="T80"> is patient with you [gives you time], </text:span><text:span text:style-name="T82">not wanting anyone to perish, but everyone to come to repentance</text:span><text:span text:style-name="T80">. But the day of the Lord will come [suddenly]... The heavens will disappear with a roar; the elements will be destroyed by fire, and the earth and everything in it will be laid bare. (2 Peter, 3:9-10)</text:span></text:p>
      <text:p text:style-name="P25"><text:span text:style-name="T80">Yet I hold this against you: You have forsaken your first love. Remember the height from which you have fallen! </text:span><text:span text:style-name="T82">Repent and do the things you did at first</text:span><text:span text:style-name="T80">... (Revelation, 2:4-5)</text:span></text:p>
      <text:p text:style-name="P25"><text:span text:style-name="T80">Those whom I love I rebuke and discipline. </text:span><text:span text:style-name="T82">So be earnest, and repent</text:span><text:span text:style-name="T80">. (Revelation, 3:19)</text:span></text:p>
      <text:p text:style-name="P25"><text:span text:style-name="T82">Godly sorrow brings repentance that leads to salvation and leaves no regret</text:span><text:span text:style-name="T80">, but worldly sorrow brings death [torments of hell]. See what this godly sorrow has produced in you: what earnestness, what eagerness to clear yourselves, what indignation, what alarm, what longing, what concern, what readiness to see justice done. At every point you have proved yourselves to be innocent in this matter. (2 Corinthians, 7:10-11)</text:span></text:p>
      <text:p text:style-name="P25"><text:span text:style-name="T80">In the same way, I tell you, </text:span><text:span text:style-name="T82">there is rejoicing in the presence of the angels of God over one sinner who repents.</text:span><text:span text:style-name="T80"> (Luke, 15:10)</text:span></text:p>
      <text:p text:style-name="P25"><text:span text:style-name="T80">... </text:span><text:span text:style-name="T82">Not laying again the foundation of repentance from acts that lead to death [that leads to the torments of hell],</text:span><text:span text:style-name="T80"> and of faith in God... the laying on of hands, the resurrection of the dead, and eternal judgment. And God permitting, we will do so. It is impossible for those who have once </text:span><text:soft-page-break/><text:span text:style-name="T80">been enlightened, who have tasted the heavenly gift... who have tasted the goodness of the word of God and the powers of the coming age, </text:span><text:span text:style-name="T82">if they fall away, to be brought back to repentance</text:span><text:span text:style-name="T80">... over again and subjecting him to public disgrace. (Hebrews, 6:1-6)</text:span></text:p>
      <text:p text:style-name="P13"/>
      <text:h text:style-name="P122" text:outline-level="2">Not to Profligate</text:h>
      <text:p text:style-name="P25"><text:span text:style-name="T80">When they had all had enough to eat, he said to his disciples, </text:span><text:span text:style-name="T82">"Gather the pieces that are left over. Let nothing be wasted."</text:span><text:span text:style-name="T80"> So they gathered them and filled twelve baskets with the pieces of the five barley loaves left over by those who had eaten. After the people saw the miraculous sign that Jesus did, they began to say, "Surely this is the Prophet who is to come into the world." (John, 6:12-14)</text:span></text:p>
      <text:p text:style-name="P13"/>
      <text:h text:style-name="P122" text:outline-level="2">To Greet First When Entering Houses</text:h>
      <text:p text:style-name="P97"><text:span text:style-name="T1">When you enter a house, first say, 'Peace to this house.'</text:span> If a man of peace is there, your peace will rest on him; if not, it will return to you. (Luke, 10:5-6)</text:p>
      <text:p text:style-name="P86"><text:span text:style-name="T1">As you enter the home, give it your greeting.</text:span> If the home is deserving, let your peace rest on it; if it is not, let your peace return to you. (Matthew, 10:12-13)</text:p>
      <text:p text:style-name="P25"><text:span text:style-name="T80">... </text:span><text:span text:style-name="T82">Jesus came and stood among them and said, "Peace be with you!"</text:span><text:span text:style-name="T80">... Again Jesus said, "Peace be with you!... (John, 20:19-21)</text:span></text:p>
      <text:p text:style-name="P96"/>
      <text:h text:style-name="P121" text:outline-level="2">To Use the Phrase: If God Wills </text:h>
      <text:p text:style-name="P25"><text:span text:style-name="T80">Now listen, you who say, "Today or tomorrow we will go to this or that city, spend a year there, carry on business and make money." Why, you do not even know what will happen tomorrow. What is your life? You are a mist that appears for a little while and then vanishes. Instead, </text:span><text:span text:style-name="T82">you ought to say, "If it is the Lord's Will, we will live and do this or that." </text:span><text:span text:style-name="T80">(James, 4:13-15)</text:span></text:p>
      <text:p text:style-name="P25"><text:span text:style-name="T80">... Let us go on unto perfection... </text:span><text:span text:style-name="T82">And God permitting, we will do so. </text:span><text:span text:style-name="T80">(Hebrews, 6:1, 3)</text:span></text:p>
      <text:p text:style-name="P12"/>
      <text:h text:style-name="P122" text:outline-level="2">The Unity of Believers </text:h>
      <text:p text:style-name="P25"><text:span text:style-name="T80">I appeal to you, </text:span><text:span text:style-name="T82">brothers... that all of you agree with one another so that there may be no divisions among you and that you may be perfectly united in mind and thought</text:span><text:span text:style-name="T80">. (1 Corinthians, 1:10) </text:span></text:p>
      <text:p text:style-name="P86">But instead, <text:span text:style-name="T1">one brother goes to law against another—and this in front of unbelievers! The very fact that you have lawsuits among you means you have </text:span><text:soft-page-break/><text:span text:style-name="T1">been completely defeated already. </text:span>Why not rather be wronged? Why not rather be cheated? Instead, you yourselves cheat and do wrong, and you do this to your brothers. (1 Corinthians, 6:6-8)</text:p>
      <text:p text:style-name="P25"><text:span text:style-name="T82">There is neither Jew nor Greek, slave nor free, male nor female, for you are all one in [your devotion to] Christ Jesus [for God's good pleasure].</text:span><text:span text:style-name="T80"> (Galatians, 3:28)</text:span></text:p>
      <text:p text:style-name="P25"><text:span text:style-name="T82">Let us not give up meeting together,</text:span><text:span text:style-name="T80"> as some are in the habit of doing, but let us encourage one another and all the more as you see the Day approaching. (Hebrews, 10:25)</text:span></text:p>
      <text:p text:style-name="P86">... Whatever happens, conduct yourselves in a manner worthy of the Gospel of Christ. Then, whether I come and see you or only hear about you in my absence, <text:span text:style-name="T1">I will know that you stand firm in one spirit, contending as one man for the faith of the Gospel without being frightened in any way by those who oppose you. This is a sign to them that they will be destroyed, but that you will be saved—and that by God [the law of God]. </text:span>(Philippians, 1:27-28)</text:p>
      <text:p text:style-name="P25"><text:span text:style-name="T80">[Jesus:] "</text:span><text:span text:style-name="T82">He who is not with me [for God's good pleasure] is against me</text:span><text:span text:style-name="T80">, and he who does not gather with me, scatters." (Luke, 11:23)</text:span></text:p>
      <text:p text:style-name="P25"><text:span text:style-name="T80">Jesus knew their thoughts and said to them, </text:span><text:span text:style-name="T82">"Every country divided against itself will be ruined, and every city or household divided against itself will not stand."</text:span><text:span text:style-name="T80"> (Matthew, 12:25; Luke 11:17; Mark 9:39)</text:span></text:p>
      <text:p text:style-name="P25"><text:span text:style-name="T80">... "I tell you that anyone who is angry with his brother will be subject to judgment. Again, anyone who says to his brother, [an offending word]... anyone who says, 'You fool!' will be in danger of the fire of hell. "Therefore, if you... </text:span><text:span text:style-name="T82">remember that your brother has something against you... first go and be reconciled to your brother;</text:span><text:span text:style-name="T80"> then come and offer your gift." (Matthew, 5:21-24)</text:span></text:p>
      <text:p text:style-name="P25"><text:span text:style-name="T80">Who are my mother and my brothers?" he [Jesus] asked. Then he looked at those seated in a circle around him and said, </text:span><text:span text:style-name="T82">"Here are my mother and my brothers! Whoever does God's will is my brother and sister and mother." </text:span><text:span text:style-name="T80">(Mark, 3:33-35)</text:span></text:p>
      <text:p text:style-name="P25"><text:span text:style-name="T80">Be completely humble and gentle; </text:span><text:span text:style-name="T82">be patient, bearing with one another in love. (</text:span><text:span text:style-name="T80">Ephesians, 4:2)</text:span></text:p>
      <text:p text:style-name="P25"><text:span text:style-name="T80">You, my brothers, were called to be free. But do not use your freedom to indulge the sinful nature; rather, </text:span><text:span text:style-name="T82">serve one another in love.</text:span><text:span text:style-name="T80"> The entire law is summed up in a single command: "Love your neighbor as yourself." </text:span><text:span text:style-name="T82">If you keep on biting and devouring each other, watch out or you will be destroyed by each other. </text:span><text:span text:style-name="T80">(Galatians, 5:13-15)</text:span></text:p>
      <text:p text:style-name="P25"><text:span text:style-name="T80">My purpose is that they may be encouraged in heart </text:span><text:span text:style-name="T82">and united in love,</text:span><text:span text:style-name="T80"> so that they may have the full riches of complete understanding, in order that they may know the mystery of God... <text:s/>in whom are hidden all the treasures of wisdom and knowledge. (Colossians, 2:2-3)</text:span></text:p>
      <text:p text:style-name="P25"><text:soft-page-break/><text:span text:style-name="T80">So Jesus called them [teachers of religious law] and spoke to them in parables: "... </text:span><text:span text:style-name="T82">If a country is divided against itself, that country cannot stand. If a house is divided against itself, that house cannot stand</text:span><text:span text:style-name="T80">... In fact, no one can enter a strong man's house and carry off his possessions ..." (Mark, 3:23-27)</text:span></text:p>
      <text:p text:style-name="P25"><text:span text:style-name="T80">Now Jesus' mother and brothers came to see him, but they were not able to get near him because of the crowd. Someone told him, "Your mother and brothers are standing outside, wanting to see you." </text:span><text:span text:style-name="T82">He replied, "My mother and brothers are those who hear God's word and put it into practice.</text:span><text:span text:style-name="T80">" (Luke, 8:19-21)</text:span></text:p>
      <text:p text:style-name="P25"><text:span text:style-name="T86">"Do not stop him," Jesus said, </text:span><text:span text:style-name="T87">"for whoever is not against you is for you."</text:span><text:span text:style-name="T86"> (Luke, 9:50)</text:span></text:p>
      <text:p text:style-name="P25"><text:span text:style-name="T82">... And we ought to lay down our lives [for God's good pleasure] for our brothers.</text:span><text:span text:style-name="T80"> (1 John, 3:16)</text:span></text:p>
      <text:p text:style-name="P13"/>
      <text:h text:style-name="P122" text:outline-level="2">Entrusting to Reliable Men</text:h>
      <text:p text:style-name="P25"><text:span text:style-name="T82">Whoever can be trusted with very little can also be trusted with much, and whoever is dishonest with very little will also be dishonest with much. </text:span><text:span text:style-name="T80">So if you have not been trustworthy in handling worldly wealth, who will trust you with true riches? And if you have not been trustworthy with someone else's property, who will give you property of your own? (Luke, 16:10-12)</text:span></text:p>
      <text:p text:style-name="P25"><text:span text:style-name="T80">And the things you have heard me say in the presence of many witnesses </text:span><text:span text:style-name="T82">entrust to reliable men who will also be qualified to teach others.</text:span><text:span text:style-name="T80"> Endure hardship with us like a good soldier [disciple, follower] of Christ Jesus. (2 Timothy, 2:2-3)</text:span></text:p>
      <text:p text:style-name="P12">Do not give dogs what is sacred; do not throw your pearls to pigs. If you do, they may trample them under their feet, and then turn and tear you to pieces. (Matthew, 7:6)</text:p>
      <text:p text:style-name="P96"/>
      <text:h text:style-name="P121" text:outline-level="2">Ruling Justly</text:h>
      <text:p text:style-name="P25"><text:span text:style-name="T80">Woe to you...! You give a tenth of your spices—mint, dill and cummin. </text:span><text:span text:style-name="T82">But you have neglected the more important matters of the law [God's commandments]—justice,</text:span><text:span text:style-name="T80"> mercy and faithfulness. You should have practiced the latter, without neglecting the former. (Matthew, 23:23; Luke 11:42)</text:span></text:p>
      <text:p text:style-name="P25"><text:span text:style-name="T82">Stop judging by mere appearances, and make a right judgment. </text:span><text:span text:style-name="T80">(John, 7:24)</text:span></text:p>
      <text:p text:style-name="P25"><text:span text:style-name="T82">Masters, provide your slaves with what is right and fair... </text:span><text:span text:style-name="T80">(Colossians, 4:1)</text:span></text:p>
      <text:p text:style-name="P25"><text:span text:style-name="T80">"Why do you call me good?" Jesus answered. "No one is good—except God alone. You know the commandments: 'Do not murder, do not commit adultery, do not steal, do </text:span><text:span text:style-name="T82">not give false testimony, do not defraud</text:span><text:span text:style-name="T80">, honor your father and mother." (Mark, 10:18-19)</text:span></text:p>
      <text:p text:style-name="P86"><text:soft-page-break/>... For in the same way you judge others, you will be judged [in the hereafter], and with the measure you use, it will be measured to you. (Matthew, 7:1-2)</text:p>
      <text:p text:style-name="P25"><text:span text:style-name="T82">Who through faith conquered countries, administered justice,</text:span><text:span text:style-name="T80"> and gained what was promised; who shut the mouths of lions. (Hebrews, 11:33)</text:span></text:p>
      <text:p text:style-name="P25"><text:span text:style-name="T80">Rather </text:span><text:span text:style-name="T82">he must be</text:span><text:span text:style-name="T80"> hospitable, one who loves what is good, sensible,</text:span><text:span text:style-name="T82"> just</text:span><text:span text:style-name="T80">, devout, self-controlled. (Titus, 1:8)</text:span></text:p>
      <text:p text:style-name="P25"><text:span text:style-name="T82">You are witnesses</text:span><text:span text:style-name="T80">, and so is God, of how holy, </text:span><text:span text:style-name="T82">justly</text:span><text:span text:style-name="T80"> and blameless we were among you who believed. (1 Thessalonians, 2:10)</text:span></text:p>
      <text:p text:style-name="P25"><text:span text:style-name="T80">My brothers...</text:span><text:span text:style-name="T82"> don't show favoritism</text:span><text:span text:style-name="T80">. Suppose a man comes into your meeting wearing a gold ring and fine clothes, and a poor man in shabby clothes also comes in. If you show special attention to the man wearing fine clothes and say, "Here's a good seat for you," but say to the poor man, "You stand there" or "Sit on the floor by my feet," </text:span><text:span text:style-name="T82">have you not discriminated among yourselves and become judges with evil thoughts? </text:span><text:span text:style-name="T80">(James, 2:1-4) </text:span></text:p>
      <text:p text:style-name="P25"><text:span text:style-name="T80">... </text:span><text:span text:style-name="T82">You rule with a scepter of justice</text:span><text:span text:style-name="T80">. You have loved righteousness and hated wickedness... (Hebrews, 1:8-9)</text:span></text:p>
      <text:p text:style-name="P25"><text:span text:style-name="T80">"Here is my servant whom I have chosen, the one I love, in whom I delight... </text:span><text:span text:style-name="T82">and he will proclaim justice to the nations</text:span><text:span text:style-name="T80">... A bruised reed he will not break, and a smoldering wick he will not snuff out, till he leads justice to victory... (Matthew, 12:18-20)</text:span></text:p>
      <text:p text:style-name="P25"><text:span text:style-name="T82">He [Moses] saw one of them being mistreated</text:span><text:span text:style-name="T80">... so he went to his defense... The next day Moses came upon two Israelites who were fighting. He tried to reconcile them by saying, '</text:span><text:span text:style-name="T82">Men, you are brothers; Why do you wrong each other?'' </text:span><text:span text:style-name="T80">(Acts, 7:24-26)</text:span></text:p>
      <text:p text:style-name="P25"><text:span text:style-name="T80">[Jesus:] "</text:span><text:span text:style-name="T82">You judge by human standards;</text:span><text:span text:style-name="T80"> I pass judgment on no one. </text:span><text:span text:style-name="T82">But if I do judge, my decisions are right</text:span><text:span text:style-name="T80">..." (John, 8:15-16)</text:span></text:p>
      <text:p text:style-name="P25"><text:span text:style-name="T82">But if you show favoritism, you sin</text:span><text:span text:style-name="T80"> and are convicted by the Law [The Holy Book] as lawbreakers. (James, 2:9)</text:span></text:p>
      <text:p text:style-name="P25"><text:span text:style-name="T80">God "will give to each person according to what he has done." To those who by persistence in doing good seek glory, honor and immortality, he will give eternal life [heaven]. But for those who are self-seeking and </text:span><text:span text:style-name="T82">who reject the truth and follow evil, there will be wrath and anger.</text:span><text:span text:style-name="T80"> (Romans, 2:6-8)</text:span></text:p>
      <text:p text:style-name="P25"><text:span text:style-name="T82">Anyone who does wrong will be repaid for his wrong, </text:span><text:span text:style-name="T80">and there is no favoritism. (Colossians, 3:25)</text:span></text:p>
      <text:p text:style-name="P25"><text:span text:style-name="T82">They will be paid back with harm for the harm they have done... </text:span><text:span text:style-name="T80">(2 Peter, 2:13)</text:span></text:p>
      <text:p text:style-name="P25"><text:span text:style-name="T80">... I charge you, in the Sight of God and Christ Jesus and the elect angels, </text:span><text:span text:style-name="T82">to keep these </text:span><text:soft-page-break/><text:span text:style-name="T82">instructions without partiality, and to do nothing out of favoritism</text:span><text:span text:style-name="T80">... do not share in the sins of others. Keep yourself pure. (1 Timothy, 5:20-22)</text:span></text:p>
      <text:p text:style-name="P25"><text:span text:style-name="T80">Make room for us in your hearts. We </text:span><text:span text:style-name="T82">have wronged no one, </text:span><text:span text:style-name="T80">we have corrupted no one, we have exploited no one. (2 Corinthians, 7:2)</text:span></text:p>
      <text:p text:style-name="P25"><text:span text:style-name="T80">They came to him and said, "Teacher, we know you are a man of integrity. </text:span><text:span text:style-name="T82">You aren't swayed by men, because you pay no attention to who they are;</text:span><text:span text:style-name="T80"> but you teach the way of God in accordance with the truth. Is it right to pay taxes to Caesar or not? (Mark, 12:14; Matthew 22:16)</text:span></text:p>
      <text:p text:style-name="P12"/>
      <text:h text:style-name="P122" text:outline-level="2">Abstaining from Evil</text:h>
      <text:p text:style-name="P25"><text:span text:style-name="T82">Do not repay anyone evil for evil.</text:span><text:span text:style-name="T80"> Be careful to do what is light in the eyes of everybody. If it is possible, as far as it depends on you, live at peace with everyone. Do not take revenge, my friends, but leave room for God's wrath, for it is written: "It is mine to avenge; I will repay," says the Lord. On the contrary: "If your enemy is hungry, feed him; if he is thirsty, give him something to drink. In doing this, you will heap burning coals on his head." </text:span><text:span text:style-name="T82">Do not be overcome by evil, but overcome evil with good.</text:span><text:span text:style-name="T80"> (Romans, 12:17-21)</text:span></text:p>
      <text:p text:style-name="P25"><text:span text:style-name="T82">Get rid of all bitterness, rage and anger, brawling and slander, along with every form of malice.</text:span><text:span text:style-name="T80"> Be kind and compassionate to one another, forgiving each other... (Ephesians, 4:31-32)</text:span></text:p>
      <text:p text:style-name="P25"><text:span text:style-name="T80">If it is encouraging, let him encourage; if it is contributing to the needs of others, let him give generously; if it is leadership, let him govern diligently; if it is showing mercy, let him do it cheerfully. Love must be sincere. </text:span><text:span text:style-name="T82">Hate what is evil; </text:span><text:span text:style-name="T80">cling to what is good. (Romans, 12:8-9)</text:span></text:p>
      <text:p text:style-name="P25"><text:span text:style-name="T80">Therefore, </text:span><text:span text:style-name="T82">get rid of all moral filth and the evil that is so prevalent</text:span><text:span text:style-name="T80"> and humbly accept the word planted in you, which can save you. (James, 1:21)</text:span></text:p>
      <text:p text:style-name="P86"><text:span text:style-name="T1">Do not repay evil with evil or insult with insult, but with blessing,</text:span> because to this you were called so that you may inherit a blessing. (1 Peter, 3:9)</text:p>
      <text:p text:style-name="P25"><text:span text:style-name="T82">Love does no harm to its neighbor. </text:span><text:span text:style-name="T80">Therefore love is the fulfillment of the law [God's commandments]. (Romans, 13:10)</text:span></text:p>
      <text:p text:style-name="P25"><text:span text:style-name="T80">Therefore let us keep the Festival, </text:span><text:span text:style-name="T82">not with the old yeast, the yeast of malice and wickedness,</text:span><text:span text:style-name="T80"> but with bread without yeast, the bread of sincerity and truth. (1 Corinthians, 5:8)</text:span></text:p>
      <text:p text:style-name="P25"><text:span text:style-name="T80">And we urge you, brothers, warn those who are idle, encourage the timid, help the weak, be patient with everyone. </text:span><text:span text:style-name="T82">Make sure that nobody pays back wrong for wrong</text:span><text:span text:style-name="T80">, but always try to be kind to each other and to everyone else. Be joyful always; pray continually; give thanks in all circumstances, for this is God's will for you... (1 Thessalonians, 5:14-18)</text:span></text:p>
      <text:p text:style-name="P25"><text:span text:style-name="T80">Test everything. Hold on to the good. </text:span><text:span text:style-name="T82">Avoid every kind of evil. </text:span><text:span text:style-name="T80">(1 Thessalonians, 5:21-22)</text:span></text:p>
      <text:p text:style-name="P25"><text:soft-page-break/><text:span text:style-name="T80">Who have wandered away from the truth; they say that the resurrection has already taken place, and they destroy the faith of some. Nevertheless, God's solid foundation stands firm, sealed with this inscription: "The Lord knows those who are His," and, </text:span><text:span text:style-name="T82">"Everyone who confesses the name of the Lord must turn away from wickedness."</text:span><text:span text:style-name="T80"> (2 Timothy, 2:18-19)</text:span></text:p>
      <text:p text:style-name="P25"><text:span text:style-name="T82">He must turn from evil and do good; </text:span><text:span text:style-name="T80">he must seek peace and pursue it. For the Eyes of the Lord [the Help of God] are on the righteous and His Ears are attentive to their prayer [God accepts the prayers of the righteous ones], but the... Lord is against those who do evil." (1 Peter, 3:11-12)</text:span></text:p>
      <text:p text:style-name="P25"><text:span text:style-name="T80">Love is patient, love is kind. It does not envy, it does not boast, it is not proud. It is not rude, it is not self-seeking, it is not easily angered, </text:span><text:span text:style-name="T82">it keeps no record of wrongs</text:span><text:span text:style-name="T80">. Love does not delight in evil but rejoices with the truth. Always protects, always trusts, always hopes, always perseveres. (1 Corinthians, 13:4-7)</text:span></text:p>
      <text:p text:style-name="P25"><text:span text:style-name="T80">What causes fights and quarrels among you? Don't they come from your desires that battle within you? You want something but don't get it. You kill and covet, but you cannot have what you want. You quarrel and fight. You do not have, because you do not ask God. When you ask, you do not receive, </text:span><text:span text:style-name="T82">because you ask with wrong motives, that you may spend what you get on your pleasures.</text:span><text:span text:style-name="T80"> You adulterous people, don't you know that friendship with the world is hatred toward God? Anyone who chooses to be a friend of the world becomes an enemy of God. (James, 4:1-4)</text:span></text:p>
      <text:p text:style-name="P16"/>
      <text:h text:style-name="P122" text:outline-level="2">Doing Good Deeds</text:h>
      <text:p text:style-name="P25"><text:span text:style-name="T82">And do not forget to do good</text:span><text:span text:style-name="T80"> and to share with others, for with such sacrifices God is pleased. (Hebrews, 13:16)</text:span></text:p>
      <text:p text:style-name="P25"><text:span text:style-name="T80">And we urge you, brothers... Make sure that nobody pays back wrong for wrong, </text:span><text:span text:style-name="T82">but always try to be kind to each other and to everyone else.</text:span><text:span text:style-name="T80"> (1 Thessalonians, 5:14-15) </text:span></text:p>
      <text:p text:style-name="P25"><text:span text:style-name="T82">Bless those who persecute you; bless</text:span><text:span text:style-name="T80"> and do not curse. (Romans, 12:14)</text:span></text:p>
      <text:p text:style-name="P97">Dear friend, <text:span text:style-name="T1">do not imitate what is evil but what is good. Anyone who does what is good is [the one who acts in compliant with the approval of God] from God</text:span>... (3 John, 1:11)</text:p>
      <text:p text:style-name="P86"><text:span text:style-name="T1">And let us consider how we may spur one another on toward love and good deeds.</text:span> (Hebrews, 10:24) </text:p>
      <text:p text:style-name="P25"><text:span text:style-name="T80">Therefore, as we have opportunity, </text:span><text:span text:style-name="T82">let us do good to all people, especially to those who belong to the family of believers.</text:span><text:span text:style-name="T80"> (Galatians, 6:10)</text:span></text:p>
      <text:p text:style-name="P25"><text:span text:style-name="T80">[Jesus:] "But I tell you who hear me: Love your enemies, </text:span><text:span text:style-name="T82">do good to those who hate you, bless those who curse you</text:span><text:span text:style-name="T80">, pray for those who mistreat you." (Luke, 6:27-28) </text:span></text:p>
      <text:p text:style-name="P25"><text:span text:style-name="T80">[Jesus:] Give to everyone who asks you, and if anyone takes what belongs to you, do not demand it </text:span><text:soft-page-break/><text:span text:style-name="T80">back. </text:span><text:span text:style-name="T82">Do to others as you would have them do to you</text:span><text:span text:style-name="T80">. "If you love those who love you, what credit is that to you? Even 'sinners' love those who love them. </text:span><text:span text:style-name="T82">And if you do good to those who are good to you, what credit is that to you?</text:span><text:span text:style-name="T80"> Even 'sinners' do that... But love your enemies, </text:span><text:span text:style-name="T82">do good to them</text:span><text:span text:style-name="T80">, and lend to them without expecting to get anything back. Then your reward will be great... (Luke, 6:30-35)</text:span></text:p>
      <text:p text:style-name="P25"><text:span text:style-name="T80">"</text:span><text:span text:style-name="T82">No good tree bears bad fruit</text:span><text:span text:style-name="T80">, nor does a bad tree bear good fruit. Each tree is recognized by its own fruit. People do not pick figs from thornbushes, or grapes from briers. </text:span><text:span text:style-name="T82">The good man brings good things out of the good stored up in his heart</text:span><text:span text:style-name="T80">, and the evil man brings evil things out of the evil stored up in his heart. For out of the overflow of his heart his mouth speaks. (Luke, 6:43-45; Matthew, 12:33-35)</text:span></text:p>
      <text:p text:style-name="P25"><text:span text:style-name="T80">And as for you, brothers, </text:span><text:span text:style-name="T82">never tire of doing what is right</text:span><text:span text:style-name="T80">... (2 Thessalonians, 3:13)</text:span></text:p>
      <text:p text:style-name="P25"><text:span text:style-name="T82">For it is God's will that by doing good you should silence the ignorant talk of foolish men</text:span><text:span text:style-name="T80">. Live as free men, but do not use your freedom as a cover-up for evil; live as servants of God. Show proper respect to everyone: Love the brotherhood of believers, fear God... (1 Peter, 2:15-17)</text:span></text:p>
      <text:p text:style-name="P25"><text:span text:style-name="T80">... For, "Whoever would love life and see good days must keep his tongue from evil and his lips from deceitful speech. He must turn from evil and </text:span><text:span text:style-name="T82">do good; he must seek peace and pursue it</text:span><text:span text:style-name="T80">. For the eyes of the Lord [the mercy and help of God] are on the righteous... (1 Peter, 3:10-12)</text:span></text:p>
      <text:p text:style-name="P25"><text:span text:style-name="T80">And come out—</text:span><text:span text:style-name="T82">those who have done good will rise to live [to live the endless life of paradise]</text:span><text:span text:style-name="T80">, and those who have done evil will rise to be condemned [to suffer the torment in the hell]. (John, 5:29)</text:span></text:p>
      <text:p text:style-name="P25"><text:span text:style-name="T80">... </text:span><text:span text:style-name="T82">Jesus... went around doing good</text:span><text:span text:style-name="T80"> and healing all who were under the power of the devil, because God was with him. (Acts, 10:37-38)</text:span></text:p>
      <text:p text:style-name="P25"><text:span text:style-name="T80">Love must be sincere. Hate what is evil; </text:span><text:span text:style-name="T82">cling to what is good.</text:span><text:span text:style-name="T80"> (Romans, 12:9)</text:span></text:p>
      <text:p text:style-name="P25"><text:span text:style-name="T80">Because you know that </text:span><text:span text:style-name="T82">the Lord will reward everyone for whatever good he does</text:span><text:span text:style-name="T80">, whether he is slave or free. (Ephesians, 6:8)</text:span></text:p>
      <text:p text:style-name="P25"><text:span text:style-name="T80">Each of us </text:span><text:span text:style-name="T82">should please his neighbor [for God's good pleasure] for his good</text:span><text:span text:style-name="T80">, to build him up. (Romans, 15:2)</text:span></text:p>
      <text:p text:style-name="P25"><text:span text:style-name="T80">We work hard with our own hands. </text:span><text:span text:style-name="T82">When we are cursed, we bless</text:span><text:span text:style-name="T80">; when we are persecuted, we endure it. (1 Corinthians, 4:12)</text:span></text:p>
      <text:p text:style-name="P25"><text:span text:style-name="T82">He must turn from evil and do good</text:span><text:span text:style-name="T80">; he must seek peace and pursue it. (1 Peter, 3:11)</text:span></text:p>
      <text:p text:style-name="P25"><text:span text:style-name="T82">Who is going to harm you if you are eager to do good? </text:span><text:span text:style-name="T80">But even if you should suffer for what is right, you are blessed. "Do not fear what they fear; do not be frightened."... Always be prepared to give an answer to everyone who asks you to give the reason for the hope that you have. But do this with gentleness and respect, keeping a clear conscience... (1 Peter, 3:13-16)</text:span></text:p>
      <text:p text:style-name="P25"><text:soft-page-break/><text:span text:style-name="T80">But if a widow has children or grandchildren, these should learn first of all to </text:span><text:span text:style-name="T82">put their religion into practice by caring for their own family and so repaying their parents and grandparents, for this is pleasing to God</text:span><text:span text:style-name="T80">. (1 Timothy, 5:4)</text:span></text:p>
      <text:p text:style-name="P25"><text:span text:style-name="T80">Command those who are rich in this present world not to be arrogant nor to put their hope in wealth, which is so uncertain, but to put their hope in God, who richly provides us with everything for our enjoyment. </text:span><text:span text:style-name="T82">Command them to do good, to be rich in good deeds, and to be generous and willing to share</text:span><text:span text:style-name="T80">. In this way they will lay up treasure for themselves as a firm foundation for the coming age, so that they may take hold of the life that is truly life. (1 Timothy, 6:17-19)</text:span></text:p>
      <text:p text:style-name="P25"><text:span text:style-name="T80">But how is it to your credit if you receive a beating for doing wrong and endure it? But </text:span><text:span text:style-name="T82">if you suffer for doing good and you endure it, this is commendable before God</text:span><text:span text:style-name="T80">. (1 Peter, 2:20)</text:span></text:p>
      <text:p text:style-name="P25"><text:span text:style-name="T80">Therefore, as God's chosen people [faithful servants], holy and dearly loved, </text:span><text:span text:style-name="T82">clothe yourselves with</text:span><text:span text:style-name="T80"> compassion, </text:span><text:span text:style-name="T82">kindness</text:span><text:span text:style-name="T80">, humility, gentleness and patience. (Colossians, 3:12)</text:span></text:p>
      <text:p text:style-name="P25"><text:span text:style-name="T80">But because of your stubbornness and your unrepentant heart, you are storing up wrath against yourself for the day of God's Wrath, when His righteous judgment will be revealed. God "will give to each person according to what he has done." </text:span><text:span text:style-name="T82">To those who by persistence in doing good seek glory, honor and immortality, He will give eternal life [in paradise]</text:span><text:span text:style-name="T80">. But for those who are self-seeking and who reject the truth and follow evil, there will be wrath and anger. There will be trouble and distress for every human being who does evil... </text:span><text:span text:style-name="T82">but glory, honor and peace for everyone who does good</text:span><text:span text:style-name="T80">... (Romans, 2:5-10)</text:span></text:p>
      <text:p text:style-name="P25"><text:span text:style-name="T82">I myself am convinced</text:span><text:span text:style-name="T80">, my brothers, t</text:span><text:span text:style-name="T82">hat you yourselves are full of goodness</text:span><text:span text:style-name="T80">, complete in knowledge and competent to instruct one another. (Romans, 15:14)</text:span></text:p>
      <text:p text:style-name="P25"><text:span text:style-name="T80">Everyone has heard about your obedience, so I am full of joy over you; but </text:span><text:span text:style-name="T82">I want you to be wise about what is good</text:span><text:span text:style-name="T80">, and innocent about what is evil (Romans, 16:19)</text:span></text:p>
      <text:p text:style-name="P25"><text:span text:style-name="T80">For </text:span><text:span text:style-name="T82">the fruit of the light consists in all goodness, righteousness and truth</text:span><text:span text:style-name="T80"> and find out what pleases the Lord. Have nothing to do with the fruitless deeds of darkness, but rather expose them. For it is shameful even to mention what the disobedient do in secret. (Ephesians, 5:9-12)</text:span></text:p>
      <text:p text:style-name="P25"><text:span text:style-name="T80">I would have liked to keep him with me so that he could take your place in helping me while I am in chains for the Gospel. But I did not want to do anything without your consent, </text:span><text:span text:style-name="T82">so that any favor you do will be spontaneous and not forced</text:span><text:span text:style-name="T80">. (Philemon, 1:13-14)</text:span></text:p>
      <text:p text:style-name="P25"><text:span text:style-name="T80">Like Sarah, who obeyed Abraham and called him her master. You are her daughters </text:span><text:span text:style-name="T82">if you do what is right and do not give way to fear</text:span><text:span text:style-name="T80">. (1 Peter, 3:6)</text:span></text:p>
      <text:p text:style-name="P25"><text:span text:style-name="T80">So then, those who suffer according to God's Will should </text:span><text:span text:style-name="T82">commit themselves to their faithful Creator and continue to do good</text:span><text:span text:style-name="T80">. (1 Peter, 4:19)</text:span></text:p>
      <text:p text:style-name="P25"><text:span text:style-name="T80">With this in mind, </text:span><text:span text:style-name="T82">we constantly pray for you</text:span><text:span text:style-name="T80">, that our God may count you worthy of His calling, </text:span><text:soft-page-break/><text:span text:style-name="T80">and </text:span><text:span text:style-name="T82">that by His power He may fulfill every good purpose</text:span><text:span text:style-name="T80"> </text:span><text:span text:style-name="T82">of yours</text:span><text:span text:style-name="T80"> and every act prompted by your faith. (2 Thessalonians, 1:11)</text:span></text:p>
      <text:p text:style-name="P25"><text:span text:style-name="T80">Rather, as servants of God </text:span><text:span text:style-name="T82">we commend ourselves in every way:</text:span><text:span text:style-name="T80"> in great endurance; in troubles, hardships and distresses; in beatings, imprisonments and riots; in hard work, sleepless nights and hunger; in purity, understanding, patience and </text:span><text:span text:style-name="T82">kindness... and in sincere love</text:span><text:span text:style-name="T80">; in truthful speech and in the power of God; with weapons of righteousness in the right hand and in the left... (2 Corinthians, 6:4-8)</text:span></text:p>
      <text:p text:style-name="P25"><text:span text:style-name="T80">"Honor your father and mother"—which is the first commandment with a promise—"</text:span><text:span text:style-name="T82">that it may go well with you </text:span><text:span text:style-name="T80">and that you may enjoy long life on the earth." (Ephesians, 6:2-3)</text:span></text:p>
      <text:p text:style-name="P25"><text:span text:style-name="T82">I am saying this for your own good</text:span><text:span text:style-name="T80">, not to restrict you, but that you may live in a right way in undivided devotion to the Lord. (1 Corinthians, 7:35)</text:span></text:p>
      <text:p text:style-name="P25"><text:span text:style-name="T80">In Joppa there was a disciple named Tabitha... </text:span><text:span text:style-name="T82">who was always doing good and helping the poor</text:span><text:span text:style-name="T80">. (Acts, 9:36)</text:span></text:p>
      <text:p text:style-name="P25"><text:span text:style-name="T80">The men replied, "We have come from Cornelius the centurion. He is </text:span><text:span text:style-name="T82">a righteous and God-fearing man, who is respected</text:span><text:span text:style-name="T80"> by all the Jewish people"... (Acts, 10:22) </text:span></text:p>
      <text:p text:style-name="P12"/>
      <text:h text:style-name="P122" text:outline-level="2">Abstaining from Hypocrisy and Showing-off</text:h>
      <text:p text:style-name="P25"><text:span text:style-name="T82">Be careful not to do your 'acts of righteousness' before men, to be seen by them.</text:span><text:span text:style-name="T80"> If you do, you will have no reward from your Lord... (Matthew, 6:1)</text:span></text:p>
      <text:p text:style-name="P25"><text:span text:style-name="T80">... </text:span><text:span text:style-name="T82">So when you give to the needy, do not announce it with trumpets, as the hypocrites do... to be honored by men. </text:span><text:span text:style-name="T80">I tell you the truth, they have received their reward in full. </text:span><text:span text:style-name="T82">But when you give to the needy, do not let your left hand know what your right hand is doing</text:span><text:span text:style-name="T80">, so that your giving may be in secret. Then... [God] Who sees what is done in secret, will reward you. (Matthew, 6:2-4)</text:span></text:p>
      <text:p text:style-name="P25"><text:span text:style-name="T82">And when you pray, do not be like the hypocrites, for they love to pray standing... on the street corners to be seen by men.</text:span><text:span text:style-name="T80"> I tell you the truth, they have received their reward in full. (Matthew, 6:5)</text:span></text:p>
      <text:p text:style-name="P25"><text:span text:style-name="T80">Then Jesus said to the crowds and to his disciples: "... So you must obey them and do everything they tell you. </text:span><text:span text:style-name="T82">But do not do what they do, for they do not practice what they preach. </text:span><text:span text:style-name="T80">They tie up heavy loads and put them on men's shoulders, but they themselves are not willing to lift a finger to move them. "</text:span><text:span text:style-name="T82">Everything they do is done for men to see</text:span><text:span text:style-name="T80">..." (Matthew, 23:1-5) </text:span></text:p>
      <text:p text:style-name="P86">[Jesus:] "Woe to you... you hypocrites! You are like whitewashed tombs, which look beautiful on the outside but on the inside are full of dead men's bones and everything <text:soft-page-break/>unclean. <text:span text:style-name="T1">In the same way, on the outside you appear to people as righteous but on the inside you are full of hypocrisy and wickedness.</text:span> (Matthew, 23:27-28)</text:p>
      <text:p text:style-name="P25"><text:span text:style-name="T80">When you fast, do not look somber as the hypocrites do, </text:span><text:span text:style-name="T82">for they disfigure their faces to show men they are fasting</text:span><text:span text:style-name="T80">... (Matthew, 6:16)</text:span></text:p>
      <text:p text:style-name="P25"><text:span text:style-name="T80">They devour widows' houses and </text:span><text:span text:style-name="T82">for a show make lengthy prayers. Such men will be punished most severely</text:span><text:span text:style-name="T80">. (Mark, 12:40; Luke 20:47)</text:span></text:p>
      <text:p text:style-name="P25"><text:span text:style-name="T80">Then Jesus said to his host, "... </text:span><text:span text:style-name="T82">But when you give a banquet, invite the poor, the crippled, the lame, the blind, and you will be blessed. Although they cannot repay you, you will be repaid at the resurrection of the righteous.</text:span><text:span text:style-name="T80">" When one of those at the table with him heard this, he said to Jesus, "Blessed is the man who will eat at the feast in the kingdom of God [paradise]." (Luke, 14:12-15)</text:span></text:p>
      <text:p text:style-name="P12"/>
      <text:h text:style-name="P123" text:outline-level="2"><text:span text:style-name="T104"><text:s text:c="2"/></text:span>Cleansing the Lower Self, Abstaining from Self-Centered Passions of the Lower Self</text:h>
      <text:p text:style-name="P25"><text:span text:style-name="T82">The acts of the sinful nature are obvious: sexual immorality, impurity and debauchery; idolatry and witchcraft; hatred, discord, jealousy, fits of rage, selfish ambition, dissensions, factions and envy; drunkenness, orgies, and the like. I warn you, as I did before, that those who live like this will not inherit the kingdom of God [paradise].</text:span><text:span text:style-name="T80"> But the fruit of the Spirit [that is Divine] is love, joy, peace, patience, kindness, goodness, faithfulness, gentleness and self-control. Against such things there is no law. (Galatians, 5:19-23)</text:span></text:p>
      <text:p text:style-name="P25"><text:span text:style-name="T80">In order that the righteous requirements of the law [God's commandments] might be fully met in us, who do not live according to the sinful nature but according to the Spirit of God [the approval of God]. Those who live according to the sinful nature have their minds set on what that nature desires; but those who live in accordance with the Spirit of God [approval of God] have their minds set on what the nature desires. </text:span><text:span text:style-name="T82">The mind of sinful man is death [the torment of hell], but the mind controlled by the Spirit [God] is life and peace; the sinful mind is hostile to.</text:span><text:span text:style-name="T80"> It does not submit to God's law, nor can it do so. </text:span><text:span text:style-name="T82">Those controlled by the sinful nature cannot please God.</text:span><text:span text:style-name="T80"> (Romans, 8:4-8)</text:span></text:p>
      <text:p text:style-name="P25"><text:span text:style-name="T80">Surely you heard of him [Jesus] and were taught in him in accordance with the truth... </text:span><text:span text:style-name="T82">You were taught, with regard to your former way of life, to put off your old self, which is being corrupted by its deceitful desires;</text:span><text:span text:style-name="T80"> to be made new in the attitude of your minds; and to put on the new self... in true righteousness and holiness. (Ephesians, 4:21-24)</text:span></text:p>
      <text:p text:style-name="P25"><text:span text:style-name="T86">So I say, live by the God's Spirit, and </text:span><text:span text:style-name="T87">you will never fulfill the desires of the flesh.</text:span><text:span text:style-name="T86"> (Galatians, 5:16)</text:span></text:p>
      <text:p text:style-name="P86"><text:soft-page-break/><text:span text:style-name="T1">Put to death, therefore, whatever belongs to your earthly nature: sexual immorality, impurity, lust, evil desires and greed, which is idolatry.</text:span> Because of these, the wrath of God is coming. You used to walk in these ways, in the life you once lived. But now you must rid yourselves of all such things as these: anger, rage, malice, slander, and filthy language from your lips. Do not lie to each other, since you have taken off your old self with its practices... (Colossians, 3:5-10) </text:p>
      <text:p text:style-name="P25"><text:span text:style-name="T82">For if you live according to the sinful nature, you will die [go to hell]; but if by the Spirit of God [for the approval of God] you put to death the misdeeds of the body, you will live [go to paradise].</text:span><text:span text:style-name="T80"> (Romans, 8:13)</text:span></text:p>
      <text:p text:style-name="P25"><text:span text:style-name="T82">For when we were controlled by the sinful nature, the sinful passions aroused... were at work in our bodies,</text:span><text:span text:style-name="T80"> so that we bore fruit for death [the torments of hell]. (Romans, 7:5)</text:span></text:p>
      <text:p text:style-name="P25"><text:span text:style-name="T82">The one who sows to please his sinful nature, from that nature will reap destruction [the torment of hell]; the one who sows to please [God]... will reap eternal life [paradise].</text:span><text:span text:style-name="T80"> Let us not become weary in doing good, for at the proper time we will reap a harvest if we do not give up. Therefore, as we have opportunity, let us do good to all people, especially to those who belong to the family of believers. (Galatians, 6:8-10)</text:span></text:p>
      <text:p text:style-name="P25"><text:span text:style-name="T80">Through these He [God] has given us His very great and precious promises, </text:span><text:span text:style-name="T82">so that through them you... escape the corruption in the world caused by evil desires. </text:span><text:span text:style-name="T80">For this very reason, make every effort to add to your faith goodness; and to goodness, knowledge; and to knowledge, self-control; and to self-control, perseverance; and to perseverance, godliness; and to godliness, brotherly kindness; and to brotherly kindness, love. ( 2 Peter, 1:4-7)</text:span></text:p>
      <text:p text:style-name="P25"><text:span text:style-name="T80">These men are springs without water and mists driven by a storm. Blackest darkness is reserved for them. </text:span><text:span text:style-name="T82">For they mouth empty, boastful words and, by appealing to the lustful desires of sinful human nature, they entice people who are just escaping from those who live in error. They promise them freedom, while they themselves are slaves of depravity—for a man is a slave to whatever has mastered him. </text:span><text:span text:style-name="T80">(2 Peter, 2:17-19)</text:span></text:p>
      <text:p text:style-name="P25"><text:span text:style-name="T80">As obedient children, </text:span><text:span text:style-name="T82">do not conform to the evil desires you had when you lived in ignorance. </text:span><text:span text:style-name="T80">But just as He Who called you is holy, so be holy in all you do... (1 Peter, 1:14-15)</text:span></text:p>
      <text:p text:style-name="P25"><text:span text:style-name="T80">Dear friends, I urge you, as aliens and strangers in the world, </text:span><text:span text:style-name="T82">to abstain from sinful desires, which war against your soul</text:span><text:span text:style-name="T80">. Live such good lives among the pagans that, though they accuse you of doing wrong, they may see your good deeds and glorify God on the day He visits us. (1 Peter, 2:11-12)</text:span></text:p>
      <text:p text:style-name="P25"><text:span text:style-name="T80">The night is nearly over; the day is almost here. So let us put aside the deeds of darkness and put on the armor of light [spiritual armors]. Let us behave decently, as in the daytime, not in orgies and drunkenness, not in sexual immorality and debauchery, not in dissension and jealousy... </text:span><text:span text:style-name="T82">[Do] not </text:span><text:soft-page-break/><text:span text:style-name="T82">think about how to gratify the desires of the sinful nature.</text:span><text:span text:style-name="T80"> (Romans, 13:12-14)</text:span></text:p>
      <text:p text:style-name="P25"><text:span text:style-name="T82">People who want to get rich fall into temptation and a trap and into many foolish and harmful desires that plunge men into ruin and destruction.</text:span><text:span text:style-name="T80"> For the love of money is a root of all kinds of evil. Some people, eager for money, have wandered from the faith and pierced themselves with many griefs. (1 Timothy, 6:9-10)</text:span></text:p>
      <text:p text:style-name="P25"><text:span text:style-name="T82">Many will follow their shameful ways</text:span><text:span text:style-name="T80"> and will bring the way of truth into disrepute. In their greed these will exploit you with stories they have made up. Their condemnation has long been hanging over them, and their destruction has not been sleeping. (2 Peter, 2:2-3)</text:span></text:p>
      <text:p text:style-name="P25"><text:span text:style-name="T80">As for you, you were dead in your transgressions and sins, in which you used to live when you followed the ways of this world... </text:span><text:span text:style-name="T82">All of us also lived among them at one time, gratifying the cravings of our sinful nature and following its desires and thoughts</text:span><text:span text:style-name="T80">. Like the rest, we were by nature objects of wrath. (Ephesians, 2:1-3)</text:span></text:p>
      <text:p text:style-name="P25"><text:span text:style-name="T80">If this is so, then the Lord knows how to rescue godly men from trials and </text:span><text:span text:style-name="T82">to hold the unrighteous for the day of judgment, while continuing their punishment. This is especially true of those who follow the corrupt desire of the sinful nature</text:span><text:span text:style-name="T80"> and despise authority. Bold and arrogant, these men are not afraid to slander celestial beings... But these men blaspheme in matters they do not understand. They are like brute beasts, creatures of instinct, born only to be caught and destroyed, and like beasts they too will perish. They will be paid back with harm for the harm they have done. Their idea of pleasure is to carouse in broad daylight. They are blots and blemishes, reveling in their pleasures while they feast with you. With eyes full of adultery, they never stop sinning; they seduce the unstable; they are experts in greed—an accursed brood! (2 Peter, 2:9-14)</text:span></text:p>
      <text:p text:style-name="P24"/>
      <text:h text:style-name="P121" text:outline-level="2"><text:span text:style-name="T58">Doing Good Works and Competing to Do Good </text:span></text:h>
      <text:p text:style-name="P25"><text:span text:style-name="T80">You, my brothers, were called to be free. But do not use your freedom to indulge the sinful nature [to abide by your lower-self]; rather, </text:span><text:span text:style-name="T82">serve one another in love.</text:span><text:span text:style-name="T80"> (Galatians, 5:13)</text:span></text:p>
      <text:p text:style-name="P25"><text:span text:style-name="T82">Serve wholeheartedly, as if you were serving the Lord [for God's good pleasure],</text:span><text:span text:style-name="T80"> not men, because you know that the Lord will reward everyone for whatever good he does, whether he is slave or free. (Ephesians, 6:7-8)</text:span></text:p>
      <text:p text:style-name="P25"><text:span text:style-name="T80">[Jesus:]  "Whoever serves me [for God's good pleasure] must follow me; and where I am, my servant also will be. </text:span><text:span text:style-name="T82">God will honor the one who serves me</text:span><text:span text:style-name="T80">." (John, 12:26)</text:span></text:p>
      <text:p text:style-name="P97">Each one should use whatever gift he has received <text:span text:style-name="T1">to serve others, faithfully administering God's grace in its various forms.</text:span>  If anyone speaks, he should do it as one speaking the very words of God. <text:span text:style-name="T1">If anyone serves, he should do it with the strength God provides</text:span>, so that in all things God may be praised... (1 Peter, 4:10-11)</text:p>
      <text:p text:style-name="P86"><text:soft-page-break/>Jesus said to them, "The kings of the Gentiles lord it over them; and those who exercise authority over them call themselves benefactors.  <text:span text:style-name="T1">But you are not to be like that. Instead, the greatest among you should be like the youngest, and the one who rules like the one who serves." </text:span>(Luke, 22:25-26)</text:p>
      <text:p text:style-name="P25"><text:span text:style-name="T82">This service that you perform is not only supplying the needs of God's people [those who devote themselves to God]</text:span><text:span text:style-name="T80"> but is also overflowing in many expressions of thanks to God.  </text:span><text:span text:style-name="T82">Because of the service by which you have proved yourselves</text:span><text:span text:style-name="T80">, men will praise God for the obedience that accompanies your confession of the Gospel of Christ, and for your generosity in sharing with them and with everyone else. (2 Corinthians, 9:12-13)</text:span></text:p>
      <text:p text:style-name="P25"><text:span text:style-name="T82">Do you not know that in a race all the runners run, but only one gets the prize? Run in such a way as to get the prize.  Everyone who competes in the games</text:span><text:span text:style-name="T80"> goes into strict training. They do it to get a crown that will not last; but we do it to get a crown that will last forever.  Therefore </text:span><text:span text:style-name="T82">I do not run like a man running aimlessly</text:span><text:span text:style-name="T80">... (1 Corinthians, 9:24-27)</text:span></text:p>
      <text:p text:style-name="P25"><text:span text:style-name="T80">Religion that God... </text:span><text:span text:style-name="T82">accepts as pure and faultless is this: to look after orphans and widows in their distress</text:span><text:span text:style-name="T80"> and to keep oneself from being polluted by the world. (James, 1:27)</text:span></text:p>
      <text:p text:style-name="P25"><text:span text:style-name="T80">In reply Jesus said: "A man was going down from Jerusalem to Jericho, when he fell into the hands of robbers. They stripped him of his clothes, beat him and went away, leaving him half dead... But a Samaritan... came where the man was... </text:span><text:span text:style-name="T82">Then he put the man on his own donkey, took him to an inn and took care of him</text:span><text:span text:style-name="T80">.  The next day he took out two silver coins and gave them to the innkeeper. 'Look after him,' he said, 'and when I return, I will reimburse you for any extra expense you may have.' "Which of these three do you think was a neighbor to the man who fell into the hands of robbers?"  The expert in the law [religious scholar] replied, </text:span><text:span text:style-name="T82">"The one who had mercy on him."  Jesus told him, "Go and do likewise."</text:span><text:span text:style-name="T80"> (Luke, 10:30-37)</text:span></text:p>
      <text:p text:style-name="P25"><text:span text:style-name="T80">In Joppa there was a disciple named Tabitha (which, when translated, is Dorcas), </text:span><text:span text:style-name="T82">who was always doing good and helping the poor</text:span><text:span text:style-name="T80">.  (Acts, 9:36)</text:span></text:p>
      <text:p text:style-name="P25"><text:span text:style-name="T80">The disciples, each according to his ability, </text:span><text:span text:style-name="T82">decided to provide help for the brothers living in Judea.</text:span><text:span text:style-name="T80">  This they did, sending their gift to the elders by Barnabas and Saul. (Acts, 11:29-30)</text:span></text:p>
      <text:p text:style-name="P25"><text:span text:style-name="T80">In Galilee </text:span><text:span text:style-name="T82">these women had followed him and cared for his needs</text:span><text:span text:style-name="T80">... (Mark, 15:41)</text:span></text:p>
      <text:p text:style-name="P25"><text:span text:style-name="T80">You yourselves know that </text:span><text:span text:style-name="T82">these hands of mine have supplied my own needs and the needs of my companions</text:span><text:span text:style-name="T80">. (Acts, 20:34)</text:span></text:p>
      <text:p text:style-name="P25"><text:span text:style-name="T80">Because </text:span><text:span text:style-name="T82">anyone who serves Christ [for God's good pleausure] in this way is pleasing to God</text:span><text:span text:style-name="T80"> and approved by men. (Romans, 14:18)</text:span></text:p>
      <text:p text:style-name="P25"><text:span text:style-name="T80">Therefore </text:span><text:span text:style-name="T82">I glory</text:span><text:span text:style-name="T80"> in Christ Jesus [as a person devoted to Jesus for God's good pleasure]</text:span><text:span text:style-name="T82"> in my service to God</text:span><text:span text:style-name="T80">. (Romans, 15:17)</text:span></text:p>
      <text:p text:style-name="P25"><text:soft-page-break/><text:span text:style-name="T80">Be devoted to one another in brotherly love. Honor one another above yourselves. Never be lacking in zeal... serving the Lord. Be joyful in hope, patient in affliction, faithful in prayer. </text:span><text:span text:style-name="T82">Share with God's people [those who devote themselves to God] who are in need. Practice hospitality.</text:span><text:span text:style-name="T80"> (Romans, 12:10-14)</text:span></text:p>
      <text:p text:style-name="P25"><text:span text:style-name="T82">Now, however, I am on my way to Jerusalem in the service of the saints [those who devote themselves to God] there.</text:span><text:span text:style-name="T80"> For Macedonia and Achaia were </text:span><text:span text:style-name="T82">pleased to make a contribution for the poor among the saints in Jerusalem... So after I have completed this task and have made sure that they have received this fruit</text:span><text:span text:style-name="T80">, I will go to Spain and visit you on the way... (Romans, 15:25-29)</text:span></text:p>
      <text:p text:style-name="P25"><text:span text:style-name="T80">[A widow]... </text:span><text:span text:style-name="T82">is well known for her good deeds... helping those in trouble and devoting herself to all kinds of good deeds</text:span><text:span text:style-name="T80">... (1 Timothy, 5:10)</text:span></text:p>
      <text:p text:style-name="P25"><text:span text:style-name="T82">If any woman who is a believer has widows in her family, she should help them</text:span><text:span text:style-name="T80"> and not let the church be burdened with them, so that the church can help those widows who are really in need. (1 Timothy, 5:16)</text:span></text:p>
      <text:p text:style-name="P25"><text:span text:style-name="T82">The poor you will always have with you, and you can help them any time you want. </text:span><text:span text:style-name="T80">But you will not always have me. (Mark, 14:7)</text:span></text:p>
      <text:p text:style-name="P25"><text:span text:style-name="T82">Selling their possessions and goods, they gave to anyone as he had need.</text:span><text:span text:style-name="T80"> (Acts, 2:45)</text:span></text:p>
      <text:p text:style-name="P25"><text:span text:style-name="T80">There were no needy persons among them.</text:span><text:span text:style-name="T82"> For from time to time those who owned lands or houses sold them, brought the money from the sales  and bring the money to the apostles, and it was distributed to anyone as he had need. </text:span><text:span text:style-name="T80">(Acts, 4:34-35)</text:span></text:p>
      <text:p text:style-name="P25"><text:span text:style-name="T80">What good is it, my brothers, </text:span><text:span text:style-name="T82">if a man claims to have faith but has no deeds? Can such faith save him?  Suppose a brother or sister is without clothes and daily food.  If one of you says to him, "Go, I wish you well; keep warm and well fed," but does nothing about his physical needs, what good is it?... </text:span><text:span text:style-name="T80">You see that his [Abraham's] faith and his actions were working together, and his faith was made complete by what he did.</text:span><text:span text:style-name="T82">  </text:span><text:span text:style-name="T80">(James, 2:14-22)</text:span></text:p>
      <text:p text:style-name="P25"><text:span text:style-name="T80">Do not work for food that spoils, </text:span><text:span text:style-name="T82">but for food that endures to eternal life</text:span><text:span text:style-name="T80">... (John, 6:27)</text:span></text:p>
      <text:p text:style-name="P25"><text:span text:style-name="T80">... </text:span><text:span text:style-name="T82">These women were helping to support them [Jesus and his disciples] out of their own means</text:span><text:span text:style-name="T80">. (Luke, 8:3)</text:span></text:p>
      <text:p text:style-name="P25"><text:span text:style-name="T82">Our people must learn to devote themselves to doing what is good</text:span><text:span text:style-name="T80">, in order that they may provide for daily necessities and not live unproductive lives. (Titus, 3:14)</text:span></text:p>
      <text:p text:style-name="P25"><text:span text:style-name="T80">Greet Tryphena and Tryphosa, </text:span><text:span text:style-name="T82">those women who work hard in the Lord [on God's path]</text:span><text:span text:style-name="T80">. Greet my dear friend Persis, </text:span><text:span text:style-name="T82">another woman who has worked very hard in the Lord [on God's path]</text:span><text:span text:style-name="T80">. (Romans, 16:12)</text:span></text:p>
      <text:p text:style-name="P25"><text:span text:style-name="T80">You know that the household of Stephanas were </text:span><text:span text:style-name="T82">the first converts in Achaia, and they have </text:span><text:soft-page-break/><text:span text:style-name="T82">devoted themselves to the service of the saints [those who devote themselves to God]</text:span><text:span text:style-name="T80">. I urge you, brothers,  to submit to such as these and to everyone who joins in the work, and labors at it. (1 Corinthians, 16:15-16)</text:span></text:p>
      <text:p text:style-name="P25"><text:span text:style-name="T80">And we are sending along with him the brother who is praised by all the churches for his service to the Gospel. What is more, he was chosen by the churches to accompany us as we carry </text:span><text:span text:style-name="T82">the offering, which we administer in order to honor the Lord Himself and to show our eagerness to help.</text:span><text:span text:style-name="T80"> (2 Corinthians, 8:18-19)</text:span></text:p>
      <text:p text:style-name="P25"><text:span text:style-name="T80">You know that Timothy has proved himself.. </text:span><text:span text:style-name="T82">He has served with me in the work of the Gospel. </text:span><text:span text:style-name="T80">(Philippians, 2:22)</text:span></text:p>
      <text:p text:style-name="P25"><text:span text:style-name="T82">Those who have believing masters are not to show less respect for them because they are brothers.</text:span><text:span text:style-name="T80"> Instead, they are to serve them even better, because those who benefit from their service are believers, and dear to them. </text:span><text:span text:style-name="T82">These are the things you are to teach and urge on them.</text:span><text:span text:style-name="T80"> (1 Timothy, 6:2) </text:span></text:p>
      <text:p text:style-name="P25"><text:span text:style-name="T80">... On the contrary, when he was in Rome, he searched hard for me until he found me.  </text:span><text:span text:style-name="T82">May the Lord grant that he will find mercy from the Lord on that day</text:span><text:span text:style-name="T80">! You know very well in how many ways he helped me </text:span><text:span text:style-name="T82">in Ephesus</text:span><text:span text:style-name="T80">. (2 Timothy, 1:16-18)</text:span></text:p>
      <text:p text:style-name="P25"><text:span text:style-name="T80">... </text:span><text:span text:style-name="T82">So that any favor you do will be spontaneous and not forced</text:span><text:span text:style-name="T80">. (Philemon, 1:13-14)</text:span></text:p>
      <text:p text:style-name="P25"><text:span text:style-name="T80">God... </text:span><text:span text:style-name="T82">will not forget your work</text:span><text:span text:style-name="T80"> and the love you have shown Him</text:span><text:span text:style-name="T82"> as you have helped His people [those who devote themselves to God]</text:span><text:span text:style-name="T80"> and continue to help them. We want each of you to show this same diligence to the very end, in order to make your hope sure. We do not want you to become lazy, but to imitate those who through faith and patience inherit what has been promised. (Hebrews, 6:10-12)</text:span></text:p>
      <text:p text:style-name="P25"><text:span text:style-name="T82">I know your deeds, your love and faith, your service and perseverance,</text:span><text:span text:style-name="T80"> and that you are now doing more than you did at first.  (Revelation, 2:19)</text:span></text:p>
      <text:p text:style-name="P25"><text:span text:style-name="T82">Therefore, since through God's mercy we have this ministry, we do not lose heart.</text:span><text:span text:style-name="T80">  Rather, we have renounced secret and shameful ways; we do not use deception, nor do we distort the word of God. On the contrary, by setting forth the truth plainly we commend ourselves to every man's conscience in the Sight of God. (2 Corinthians, 4:1-2)</text:span></text:p>
      <text:p text:style-name="P25"><text:span text:style-name="T80">He [Jesus] touched her hand and the fever left her, and </text:span><text:span text:style-name="T82">she got up and began to serve for him [for God's good pleasure].</text:span><text:span text:style-name="T80"> (Matthew, 8:15)</text:span></text:p>
      <text:p text:style-name="P25"><text:span text:style-name="T80">For when David had </text:span><text:span text:style-name="T82">served God's purpose in his own generation, he fell asleep; </text:span><text:span text:style-name="T80">he was buried with his fathers and his body decayed. (Acts, 13:36)</text:span></text:p>
      <text:p text:style-name="P25"><text:span text:style-name="T82">Their purpose is to prepare God's people [who devote themselves to God] to serve</text:span><text:span text:style-name="T80">... (Ephesians, 4:12)</text:span></text:p>
      <text:p text:style-name="P12"><text:soft-page-break/></text:p>
      <text:h text:style-name="P121" text:outline-level="2"><text:span text:style-name="T58">Obeying God's Commandments at the Same Time as Advising Others to Heed Them</text:span></text:h>
      <text:p text:style-name="P25"><text:span text:style-name="T82">Do not merely listen to the word, and so deceive yourselves. Do what it says.</text:span><text:span text:style-name="T80"> (James, 1:22) </text:span></text:p>
      <text:p text:style-name="P25"><text:span text:style-name="T80">... The man who looks intently into the perfect law [God's commandments] that gives freedom, and continues to do this, </text:span><text:span text:style-name="T82">not forgetting what he has heard, but doing it—he will be blessed in what he does</text:span><text:span text:style-name="T80">. (James, 1:25)</text:span></text:p>
      <text:p text:style-name="P25"><text:span text:style-name="T80">... All who sin under the law [God's commandments] will be judged by the law.  For </text:span><text:span text:style-name="T82">it is not those who hear the law who are righteous in God's Sight, but it is those who obey the law who will be declared righteous. </text:span><text:span text:style-name="T80">(Romans, 2:12-13)</text:span></text:p>
      <text:p text:style-name="P25"><text:span text:style-name="T80">As it is, you boast and brag. All such boasting is evil.  </text:span><text:span text:style-name="T82">Anyone, then, who knows the good he ought to do and doesn't do it, sins.</text:span><text:span text:style-name="T80"> (James, 4:16-17)</text:span></text:p>
      <text:p text:style-name="P82"/>
      <text:h text:style-name="P122" text:outline-level="2">Respecting Devout Parents </text:h>
      <text:p text:style-name="P25"><text:span text:style-name="T80">[Jesus:] "You know the commandments [of God]: 'Do not murder, do not commit adultery, do not steal, do not give false testimony, do not defraud, </text:span><text:span text:style-name="T82">honor your father and mother.</text:span><text:span text:style-name="T80">'" (Mark, 10:19)</text:span></text:p>
      <text:p text:style-name="P25"><text:span text:style-name="T80">[Jesus:] "... </text:span><text:span text:style-name="T82">Honor your father and mother</text:span><text:span text:style-name="T80">..." (Luke, 18:20; Matthew, 19:19)</text:span></text:p>
      <text:p text:style-name="P25"><text:span text:style-name="T80">Children, </text:span><text:span text:style-name="T82">obey your parents in the Lord [for the approval of God]</text:span><text:span text:style-name="T80">, for this is right.  </text:span><text:span text:style-name="T82">"Honor your father and mother"</text:span><text:span text:style-name="T80">—which is the first commandment with a promise—"that it may go well with you and that you may enjoy long life on the earth." Fathers, do not exasperate your children; instead, bring them up in the training and instruction of the Lord. (Ephesians, 6:1-4)</text:span></text:p>
      <text:p text:style-name="P6"><text:span text:style-name="T80">For Moses said, '</text:span><text:span text:style-name="T82">Honor your father and your mother'</text:span><text:span text:style-name="T80">... (Mark, 7:10)</text:span></text:p>
      <text:p text:style-name="P9"/>
      <text:p text:style-name="P5"/>
      <text:h text:style-name="Tr_20_Heading_20_1" text:outline-level="1"><text:span text:style-name="Heading_20_1_20_Char"><text:span text:style-name="T119">EXAMPLES OF THE MORAL VIRTUES ADVISED IN THE GOSPEL</text:span></text:span></text:h>
      <text:p text:style-name="P87"/>
      <text:h text:style-name="P121" text:outline-level="2">To Be Humble and Avoid Arrogance </text:h>
      <text:p text:style-name="P25"><text:span text:style-name="T80">Young men... </text:span><text:span text:style-name="T82">All of you, clothe yourselves with humility toward one another, because, "God opposes the proud but gives grace to the humble."</text:span><text:span text:style-name="T80"> (1 Peter, 5:5) </text:span></text:p>
      <text:p text:style-name="P25"><text:span text:style-name="T82">Be completely humble and gentle;</text:span><text:span text:style-name="T80"> be patient, bearing with one another in love. (Ephesians, 4:2) </text:span></text:p>
      <text:p text:style-name="P25"><text:span text:style-name="T82">The greatest among you will be your servant. For whoever exalts himself will be humbled, and whoever humbles himself will be exalted. </text:span><text:span text:style-name="T80">(Matthew, 23:11-12) </text:span></text:p>
      <text:p text:style-name="P25"><text:span text:style-name="T82">Do nothing out of selfish ambition or vain conceit, but in humility consider others better than yourselves. </text:span><text:span text:style-name="T80">(Philippians, 2:3) </text:span></text:p>
      <text:p text:style-name="P86">Jesus said to them, "The kings of the Gentiles lord it over them; and those who exercise authority over them call themselves benefactors. <text:span text:style-name="T1">But you are not to be like that. Instead, the greatest among you should be like the youngest, and the one who rules like the one who serves.</text:span> For who is greater, the one who is at the table or the one who serves? Is it not the one who is at the table? But I am among you as one who serves. You are those who have stood by me in my trials. (Luke, 22:25-28) </text:p>
      <text:p text:style-name="P86">Jesus called them together and said, "You know that the rulers of the Gentiles lord it over them, and their high officials exercise authority over them. Not so with you. <text:span text:style-name="T1">Instead, whoever wants to become great among you must be your servant. </text:span>(Matthew, 20:25-26) </text:p>
      <text:p text:style-name="P25"><text:span text:style-name="T80">... "You know that those who are regarded as rulers of the Gentiles lord it over them, and their high officials exercise authority over them. Not so with you. Instead, </text:span><text:span text:style-name="T82">whoever wants to become great among you must be your servant, and whoever wants to be first must be slave of all. </text:span><text:span text:style-name="T80">For even the Son of Man [Jesus] did not come to be served, but to serve..." (Mark, 10:41-45) </text:span></text:p>
      <text:p text:style-name="P25"><text:span text:style-name="T80">At that time the disciples came to Jesus and asked, "Who is the greatest in the kingdom of heaven [in the hereafter]?" He called a little child and had him stand among them. And he said: "I tell you the truth, unless you change and become like little children, you will never enter the kingdom of heaven [paradise]. Therefore, </text:span><text:span text:style-name="T82">whoever humbles himself like this child is the greatest in the kingdom of heaven [in the hereafter]. </text:span><text:span text:style-name="T80">(Matthew, 18:1-4) </text:span></text:p>
      <text:p text:style-name="P25"><text:soft-page-break/><text:span text:style-name="T80">... Jesus called the Twelve and said, </text:span><text:span text:style-name="T82">"If anyone wants to be first, he must be the very last, and the servant of all."</text:span><text:span text:style-name="T80"> (Mark, 9:35) </text:span></text:p>
      <text:p text:style-name="P25"><text:span text:style-name="T80">"See that you </text:span><text:span text:style-name="T82">do not look down on one of these little ones</text:span><text:span text:style-name="T80">... (Matthew, 18:10-11) </text:span></text:p>
      <text:p text:style-name="P25"><text:span text:style-name="T82">An argument started among the disciples as to which of them would be the greatest.</text:span><text:span text:style-name="T80"> Then he [Jesus] said to them, "... For he who is least among you all—he is the greatest." (Luke, 9:46-48) </text:span></text:p>
      <text:p text:style-name="P25"><text:span text:style-name="T80">When he noticed how the guests picked the places of honor at the table, he told them this parable: "When someone invites you to a wedding feast, do not take the place of honor, for a person more distinguished than you may have been invited. If so, the host who invited both of you will come and say to you, 'Give this man your seat.' Then, humiliated, you will have to take the least important place. But when you are invited, take the lowest place, so that when your host comes, he will say to you, 'Friend, move up to a better place.' Then you will be honored in the presence of all your fellow guests. For </text:span><text:span text:style-name="T82">everyone who exalts himself will be humbled, and he who humbles himself will be exalted.</text:span><text:span text:style-name="T80">" (Luke, 14:7-11) </text:span></text:p>
      <text:p text:style-name="P25"><text:span text:style-name="T82">To some who were confident of their own righteousness and looked down on everybody else,</text:span><text:span text:style-name="T80"> Jesus told this parable: </text:span><text:span text:style-name="T82">"... I tell you that</text:span><text:span text:style-name="T80">... For </text:span><text:span text:style-name="T82">everyone who exalts himself will be humbled, and he who humbles himself will be exalted."</text:span><text:span text:style-name="T80"> (Luke, 18:9,14)</text:span></text:p>
      <text:p text:style-name="P25"><text:span text:style-name="T80">Live in harmony with one another. </text:span><text:span text:style-name="T82">Do not be proud, but be willing to associate with people of low position. Do not be conceited. </text:span><text:span text:style-name="T80">Do not repay anyone evil for evil. Be careful to do what is right in the eyes of everybody. If it is possible, as far as it depends on you, live at peace with everyone. (Romans, 12:16-18) </text:span></text:p>
      <text:p text:style-name="P25"><text:span text:style-name="T80">... </text:span><text:span text:style-name="T82">"God opposes the proud but gives grace to the humble."</text:span><text:span text:style-name="T80"> Submit yourselves, then, to God. Resist the devil, and he will flee from you... (James, 4:6-8)</text:span></text:p>
      <text:p text:style-name="P25"><text:span text:style-name="T80">[Jesus:] "Come to me, all you who are weary and burdened, and I will give you rest. Take my yoke upon you and learn from me, for </text:span><text:span text:style-name="T82">I am gentle and humble in heart</text:span><text:span text:style-name="T80">, and you will find rest for your souls. For my yoke is easy and my burden is light." (Matthew, 11:28-30)</text:span></text:p>
      <text:p text:style-name="P25"><text:span text:style-name="T80">... Knowledge puffs up, but love builds up. </text:span><text:span text:style-name="T82">The man who thinks he knows something does not yet know as he ought to know</text:span><text:span text:style-name="T80">... (1 Corinthians, 8:1-3) </text:span></text:p>
      <text:p text:style-name="P25"><text:span text:style-name="T82">Humble yourselves before the Lord</text:span><text:span text:style-name="T80">... (James, 4:10) </text:span></text:p>
      <text:p text:style-name="P25"><text:span text:style-name="T80">Finally, all of you, live in harmony with one another; be sympathetic, love as brothers, </text:span><text:span text:style-name="T82">be</text:span><text:span text:style-name="T80"> compassionate and </text:span><text:span text:style-name="T82">humble</text:span><text:span text:style-name="T80">. Do not repay evil with evil or insult with insult, but with blessing [being made holy], because to this you were called so that you may inherit a blessing. (1 Peter, 3:8-9) </text:span></text:p>
      <text:p text:style-name="P25"><text:span text:style-name="T80">So you also, when you have done everything you were told to do, should say, </text:span><text:span text:style-name="T82">'We are unworthy servants; we have only done our duty.'</text:span><text:span text:style-name="T80"> " (Luke, 17:10)</text:span></text:p>
      <text:p text:style-name="P25"><text:span text:style-name="T80">Command those who are rich in this present world </text:span><text:span text:style-name="T82">not to be arrogant</text:span><text:span text:style-name="T80"> nor to put their hope in </text:span><text:soft-page-break/><text:span text:style-name="T80">wealth, which is so uncertain, but to put their hope in God, Who richly provides us with everything for our enjoyment. (1 Timothy, 6:17)</text:span></text:p>
      <text:p text:style-name="P25"><text:span text:style-name="T80">Brothers, think of what you were when you were called. Not many of you were wise by human standards; not many were influential; not many were of noble birth. But </text:span><text:span text:style-name="T82">God chose the foolish things of the world to shame the wise; God chose the weak things of the world to shame the strong. He chose the lowly things of this world and the despised things—and the things that are not—to nullify the things that are,</text:span><text:span text:style-name="T80"> so that no one may boast before Him... Therefore, as it is written: "Let him who boasts boast in the Lord." (1 Corinthians, 1:26-31)</text:span></text:p>
      <text:p text:style-name="P25"><text:span text:style-name="T82">Your boasting is not good</text:span><text:span text:style-name="T80">. Don't you know that a little yeast works through the whole batch of dough? Get rid of the old yeast that you may be a new batch without yeast... Therefore let us keep the Festival, not with the old yeast, the yeast of malice and wickedness, but with bread without yeast, the bread of sincerity and truth. (1 Corinthians, 5:6-8)</text:span></text:p>
      <text:p text:style-name="P25"><text:span text:style-name="T82">Humble yourselves, therefore, under God's mighty hand [God's might, in the Presence of His power], that he may lift you up</text:span><text:span text:style-name="T80"> in due time. (1 Peter, 5:6) </text:span></text:p>
      <text:p text:style-name="P25"><text:span text:style-name="T80">He said to them, "You are the ones who justify yourselves in the eyes of men, but God knows your hearts. </text:span><text:span text:style-name="T82">What is highly valued among men is detestable in God's Sight.</text:span><text:span text:style-name="T80"> (Luke, 16:15)</text:span></text:p>
      <text:p text:style-name="P25"><text:span text:style-name="T80">Love is patient, love is kind. </text:span><text:span text:style-name="T82">It [loving for the approval of God, experiencing true love] does not envy, it does not boast, it is not proud.</text:span><text:span text:style-name="T80"> (1 Corinthians, 13:4) </text:span></text:p>
      <text:p text:style-name="P25"><text:span text:style-name="T80">If some of the branches have been broken off, and you, though a wild olive shoot, have been grafted in among the others and now share in the nourishing sap from the olive root, do not boast over those branches. If you do, consider this: </text:span><text:span text:style-name="T82">You do not support the root, but the root supports you.</text:span><text:span text:style-name="T80"> You will say then, "Branches were broken off so that I could be grafted in." Granted. But they were broken off because of unbelief, and you stand by faith. </text:span><text:span text:style-name="T82">Do not be arrogant, but be afraid [of God].</text:span><text:span text:style-name="T80"> (Romans, 11:17-20)</text:span></text:p>
      <text:p text:style-name="P25"><text:span text:style-name="T80">We do not dare to classify or compare ourselves with some who commend themselves. When they measure themselves by themselves and compare themselves with themselves, they are not wise. </text:span><text:span text:style-name="T82">We, however, will not boast beyond proper limits, but will confine our boasting to the field God has assigned to us, a field that reaches even to you. </text:span><text:span text:style-name="T80">(2 Corinthians, 10:12-13) </text:span></text:p>
      <text:p text:style-name="P25"><text:span text:style-name="T80">Even if I should choose to boast, I would not be a fool, because I would be speaking the truth. But </text:span><text:span text:style-name="T82">I refrain, so no one will think more of me than is warranted by what I do or say. </text:span><text:span text:style-name="T80">(2 Corinthians, 12:6)</text:span></text:p>
      <text:p text:style-name="P25"><text:span text:style-name="T82">Let us not become conceited,</text:span><text:span text:style-name="T80"> provoking and envying each other. (Galatians, 5:26)</text:span></text:p>
      <text:p text:style-name="P25"><text:span text:style-name="T80">Who is wise and understanding among you? Let him show it by his good life, </text:span><text:span text:style-name="T82">by deeds done in the humility that comes from wisdom.</text:span><text:span text:style-name="T80"> But if you harbor bitter envy and selfish ambition in your </text:span><text:soft-page-break/><text:span text:style-name="T80">hearts, </text:span><text:span text:style-name="T82">do not boast</text:span><text:span text:style-name="T80"> about it or deny the truth... For where you have envy and selfish ambition, there you find disorder and every evil practice. But the wisdom that comes from heaven [in line with God's approval] is first of all pure; then peace-loving, considerate, submissive, full of mercy and good fruit, impartial and sincere. (James, 3:13-17) </text:span></text:p>
      <text:p text:style-name="P12"/>
      <text:h text:style-name="P122" text:outline-level="2">To Be Generous and Avoid Parsimony</text:h>
      <text:p text:style-name="P25"><text:span text:style-name="T80">Command those who are rich in this present world not to be arrogant nor to put their hope in wealth, which is so uncertain, but to put their hope in God, who richly provides us with everything for our enjoyment. </text:span><text:span text:style-name="T82">Command them</text:span><text:span text:style-name="T80"> to do good, to be rich in good deeds, and </text:span><text:span text:style-name="T82">to be generous and willing to share. In this way they will lay up treasure for themselves as a firm foundation for the coming age, so that they may take hold of the life that is truly life [paradise]. </text:span><text:span text:style-name="T80">(1 Timothy, 6:17-19)</text:span></text:p>
      <text:p text:style-name="P25"><text:span text:style-name="T80">If it is encouraging, let him encourage; </text:span><text:span text:style-name="T82">if it is contributing to the needs of others, let him give generously</text:span><text:span text:style-name="T80">; if it is leadership, let him govern diligently; if it is showing mercy, let him do it cheerfully. (Romans, 12:8)</text:span></text:p>
      <text:p text:style-name="P25"><text:span text:style-name="T80">So </text:span><text:span text:style-name="T82">I will very gladly spend for you [for God's sake] everything I have and expend myself as well</text:span><text:span text:style-name="T80">... (2 Corinthians, 12:15) </text:span></text:p>
      <text:p text:style-name="P25"><text:span text:style-name="T84"><text:s/></text:span><text:span text:style-name="T80">[Jesus:] "But I tell you who hear me:... </text:span><text:span text:style-name="T82">If someone takes your cloak, do not stop him from taking your tunic. Give to everyone who asks you, and if anyone takes what belongs to you, do not demand it back. </text:span><text:span text:style-name="T80">Do to others as you would have them do to you... </text:span><text:span text:style-name="T82">And if you lend to those from whom you expect repayment, what credit is that to you?</text:span><text:span text:style-name="T80"> Even 'sinners' lend to 'sinners,' expecting to be repaid in full. But love your enemies, do good to them, and </text:span><text:span text:style-name="T82">lend to them without expecting to get anything back. Then your reward will be great</text:span><text:span text:style-name="T80">... (Luke, 6:27-35)</text:span></text:p>
      <text:p text:style-name="P25"><text:span text:style-name="T82">You will be made rich in every way so that you can be generous on every occasion, </text:span><text:span text:style-name="T80">and</text:span><text:span text:style-name="T82">... your generosity will result in thanksgiving to God</text:span><text:span text:style-name="T80">... Because of the service by which you have proved yourselves, men will praise God for the obedience that accompanies your confession of the Gospel of Christ, and for </text:span><text:span text:style-name="T82">your generosity in sharing with them and with everyone else.</text:span><text:span text:style-name="T80"> (2 Corinthians, 9:11-13)</text:span></text:p>
      <text:p text:style-name="P86">So I thought it necessary to urge the brothers to visit you in advance and finish the arrangements for <text:span text:style-name="T1">the generous gift you had promised (to give). </text:span>Then<text:span text:style-name="T1"> it will be ready as a generous gift, not as one grudgingly given. </text:span>Remember this: Whoever sows sparingly will also reap sparingly, and whoever sows generously will also reap generously. Each man should give what he has decided in his heart to give, not reluctantly or under compulsion, for God loves a cheerful giver. And God is able to make <text:soft-page-break/>all grace abound to you, so that in all things at all times, having all that you need, you will abound in every good work. (2 Corinthians, 9:5-8)</text:p>
      <text:p text:style-name="P25"><text:span text:style-name="T80">... Out of the most severe trial, </text:span><text:span text:style-name="T82">their overflowing joy and their extreme poverty welled up in rich generosity. For I testify that they gave as much as they were able, and even beyond their ability. </text:span><text:span text:style-name="T80">Entirely on their own, they urgently pleaded with us for the privilege of sharing in this service to the saints [who have devoted themselves to God]. (2 Corinthians, 8:1-4)</text:span></text:p>
      <text:p text:style-name="P25"><text:span text:style-name="T80">... The ground of a certain rich man produced a good crop. He thought to himself, 'What shall I do? I have no place to store my crops.' Then he said, 'This is what I'll do. I will tear down my barns and build bigger ones, and there I will store all my grain and my goods. And I'll say to myself, "You have plenty of good things laid up for many years. Take life easy; eat, drink and be merry."' But God said to him, 'You fool! This very night your life will be demanded from you. Then who will get what you have prepared for yourself?' </text:span><text:span text:style-name="T82">This is how it will be with anyone who stores up things for himself but is not rich toward God.</text:span><text:span text:style-name="T80"> (Luke, 12:16-21) </text:span></text:p>
      <text:p text:style-name="P25"><text:span text:style-name="T80">John answered, </text:span><text:span text:style-name="T82">"The man with two tunics should share with him who has none, and the one who has food should do the same." </text:span><text:span text:style-name="T80">(Luke, 3:11) </text:span></text:p>
      <text:p text:style-name="P25"><text:span text:style-name="T80">As you go, preach this message: 'The kingdom of heaven [paradise] is near.' Heal the sick, raise the dead, cleanse those who have leprosy, drive out demons. </text:span><text:span text:style-name="T82">Freely you have received, freely give.</text:span><text:span text:style-name="T80"> Do not take along any gold or silver or copper in your belts. (Matthew, 10:7-9) </text:span></text:p>
      <text:p text:style-name="P25"><text:span text:style-name="T80">... Much grace was upon them all [believers]. There were no needy persons among them. For from time to time</text:span><text:span text:style-name="T82"> those who owned lands or houses sold them, brought the money from the sales and bring the money to the apostles, and it was distributed to anyone as he had need. </text:span><text:span text:style-name="T80">(Acts, 4:33-35)</text:span></text:p>
      <text:p text:style-name="P25"><text:span text:style-name="T82">The believers were together and had everything in common. Selling their possessions and goods, they gave to anyone as he had need. </text:span><text:span text:style-name="T80">Every day they continued to meet together in the temple courts. They broke bread in their homes and ate together with glad and sincere hearts, praising God and enjoying the favor of all the people. And the Lord added to their number daily those who were being saved [who attained guidance]. (Acts, 2:44-47)</text:span></text:p>
      <text:p text:style-name="P25"><text:span text:style-name="T82">Keep your lives free from the love of money and be content with what you have,</text:span><text:span text:style-name="T80"> because God has said, "Never will I leave you; never will I forsake you." (Hebrews, 13:6)</text:span></text:p>
      <text:p text:style-name="P25"><text:span text:style-name="T80">"</text:span><text:span text:style-name="T82">Do not store up for yourselves treasures on earth, </text:span><text:span text:style-name="T80">where moth and rust destroy, and where thieves break in and steal. But store up for yourselves treasures in heaven, where moth and rust do not destroy, and where thieves do not break in and steal. For where your treasure is, there your heart will be also. (Matthew, 6:19-21)</text:span></text:p>
      <text:p text:style-name="P25"><text:span text:style-name="T80">But </text:span><text:span text:style-name="T82">when you give a banquet, invite the poor, the crippled, the lame, the blind</text:span><text:span text:style-name="T80">, and you will be blessed. </text:span><text:span text:style-name="T82">Although they cannot repay you</text:span><text:span text:style-name="T80">, you will be repaid at the resurrection of the </text:span><text:soft-page-break/><text:span text:style-name="T80">righteous. (Luke, 14:13-14)</text:span></text:p>
      <text:p text:style-name="P25"><text:span text:style-name="T80">Jesus sat down opposite the place where the offerings were put and watched the crowd putting their money into the temple treasury. Many rich people threw in large amounts. But a poor widow came and put in two very small copper coins, worth only a fraction of a penny. Calling his disciples to him, Jesus said, "</text:span><text:span text:style-name="T82">I tell you the truth, this poor widow has put more into the treasury than all the others. They all gave out of their wealth; but she, out of her poverty, put in everything—all she had to live on.</text:span><text:span text:style-name="T80">" (Mark, 12:41-44; Luke 21:1-4)</text:span></text:p>
      <text:p text:style-name="P25"><text:span text:style-name="T80">"Teacher," he declared, "all these I have kept since I was a boy." </text:span><text:span text:style-name="T82">Jesus looked at him and loved him. "One thing you lack," he said. "Go, sell everything you have and give to the poor, and you will have treasure in heaven [in the hereafter]. Then come, follow me.</text:span><text:span text:style-name="T80">" (Mark, 10:20-21)</text:span></text:p>
      <text:p text:style-name="P25"><text:span text:style-name="T80">Here is a trustworthy saying: If anyone sets his heart on being an overseer, he desires a noble task. Now the overseer must be above reproach... temperate, self-controlled, respectable, hospitable, able to teach, not given to drunkenness, not violent but gentle, not quarrelsome, </text:span><text:span text:style-name="T82">not a lover of money</text:span><text:span text:style-name="T80">. (1 Timothy, 3:1-3)</text:span></text:p>
      <text:p text:style-name="P25"><text:span text:style-name="T80">Then he said to them, "Watch out! </text:span><text:span text:style-name="T82">Be on your guard against all kinds of greed</text:span><text:span text:style-name="T80">; a man's life does not consist in the abundance of his possessions." (Luke, 12:15)</text:span></text:p>
      <text:p text:style-name="P25"><text:span text:style-name="T80">In everything I did, I showed you that by this kind of hard work </text:span><text:span text:style-name="T82">we must help the weak</text:span><text:span text:style-name="T80">, remembering the words... </text:span><text:span text:style-name="T82">Jesus himself said: 'It is more blessed to give than to receive.'" </text:span><text:span text:style-name="T80">(Acts, 20:35)</text:span></text:p>
      <text:p text:style-name="P12"/>
      <text:h text:style-name="P121" text:outline-level="2"><text:span text:style-name="T58">Being Alert and Self-Controlled for God's Sake </text:span></text:h>
      <text:p text:style-name="P25"><text:span text:style-name="T82">So then, let us not be like others, who are asleep, but let us be alert and self-controlled. </text:span><text:span text:style-name="T80">For those who sleep, sleep at night... But since we belong to the day, let us be self-controlled, putting on faith and love as a breastplate, and the hope of salvation as a helmet. (1 Thessalonians, 5:6-8)</text:span></text:p>
      <text:p text:style-name="P25"><text:span text:style-name="T82">Be self-controlled and alert. </text:span><text:span text:style-name="T80">Your enemy the devil prowls around like a roaring lion looking for someone to devour. Resist him, standing firm in the faith, because you know that your brothers throughout the world are undergoing the same kind of sufferings. (1 Peter, 5:8-9)</text:span></text:p>
      <text:p text:style-name="P25"><text:span text:style-name="T80">... And pray... on all occasions with all kinds of prayers and requests. With this in mind, </text:span><text:span text:style-name="T82">be alert and always keep on praying [to God]</text:span><text:span text:style-name="T80"> for all the saints [who have devoted themselves to God]. (Ephesians, 6:17-18)</text:span></text:p>
      <text:p text:style-name="P25"><text:span text:style-name="T80">... [Jesus:] "Stay here and </text:span><text:span text:style-name="T82">keep watch with me</text:span><text:span text:style-name="T80">." (Matthew, 26:38)</text:span></text:p>
      <text:p text:style-name="P25"><text:span text:style-name="T82">Be very careful, then, how you live—</text:span><text:span text:style-name="T80">not as unwise but as wise, making the most of every opportunity, because the days are evil. Therefore do not be foolish, but understand what the Lord's will is. (Ephesians, 5:15-17)</text:span></text:p>
      <text:p text:style-name="P86"><text:soft-page-break/><text:span text:style-name="T1">Be on your guard; stand firm in the faith;</text:span> be men of courage; be strong. Do everything in love. You know that the household of Stephanas were the first converts in Achaia, and they have devoted themselves to the service of the saints [who are devoted to God]. I urge you, brothers, to submit to such as these and to everyone who joins in the work, and labors at it. (1 Corinthians 16:13-16) </text:p>
      <text:p text:style-name="P25"><text:span text:style-name="T82">Be careful, or your hearts will be weighed down with dissipation, drunkenness and the anxieties of life,</text:span><text:span text:style-name="T80"> and that day [the day of judgment], will close on you unexpectedly like a trap. For it will come upon all those who live on the face of the whole earth. </text:span><text:span text:style-name="T82">Be always on the watch</text:span><text:span text:style-name="T80">, and pray that you may be able to escape all that is about to happen..." (Luke, 21:34-36)</text:span></text:p>
      <text:p text:style-name="P25"><text:span text:style-name="T82">So watch yourselves. </text:span><text:span text:style-name="T80">"If your brother sins, rebuke him, and if he repents, forgive him. If he sins against you seven times in a day, and seven times comes back to you and says, 'I repent,' forgive him." (Luke, 17:3-4)</text:span></text:p>
      <text:p text:style-name="P25"><text:span text:style-name="T80">Do not repay anyone evil for evil. </text:span><text:span text:style-name="T82">Be careful to do what is right in the eyes of everybody.</text:span><text:span text:style-name="T80"> (Romans, 12:17)</text:span></text:p>
      <text:p text:style-name="P25"><text:span text:style-name="T80">I urge you, brothers, to watch out for those who </text:span><text:span text:style-name="T82">cause divisions and put obstacles in your way</text:span><text:span text:style-name="T80"> that are contrary to the teaching [God's commandments] you have learned. Keep away from them. (Romans, 16:17)</text:span></text:p>
      <text:p text:style-name="P25"><text:span text:style-name="T82">Watch out that you do not lose what you have worked for, but that you may be rewarded fully.</text:span><text:span text:style-name="T80"> (2 John 1:8)</text:span></text:p>
      <text:p text:style-name="P25"><text:span text:style-name="T80">Tell Archippus: </text:span><text:span text:style-name="T82">"Take heed to the ministry which you have received in the Lord, that you fulfill it."</text:span><text:span text:style-name="T80"> (Colossians, 4:17)</text:span></text:p>
      <text:p text:style-name="P25"><text:span text:style-name="T80">... Therefore, holy brothers... </text:span><text:span text:style-name="T82">think carefully about Jesus whom we declare to be God's messenger and high priest.</text:span><text:span text:style-name="T80"> He was faithful to the One Who appointed him, just as Moses was faithful in all God's house... See to it, brothers, </text:span><text:span text:style-name="T82">that none of you has a sinful, unbelieving heart that turns away from the living God [the Everlasting]. </text:span><text:span text:style-name="T80">(Hebrews, 3:1-2, 12)</text:span></text:p>
      <text:p text:style-name="P25"><text:span text:style-name="T82">See to it that no one misses the grace of God</text:span><text:span text:style-name="T80"> and that no bitter root grows up to cause trouble and defile many. (Hebrews, 12:15)</text:span></text:p>
      <text:p text:style-name="P25"><text:span text:style-name="T80">Your eye is the lamp of your body. When your eyes are good, your whole body also is full of light. But when they are bad, your body also is full of darkness. </text:span><text:span text:style-name="T82">See to it, then, that the light within you is not darkness. </text:span><text:span text:style-name="T80">Therefore, if your whole body is full of light, and no part of it dark, it will be completely lighted, as when the light of a lamp shines on you. (Luke, 11:34-36)</text:span></text:p>
      <text:p text:style-name="P25"><text:span text:style-name="T80">Therefore </text:span><text:span text:style-name="T82">keep watch</text:span><text:span text:style-name="T80">. But understand this: If the owner of the house had known at what time of night the thief was coming, he would have kept watch and would not have let his house be broken into. </text:span><text:span text:style-name="T82">So you also must be ready</text:span><text:span text:style-name="T80">, because the son of man [Jesus] will come at an hour when you do </text:span><text:soft-page-break/><text:span text:style-name="T80">not expect him. (Matthew, 24:42-44)</text:span></text:p>
      <text:p text:style-name="P25"><text:span text:style-name="T80">By the grace God has given me, I laid a foundation as an expert builder, and someone else is building on it. </text:span><text:span text:style-name="T82">But each one should be careful how he builds.</text:span><text:span text:style-name="T80"> For no one can lay any foundation other than the one already laid, which is Jesus Christ. If any man builds on this foundation using gold, silver, costly stones, wood, hay or straw, his work will be shown for what it is, because the Day will bring it to light. It will be revealed with fire, and the fire will test the quality of each man's work. (1 Corinthians, 3:10-13)</text:span></text:p>
      <text:p text:style-name="P25"><text:span text:style-name="T80">These things happened to them as examples and were written down as warnings for us, on whom the fulfillment of the ages has come. So, if you think </text:span><text:span text:style-name="T82">you are standing firm, be careful that you don't fall!</text:span><text:span text:style-name="T80"> No temptation has seized you except what is common to man. And God is faithful; He will not let you be tempted beyond what you can bear. But when you are tempted, He will also provide a way out so that you can stand up under it. (1 Corinthians, 10:11-13)</text:span></text:p>
      <text:p text:style-name="P25"><text:span text:style-name="T80">Even from your own number men will arise and distort the truth in order to draw away disciples after them. </text:span><text:span text:style-name="T82">So be on your guard! </text:span><text:span text:style-name="T80">Remember that for three years I never stopped warning each of you night and day... "Now I commit you to God and to the word of His grace [commandments possessed of God's revelation], which can build you up and give you an inheritance among all those who are sanctified. (Acts, 20:30-32) </text:span></text:p>
      <text:p text:style-name="P25"><text:span text:style-name="T82">Therefore keep watch,</text:span><text:span text:style-name="T80"> because you do not know the day [the day of judgment] or the hour. (Matthew, 25:13)</text:span></text:p>
      <text:p text:style-name="P25"><text:span text:style-name="T80">Then he returned to his disciples and found them sleeping. "Could you men not keep watch with me for one hour?" he asked Peter. "</text:span><text:span text:style-name="T82">Watch and pray so that you will not fall into temptation</text:span><text:span text:style-name="T80">. The spirit is willing, but the body is weak." (Matthew, 26:40-41; Mark 14:37-41)</text:span></text:p>
      <text:p text:style-name="P25"><text:span text:style-name="T82">"Consider carefully what you hear,"</text:span><text:span text:style-name="T80"> he [Jesus] continued. "With the measure you use, it will be measured to you—and even more. Whoever has will be given more; whoever does not have, even what he has will be taken from him." (Mark, 4:24-25)</text:span></text:p>
      <text:p text:style-name="P25"><text:span text:style-name="T80">For there is nothing hidden that will not be disclosed, and nothing concealed that will not be known or brought out into the open. Therefore </text:span><text:span text:style-name="T82">consider carefully how you listen </text:span><text:span text:style-name="T80">[God's commandments]. Whoever has will be given more; whoever does not have, even what he thinks he has will be taken from him." (Luke, 8:17-18)</text:span></text:p>
      <text:p text:style-name="P25"><text:span text:style-name="T82">See to it that you do not refuse him who speaks.</text:span><text:span text:style-name="T80"> If they did not escape when they refused him who warned them on earth, how much less will we, if we turn away from him who [Jesus, God's Messenger] warns us from heaven? At that time His voice shook the earth, but now he has promised, "Once more I will shake not only the earth but also the heavens." The words "once more" indicate the removing of what can be shaken—that is, created things—so that what cannot be shaken may remain. Therefore, since we are receiving a kingdom that cannot be shaken, let us be thankful, and </text:span><text:soft-page-break/><text:span text:style-name="T80">so worship God acceptably with reverence and awe. (Hebrews, 12:25-28)</text:span></text:p>
      <text:p text:style-name="P25"><text:span text:style-name="T82">"You must be on your guard. </text:span><text:span text:style-name="T80">You will be handed over to the local councils and flogged in the synagogues. On account of me you will stand before governors and kings as witnesses to them. And the Gospel must first be preached to all nations. Whenever you are arrested and brought to trial, do not worry beforehand about what to say. Just say whatever is given you at the time, for it is not you speaking, but God's Spirit." (Mark, 13:9-11)</text:span></text:p>
      <text:p text:style-name="P25"><text:span text:style-name="T80">"No one knows about that day or hour, not even the angels in heaven, nor Jesus, but only the God. </text:span><text:span text:style-name="T82">Be on guard! Be alert! </text:span><text:span text:style-name="T80">You do not know when that time will come. It's like a man going away: He leaves his house and puts his servants in charge, each with his assigned task, and tells the one at the door to keep watch. "</text:span><text:span text:style-name="T82">Therefore keep watch</text:span><text:span text:style-name="T80"> because you do not know when the owner of the house will come back—whether in the evening, or at midnight, or when the rooster crows, or at dawn. If he comes suddenly, do not let him find you sleeping. </text:span><text:span text:style-name="T82">What I say to you, I say to everyone: 'Watch!'</text:span><text:span text:style-name="T80"> " (Mark, 13:32-37)</text:span></text:p>
      <text:p text:style-name="P25"><text:span text:style-name="T80">Someone in the crowd said to him, "Teacher, tell my brother to divide the inheritance with me." Jesus replied, "Man, who appointed me a judge or an arbiter between you?" Then he said to them, "</text:span><text:span text:style-name="T82">Watch out! Be on your guard</text:span><text:span text:style-name="T80"> against all kinds of greed; a man's life does not consist in the abundance of his possessions." And he told them this parable: "The ground of a certain rich man produced a good crop. He thought to himself, 'What shall I do? I have no place to store my crops.' "Then he said, 'This is what I'll do. I will tear down my barns and build bigger ones, and there I will store all my grain and my goods. And I'll say to myself, "You have plenty of good things laid up for many years. Take life easy; eat, drink and be merry." "But God said to him, 'You fool! This very night your life will be demanded from you. Then who will get what you have prepared for yourself? This is how it will be with anyone who stores up things for himself but is not rich toward God." (Luke, 12:13-21)</text:span></text:p>
      <text:p text:style-name="P25"><text:span text:style-name="T80">"Be dressed ready for service and keep your lamps burning, like men waiting for their master to return from a wedding banquet, so that when he comes and knocks they can immediately open the door for him. It will be good for those servants whose master finds them watching when he comes. I tell you the truth, he will dress himself to serve, will have them recline at the table and will come and wait on them. </text:span><text:span text:style-name="T82">It will be good for those servants whose master finds them ready, even if he comes in the second or third watch of the night.</text:span><text:span text:style-name="T80"> But understand this: If the owner of the house had known at what hour the thief was coming, he would not have let his house be broken into. You also must be ready, because the Son of Man [Jesus] will come at an hour when you do not expect him." (Luke, 12:35-40; Matthew 24:42-51; Mark 13:34-36)</text:span></text:p>
      <text:p text:style-name="P13"/>
      <text:h text:style-name="P122" text:outline-level="2">To Be Rightheous and Truthful</text:h>
      <text:p text:style-name="P25"><text:span text:style-name="T80">They came to him and said, "Teacher, we know you are a man of integrity. </text:span><text:span text:style-name="T82">You aren't swayed by men, because you pay no attention to who they are; but you teach the way of God in </text:span><text:soft-page-break/><text:span text:style-name="T82">accordance with the truth... </text:span><text:span text:style-name="T80">(Mark, 12:14; Matthew 22:16; Luke, 20:21-22)</text:span></text:p>
      <text:p text:style-name="P25"><text:span text:style-name="T80">[Jesus:] </text:span><text:span text:style-name="T82">Whoever can be trusted with very little can also be trusted with much, and whoever is dishonest with very little will also be dishonest with much. </text:span><text:span text:style-name="T80">So if you have not been trustworthy in handling worldly wealth, who will trust you with true riches? And if you have not been trustworthy with someone else's property, who will give you property of your own? (Luke, 16:10-12)</text:span></text:p>
      <text:p text:style-name="P25"><text:span text:style-name="T80">In everything set them an example by doing what is good. </text:span><text:span text:style-name="T82">In your teaching show integrity, seriousness and soundness of speech that cannot be condemned, </text:span><text:span text:style-name="T80">so that those who oppose you may be ashamed because they have nothing bad to say about us. (Titus, 2:7-8)</text:span></text:p>
      <text:p text:style-name="P25"><text:span text:style-name="T82">Blessed are those who hunger and thirst for righteousness,</text:span><text:span text:style-name="T80"> for they will be filled. (Matthew, 5:6)</text:span></text:p>
      <text:p text:style-name="P97"><text:span text:style-name="T1">Blessed are those who are persecuted because of righteousness, for theirs is the kingdom of heaven [paradise].</text:span> (Matthew, 5:10)</text:p>
      <text:p text:style-name="P86">[God said to Jesus:]  <text:span text:style-name="T1">"You have loved righteousness</text:span> and hated wickedness..." (Hebrews, 1:9)</text:p>
      <text:p text:style-name="P25"><text:span text:style-name="T82">You were taught, with regard to your former way of life, to put off your old self,</text:span><text:span text:style-name="T80"> which is being corrupted by its deceitful desires; </text:span><text:span text:style-name="T82">to be made new in the attitude of your minds; and to put on the new self... Therefore each of you must put off falsehood and speak truthfully to his neighbor</text:span><text:span text:style-name="T80">, for we are all members of one body. "... do not sin"... and do not give the devil a foothold. (Ephesians, 4:22-27)</text:span></text:p>
      <text:p text:style-name="P25"><text:span text:style-name="T82">But seek first His kingdom [God's approval] and His righteousness</text:span><text:span text:style-name="T80">, and all these things will be given to you as well. (Matthew, 6:33)</text:span></text:p>
      <text:p text:style-name="P25"><text:span text:style-name="T80">Tax collectors..."Teacher," they asked, "what should we do?" "</text:span><text:span text:style-name="T82">Don't collect any more than you are required to</text:span><text:span text:style-name="T80">," he told them. Then some soldiers asked him, "And what should we do?" He replied, </text:span><text:span text:style-name="T82">"Don't extort money and don't accuse people falsely—be content with your pay."</text:span><text:span text:style-name="T80"> (Luke, 3:12-14)</text:span></text:p>
      <text:p text:style-name="P25"><text:span text:style-name="T80">"Everyone who does evil hates the light, and will not come into the light for fear that his deeds will be exposed. </text:span><text:span text:style-name="T82">But whoever lives by the truth comes into the light, so that it may be seen plainly that what he has done has been done through God."</text:span><text:span text:style-name="T80"> (John, 3:20-21)</text:span></text:p>
      <text:p text:style-name="P25"><text:span text:style-name="T80">Therefore do not let sin reign in your mortal body so that you obey its evil desires. Do not offer the parts of your body to sin, as instruments of wickedness, but rather offer yourselves to God, </text:span><text:span text:style-name="T82">as those who have been brought from death to life; and offer the parts of your body to him as instruments of righteousness. </text:span><text:span text:style-name="T80">For sin shall not be your master, because you are... under grace. (Romans, 6:12-14)</text:span></text:p>
      <text:p text:style-name="P25"><text:soft-page-break/><text:span text:style-name="T80">By faith Noah, when warned about things not yet seen, in holy fear built an ark to save his family. By his faith he... </text:span><text:span text:style-name="T82">became heir of the righteousness that comes by faith</text:span><text:span text:style-name="T80">. (Hebrews, 11:7)</text:span></text:p>
      <text:p text:style-name="P25"><text:span text:style-name="T80">Don't you know that when you offer yourselves to someone to obey him as slaves, you are slaves to the one whom you obey—whether you are slaves to sin, which leads to death, </text:span><text:span text:style-name="T82">or to obedience, which leads to righteousness? </text:span><text:span text:style-name="T80">But thanks be to God that, though you used to be slaves to sin, you wholeheartedly obeyed the form of teaching to which you were entrusted. </text:span><text:span text:style-name="T82">You have been set free from sin and have become slaves to righteousness. </text:span><text:span text:style-name="T80">(Romans, 6:16-18)</text:span></text:p>
      <text:p text:style-name="P25"><text:span text:style-name="T80">For I can testify about them that they are zealous for God, but their zeal is not based on knowledge. </text:span><text:span text:style-name="T82">Since they did not know the righteousness that comes from God and sought to establish their own, they did not submit to God's righteousness.</text:span><text:span text:style-name="T80"> (Romans, 10:2-3)</text:span></text:p>
      <text:p text:style-name="P25"><text:span text:style-name="T80">Rather, as servants of God we commend ourselves in every way: in great endurance; in troubles, hardships and distresses; in beatings, imprisonments and riots; in hard work, sleepless nights and hunger; in purity, understanding, patience and kindness; in... sincere love; </text:span><text:span text:style-name="T82">in truthful speech and in the power of God; with weapons of righteousness in the right hand and in the left</text:span><text:span text:style-name="T80">... genuine, </text:span><text:span text:style-name="T82">yet regarded as impostors</text:span><text:span text:style-name="T80">. (2 Corinthians, 6:4-8)</text:span></text:p>
      <text:p text:style-name="P25"><text:span text:style-name="T80">But you, man of God, flee from all this, and pursue </text:span><text:span text:style-name="T82">righteousness</text:span><text:span text:style-name="T80">, godliness, faith, love, endurance and gentleness. Fight the good fight of the faith. Take hold of the eternal life to which you were called [faith in God] when you made your good confession in the presence of many witnesses. (1 Timothy, 6:11-12)</text:span></text:p>
      <text:p text:style-name="P25"><text:span text:style-name="T80">Flee the evil desires of youth, and </text:span><text:span text:style-name="T82">pursue righteousness</text:span><text:span text:style-name="T80">, faith, love and peace, along with those who call on the Lord out of a pure heart. (2 Timothy, 2:22)</text:span></text:p>
      <text:p text:style-name="P25"><text:span text:style-name="T80">Therefore put on the full armor [the spiritual power that comes from faith in God] of God, so that when the day of evil comes, you may be able to stand your ground, and after you have done everything, to stand. </text:span><text:span text:style-name="T82">Stand firm</text:span><text:span text:style-name="T80"> then, with the belt of truth buckled around your waist, </text:span><text:span text:style-name="T82">with the breastplate of righteousness in place</text:span><text:span text:style-name="T80">, and with your feet fitted with the readiness that comes from the Gospel of peace [God's commandments]. In addition to all this, take up the shield of faith, with which you can extinguish all the flaming arrows of the evil one. Take the helmet of salvation and the sword of the spirit, which is the word of God. (Ephesians, 6:13-17)</text:span></text:p>
      <text:p text:style-name="P25"><text:span text:style-name="T80">Now He [God] Who supplies seed to the sower and bread for food will also supply and increase your store of seed and </text:span><text:span text:style-name="T82">will enlarge the harvest of your righteousness</text:span><text:span text:style-name="T80">. (2 Corinthians, 9:10)</text:span></text:p>
      <text:p text:style-name="P25"><text:span text:style-name="T80">It is because of Him [God] that you are in Christ Jesus [you believed with Jesus] who has become for us wisdom from God—that is, [being instrumental in] our </text:span><text:span text:style-name="T82">righteousness</text:span><text:span text:style-name="T80">, holiness and redemption. (1 Corinthians, 1:30)</text:span></text:p>
      <text:p text:style-name="P25"><text:span text:style-name="T80">For you were once darkness, but now you are light in the Lord [manifested in the light of God]... </text:span><text:span text:style-name="T82">(the fruit of the light consists in all goodness, righteousness and truth)</text:span><text:span text:style-name="T80"> and find out what pleases </text:span><text:soft-page-break/><text:span text:style-name="T80">the Lord. Have nothing to do with the fruitless deeds of darkness, but rather expose them. (Ephesians, 5:8-11)</text:span></text:p>
      <text:p text:style-name="P25"><text:span text:style-name="T80">And this is my prayer: that your love may abound more and more in knowledge and depth of insight, so that you may be able to discern what is best and may be pure and blameless... </text:span><text:span text:style-name="T82">filled with the fruit of righteousness that comes through Jesus Christ—to the glory and praise of God.</text:span><text:span text:style-name="T80"> (Philippians, 1:9-11)</text:span></text:p>
      <text:p text:style-name="P25"><text:span text:style-name="T80">All Scripture is inspired by God and </text:span><text:span text:style-name="T82">is useful for</text:span><text:span text:style-name="T80"> teaching, rebuking, correcting and </text:span><text:span text:style-name="T82">training in righteousness</text:span><text:span text:style-name="T80">, so that the man of God may be thoroughly equipped for every good work. (2 Timothy, 3:16-17)</text:span></text:p>
      <text:p text:style-name="P25"><text:span text:style-name="T80">God disciplines us for our good... No discipline seems pleasant at the time, but painful. Later on, however, </text:span><text:span text:style-name="T82">it produces a harvest of righteousness and peace for those who have been trained by it</text:span><text:span text:style-name="T80">. Therefore, strengthen your feeble arms and weak knees. </text:span><text:span text:style-name="T82">"Make level paths for your feet,"</text:span><text:span text:style-name="T80"> so that the lame may not be disabled, but rather healed. (Hebrews, 12:11-13)</text:span></text:p>
      <text:p text:style-name="P25"><text:span text:style-name="T80">For where you have envy and selfish ambition, there you find disorder and every evil practice. But the wisdom that comes from heaven [from God] is first of all pure; then peace-loving, considerate, submissive, full of mercy and good fruit, impartial and sincere. </text:span><text:span text:style-name="T82">Peacemakers who sow in peace raise a harvest of righteousness.</text:span><text:span text:style-name="T80"> (James, 3:16-18)</text:span></text:p>
      <text:p text:style-name="P25"><text:span text:style-name="T80">Who is going to harm you if you are eager to do good? </text:span><text:span text:style-name="T82">But even if you should suffer for what is right, you are blessed.</text:span><text:span text:style-name="T80"> "Do not fear what they fear; do not be frightened."... Always be prepared to give an answer to everyone who asks you to give the reason for the hope that you have. But do this with gentleness and respect, keeping a clear conscience, so that those who speak maliciously against your good behavior in Christ may be ashamed of their slander. It is better, if it is God's will, to suffer for doing good than for doing evil. (1 Peter, 3:13-17)</text:span></text:p>
      <text:p text:style-name="P25"><text:span text:style-name="T80">And do not swear by your head, for you cannot make even one hair white or black. Simply let your </text:span><text:span text:style-name="T82">'Yes' be 'Yes,' and your 'No,' 'No'</text:span><text:span text:style-name="T80">; anything beyond this comes from the evil one. (Matthew, 5:36-37)</text:span></text:p>
      <text:p text:style-name="P25"><text:span text:style-name="T80">Above all, my brothers, do not swear—not by heaven or by earth or by anything else. Let your </text:span><text:span text:style-name="T82">"Yes" be yes, and your "No," no</text:span><text:span text:style-name="T80">, or you will be condemned [to wrath on the day of judgment] (James, 5:12)</text:span></text:p>
      <text:p text:style-name="P25"><text:span text:style-name="T80">Do not allow what you consider good to be spoken of as evil. For the kingdom of God [the accounting in the hereafter] is not a matter of eating and drinking, </text:span><text:span text:style-name="T82">but of righteousness, </text:span><text:span text:style-name="T80">peace and joy... because anyone who serves Christ in this way is pleasing to God and approved by men. Let us therefore make every effort to do what leads to peace and to mutual edification. (Romans, 14:16-19)</text:span></text:p>
      <text:p text:style-name="P12"/>
      <text:h text:style-name="P122" text:outline-level="2"><text:soft-page-break/>Being Affectionate and Compassionate</text:h>
      <text:p text:style-name="P25"><text:span text:style-name="T82">Blessed are the merciful,</text:span><text:span text:style-name="T80"> for they will be shown mercy. (Matthew, 5:7)</text:span></text:p>
      <text:p text:style-name="P25"><text:span text:style-name="T82">Be merciful to those who doubt; snatch others from the fire and save them; to others show mercy, mixed with fear—</text:span><text:span text:style-name="T80">hating even the clothing stained by corrupted flesh. (Jude, 1:22-23)</text:span></text:p>
      <text:p text:style-name="P25"><text:span text:style-name="T84"><text:s/></text:span><text:span text:style-name="T80">Flee the evil desires of youth, and pursue righteousness, faith, love and peace, along with those who call on the Lord out of a pure heart. Don't have anything to do with foolish and stupid arguments, because you know they produce quarrels. And the Lord's servant must not quarrel; </text:span><text:span text:style-name="T82">instead, he must be kind to everyone, able to teach, not resentful. Those who oppose him he must gently instruct, in the hope that God will grant them repentance leading them to a knowledge of the truth</text:span><text:span text:style-name="T80">, and that they will come to their senses and escape from the trap of the devil, who has taken them captive to do his will. (2 Timothy, 2:22-26)</text:span></text:p>
      <text:p text:style-name="P25"><text:span text:style-name="T82">If anyone has material possessions and sees his brother in need but has no pity on him, how can the love of God be in him?</text:span><text:span text:style-name="T80"> Dear children, let us not love with words or tongue but with actions and in truth. (1 John, 3:17-18)</text:span></text:p>
      <text:p text:style-name="P25"><text:span text:style-name="T80">... </text:span><text:span text:style-name="T82">If it is showing mercy, let him do it cheerfully.</text:span><text:span text:style-name="T80"> (Romans, 12:8)</text:span></text:p>
      <text:p text:style-name="P86">And as for you, brothers, never tire of doing what is right. If anyone does not obey our instruction in this letter, take special note of him. Do not associate with him, in order that he may feel ashamed. <text:span text:style-name="T1">Yet do not regard him as an enemy, but warn him as a brother. </text:span>(2 Thessalonians, 3:13-15)</text:p>
      <text:p text:style-name="P25"><text:span text:style-name="T80">Woe to you... you hypocrites! You give a tenth of your spices—mint, dill and cummin. </text:span><text:span text:style-name="T82">But you have neglected</text:span><text:span text:style-name="T80"> the more important matters of the law [God's commandments]—justice, </text:span><text:span text:style-name="T82">mercy</text:span><text:span text:style-name="T80"> and faithfulness. You should have practiced the latter, without neglecting the former. (Matthew, 23:23)</text:span></text:p>
      <text:p text:style-name="P12">[Jesus:]  "While I was with them, I protected them and kept them safe..." (John, 17:12)</text:p>
      <text:p text:style-name="P25"><text:span text:style-name="T80">As Jesus was getting into the boat, the man who had been demon-possessed begged to go with him. Jesus did not let him, but said, </text:span><text:span text:style-name="T82">"Go home to your family and tell them how much the Lord has done for you, and how He has had mercy on you." </text:span><text:span text:style-name="T80">(Mark, 5:18-19)</text:span></text:p>
      <text:p text:style-name="P25"><text:span text:style-name="T80">... </text:span><text:span text:style-name="T82">But the wisdom that comes from heaven</text:span><text:span text:style-name="T80"> is first of all pure; then peace-loving, considerate, submissive, </text:span><text:span text:style-name="T82">full of mercy and good fruit, </text:span><text:span text:style-name="T80">impartial and sincere. Peacemakers who sow in peace raise a harvest of righteousness. (James, 3:17-18)</text:span></text:p>
      <text:p text:style-name="P25"><text:span text:style-name="T80">... But the fruit of God's Spirit [the spirit of faith in God] is love, joy, peace, patience, </text:span><text:span text:style-name="T82">kindness</text:span><text:span text:style-name="T80">, goodness, faithfulness, gentleness and self-control. Against such things there is no law. (Galatians, 5:22-23)</text:span></text:p>
      <text:p text:style-name="P25"><text:span text:style-name="T80">You know we never used flattery, nor did we put on a mask to cover up greed—God is our witness. </text:span><text:soft-page-break/><text:span text:style-name="T80">We were not looking for praise from men, not from you or anyone else. As apostles of Christ we could have been a burden to you, </text:span><text:span text:style-name="T82">but we were gentle among you, like a mother caring for her little children</text:span><text:span text:style-name="T80">. We loved you so much that we were delighted to share with you not only the Gospel of God  but our lives as well [for God's approval], because you had become so dear to us. Surely you remember, brothers, our toil and hardship; we worked night and day in order not to be a burden to anyone while we preached the Gospel of God to you. You are witnesses, and so is God, of how holy, righteous and blameless we were among you who believed. (1 Thessalonians, 2:5-10)</text:span></text:p>
      <text:p text:style-name="P25"><text:span text:style-name="T80">[Jesus:] "</text:span><text:span text:style-name="T82">But love your enemies</text:span><text:span text:style-name="T80">, do good to them, and lend to them without expecting to get anything back. Then your reward will be great... because He [God] is kind to the ungrateful and wicked. </text:span><text:span text:style-name="T82">Be merciful</text:span><text:span text:style-name="T80">, just as your God is merciful." (Luke, 6:35-36)</text:span></text:p>
      <text:p text:style-name="P13"/>
      <text:h text:style-name="P122" text:outline-level="2">Being Forgiving</text:h>
      <text:p text:style-name="P25"><text:span text:style-name="T80">"But I tell you who hear me: </text:span><text:span text:style-name="T82">Love your enemies, do good to those who hate you, bless those who curse you, pray for those who mistreat you." </text:span><text:span text:style-name="T80">(Luke, 6:27-28)</text:span></text:p>
      <text:p text:style-name="P25"><text:span text:style-name="T80">And when you stand praying, </text:span><text:span text:style-name="T82">if you hold anything against anyone, forgive him</text:span><text:span text:style-name="T80">... (Mark, 11:25-26)</text:span></text:p>
      <text:p text:style-name="P25"><text:span text:style-name="T82">For if you forgive men when they sin against you, your God will also forgive you.</text:span><text:span text:style-name="T80"> (Matthew, 6:14)</text:span></text:p>
      <text:p text:style-name="P25"><text:span text:style-name="T80">"Do not judge, and you will not be judged. Do not condemn, and you will not be condemned. </text:span><text:span text:style-name="T82">Forgive, and you will be forgiven. </text:span><text:span text:style-name="T80">Give, and it will be given to you. A good measure, pressed down, shaken together and running over, will be poured into your lap. For with the measure you use, it will be measured to you." (Luke, 6:37-38)</text:span></text:p>
      <text:p text:style-name="P97">You have heard that it was said, 'Eye for eye, and tooth for tooth.' But I tell you, Do not resist an evil person. <text:span text:style-name="T1">If someone strikes you on the right cheek, turn to him the other also. And if someone wants to sue you and take your tunic, let him have your cloak as well. If someone forces you to go one mile, go with him two miles.</text:span> (Matthew, 5:38-41)</text:p>
      <text:p text:style-name="P86">Therefore, as God's chosen people, holy and dearly loved, clothe yourselves with compassion, kindness, humility, gentleness and patience. <text:span text:style-name="T1">Bear with each other and forgive whatever grievances you may have against one another. Forgive as the Lord forgave you.</text:span> And over all these virtues put on love, which binds them all together in perfect unity. (Colossians 3:12-14)</text:p>
      <text:p text:style-name="P25"><text:span text:style-name="T80">So watch yourselves. "</text:span><text:span text:style-name="T82">If your brother sins, rebuke him, and if he repents, forgive him.</text:span><text:span text:style-name="T80"> If he sins against you seven times in a day, and seven times comes back to you and says, 'I repent,' </text:span><text:span text:style-name="T82">forgive him</text:span><text:span text:style-name="T80">." (Luke, 17:3-4)</text:span></text:p>
      <text:p text:style-name="P25"><text:soft-page-break/><text:span text:style-name="T80">Then Peter came to Jesus and asked, "... </text:span><text:span text:style-name="T82">How many times shall I forgive my brother when he sins against me? Up to seven times?" Jesus answered, "I tell you, not seven times, but seventy-seven times</text:span><text:span text:style-name="T80">. (Matthew, 18:21-22)</text:span></text:p>
      <text:p text:style-name="P25"><text:span text:style-name="T80">He [Jesus:] said to them, "When you pray, say: </text:span><text:span text:style-name="T82">'[Our Lord]... Forgive us our sins, for we also forgive everyone who sins against us</text:span><text:span text:style-name="T80">. And lead us not into temptation.'" (Luke, 11:2-4)</text:span></text:p>
      <text:p text:style-name="P25"><text:span text:style-name="T82">Forgive us our debts, as we also have forgiven our debtors.</text:span><text:span text:style-name="T80"> And lead us not into temptation but deliver us from the evil one. (Matthew, 6:12-13)</text:span></text:p>
      <text:p text:style-name="P25"><text:span text:style-name="T80">"'You have heard that it was said, 'Love your neighbor and hate your enemy.' But I tell you: </text:span><text:span text:style-name="T82">Love your enemies and pray for those who persecute you</text:span><text:span text:style-name="T80">... He [God] causes His sun to rise on the evil and the good, and sends rain on the righteous and the unrighteous. If you love those who love you, what reward will you get?..." (Matthew, 5:43-46) </text:span></text:p>
      <text:p text:style-name="P12"/>
      <text:h text:style-name="P122" text:outline-level="2">Being Meek and Gentle</text:h>
      <text:p text:style-name="P25"><text:span text:style-name="T82">Blessed are the meek, for they will inherit the earth. </text:span><text:span text:style-name="T80">(Matthew, 5:5)</text:span></text:p>
      <text:p text:style-name="P25"><text:span text:style-name="T80">Instead, it should be that of your inner self, </text:span><text:span text:style-name="T82">the unfading beauty of a gentle and quiet spirit,</text:span><text:span text:style-name="T80"> which is of great worth in God's Sight. (1 Peter, 3:4)</text:span></text:p>
      <text:p text:style-name="P25"><text:span text:style-name="T82">And the Lord's servant must not quarrel</text:span><text:span text:style-name="T80">; instead, he must be kind to everyone, able to teach, not resentful. </text:span><text:span text:style-name="T82">Those who oppose him he must gently instruct,</text:span><text:span text:style-name="T80"> in the hope that God will grant them repentance leading them to a knowledge of the truth, and that they will come to their senses and escape from the trap of the devil, who has taken them captive to do his will. (2 Timothy, 2:24-26)</text:span></text:p>
      <text:p text:style-name="P25"><text:span text:style-name="T80">Brothers, if someone is caught in a sin, </text:span><text:span text:style-name="T82">you who are spiritual should restore him gently</text:span><text:span text:style-name="T80">. But watch yourself, or you also may be tempted. Carry each other's burdens, and in this way you will fulfill the law of Christ [God's commandments revealed to Jesus]. (Galatians, 6:1-2)</text:span></text:p>
      <text:p text:style-name="P25"><text:span text:style-name="T80">Remind the people to be subject to rulers and authorities, </text:span><text:span text:style-name="T82">to be obedient, to be ready to do whatever is good</text:span><text:span text:style-name="T80">, to slander no one, to be peaceable and considerate, and to show true humility toward all men. (Titus, 3:1-2)</text:span></text:p>
      <text:p text:style-name="P86">[Jesus:] "Come to me, all you who are weary and burdened, and I will give you rest. Take my yoke upon you and learn from me,<text:span text:style-name="T1"> for I am gentle and humble in heart</text:span>, and you will find rest for your souls." (Matthew, 11:28-29)</text:p>
      <text:p text:style-name="P25"><text:span text:style-name="T80">... But in your hearts... Always be prepared to give an answer to everyone who asks you to give the reason for the hope that you have. </text:span><text:span text:style-name="T82">But do this with gentleness and respect</text:span><text:span text:style-name="T80">, keeping a clear conscience, so that those who speak maliciously against your good behavior in Christ [by following Jesus] may be ashamed of their slander. (1 Peter, 3:15-16)</text:span></text:p>
      <text:p text:style-name="P25"><text:soft-page-break/><text:span text:style-name="T80">But the wisdom that comes from heaven [from God's Presence] is first of all pure; then </text:span><text:span text:style-name="T82">peace-loving, considerate, submissive</text:span><text:span text:style-name="T80">, full of mercy and good fruit, without partiality, and without hypocrisy. (James, 3:17)</text:span></text:p>
      <text:p text:style-name="P25"><text:span text:style-name="T80">Get rid of all bitterness, rage and anger, brawling and slander, along with every form of malice. </text:span><text:span text:style-name="T82">Be kind and compassionate to one another</text:span><text:span text:style-name="T80">, forgiving each other, just as... God forgave you. (Ephesians, 4:31-32)</text:span></text:p>
      <text:p text:style-name="P25"><text:span text:style-name="T80">Now we ask you, brothers, to respect those who work hard among you, who are over you in the Lord and who admonish you. Hold them in the highest regard in love because of their work. </text:span><text:span text:style-name="T82">Live in peace with each other</text:span><text:span text:style-name="T80">... brothers, warn those who are idle, encourage the timid, help the weak, be patient with everyone. </text:span><text:span text:style-name="T82">Make sure that nobody pays back wrong for wrong, but always try to be kind to each other and to everyone else.</text:span><text:span text:style-name="T80"> Be joyful always. (1 Thessalonians, 5:12-16)</text:span></text:p>
      <text:p text:style-name="P25"><text:span text:style-name="T80">But the fruit of the Spirit of God is love, joy, peace, patience, kindness, goodness, faithfulness, </text:span><text:span text:style-name="T82">gentleness</text:span><text:span text:style-name="T80"> and self-control. Against such things there is no law. (Galatians, 5:22-23)</text:span></text:p>
      <text:p text:style-name="P25"><text:span text:style-name="T80">... I urge you to live a life worthy of the calling [according to the revelation you receive from God] you have received. </text:span><text:span text:style-name="T82">Be completely humble and gentle; be patient, bearing with one another in love. </text:span><text:span text:style-name="T80">(Ephesians, 4:1-2)</text:span></text:p>
      <text:p text:style-name="P25"><text:span text:style-name="T80">Now the overseer must be above reproach... temperate, self-controlled, respectable, hospitable, able to teach, not given to drunkenness, not violent but </text:span><text:span text:style-name="T82">gentle, not quarrelsome</text:span><text:span text:style-name="T80">, not a lover of money. (1 Timothy, 3:2-3)</text:span></text:p>
      <text:p text:style-name="P12"/>
      <text:h text:style-name="P122" text:outline-level="2">Overcoming Anger</text:h>
      <text:p text:style-name="P25"><text:span text:style-name="T82">Get rid of all bitterness, rage and anger,</text:span><text:span text:style-name="T80"> brawling and slander, along with every form of malice. Be kind and compassionate to one another, forgiving each other, just as... God forgave you. (Ephesians, 4:31-32)</text:span></text:p>
      <text:p text:style-name="P25"><text:span text:style-name="T80">My dear brothers, take note of this: Everyone should be quick to listen, </text:span><text:span text:style-name="T82">slow to become angry, for man's anger does not bring about the righteous life that God desires. </text:span><text:span text:style-name="T80">Therefore, get rid of all moral filth and the evil that is so prevalent and humbly accept the Word [God's commandments] planted in you, which can save you. (James, 1:19-21)</text:span></text:p>
      <text:p text:style-name="P25"><text:span text:style-name="T80">But I tell you that anyone </text:span><text:span text:style-name="T82">who is angry with his brother will be subject to judgment</text:span><text:span text:style-name="T80">... (Matthew, 5:22)</text:span></text:p>
      <text:p text:style-name="P25"><text:span text:style-name="T82">But now you must rid yourselves of all such things as these: anger, rage, </text:span><text:span text:style-name="T80">malice, slander, and filthy language from your lips. Do not lie to each other, since you have taken off your old self with its practices... (Colossians, 3:8-10)</text:span></text:p>
      <text:p text:style-name="P12"/>
      <text:h text:style-name="P122" text:outline-level="2"><text:soft-page-break/>Being Trustworthy</text:h>
      <text:p text:style-name="P86"><text:span text:style-name="T1">Whoever can be trusted with very little can also be trusted with much,</text:span> and whoever is dishonest with very little will also be dishonest with much. So if you have not been trustworthy in handling worldly wealth, who will trust you with true riches? And if you have not been trustworthy with someone else's property, who will give you property of your own? (Luke, 16:10-12)</text:p>
      <text:p text:style-name="P25"><text:span text:style-name="T80">So then, men ought to regard us as servants of Christ [for God's approval] and as those entrusted with the secret things of God. Now it is required that those who have been </text:span><text:span text:style-name="T82">given a trust must prove faithful</text:span><text:span text:style-name="T80">. (1 Corinthians, 4:1-2)</text:span></text:p>
      <text:p text:style-name="P25"><text:span text:style-name="T80">... I have no command from the Lord,</text:span><text:span text:style-name="T82"> but I give a judgment as one who by the Lord's mercy is trustworthy.</text:span><text:span text:style-name="T80"> (1 Corinthians, 7:25)</text:span></text:p>
      <text:p text:style-name="P25"><text:span text:style-name="T80">... </text:span><text:span text:style-name="T82">He [Jesus] considered me faithful, appointing me to his service.</text:span><text:span text:style-name="T80"> Even though I was once a blasphemer and a persecutor and a violent man, I was shown mercy because I acted in ignorance and unbelief. (1 Timothy, 1:12-13)</text:span></text:p>
      <text:p text:style-name="P25"><text:span text:style-name="T80">In the same way, their wives are to be women worthy of respect, not malicious talkers but temperate and </text:span><text:span text:style-name="T82">trustworthy in everything</text:span><text:span text:style-name="T80">. (1 Timothy, 3:11)</text:span></text:p>
      <text:p text:style-name="P86">... And the things you have heard me say in the presence of many witnesses <text:span text:style-name="T1">entrust to reliable men who will also be qualified to teach others</text:span>. Endure hardship with us like a good soldier [student, follower] of Christ Jesus. (2 Timothy, 2:1-3)</text:p>
      <text:p text:style-name="P25"><text:span text:style-name="T80">... </text:span><text:span text:style-name="T82">To the holy and faithful</text:span><text:span text:style-name="T80"> brothers... Grace and peace to you from God... (Colossians, 1:1-2)</text:span></text:p>
      <text:p text:style-name="P25"><text:span text:style-name="T80">You learned it [God's commandments] from Epaphras, our dear fellow servant, who is a </text:span><text:span text:style-name="T82">faithful minister of Christ</text:span><text:span text:style-name="T80"> on our behalf... (Colossians, 1:7-8)</text:span></text:p>
      <text:p text:style-name="P25"><text:span text:style-name="T80">Tychicus will tell you all the news about me. </text:span><text:span text:style-name="T82">He is a dear brother, a faithful minister</text:span><text:span text:style-name="T80"> and fellow servant in the Lord. I am sending him to you for the express purpose that you may know about our circumstances and that he may encourage your hearts. He is coming with Onesimus, </text:span><text:span text:style-name="T82">our faithful and dear brother, who is one of you</text:span><text:span text:style-name="T80">. They will tell you everything that is happening here. (Colossians, 4:7-9)</text:span></text:p>
      <text:p text:style-name="P25"><text:span text:style-name="T80">Tychicus, the </text:span><text:span text:style-name="T82">dear brother and faithful servant in the Lord</text:span><text:span text:style-name="T80">, will tell you everything, so that you also may know how I am and what I am doing. I am sending him to you for this very purpose, that you may know how we are, and that he may encourage you. (Ephesians, 6:21-22)</text:span></text:p>
      <text:p text:style-name="P25"><text:span text:style-name="T80">With the help of Silas, </text:span><text:span text:style-name="T82">whom I regard as a faithful brother</text:span><text:span text:style-name="T80">, I have written to you briefly, encouraging you and testifying that this is the true grace of God. Stand fast in it... Greet one another with a kiss of love. Peace to all of you [to those who follow Jesus for God's sake] who are in Christ. (1 Peter, 5:12-14)</text:span></text:p>
      <text:p text:style-name="P25"><text:soft-page-break/><text:span text:style-name="T82">Who then is the faithful and wise servant</text:span><text:span text:style-name="T80">, whom the master has put in charge of the servants in his household to give them their food at the proper time? It will be good for that servant whose master finds him doing so when he returns. I tell you the truth, he will put him in charge of all his possessions. (Matthew, 24:45-47; Luke 12:42-44)</text:span></text:p>
      <text:p text:style-name="P25"><text:span text:style-name="T80">"His master replied, 'Well done, good and </text:span><text:span text:style-name="T82">faithful </text:span><text:span text:style-name="T80">servant! </text:span><text:span text:style-name="T82">You have been faithful with a few things; I will put you in charge of many things.</text:span><text:span text:style-name="T80"> Come and share your master's happiness!" (Matthew, 25:21; Luke, 19:17)</text:span></text:p>
      <text:p text:style-name="P25"><text:span text:style-name="T80">Teach slaves to be subject to their masters in everything, to try to please them, not to talk back to them, and not to steal from them, </text:span><text:span text:style-name="T82">but to show that they can be fully trusted</text:span><text:span text:style-name="T80">, so that in every way they will make the teaching about God attractive. For the grace of God that brings salvation has appeared to all men. It teaches us to say "No" to ungodliness and worldly passions, and to live self-controlled, upright and godly lives in this present age... (Titus, 2:9-13)</text:span></text:p>
      <text:p text:style-name="P12"/>
      <text:h text:style-name="P122" text:outline-level="2">Having Fortitude</text:h>
      <text:p text:style-name="P25"><text:span text:style-name="T82">For it is commendable if a man bears up under the pain of unjust suffering because he is conscious of God... But if you suffer for doing good and you endure it, this is commendable before God.</text:span><text:span text:style-name="T80"> (1 Peter, 2:19-20)</text:span></text:p>
      <text:p text:style-name="P25"><text:span text:style-name="T82">You too, be patient</text:span><text:span text:style-name="T80"> and stand firm... Don't grumble against each other, brothers... Brothers, as an example of patience in the face of suffering, </text:span><text:span text:style-name="T82">take the prophets who spoke in the name of the Lord. As you know, we consider blessed those who have persevered. You have heard of Job's perseverance and have seen what the Lord finally brought about.</text:span><text:span text:style-name="T80"> The Lord is full of compassion and mercy. (James, 5:8-11)</text:span></text:p>
      <text:p text:style-name="P25"><text:span text:style-name="T80">And the Lord's servant must not be quarrelsome but kind to everyone, able to teach, </text:span><text:span text:style-name="T82">patiently enduring evil</text:span><text:span text:style-name="T80"> ... (2 Timothy, 2:24)</text:span></text:p>
      <text:p text:style-name="P25"><text:span text:style-name="T80">But you, man of God, flee from all this, and </text:span><text:span text:style-name="T82">pursue</text:span><text:span text:style-name="T80"> righteousness, godliness, faith, love, </text:span><text:span text:style-name="T82">endurance</text:span><text:span text:style-name="T80"> and gentleness. (1 Timothy, 6:11)</text:span></text:p>
      <text:p text:style-name="P25"><text:span text:style-name="T80">And so </text:span><text:span text:style-name="T82">after waiting patiently, Abraham received what was promised.</text:span><text:span text:style-name="T80"> (Hebrews, 6:15)</text:span></text:p>
      <text:p text:style-name="P86">Be completely humble and gentle; <text:span text:style-name="T1">be patient</text:span>, bearing with one another in love. (Ephesians, 4:2)</text:p>
      <text:p text:style-name="P25"><text:span text:style-name="T80">... And we urge you, brothers, warn those who are idle, encourage the timid, help the weak, </text:span><text:span text:style-name="T82">be patient with everyone. </text:span><text:span text:style-name="T80">Make sure that nobody pays back wrong for wrong, but always try to be kind to each other and to everyone else. (1 Thessalonians, 5:14-15)</text:span></text:p>
      <text:p text:style-name="P25"><text:span text:style-name="T80">... Being strengthened with all power according to His [God's] glorious might so that </text:span><text:span text:style-name="T82">you may have great endurance and patience, and joyfully</text:span><text:span text:style-name="T80">. (Colossians, 1:11)</text:span></text:p>
      <text:p text:style-name="P25"><text:soft-page-break/><text:span text:style-name="T80">... so that through them you may participate in the divine nature and escape the corruption in the world caused by evil desires. For this very reason, </text:span><text:span text:style-name="T82">make every effort to add to your faith</text:span><text:span text:style-name="T80"> goodness; and to goodness, knowledge; and to knowledge, </text:span><text:span text:style-name="T82">self-control; and to self-control, perseverance; and to perseverance, godliness; and to godliness</text:span><text:span text:style-name="T80">, brotherly kindness; and to brotherly kindness, love. For if you possess these qualities in increasing measure, they will keep you from being ineffective and unproductive in your knowledge of... Jesus Christ... (2 Peter, 1:4-8)</text:span></text:p>
      <text:p text:style-name="P25"><text:span text:style-name="T80">[Jesus:] "Brother will betray brother to death, and a father his child; children will rebel against their parents and have them put to death. All men will hate you because of me [because you follow me for the approval of God], </text:span><text:span text:style-name="T82">but he who stands firm to the end will be saved</text:span><text:span text:style-name="T80">." (Matthew, 10:21-22; Mark, 13:12-13)</text:span></text:p>
      <text:p text:style-name="P25"><text:span text:style-name="T80">[Jesus:] "At that time many will turn away from the faith and will betray and hate each other, and many false prophets will appear and deceive many people. Because of the increase of wickedness, the love of most will grow cold, </text:span><text:span text:style-name="T82">but he who stands firm to the end will be saved</text:span><text:span text:style-name="T80">." (Matthew, 24:10-13)</text:span></text:p>
      <text:p text:style-name="P25"><text:span text:style-name="T80">You, however, know all about my teaching, my way of life, my purpose, faith, patience, love, endurance, </text:span><text:span text:style-name="T82">persecutions, sufferings—what kinds of things happened</text:span><text:span text:style-name="T80"> to me in Antioch, Iconium and Lystra, the persecutions I endured. </text:span><text:span text:style-name="T82">Yet the Lord rescued me from all of them</text:span><text:span text:style-name="T80">. In fact, everyone who wants to live a godly life... will be persecuted, while evil men and impostors will go from bad to worse, deceiving and being deceived. (2 Timothy, 3:10-13)</text:span></text:p>
      <text:p text:style-name="P25"><text:span text:style-name="T80">Never be lacking in zeal... serving the Lord. Be joyful in hope, </text:span><text:span text:style-name="T82">patient in affliction</text:span><text:span text:style-name="T80">, faithful in prayer. (Romans, 12:11-12)</text:span></text:p>
      <text:p text:style-name="P25"><text:span text:style-name="T80">Endure hardship with us like a good soldier [student, follower] of Christ Jesus... Reflect on what I am saying, for the Lord will give you insight into all this. This is my Gospel, </text:span><text:span text:style-name="T82">for which I am suffering even to the point of being chained like a criminal. </text:span><text:span text:style-name="T80">But God's word is not chained. Therefore I endure everything for the sake of the elect [servants chosen by God], that they too may obtain the salvation... (2 Timothy, 2:3, 7-10) </text:span></text:p>
      <text:p text:style-name="P25"><text:span text:style-name="T80">But the seed on good soil stands for those with a noble and good heart, who hear the word, </text:span><text:span text:style-name="T82">retain it, and by persevering produce a crop. </text:span><text:span text:style-name="T80">(Luke, 8:15)</text:span></text:p>
      <text:p text:style-name="P25"><text:span text:style-name="T80">[Jesus:] "You are those </text:span><text:span text:style-name="T82">who have stood by me in my trials. </text:span><text:span text:style-name="T80">(Luke, 22:28)</text:span></text:p>
      <text:p text:style-name="P25"><text:span text:style-name="T80">I know your deeds, your hard work and </text:span><text:span text:style-name="T82">your perseverance</text:span><text:span text:style-name="T80">. I know that you cannot tolerate [dislike] wicked men, that you have tested those who claim to be apostles but are not, and have found them false. </text:span><text:span text:style-name="T82">You have persevered</text:span><text:span text:style-name="T80"> and have endured hardships</text:span><text:span text:style-name="T82"> [for the approval of God]... and have not grown weary</text:span><text:span text:style-name="T80">. (Revelation, 2:2-3)</text:span></text:p>
      <text:p text:style-name="P25"><text:span text:style-name="T80">Therefore, my dear brothers, </text:span><text:span text:style-name="T82">stand firm. Let nothing move you. Always give yourselves fully to the work of the Lord</text:span><text:span text:style-name="T80">, because you know that your labor in the Lord is not in vain. (1 Corinthians, </text:span><text:soft-page-break/><text:span text:style-name="T80">15:58)</text:span></text:p>
      <text:p text:style-name="P13"/>
      <text:h text:style-name="P122" text:outline-level="2">Avoiding Envy</text:h>
      <text:p text:style-name="P25"><text:span text:style-name="T80">Love is patient, love is kind. </text:span><text:span text:style-name="T82">It does not envy</text:span><text:span text:style-name="T80">, it does not boast, it is not proud. (1 Corinthians, 13:4)</text:span></text:p>
      <text:p text:style-name="P25"><text:span text:style-name="T80">Since we live by the God... </text:span><text:span text:style-name="T82">Let us not </text:span><text:span text:style-name="T80">become conceited, provoking and </text:span><text:span text:style-name="T82">envying each other</text:span><text:span text:style-name="T80">. (Galatians, 5:25-26)</text:span></text:p>
      <text:p text:style-name="P25"><text:span text:style-name="T80">He went on: "What comes out of a man is what makes him 'unclean.' For from within, out of men's hearts, come evil thoughts, sexual immorality, theft, murder, adultery, greed, malice, deceit, lewdness, </text:span><text:span text:style-name="T82">envy,</text:span><text:span text:style-name="T80"> slander, arrogance and folly. </text:span><text:span text:style-name="T82">All these evils come from inside [from lower self] and make a man 'unclean</text:span><text:span text:style-name="T80">." (Mark, 7:20-23)</text:span></text:p>
      <text:p text:style-name="P25"><text:span text:style-name="T80">The acts of the sinful nature [lower self] are obvious: sexual immorality, impurity and debauchery; idolatry and witchcraft; hatred, discord, jealousy, fits of rage, </text:span><text:span text:style-name="T82">selfish ambition</text:span><text:span text:style-name="T80">, dissensions, factions and </text:span><text:span text:style-name="T82">envy</text:span><text:span text:style-name="T80">; drunkenness, orgies, and the like. (Galatians, 5:19-21)</text:span></text:p>
      <text:p text:style-name="P97">Therefore, <text:span text:style-name="T1">rid yourselves of</text:span> all malice and all deceit, hypocrisy, <text:span text:style-name="T1">envy</text:span>, and slander of every kind. Like newborn babies, crave pure spiritual milk, so that by it you may grow up in your salvation, now that you have tasted that the Lord is good. (1 Peter, 2:1-3)</text:p>
      <text:p text:style-name="P86">You are still worldly. <text:span text:style-name="T1">For since there is jealousy and quarreling among you, are you not worldly? Are you not acting like mere men?</text:span> (1 Corinthians, 3:3)</text:p>
      <text:p text:style-name="P25"><text:span text:style-name="T80">You lust and do not have; so you commit murder. </text:span><text:span text:style-name="T82">You are envious </text:span><text:span text:style-name="T80">and cannot obtain; so you fight and quarrel. </text:span><text:span text:style-name="T82">You do not have because you do not ask.</text:span><text:span text:style-name="T80"> (James, 4:2)</text:span></text:p>
      <text:p text:style-name="P25"><text:span text:style-name="T80">Who is wise and understanding among you? Let him show it by his good life, by deeds done in the humility that comes from wisdom. </text:span><text:span text:style-name="T82">But if you harbor bitter envy and selfish ambition in your hearts, do not boast about it</text:span><text:span text:style-name="T80"> or deny the truth. Such "wisdom" does not come down from heaven but is earthly, unspiritual, of the devil. </text:span><text:span text:style-name="T82">For where you have envy and selfish ambition, there you find disorder and every evil practice.</text:span><text:span text:style-name="T80"> But the wisdom that comes from heaven [from God] is first of all pure; then peace-loving, considerate, submissive, full of mercy and good fruit, impartial and sincere. Peacemakers who sow in peace raise a harvest of righteousness. (James, 3:13-18)</text:span></text:p>
      <text:p text:style-name="P25"><text:span text:style-name="T80">Furthermore, since they did not think it worthwhile to retain the knowledge of God, He gave them over to a depraved mind, to do what ought not to be done. They have become filled with every kind of wickedness, evil, greed and depravity. They are full of </text:span><text:span text:style-name="T82">envy</text:span><text:span text:style-name="T80">, murder, strife, deceit and malice. They are gossips, slanderers, hateful to God [God is beyond this], insolent, arrogant and boastful; they invent ways of doing evil; they disobey their parents; they are senseless, faithless, heartless, ruthless. </text:span><text:span text:style-name="T82">Although they know God's righteous decree that those who do such things deserve death [the torment of hell], they not only continue to do these very things but </text:span><text:soft-page-break/><text:span text:style-name="T82">also approve of those who practice them.</text:span><text:span text:style-name="T80"> (Romans, 1:28-32)</text:span></text:p>
      <text:p text:style-name="P25"><text:span text:style-name="T80">The night is nearly over; the day is almost here. So let us put aside the deeds of darkness and put on the armor of light. Let us behave decently, as in the daytime, not drunkenness, not in sexual immorality and debauchery, not in dissension and </text:span><text:span text:style-name="T82">jealousy</text:span><text:span text:style-name="T80">. Rather, clothe yourselves with the Lord... and do not think about how to gratify the desires of the sinful nature. (Romans, 13:12-14)</text:span></text:p>
      <text:p text:style-name="P25"><text:span text:style-name="T80">... </text:span><text:span text:style-name="T82">I fear that there may be quarreling, jealousy</text:span><text:span text:style-name="T80">, outbursts of anger, factions, slander, gossip, arrogance and disorder. (2 Corinthians, 12:20)</text:span></text:p>
      <text:p text:style-name="P12"/>
      <text:h text:style-name="P122" text:outline-level="2">To Be Peace-Loving</text:h>
      <text:p text:style-name="P25"><text:span text:style-name="T80">Do not repay anyone evil for evil. Be careful to do what is right in the eyes of everybody. </text:span><text:span text:style-name="T82">If it is possible, as far as it depends on you, live at peace with everyone</text:span><text:span text:style-name="T80">. (Romans, 12:17-18)</text:span></text:p>
      <text:p text:style-name="P25"><text:span text:style-name="T82">Blessed are the peacemakers!</text:span><text:span text:style-name="T80">... (Matthew, 5:9)</text:span></text:p>
      <text:p text:style-name="P25"><text:span text:style-name="T87">Make every effort to live in peace </text:span><text:span text:style-name="T86">with all men and to be holy without holiness no one will see the Lord. [Referring to devout believers seeing the manifestation of the Presence of Almighty God, as a blessing of heaven.] See to it that no one misses the grace of God... (Hebrews, 12:14-15)</text:span></text:p>
      <text:p text:style-name="P25"><text:span text:style-name="T80">Therefore, if you are offering your gift at the altar and there remember that your brother has something against you, leave your gift there in front of the altar. </text:span><text:span text:style-name="T82">First go and be reconciled to your brother</text:span><text:span text:style-name="T80">; then come and offer your gift. </text:span><text:span text:style-name="T82">Settle matters quickly with your adversary who is taking you to court</text:span><text:span text:style-name="T80">... (Matthew, 5:23-25)</text:span></text:p>
      <text:p text:style-name="P25"><text:span text:style-name="T80">Salt is good, but if it loses its saltiness, how can you make it salty again? Have salt in yourselves, </text:span><text:span text:style-name="T82">and be at peace with each other.</text:span><text:span text:style-name="T80"> (Mark, 9:50)</text:span></text:p>
      <text:p text:style-name="P86">But if the unbeliever leaves, let him do so. A believing man or woman is not bound in such circumstances; <text:span text:style-name="T1">God has called us to live in peace</text:span>. (1 Corinthians, 7:15)</text:p>
      <text:p text:style-name="P25"><text:span text:style-name="T80">Now we ask you, brothers, to respect those who work hard among you, who are over you in the Lord and who admonish you. Hold them in the highest regard in love because of their work. </text:span><text:span text:style-name="T82">Live in peace with each other.</text:span><text:span text:style-name="T80"> (1 Thessalonians, 5:12-13)</text:span></text:p>
      <text:p text:style-name="P25"><text:span text:style-name="T82">But the wisdom that comes from heaven [in the Sight of God] is first of all pure; then peace-loving,</text:span><text:span text:style-name="T80"> considerate, submissive, full of mercy and good fruit, impartial and sincere, without a trace of partiality or hypocrisy. </text:span><text:span text:style-name="T82">And a harvest of righteousness is grown from the seed of peace planted by peacemakers</text:span><text:span text:style-name="T80">. (James, 3:17-18)</text:span></text:p>
      <text:p text:style-name="P25"><text:span text:style-name="T80">So then, dear friends, since you are looking forward to this, make every effort to be found spotless, blameless </text:span><text:span text:style-name="T82">and at peace with Him</text:span><text:span text:style-name="T80">. (2 Peter, 3:14)</text:span></text:p>
      <text:p text:style-name="P13"/>
      <text:h text:style-name="P122" text:outline-level="2"><text:soft-page-break/>To Be Loyal</text:h>
      <text:p text:style-name="P25"><text:span text:style-name="T80">Woe to you...! You give a tenth of your spices—mint, dill and cummin. But </text:span><text:span text:style-name="T82">you have neglected</text:span><text:span text:style-name="T80"> the more important matters of the law [God's commandments] —justice, mercy and </text:span><text:span text:style-name="T82">faithfulness. You should have practiced the latter, without neglecting the former.</text:span><text:span text:style-name="T80"> (Matthew, 23:23)</text:span></text:p>
      <text:p text:style-name="P25"><text:span text:style-name="T80">For this reason I am sending to you Timothy, </text:span><text:span text:style-name="T82">my son whom I love, who is faithful in the Lord</text:span><text:span text:style-name="T80">. He will remind you of my way of life in Christ Jesus [for the approval of God], which agrees with what I teach everywhere in every church. (1 Corinthians, 4:17)</text:span></text:p>
      <text:p text:style-name="P25"><text:span text:style-name="T80">... To the saints in Ephesus, </text:span><text:span text:style-name="T82">the faithful in Christ Jesus [for the approval of God]</text:span><text:span text:style-name="T80">: Grace and peace to you from God... (Ephesians, 1:1-2)</text:span></text:p>
      <text:p text:style-name="P25"><text:span text:style-name="T82">He [Jesus] was faithful to the One [God] Who appointed him, just as Moses was faithful in all God... </text:span><text:span text:style-name="T80">(Hebrews, 3:2)</text:span></text:p>
      <text:p text:style-name="P97"><text:span text:style-name="T1">Moses was faithful as a servant in all God</text:span>... testifying to what would be said in the future. (Hebrews, 3:5)</text:p>
      <text:p text:style-name="P86">Do not be afraid of what you are about to suffer. I tell you, the devil will put some of you in prison to test you, and you will suffer persecution for ten days. <text:span text:style-name="T1">Be faithful, even to the point of death,</text:span> and I will give you the crown of life [paradise]. (Revelation, 2:10)</text:p>
      <text:p text:style-name="P25"><text:span text:style-name="T80">... </text:span><text:span text:style-name="T82">And with him [Jesus]</text:span><text:span text:style-name="T80"> will be his called, chosen and </text:span><text:span text:style-name="T82">faithful [for the approval of God] followers</text:span><text:span text:style-name="T80">. (Revelation, 17:14)</text:span></text:p>
      <text:p text:style-name="P25"><text:span text:style-name="T80">To the Jews who had believed him, Jesus said, "</text:span><text:span text:style-name="T82">If you hold to my teaching, you are really my disciples</text:span><text:span text:style-name="T80">. Then you will know the truth, and the truth will set you free." (John, 8:31-32)</text:span></text:p>
      <text:p text:style-name="P25"><text:span text:style-name="T80">... When he [Barnaba] arrived and saw the evidence of the grace of God, he was glad and </text:span><text:span text:style-name="T82">encouraged them all to remain true to the Lord with all their hearts</text:span><text:span text:style-name="T80">. He was a good man, full of... faith, and a great number of people were brought to the Lord. (Acts, 11:23-24)</text:span></text:p>
      <text:p text:style-name="P12"/>
      <text:h text:style-name="P122" text:outline-level="2">To Help Others </text:h>
      <text:p text:style-name="P25"><text:span text:style-name="T80">Nobody should seek his own good, </text:span><text:span text:style-name="T82">but the good of others</text:span><text:span text:style-name="T80">. (1 Corinthians, 10 10:24) </text:span></text:p>
      <text:p text:style-name="P25"><text:span text:style-name="T80">He [Jesus:] "... </text:span><text:span text:style-name="T82">Freely you have received, freely give</text:span><text:span text:style-name="T80">." (Matthew, 10:8)</text:span></text:p>
      <text:p text:style-name="P25"><text:span text:style-name="T80">The poor you will always have with you, and </text:span><text:span text:style-name="T82">you can help them any time you want.</text:span><text:span text:style-name="T80"> (Mark, 14:7)</text:span></text:p>
      <text:p text:style-name="P25"><text:span text:style-name="T82">Share with God's people [the ones who devote themselves to God] who are in need.</text:span><text:span text:style-name="T80"> Practice hospitality. (Romans, 12:13)</text:span></text:p>
      <text:p text:style-name="P25"><text:span text:style-name="T80">You yourselves know that these hands of mine have supplied </text:span><text:span text:style-name="T82">my own needs and the needs of my companions</text:span><text:span text:style-name="T80">. In everything I did, I showed you that by this kind of hard work </text:span><text:span text:style-name="T82">we must help the </text:span><text:soft-page-break/><text:span text:style-name="T82">weak, remembering the words... Jesus himself said: 'It is more blessed to give than to receive.</text:span><text:span text:style-name="T80">' (Acts, 20:34-35)</text:span></text:p>
      <text:p text:style-name="P86">But if a widow has children or grandchildren,<text:span text:style-name="T1"> these should learn first of all to put their religion into practice by caring for their own family and so repaying their parents and grandparents</text:span>, for this is pleasing to God. (1 Timothy, 5:4)</text:p>
      <text:p text:style-name="P25"><text:span text:style-name="T80">At Caesarea there was a man named Cornelius, a centurion in what was known as the Italian Regiment. He and all his family were devout and God-fearing; </text:span><text:span text:style-name="T82">he gave generously to those in need and prayed to God regularly.</text:span><text:span text:style-name="T80"> (Acts, 10:1-2)</text:span></text:p>
      <text:p text:style-name="P25"><text:span text:style-name="T80">Dear friend, you are faithful in what you are doing for the brothers, even though they are strangers to you. They have told the church about your love. </text:span><text:span text:style-name="T82">You will do well to send them on their way in a manner worthy of God</text:span><text:span text:style-name="T80">. For they went out for the sake of the Name [for the approval of God], accepting nothing from the Gentiles. </text:span><text:span text:style-name="T82">We ought therefore to show hospitality to such men so that we may work together for the truth. </text:span><text:span text:style-name="T80">(3 John, 1:5-8)</text:span></text:p>
      <text:p text:style-name="P25"><text:span text:style-name="T80">... Mary [called Magdalene] from whom seven demons had come out; Joanna the wife of Cuza, the manager of Herod's household; Susanna; and many others. </text:span><text:span text:style-name="T82">These women were contributing from their own resources to support Jesus and his disciples</text:span><text:span text:style-name="T80">. (Luke, 8:2-3)</text:span></text:p>
      <text:p text:style-name="P25"><text:span text:style-name="T80">In Joppa there was a disciple named Tabitha [which, when translated in Greek, is called Dorcas],</text:span><text:span text:style-name="T82"> who was always doing good and helping the poor</text:span><text:span text:style-name="T80">. (Acts, 9:36)</text:span></text:p>
      <text:p text:style-name="P25"><text:span text:style-name="T80">When Apollos wanted to go to Achaia, the brothers encouraged him and wrote to the disciples there to welcome him. </text:span><text:span text:style-name="T82">On his arrival he greatly helped those who, through God's grace, had believed</text:span><text:span text:style-name="T80">. (Acts, 18:27)</text:span></text:p>
      <text:p text:style-name="P25"><text:span text:style-name="T80">If any woman who is a believer </text:span><text:span text:style-name="T82">has widows in her family, she should help them</text:span><text:span text:style-name="T80"> and not let the church be burdened with them, so that the church can </text:span><text:span text:style-name="T82">help those widows who are really in need</text:span><text:span text:style-name="T80">. (1 Timothy, 5:16)</text:span></text:p>
      <text:p text:style-name="P25"><text:span text:style-name="T80">Moreover, as you Philippians know, in the early days of your acquaintance with the Gospel, when I set out from Macedonia, </text:span><text:span text:style-name="T82">not one church shared with me in the matter of giving and receiving, except you only</text:span><text:span text:style-name="T80">; for even when I was in Thessalonica, </text:span><text:span text:style-name="T82">you sent me aid again and again when I was in need</text:span><text:span text:style-name="T80">. (Philippinas 4:15-16) </text:span></text:p>
      <text:p text:style-name="P25"><text:span text:style-name="T80">Only Luke is with me. Get Mark and bring him with you, </text:span><text:span text:style-name="T82">because he is helpful to me in my ministry</text:span><text:span text:style-name="T80">. (2 Timothy, 4:11)</text:span></text:p>
      <text:p text:style-name="P25"><text:span text:style-name="T80">... I ask you... </text:span><text:span text:style-name="T82">to give her any help she may need from you, </text:span><text:span text:style-name="T80">for she has been a great help [for the approval of God] to many people, including me. (Romans, 16:2)</text:span></text:p>
      <text:p text:style-name="P25"><text:span text:style-name="T80">So they signaled their partners in the other boat to come and </text:span><text:span text:style-name="T82">help them, and they came</text:span><text:span text:style-name="T80"> and filled both boats so full that they began to sink. (Luke, 5:7)</text:span></text:p>
      <text:p text:style-name="P12"><text:soft-page-break/></text:p>
      <text:h text:style-name="P122" text:outline-level="2">The Importance of the Good Sense and Wisdom Imparted in the Gospel </text:h>
      <text:p text:style-name="P25"><text:span text:style-name="T82">Love</text:span><text:span text:style-name="T80"> the Lord your God with all your heart and with all your soul and with all </text:span><text:span text:style-name="T82">your mind</text:span><text:span text:style-name="T80"> and with all your strength. (Mark, 12:30; Luke 10:27)</text:span></text:p>
      <text:p text:style-name="P25"><text:span text:style-name="T80">For in my inner being I delight in God's law; </text:span><text:span text:style-name="T82">the law of my mind</text:span><text:span text:style-name="T80">... Thanks be to God...! </text:span><text:span text:style-name="T82">So then, I myself serve the law of God with my mind</text:span><text:span text:style-name="T80">... (Romans, 7:22, 25)</text:span></text:p>
      <text:p text:style-name="P25"><text:span text:style-name="T80">Be very careful, then, how you live—</text:span><text:span text:style-name="T82">not as unwise but as wise</text:span><text:span text:style-name="T80">. (Ephesians, 5:15)</text:span></text:p>
      <text:p text:style-name="P25"><text:span text:style-name="T80">For this reason, since the day we heard about you, we have not stopped praying for you and asking God to fill you with the knowledge of </text:span><text:span text:style-name="T82">His will through all spiritual wisdom and understanding</text:span><text:span text:style-name="T80">. (Colossians, 1:9)</text:span></text:p>
      <text:p text:style-name="P25"><text:span text:style-name="T80">And the child [Jesus] grew and became strong; </text:span><text:span text:style-name="T82">he was filled with wisdom</text:span><text:span text:style-name="T80">, and the grace of God was upon him. (Luke, 2:40)</text:span></text:p>
      <text:p text:style-name="P86"><text:span text:style-name="T1">And Jesus grew in wisdom</text:span> and stature, <text:span text:style-name="T1">and in favor with God and men</text:span>. (Luke, 2:52)</text:p>
      <text:p text:style-name="P25"><text:span text:style-name="T82">If any of you lacks wisdom, he should ask God, Who gives generously to all</text:span><text:span text:style-name="T80">... and it will be given to him. (James, 1:5)</text:span></text:p>
      <text:p text:style-name="P25"><text:span text:style-name="T82">But the wisdom</text:span><text:span text:style-name="T80"> that comes from heaven </text:span><text:span text:style-name="T82">[from the Sight of God] is first of all pure; then peace-loving, considerate</text:span><text:span text:style-name="T80">, submissive, full of mercy and good fruit... (James, 3:17)</text:span></text:p>
      <text:p text:style-name="P25"><text:span text:style-name="T80">... Paul replied. "What I am saying is true </text:span><text:span text:style-name="T82">and reasonable</text:span><text:span text:style-name="T80">." (Acts, 26:25)</text:span></text:p>
      <text:p text:style-name="P25"><text:span text:style-name="T80">Aware of their discussion, Jesus asked them: "Why are you talking about having no bread? </text:span><text:span text:style-name="T82">Do you still not see or understand? Are your hearts hardened?</text:span><text:span text:style-name="T80"> Do you have eyes but fail to see, and ears but fail to hear? And don't you remember? When I broke the five loaves for the five thousand, how many basketfuls of pieces did you pick up?" "Twelve," they replied. "And when I broke the seven loaves for the four thousand, how many basketfuls of pieces did you pick up?" They answered, "Seven." </text:span><text:span text:style-name="T82">He said to them, "Do you still not understand?</text:span><text:span text:style-name="T80">" (Mark, 8:17-21)</text:span></text:p>
      <text:p text:style-name="P25"><text:span text:style-name="T80">Let the word of Christ dwell in you richly as you </text:span><text:span text:style-name="T82">teach and admonish one another with all wisdom</text:span><text:span text:style-name="T80">, and as you sing psalms, hymns and spiritual songs with gratitude in your hearts to God. (Colossians, 3:16)</text:span></text:p>
      <text:p text:style-name="P25"><text:span text:style-name="T80">None of them could stand against the </text:span><text:span text:style-name="T82">wisdom... with which Stephen spoke</text:span><text:span text:style-name="T80">.. (Acts, 6:10)</text:span></text:p>
      <text:p text:style-name="P25"><text:span text:style-name="T80">... I keep asking that God... </text:span><text:span text:style-name="T82">may give you the spirit of wisdom</text:span><text:span text:style-name="T80">... so that you may know Him better. (Epesians, 1:17)</text:span></text:p>
      <text:p text:style-name="P25"><text:soft-page-break/><text:span text:style-name="T80">But these men blaspheme in matters they do not understand. </text:span><text:span text:style-name="T82">They are like brute beasts, creatures of instinct</text:span><text:span text:style-name="T80">, born only to be caught and destroyed, and like beasts they too will perish. (2 Peter, 2:12)</text:span></text:p>
      <text:p text:style-name="P25"><text:span text:style-name="T80">Yet these men speak abusively against whatever they do not understand; and what things they do understand by instinct, </text:span><text:span text:style-name="T82">like unreasoning animals</text:span><text:span text:style-name="T80">—these are the very things that destroy them. (Jude, 1:10)</text:span></text:p>
      <text:p text:style-name="P25"><text:span text:style-name="T82">Who is wise and understanding among you? Let him show it by his good life, by deeds done in the humility that comes from wisdom. </text:span><text:span text:style-name="T80">(James, 3:13)</text:span></text:p>
      <text:p text:style-name="P25"><text:span text:style-name="T80">So the Twelve gathered all the disciples together and said, "It would not be right for us to neglect the ministry of the word of God in order to wait on tables. Brothers, choose seven men from among you </text:span><text:span text:style-name="T82">who are known to be full of... wisdom</text:span><text:span text:style-name="T80">. We will turn this responsibility over to them and will give our attention to prayer and the ministry of the word." (Acts, 6:2-4)</text:span></text:p>
      <text:p text:style-name="P25"><text:span text:style-name="T80">Because the patriarchs were jealous of Joseph, they sold him as a slave into Egypt. But God was with him and rescued him from all his troubles. </text:span><text:span text:style-name="T82">He gave Joseph wisdom</text:span><text:span text:style-name="T80"> and enabled him to gain the goodwill of Pharaoh king of Egypt; so He made him ruler over Egypt and all his palace. (Acts, 7:9-10)</text:span></text:p>
      <text:p text:style-name="P25"><text:span text:style-name="T80">My purpose is that they may be encouraged in heart and united in love, </text:span><text:span text:style-name="T82">so that they may have the full riches of complete understanding</text:span><text:span text:style-name="T80">, in order that they may know... namely, Christ, </text:span><text:span text:style-name="T82">in whom are hidden all the treasures of wisdom and knowledge</text:span><text:span text:style-name="T80">. I tell you this so that no one may deceive you by fine-sounding arguments. (Colossians, 2:2-4)</text:span></text:p>
      <text:p text:style-name="P32"/>
      <text:p text:style-name="P115"/>
      <text:h text:style-name="P116" text:outline-level="1">IMPORTANCE OF PRAISING GOD AND SAYING GOOD WORDS AS MENTIONED IN THE GOSPEL</text:h>
      <text:p text:style-name="P12"/>
      <text:h text:style-name="P121" text:outline-level="2">Praising God </text:h>
      <text:p text:style-name="P25"><text:span text:style-name="T80">When he [Jesus] came near the place where the road goes down the Mount of Olives, the whole crowd of </text:span><text:span text:style-name="T82">disciples began joyfully to praise God in loud voices for all the miracles they had seen.</text:span><text:span text:style-name="T80"> (Luke, 19:37)</text:span></text:p>
      <text:p text:style-name="P25"><text:span text:style-name="T80">Immediately he received his sight and </text:span><text:span text:style-name="T82">followed Jesus, praising God.</text:span><text:span text:style-name="T80"> When all the people saw it, </text:span><text:span text:style-name="T82">they also praised God. </text:span><text:span text:style-name="T80">(Luke, 18:43)</text:span></text:p>
      <text:p text:style-name="P25"><text:span text:style-name="T82">And they stayed continually at the temple, praising God. </text:span><text:span text:style-name="T80">(Luke, 24:53)</text:span></text:p>
      <text:p text:style-name="P25"><text:span text:style-name="T82">Every day they continued to meet together in the temple courts.</text:span><text:span text:style-name="T80"> They broke bread in their homes and ate together with glad and sincere hearts, </text:span><text:span text:style-name="T82">praising God</text:span><text:span text:style-name="T80">. (Acts, 2:46)</text:span></text:p>
      <text:p text:style-name="P25"><text:span text:style-name="T80">The shepherds returned, </text:span><text:span text:style-name="T82">glorifying and praising God for all the things they had heard and seen</text:span><text:span text:style-name="T80">, which were just as they had been told. (Luke, 2:20)</text:span></text:p>
      <text:p text:style-name="P25"><text:span text:style-name="T80">... </text:span><text:span text:style-name="T82">He [Zachariah] began to speak, praising God</text:span><text:span text:style-name="T80">. (Luke, 1:64)</text:span></text:p>
      <text:p text:style-name="P25"><text:span text:style-name="T82">With the tongue we praise our Lord</text:span><text:span text:style-name="T80">... (James, 3:9)</text:span></text:p>
      <text:p text:style-name="P25"><text:span text:style-name="T80">... The Gentiles </text:span><text:span text:style-name="T82">may glorify God for His Mercy</text:span><text:span text:style-name="T80">, as it is written: "</text:span><text:span text:style-name="T82">Therefore I will praise You</text:span><text:span text:style-name="T80"> among the Gentiles; </text:span><text:span text:style-name="T82">I will sing hymns to Your Name</text:span><text:span text:style-name="T80">." Again, it says, "Rejoice, O Gentiles, with His people." And again, </text:span><text:span text:style-name="T82">"Praise the Lord, all you Gentiles, and sing praises to Him, all you peoples."</text:span><text:span text:style-name="T80"> (Romans, 15:9-11)</text:span></text:p>
      <text:p text:style-name="P25"><text:span text:style-name="T80">And there was a woman who had had a disabling spirit for eighteen years. She was bent over and could not fully straighten herself. When Jesus saw her, he called her over and said to her, "woman, you are freed from your disability." And he laid his hands on her, and immediately she straightened up and </text:span><text:span text:style-name="T82">praised God</text:span><text:span text:style-name="T80">. (Luke, 13:11-13)</text:span></text:p>
      <text:p text:style-name="P25"><text:span text:style-name="T80">One of them, when he saw he was healed, came back, </text:span><text:span text:style-name="T82">praising God in a loud voice</text:span><text:span text:style-name="T80">. (Luke, 17:15)</text:span></text:p>
      <text:p text:style-name="P25"><text:span text:style-name="T80">When the crowd saw this, they were filled with awe; </text:span><text:span text:style-name="T82">and they praised God, Who had given such </text:span><text:soft-page-break/><text:span text:style-name="T82">authority to men</text:span><text:span text:style-name="T80">. (Matthew, 9:8)</text:span></text:p>
      <text:p text:style-name="P25"><text:span text:style-name="T80">For they heard them </text:span><text:span text:style-name="T82">speaking in tongues and praising God</text:span><text:span text:style-name="T80">. (Acts, 10:46)</text:span></text:p>
      <text:p text:style-name="P25"><text:span text:style-name="T80">Immediately he stood up in front of them, took what he had been lying on and </text:span><text:span text:style-name="T82">went home praising God</text:span><text:span text:style-name="T80">. Everyone was amazed and </text:span><text:span text:style-name="T82">gave praise to God</text:span><text:span text:style-name="T80">. They were filled with awe and said, "We have seen remarkable things today." (Luke, 5:25-26)</text:span></text:p>
      <text:p text:style-name="P25"><text:span text:style-name="T82">They were all filled with awe and praised God.</text:span><text:span text:style-name="T80"> "A great prophet has appeared among us," they said... (Luke, 7:16)</text:span></text:p>
      <text:p text:style-name="P25"><text:span text:style-name="T80">And Mary said: "</text:span><text:span text:style-name="T82">My soul glorifies the Lord</text:span><text:span text:style-name="T80">... for He has been mindful of the humble state of His servant. From now on all generations will call me blessed, for the Mighty One has done great things for me—holy is His name. His Mercy extends to those who fear Him, from generation to generation. (Luke, 1:46-50)</text:span></text:p>
      <text:p text:style-name="P25"><text:span text:style-name="T80">His father Zechariah... : "</text:span><text:span text:style-name="T82">Praise be to the Lord</text:span><text:span text:style-name="T80">... because He has... redeemed His people." (Luke, 1:67-68)</text:span></text:p>
      <text:p text:style-name="P25"><text:span text:style-name="T80">When they heard this, they had no further objections and </text:span><text:span text:style-name="T82">praised God</text:span><text:span text:style-name="T80">... (Acts, 11:18)</text:span></text:p>
      <text:p text:style-name="P25"><text:span text:style-name="T80">The centurion, seeing what had happened, </text:span><text:span text:style-name="T82">praised God</text:span><text:span text:style-name="T80"> and said, "Surely this was a righteous man." (Luke, 23:47)</text:span></text:p>
      <text:p text:style-name="P25"><text:span text:style-name="T80">... </text:span><text:span text:style-name="T82">so that with one heart and mouth you may glorify the God</text:span><text:span text:style-name="T80">... Accept one another, then, just as Christ accepted you, in order to bring praise to God. (Romans, 15:6-7)</text:span></text:p>
      <text:p text:style-name="P25"><text:span text:style-name="T80">After further threats they let them go. They could not decide how to punish them, </text:span><text:span text:style-name="T82">because all the people were praising God for what had happened</text:span><text:span text:style-name="T80">. (Acts, 4:21)</text:span></text:p>
      <text:p text:style-name="P25"><text:span text:style-name="T80">He [Jesus] says, </text:span><text:span text:style-name="T82">"I will declare Your Name to my brothers; in the presence </text:span><text:span text:style-name="T80">of the congregation I will sing Your praises." (Hebrews, 2:12)</text:span></text:p>
      <text:p text:style-name="P25"><text:span text:style-name="T80">Yet he did not waver through unbelief regarding the promise of God, but was strengthened in his faith and</text:span><text:span text:style-name="T82"> gave glory to God. </text:span><text:span text:style-name="T80">(Romans, 4:20)</text:span></text:p>
      <text:p text:style-name="P25"><text:span text:style-name="T82">When they heard this, they praised God.</text:span><text:span text:style-name="T80"> Then they said to Paul: "You see, brother, how many thousands of Jews have believed, and all of them are zealous for the law [God's commandments]." (Acts, 21:20)</text:span></text:p>
      <text:p text:style-name="P25"><text:span text:style-name="T80">However, if you suffer as a Christian, do not be ashamed, but </text:span><text:span text:style-name="T82">praise God</text:span><text:span text:style-name="T80"> that you bear that name. (1 Peter, 4:16)</text:span></text:p>
      <text:p text:style-name="P25"><text:span text:style-name="T80">He said in a loud voice, "Fear God </text:span><text:span text:style-name="T82">and give Him glory, </text:span><text:span text:style-name="T80">because the hour of His judgment has come. Worship Him Who made the heavens, the earth, the sea and the springs of water." (Revelation, 14:7)</text:span></text:p>
      <text:p text:style-name="P25"><text:span text:style-name="T80">He got up, took his mat and walked out in full view of them all. This amazed everyone and </text:span><text:span text:style-name="T82">they </text:span><text:soft-page-break/><text:span text:style-name="T82">praised God, saying, "We have never seen anything like this!"</text:span><text:span text:style-name="T80"> (Mark, 2:12)</text:span></text:p>
      <text:p text:style-name="P25"><text:span text:style-name="T80">... </text:span><text:span text:style-name="T82">Praising God and saying, "Glory to God in the highest,</text:span><text:span text:style-name="T80"> and on earth peace to men on whom His favor rests." (Luke, 2:13-14)</text:span></text:p>
      <text:p text:style-name="P25"><text:span text:style-name="T80">... Simeon took him in his arms and </text:span><text:span text:style-name="T82">praised God... </text:span><text:span text:style-name="T80">(Luke, 2:28)</text:span></text:p>
      <text:p text:style-name="P25"><text:span text:style-name="T80">He jumped to his feet and began to walk. Then he went with them into the temple courts, walking and jumping, </text:span><text:span text:style-name="T82">and praising God. When all the people saw him walking and praising God,</text:span><text:span text:style-name="T80"> they recognized him as the same man who used to sit begging... and they were filled with wonder and amazement at what had happened to him. (Acts, 3:8-10) </text:span></text:p>
      <text:p text:style-name="P25"><text:span text:style-name="T80">What is more, he was chosen by the churches to accompany us as we carry the offering, which we administer in order to </text:span><text:span text:style-name="T82">honor the Lord</text:span><text:span text:style-name="T80"> himself and to show our eagerness to help. (2 Corinthians, 8:19)</text:span></text:p>
      <text:p text:style-name="P25"><text:span text:style-name="T80">Because of the service by which you have proved yourselves, </text:span><text:span text:style-name="T82">men will praise God for the obedience that accompanies your confession of the Gospel of Christ,</text:span><text:span text:style-name="T80"> and for your generosity in sharing with them and with everyone else. (2 Corinthias 9:13) </text:span></text:p>
      <text:p text:style-name="P25"><text:span text:style-name="T80">The people were amazed when they saw the mute speaking, the crippled made well, the lame walking and the blind seeing. </text:span><text:span text:style-name="T82">And they praised the God</text:span><text:span text:style-name="T80">... (Matthew, 15:31)</text:span></text:p>
      <text:p text:style-name="P25"><text:span text:style-name="T80">At that very hour there was a severe earthquake and a tenth of the city collapsed. Seven thousand people were killed in the earthquake, and the survivors were terrified and </text:span><text:span text:style-name="T82">gave glory to the God</text:span><text:span text:style-name="T80">... (Revelation, 11:13)</text:span></text:p>
      <text:p text:style-name="P25"><text:span text:style-name="T80">About midnight Paul and Silas were </text:span><text:span text:style-name="T82">praying and singing hymns to God</text:span><text:span text:style-name="T80"> [to praise Him], and the other prisoners were listening to them. (Acts, 16:25)</text:span></text:p>
      <text:p text:style-name="P12"/>
      <text:h text:style-name="P121" text:outline-level="2">Abstaining from Evil Language and Speaking with Good Words</text:h>
      <text:p text:style-name="P25"><text:span text:style-name="T82">Do not let any unwholesome talk come out of your mouths,</text:span><text:span text:style-name="T80"> but only what is helpful for building others up according to their needs, that it may benefit those who listen. (Ephesians, 4:29)</text:span></text:p>
      <text:p text:style-name="P25"><text:span text:style-name="T82">Let your conversation be always full of grace, seasoned with salt, </text:span><text:span text:style-name="T80">so that you may know how to answer everyone. (Colossians, 4:6)</text:span></text:p>
      <text:p text:style-name="P25"><text:span text:style-name="T80">All spoke well of him [Jesus] and </text:span><text:span text:style-name="T82">were amazed at the gracious words that came from his lips</text:span><text:span text:style-name="T80">... (Luke, 4:22)</text:span></text:p>
      <text:p text:style-name="P25"><text:span text:style-name="T80">Finally, all of you, live in harmony with one another; be sympathetic, love as brothers, be compassionate and humble. </text:span><text:span text:style-name="T82">Do not repay evil with evil or insult with insult, but with blessing</text:span><text:span text:style-name="T80">, because to this you were called so that you may inherit a blessing. (1 Peter, 3:8-9)</text:span></text:p>
      <text:p text:style-name="P25"><text:soft-page-break/><text:span text:style-name="T80">... For, </text:span><text:span text:style-name="T82">"Whoever would love life and see good days must keep his tongue from evil and his lips from deceitful speech. </text:span><text:span text:style-name="T80">He must turn from evil and do good; he must seek peace and pursue it. For the eyes of the Lord are [God's help is] on the righteous but... </text:span><text:span text:style-name="T82">Lord is against those who do evil."</text:span><text:span text:style-name="T80"> (1 Peter, 3:10-12)</text:span></text:p>
      <text:p text:style-name="P25"><text:span text:style-name="T82">But now you must rid yourselves of all such things as these: anger, rage, malice, slander, and filthy language from your lips.</text:span><text:span text:style-name="T80"> (Colossians, 3:8)</text:span></text:p>
      <text:p text:style-name="P25"><text:span text:style-name="T80">If anyone considers himself religious and </text:span><text:span text:style-name="T82">yet does not keep a tight rein on his tongue, he deceives himself</text:span><text:span text:style-name="T80">... (James, 1:26)</text:span></text:p>
      <text:p text:style-name="P25"><text:span text:style-name="T80">But I tell you that anyone who is angry with his brother will be subject to judgment. </text:span><text:span text:style-name="T82">Again, whoever insults his brother will be liable to the council; and whoever says, 'You fool!' will be liable to the hell of fire</text:span><text:span text:style-name="T80">... (Matthew, 5:22)</text:span></text:p>
      <text:p text:style-name="P25"><text:span text:style-name="T80">For by your words you will be acquitted, </text:span><text:span text:style-name="T82">and by your words you will be condemned [in the hereafter]. </text:span><text:span text:style-name="T80">(Matthew, 12:37)</text:span></text:p>
      <text:p text:style-name="P25"><text:span text:style-name="T80">... We speak as men approved by God to be entrusted with the Gospel. </text:span><text:span text:style-name="T82">We are not trying to please men but God, who tests our hearts.</text:span><text:span text:style-name="T80"> (1 Thessalonians, 2:3-4)</text:span></text:p>
      <text:p text:style-name="P25"><text:span text:style-name="T82">Don't grumble against each other, brothers</text:span><text:span text:style-name="T80">... (James, 5:9)</text:span></text:p>
      <text:p text:style-name="P25"><text:span text:style-name="T80">With the tongue we praise our Lord... and with it we curse men... Out of the same mouth come praise and cursing. </text:span><text:span text:style-name="T82">My brothers, this should not be. Can both fresh water and salt water flow from the same spring?</text:span><text:span text:style-name="T80"> My brothers, can a fig tree bear olives, or a grapevine bear figs? Neither can a salt spring produce fresh water. (James, 3:8-12)</text:span></text:p>
      <text:p text:style-name="P25"><text:span text:style-name="T80">But </text:span><text:span text:style-name="T82">these men blaspheme in matters they do not understand.</text:span><text:span text:style-name="T80"> They are like brute beasts, creatures of instinct, born only to be caught and destroyed, and like beasts they too will perish. (2 Peter, 2:12)</text:span></text:p>
      <text:p text:style-name="P25"><text:span text:style-name="T82">Yet these men speak abusively against whatever they do not understand;</text:span><text:span text:style-name="T80"> and what things they do understand by instinct, like unreasoning animals—these are the very things that destroy them. (Jude, 1:10)</text:span></text:p>
      <text:p text:style-name="P25"><text:span text:style-name="T80">Or take ships as an example. Although they are so large and are driven by strong winds, they are steered by a very small rudder wherever the pilot wants to go. Likewise the tongue is a small part of the body, but it makes great boasts. Consider what a great forest is set on fire by a small spark. </text:span><text:span text:style-name="T82">The tongue also is a fire [when it is not used in compliance with the approval of God], a world of evil among the parts of the body. It corrupts the whole person... </text:span><text:span text:style-name="T80">(James, 3:4-6)</text:span></text:p>
      <text:p text:style-name="P25"><text:span text:style-name="T80">... </text:span><text:span text:style-name="T82">If anyone is never at fault in what he says, he is a perfect man, able to keep his whole body in check.</text:span><text:span text:style-name="T80"> When we put bits into the mouths of horses to make them obey us, we can turn the whole animal. (James, 3:2-3)</text:span></text:p>
      <text:p text:style-name="P25"><text:soft-page-break/><text:span text:style-name="T80">The brothers at Lystra and Iconium </text:span><text:span text:style-name="T82">spoke well of him.</text:span><text:span text:style-name="T80"> (Acts, 16:2)</text:span></text:p>
      <text:p text:style-name="P25"><text:span text:style-name="T82">The people</text:span><text:span text:style-name="T80"> read it and </text:span><text:span text:style-name="T82">were glad for its encouraging message. </text:span><text:span text:style-name="T80">(Acts, 15:31)</text:span></text:p>
      <text:p text:style-name="P25"><text:span text:style-name="T80">Likewise every good tree bears good fruit, but </text:span><text:span text:style-name="T82">a bad tree bears bad fruit</text:span><text:span text:style-name="T80">. A good tree cannot bear bad fruit, and a bad tree cannot bear good fruit. (Matthew, 7:17-18)</text:span></text:p>
      <text:p text:style-name="P25"><text:span text:style-name="T80">In their greed these teachers </text:span><text:span text:style-name="T82">will exploit you with stories they have made up.</text:span><text:span text:style-name="T80"> Their condemnation has long been hanging over them, and their destruction has not been sleeping. (2 Peter, 2:3)</text:span></text:p>
      <text:p text:style-name="P25"><text:span text:style-name="T80">Jesus called the crowd to him and said, "Listen and understand. What goes into a man's mouth does not make him 'unclean,' </text:span><text:span text:style-name="T82">but what comes out of his mouth, that is what makes him 'unclean.' "... The things that come out of the mouth come from the heart,</text:span><text:span text:style-name="T80"> and these make a man 'unclean.' For out of the [unclean] heart come </text:span><text:span text:style-name="T82">evil thoughts</text:span><text:span text:style-name="T80">, murder, adultery, sexual immorality, </text:span><text:span text:style-name="T82">theft, false testimony, slander. These are what make a man 'unclean'</text:span><text:span text:style-name="T80">... (Matthew, 15:10-20)</text:span></text:p>
      <text:p text:style-name="P25"><text:span text:style-name="T80">... </text:span><text:span text:style-name="T82">For out of the overflow of the heart the mouth speaks.</text:span><text:span text:style-name="T80"> (Matthew, 12:34)</text:span></text:p>
      <text:p text:style-name="P12"/>
      <text:h text:style-name="P121" text:outline-level="2">Abstaining from Disputative Language </text:h>
      <text:p text:style-name="P25"><text:span text:style-name="T80">Flee the evil desires of youth, and pursue righteousness, faith, love and peace, along with those who call on the Lord out of a pure heart. </text:span><text:span text:style-name="T82">Don't have anything to do with foolish and stupid arguments, because you know they produce quarrels. </text:span><text:span text:style-name="T80">And the Lord's servant must not quarrel; instead, he must be kind to everyone, able to teach, not resentful. Those who oppose him he must gently instruct, in the hope that God will grant them repentance leading them to a knowledge of the truth. (2 Timothy, 2:22-25)</text:span></text:p>
      <text:p text:style-name="P25"><text:span text:style-name="T82">But avoid foolish controversies and genealogies and arguments and quarrels about the law [God's commandments], because these [arguments and controversies] are unprofitable and useless. </text:span><text:span text:style-name="T80">Warn a divisive person once, and then warn him a second time. After that, have nothing to do with him. You may be sure that such a man is warped and sinful... (Titus, 3:9-11)</text:span></text:p>
      <text:p text:style-name="P25"><text:span text:style-name="T80">Let us behave decently, as in the daytime... </text:span><text:span text:style-name="T82">not in dissension and jealousy.</text:span><text:span text:style-name="T80"> (Romans, 13:13)</text:span></text:p>
      <text:p text:style-name="P25"><text:span text:style-name="T82">Aware of their discussion</text:span><text:span text:style-name="T80">, Jesus asked them: </text:span><text:span text:style-name="T82">"Why are you arguing about</text:span><text:span text:style-name="T80"> having no bread? </text:span><text:span text:style-name="T82">Don't you know or understand even yet?</text:span><text:span text:style-name="T80"> Are your hearts too hard to take it in? Do you have eyes but fail to see, and ears but fail to hear? And don't you remember? When I broke the five loaves for the five thousand, how many basketfuls of pieces did you pick up?" "Twelve," they replied. (Mark, 8:17-19; Matthew 16:8-11)</text:span></text:p>
      <text:p text:style-name="P25"><text:span text:style-name="T80">... When he [Jesus] was in the house, he asked them, </text:span><text:span text:style-name="T82">"What were you arguing about on the road?" But they kept quiet because on the way they had argued about who was the </text:span><text:soft-page-break/><text:span text:style-name="T82">greatest.</text:span><text:span text:style-name="T80"> Sitting down, Jesus called the Twelve and said, "If anyone wants to be first, he must be the very last, and the servant of all." (Mark, 9:33-35)</text:span></text:p>
      <text:p text:style-name="P25"><text:span text:style-name="T80">... Stay there in Ephesus so that you may command certain men not to teach false doctrines any longer nor to devote themselves to </text:span><text:span text:style-name="T82">myths and endless genealogies. These promote controversies rather than God's work—which is by faith.</text:span><text:span text:style-name="T80"> (1 Timothy, 1:3-4)</text:span></text:p>
      <text:p text:style-name="P25"><text:span text:style-name="T80">If anyone teaches false doctrines and does not agree to the sound instruction of... Jesus Christ and to godly teaching, he is conceited and understands nothing. </text:span><text:span text:style-name="T82">He has an unhealthy interest in controversies and quarrels about words that result in</text:span><text:span text:style-name="T80"> envy, </text:span><text:span text:style-name="T82">strife</text:span><text:span text:style-name="T80">, malicious talk, evil suspicions and </text:span><text:span text:style-name="T82">constant friction between men of corrupt mind, who have been robbed of the truth</text:span><text:span text:style-name="T80"> and who think that godliness is a means to financial gain. (1 Timothy, 6:3-5)</text:span></text:p>
      <text:p text:style-name="P25"><text:span text:style-name="T80">You are still worldly [following your lower self]. </text:span><text:span text:style-name="T82">For since there is jealousy and quarreling among you, are you not worldly [following your lower self]? Are you not acting like mere men?</text:span><text:span text:style-name="T80">... neither he who plants nor he who waters is anything, but only God, Who makes things grow. (1 Corinthians, 3:3, 7)</text:span></text:p>
      <text:p text:style-name="P25"><text:span text:style-name="T82">Do everything without complaining or arguing</text:span><text:span text:style-name="T80">, so that you may become blameless and pure... [servants of] God without fault in a crooked and depraved generation, in which you shine like stars in the universe as you hold out the word of life... (Philipians, 2:14-16)</text:span></text:p>
      <text:p text:style-name="P25"><text:span text:style-name="T80">I want men everywhere to lift up holy hands in prayer, </text:span><text:span text:style-name="T82">without anger or disputing</text:span><text:span text:style-name="T80">. (1 Timothy, 2:8)</text:span></text:p>
      <text:p text:style-name="P25"><text:span text:style-name="T82">What causes fights and quarrels among you?</text:span><text:span text:style-name="T80"> Don't they come from your desires that battle within you? (James, 4:1)</text:span></text:p>
      <text:p text:style-name="P25"><text:span text:style-name="T80">You want something but don't get it. You kill and covet, but you cannot have what you want. </text:span><text:span text:style-name="T82">You quarrel and fight.</text:span><text:span text:style-name="T80"> You do not have, because you do not ask God. (James, 4:2)</text:span></text:p>
      <text:p text:style-name="P12"/>
      <text:h text:style-name="P121" text:outline-level="2">Avoiding Worthless Words </text:h>
      <text:p text:style-name="P25"><text:span text:style-name="T80">But I tell you </text:span><text:span text:style-name="T82">that men will have to give account on the day of judgment for every careless word they have spoken.</text:span><text:span text:style-name="T80"> (Matthew, 12:36)</text:span></text:p>
      <text:p text:style-name="P25"><text:span text:style-name="T82">Avoid godless chatter, </text:span><text:span text:style-name="T80">because those who indulge in it will become more and more ungodly. (2 Timothy, 2:16)</text:span></text:p>
      <text:p text:style-name="P25"><text:span text:style-name="T82">But among you there must not be</text:span><text:span text:style-name="T80"> even a hint of sexual immorality, </text:span><text:span text:style-name="T82">or of any kind of impurity, or of greed, because these are improper for God's holy people. Nor should there be obscenity, foolish talk or coarse joking, which are out of place</text:span><text:span text:style-name="T80">, let there be thankfulness to God. </text:span><text:span text:style-name="T82">Let no one deceive you with empty words</text:span><text:span text:style-name="T80">, for because of such things God's wrath comes on those who are disobedient. Therefore do not be partners with them... (Ephesians, 5:3-7)</text:span></text:p>
      <text:p text:style-name="P25"><text:soft-page-break/><text:span text:style-name="T82">For they mouth empty, boastful words and, by appealing to the lustful desires of sinful human nature, they entice people</text:span><text:span text:style-name="T80"> who are just escaping from those who live in error. (2 Peter, 2:18)</text:span></text:p>
      <text:p text:style-name="P25"><text:span text:style-name="T80">Timothy, guard what has been entrusted to your care. </text:span><text:span text:style-name="T82">Turn away from godless chatter and the opposing ideas of what is falsely called knowledge</text:span><text:span text:style-name="T80">, which some have professed and in so doing have wandered from the faith. May God's grace be with you all. (1 Timothy, 6:20-21)</text:span></text:p>
      <text:p text:style-name="P25"><text:span text:style-name="T80">See to it that </text:span><text:span text:style-name="T82">no one takes you captive through hollow and deceptive [irreligious] philosophy, which depends on human tradition and the basic principles of this world. </text:span><text:span text:style-name="T80">(Colossians, 2:8)</text:span></text:p>
      <text:p text:style-name="P12"/>
      <text:h text:style-name="P121" text:outline-level="2">Speaking Truthfully </text:h>
      <text:p text:style-name="P25"><text:span text:style-name="T80">In everything set them an example by doing what is good. </text:span><text:span text:style-name="T82">In your teaching show integrity, seriousness and soundness of speech that cannot be condemned</text:span><text:span text:style-name="T80">, so that those who oppose you may be ashamed because they have nothing bad to say about us. (Titus, 2:7-8)</text:span></text:p>
      <text:p text:style-name="P25"><text:span text:style-name="T80">But now </text:span><text:span text:style-name="T82">you must rid yourselves of</text:span><text:span text:style-name="T80"> all such things as these: anger, rage, malice, </text:span><text:span text:style-name="T82">slander, and filthy language from your lips</text:span><text:span text:style-name="T80">. (Colossians, 3:8)</text:span></text:p>
      <text:p text:style-name="P25"><text:span text:style-name="T82">What you heard from me, keep as the pattern of sound teaching,</text:span><text:span text:style-name="T80"> with faith and love in Christ Jesus [for the approval of God]. (2 Timothy, 1:13)</text:span></text:p>
      <text:p text:style-name="P25"><text:span text:style-name="T80">If anyone teaches false doctrines and </text:span><text:span text:style-name="T82">does not agree to the sound instruction of... Jesus Christ and to godly teaching, he is conceited and understands nothing.</text:span><text:span text:style-name="T80"> (1 Timothy, 6:3) </text:span></text:p>
      <text:p text:style-name="P25"><text:span text:style-name="T80">He [Jesus] committed no sin, and </text:span><text:span text:style-name="T82">no deceit was found in his mouth.</text:span><text:span text:style-name="T80"> (1 Peter, 2:22)</text:span></text:p>
      <text:p text:style-name="P25"><text:span text:style-name="T82">No lie was found in their mouths.</text:span><text:span text:style-name="T80"> (Revelation, 14:5)</text:span></text:p>
      <text:p text:style-name="P25"><text:span text:style-name="T82">For out of the [unclean] heart come</text:span><text:span text:style-name="T80"> evil thoughts, murder, adultery, sexual immorality, theft, </text:span><text:span text:style-name="T82">false testimony, slander. These are what make a man 'unclean'</text:span><text:span text:style-name="T80">... (Matthew, 15:19-20; Mark, 7:21-23)</text:span></text:p>
      <text:p text:style-name="P25"><text:span text:style-name="T80">Therefore, </text:span><text:span text:style-name="T82">rid yourselves of</text:span><text:span text:style-name="T80"> all malice and all deceit, hypocrisy, envy, and </text:span><text:span text:style-name="T82">slander of every kind.</text:span><text:span text:style-name="T80"> (1 Peter, 2:1)</text:span></text:p>
      <text:p text:style-name="P12"/>
      <text:h text:style-name="P121" text:outline-level="2">Preaching the Orders of God and <text:s/>the True Religion </text:h>
      <text:p text:style-name="P25"><text:span text:style-name="T80">Because of my chains, most of the brothers... </text:span><text:span text:style-name="T82">have been encouraged to speak the word of God</text:span><text:span text:style-name="T80"> more courageously and fearlessly. (Philipians, 1:14) </text:span></text:p>
      <text:p text:style-name="P25"><text:span text:style-name="T82">As you go, preach this message: ... [The life in the hereafter] is near</text:span><text:span text:style-name="T80">... Freely you have </text:span><text:soft-page-break/><text:span text:style-name="T80">received, freely give. (Matthew, 10:7-8)</text:span></text:p>
      <text:p text:style-name="P25"><text:span text:style-name="T82">If anyone speaks, he should do it as one speaking the very words of God. </text:span><text:span text:style-name="T80">If anyone serves, he should do it with the strength God provides, so that in all things God may be praised... To Him be the glory and the power for ever and ever. (1 Peter, 4:11)</text:span></text:p>
      <text:p text:style-name="P25"><text:span text:style-name="T80">[Jesus:] "Righteous God, though the world does not know You, I know You... </text:span><text:span text:style-name="T82">I have made You known to them, and will continue to make You known."</text:span><text:span text:style-name="T80"> (Jude, 17:25-26)</text:span></text:p>
      <text:p text:style-name="P25"><text:span text:style-name="T80">Heal the sick who are there and </text:span><text:span text:style-name="T82">tell them, 'The kingdom of God [the life in the hereafter] is near you.' </text:span><text:span text:style-name="T80">(Luke, 10:9)</text:span></text:p>
      <text:p text:style-name="P25"><text:span text:style-name="T80">And pray for us, too, </text:span><text:span text:style-name="T82">that God may open a door for our message, so that we may proclaim the mystery of Christ [the revelation descended upon Jesus]</text:span><text:span text:style-name="T80">. (Colossians, 4:3)</text:span></text:p>
      <text:p text:style-name="P25"><text:span text:style-name="T80">So from Jerusalem all the way around to Illyricum, </text:span><text:span text:style-name="T82">I have fully proclaimed the Gospel of Christ.</text:span><text:span text:style-name="T80"> (Romans, 15:19)</text:span></text:p>
      <text:p text:style-name="P25"><text:span text:style-name="T80">Now, brothers, if I come to you and speak in tongues, </text:span><text:span text:style-name="T82">what good will I be to you, unless I bring you some revelation or knowledge or prophecy or word of instruction?</text:span><text:span text:style-name="T80"> Even in the case of lifeless things that make sounds, such as the flute or harp, how will anyone know what tune is being played unless there is a distinction in the notes? Again, if the trumpet does not sound a clear call, who will get ready for battle? </text:span><text:span text:style-name="T82">So it is with you. Unless you speak intelligible words with your tongue, how will anyone know what you are saying?</text:span><text:span text:style-name="T80">... (1 Corinthians, 14:6-9)</text:span></text:p>
      <text:p text:style-name="P25"><text:span text:style-name="T80">... </text:span><text:span text:style-name="T82">Preach the Word [of God]; be prepared in season and out of season; correct, rebuke and encourage—with great patience and careful instruction.</text:span><text:span text:style-name="T80"> For the time will come when men will not put up with sound doctrine. Instead, to suit their own desires, they will gather around them a great number of teachers to say what their itching ears want to hear. They will turn their ears away from the truth and turn aside to myths. </text:span><text:span text:style-name="T82">But you, keep your head in all situations, endure hardship. Do the work of a missionary. Devote yourself completely to your work</text:span><text:span text:style-name="T80">. (2 Timothy, 4:1-5)</text:span></text:p>
      <text:p text:style-name="P25"><text:span text:style-name="T80">Remember your leaders, </text:span><text:span text:style-name="T82">who spoke the word of God to you. </text:span><text:span text:style-name="T80">Consider the outcome of their way of life and imitate their faith. (Hebrews, 13:7)</text:span></text:p>
      <text:p text:style-name="P25"><text:span text:style-name="T80">Do not let any unwholesome talk come out of your mouths, </text:span><text:span text:style-name="T82">but only what is helpful for building others up according to their needs, that it may benefit those who listen. </text:span><text:span text:style-name="T80">(Ephesians, 4:29)</text:span></text:p>
      <text:p text:style-name="P25"><text:span text:style-name="T80">What then shall we say, brothers? When </text:span><text:span text:style-name="T82">you come together, everyone has a hymn, or a word of instruction... </text:span><text:span text:style-name="T80">a tongue or an interpretation. </text:span><text:span text:style-name="T82">All of these must be done for the strengthening of the community.</text:span><text:span text:style-name="T80"> (1 Corinthians, 14:26)</text:span></text:p>
      <text:p text:style-name="P25"><text:span text:style-name="T82">Do not rebuke an older man harshly, but exhort him as if he were your father. Treat younger men as brothers, older women as mothers, and younger women as sisters, with </text:span><text:soft-page-break/><text:span text:style-name="T82">absolute purity.</text:span><text:span text:style-name="T80"> Give proper recognition to those widows who are really in need. (1 Timothy, 5:1-3)</text:span></text:p>
      <text:p text:style-name="P25"><text:span text:style-name="T80">But just as you</text:span><text:span text:style-name="T82"> excel in everything—in faith, in speech [in preaching the religion of God]</text:span><text:span text:style-name="T80">, in knowledge, in complete earnestness and in your love for us-, see that you also excel in this grace of giving. (2 Corinthians, 8:7)</text:span></text:p>
      <text:p text:style-name="P12"/>
      <text:h text:style-name="P121" text:outline-level="2">Abstaining from Gossip </text:h>
      <text:p text:style-name="P25"><text:span text:style-name="T80">For I am afraid that when I come I may not find you as I want you to be, and you may not find me as you want me to be.</text:span><text:span text:style-name="T82"> I fear that there may be</text:span><text:span text:style-name="T80"> quarreling, jealousy, outbursts of anger, factions, slander, </text:span><text:span text:style-name="T82">gossip</text:span><text:span text:style-name="T80">, arrogance and disorder. (2 Corinthians, 12:20)</text:span></text:p>
      <text:p text:style-name="P32"/>
      <text:h text:style-name="P116" text:outline-level="1">PRACTICES IN THE GOSPEL COMPATIBLE <text:s/>WITH THE QUR’AN</text:h>
      <text:p text:style-name="P98"/>
      <text:h text:style-name="P121" text:outline-level="2">Fasting</text:h>
      <text:p text:style-name="P25"><text:span text:style-name="T82">When you fast</text:span><text:span text:style-name="T80">, do not look somber as the hypocrites do, for they disfigure their faces to show men they are fasting... </text:span><text:span text:style-name="T82">But when you fast, put oil on your head and wash your face</text:span><text:span text:style-name="T80">, so that it will not be obvious to men that you are fasting, but only to your God, Who is unseen; and your God, Who sees what is done in secret, will reward you. (Matthew, 6:16-18)</text:span></text:p>
      <text:p text:style-name="P25"><text:span text:style-name="T80">... She never left the temple but worshiped night and day, </text:span><text:span text:style-name="T82">fasting and praying</text:span><text:span text:style-name="T80">. (Luke, 2:36-37)</text:span></text:p>
      <text:p text:style-name="P25"><text:span text:style-name="T80">... Then Jesus... </text:span><text:span text:style-name="T82">after fasting</text:span><text:span text:style-name="T80"> forty days and forty nights, he was hungry. (Matthew, 4:1-2)</text:span></text:p>
      <text:p text:style-name="P25"><text:span text:style-name="T82">For John came neither eating nor drinking... </text:span><text:span text:style-name="T80">(Matthew, 11:18; Luke, 7:33)</text:span></text:p>
      <text:p text:style-name="P25"><text:span text:style-name="T80">The Pharisee stood up and prayed about himself: 'God, I thank you that I am not like other men—robbers, evildoers, adulterers—or even like this tax collector. </text:span><text:span text:style-name="T82">I fast twice a week</text:span><text:span text:style-name="T80"> and give a tenth of all I get.' (Luke, 18:11-12)</text:span></text:p>
      <text:p text:style-name="P25"><text:span text:style-name="T80">While they were worshiping the Lord and fasting... So after </text:span><text:span text:style-name="T82">they had fasted</text:span><text:span text:style-name="T80"> and prayed, they placed their hands on them and sent them off... (Acts, 13:2-3)</text:span></text:p>
      <text:p text:style-name="P25"><text:span text:style-name="T80">Paul and Barnabas appointed elders for them in each church and, </text:span><text:span text:style-name="T82">with prayer and fasting</text:span><text:span text:style-name="T80">, committed them to the Lord, in whom they had put their trust. (Acts, 14:23)</text:span></text:p>
      <text:p text:style-name="P25"><text:span text:style-name="T80">... by now it was after the </text:span><text:span text:style-name="T82">fast</text:span><text:span text:style-name="T80">. (Acts, 27:9)</text:span></text:p>
      <text:p text:style-name="P12"/>
      <text:h text:style-name="P121" text:outline-level="2">Giving Alms</text:h>
      <text:p text:style-name="P25"><text:span text:style-name="T82">So I will very gladly spend for you everything I have and expend myself as well [for God's good pleasure]. </text:span><text:span text:style-name="T80">(2 Corinthians, 12:15)</text:span></text:p>
      <text:p text:style-name="P25"><text:span text:style-name="T80">... "Now then, you Pharisees clean the outside of the cup and dish, but inside you are full of greed and wickedness. You foolish people! Did not the one who made the outside make the inside also? </text:span><text:span text:style-name="T82">But give what is inside the dish to the poor, and everything will be clean for you. </text:span><text:span text:style-name="T80">(Luke, 11:39-41)</text:span></text:p>
      <text:p text:style-name="P25"><text:soft-page-break/><text:span text:style-name="T80">Be careful not to do your 'acts of righteousness' before men, to be seen by them. If you do, you will have no reward from your God..."</text:span><text:span text:style-name="T82"> So when you give to the needy, do not announce it with trumpets</text:span><text:span text:style-name="T80">, as the hypocrites do in the synagogues and on the streets, to be honored by men. I tell you the truth, they have received their reward in full. </text:span><text:span text:style-name="T82">But when you give to the needy, do not let your left hand know what your right hand is doing, so that your giving may be in secret</text:span><text:span text:style-name="T80">. Then your God, Who sees what is done in secret, will reward you. (Matthew, 6:1-4)</text:span></text:p>
      <text:p text:style-name="P25"><text:span text:style-name="T80">As you go, preach this message: 'The kingdom of heaven [paradise] is near.' Heal the sick... cleanse those who have leprosy... </text:span><text:span text:style-name="T82">Freely you have received, freely give. Do not take along any gold or silver or copper in your belts</text:span><text:span text:style-name="T80">. (Matthew, 10:7-9)</text:span></text:p>
      <text:p text:style-name="P25"><text:span text:style-name="T80">... And much grace was upon them all [believers]. There were no needy persons among them. </text:span><text:span text:style-name="T82">For from time to time those who owned lands or houses sold them, brought the money to the apostles and it was distributed to anyone as he had need.</text:span><text:span text:style-name="T80"> (Acts, 4:33-35)</text:span></text:p>
      <text:p text:style-name="P25"><text:span text:style-name="T80">For the pagan world runs after all such things, and your God knows that you need them. But seek His kingdom [seek God's approval], and these things will be given to you as well. "Do not be afraid, little flock, for your God has been pleased to give you the kingdom. </text:span><text:span text:style-name="T82">Sell your possessions and give to the poor. Provide purses for yourselves that will not wear out, a treasure in heaven that will not be exhausted</text:span><text:span text:style-name="T80">, where no thief comes near and no moth destroys. For where your treasure is, there your heart will be also. (Luke, 12:30-34)</text:span></text:p>
      <text:p text:style-name="P25"><text:span text:style-name="T80">[Jesus:] "But I tell you who hear me: </text:span><text:span text:style-name="T82">If someone takes your cloak, do not stop him from taking your tunic. Give to everyone who asks you, and if anyone takes what belongs to you, do not demand it back.</text:span><text:span text:style-name="T80"> Do to others as you would have them do to you... </text:span><text:span text:style-name="T82">And if you do good to those who are good to you, what credit is that to you? </text:span><text:span text:style-name="T80">Even 'sinners' do that. And if you lend to those from whom you expect repayment, what credit is that to you? Even 'sinners' lend to 'sinners,' expecting to be repaid in full. But love your enemies, do good to them, </text:span><text:span text:style-name="T82">and lend to them without expecting to get anything back</text:span><text:span text:style-name="T80">. Then your reward will be great." (Luke, 6:27-35)</text:span></text:p>
      <text:p text:style-name="P25"><text:span text:style-name="T82">"Do not store up for yourselves treasures on earth,</text:span><text:span text:style-name="T80"> where moth and rust destroy, and where thieves break in and steal. </text:span><text:span text:style-name="T82">But store up for yourselves treasures in heaven</text:span><text:span text:style-name="T80">, where moth and rust do not destroy, and where thieves do not break in and steal. For where your treasure is, there your heart will be also. (Matthew, 6:19-21)</text:span></text:p>
      <text:p text:style-name="P25"><text:span text:style-name="T80">If it is encouraging, let him encourage; </text:span><text:span text:style-name="T82">if it is contributing to the needs of others, let him give generously</text:span><text:span text:style-name="T80">; if it is leadership, let him govern diligently; if it is showing mercy, let him do it cheerfully. (Romans, 12:8)</text:span></text:p>
      <text:p text:style-name="P25"><text:span text:style-name="T80">John answered, "</text:span><text:span text:style-name="T82">The man with two tunics should share with him who has none, and the one who has food should do the same</text:span><text:span text:style-name="T80">". (Luke, 3:11)</text:span></text:p>
      <text:p text:style-name="P25"><text:span text:style-name="T82">Share with God's people who are in need.</text:span><text:span text:style-name="T80"> Practice hospitality. (Romans, 12:13)</text:span></text:p>
      <text:p text:style-name="P25"><text:soft-page-break/><text:span text:style-name="T80">Then Jesus said to his host, "When you give a luncheon or dinner, do not invite your friends, your brothers or relatives, or your rich neighbors; if you do, they may invite you back and so you will be repaid. </text:span><text:span text:style-name="T82">But when you give a banquet, invite the poor, the crippled, the lame, the blind, and you will be blessed</text:span><text:span text:style-name="T80">. Although they cannot repay you, you will be repaid at the resurrection of the righteous." (Luke, 14:12-14)</text:span></text:p>
      <text:p text:style-name="P25"><text:span text:style-name="T80">But Zacchaeus stood up and said... "</text:span><text:span text:style-name="T82">Here and now I give half of my possessions to the poor, and if I have cheated anybody out of anything, I will pay back four times the amount.</text:span><text:span text:style-name="T80">" Jesus said to him, "Today salvation has come to this house, because this man, too, is a son of Abraham. (Luke, 19:8-9)</text:span></text:p>
      <text:p text:style-name="P25"><text:span text:style-name="T80">Jesus sat down opposite the place where the offerings were put and watched the crowd putting their money into the temple treasury. Many rich people threw in large amounts. But a poor widow came and put in two very small copper coins, worth only a fraction of a penny. Calling his disciples to him, Jesus said, "</text:span><text:span text:style-name="T82">I tell you the truth, this poor widow has put more into the treasury than all the others. They all gave out of their wealth; but she, out of her poverty, put in everything—all she had to live on.</text:span><text:span text:style-name="T80">" (Mark, 12:41-44; Luke 21:1-4)</text:span></text:p>
      <text:p text:style-name="P25"><text:span text:style-name="T80">As Jesus started on his way, a man ran up to him and fell on his knees before him. "Good teacher," he asked, "what must I do to inherit eternal life [paradise]?... "You know the commandments [of God]: 'Do not murder, do not commit adultery, do not steal, do not give false testimony, do not defraud, honor your father and mother.'" "Teacher," he declared, "all these I have kept since I was a boy." </text:span><text:span text:style-name="T82">Jesus looked at him and loved him. "One thing you lack," he said. "Go, sell everything you have and give to the poor, and you will have treasure in heaven. Then come, follow me.</text:span><text:span text:style-name="T80">" At this the man's face fell. He went away sad, because he had great wealth. Jesus looked around and said to his disciples, "How hard it is for the rich [unless they give alms]  to enter the kingdom of God!" The disciples were amazed at his words... The disciples were even more amazed, and said to each other, "Who then can be saved?" Peter said to him [Jesus], "We have left everything to follow you!" "I tell you the truth," Jesus replied, "</text:span><text:span text:style-name="T82">no one who has left</text:span><text:span text:style-name="T80"> home or brothers or sisters or mother or father or children or </text:span><text:span text:style-name="T82">fields</text:span><text:span text:style-name="T80"> for me [for the approval of God] and the Gospel will fail to receive a hundred times as much in this present age (homes, brothers, sisters, mothers, children and fields—and with them, persecutions) and in the age to come, eternal life [paradise]. But many who are first will be last, and the last first. (Mark, 10:17-31; Matthew 19:16-30; Luke 18:18-30)</text:span></text:p>
      <text:p text:style-name="P25"><text:span text:style-name="T80">Now a man named Ananias, together with his wife Sapphira, also sold a piece of property. With his wife's full knowledge he kept back part of the money for himself, but brought part of the money to the apostles. Then Peter said, "</text:span><text:span text:style-name="T82">Ananias, how is it that satan has so filled your heart that you have lied... and have kept for yourself some of the money you received for the land?</text:span><text:span text:style-name="T80"> Didn't it belong to you before it was sold? And after it was sold, wasn't the money at your disposal? What made you think of doing such a thing? You have not lied to men but to God." (Acts, 5:1-4)</text:span></text:p>
      <text:p text:style-name="P25"><text:span text:style-name="T80">Now about the collection for God's people: Do what I told the Galatian churches to do. On the first day </text:span><text:soft-page-break/><text:span text:style-name="T80">of every week, </text:span><text:span text:style-name="T82">each one of you should set aside a sum of money in keeping with his income</text:span><text:span text:style-name="T80">, saving it up, so that when I come no collections will have to be made. Then, when I arrive, I will give letters of introduction to the men you approve and </text:span><text:span text:style-name="T82">send them with your gift... </text:span><text:span text:style-name="T80">(1 Corinthians, 16:1-4)</text:span></text:p>
      <text:p text:style-name="P25"><text:span text:style-name="T80">Because of the service by which you have proved yourselves, men will praise God for the obedience that accompanies your confession of the Gospel, and </text:span><text:span text:style-name="T82">for your generosity in sharing with them and with everyone else</text:span><text:span text:style-name="T80">. (2 Corinthians, 9:13)</text:span></text:p>
      <text:p text:style-name="P25"><text:span text:style-name="T82">All the believers were together and had everything in common. Selling their possessions and goods, they gave to anyone as he had need.</text:span><text:span text:style-name="T80"> Every day they continued to meet together in the temple courts. They broke bread in their homes and ate together with glad and sincere hearts, praising God and enjoying the favor of all the people. And the Lord added to their number daily those who were being saved. (Acts, 2:44-47)</text:span></text:p>
      <text:p text:style-name="P25"><text:span text:style-name="T80">The Pharisee stood up and prayed about himself: 'God, I thank you that I am not like other men—robbers, evildoers, adulterers—or even like this tax collector. I fast twice a week and </text:span><text:span text:style-name="T82">give a tenth of all I get</text:span><text:span text:style-name="T80">.' (Luke, 18:11-12)</text:span></text:p>
      <text:p text:style-name="P25"><text:span text:style-name="T80">This Melchizedek was king of Salem and priest of God, Most High. He met Abraham returning from the defeat of the kings and blessed him, and </text:span><text:span text:style-name="T82">Abraham gave him a tenth of everything</text:span><text:span text:style-name="T80">... (Hebrews, 7:1-2)</text:span></text:p>
      <text:p text:style-name="P25"><text:span text:style-name="T80">Moreover, as you Philippians know, in the early days of your acquaintance with the Gospel, when I set out from Macedonia, </text:span><text:span text:style-name="T82">not one church shared with me in the matter of giving and receiving, except you only</text:span><text:span text:style-name="T80">; for even when I was in Thessalonica, </text:span><text:span text:style-name="T82">you sent me aid again and again when I was in need</text:span><text:span text:style-name="T80">. Not that I am looking for a gift, but I am looking for what may be credited to your account [increase your reward in the hereafter]. I have received full payment and even more; I am amply supplied, now that I have received from Epaphroditus the gifts you sent. They are a fragrant offering, an acceptable sacrifice, pleasing to God. And my God will meet all your needs according to His glorious riches... To our God... be glory for ever and ever. Amen. (Philippians, 4:15-20)</text:span></text:p>
      <text:p text:style-name="P25"><text:span text:style-name="T80">Now, however, I am on my way to Jerusalem in the service of the saints there. For Macedonia and Achaia were </text:span><text:span text:style-name="T82">pleased to make a contribution for the poor among the saints in Jerusalem</text:span><text:span text:style-name="T80">. They were pleased to do it, and indeed they owe it to them. For if the Gentiles have shared in the Jews' spiritual blessings, they owe it to the Jews to share with them their material blessings. So </text:span><text:span text:style-name="T82">after I have completed this task and have made sure that they have received this fruit</text:span><text:span text:style-name="T80">, I will go to Spain and visit you on the way. I know that when I come to you, I will come in the full measure of the blessing of Christ. (Romans, 15:25-29)</text:span></text:p>
      <text:p text:style-name="P25"><text:span text:style-name="T80">Remember this: Whoever sows sparingly will also reap sparingly, and whoever sows generously will also reap generously. Each man should give what he has decided in his heart to give, not reluctantly or under compulsion, </text:span><text:span text:style-name="T82">for God loves a cheerful giver</text:span><text:span text:style-name="T80">. And God is able to make all grace abound to </text:span><text:soft-page-break/><text:span text:style-name="T80">you, so that in all things at all times, having all that you need, you will abound in every good work. (2 Corinthians, 9:6-8)</text:span></text:p>
      <text:p text:style-name="P12"/>
      <text:h text:style-name="P121" text:outline-level="2">Daily Prayer in the Gospel</text:h>
      <text:p text:style-name="P25"><text:span text:style-name="T80">To some who were confident of their own righteousness and looked down on everybody else, Jesus told this parable: "</text:span><text:span text:style-name="T82">Two men went up to the temple to pray</text:span><text:span text:style-name="T80">, one a Pharisee and the other a tax collector. The Pharisee</text:span><text:span text:style-name="T82"> stood up and prayed </text:span><text:span text:style-name="T80">about himself: 'God, I thank you that I am not like other men—robbers, evildoers, adulterers—or even like this tax collector.'" (Luke, 18:9-11)</text:span></text:p>
      <text:p text:style-name="P25"><text:span text:style-name="T82">And when you stand praying</text:span><text:span text:style-name="T80">, if you hold anything against anyone, forgive him, so that your God... forgive you your sins." (Mark, 11:25-26)</text:span></text:p>
      <text:p text:style-name="P25"><text:span text:style-name="T80">Jesus went out as usual to the Mount of Olives, and his disciples followed him. On reaching the place, he said to them, "Pray that you will not fall into temptation." He withdrew about a stone's throw beyond them, </text:span><text:span text:style-name="T82">knelt down and prayed</text:span><text:span text:style-name="T80">, "God, if You are willing, take this cup from me; yet not my will, but Yours be done." (Luke, 22:39-42)</text:span></text:p>
      <text:p text:style-name="P25"><text:span text:style-name="T80">Peter sent them all out of the room; </text:span><text:span text:style-name="T82">then he got down on his knees and prayed</text:span><text:span text:style-name="T80">... (Acts, 9:40)</text:span></text:p>
      <text:p text:style-name="P25"><text:span text:style-name="T80">When he had said this, </text:span><text:span text:style-name="T82">he knelt down with all of them and prayed</text:span><text:span text:style-name="T80">. (Acts, 20:36)</text:span></text:p>
      <text:p text:style-name="P25"><text:span text:style-name="T80">But when our time was up, we left and continued on our way. All the disciples and their wives and children accompanied us out of the city, and there on the beach </text:span><text:span text:style-name="T82">we knelt to pray</text:span><text:span text:style-name="T80">. (Acts, 21:5)</text:span></text:p>
      <text:p text:style-name="P25"><text:span text:style-name="T80">For this reason </text:span><text:span text:style-name="T82">I kneel before the God</text:span><text:span text:style-name="T80">... (Ephesians, 3:14-15)</text:span></text:p>
      <text:p text:style-name="P25"><text:span text:style-name="T82">Then he fell on his knees</text:span><text:span text:style-name="T80"> and cried out, "Lord, do not hold this sin against them." (Acts, 7:60)</text:span></text:p>
      <text:p text:style-name="P25"><text:span text:style-name="T80">Then Jesus went with his disciples to a place called Gethsemane, and he said to them, "Sit here while I go over there and pray."... Going a little farther, </text:span><text:span text:style-name="T82">he fell with his face to the ground and prayed</text:span><text:span text:style-name="T80">... (Matthew, 26:36-39)</text:span></text:p>
      <text:p text:style-name="P25"><text:span text:style-name="T80">... Jesus said to his disciples, "Sit here while I pray."... Going a little farther, </text:span><text:span text:style-name="T82">he fell to the ground and prayed</text:span><text:span text:style-name="T80">... (Mark, 14:32-35)</text:span></text:p>
      <text:p text:style-name="P25"><text:span text:style-name="T80">... so </text:span><text:span text:style-name="T82">he will fall down and worship God</text:span><text:span text:style-name="T80">... (1 Corinthians, 14:25)</text:span></text:p>
      <text:p text:style-name="P25"><text:span text:style-name="T80">... The twenty-four elders, </text:span><text:span text:style-name="T82">who were seated on their thrones</text:span><text:span text:style-name="T80"> before God, </text:span><text:span text:style-name="T82">fell on their faces and worshiped God</text:span><text:span text:style-name="T80">, saying: "We give thanks to you, Lord God Almighty, the One Who is and Who was, because you have taken Your great power and have begun to reign." (Revelation, 11:16-17)</text:span></text:p>
      <text:p text:style-name="P25"><text:span text:style-name="T80">... </text:span><text:span text:style-name="T82">They fell down on their faces before the throne and worshiped </text:span><text:span text:style-name="T80">God saying: "Amen! Praise and glory and wisdom and thanks and honor and power and strength be to our God for ever and ever. Amen!" (Revelation, 7:11)</text:span></text:p>
      <text:p text:style-name="P12"><text:soft-page-break/></text:p>
      <text:p text:style-name="P88">Specified Times of Worship in the Gospel</text:p>
      <text:p text:style-name="P25"><text:span text:style-name="T82">Very early in the morning, while it was still dark, Jesus got up, left the house and went off to a solitary place, where he prayed. </text:span><text:span text:style-name="T80">(Mark, 1:35)</text:span></text:p>
      <text:p text:style-name="P25"><text:span text:style-name="T80">After he had dismissed them, </text:span><text:span text:style-name="T82">he went up on a mountainside by himself to pray. When evening came,</text:span><text:span text:style-name="T80"> he was there alone. (Matthew, 14:23)</text:span></text:p>
      <text:p text:style-name="P25"><text:span text:style-name="T80">One of those days Jesus went out to a mountainside to pray, </text:span><text:span text:style-name="T82">and spent the night praying to God</text:span><text:span text:style-name="T80">. (Luke, 6:12)</text:span></text:p>
      <text:p text:style-name="P25"><text:span text:style-name="T80">One day Peter and John were going up to the temple </text:span><text:span text:style-name="T82">at the time of prayer</text:span><text:span text:style-name="T80">—at three in the afternoon. (Acts, 3:1)</text:span></text:p>
      <text:p text:style-name="P25"><text:span text:style-name="T82">About noon</text:span><text:span text:style-name="T80"> the following day as they were on their journey and approaching the city, Peter </text:span><text:span text:style-name="T82">went up on the roof to pray</text:span><text:span text:style-name="T80">. (Acts, 10:9)</text:span></text:p>
      <text:p text:style-name="P25"><text:span text:style-name="T80">Cornelius answered: "Four days ago </text:span><text:span text:style-name="T82">I was in my house praying at this hour</text:span><text:span text:style-name="T80">, at three in the afternoon. Suddenly a man in shining clothes stood before me and said, 'Cornelius, God has heard your prayer and remembered [accepted] your gifts to the poor." (Acts, 10:30-31)</text:span></text:p>
      <text:p text:style-name="P32"/>
      <text:h text:style-name="P116" text:outline-level="1">THE PROPHET JESUS’ (PBUH) HUMAN CHARACTERISTICS AND HIS BEING A SERVANT OF GOD</text:h>
      <text:p text:style-name="P99"/>
      <text:h text:style-name="P121" text:outline-level="2">The Prophet Jesus (pbuh) is a Human Being</text:h>
      <text:p text:style-name="P86">... <text:span text:style-name="T1">He [Jesus] is the son of man.</text:span> "Do not be amazed at this, for a time is coming when all who are in their graves will hear His [God's] voice and come out—those who have done good will rise to live, and those who have done evil will rise to be condemned. (John, 5:27-29)</text:p>
      <text:p text:style-name="P25"><text:span text:style-name="T80">Men of Israel, listen to this: Jesus of Nazareth </text:span><text:span text:style-name="T82">was a man accredited by</text:span><text:span text:style-name="T80"> God to you by miracles, wonders and signs, which God did among you through him, as you yourselves know. (Acts, 2:22)</text:span></text:p>
      <text:p text:style-name="P13"/>
      <text:h text:style-name="P121" text:outline-level="2">The Prophet Jesus' (pbuh) Birth, Lineage and Family</text:h>
      <text:p text:style-name="P86"><text:span text:style-name="T1">She will give birth to a son</text:span>, and you are to give him the name Jesus... (Matthew, 1:21) </text:p>
      <text:p text:style-name="P25"><text:span text:style-name="T80">While they were there, </text:span><text:span text:style-name="T82">the time came for the baby to be born, and she gave birth to her firstborn, a son</text:span><text:span text:style-name="T80">. She wrapped him in cloths and placed him in a manger, because there was no room for them in the inn. (Luke, 2:6-7)</text:span></text:p>
      <text:p text:style-name="P25"><text:span text:style-name="T80">Then </text:span><text:span text:style-name="T82">Jesus' mother and brothers arrived. </text:span><text:span text:style-name="T80">Standing outside, they sent someone in to call him. (Mark, 3:31)</text:span></text:p>
      <text:p text:style-name="P25"><text:span text:style-name="T80">The crowds that went ahead of him and those that followed shouted, "Hosanna to the </text:span><text:span text:style-name="T82">Son of David</text:span><text:span text:style-name="T80">!" "Blessed is he who comes in the name of the Lord!" "Hosanna in the highest!" When Jesus entered Jerusalem, the whole city was stirred and asked, "Who is this?" The crowds answered, "This is </text:span><text:span text:style-name="T82">Jesus, the prophet from Nazareth in Galilee</text:span><text:span text:style-name="T80">." (Matthew, 21:9-11)</text:span></text:p>
      <text:p text:style-name="P25"><text:span text:style-name="T82">Isn't this the carpenter? Isn't this Mary's son and the brother of James, Joseph, Judas and Simon? Aren't his sisters here with us?"... </text:span><text:span text:style-name="T80">(Mark, 6:3)</text:span></text:p>
      <text:p text:style-name="P25"><text:span text:style-name="T80">A record of </text:span><text:span text:style-name="T82">the genealogy of Jesus Christ the son of David</text:span><text:span text:style-name="T80">... (Matthew, 1:1-2)</text:span></text:p>
      <text:p text:style-name="P13"/>
      <text:h text:style-name="P121" text:outline-level="2"><text:soft-page-break/>The Prophet Jesus' (pbuh) Childhood, Knowledge and Physical Development</text:h>
      <text:p text:style-name="P86">Then Simeon blessed them and said to <text:span text:style-name="T1">Mary, his mother: "This child</text:span> is destined to cause the falling and rising of many in Israel, and to be a sign... (Luke, 2:34)</text:p>
      <text:p text:style-name="P25"><text:span text:style-name="T80">And </text:span><text:span text:style-name="T82">the child [Jesus] grew and became strong</text:span><text:span text:style-name="T80">; he was filled with wisdom, and the grace of God was upon him. (Luke, 2:40) </text:span></text:p>
      <text:p text:style-name="P25"><text:span text:style-name="T80">And </text:span><text:span text:style-name="T82">Jesus grew in wisdom and stature</text:span><text:span text:style-name="T80">, and in favor with God and men. (Luke, 2:52)</text:span></text:p>
      <text:p text:style-name="P25"><text:span text:style-name="T80">After the Feast was over, while his parents were returning home, </text:span><text:span text:style-name="T82">the boy Jesus stayed behind in Jerusalem</text:span><text:span text:style-name="T80">... Then they began looking for him among their relatives and friends. When they did not find him, they went back to Jerusalem to look for him. After three days they found him in the temple courts, </text:span><text:span text:style-name="T82">sitting among the teachers, listening to them and asking them questions. Everyone who heard him was amazed at his understanding and his answers... </text:span><text:span text:style-name="T80">(Luke, 2:43-47)</text:span></text:p>
      <text:p text:style-name="P12"/>
      <text:h text:style-name="P122" text:outline-level="2">The Prophet Jesus' (pbuh) Eating and Drinking</text:h>
      <text:p text:style-name="P86">And while they still did not believe it because of joy and amazement, he asked them, <text:span text:style-name="T1">"Do you have anything here to eat?" They gave him a piece of broiled fish, and he took it and ate it in their presence. </text:span>(Luke, 24:41-43) </text:p>
      <text:p text:style-name="P25"><text:span text:style-name="T82">While Jesus was having dinner at Levi's house... </text:span><text:span text:style-name="T80">(Mark, 2:15)</text:span></text:p>
      <text:p text:style-name="P25"><text:span text:style-name="T80">When evening came, </text:span><text:span text:style-name="T82">Jesus was reclining at the table with the Twelve.</text:span><text:span text:style-name="T80"> And while they were eating, he said, "I tell you the truth, one of you will betray me." (Matthew, 26:20-21)</text:span></text:p>
      <text:p text:style-name="P25"><text:span text:style-name="T82">... He [Jesus] was hungry. </text:span><text:span text:style-name="T80">(Matthew, 4:2)</text:span></text:p>
      <text:p text:style-name="P25"><text:span text:style-name="T80">Jesus..." returned from the Jordan... </text:span><text:span text:style-name="T82">He ate nothing during those days, and at the end of them he was hungry.</text:span><text:span text:style-name="T80"> (Luke, 4:1-2)</text:span></text:p>
      <text:p text:style-name="P25"><text:span text:style-name="T80">Jacob's well was there, and Jesus, tired as he was from the journey, sat down by the well. It was about the sixth hour. When a Samaritan woman came to draw water, </text:span><text:span text:style-name="T82">Jesus said to her, "Will you give me a drink?</text:span><text:span text:style-name="T80">" (John, 4:6-7)</text:span></text:p>
      <text:p text:style-name="P25"><text:span text:style-name="T80">Jesus replied, "</text:span><text:span text:style-name="T82">The one who has dipped his hand into the bowl with me</text:span><text:span text:style-name="T80"> will betray me. (Matthew, 26:23)</text:span></text:p>
      <text:p text:style-name="P25"><text:span text:style-name="T80">While </text:span><text:span text:style-name="T82">Jesus was having dinner at Levi's house</text:span><text:span text:style-name="T80">, many tax collectors and "sinners" were</text:span><text:span text:style-name="T82"> eating with him</text:span><text:span text:style-name="T80"> and his disciples, for there were many who followed him. (Mark, 2:15)</text:span></text:p>
      <text:p text:style-name="P25"><text:span text:style-name="T80">Now one of the Pharisees invited </text:span><text:span text:style-name="T82">Jesus to have dinner with him, so he went to the Pharisee's house and reclined at the table. </text:span><text:span text:style-name="T80">(Luke, 7:36)</text:span></text:p>
      <text:p text:style-name="P25"><text:soft-page-break/><text:span text:style-name="T80">While he was in Bethany, </text:span><text:span text:style-name="T82">reclining at the table in the home of a man known as Simon</text:span><text:span text:style-name="T80"> the Leper, a woman came... (Mark, 14:3) </text:span></text:p>
      <text:p text:style-name="P25"><text:span text:style-name="T82">While they were reclining at the table eating</text:span><text:span text:style-name="T80">, he said, "I tell you the truth, one of you will betray me—</text:span><text:span text:style-name="T82">one who is eating with me.</text:span><text:span text:style-name="T80">" (Mark, 14:18) </text:span></text:p>
      <text:p text:style-name="P25"><text:span text:style-name="T80">"It is one of the Twelve," he replied, </text:span><text:span text:style-name="T82">"one who dips bread into the bowl with me."</text:span><text:span text:style-name="T80"> (Mark, 14:20)</text:span></text:p>
      <text:p text:style-name="P25"><text:span text:style-name="T80">Then Levi </text:span><text:span text:style-name="T82">held a great banquet for Jesus</text:span><text:span text:style-name="T80"> at his house, and a large crowd of tax collectors and others </text:span><text:span text:style-name="T82">were eating with them</text:span><text:span text:style-name="T80">. (Luke, 5:29)</text:span></text:p>
      <text:p text:style-name="P25"><text:span text:style-name="T80">On the first day of the Feast of Unleavened Bread, the disciples came to Jesus and asked, </text:span><text:span text:style-name="T82">"Where do you want us to make preparations for you to eat the Passover?" </text:span><text:span text:style-name="T80">(Matthew, 26:17)</text:span></text:p>
      <text:p text:style-name="P25"><text:span text:style-name="T80">Then Jesus entered a house, and again a crowd gathered, so that </text:span><text:span text:style-name="T82">he and his disciples were not even able to eat.</text:span><text:span text:style-name="T80"> (Mark, 3:20)</text:span></text:p>
      <text:p text:style-name="P25"><text:span text:style-name="T80">Then, because so many people were coming and going that </text:span><text:span text:style-name="T82">they did not even have a chance to eat</text:span><text:span text:style-name="T80">, he said to them, "Come with me by yourselves to a quiet place and get some rest." (Mark, 6:31)</text:span></text:p>
      <text:p text:style-name="P13"/>
      <text:h text:style-name="P121" text:outline-level="2">The Prophet Jesus' (pbuh) Becoming Tired and Resting and Sleeping</text:h>
      <text:p text:style-name="P86">... <text:span text:style-name="T1">Jesus, tired as he was from the journey, sat down by the well</text:span>... (John, 4:6)</text:p>
      <text:p text:style-name="P25"><text:span text:style-name="T82">Jesus was in the stern, sleeping on a cushion</text:span><text:span text:style-name="T80">... (Mark, 4:38)</text:span></text:p>
      <text:p text:style-name="P12"/>
      <text:h text:style-name="P122" text:outline-level="2">Examples of the Prophet Jesus' (pbuh) Other Human Characteristics</text:h>
      <text:p text:style-name="P86">Because of the crowd he told his disciples to have a small boat ready for him, <text:span text:style-name="T1">to keep the people from crowding him</text:span>. (Mark, 3:9)</text:p>
      <text:p text:style-name="P86"/>
      <text:h text:style-name="P121" text:outline-level="2"><text:span text:style-name="T58">The Prophet Jesus (pbuh) is a Servant of God</text:span></text:h>
      <text:p text:style-name="P86">When God raised up <text:span text:style-name="T1">His servant [Jesus]</text:span>, He sent him first to you to bless you by turning each of you from your wicked ways. (Acts, 3:26)</text:p>
      <text:p text:style-name="P25"><text:span text:style-name="T80">Jesus said to him, "... For it is written: 'Worship the Lord your God, and </text:span><text:span text:style-name="T82">serve Him only</text:span><text:span text:style-name="T80">." (Matthew, 4:10)</text:span></text:p>
      <text:p text:style-name="P25"><text:span text:style-name="T80">The most important one," answered Jesus, "is this: 'Hear, O Israel, </text:span><text:span text:style-name="T82">the Lord our God, the Lord is one</text:span><text:span text:style-name="T80">. Love the Lord your God with all your heart and with all your soul and with all your mind and with </text:span><text:soft-page-break/><text:span text:style-name="T80">all your strength.' (Mark, 12:29-30) </text:span></text:p>
      <text:p text:style-name="P25"><text:span text:style-name="T80">"Well said, teacher," the man replied. "</text:span><text:span text:style-name="T82">You are right in saying that God is one and there is no other but him</text:span><text:span text:style-name="T80">... When Jesus saw that he had answered wisely, he said to him, "You are not far from the kingdom of God"... (Mark, 32-34)</text:span></text:p>
      <text:p text:style-name="P25"><text:span text:style-name="T80">Jesus answered, "It is written: '</text:span><text:span text:style-name="T82">Worship the Lord your God and serve Him only.</text:span><text:span text:style-name="T80">'" (Luke, 4:8)</text:span></text:p>
      <text:p text:style-name="P12"/>
      <text:h text:style-name="P122" text:outline-level="2"><text:span text:style-name="T104"><text:s/></text:span>The Prophet Jesus (pbuh) is a Prophet Sent by God</text:h>
      <text:p text:style-name="P86">[Jesus:] <text:span text:style-name="T1">By myself I can do nothing</text:span>; I judge only as I hear, and my judgment is just, for <text:span text:style-name="T1">I seek not to please myself but Him [God] Who sent me.</text:span> (John, 5:30)</text:p>
      <text:p text:style-name="P25"><text:span text:style-name="T80">... </text:span><text:span text:style-name="T82">[God] Who sent me</text:span><text:span text:style-name="T80"> has Himself testified concerning me... (John, 5:37)</text:span></text:p>
      <text:p text:style-name="P25"><text:span text:style-name="T80">... They believed </text:span><text:span text:style-name="T82">that You sent me</text:span><text:span text:style-name="T80">. (John, 17:8) </text:span></text:p>
      <text:p text:style-name="P25"><text:span text:style-name="T80">Then Jesus... "I am not here on my own, but </text:span><text:span text:style-name="T82">He</text:span><text:span text:style-name="T80"> [God]</text:span><text:span text:style-name="T82"> Who sent me is true.</text:span><text:span text:style-name="T80"> You do not know Him [God], but I know Him because... </text:span><text:span text:style-name="T82">He sent me</text:span><text:span text:style-name="T80">." (John, 7:28-29)</text:span></text:p>
      <text:p text:style-name="P25"><text:span text:style-name="T80">Jesus answered, "The work of God is this: </text:span><text:span text:style-name="T82">to believe in the one [God's messenger] He has sent.</text:span><text:span text:style-name="T80">" (John, 6:29) </text:span></text:p>
      <text:p text:style-name="P25"><text:span text:style-name="T80">For </text:span><text:span text:style-name="T82">the one whom God has sent</text:span><text:span text:style-name="T80"> speaks the words of God... (John, 3:34) </text:span></text:p>
      <text:p text:style-name="P25"><text:span text:style-name="T80">After the people saw the miraculous sign that Jesus did, they began to say, "Surely </text:span><text:span text:style-name="T82">this is the prophet who is to come into the world.</text:span><text:span text:style-name="T80">" (John, 6:14) </text:span></text:p>
      <text:p text:style-name="P25"><text:span text:style-name="T80">The crowds answered, "</text:span><text:span text:style-name="T82">This is Jesus, the prophet from Nazareth in Galilee.</text:span><text:span text:style-name="T80">" (Mathew, 21:11) </text:span></text:p>
      <text:p text:style-name="P25"><text:span text:style-name="T80">... "</text:span><text:span text:style-name="T82">He was a prophet, powerful in word and deed</text:span><text:span text:style-name="T80"> before God and all the people." (Luke, 24:19)</text:span></text:p>
      <text:p text:style-name="P25"><text:span text:style-name="T80">Jesus replied, "Let us go somewhere else—to the nearby villages—so </text:span><text:span text:style-name="T82">I can preach there also. That is why I have come.</text:span><text:span text:style-name="T80">" (Mark, 1:38)</text:span></text:p>
      <text:p text:style-name="P25"><text:span text:style-name="T80">And they took offense at him [Jesus]. But Jesus said to them, </text:span><text:span text:style-name="T82">"Only in his hometown and in his own house is a prophet without honor."</text:span><text:span text:style-name="T80"> (Matthew, 13:57) </text:span></text:p>
      <text:p text:style-name="P25"><text:span text:style-name="T80">They looked for a way to arrest him, but they were afraid of the crowd because </text:span><text:span text:style-name="T82">the people held that he [Jesus] was a prophet.</text:span><text:span text:style-name="T80"> (Matthew, 21:46) </text:span></text:p>
      <text:p text:style-name="P25"><text:span text:style-name="T80">Jesus said to them, </text:span><text:span text:style-name="T82">"Only in his hometown, among his relatives and in his own house is a prophet without honor." </text:span><text:span text:style-name="T80">(Mark, 6:4)</text:span></text:p>
      <text:p text:style-name="P25"><text:span text:style-name="T80">... For </text:span><text:span text:style-name="T82">they do not know the One [God] Who sent me</text:span><text:span text:style-name="T80">. [God is beyond that.] (John, 15:21)</text:span></text:p>
      <text:p text:style-name="P25"><text:span text:style-name="T82">When God raised up His servant [Jesus]</text:span><text:span text:style-name="T80">, He sent him first to you to bless you by turning each of you from your wicked ways. (Acts, 3:26) </text:span></text:p>
      <text:p text:style-name="P25"><text:soft-page-break/><text:span text:style-name="T80">... But he said to them, "I have food to eat that you know nothing about." Then his disciples said to each other, "Could someone have brought him food?" </text:span><text:span text:style-name="T82">"My food," said Jesus, "is to do the will of Him [God] Who sent me</text:span><text:span text:style-name="T80"> and to finish His work." (John, 4:31-34) </text:span></text:p>
      <text:p text:style-name="P25"><text:span text:style-name="T80">They were all filled with awe and praised God. </text:span><text:span text:style-name="T82">"A great prophet has appeared among us,"</text:span><text:span text:style-name="T80"> they said. This news about Jesus spread throughout Judea and the surrounding country. (Luke, 7:16-17) </text:span></text:p>
      <text:p text:style-name="P12"/>
      <text:h text:style-name="P122" text:outline-level="2">The Prophet Jesus (pbuh) Fulfills God's Commands</text:h>
      <text:p text:style-name="P86">... <text:span text:style-name="T1">I do exactly what my Lord has commanded me</text:span>... (John, 14:31) </text:p>
      <text:p text:style-name="P25"><text:span text:style-name="T80">Jesus gave them this answer: "I tell you the truth, </text:span><text:span text:style-name="T82">the messenger can do nothing by himself</text:span><text:span text:style-name="T80">... (John, 5.19) </text:span></text:p>
      <text:p text:style-name="P25"><text:span text:style-name="T80">...</text:span><text:span text:style-name="T82"> I always do what pleases Him</text:span><text:span text:style-name="T80">. (John, 8:29) </text:span></text:p>
      <text:p text:style-name="P25"><text:span text:style-name="T80">[Jesus:] "</text:span><text:span text:style-name="T82">By myself I can do nothing</text:span><text:span text:style-name="T80">... I seek not to please myself but Him [God] Who sent me." (John, 5:30) </text:span></text:p>
      <text:p text:style-name="P25"><text:span text:style-name="T80">[Jesus:] "... not to do my will but </text:span><text:span text:style-name="T82">to do the will of Him [God] Who sent me."</text:span><text:span text:style-name="T80"> (John, 6:38)</text:span></text:p>
      <text:p text:style-name="P12"/>
      <text:h text:style-name="P122" text:outline-level="2"><text:span text:style-name="T104"><text:s/></text:span>It is God Who Makes the Prophet Jesus (pbuh) Speak</text:h>
      <text:p text:style-name="P86">... <text:span text:style-name="T1">The words I say to you are not just my own</text:span>... (John, 14:10)</text:p>
      <text:p text:style-name="P25"><text:span text:style-name="T80">Jesus answered, "</text:span><text:span text:style-name="T82">My teaching is not my own. It comes from Him Who sent me</text:span><text:span text:style-name="T80">. (John, 7:16)</text:span></text:p>
      <text:p text:style-name="P25"><text:span text:style-name="T80">[Jesus:] "For </text:span><text:span text:style-name="T82">I did not speak of my own accord, but my Lord Who sent me commanded me what to say and how to say it.</text:span><text:span text:style-name="T80"> I know that His command leads to eternal life. So </text:span><text:span text:style-name="T82">whatever I say is just what my Lord has told me to say.</text:span><text:span text:style-name="T80">" (John, 12:49-50)</text:span></text:p>
      <text:p text:style-name="P25"><text:span text:style-name="T80">[Jesus:] "He who does not love me will not obey my teaching. </text:span><text:span text:style-name="T82">These words you hear are not my own; they belong to my Lord Who sent me." </text:span><text:span text:style-name="T80">(John, 14:24) </text:span></text:p>
      <text:p text:style-name="P25"><text:span text:style-name="T80">[Jesus:] "... But He [God] Who sent me is true, </text:span><text:span text:style-name="T82">and what I have heard from Him I tell the world.</text:span><text:span text:style-name="T80">" (John, 8:26) </text:span></text:p>
      <text:p text:style-name="P25"><text:span text:style-name="T80">For </text:span><text:span text:style-name="T82">the one whom God has sent speaks the words of God</text:span><text:span text:style-name="T80">... (John, 3:34)</text:span></text:p>
      <text:p text:style-name="P12"/>
      <text:h text:style-name="P122" text:outline-level="2">It is God Who Gives the Prophet Jesus (pbuh) Everything</text:h>
      <text:p text:style-name="P86"><text:span text:style-name="T1">... And the power of the Lord was present for him [Jesus] to heal the sick.</text:span> (Luke, 5:17)</text:p>
      <text:p text:style-name="P25"><text:soft-page-break/><text:span text:style-name="T82">"All things have been committed to me by my Lord"</text:span><text:span text:style-name="T80">... (Matthew, 11:27)</text:span></text:p>
      <text:p text:style-name="P25"><text:span text:style-name="T80">Jesus knew that </text:span><text:span text:style-name="T82">God had put all things under His power, </text:span><text:span text:style-name="T80">and that he had come from God and was returning to God. (John, 13:3)</text:span></text:p>
      <text:p text:style-name="P25"><text:span text:style-name="T82">"My Lord, Who has given them to me</text:span><text:span text:style-name="T80">, is greater than all..." (John, 10:29) </text:span></text:p>
      <text:p text:style-name="P25"><text:span text:style-name="T80">"... </text:span><text:span text:style-name="T82">No one can come to me unless God has enabled him.</text:span><text:span text:style-name="T80">" (John, 6:65)</text:span></text:p>
      <text:p text:style-name="P25"><text:span text:style-name="T80">The Jews were amazed and asked, "How did this man get such learning without having studied?" Jesus answered, </text:span><text:span text:style-name="T82">"My teaching is not my own. It comes from Him [God]  Who sent me. </text:span><text:span text:style-name="T80">If anyone chooses to do God's will, he will find out whether my teaching comes from God or whether I speak on my own. He who speaks on his own does so to gain honor for himself, but </text:span><text:span text:style-name="T82">he who works for the honor of the One [God] Who sent him is a man of truth</text:span><text:span text:style-name="T80">..." (John, 7:15-18)</text:span></text:p>
      <text:p text:style-name="P12"/>
      <text:h text:style-name="P122" text:outline-level="2">The Prophet Jesus (pbuh) Prays to and Worships God</text:h>
      <text:p text:style-name="P86"><text:span text:style-name="T1">Going a little farther, he fell with his face to the ground and prayed... </text:span>(Matthew, 26:39)</text:p>
      <text:p text:style-name="P25"><text:span text:style-name="T80">After he had dismissed them, </text:span><text:span text:style-name="T82">he went up on a mountainside by himself to pray</text:span><text:span text:style-name="T80">... (Matthew, 14:23)</text:span></text:p>
      <text:p text:style-name="P25"><text:span text:style-name="T80">Very early in the morning, while it was still dark, Jesus got up, left the house and went off to a solitary place, </text:span><text:span text:style-name="T82">where he prayed</text:span><text:span text:style-name="T80">. (Mark, 1:35) </text:span></text:p>
      <text:p text:style-name="P25"><text:span text:style-name="T80">After leaving them, </text:span><text:span text:style-name="T82">he went up on a mountainside to pray</text:span><text:span text:style-name="T80">. (Mark, 6:46)</text:span></text:p>
      <text:p text:style-name="P25"><text:span text:style-name="T80">... Jesus said to his disciples, </text:span><text:span text:style-name="T82">"Sit here while I pray."</text:span><text:span text:style-name="T80"> (Mark, 14:32) </text:span></text:p>
      <text:p text:style-name="P25"><text:span text:style-name="T80">One of those days </text:span><text:span text:style-name="T82">Jesus went out to a mountainside to pray, and spent the night praying to God</text:span><text:span text:style-name="T80">. (Luke, 6:12) </text:span></text:p>
      <text:p text:style-name="P25"><text:span text:style-name="T80">Once when </text:span><text:span text:style-name="T82">Jesus was praying in private</text:span><text:span text:style-name="T80"> and his disciples were with him... (Luke, 9:18)</text:span></text:p>
      <text:p text:style-name="P25"><text:span text:style-name="T80">One day </text:span><text:span text:style-name="T82">Jesus was praying in a certain place</text:span><text:span text:style-name="T80">... (Luke, 11:1) </text:span></text:p>
      <text:p text:style-name="P25"><text:span text:style-name="T80">... But </text:span><text:span text:style-name="T82">I have prayed for you [to God]</text:span><text:span text:style-name="T80">, Simon, that your faith may not fail... (Luke, 22:32) </text:span></text:p>
      <text:p text:style-name="P25"><text:span text:style-name="T80">Then Jesus went with his disciples to a place called Gethsemane, and he said to them, "Sit here </text:span><text:span text:style-name="T82">while I go over there and pray.</text:span><text:span text:style-name="T80">" (Matthew, 26:36)</text:span></text:p>
      <text:p text:style-name="P25"><text:span text:style-name="T80">During the days of </text:span><text:span text:style-name="T82">Jesus</text:span><text:span text:style-name="T80">' life on earth, </text:span><text:span text:style-name="T82">he offered up prayers and petitions</text:span><text:span text:style-name="T80"> with loud cries and tears to the One </text:span><text:span text:style-name="T82">[God]</text:span><text:span text:style-name="T80"> Who could save him from death, and he was heard because of his reverent submission. (Hebrews, 5:7) </text:span></text:p>
      <text:p text:style-name="P25"><text:span text:style-name="T80">"Bring them here to me," he said. And he directed the people to sit down on the grass. Taking the five </text:span><text:soft-page-break/><text:span text:style-name="T80">loaves and the two fish... </text:span><text:span text:style-name="T82">he gave thanks</text:span><text:span text:style-name="T80"> and broke the loaves. Then he gave them to the disciples, and the disciples gave them to the people. (Matthew, 14:18-19)</text:span></text:p>
      <text:p text:style-name="P25"><text:span text:style-name="T80">When he was at the table with them, he took bread, </text:span><text:span text:style-name="T82">gave thanks,</text:span><text:span text:style-name="T80"> broke it and began to give it to them. (Luke, 24:30)</text:span></text:p>
      <text:p text:style-name="P20"/>
      <text:h text:style-name="P122" text:outline-level="2">The Prophet Jesus (pbuh) is Tested</text:h>
      <text:p text:style-name="P86"><text:span text:style-name="T1">[Jesus:] </text:span>"<text:span text:style-name="T1">You are those who have stood by me in my trials</text:span>." (Luke, 22:28)</text:p>
      <text:p text:style-name="P25"><text:span text:style-name="T80">The devil led him up to a high place and showed him in an instant all the kingdoms of the world. And he said to him, "I will give you all their authority and splendor, for it has been given to me, and I can give it to anyone I want to. </text:span><text:span text:style-name="T82">So if you worship me, it will all be yours." Jesus answered, "It is written: 'Worship the Lord your God and serve Him only</text:span><text:span text:style-name="T80">.</text:span><text:span text:style-name="T82">'</text:span><text:span text:style-name="T80">" (Luke, 4:5-8)</text:span></text:p>
      <text:p text:style-name="P25"><text:span text:style-name="T80">Then Jesus was led... into the desert to </text:span><text:span text:style-name="T82">be tempted by the devil</text:span><text:span text:style-name="T80">. (Matthew, 4:1)</text:span></text:p>
      <text:p text:style-name="P25"><text:span text:style-name="T82">Jesus</text:span><text:span text:style-name="T80">... returned from the Jordan and... </text:span><text:span text:style-name="T82">for forty days he was tempted by the devil</text:span><text:span text:style-name="T80">. (Luke, 4.1-2) </text:span></text:p>
      <text:p text:style-name="P25"><text:span text:style-name="T80">And </text:span><text:span text:style-name="T82">he [Jesus] was</text:span><text:span text:style-name="T80"> in the desert forty days, being </text:span><text:span text:style-name="T82">tempted by satan</text:span><text:span text:style-name="T80">... (Mark, 1:13)</text:span></text:p>
      <text:p text:style-name="P6"><text:span text:style-name="T82">After the devil had finished tempting Jesus in every possible way, he left him until another time. </text:span><text:span text:style-name="T80">(Luke, 4:13)</text:span></text:p>
      <text:h text:style-name="P118" text:outline-level="1"><text:span text:style-name="Heading_20_1_20_Char"><text:span text:style-name="T119">THE SECRET OF THE TEST AND THE TESTS FACED BY BELIEVERS IN THE GOSPEL</text:span></text:span></text:h>
      <text:p text:style-name="P20"/>
      <text:h text:style-name="P122" text:outline-level="2">Believers Struggle with Their Lives and Chattels on God's Path </text:h>
      <text:p text:style-name="P25"><text:span text:style-name="T80">"Tell you the truth," Jesus replied, "</text:span><text:span text:style-name="T82">no one who has left home or brothers or sisters or mother or father or children or fields for me [for the approval of God] and the Gospel will fail to receive a hundred times as much in this present age (homes, brothers, sisters, mothers, children and fields—and with them, persecutions) and in the age to come, eternal life</text:span><text:span text:style-name="T80">. But many who are first will be last, and the last first." (Mark, 10:29-31)</text:span></text:p>
      <text:p text:style-name="P86">For whoever wants to save his life will lose it, <text:span text:style-name="T1">but whoever loses his life for me [for the approval of God] will find it. What good will it be for a man if he gains the whole world, yet forfeits his soul? </text:span>Or what can a man give in exchange for his soul? (Matthew, 16:25-26)</text:p>
      <text:p text:style-name="P25"><text:span text:style-name="T82">[Jesus:] And everyone who has left houses or brothers or sisters or father or mother or children or fields for my sake [for the approval of God] will receive a hundred times as much and will inherit eternal life [paradise]</text:span><text:span text:style-name="T80">. But many who are first will be last, and many who are last will be first. (Matthew, 19:29-30)</text:span></text:p>
      <text:p text:style-name="P25"><text:span text:style-name="T80">Then He [Jesus] called the crowd to him along with his disciples and said: "</text:span><text:span text:style-name="T82">If anyone would come after me, he must </text:span><text:span text:style-name="T80">deny himself [renounce the world]</text:span><text:span text:style-name="T82">... and follow me. For whoever wants to save his life will lose it, but whoever loses his life for me [for the approval of God] and for the Gospel will save it. </text:span><text:span text:style-name="T80">What good is it for a man to gain the whole world, yet forfeit his soul? Or what can a man give in exchange for his soul? (Mark, 8:34-17; Luke 9:23-25)</text:span></text:p>
      <text:p text:style-name="P25"><text:span text:style-name="T80">For none of them needed anything, </text:span><text:span text:style-name="T82">because everyone who had land or houses would sell them and bring the money received for the things sold and bring the money to the apostles to give to those in need. </text:span><text:span text:style-name="T80">(Acts, 4:34-35)</text:span></text:p>
      <text:p text:style-name="P25"><text:span text:style-name="T80">[Jesus:] "Whoever finds his life will lose it, and </text:span><text:span text:style-name="T82">whoever loses his life for my sake [for the approval of God]  will find it</text:span><text:span text:style-name="T80">." (Matthew, 10:39; Luke 17:33)</text:span></text:p>
      <text:p text:style-name="P25"><text:span text:style-name="T82">As a prisoner for the Lord</text:span><text:span text:style-name="T80">, then, I urge you to live a life worthy of the calling you have received. (Ephesians, 4:1)</text:span></text:p>
      <text:p text:style-name="P25"><text:span text:style-name="T80">The man who loves his life will lose it, </text:span><text:span text:style-name="T82">while the man who hates his life in this world will keep it for eternal life [paradise]</text:span><text:span text:style-name="T80">. (John, 12:25)</text:span></text:p>
      <text:p text:style-name="P25"><text:span text:style-name="T82">But I don't place any value on my life</text:span><text:span text:style-name="T80">, if only I can finish my race and the ministry that I </text:span><text:soft-page-break/><text:span text:style-name="T80">received... of testifying to the Gospel of God's grace. (Acts, 20:24)</text:span></text:p>
      <text:p text:style-name="P25"><text:span text:style-name="T80">The promise to which our twelve tribes hope to attain, </text:span><text:span text:style-name="T82">as they earnestly serve God night and day</text:span><text:span text:style-name="T80">... (Acts, 26:7)</text:span></text:p>
      <text:p text:style-name="P25"><text:span text:style-name="T80">... Honor men like him, because </text:span><text:span text:style-name="T82">he almost died for the work of Christ [while spreading the words of Christ for the approval of God], risking his life to make up for the help you could not give me</text:span><text:span text:style-name="T80">. (Philippians, 2:29-30)</text:span></text:p>
      <text:p text:style-name="P25"><text:span text:style-name="T80">So then, </text:span><text:span text:style-name="T82">those who suffer according to God's will should commit themselves to their faithful Creator and continue to do good</text:span><text:span text:style-name="T80">. (1 Peter, 4:19)</text:span></text:p>
      <text:p text:style-name="P25"><text:span text:style-name="T80">...</text:span><text:span text:style-name="T82"> We were delighted to share with you not only the Gospel of God but [for the approval of God] our lives as well</text:span><text:span text:style-name="T80">... (1 Thessalonians, 2:8)</text:span></text:p>
      <text:p text:style-name="P12"/>
      <text:h text:style-name="P122" text:outline-level="2">Unbelievers Torture and Imprison Believers for No Just Reason </text:h>
      <text:p text:style-name="P25"><text:span text:style-name="T80">[Jesus:] "You must be on your guard. </text:span><text:span text:style-name="T82">You will be handed over to the local councils and flogged... On account of me [because you obey me to gain God's good pleasure] you will stand before governors and kings</text:span><text:span text:style-name="T80"> as witnesses to them. And the Gospel must first be preached to all nations. Whenever you are arrested and brought to trial, do not worry beforehand about what to say. Just say whatever is given you at the time, for it is not you speaking, but the Spirit of God. Brother will betray brother to death, and a father his child. Children will rebel against their parents and have them put to death. </text:span><text:span text:style-name="T82">All men will hate you because of me [because you obey me to gain God's good pleasure]</text:span><text:span text:style-name="T80">, but he who stands firm to the end will be saved." (Mark, 13:9-13)</text:span></text:p>
      <text:p text:style-name="P86">[Jesus:] "... When you hear of wars and revolutions, do not be frightened. These things must happen first, but the end will not come right away." Then he said to them: "Nation will rise against nation, and kingdom against kingdom. There will be great earthquakes, famines and pestilences in various places, and fearful events and great signs from heaven. <text:span text:style-name="T1">"But before all this, they will lay hands on you and persecute you. They will deliver you to... prisons, and you will be brought before kings and governors, and all on account of my name... You will be betrayed even by parents, brothers, relatives and friends, and they will put some of you to death. All men will hate you because of me. </text:span>But not a hair of your head will perish. By standing firm you will gain life." (Luke, 21:5-19)</text:p>
      <text:p text:style-name="P25"><text:span text:style-name="T80">... </text:span><text:span text:style-name="T82">[They] came up to Peter and John while they were speaking to the people. They were greatly disturbed </text:span><text:span text:style-name="T80">because the apostles were teaching the people [the revelation of God] and proclaiming... They seized Peter and John, and </text:span><text:span text:style-name="T82">because it was evening, they put them in jail </text:span><text:soft-page-break/><text:span text:style-name="T82">until the next day</text:span><text:span text:style-name="T80">. But many who heard the message believed, and the number of men grew to about five thousand. (Acts, 4:1-4)</text:span></text:p>
      <text:p text:style-name="P25"><text:span text:style-name="T80">On that day </text:span><text:span text:style-name="T82">a great persecution broke out</text:span><text:span text:style-name="T80"> against the church at Jerusalem... Saul </text:span><text:span text:style-name="T82">began to destroy the church. Going from house to house, he dragged off men and women and put them in prison</text:span><text:span text:style-name="T80">. Those who had been scattered preached the word wherever they went. (Acts, 8:1-4)</text:span></text:p>
      <text:p text:style-name="P25"><text:span text:style-name="T80">The crowd joined in the attack against Paul and Silas, and the magistrates ordered them to be stripped and beaten. </text:span><text:span text:style-name="T82">After they had been severely flogged, they were thrown into prison</text:span><text:span text:style-name="T80">, and the jailer was commanded to guard them carefully. Upon receiving such orders, </text:span><text:span text:style-name="T82">he put them in the inner cell and fastened their feet in the stocks</text:span><text:span text:style-name="T80">. About midnight Paul and Silas were praying and singing hymns to God, and the other prisoners were listening to them. Suddenly there was such a violent earthquake that the foundations of the prison were shaken. At once all the prison doors flew open, and everybody's chains came loose. (Acts, 16:22-26)</text:span></text:p>
      <text:p text:style-name="P25"><text:span text:style-name="T80">At that time Herod the tetrarch heard the reports about Jesus, and he said to his attendants, "This is John the Baptist... Now Herod had </text:span><text:span text:style-name="T82">arrested John and bound him and put him in prison</text:span><text:span text:style-name="T80">... Herod </text:span><text:span text:style-name="T82">wanted to kill John, but he was afraid of the people</text:span><text:span text:style-name="T80">, because they considered him a prophet. (Matthew, 14:1-5)</text:span></text:p>
      <text:p text:style-name="P25"><text:span text:style-name="T80">This is the Gospel I tell others. </text:span><text:span text:style-name="T82">Because of it [for the approval of God] I am experiencing trouble, even to the point of being chained like a criminal. </text:span><text:span text:style-name="T80">However, God's word is not chained. (2 Timothy, 2:8-9)</text:span></text:p>
      <text:p text:style-name="P25"><text:span text:style-name="T80">Rather, </text:span><text:span text:style-name="T82">as servants of God we commend ourselves in every way: in great endurance; in troubles, hardships and distresses; in beatings, imprisonments and riots; in hard work, sleepless nights and hunger</text:span><text:span text:style-name="T80">; in purity, understanding, patience and kindness... and in sincere love; in truthful speech and in the power of God... We are honest, but </text:span><text:span text:style-name="T82">they call us impostors</text:span><text:span text:style-name="T80">. (2 Corinthians, 6:4-8)</text:span></text:p>
      <text:p text:style-name="P25"><text:span text:style-name="T80">[Prophets] who through faith conquered kingdoms, administered justice, and gained what was promised; who shut the mouths of lions, quenched the fury of the flames, and escaped the edge of the sword; whose weakness was turned to strength; and who became powerful in battle and routed foreign armies... </text:span><text:span text:style-name="T82">Others were tortured</text:span><text:span text:style-name="T80"> and refused to be released, </text:span><text:span text:style-name="T82">so that they might gain a better resurrection. Some faced jeers and flogging, while still others were chained and put in prison. They were stoned; they were sawed in two; they were put to death by the sword</text:span><text:span text:style-name="T80">. They went about in sheepskins and goatskins, </text:span><text:span text:style-name="T82">destitute, persecuted and mistreated</text:span><text:span text:style-name="T80">—the world was not worthy of them. They wandered in deserts and mountains, and in caves and holes in the ground. (Hebrews, 11:33-38)</text:span></text:p>
      <text:p text:style-name="P25"><text:span text:style-name="T80">Keep on loving each other as brothers. Do not forget to entertain strangers, for by so doing some people have entertained angels without knowing it. </text:span><text:span text:style-name="T82">Remember those in prison as if you were their fellow prisoners, </text:span><text:span text:style-name="T80">and</text:span><text:span text:style-name="T82"> those who are mistreated </text:span><text:span text:style-name="T80">as if you yourselves were suffering. </text:span><text:soft-page-break/><text:span text:style-name="T80">(Hebrews, 13:1-3)</text:span></text:p>
      <text:p text:style-name="P25"><text:span text:style-name="T80">... </text:span><text:span text:style-name="T82">I know the slander of those</text:span><text:span text:style-name="T80">... Do not be afraid of what you are about to suffer. I tell you, the devil </text:span><text:span text:style-name="T82">will put some of you in prison to test you</text:span><text:span text:style-name="T80">, and you will suffer persecution for ten days. Be faithful, even to the point of death, and I will give you the crown of life [paradise]. (Revelation, 2:9-10)</text:span></text:p>
      <text:p text:style-name="P13"/>
      <text:h text:style-name="P122" text:outline-level="2">Unbelievers Seek to Kill or Exile Believers </text:h>
      <text:p text:style-name="P97">... [Believers] honored the word of the Lord; and all who were appointed for eternal life [paradise] believed. The word of the Lord spread through the whole region. They [unbelievers] <text:span text:style-name="T1">stirred up persecution</text:span> against Paul and Barnabas, and <text:span text:style-name="T1">expelled them from their region</text:span>. (Acts, 13:48-50)</text:p>
      <text:p text:style-name="P86">[Jesus:] "<text:span text:style-name="T1">Then you will be handed over to be persecuted and put to death</text:span>, and <text:span text:style-name="T1">you will be hated by all nations </text:span>because of me [because you obey me for the approval of God]." (Matthew, 24:9-10)</text:p>
      <text:p text:style-name="P25"><text:span text:style-name="T80">[Jesus:] "But before all this, they will lay hands on you and persecute you. They will deliver you to... prisons, and you will be brought before kings and governors, and all on account of my name [because you obey me for the approval of God]... You will be betrayed even by parents, brothers, relatives and friends, and </text:span><text:span text:style-name="T82">they will put some of you to death</text:span><text:span text:style-name="T80">." (Luke, 21:12-16)</text:span></text:p>
      <text:p text:style-name="P25"><text:span text:style-name="T80">[Jesus:] "All this I have told you so that you will not go astray... </text:span><text:span text:style-name="T82">in fact, a time is coming when anyone who kills you will think he is offering a service to God</text:span><text:span text:style-name="T80">. They will do such things because they have not known the God or me. I have told you this, so that when the time comes you will remember that I warned you." (John, 16:1-4)</text:span></text:p>
      <text:p text:style-name="P25"><text:span text:style-name="T80">... so that they [prophets] might gain a better resurrection [in the hereafter]. Some faced jeers and flogging, while still others were chained and put in prison. </text:span><text:span text:style-name="T82">They were stoned; they were sawed in two; they were put to death by the sword</text:span><text:span text:style-name="T80">. They went about in sheepskins and goatskins, destitute, persecuted and mistreated—the world was not worthy of them. They wandered in deserts and mountains, and in caves and holes in the ground. (Hebrews, 11:35-38)</text:span></text:p>
      <text:p text:style-name="P13"/>
      <text:h text:style-name="P122" text:outline-level="2">The False Accusations and Oppression Directed against Believers </text:h>
      <text:p text:style-name="P97">[Jesus:] "Blessed are those who are persecuted because of righteousness... Blessed are you <text:span text:style-name="T1">when people insult you, persecute you and falsely say all kinds of evil against you</text:span> because of me [for the approval of God]. Rejoice and be glad, because great is your reward in heaven, <text:span text:style-name="T1">for in the same way they persecuted the prophets who were before you</text:span>." (Matthew, 5:10-12)</text:p>
      <text:p text:style-name="P86"><text:soft-page-break/>Blessed are you <text:span text:style-name="T1">when men hate you, when they exclude you and insult you and reject your name as evil, because of the son of man </text:span>[your obedience to Jesus for the approval of God]. Rejoice in that day and leap for joy, because great is your reward in heaven. For that is how their fathers treated the prophets. (Luke, 6:22-23)</text:p>
      <text:p text:style-name="P25"><text:span text:style-name="T82">They called the apostles in and had them flogged. Then they ordered them not to speak in the name of Jesus, and let them go. The apostles left... rejoicing because they had been counted worthy of suffering disgrace for the name [for Jesus for the approval of God].</text:span><text:span text:style-name="T80"> Day after day, in the temple courts and from house to house, they kept teaching and proclaiming that Jesus is the Messiah. (Acts, 5:40-42)</text:span></text:p>
      <text:p text:style-name="P25"><text:span text:style-name="T80">[Jesus:] "Remember the words I spoke to you: ... </text:span><text:span text:style-name="T82">If they persecuted me, they will persecute you also</text:span><text:span text:style-name="T80">... They will treat you this way because of my name [because you obey me for the approval of God], for they do not know the One [God] Who sent me." (John, 15:20-21)</text:span></text:p>
      <text:p text:style-name="P25"><text:span text:style-name="T80">We work hard with our own hands. </text:span><text:span text:style-name="T82">When we are cursed, we bless; when we are persecuted</text:span><text:span text:style-name="T80">, we endure it; </text:span><text:span text:style-name="T82">when we are slandered</text:span><text:span text:style-name="T80">, we answer kindly. (1 Corinthians, 4:12-13)</text:span></text:p>
      <text:p text:style-name="P25"><text:span text:style-name="T80">Who will bring any charge against those whom God has chosen? It is God Who justifies. Who is he that condemns?... Who shall separate us from the love of Christ [for the approval of God]? </text:span><text:span text:style-name="T82">Shall trouble or hardship or persecution or famine or nakedness or danger or sword?</text:span><text:span text:style-name="T80"> As it is written: </text:span><text:span text:style-name="T82">"For your sake [because we obey Jesus for the approval of God] we face death all day long; we are considered as sheep to be slaughtered." </text:span><text:span text:style-name="T80">No, in all these things we are more than conquerors through him who loved us. (Romans, 8:33-37)</text:span></text:p>
      <text:p text:style-name="P25"><text:span text:style-name="T80">Live such good lives among the pagans that, </text:span><text:span text:style-name="T82">though they accuse you of doing wrong</text:span><text:span text:style-name="T80">, they may see your good deeds and glorify God when He judges the world. (1 Peter, 2:12)</text:span></text:p>
      <text:p text:style-name="P25"><text:span text:style-name="T80">That is why, for Christ's sake, </text:span><text:span text:style-name="T82">[because you obey Jesus for the approval of God] I delight in weaknesses, in insults, in hardships, in persecutions, in difficulties. </text:span><text:span text:style-name="T80">For when I am weak [in this world], then I am strong [in the hereafter]. (2 Corinthians, 12:10)</text:span></text:p>
      <text:p text:style-name="P25"><text:span text:style-name="T80">But do this with gentleness and respect, keeping a clear conscience, </text:span><text:span text:style-name="T82">so that those who speak maliciously against your good behavior in Christ [for the approval of God] may be ashamed of their slander</text:span><text:span text:style-name="T80">. It is better, if it is God's will, to suffer for doing good than for doing evil. (1 Peter, 3:16-17)</text:span></text:p>
      <text:p text:style-name="P25"><text:span text:style-name="T80">You, however, know all about my teaching, my way of life, my purpose, faith, patience, love, endurance, </text:span><text:span text:style-name="T82">persecutions, sufferings—what kinds of things happened to me</text:span><text:span text:style-name="T80"> in Antioch, Iconium and Lystra, the </text:span><text:span text:style-name="T82">persecutions I endured</text:span><text:span text:style-name="T80">. Yet the Lord rescued me from all of them. </text:span><text:span text:style-name="T82">In fact, everyone who wants to live a godly life [life devoted to God]... will be persecuted</text:span><text:span text:style-name="T80">, while evil men and impostors will go from bad to worse, deceiving and being deceived. (2 Timothy, 3:10-13)</text:span></text:p>
      <text:h text:style-name="P122" text:outline-level="2"><text:soft-page-break/>Unbelievers' Mockery of Believers</text:h>
      <text:p text:style-name="P25"><text:span text:style-name="T80">The men who were guarding Jesus </text:span><text:span text:style-name="T82">began mocking</text:span><text:span text:style-name="T80">... (Luke, 22:63)</text:span></text:p>
      <text:p text:style-name="P86"><text:span text:style-name="T1">Some [believers] faced jeers and flogging</text:span>, while still others were chained and put in prison. (Hebrews, 11:36)</text:p>
      <text:p text:style-name="P25"><text:span text:style-name="T80">... </text:span><text:span text:style-name="T82">They... mocked him [Jesus]</text:span><text:span text:style-name="T80">. (Matthew, 27:29)</text:span></text:p>
      <text:p text:style-name="P25"><text:span text:style-name="T80">[Jesus:] "... You cannot serve both God and Money." </text:span><text:span text:style-name="T82">The Pharisees, who loved money, heard all this and were sneering at Jesus</text:span><text:span text:style-name="T80">. He said to them, "You are the ones who justify yourselves in the eyes of men, but God knows your hearts. What is highly valued among men is detestable in God's Sight."... (Luke, 16:13-15)</text:span></text:p>
      <text:p text:style-name="P25"><text:span text:style-name="T80">Jesus turned and saw her. "Take heart, daughter," he said, "your faith has healed you." And the woman was healed from that moment. When Jesus entered the ruler's house and saw the flute players and the noisy crowd, he said, "Go away. The girl is not dead but asleep." </text:span><text:span text:style-name="T82">But they laughed at him</text:span><text:span text:style-name="T80">. After the crowd had been put outside, he went in and took the girl by the hand, and she got up. News of this spread through all that region. (Matthew, 9:22-26)</text:span></text:p>
      <text:p text:style-name="P25"><text:span text:style-name="T80">... When they came to the home of the synagogue ruler, Jesus saw a commotion, with people crying and wailing loudly. He went in and said to them, "Why all this commotion and wailing? The child is not dead but asleep." </text:span><text:span text:style-name="T82">But they laughed at him</text:span><text:span text:style-name="T80">. After he put them all out, he took the child's father and mother and the disciples who were with him, and went in where the child was. He took her by the hand and said to her, "Talitha koum!" (which means, "Little girl, I say to you, get up!"). Immediately the girl stood up and walked around (she was twelve years old). At this they were completely astonished. (Mark, 5:38-42; Luke 8:50-55)</text:span></text:p>
      <text:p text:style-name="P25"><text:span text:style-name="T80">When they heard about the resurrection of the dead, </text:span><text:span text:style-name="T82">some of them sneered</text:span><text:span text:style-name="T80">... (Acts, 17:32)</text:span></text:p>
      <text:p text:style-name="P13"/>
      <text:h text:style-name="P122" text:outline-level="2">How People Shun Believers</text:h>
      <text:p text:style-name="P97">... And all the believers used to meet together in Solomon's Colonnade. <text:span text:style-name="T1">No one else dared join them, even though they were highly regarded by the people</text:span>. (Acts, 5:12-13)</text:p>
      <text:p text:style-name="P86">Blessed are you <text:span text:style-name="T1">when men hate you, when they exclude you and insult you and reject your name as evil, because of the son of man [because your devotion to Jesus for the approval of God]</text:span>. Rejoice in that day and leap for joy, because great is your reward in heaven. For that is how their fathers treated the prophets. (Luke, 6:22-23)</text:p>
      <text:p text:style-name="P25"><text:span text:style-name="T80">[Jesus:] "</text:span><text:span text:style-name="T82">All men will hate you</text:span><text:span text:style-name="T80"> </text:span><text:span text:style-name="T82">because of me [because you obey me for the approval of God]</text:span><text:span text:style-name="T80">, but he who stands firm to the end will be saved." (Matthew, 10:22)</text:span></text:p>
      <text:p text:style-name="P13"><text:soft-page-break/></text:p>
      <text:h text:style-name="P122" text:outline-level="2">Believers are Tested on God's Path </text:h>
      <text:p text:style-name="P97">Consider it pure joy, <text:span text:style-name="T1">my brothers, whenever you face trials of many kinds</text:span>, because you know that the <text:span text:style-name="T1">testing of your faith</text:span> develops perseverance. Perseverance must finish its work so that you may be mature and complete, not lacking anything. (James, 1:2-4)</text:p>
      <text:p text:style-name="P86"><text:span text:style-name="T1">Blessed is the man who perseveres under trial, because when he has stood the test,</text:span> he will receive the crown of life [paradise] that God has promised to those who love Him. (James, 1:12)</text:p>
      <text:p text:style-name="P25"><text:span text:style-name="T80">In this you greatly rejoice, </text:span><text:span text:style-name="T82">though now for a little while you may have had to suffer</text:span><text:span text:style-name="T80"> grief in all kinds of trials. (1 Peter, 1:6)</text:span></text:p>
      <text:p text:style-name="P25"><text:span text:style-name="T82">No temptation has seized you except what is common to man.</text:span><text:span text:style-name="T80"> And God is faithful; He will not let you be tempted beyond what you can bear. But when you are tempted, </text:span><text:span text:style-name="T82">he will also provide a way out so that you can stand up under it. </text:span><text:span text:style-name="T80">(1 Corinthians, 10:13)</text:span></text:p>
      <text:p text:style-name="P25"><text:span text:style-name="T80">if this is so, then the Lord knows how to rescue </text:span><text:span text:style-name="T82">godly men from trials</text:span><text:span text:style-name="T80"> and to hold the unrighteous for the day of judgment, while continuing their punishment. (2 Peter, 2:9) </text:span></text:p>
      <text:p text:style-name="P25"><text:span text:style-name="T80">... We sent Timothy... to strengthen and encourage you in your faith, so that </text:span><text:span text:style-name="T82">no one would be unsettled by these trials. You know quite well that we were destined for them. In fact, when we were with you, we kept telling you that we would be persecuted</text:span><text:span text:style-name="T80">. And it turned out that way, as you well know. (1 Thessalonians, 3:2-4)</text:span></text:p>
      <text:p text:style-name="P25"><text:span text:style-name="T80">And now, brothers, we want you to know about the grace that God has given the Macedonian churches. </text:span><text:span text:style-name="T82">Out of the most severe trial</text:span><text:span text:style-name="T80">, their overflowing joy and their extreme poverty welled up in rich generosity. For I testify that they gave as much as they were able, and even beyond their ability. Entirely on their own, they urgently pleaded with us for the privilege of sharing in this service to the saints [those who devote temselves to God]. (2 Corinthians, 8:1-4)</text:span></text:p>
      <text:p text:style-name="P25"><text:span text:style-name="T80">They preached the good news [God's commandments] in that city and won a large number of disciples. Then they returned to Lystra, Iconium and Antioch, strengthening the disciples and encouraging them to remain true to the faith. </text:span><text:span text:style-name="T82">"We must go through many hardships to enter the kingdom of God [paradise],"</text:span><text:span text:style-name="T80"> they said. (Acts, 14:20-22)</text:span></text:p>
      <text:p text:style-name="P12"/>
      <text:h text:style-name="P122" text:outline-level="2">Believers' Knowledge of the Secret of the Test and Their Courage on God's Path </text:h>
      <text:p text:style-name="P25"><text:span text:style-name="T80">So </text:span><text:span text:style-name="T82">do not throw away your confidence; it will be richly rewarded.</text:span><text:span text:style-name="T80"> You need to persevere so that when you have done the will of God, you will receive what He has promised... But we are not of </text:span><text:soft-page-break/><text:span text:style-name="T80">those who shrink back and are destroyed, but of those who believe and are saved. (Hebrews, 10:35-36, 39)</text:span></text:p>
      <text:p text:style-name="P86">Who is going to harm you if you are eager to do good? But even if you should suffer for what is right, you are blessed. <text:span text:style-name="T1">"Do not fear what they fear; do not be frightened."</text:span> (1 Peter, 3:13-14) </text:p>
      <text:p text:style-name="P25"><text:span text:style-name="T80">After they prayed, the place where they were meeting was shaken. And they were all filled with the Spirit of God </text:span><text:span text:style-name="T82">and spoke the word of God boldly</text:span><text:span text:style-name="T80">. (Acts, 4:31)</text:span></text:p>
      <text:p text:style-name="P25"><text:span text:style-name="T82">Therefore, since through God's mercy we have this ministry, we do not lose heart.</text:span><text:span text:style-name="T80"> Rather, we have renounced secret and shameful ways; we do not use deception, nor do we distort the word of God. On the contrary, by setting forth the truth plainly we commend ourselves to every man's conscience in the Sight of God. (2 Corinthians, 4:1-2)</text:span></text:p>
      <text:p text:style-name="P25"><text:span text:style-name="T80">Then Paul and Barnabas </text:span><text:span text:style-name="T82">answered them boldly: "We had to speak the word of God to you first. </text:span><text:span text:style-name="T80">Since you reject it and do not consider yourselves worthy of eternal life [paradise], we now turn to the Gentiles." (Acts, 13:46)</text:span></text:p>
      <text:p text:style-name="P25"><text:span text:style-name="T80">For everything that was written in the past was written to teach us, so that through endurance and the encouragement </text:span><text:span text:style-name="T82">of the Scriptures we might have hope. May the God Who gives endurance and encouragement</text:span><text:span text:style-name="T80"> give you a spirit of unity among yourselves... so that with one heart and mouth you may glorify the God... (Romans, 15:4-6)</text:span></text:p>
      <text:p text:style-name="P25"><text:span text:style-name="T80">So Paul and Barnabas spent considerable time there, </text:span><text:span text:style-name="T82">speaking boldly for the Lord</text:span><text:span text:style-name="T80">... (Acts, 14:3)</text:span></text:p>
      <text:p text:style-name="P25"><text:span text:style-name="T82">Paul entered the synagogue and spoke boldly there for three months, </text:span><text:span text:style-name="T80">arguing persuasively about the kingdom of God [hereafter]. </text:span><text:span text:style-name="T82">But some of them became obstinate; they refused to believe </text:span><text:span text:style-name="T80">and publicly maligned the Way. So Paul left them. He took the disciples with him and had discussions daily in the lecture hall of Tyrannus. </text:span><text:span text:style-name="T82">This went on for two years</text:span><text:span text:style-name="T80">, so that all the Jews and Greeks who lived in the province of Asia </text:span><text:span text:style-name="T82">heard the word [the revelation] of the Lord</text:span><text:span text:style-name="T80">. (Acts, 19:8-11)</text:span></text:p>
      <text:p text:style-name="P25"><text:span text:style-name="T80">For two whole years Paul stayed there in his own rented house and welcomed all who came to see him. </text:span><text:span text:style-name="T82">Boldly and without hindrance he preached the kingdom of God [hereafter] and taught about the... Messiah.</text:span><text:span text:style-name="T80"> (Acts, 28:30-31)</text:span></text:p>
      <text:p text:style-name="P25"><text:span text:style-name="T80">... much more that which remains is in glory. Therefore, </text:span><text:span text:style-name="T82">since we have such a hope, we speak very boldly</text:span><text:span text:style-name="T80">. (2 Corinthians, 3:11-12)</text:span></text:p>
      <text:p text:style-name="P25"><text:span text:style-name="T80">... With that same spirit of faith we also believe and therefore speak... so that the grace that is reaching more and more people may cause thanksgiving to overflow to the glory of God. </text:span><text:span text:style-name="T82">Therefore we do not lose heart</text:span><text:span text:style-name="T80">. Though outwardly we are wasting away, yet inwardly we are being renewed day by day. For our light and momentary troubles are achieving for us an eternal glory that far </text:span><text:soft-page-break/><text:span text:style-name="T80">outweighs them all. So we fix our eyes not on what is seen, but on what is unseen. For what is seen is temporary, but what is unseen is eternal. (2 Corinthians, 4:13-18)</text:span></text:p>
      <text:p text:style-name="P25"><text:span text:style-name="T82">Therefore we are always confident... We live by faith, not by sight. We are confident, I say, and would prefer to be away from the body and at home with the Lord. </text:span><text:span text:style-name="T80">So we make it our goal to please Him, whether we are at home in the body or away from it. (2 Corinthians, 5:6-9)</text:span></text:p>
      <text:p text:style-name="P25"><text:span text:style-name="T80">For which I am an ambassador in chains. Pray that</text:span><text:span text:style-name="T82"> I may declare it [God's commandments] fearlessly, as I should. </text:span><text:span text:style-name="T80">(Ephesians, 6:20)</text:span></text:p>
      <text:p text:style-name="P25"><text:span text:style-name="T80">You know, brothers, that our visit to you was not a failure. We had previously suffered and been insulted in Philippi, </text:span><text:span text:style-name="T82">as you know, but with the help of our God we dared to tell you His Gospel in spite of strong opposition</text:span><text:span text:style-name="T80">. (1 Thessalonians, 2:1-2)</text:span></text:p>
      <text:p text:style-name="P25"><text:span text:style-name="T80">... </text:span><text:span text:style-name="T82">May our... God... Who loved us and by His grace gave us eternal encouragement and good hope</text:span><text:span text:style-name="T80">, encourage your hearts and strengthen you in every good deed and word. (2 Thessalonians, 2:16-17)</text:span></text:p>
      <text:p text:style-name="P25"><text:span text:style-name="T80">Those who have served well [lived for the approval of God] </text:span><text:span text:style-name="T82">gain an excellent standing and great assurance in their faith</text:span><text:span text:style-name="T80">... (1 Timothy, 3:13)</text:span></text:p>
      <text:p text:style-name="P25"><text:span text:style-name="T80">But he replied [to Jesus], </text:span><text:span text:style-name="T82">"... I am ready to go with you to prison and to death [for the approval of God]."</text:span><text:span text:style-name="T80"> (Luke, 22:33)</text:span></text:p>
      <text:p text:style-name="P25"><text:span text:style-name="T80">Because of my chains, </text:span><text:span text:style-name="T82">most of the brothers in the Lord have been encouraged to speak the word of God more courageously and fearlessly</text:span><text:span text:style-name="T80">... I eagerly expect and hope that I will in no way be ashamed, but will have sufficient courage... whether by life or by death. (Philippians, 1:14, 20)</text:span></text:p>
      <text:p text:style-name="P25"><text:span text:style-name="T82">He chose to be mistreated along with the people of God [believers]</text:span><text:span text:style-name="T80"> rather than to enjoy the pleasures of sin for a short time. He regarded disgrace... as of greater value than the treasures of Egypt, because he was looking ahead to his reward [in the hereafter]. </text:span><text:span text:style-name="T82">By faith he left Egypt, not fearing the king's anger</text:span><text:span text:style-name="T80">; he persevered because he saw him who is invisible. (Hebrews, 11:25-27)</text:span></text:p>
      <text:p text:style-name="P25"><text:span text:style-name="T80">"Enter through the narrow gate. For wide is the gate and broad is the road that leads to destruction [torment in hell], and many enter through it. </text:span><text:span text:style-name="T82">But small is the gate and narrow the road that leads to life [paradise]</text:span><text:span text:style-name="T80">, and only a few find it." (Matthew, 7:13-14)</text:span></text:p>
      <text:p text:style-name="P25"><text:span text:style-name="T80">... They called the apostles in and had them flogged. Then they ordered them not to speak in the name of Jesus, and let them go. The apostles left... </text:span><text:span text:style-name="T82">rejoicing because they had been counted worthy of suffering disgrace for the name [for the approval of God].</text:span><text:span text:style-name="T80"> Day after day, in the temple courts and from house to house, they never stopped teaching and proclaiming the good news that Jesus is the Messiah. (Acts, 5:40-42)</text:span></text:p>
      <text:p text:style-name="P32"/>
      <text:h text:style-name="Tr_20_Heading_20_1" text:outline-level="1"><text:span text:style-name="Heading_20_1_20_Char"><text:span text:style-name="T119">THE CHARACTER OF THE HYPOCRITE IN THE GOSPEL</text:span></text:span></text:h>
      <text:p text:style-name="P20"/>
      <text:h text:style-name="P122" text:outline-level="2">They Only Abide by Religion Superficially and Do Not Truly Believe </text:h>
      <text:p text:style-name="P25"><text:span text:style-name="T80">Woe to you... you hypocrites! </text:span><text:span text:style-name="T82">You give a tenth of your spices—mint, dill and cummin. But you have neglected the more important matters of the law [God's commandments]—justice, mercy and faithfulness.</text:span><text:span text:style-name="T80"> You should have done these things without neglecting the others. You blind guides! </text:span><text:span text:style-name="T82">You strain out a gnat but swallow a camel.</text:span><text:span text:style-name="T80"> (Matthew, 23:23-24)</text:span></text:p>
      <text:p text:style-name="P97">Woe to you... you hypocrites! <text:span text:style-name="T1">You clean the outside of the cup and dish, but inside they are full of greed and self-indulgence.</text:span>  You blind Pharisee! First clean the inside of the cup and dish, and then the outside also will be clean. (Matthew, 23:25-26)</text:p>
      <text:p text:style-name="P86">Woe to you... <text:span text:style-name="T1">because you give... a tenth of your mint, rue and all other kinds of garden herbs, but you neglect justice and the love of God. These are the things you should have done without neglecting the others</text:span>. (Luke, 11:42)</text:p>
      <text:p text:style-name="P25"><text:span text:style-name="T80">... You... </text:span><text:span text:style-name="T82">clean the outside of the cup and dish, but inside you are full of greed and wickedness</text:span><text:span text:style-name="T80">. You foolish people! Didn't God make the inside as well as the outside? But give what is inside the dish to the poor, and everything will be clean for you. (Luke, 11:39-41)</text:span></text:p>
      <text:p text:style-name="P12"/>
      <text:h text:style-name="P122" text:outline-level="2">They Try to Portray Religion as Difficult</text:h>
      <text:p text:style-name="P25"><text:span text:style-name="T80">Jesus replied, "And you experts in the law [Holy Book scholars], woe to you, because </text:span><text:span text:style-name="T82">you load people down with burdens they can hardly carry, and you yourselves will not lift one finger to help them."</text:span><text:span text:style-name="T80"> (Luke, 11:46)</text:span></text:p>
      <text:p text:style-name="P25"><text:span text:style-name="T80">Then Jesus said to the crowds and to his disciples:  "... So you must obey them and do everything they tell you. But do not do what they do, for they do not practice what they preach. </text:span><text:span text:style-name="T82">They tie up heavy loads and put them on men's shoulders, but they themselves are not willing to lift a finger to move them</text:span><text:span text:style-name="T80">. Everything they do is done for men to see..." (Matthew, 23:1-5)</text:span></text:p>
      <text:p text:style-name="P82"/>
      <text:h text:style-name="P122" text:outline-level="2">They Add Things to Religion and Multiply Lawful and Unlawful Things to Appear Full of Devotion </text:h>
      <text:p text:style-name="P25"><text:span text:style-name="T80">... </text:span><text:span text:style-name="T82">Hypocritical liars</text:span><text:span text:style-name="T80">, whose consciences have been seared as with a hot iron.  </text:span><text:span text:style-name="T82">They... order them to abstain from certain foods, which God created to be received with thanksgiving by those who believe and who know the truth. </text:span><text:span text:style-name="T80">(1 Timothy, 4:1-3)</text:span></text:p>
      <text:p text:style-name="P25"><text:soft-page-break/><text:span text:style-name="T80">Since you died... to the basic principles of this world, why, as though you still belonged to it, do you submit to its rules: </text:span><text:span text:style-name="T82"> "Do not handle! Do not taste! Do not touch!"  These are all destined to perish with use, because they are based on human commands and teachings</text:span><text:span text:style-name="T80">. Such regulations indeed have an appearance of wisdom, with their self-imposed worship, their false humility and their harsh treatment of the body, but they lack any value in restraining sensual indulgence. (Colossians, 2:20-23)</text:span></text:p>
      <text:p text:style-name="P86">He replied... <text:span text:style-name="T1">"Their [hypocrites’] teachings are but rules taught by men. You have let go of the commands of God and are holding on to the traditions of men." </text:span>And he said to them: <text:span text:style-name="T1">"You have a fine way of setting aside the commands of God in order to observe your own traditions!"</text:span> (Mark, 7:6-9)</text:p>
      <text:p text:style-name="P86"/>
      <text:h text:style-name="P122" text:outline-level="2">They are Secretly Irreligious</text:h>
      <text:p text:style-name="P25"><text:span text:style-name="T80">For certain men whose condemnation was written about long ago </text:span><text:span text:style-name="T82">have secretly slipped in among you. They are godless men, who</text:span><text:span text:style-name="T80"> change the grace of our God into a license for immorality... (Jude, 1:4)</text:span></text:p>
      <text:p text:style-name="P25"><text:span text:style-name="T80">But mark this: There will be terrible times in the last days.  </text:span><text:span text:style-name="T82">People will be... lovers of pleasure rather than lovers of God—having a form of godliness but denying its power.</text:span><text:span text:style-name="T80"> Have nothing to do with them. (2 Timothy, 3:1-5)</text:span></text:p>
      <text:p text:style-name="P84"/>
      <text:h text:style-name="P122" text:outline-level="2">Although They Possess Knowledge, They Do Not Understand Faith </text:h>
      <text:p text:style-name="P25"><text:span text:style-name="T80">... People will be... having a form of godliness but denying its power... They are the kind who worm their way into homes... who are loaded down with sins and are swayed by all kinds of evil desires, </text:span><text:span text:style-name="T82">always learning but never able to acknowledge the truth</text:span><text:span text:style-name="T80">. (2 Timothy, 3:1-7)</text:span></text:p>
      <text:p text:style-name="P97">... The goal of this command is love, which comes from a pure heart and a good conscience and a sincere faith. <text:span text:style-name="T1">Some have wandered away from these and turned to meaningless talk. They want to be teachers of the law [God's commandments], but they do not know what they are talking about or what they so confidently affirm</text:span>. (1 Timothy, 1:3-7)</text:p>
      <text:p text:style-name="P97"/>
      <text:h text:style-name="P122" text:outline-level="2">They Say What is Not in Their Hearts</text:h>
      <text:p text:style-name="P25"><text:span text:style-name="T80">He replied, "Isaiah was right when he prophesized about you hypocrites; as it is written '</text:span><text:span text:style-name="T82">These people honor me with their lips, but their hearts are far from me.'</text:span><text:span text:style-name="T80">" (Mark, 7:6; Matthew 15:7-8)</text:span></text:p>
      <text:p text:style-name="P25"><text:soft-page-break/><text:span text:style-name="T80">... </text:span><text:span text:style-name="T82">The goal of this command is love, which comes from a pure heart and a good conscience and a sincere faith.  Some have wandered away from these and turned to meaningless talk.  </text:span><text:span text:style-name="T80">They want to be teachers of the law [God's commandments], but they do not know what they are talking about or what they so confidently affirm. (1 Timothy, 1:3-7)</text:span></text:p>
      <text:p text:style-name="P86">But one of his disciples, <text:span text:style-name="T1">Judas Iscariot, who was later to betray him, objected,  "Why wasn't this perfume sold and the money given to the poor? It was worth a year's wages." He did not say this because he cared about the poor but because he was a thief;</text:span> as keeper of the money bag, he used to help himself to what was put into it. (John, 12:4-6)</text:p>
      <text:p text:style-name="P21"/>
      <text:h text:style-name="P122" text:outline-level="2">They Worship for Show</text:h>
      <text:p text:style-name="P25"><text:span text:style-name="T80">While all the people were listening, Jesus said to his disciples,  </text:span><text:span text:style-name="T82">"Beware of the teachers of the law. They like to walk around in flowing robes and love to be greeted in the marketplaces and have the most important seats in the prayer houses and the places of honor at banquets. </text:span><text:span text:style-name="T80">They devour widows' houses and </text:span><text:span text:style-name="T82">for a show make lengthy prayers... Such men will be punished most severely</text:span><text:span text:style-name="T80">." (Luke, 20:45-47; Mark, 12:38-40)</text:span></text:p>
      <text:p text:style-name="P97"><text:span text:style-name="T1">And when you pray, do not be like the hypocrites, for they love to pray standing in the prayer houses and on the street corners to be seen by men.</text:span> I tell you the truth, they have received their reward in full. (Matthew, 6:5)</text:p>
      <text:p text:style-name="P86">Then Jesus said to the crowds and to his disciples: "... So you must obey them and do everything they tell you. But do not do what they do, for they do not practice what they preach.  They tie up heavy loads and put them on men's shoulders, but they themselves are not willing to lift a finger to move them.<text:span text:style-name="T1"> Everything they do is done for men to see.</text:span>.."<text:span text:style-name="T1">  </text:span>(Matthew, 23:1-5)</text:p>
      <text:p text:style-name="P25"><text:span text:style-name="T80">Woe to you... </text:span><text:span text:style-name="T82">you love the most important seats in the synagogues and greetings in the marketplaces.</text:span><text:span text:style-name="T80"> Woe to you, because you are like unmarked graves, which men walk over without knowing it. (Luke, 11:43-44)</text:span></text:p>
      <text:p text:style-name="P13"/>
      <text:h text:style-name="P122" text:outline-level="2">They Worry about Other People's Approval, Instead of God's </text:h>
      <text:p text:style-name="P25"><text:span text:style-name="T80">Yet at the same time many even among the leaders believed in him. But... they would not confess their faith... </text:span><text:span text:style-name="T82">for they loved praise from men more than praise from God</text:span><text:span text:style-name="T80">. (John, 12:42-43)</text:span></text:p>
      <text:p text:style-name="P96"/>
      <text:h text:style-name="P122" text:outline-level="2"><text:soft-page-break/>They Do Not Do What They Tell Others to Do </text:h>
      <text:p text:style-name="P25"><text:span text:style-name="T80">Then Jesus said to the crowds and to his disciples:  "... So you must obey them and do everything they tell you. But do not do what they do, </text:span><text:span text:style-name="T82">for they do not practice what they preach</text:span><text:span text:style-name="T80">.  They tie up heavy loads and put them on men's shoulders, but they themselves are not willing to lift a finger to move them. Everything they do is done for men to see..." (Matthew, 23:1-5)</text:span></text:p>
      <text:p text:style-name="P25"><text:span text:style-name="T82">How can you say to your brother, 'Brother, let me take the speck out of your eye,' when you yourself fail to see the plank in your own eye? You hypocrite,</text:span><text:span text:style-name="T80"> first take the plank out of your eye, and then you will see clearly to remove the speck from your brother's eye. (Luke, 6:42)</text:span></text:p>
      <text:p text:style-name="P82"/>
      <text:h text:style-name="P122" text:outline-level="2">Their External Appearances are Deceptive </text:h>
      <text:p text:style-name="P25"><text:span text:style-name="T80">Woe to you... you hypocrites! </text:span><text:span text:style-name="T82">You are like whitewashed tombs, which look beautiful on the outside but on the inside are full of dead men's bones and everything unclean</text:span><text:span text:style-name="T80">. In the same way, on the outside you appear to people as righteous but on the inside you are full of hypocrisy and wickedness. (Matthew, 23:27-28)</text:span></text:p>
      <text:p text:style-name="P12"/>
      <text:h text:style-name="P122" text:outline-level="2">They Plot against Believers</text:h>
      <text:p text:style-name="P25"><text:span text:style-name="T82">Then they sent some... to him, intending to trap him in what he said.</text:span><text:span text:style-name="T80"> (Mark, 12:13)</text:span></text:p>
      <text:p text:style-name="P25"><text:span text:style-name="T80">When Jesus left there... </text:span><text:span text:style-name="T82">began to oppose him fiercely and to besiege him with questions,  waiting to catch him in something he might say.</text:span><text:span text:style-name="T80"> (Luke, 11:53-54)</text:span></text:p>
      <text:p text:style-name="P86"><text:span text:style-name="T1">I have been constantly on the move. I have been in danger from rivers, in danger from bandits, in danger from my own countrymen, in danger from Gentiles; in danger in the city, in danger in the country, in danger at sea; and</text:span> in danger from false brothers.  (2 Corinthians, 11:26)</text:p>
      <text:p text:style-name="P12"/>
      <text:h text:style-name="P122" text:outline-level="2">They Join Believers to Send Reports to Deniers </text:h>
      <text:p text:style-name="P25"><text:span text:style-name="T80">Keeping a close watch on him, </text:span><text:span text:style-name="T82">they sent spies, who pretended to be honest.</text:span><text:span text:style-name="T80"> They hoped to catch Jesus in something he said so that they might hand him over to the power and authority of the governor. (Luke, 20:20)</text:span></text:p>
      <text:p text:style-name="P12"/>
      <text:h text:style-name="P122" text:outline-level="2">They Seek to Have Believers Imprisoned with False Evidence</text:h>
      <text:p text:style-name="P25"><text:span text:style-name="T80">Keeping a close watch on him, they sent spies, who pretended to be honest. </text:span><text:span text:style-name="T82">They hoped to catch </text:span><text:soft-page-break/><text:span text:style-name="T82">Jesus in something he said so that they might hand him over to the power and authority of the governor. </text:span><text:span text:style-name="T80">(Luke, 20:20)</text:span></text:p>
      <text:p text:style-name="P25"><text:span text:style-name="T80">While he was still speaking, Judas, one of the Twelve, arrived. With him was a large crowd armed with swords and clubs, sent from the chief priests and the elders of the people... Judas... </text:span><text:span text:style-name="T82">the betrayer had arranged a signal with them</text:span><text:span text:style-name="T80">: "The one I kiss is the man; </text:span><text:span text:style-name="T82">arrest him and lead him away under guard</text:span><text:span text:style-name="T80">"... (Matthew, 26:47-49; Mark 14:43-45)</text:span></text:p>
      <text:p text:style-name="P83"/>
      <text:h text:style-name="P122" text:outline-level="2">They Seek to Kill or Exile Believers</text:h>
      <text:p text:style-name="P25"><text:span text:style-name="T80">All the people... were furious when they heard this.  </text:span><text:span text:style-name="T82">They got </text:span><text:span text:style-name="T80">up, </text:span><text:span text:style-name="T82">drove him out of the town, and took him to the brow of the hill on which the town was built, in order to throw him down the cliff.</text:span><text:span text:style-name="T80">  But he walked right through the crowd and went on his way. (Luke, 4:28-30)</text:span></text:p>
      <text:p text:style-name="P97">Woe to you... <text:span text:style-name="T1">'I will send them prophets and apostles, some of whom they will kill and others they will persecute.'</text:span> (Luke, 11:47-49)</text:p>
      <text:p text:style-name="P86">[Jesus:] "I know you are Abraham's descendants. <text:span text:style-name="T1">Yet you are ready to kill me</text:span>, because you have no room for my word." (John, 8:37)</text:p>
      <text:p text:style-name="P21"/>
      <text:h text:style-name="P122" text:outline-level="2">They Collaborate against and Betray Believers</text:h>
      <text:p text:style-name="P25"><text:span text:style-name="T80">... He [Jesus] said, </text:span><text:span text:style-name="T82">"I tell you the truth, one of you will betray me—one who is eating with me."</text:span><text:span text:style-name="T80">... "It is one of the Twelve," he replied, "one who dips bread into the bowl with me."  (Mark, 14:18-20)</text:span></text:p>
      <text:p text:style-name="P97"><text:span text:style-name="T1">Then one of the Twelve—the one called Judas Iscariot—went to the chief priests  and asked, "What are you willing to give me if I hand him [Jesus] over to you?"</text:span> So they counted out for him thirty silver coins.  <text:span text:style-name="T1">From then on Judas watched for an opportunity to hand him over</text:span>... (Matthew, 26:14-16; Mark 14:10-11)</text:p>
      <text:p text:style-name="P86">While he was still speaking, Judas, one of the Twelve, arrived. With him was a large crowd armed with swords and clubs, sent from the chief priests and the elders of the people.  <text:span text:style-name="T1">Now the betrayer had arranged a signal with them</text:span>: "The one I kiss is the man; <text:span text:style-name="T1">arrest him</text:span>."  Going at once to Jesus, Judas said, "Greetings, Rabbi!" and kissed him... (Matthew, 26:47-49; Mark 14:43-45)</text:p>
      <text:p text:style-name="P25"><text:span text:style-name="T80">Then satan entered Judas, called Iscariot, one of the Twelve.  And Judas went... </text:span><text:span text:style-name="T82">discussed with them how he might betray Jesus</text:span><text:span text:style-name="T80">.  They were delighted and agreed to give him money.  He consented, and watched for an opportunity to hand Jesus over to them when no crowd was present. (Luke, 22:3-6)</text:span></text:p>
      <text:p text:style-name="P25"><text:span text:style-name="T80">Then Jesus replied, </text:span><text:span text:style-name="T82">"Have I not chosen you, the Twelve? Yet one of you is a devil!" </text:span><text:span text:style-name="T80"> He meant </text:span><text:soft-page-break/><text:span text:style-name="T80">Judas, the son of Simon Iscariot, who, though one of the Twelve, </text:span><text:span text:style-name="T82">was later to betray him</text:span><text:span text:style-name="T80">. (John, 6:70-71)</text:span></text:p>
      <text:p text:style-name="P17"/>
      <text:h text:style-name="P122" text:outline-level="2">They are Full of Hatred toward Believers</text:h>
      <text:p text:style-name="P25"><text:span text:style-name="T80">All the people... </text:span><text:span text:style-name="T82">were furious</text:span><text:span text:style-name="T80"> when they heard this.  They got up, drove him out of the town, and took him to the brow of the hill on which the town was built, in order to throw him down the cliff.  But he walked right through the crowd and went on his way. (Luke, 4:28-30)</text:span></text:p>
      <text:p text:style-name="P25"><text:span text:style-name="T80">The... teachers of the law were looking for a reason to accuse Jesus, so they watched him closely... But Jesus knew what they were thinking... </text:span><text:span text:style-name="T82">But they were furious and began to discuss with one another what they might do to Jesus. </text:span><text:span text:style-name="T80">(Luke, 6:7-11)</text:span></text:p>
      <text:p text:style-name="P12"/>
      <text:h text:style-name="P122" text:outline-level="2">They Deliberately Watch out and Seek Weaknesses among Muslims </text:h>
      <text:p text:style-name="P25"><text:span text:style-name="T82">They were using this question as a trap, in order to have a basis for accusing him [Jesus].</text:span><text:span text:style-name="T80"> ..  When they kept on questioning him, he straightened up and said to them, "Let him who is without sin among you be the first to throw a stone at her." (John, 8:6-7)</text:span></text:p>
      <text:p text:style-name="P25"><text:span text:style-name="T82">But Jesus, knowing their evil intent, said, "You hypocrites, why are you trying to trap me?"</text:span><text:span text:style-name="T80"> (Matthew, 22:18)</text:span></text:p>
      <text:p text:style-name="P84"/>
      <text:h text:style-name="P122" text:outline-level="2">They Invent Excuses to Avoid Striving on God's Path</text:h>
      <text:p text:style-name="P25"><text:span text:style-name="T82">He [Jesus] said to another man, "Follow me."  But the man replied, "Lord, first let me go and bury my father."</text:span><text:span text:style-name="T80">  Jesus said to him, "Let the dead bury their own dead, but you go and proclaim the kingdom of God [hereafter]."  Still another said, "</text:span><text:span text:style-name="T82">I will follow you... but first let me go back and say good-by to my family</text:span><text:span text:style-name="T80">."  Jesus replied, </text:span><text:span text:style-name="T82">"No one who puts his hand to the plow and looks back is fit for service in the kingdom of God [Paradise]"</text:span><text:span text:style-name="T80">... (Luke, 9:57-62; Matthew, 8:19-22)</text:span></text:p>
      <text:p text:style-name="P12"/>
      <text:h text:style-name="P122" text:outline-level="2">They Do Not Want to Spend in the Way of God</text:h>
      <text:p text:style-name="P86">[Jesus:] "You know the commandments: 'Do not commit adultery, do not murder, do not steal, do not give false testimony, honor your father and mother." "All these I have kept since I was a boy," he said. When Jesus heard this, he said to him, <text:span text:style-name="T1">"You still lack one thing. Sell everything you have and give to the poor, and you will have </text:span><text:soft-page-break/><text:span text:style-name="T1">treasure in heaven. Then come, follow me." When he heard this, he became very sad, because he was a man of great wealth.  </text:span>Jesus looked at him and said, "How hard it is for the rich to enter the kingdom of God [paradise]!  Indeed, it is easier for a camel to go through the eye of a needle than for a rich man to enter the kingdom of God [paradise]." (Luke, 18:20-25)</text:p>
      <text:p text:style-name="P25"><text:span text:style-name="T80">Now a man named Ananias, together with his wife Sapphira, also sold a piece of property. </text:span><text:span text:style-name="T82">With his wife's full knowledge he kept back part of the money for himself, but brought the rest and put it at the apostles' feet.</text:span><text:span text:style-name="T80">  Then Peter said, "Ananias, how is it that Satan has so filled your heart that </text:span><text:span text:style-name="T82">you... have kept for yourself some of the money you received for the land?</text:span><text:span text:style-name="T80">  Didn't it belong to you before it was sold? And after it was sold, wasn't the money at your disposal? </text:span><text:span text:style-name="T82">What made you think of doing such a thing? You have not lied to men but to God.</text:span><text:span text:style-name="T80">" (Acts, 5:1-4)</text:span></text:p>
      <text:p text:style-name="P86">People who want to get rich fall into temptation and a trap and into many foolish and harmful desires that plunge men into ruin and destruction. For the love of money is a root of all kinds of evil. <text:span text:style-name="T1">Some people, eager for money, have wandered from the faith and pierced themselves with many griefs. </text:span>(1 Timothy, 6:9-10)</text:p>
      <text:p text:style-name="P20"/>
      <text:h text:style-name="P121" text:outline-level="2"><text:span text:style-name="T58">They Approach Believers out of Self-Interest</text:span></text:h>
      <text:p text:style-name="P25"><text:span text:style-name="T80">In the very same way, </text:span><text:span text:style-name="T82">these dreamers</text:span><text:span text:style-name="T80">... they </text:span><text:span text:style-name="T82">have rushed for profit into Balaam's error... These men are blemishes at your love feasts, eating with you without the slightest qualm—shepherds who feed only themselves</text:span><text:span text:style-name="T80">... These men are grumblers and faultfinders; they follow their own evil desires; they boast about themselves and </text:span><text:span text:style-name="T82">flatter others for their own advantage. </text:span><text:span text:style-name="T80">(Jude, 1:8, 11-12, 16)</text:span></text:p>
      <text:p text:style-name="P25"><text:span text:style-name="T80">... </text:span><text:span text:style-name="T82">They are... reveling in their pleasures while they feast with you.</text:span><text:span text:style-name="T80"> With eyes full of adultery, they never stop sinning; they seduce the unstable; </text:span><text:span text:style-name="T82">they are experts in greed—an accursed brood!  </text:span><text:span text:style-name="T80">(2 Peter, 2:13-14)</text:span></text:p>
      <text:p text:style-name="P84"/>
      <text:h text:style-name="P122" text:outline-level="2">They Abandon Believers When There is Nothing to Gain from Them </text:h>
      <text:p text:style-name="P25"><text:span text:style-name="T80">... Now many antichrists have come... </text:span><text:span text:style-name="T82">They went out from us, but they did not really belong to us. For if they had belonged to us, they would have remained with us; but their going showed that none of them belonged to us.</text:span><text:span text:style-name="T80"> (1 John, 2:18-19)</text:span></text:p>
      <text:p text:style-name="P96"/>
      <text:h text:style-name="P122" text:outline-level="2"><text:soft-page-break/>They are Unwise</text:h>
      <text:p text:style-name="P25"><text:span text:style-name="T80">... Yet </text:span><text:span text:style-name="T82">these men</text:span><text:span text:style-name="T80">... what things they do understand by instinct, </text:span><text:span text:style-name="T82">like unreasoning animals</text:span><text:span text:style-name="T80">—these are the very things that destroy them. (Jude, 1:8,10)</text:span></text:p>
      <text:p text:style-name="P25"><text:span text:style-name="T80">... Bold and arrogant, these men are not afraid to slander celestial beings [God is beyond this]... But these men blaspheme in matters they do not understand. </text:span><text:span text:style-name="T82">They are like brute beasts, creatures of instinct, born only to be caught and destroyed</text:span><text:span text:style-name="T80">, and like beasts they too will perish. They will be paid back with harm for the harm they have done. Their idea of pleasure is to carouse in broad daylight. They are blots and blemishes... (2 Peter, 2:10-13)</text:span></text:p>
      <text:p text:style-name="P82"/>
      <text:h text:style-name="P122" text:outline-level="2">They are Arrogant and Unpleasantly Brazen</text:h>
      <text:p text:style-name="P25"><text:span text:style-name="T82">Bold and arrogant, these men are not afraid to slander celestial beings [God is beyond this]...</text:span><text:span text:style-name="T80"> these men blaspheme in matters they do not understand. They are like brute beasts, creatures of instinct, born only to be caught and destroyed, and like beasts they too will perish... (2 Peter, 2:10-12) </text:span></text:p>
      <text:p text:style-name="P25"><text:span text:style-name="T82">In the very same way, these dreamers pollute their own bodies, reject authority and slander celestial beings</text:span><text:span text:style-name="T80">... Yet these men speak abusively against whatever they do not understand... (Jude, 1:8-10)</text:span></text:p>
      <text:p text:style-name="P12"/>
      <text:h text:style-name="P122" text:outline-level="2">They Seek to Hinder Other People's Faith</text:h>
      <text:p text:style-name="P25"><text:span text:style-name="T80">Woe to you experts in the law [Holy Book scholars], because you have taken away the key to knowledge. You </text:span><text:span text:style-name="T82">yourselves have not entered, and you have hindered those who were entering</text:span><text:span text:style-name="T80">. (Luke, 11:52)</text:span></text:p>
      <text:p text:style-name="P25"><text:span text:style-name="T80">Woe to you... hypocrites! </text:span><text:span text:style-name="T82">You shut the kingdom of heaven [paradise] in men's faces. You yourselves do not enter, nor will you let those enter who are trying to.</text:span><text:span text:style-name="T80"> (Matthew, 23:13-14)</text:span></text:p>
      <text:p text:style-name="P82"/>
      <text:h text:style-name="P122" text:outline-level="2">They Seek to Divert People Whose Faith is Weak from the True Path</text:h>
      <text:p text:style-name="P25"><text:span text:style-name="T80">... They are... reveling in their pleasures while they feast with you. With eyes full of adultery, they never stop sinning; </text:span><text:span text:style-name="T82">they seduce the unstable; </text:span><text:span text:style-name="T80">they are experts in greed—an accursed brood! (2 Peter, 2:13-14)</text:span></text:p>
      <text:p text:style-name="P25"><text:span text:style-name="T82">For they [hypocrites] mouth empty, boastful words and, by appealing to the lustful desires of sinful human nature,</text:span><text:span text:style-name="T80"> they entice people who are just escaping from those who live in error. (2 Peter, 2:18)</text:span></text:p>
      <text:p text:style-name="P86"><text:soft-page-break/>I urge you, brothers, to watch out for those who cause divisions and put obstacles in your way that are contrary to the teaching you have learned. Keep away from them.  For such people are not serving ... Christ, but their own appetites. <text:span text:style-name="T1">By smooth talk and flattery they deceive the minds of naive people</text:span>. (Romans, 16:17-18)</text:p>
      <text:p text:style-name="P25"><text:span text:style-name="T80">Woe to you... </text:span><text:span text:style-name="T82">you hypocrites! You travel over land and sea to win a single convert, and when he becomes one, you make him twice as much a son of hell as you are</text:span><text:span text:style-name="T80">. (Matthew, 23:15)</text:span></text:p>
      <text:p text:style-name="P25"><text:span text:style-name="T80">For false Christs and false prophets will appear and perform great signs and miracles </text:span><text:span text:style-name="T82">to deceive even the elect—if that were possible</text:span><text:span text:style-name="T80">.  See, I have told you ahead of time. (Matthew, 24:24-25)</text:span></text:p>
      <text:p text:style-name="P25"><text:span text:style-name="T80">Who have wandered away from the truth... </text:span><text:span text:style-name="T82">they destroy the faith of some</text:span><text:span text:style-name="T80">. Nevertheless, God's solid foundation stands firm, sealed with this inscription: "The Lord knows those who are His,"  and, "Everyone who confesses the name of the Lord must turn away from wickedness."  In a large house there are articles not only of gold and silver, but also of wood and clay; some are for noble purposes and some for ignoble. If a man cleanses himself from the latter, he will be an instrument for noble purposes, made holy, useful to the Master and prepared to do any good work. (2 Timothy, 2:18-21)</text:span></text:p>
      <text:p text:style-name="P25"><text:span text:style-name="T80">... In later times </text:span><text:span text:style-name="T82">some will fall away from the faith, paying attention to deceitful spirits and doctrines of demons</text:span><text:span text:style-name="T80">. (1 Timothy, 4:1)</text:span></text:p>
      <text:p text:style-name="P16"/>
      <text:h text:style-name="P122" text:outline-level="2">They Join Believers in Order to Spread Corruption</text:h>
      <text:p text:style-name="P25"><text:span text:style-name="T82">I know that after I leave, savage wolves will come in among you and will not spare the flock. Even from your own number men will arise and distort the truth in order to draw away disciples after them. </text:span><text:span text:style-name="T80">(Acts, 20:29)</text:span></text:p>
      <text:p text:style-name="P97">This matter arose because some <text:span text:style-name="T1">false brothers had infiltrated our ranks to spy on the freedom we have</text:span> in Christ Jesus and <text:span text:style-name="T1">to make us slaves</text:span>. We did not give in to them for a moment, so that the truth of the Gospel might remain with you. (Galatians, 2:4-5)</text:p>
      <text:p text:style-name="P86">But there were also false prophets among the people, <text:span text:style-name="T1">just as there will be false teachers among you. They will secretly introduce destructive heresies</text:span>... Many will follow their shameful ways and will bring the way of truth into disrepute.  In their greed these teachers will exploit you with stories they have made up. Their condemnation has long been hanging over them, and their destruction has not been sleeping. (2 Peter, 2:1-3)</text:p>
      <text:p text:style-name="P25"><text:span text:style-name="T80">"Watch out for false prophets. </text:span><text:span text:style-name="T82">They come to you in sheep's clothing, but inwardly they are ferocious wolves. By their fruit you will recognize them</text:span><text:span text:style-name="T80">. Do people pick grapes from </text:span><text:soft-page-break/><text:span text:style-name="T80">thornbushes, or figs from thistles?  Likewise every good tree bears good fruit, but a bad tree bears bad fruit. A good tree cannot bear bad fruit, and a bad tree cannot bear good fruit.  Every tree that does not bear good fruit is cut down and thrown into the fire.  Thus, by their fruit you will recognize them. (Matthew, 7:15 -20)</text:span></text:p>
      <text:p text:style-name="P12"/>
      <text:h text:style-name="P122" text:outline-level="2">They Do Not Completely Renounce the Life of the Society of Ignorance </text:h>
      <text:p text:style-name="P25"><text:span text:style-name="T80">They promise them freedom, </text:span><text:span text:style-name="T82">while they themselves are slaves of depravity</text:span><text:span text:style-name="T80">—for a man is a slave to whatever has mastered him.</text:span><text:span text:style-name="T82">  If they have escaped the corruption of the world by knowing... Jesus Christ and are again entangled in it and overcome, they are worse off at the end than they were at the beginning. It would have been better for them not to have known the way of righteousness, than to have known it and then to turn their backs on the sacred command [God's commandments] that was passed on to them</text:span><text:span text:style-name="T80">.  Of them the proverbs are true: ... </text:span><text:span text:style-name="T82">"A sow that is washed goes back to her wallowing in the mud." </text:span><text:span text:style-name="T80">( 2 Peter, 2:19-20)</text:span></text:p>
      <text:p text:style-name="P25"><text:span text:style-name="T80">... </text:span><text:span text:style-name="T82">You must not associate with anyone who calls himself a brother but is sexually immoral or greedy, an idolater or a slanderer, a drunkard or a swindler. With such a man do not even eat.  </text:span><text:span text:style-name="T80">What business is it of mine to judge those outside the church? Are you not to judge those inside? God will judge those outside. "Expel the wicked man from among you." (1 Corinthians, 5:11-13)</text:span></text:p>
      <text:p text:style-name="P86">... They are blots and blemishes, reveling in their pleasures while they feast with you. <text:span text:style-name="T1">With eyes full of adultery, they never stop sinning;</text:span> they seduce the unstable; they are experts in greed—an accursed brood! (2 Peter, 2:13-14)</text:p>
      <text:p text:style-name="P86"/>
      <text:h text:style-name="P122" text:outline-level="2">They are Punished in this World and the Hereafter </text:h>
      <text:p text:style-name="P25"><text:span text:style-name="T80">... They are blots and blemishes, reveling in their pleasures while they feast with you... They have left the straight way and wandered off to follow the way of Balaam son of Beor, who loved the wages of wickedness... </text:span><text:span text:style-name="T82">These men are springs without water and mists driven by a storm. Blackest darkness is reserved for them.</text:span><text:span text:style-name="T80">  (2 Peter, 2:13-17)</text:span></text:p>
      <text:p text:style-name="P25"><text:span text:style-name="T80">... These men... </text:span><text:span text:style-name="T82">are clouds without rain, blown along by the wind; autumn trees, without fruit and uprooted—twice dead</text:span><text:span text:style-name="T80">. They are wild waves of the sea, foaming up their shame; wandering stars, </text:span><text:span text:style-name="T82">for whom blackest darkness has been reserved forever.</text:span><text:span text:style-name="T80"> (Jude, 1:8,12-13) </text:span></text:p>
      <text:p text:style-name="P86">... They will secretly introduce destructive heresies... <text:span text:style-name="T1">bringing swift destruction on themselves.</text:span> Many will follow their shameful ways and will bring the way of truth into <text:soft-page-break/>disrepute.  In their greed these teachers will exploit you with stories they have made up. <text:span text:style-name="T1">Their condemnation has long been hanging over them, and their destruction has not been sleeping. </text:span>(2 Peter, 2:1-3)</text:p>
      <text:p text:style-name="P6"><text:span text:style-name="T80">... They are like brute beasts, creatures of instinct, born only to be caught and destroyed, and </text:span><text:span text:style-name="T82">like beasts they too will perish.  They will be paid back with harm for the harm they have done.</text:span><text:span text:style-name="T80"> Their idea of pleasure is to carouse in broad daylight. They are blots and blemishes... (2 Peter, 2:12-13)</text:span></text:p>
      <text:p text:style-name="P9"/>
      <text:h text:style-name="Tr_20_Heading_20_1" text:outline-level="1"><text:span text:style-name="Heading_20_1_20_Char"><text:span text:style-name="T119">STATEMENTS REGARDING CREATION IN THE GOSPEL</text:span></text:span></text:h>
      <text:p text:style-name="P25"><text:span text:style-name="T80">... </text:span><text:span text:style-name="T82">We are</text:span><text:span text:style-name="T80"> bringing you good news, </text:span><text:span text:style-name="T82">telling you to turn from these worthless things to the living God, Who made heaven and earth and sea and everything in them</text:span><text:span text:style-name="T80">... He has shown kindness by giving you rain from heaven and crops in their seasons; He provides you with plenty of food and fills your hearts with joy. (Acts, 14:15-17) </text:span></text:p>
      <text:p text:style-name="P25"><text:span text:style-name="T80">... </text:span><text:span text:style-name="T82">God</text:span><text:span text:style-name="T80"> </text:span><text:span text:style-name="T82">Who made the world and everything... He himself gives all men life and breath and everything else. From one man He made every nation of men, that they should inhabit the whole earth; and He determined the times set for them and the exact places where they should live. </text:span><text:span text:style-name="T80">(Acts, 17:24-26)</text:span></text:p>
      <text:p text:style-name="P25"><text:span text:style-name="T80">So it is written: </text:span><text:span text:style-name="T82">"The first man Adam became a living being"</text:span><text:span text:style-name="T80">... </text:span><text:span text:style-name="T82">The first man was of the dust of the earth</text:span><text:span text:style-name="T80">... (1 Corinthians, 15:45-47)</text:span></text:p>
      <text:p text:style-name="P97">He also says, "<text:span text:style-name="T1">In the beginning, O Lord, You laid the foundations of the earth, and the heavens are the work of Your hands [Your creations]</text:span>." (Hebrews, 1:10) </text:p>
      <text:p text:style-name="P90">In the Sight of <text:span text:style-name="T1">God, Who gives life to everything</text:span>... I charge you to keep these commands stainlessly and blamelessly until the appearance of … <text:s/>Jesus, the Messiah. (1 Timothy, 6:13) </text:p>
      <text:p text:style-name="P90">For every house is built by someone, but<text:span text:style-name="T1"> God is the builder of everything</text:span>. (Hebrews, 3:4) </text:p>
      <text:p text:style-name="P90"><text:span text:style-name="T1">For from Him and through Him and to Him are all things.</text:span> To Him be the glory forever! Amen. (Romans, 11:36)</text:p>
      <text:p text:style-name="P90">For it is by grace you have been saved, through faith—and this not from yourselves, it is the gift of God—not by works, so that no one can boast. For <text:span text:style-name="T1">we are God's masterpiece... to do good works, which God prepared in advance for us to do. </text:span>(Ephesians, 2:8-10)</text:p>
      <text:p text:style-name="P90"><text:span text:style-name="T1">He [God]... chose to give us birth through</text:span>... (James, 1:18)</text:p>
      <text:p text:style-name="P90"><text:span text:style-name="T1">But they deliberately forget that long ago by God's word the heavens existed and the earth was formed out of water and by water.</text:span> (2 Peter, 3:5) </text:p>
      <text:p text:style-name="P90"><text:span text:style-name="T1">... He [God] causes His sun to rise on the evil and the good, and sends rain on the righteous and the unrighteous.</text:span> (Matthew, 5:45) </text:p>
      <text:p text:style-name="P90">Are not two sparrows sold for a penny? Yet <text:span text:style-name="T1">not one of them will fall to the ground apart from the will of your Lord</text:span>. And even the very hairs of your head are all numbered... (Matthew, 10:29-30)</text:p>
      <text:p text:style-name="P90"><text:soft-page-break/>When they heard this, they raised their voices together in prayer to God. "Sovereign Lord," they said, <text:span text:style-name="T1">"you made the heaven and the earth and the sea, and everything in them."</text:span> (Acts, 4:24)</text:p>
      <text:p text:style-name="P90">But at the beginning of creation <text:span text:style-name="T1">God 'made them male and female.'</text:span> (Mark, 10:6)</text:p>
      <text:p text:style-name="P90">"Haven't you read [God's revelation]," he [Jesus]," replied, "that at the beginning <text:span text:style-name="T1">God 'made them male and female.'</text:span>"<text:span text:style-name="T1"> </text:span>(Matthew, 19:4)</text:p>
      <text:p text:style-name="P90">... Yet for us there is but one God... <text:span text:style-name="T1">from Whom all things came</text:span> and for Whom we live; and there is but one Lord... <text:span text:style-name="T1">through Whom all things came </text:span>and through Whom we live. (1 Corinthians, 8:5-6) </text:p>
      <text:p text:style-name="P90">For by Him all things were created: <text:span text:style-name="T1">things in heaven and on earth, visible and invisible... all things were created by Him and for Him</text:span>. He is before all things, and in Him all things hold together. (Colossians, 1:16-17) </text:p>
      <text:p text:style-name="P90"><text:span text:style-name="T1">Through Him [God] all things were made</text:span>; without Him nothing was made that has been made. (John, 1:3) </text:p>
      <text:p text:style-name="P90">... Since what may be known about God is plain to them, <text:span text:style-name="T1">because God has made it [signs of His existence] plain to them. For since the creation of the world God's invisible qualities—His eternal power and divine nature—have been clearly seen, being understood from what has been made</text:span>, so that men are without excuse. For although they knew God, they neither glorified Him as God nor gave thanks to Him, but their thinking became futile and their foolish hearts were darkened. Although they claimed to be wise, they became fools and exchanged the glory of the immortal God for images made to look like mortal man and birds and animals and reptiles. (Romans, 1:19-23) </text:p>
      <text:p text:style-name="P90">Land that drinks in the rain often falling on it and that produces a crop useful to those for whom it is farmed <text:span text:style-name="T1">receives the blessing of God</text:span>. (Hebrews, 6:7) </text:p>
      <text:p text:style-name="P95"/>
      <text:h text:style-name="Tr_20_Heading_20_1" text:outline-level="1"><text:span text:style-name="Heading_20_1_20_Char"><text:span text:style-name="T119">SOME SIMILAR PASSAGES FROM THE GOSPEL AND THE QUR’AN</text:span></text:span></text:h>
      <text:p text:style-name="P93"/>
      <text:h text:style-name="P121" text:outline-level="2">God being the Eternal:</text:h>
      <text:p text:style-name="P90"><text:span text:style-name="T1">GOSPEL: </text:span>He also says, <text:span text:style-name="T1">"In the beginning, O Lord, You laid the foundations of the earth, and the heavens are the work of Your hands. They will perish, but You remain; </text:span>they will all wear out like a garment. You will roll them up like a robe; like a garment they will be changed. <text:span text:style-name="T1">But You remain the same, and Your years will never end</text:span>. (Hebrews, 1:10-12)</text:p>
      <text:p text:style-name="P90"><text:span text:style-name="T1">QURAN: Everyone on it will pass away; but the Face of your Lord will remain, Master of Majesty and Generosity.</text:span> (Surat ar-Rahman, 26-27)</text:p>
      <text:p text:style-name="P90"/>
      <text:h text:style-name="P121" text:outline-level="2">God being the Creator of all things:</text:h>
      <text:p text:style-name="P39"><text:span text:style-name="T82">GOSPEL: For from Him and through Him and to Him are all things. </text:span><text:span text:style-name="T80">To Him be the glory forever! Amen. (Romans, 11:36)</text:span></text:p>
      <text:p text:style-name="P25"><text:span text:style-name="T82">QURAN:</text:span><text:span text:style-name="T80"> That is Allah, your Lord. There is no god but Him, </text:span><text:span text:style-name="T82">the Creator of everything</text:span><text:span text:style-name="T80">. So worship Him. He is responsible for everything. (Surat-al-An'am, 102)</text:span></text:p>
      <text:p text:style-name="P22">God being the Giver of Form:</text:p>
      <text:p text:style-name="P25"><text:span text:style-name="T82">GOSPEL</text:span><text:span text:style-name="T80">: But in fact </text:span><text:span text:style-name="T82">God has arranged the parts in the body, every one of them, just as He wanted them to be. </text:span><text:span text:style-name="T80">(1 Corinthians, 12:18)</text:span></text:p>
      <text:p text:style-name="P39"><text:span text:style-name="T82">QURAN:</text:span><text:span text:style-name="T80"> It is He Who </text:span><text:span text:style-name="T82">forms you in the womb however He wills. </text:span><text:span text:style-name="T80">There is no god but Him, the Almighty, the All-Wise. (Surah Al 'Imran, 6)</text:span></text:p>
      <text:p text:style-name="P12"/>
      <text:h text:style-name="P122" text:outline-level="2">God heeds the prayers of those who pray:</text:h>
      <text:p text:style-name="P39"><text:span text:style-name="T82">GOSPEL: Ask [from God] and it will be given to you; seek and you will find;</text:span><text:span text:style-name="T80"> knock and the door will be opened to you. </text:span><text:span text:style-name="T82">For everyone who asks receives; he who seeks finds</text:span><text:span text:style-name="T80">; and to him who knocks, the door will be opened. (Matthew, 7:7-8)</text:span></text:p>
      <text:p text:style-name="P25"><text:span text:style-name="T82">GOSPEL: If you believe, you will receive whatever you ask for in prayer.</text:span><text:span text:style-name="T80"> (Matthew, 21:22)</text:span></text:p>
      <text:p text:style-name="P25"><text:span text:style-name="T82">QURAN: </text:span><text:span text:style-name="T80">Your Lord says, '</text:span><text:span text:style-name="T82">Call on Me and I will answer you. </text:span><text:span text:style-name="T80">Those who who are too proud to worship Me will enter hell abject.' (Surah Ghafir, 60)</text:span></text:p>
      <text:p text:style-name="P25"><text:soft-page-break/><text:span text:style-name="T82">QURAN: If My slaves ask you about Me, I am near. I answer the call of the caller when he calls on Me.</text:span><text:span text:style-name="T80"> They should therefore respond to Me and believe in Me so that hopefully they will be rightly guided. (Surat al-Baqara, 186)</text:span><text:span text:style-name="T81"> </text:span></text:p>
      <text:p text:style-name="P36"/>
      <text:h text:style-name="P122" text:outline-level="2">He who obeys the messenger of God obeys God Himself:</text:h>
      <text:p text:style-name="P25"><text:span text:style-name="T82">GOSPEL: </text:span><text:span text:style-name="T80">[Jesus:] </text:span><text:span text:style-name="T82">"... He who receives you receives me, and he who receives me receives the One [God] Who sent me."</text:span><text:span text:style-name="T80"> (Matthew, 10:40; Mark, 9:37)</text:span></text:p>
      <text:p text:style-name="P25"><text:span text:style-name="T82">GOSPEL: </text:span><text:span text:style-name="T80">[Jesus:] "... he who rejects you rejects me; but he who rejects me rejects Him [God] Who sent me." (Luke, 10:16)</text:span></text:p>
      <text:p text:style-name="P25"><text:span text:style-name="T82">QURAN: Whoever obeys the Messenger has obeyed Allah...</text:span><text:span text:style-name="T80"> (Surat an-Nisa', 80)</text:span></text:p>
      <text:p text:style-name="P25"><text:span text:style-name="T82">QURAN: Those who pledge you their allegiance pledge allegiance to Allah</text:span><text:span text:style-name="T80">. Allah's hand is over their hands. He who breaks his pledge only breaks it against himself. But as for him who fulfils the contract he has made with Allah, We will pay him an immense reward. (Surat al-Fath, 10)</text:span></text:p>
      <text:p text:style-name="P37"/>
      <text:h text:style-name="P122" text:outline-level="2">Prophets do not speak of their own desires, but spread the revelation of God:</text:h>
      <text:p text:style-name="P25"><text:span text:style-name="T82">GOSPEL:</text:span><text:span text:style-name="T80"> Jesus answered, </text:span><text:span text:style-name="T82">"My teaching is not my own. It comes from Him [God] Who sent me."</text:span><text:span text:style-name="T80"> (John, 7:16)</text:span></text:p>
      <text:p text:style-name="P25"><text:span text:style-name="T82">GOSPEL: </text:span><text:span text:style-name="T80">So Jesus said, "... then you will know that I am the one </text:span><text:span text:style-name="T82">I claim to be and that I do nothing on my own but speak just what God has taught me.</text:span><text:span text:style-name="T80">" (John, 8:28)</text:span></text:p>
      <text:p text:style-name="P25"><text:span text:style-name="T82">QURAN: Nor does he speak from whim. It is nothing but Revelation revealed.</text:span><text:span text:style-name="T80"> (Surat al-Najm, 3-4)</text:span></text:p>
      <text:p text:style-name="P103"><text:span text:style-name="T1">QURAN: </text:span>[I am] <text:span text:style-name="T1">transmitting my Lord's Message</text:span> to you and giving you good counsel, and <text:span text:style-name="T1">I know from Allah what you do not know. </text:span>(Surat al-A'raf, 62) </text:p>
      <text:p text:style-name="P38"/>
      <text:h text:style-name="P122" text:outline-level="2">God loves those who obey His messenger:</text:h>
      <text:p text:style-name="P25"><text:span text:style-name="T82">GOSPEL: </text:span><text:span text:style-name="T80">Jesus replied, </text:span><text:span text:style-name="T82">"If anyone loves me, he will obey my teaching. My God will love him</text:span><text:span text:style-name="T80">... He who does not love me will not obey my teaching. These words you hear are not my own; they belong to God Who sent me." (John, 14:23-24)</text:span></text:p>
      <text:p text:style-name="P25"><text:span text:style-name="T82">GOSPEL: </text:span><text:span text:style-name="T80">[Jesus:]</text:span><text:span text:style-name="T82"> "Whoever has my commands and obeys them, he is the one who loves me. He who loves me will be loved by my God,</text:span><text:span text:style-name="T80"> and I too will love him..." (John, 14:21)</text:span></text:p>
      <text:p text:style-name="P25"><text:span text:style-name="T82">QURAN: Say, 'If you love Allah, then follow me and Allah will love you</text:span><text:span text:style-name="T80"> and forgive you for </text:span><text:soft-page-break/><text:span text:style-name="T80">your wrong actions. Allah is Ever-Forgiving, Most Merciful.' Say, 'Obey Allah and the Messenger.' Then if they turn away, Allah does not love the unbelievers. (Surah Al 'Imran, 31-32)</text:span></text:p>
      <text:p text:style-name="P12"/>
      <text:h text:style-name="P122" text:outline-level="2">Believers being tested by difficulties:</text:h>
      <text:p text:style-name="P39"><text:span text:style-name="T82">GOSPEL:</text:span><text:span text:style-name="T80"> [Jesus] "... Blessed are you </text:span><text:span text:style-name="T82">when people insult you, persecute you and falsely say all kinds of evil against you because of me</text:span><text:span text:style-name="T80"> [for God's sake]. Rejoice and be glad, because </text:span><text:span text:style-name="T82">great is your reward in heaven [in the hereafter], for in the same way they persecuted the prophets who were before you.</text:span><text:span text:style-name="T80">" (Matthew, 5:10-12)</text:span></text:p>
      <text:p text:style-name="P25"><text:span text:style-name="T82">GOSPEL: ... "We must go through many hardships to enter the kingdom of God [paradise]" </text:span><text:span text:style-name="T80">they said. (Acts, 14:22)</text:span></text:p>
      <text:p text:style-name="P25"><text:span text:style-name="T82">QURAN: Or did you suppose that you would enter the Garden without facing the same as those who came before you?</text:span><text:span text:style-name="T80"> Poverty and illness afflicted them and they were shaken to the point that the Messenger and those who believed with him said, 'When is Allah's help coming?' Be assured that Allah's help is very near. (Surat al-Baqara, 214)</text:span></text:p>
      <text:p text:style-name="P12"/>
      <text:h text:style-name="P122" text:outline-level="2">Everyone being tested only as much as he can bear:</text:h>
      <text:p text:style-name="P25"><text:span text:style-name="T82">GOSPEL:</text:span><text:span text:style-name="T80"> No temptation has seized you except what is common to man. And God is faithful; </text:span><text:span text:style-name="T82">He will not let you be tempted beyond what you can bear. But when you are tempted, He will also provide a way out so that you can stand up under it. </text:span><text:span text:style-name="T80">(1 Corinthians, 10:13)</text:span></text:p>
      <text:p text:style-name="P25"><text:span text:style-name="T82">QURAN: ... We impose on no self any more than it can bear; </text:span><text:span text:style-name="T80">that you are equitable when you speak–even if a near relative is concerned; and that you fulfil Allah's contract. That is what He instructs you to do, so that hopefully you will pay heed. (Surat al-An'am, 152)</text:span></text:p>
      <text:p text:style-name="P25"><text:span text:style-name="T82">QURAN:</text:span><text:span text:style-name="T80"> ... Call two upright men from among yourselves as witnesses and they should carry out the witnessing for Allah. This is admonishment for all who believe in Allah and the Last Day. </text:span><text:span text:style-name="T82">Whoever has fear of Allah–He will give him a way out.</text:span><text:span text:style-name="T80"> (Surat at-Talaq, 2)</text:span></text:p>
      <text:p text:style-name="P13"/>
      <text:h text:style-name="P122" text:outline-level="2">Selling one's self and property for God:</text:h>
      <text:p text:style-name="P25"><text:span text:style-name="T82">GOSPEL:</text:span><text:span text:style-name="T80"> Large crowds were traveling with Jesus, and turning to them he said: "</text:span><text:span text:style-name="T82">If people come to me and are not ready to abandon their fathers, mothers, wives, children, brothers, and sisters, as well as their own lives,</text:span><text:span text:style-name="T80"> they cannot be my disciples." (Luke, 14:25-26)</text:span></text:p>
      <text:p text:style-name="P25"><text:span text:style-name="T82">QURAN:</text:span><text:span text:style-name="T80"> Say: </text:span><text:span text:style-name="T82">'If your fathers or your sons or your brothers or your wives or your tribe, or any wealth you have acquired, or any business you fear may slump, or any house which pleases you, are dearer to you than Allah and His Messenger and striving in His Way, then </text:span><text:soft-page-break/><text:span text:style-name="T82">wait until Allah brings about His command.</text:span><text:span text:style-name="T80"> Allah does not guide people who are deviators.' (Surat at-Tawba, 24)</text:span></text:p>
      <text:p text:style-name="P12"/>
      <text:h text:style-name="P122" text:outline-level="2">Faith being built on sound foundations:</text:h>
      <text:p text:style-name="P103"><text:span text:style-name="T1">GOSPEL: </text:span>[Jesus:]<text:span text:style-name="T1"> "Therefore everyone who hears these words of mine and puts them into practice is like a wise man who built his house on the rock.</text:span> The rain came down, the streams rose, and the winds blew and beat against that house; yet it did not fall, because it had its foundation on the rock. <text:span text:style-name="T1">But everyone who hears these words of mine and does not put them into practice is like a foolish man who built his house on sand</text:span>. The rain came down, the streams rose, and the winds blew and beat against that house, and it fell with a great crash." (Matthew, 7:24-27)</text:p>
      <text:p text:style-name="P39"><text:span text:style-name="T82">GOSPEL: </text:span><text:span text:style-name="T80">[Jesus:]</text:span><text:span text:style-name="T82"> "I will show you what he is like who comes to me and hears my words and puts them into practice. He is like a man building a house, who dug down deep and laid the foundation on rock</text:span><text:span text:style-name="T80">. When a flood came, the torrent struck that house but could not shake it, because it was well built. </text:span><text:span text:style-name="T82">But the one who hears my words and does not put them into practice is like a man who built a house on the ground without a foundation</text:span><text:span text:style-name="T80">. The moment the torrent struck that house, it collapsed and its destruction was complete." (Luke, 6:47-49)</text:span></text:p>
      <text:p text:style-name="P25"><text:span text:style-name="T82">QURAN: Who is better: someone who founds his building on fear of Allah and His good pleasure, or someone who founds his building on the brink of a crumbling precipice so</text:span><text:span text:style-name="T80"> that it collapses with him into the fire of hell? Allah does not love wrongdoers. (Surat at-Tawba, 109)</text:span></text:p>
      <text:p text:style-name="P12"/>
      <text:h text:style-name="P121" text:outline-level="2"><text:span text:style-name="T58">Abundance being bestowed on those who migrate for the sake of God:</text:span></text:h>
      <text:p text:style-name="P39"><text:span text:style-name="T82">GOSPEL: </text:span><text:span text:style-name="T80">"I tell you the truth,"</text:span><text:span text:style-name="T82"> Jesus replied, "no one who has left home or brothers or sisters or mother or father or children or fields for me [for the approval of God] and the Gospel will fail to receive a hundred times as much in this present age (homes, brothers, sisters, mothers, children and fields—and with them, persecutions) and in the age to come, eternal life.</text:span><text:span text:style-name="T80"> But many who are first will be last, and the last first." (Mark, 10:29-31)</text:span></text:p>
      <text:p text:style-name="P25"><text:span text:style-name="T82">QURAN: Those who migrate in the Way of Allah will find many places of refuge on the earth and ample sustenance.</text:span><text:span text:style-name="T80"> If anyone leaves his home, migrating to Allah and His Messenger, and death catches up with him, it is Allah Who will reward him. Allah is Ever-Forgiving, Most Merciful. (Surat an-Nisa, 100)</text:span></text:p>
      <text:p text:style-name="P13"/>
      <text:h text:style-name="P122" text:outline-level="2"><text:soft-page-break/>Not storing up possessions:</text:h>
      <text:p text:style-name="P39"><text:span text:style-name="T82">GOSPEL: Do not store up for yourselves treasures on earth,</text:span><text:span text:style-name="T80"> where moth and rust destroy, and where thieves break in and steal. </text:span><text:span text:style-name="T82">But store up for yourselves treasures in heaven [for the hereafter]</text:span><text:span text:style-name="T80">, where moth and rust do not destroy, and where thieves do not break in and steal. For where your treasure is, there your heart will be also. (Matthew, 6:19-21)</text:span></text:p>
      <text:p text:style-name="P25"><text:span text:style-name="T82">QURAN: Who has amassed wealth and hoarded it! He thinks his wealth will make him live for ever. No indeed!</text:span><text:span text:style-name="T80"> He will be flung into the Shatterer. (Surat al-Humaza, 2-4)</text:span></text:p>
      <text:p text:style-name="P13"/>
      <text:h text:style-name="P122" text:outline-level="2">Not making helping the poor a matter of show:</text:h>
      <text:p text:style-name="P39"><text:span text:style-name="T82">GOSPEL: So when you give to the needy, do not announce it with trumpets, as the hypocrites do... to be honored by men.</text:span><text:span text:style-name="T80"> (Matthew, 6:2) </text:span></text:p>
      <text:p text:style-name="P25"><text:span text:style-name="T82">QURAN: </text:span><text:span text:style-name="T80">You who believe!</text:span><text:span text:style-name="T82"> Do not nullify your charity by demands for gratitude or insulting words, like him who spends his wealth</text:span><text:span text:style-name="T80">, showing off to people and not believing in Allah and the Last Day. His likeness is that of a smooth rock coated with soil, which, when heavy rain falls on it, is left stripped bare. They have no power over anything they have earned.</text:span><text:span text:style-name="T106"> </text:span><text:span text:style-name="T80">Allah does not guide disbelieving people. (Surat al-Baqara, 264)</text:span></text:p>
      <text:p text:style-name="P18"/>
      <text:h text:style-name="P122" text:outline-level="2">Believers help the poor even if they are in need themselves:</text:h>
      <text:p text:style-name="P103"><text:span text:style-name="T1">GOSPEL:</text:span> As he looked up, Jesus saw the rich putting their gifts into the temple treasury. He also saw a poor widow put in two very small copper coins. "I tell you the truth," he said, "this poor widow has put in more than all the others. All these people gave their gifts out of their wealth; <text:span text:style-name="T1">but she out of her poverty put in all she had to live on."</text:span> (Luke, 21:1-4)</text:p>
      <text:p text:style-name="P39"><text:span text:style-name="T82">QURAN:</text:span><text:span text:style-name="T80"> Those who were already settled in the abode, and in faith, before they came, love those who have migrated to them and </text:span><text:span text:style-name="T82">do not find in their hearts any need for what they have been given and prefer them to themselves even if they themselves are needy</text:span><text:span text:style-name="T80">. It is the people who are safe-guarded from the avarice of their own selves who are successful. (Surat al-Hashr, 9)</text:span></text:p>
      <text:p text:style-name="P13"/>
      <text:h text:style-name="P122" text:outline-level="2">Not showing off when worshiping:</text:h>
      <text:p text:style-name="P39"><text:span text:style-name="T82">GOSPEL: "And when you pray, do not be like the hypocrites, for they love to pray standing... on the street corners to be seen by men.</text:span><text:span text:style-name="T80"> I tell you the truth, they have received their reward in full. But when you pray, go into your room, close the door and pray to your God, Who </text:span><text:soft-page-break/><text:span text:style-name="T80">is unseen. Then your God, Who sees what is done in secret, will reward you. (Matthew, 6:5-6)</text:span></text:p>
      <text:p text:style-name="P25"><text:span text:style-name="T82">QURAN: </text:span><text:span text:style-name="T80">Who are</text:span><text:span text:style-name="T82"> neglectful of their prayers, Those who show off</text:span><text:span text:style-name="T80"> and deny help to others... (Surat al-Ma'un, 5-6) </text:span></text:p>
      <text:p text:style-name="P25"><text:span text:style-name="T82">QURAN:</text:span><text:span text:style-name="T80"> The hypocrites think they deceive Allah, but He is deceiving them. </text:span><text:span text:style-name="T82">When they get up to pray, they get up lazily, showing off to people</text:span><text:span text:style-name="T80">, and only remembering Allah a very little. (Surat an-Nisa, 142)</text:span></text:p>
      <text:p text:style-name="P101"/>
      <text:h text:style-name="P122" text:outline-level="2">It is fear of God that draws people close to God, not the flesh of sacrificed animals:</text:h>
      <text:p text:style-name="P25"><text:span text:style-name="T82">GOSPEL:</text:span><text:span text:style-name="T80"> ... Some people are still so accustomed to idols that </text:span><text:span text:style-name="T82">when they eat such food they think of it as having been sacrificed to an idol</text:span><text:span text:style-name="T80">, and since their conscience is weak, it is defiled. </text:span><text:span text:style-name="T82">But food does not bring us near to God</text:span><text:span text:style-name="T80">... (1 Corinthians, 8:7-8)</text:span></text:p>
      <text:p text:style-name="P25"><text:span text:style-name="T82">QURAN: Their flesh and blood does not reach Allah but </text:span><text:span text:style-name="T80">your heedfulness does reach Him. In this way He has subjected them to you so that you might proclaim Allah's greatness for the way that He has guided you. Give good news to the good-doers. (Surat al-Hajj, 37)</text:span></text:p>
      <text:p text:style-name="P12"/>
      <text:h text:style-name="P122" text:outline-level="2">Not forgetting oneself when warning others:</text:h>
      <text:p text:style-name="P25"><text:span text:style-name="T82">GOSPEL: Why do you look at the speck of sawdust in your brother's eye and pay no attention to the plank in your own eye? How can you say to your brother, 'Let me take the speck out of your eye,' when all the time there is a plank in your own eye?</text:span><text:span text:style-name="T80"> You hypocrite, first take the plank out of your own eye, and then you will see clearly to remove the speck from your brother's eye. (Matthew, 7:3-5; Luke, 6:37-42)</text:span></text:p>
      <text:p text:style-name="P39"><text:span text:style-name="T82">GOSPEL:</text:span><text:span text:style-name="T80"> Then Jesus said to the crowds and to his disciples: "... So you must obey them and do everything they tell you. But do not do what they do, </text:span><text:span text:style-name="T82">for they do not practice what they preach.</text:span><text:span text:style-name="T80">" (Matthew, 23:1-3)</text:span></text:p>
      <text:p text:style-name="P25"><text:span text:style-name="T82">QURAN: Do you order people to devoutness and forget yourselves,</text:span><text:span text:style-name="T80"> when you recite the Book? Will you not use your intellect? (Surat al-Baqara, 44)</text:span></text:p>
      <text:p text:style-name="P12"/>
      <text:h text:style-name="P122" text:outline-level="2">The blinding of the eyes and ears of deniers:</text:h>
      <text:p text:style-name="P39"><text:span text:style-name="T82">GOSPEL:</text:span><text:span text:style-name="T80"> This is why I speak to them in parables: </text:span><text:span text:style-name="T82">Though seeing, they do not see; though hearing, they do not hear or understand.</text:span><text:span text:style-name="T80"> In them is fulfilled the prophecy of Isaiah: </text:span><text:span text:style-name="T82">'You will be ever hearing but never understanding; you will be ever seeing but never perceiving. For </text:span><text:soft-page-break/><text:span text:style-name="T82">this people's heart has become calloused; they hardly hear with their ears, and they have closed their eyes. </text:span><text:span text:style-name="T80">Otherwise they might see with their eyes, hear with their ears, understand with their hearts and turn, and I would heal them. (Matthew, 13:13-15)</text:span></text:p>
      <text:p text:style-name="P25"><text:span text:style-name="T82">GOSPEL: Do you have eyes but fail to see, and ears but fail to hear? </text:span><text:span text:style-name="T80">(Mark, 8:18-19)</text:span></text:p>
      <text:p text:style-name="P25"><text:span text:style-name="T82">QURAN: </text:span><text:span text:style-name="T80">We created many of the jinn and mankind for hell. </text:span><text:span text:style-name="T82">They have hearts they do not understand with. They have eyes they do not see with. They have ears they do not hear with. </text:span><text:span text:style-name="T80">Such people are like cattle. No, they are even further astray! They are the unaware. (Surat-al-A'raf, 179)</text:span></text:p>
      <text:p text:style-name="P25"><text:span text:style-name="T82">QURAN: Allah has sealed up their hearts and hearing and over their eyes is a blindfold.</text:span><text:span text:style-name="T80"> They will have a terrible punishment. (Surat al-Baqara, 7)</text:span></text:p>
      <text:p text:style-name="P36"/>
      <text:h text:style-name="P122" text:outline-level="2">Responding to evil with good:</text:h>
      <text:p text:style-name="P25"><text:span text:style-name="T82">GOSPEL:</text:span><text:span text:style-name="T80"> [Jesus:] "But I tell you who hear me: </text:span><text:span text:style-name="T82">Love your enemies, do good to those who hate you, bless those who curse you, pray for those who mistreat you.</text:span><text:span text:style-name="T80">" (Luke, 6:27-28)</text:span></text:p>
      <text:p text:style-name="P25"><text:span text:style-name="T82">GOSPEL: Do not repay anyone evil for evil.</text:span><text:span text:style-name="T80"> Be careful to do what is right in the eyes of everybody. If it is possible, as far as it depends on you, live at peace with everyone. Do not take revenge, my friends, but leave room for God's wrath, for it is written: "It is mine to avenge; I will repay," says the Lord. On the contrary: "If your enemy is hungry, feed him; if he is thirsty, give him something to drink. In doing this, you will heap burning coals on his head. "</text:span><text:span text:style-name="T82">Do not be overcome by evil, but overcome evil with good</text:span><text:span text:style-name="T80">. (Romans, 12:17-21)</text:span></text:p>
      <text:p text:style-name="P25"><text:span text:style-name="T82">QURAN:</text:span><text:span text:style-name="T80"> A good action and a bad action are not the same. </text:span><text:span text:style-name="T82">Repel the bad with something better</text:span><text:span text:style-name="T80"> and, if there is enmity between you and someone else, he will be like a bosom friend. (Surah Fussilat, 34)</text:span></text:p>
      <text:p text:style-name="P25"><text:span text:style-name="T82">QURAN:</text:span><text:span text:style-name="T80"> They will be given their reward twice over </text:span><text:span text:style-name="T82">because they have been steadfast </text:span><text:span text:style-name="T80">and because they ward off the bad with the good and give from what we have provided for them. (Surat al-Qasas, 54)</text:span></text:p>
      <text:p text:style-name="P37"/>
      <text:h text:style-name="P122" text:outline-level="2">Extending greetings on entering a house:</text:h>
      <text:p text:style-name="P25"><text:span text:style-name="T82">GOSPEL: When you enter a house, first say, 'Peace to this house.' </text:span><text:span text:style-name="T80">If a man of peace is there, your peace will rest on him; if not, it will return to you. (Luke, 10:5-6)</text:span></text:p>
      <text:p text:style-name="P25"><text:span text:style-name="T82">QURAN:</text:span><text:span text:style-name="T80"> You who believe! </text:span><text:span text:style-name="T82">Do not enter houses other than</text:span><text:span text:style-name="T80"> your own until you have asked permission and </text:span><text:span text:style-name="T82">greeted their inhabitants</text:span><text:span text:style-name="T80">. That is better for you, so that hopefully you will pay heed. (Surat an-Nur, 27)</text:span></text:p>
      <text:p text:style-name="P19"><text:soft-page-break/></text:p>
      <text:h text:style-name="P122" text:outline-level="2">Saying 'if God so wishes':</text:h>
      <text:p text:style-name="P102"><text:span text:style-name="T1">GOSPEL:</text:span> Now listen, you who say, "Today or tomorrow we will go to this or that city, spend a year there, carry on business and make money." Why, you do not even know what will happen tomorrow. What is your life? You are a mist that appears for a little while and then vanishes. Instead, you ought to say, <text:span text:style-name="T1">"If it is the Lord's will, we will live and do this or that." </text:span>(James, 4:13-15)</text:p>
      <text:p text:style-name="P39"><text:span text:style-name="T82">QURAN: </text:span><text:span text:style-name="T80">Never say about anything, 'I am doing that tomorrow,' without adding </text:span><text:span text:style-name="T82">'If Allah wills.'</text:span><text:span text:style-name="T80"> Remember your Lord when you forget, and say, 'Hopefully my Lord will guide me to something closer to right guidance than this.' (Surat al-Kahf, 23-24)</text:span></text:p>
      <text:p text:style-name="P13"/>
      <text:h text:style-name="P122" text:outline-level="2">Keeping one's word:</text:h>
      <text:p text:style-name="P39"><text:span text:style-name="T82">GOSPEL:</text:span><text:span text:style-name="T80"> Again, you have heard that it was said to the people long ago, </text:span><text:span text:style-name="T82">'Do not break your oath, but keep the oaths you have made to the Lord.'</text:span><text:span text:style-name="T80"> (Matthew, 5:33) </text:span></text:p>
      <text:p text:style-name="P25"><text:span text:style-name="T82">QURAN: Be true to Allah's contract when you have agreed to it, and do not break your oaths </text:span><text:span text:style-name="T80">once they are confirmed and you have made Allah your guarantee. Allah knows what you do. (Surat an-Nahl, 91)</text:span></text:p>
      <text:p text:style-name="P12"/>
      <text:h text:style-name="P122" text:outline-level="2">Believers must not fall into disagreement:</text:h>
      <text:p text:style-name="P102"><text:span text:style-name="T1">GOSPEL: I appeal to you, brothers... that all of you agree with one another so that there may be no divisions among you and that you may be perfectly united in mind and thought.</text:span> (1 Corinthians, 1:10-11)</text:p>
      <text:p text:style-name="P39"><text:span text:style-name="T82">QURAN:</text:span><text:span text:style-name="T80"> Obey Allah and His Messenger and </text:span><text:span text:style-name="T82">do not quarrel among yourselves</text:span><text:span text:style-name="T80"> lest you lose heart and your momentum disappear. And be steadfast. Allah is with the steadfast. (Surat al-Anfal, 46)</text:span></text:p>
      <text:p text:style-name="P12"/>
      <text:h text:style-name="P122" text:outline-level="2">There is ease in religion:</text:h>
      <text:p text:style-name="P39"><text:span text:style-name="T82">GOSPEL: </text:span><text:span text:style-name="T80">[Jesus:] "</text:span><text:span text:style-name="T82">Come to me</text:span><text:span text:style-name="T80">, all you who are weary and burdened, and </text:span><text:span text:style-name="T82">I will give you rest</text:span><text:span text:style-name="T80">. Take my yoke upon you [for the approval of God] and learn from me, for I am gentle and humble in heart, </text:span><text:span text:style-name="T82">and you will find rest for your souls. For my yoke is easy and my burden is light.</text:span><text:span text:style-name="T80">" (Matthew, 11:28-30)</text:span></text:p>
      <text:p text:style-name="P25"><text:span text:style-name="T82">QURAN:</text:span><text:span text:style-name="T80"> 'But as for him who believes and acts rightly, he will receive the best of rewards and we will issue a command, </text:span><text:span text:style-name="T82">making things easy for him</text:span><text:span text:style-name="T80">.' (Surat al-Khaf, 88)</text:span></text:p>
      <text:p text:style-name="P25"><text:soft-page-break/><text:span text:style-name="T82">QURAN:</text:span><text:span text:style-name="T80"> Strive for Allah with the striving due to Him. He has selected you and </text:span><text:span text:style-name="T82">not placed any constraint upon you in the religion–the religion of your forefather Abraham</text:span><text:span text:style-name="T80">... (Surat al-Hajj, 78) </text:span></text:p>
      <text:p text:style-name="P18"/>
      <text:h text:style-name="P122" text:outline-level="2">The transitory nature of the life of this world:</text:h>
      <text:p text:style-name="P39"><text:span text:style-name="T82">GOSPEL: Do not love the world or anything in the world.</text:span><text:span text:style-name="T80"> If anyone loves the world, the love of God is not in him. For everything in the world—the cravings of sinful man, the lust of his eyes and the boasting of what he has and does—comes not from God but from the world. </text:span><text:span text:style-name="T82">The world and its desires pass away, but the man who does the will of God lives forever</text:span><text:span text:style-name="T80">. (1 John, 2:15-17)</text:span></text:p>
      <text:p text:style-name="P25"><text:span text:style-name="T82">GOSPEL: ... Live your lives as strangers here</text:span><text:span text:style-name="T80"> in reverent fear [of God]. For you know that it was not </text:span><text:span text:style-name="T82">with perishable things such as silver or gold</text:span><text:span text:style-name="T80"> that you were redeemed from the empty way of life handed down to you from your forefathers. (1 Peter, 1:17-18)</text:span></text:p>
      <text:p text:style-name="P25"><text:span text:style-name="T82">QURAN:</text:span><text:span text:style-name="T80"> Allah expands provision to anyone He wills and restricts it. They rejoice </text:span><text:span text:style-name="T82">in the life of this world. Yet the life of this world, compared to the hereafter, is only fleeting enjoyment. </text:span><text:span text:style-name="T80">(Surat ar-Rad, 26)</text:span></text:p>
      <text:p text:style-name="P25"><text:span text:style-name="T82">QURAN: There is the enjoyment of this world. Then they will return to Us.</text:span><text:span text:style-name="T80"> Then We will let them taste the terrible punishment because they disbelieved. (Surah Yunus, 70)</text:span></text:p>
      <text:p text:style-name="P36"/>
      <text:h text:style-name="P122" text:outline-level="2">The sharpness of sight in the hereafter:</text:h>
      <text:p text:style-name="P25"><text:span text:style-name="T82">GOSPEL: Now we see but a poor reflection as in a mirror; then [in the hereafter] we shall see face to face. </text:span><text:span text:style-name="T80">Now I know in part; then I shall know fully, even as I am fully known... (1 Corinthians, 13:12-13)</text:span></text:p>
      <text:p text:style-name="P25"><text:span text:style-name="T82">QURAN:</text:span><text:span text:style-name="T80"> [On the Day of Threat, they will be told,] 'You were heedless of this so We have stripped you of your covering </text:span><text:span text:style-name="T82">and today your sight is sharp</text:span><text:span text:style-name="T80">.' (Surah Qaf, 22)</text:span></text:p>
      <text:p text:style-name="P13"/>
      <text:h text:style-name="P122" text:outline-level="2">The dwellers in hell ask believers for water:</text:h>
      <text:p text:style-name="P39"><text:span text:style-name="T82">GOSPEL: In hell, where he was in torment, he looked up and </text:span><text:span text:style-name="T80">saw Abraham far away [in paradise], with Lazarus by his side. So he called to him... 'Abraham, </text:span><text:span text:style-name="T82">have pity on me and send Lazarus to dip the tip of his finger in water and cool my tongue, because I am in agony in this fire.</text:span><text:span text:style-name="T80">' (Luke, 16:23-24)</text:span></text:p>
      <text:p text:style-name="P25"><text:span text:style-name="T82">QURAN: The companions of the Fire will call out to the companions of the Garden, 'Throw down some water to us or some of what Allah has given you as provision.'</text:span><text:span text:style-name="T80"> They will say, </text:span><text:soft-page-break/><text:span text:style-name="T80">'Allah has forbidden them to the unbelievers.' (Surat al-A'raf, 50)</text:span></text:p>
      <text:p text:style-name="P22">Deniers will never believe, not even if the dead speak:</text:p>
      <text:p text:style-name="P102"><text:span text:style-name="T1">GOSPEL:</text:span> He said to him, 'If they do not listen to Moses and the Prophets, <text:span text:style-name="T1">they will not be convinced even if someone rises from the dead.</text:span>' (Luke, 16:31)</text:p>
      <text:p text:style-name="P39"><text:span text:style-name="T82">QURAN:</text:span><text:span text:style-name="T80"> Even if We sent down angels to them, and </text:span><text:span text:style-name="T82">the dead spoke to them</text:span><text:span text:style-name="T80">, and We gathered together everything in front of them right before their eyes, </text:span><text:span text:style-name="T82">they would still not believe unless Allah willed</text:span><text:span text:style-name="T80">. The truth is that most of them are ignorant. (Surat al-An'am, 111)</text:span></text:p>
      <text:p text:style-name="P12"/>
      <text:h text:style-name="P122" text:outline-level="2">The fate of past peoples being cited as a warning:</text:h>
      <text:p text:style-name="P39"><text:span text:style-name="T82">GOSPEL: </text:span><text:span text:style-name="T80">These things happened to them as examples </text:span><text:span text:style-name="T82">and were written down as warnings for us, on whom the fulfillment of the ages has come</text:span><text:span text:style-name="T80">. (1 Corinthians, 10:11)</text:span></text:p>
      <text:p text:style-name="P25"><text:span text:style-name="T82">QURAN: In this way We give you news of what has gone before </text:span><text:span text:style-name="T80">and We have given you a reminder direct from Us. (Surah Ta Ha, 99)</text:span></text:p>
      <text:p text:style-name="P18"/>
      <text:h text:style-name="P122" text:outline-level="2">The creation of the first human being:</text:h>
      <text:p text:style-name="P25"><text:span text:style-name="T82">GOSPEL: ... From one man He [God] made every nation of men, that they should inhabit the whole earth. </text:span><text:span text:style-name="T80">(Acts, 17:26) </text:span></text:p>
      <text:p text:style-name="P39"><text:span text:style-name="T82">QURAN:</text:span><text:span text:style-name="T80"> O mankind! </text:span><text:span text:style-name="T82">Have fear of your Lord Who created you from a single self and created its mate from it and then disseminated many men and women from the two of them. Have fear of Allah </text:span><text:span text:style-name="T80">in Whose name you make demands on one another and also in respect of your families. Allah watches over you continually. (Surat an-Nisa', 1)</text:span></text:p>
      <text:p text:style-name="P12"/>
      <text:h text:style-name="P122" text:outline-level="2">One day in the Sight of God being a year:</text:h>
      <text:p text:style-name="P39"><text:span text:style-name="T82">GOSPEL: </text:span><text:span text:style-name="T80">But do not forget this one thing, dear friends: </text:span><text:span text:style-name="T82">With the Lord a day is like a thousand years, and a thousand years are like a day. </text:span><text:span text:style-name="T80">(2 Peter 3:8)</text:span></text:p>
      <text:p text:style-name="P25"><text:span text:style-name="T82">QURAN:</text:span><text:span text:style-name="T80"> They ask you to hasten the punishment. Allah will not break His promise. A day with </text:span><text:span text:style-name="T82">your Lord is equivalent to a thousand years in the way you count</text:span><text:span text:style-name="T80">. (Surat al-Hajj, 47)</text:span></text:p>
      <text:p text:style-name="P18"/>
      <text:h text:style-name="P122" text:outline-level="2">Not attaching importance to line of descent:</text:h>
      <text:p text:style-name="P25"><text:span text:style-name="T82">GOSPEL:</text:span><text:span text:style-name="T80"> As I urged you when I went into Macedonia, stay there in Ephesus so that you may command certain men not to teach false doctrines any longer </text:span><text:span text:style-name="T82">nor to devote themselves to myths </text:span><text:soft-page-break/><text:span text:style-name="T82">and endless genealogies. These promote controversies rather than God's work—which is by faith</text:span><text:span text:style-name="T80">. (1 Timothy, 1:3-4)</text:span></text:p>
      <text:p text:style-name="P39"><text:span text:style-name="T82">QURAN: </text:span><text:span text:style-name="T80">Those who disbelieve </text:span><text:span text:style-name="T82">filled their hearts with fanatical rage–the fanatical rage of the Time of Ignorance–</text:span><text:span text:style-name="T80">and <text:s text:c="4"/>Allah sent down serenity to His Messenger and to the believers, and bound them to the expression of heedfulness which they had most right to and were most entitled to. Allah has knowledge of all things. (Surat al-Fath, 26)</text:span></text:p>
      <text:p text:style-name="P12"/>
      <text:h text:style-name="P122" text:outline-level="2">Hypocrites' external appearance being deceptive:</text:h>
      <text:p text:style-name="P39"><text:span text:style-name="T82">GOSPEL:</text:span><text:span text:style-name="T80"> Woe to you, teachers of the law and Pharisees, you hypocrites! </text:span><text:span text:style-name="T82">You are like whitewashed tombs, which look beautiful on the outside but on the inside are full of dead men's bones and everything unclean.</text:span><text:span text:style-name="T80"> In the same way, on the outside you appear to people as righteous but on the inside you are full of hypocrisy and wickedness. (Matthew, 23:27-28)</text:span></text:p>
      <text:p text:style-name="P25"><text:span text:style-name="T82">QURAN:</text:span><text:span text:style-name="T80"> When you see them,</text:span><text:span text:style-name="T82"> their outward form appeals to you, and if they speak you listen to what they say. But they are like propped-up planks of wood.</text:span><text:span text:style-name="T80"> They imagine every cry to be against them. They are the enemy, so beware of them. May Allah destroy them! How they are perverted! (Surat al-Munafiqun, 4)</text:span></text:p>
      <text:p text:style-name="P18"/>
      <text:h text:style-name="P122" text:outline-level="2">Hypocrites using their families as an excuse for not striving on the path of God:</text:h>
      <text:p text:style-name="P25"><text:span text:style-name="T82">GOSPEL: </text:span><text:span text:style-name="T80">Still another said, </text:span><text:span text:style-name="T82">"I will follow you... but first let me go back and say good-by to my family."</text:span><text:span text:style-name="T80"> Jesus replied, "No one who puts his hand to the plow and looks back is fit for service in the kingdom of God [His paradise]. (Luke, 9:61-62)</text:span></text:p>
      <text:p text:style-name="P39"><text:span text:style-name="T82">GOSPEL: </text:span><text:span text:style-name="T80">Another disciple said to him [Jesus], </text:span><text:span text:style-name="T82">"... first let me go and bury my father."</text:span><text:span text:style-name="T80"> But Jesus told him, "Follow me, and let the dead bury their own dead."(Matthew, 8:21-22)</text:span></text:p>
      <text:p text:style-name="P25"><text:span text:style-name="T82">QURAN: </text:span><text:span text:style-name="T80">And a group of them said, 'People of Yathrib, Your position is untenable so return!'</text:span><text:span text:style-name="T82"> some of them asked the Prophet to excuse them, saying, 'Our houses are exposed,' when they were not exposed; it was merely that they wanted to run away</text:span><text:span text:style-name="T80">. (Surat al-Ahzab, 13)</text:span></text:p>
      <text:p text:style-name="P13"/>
      <text:h text:style-name="P122" text:outline-level="2">How hypocrites say what is not in their hearts:</text:h>
      <text:p text:style-name="P25"><text:span text:style-name="T82">GOSPEL: </text:span><text:span text:style-name="T80">You hypocrites! Isaiah was right when he prophesied about you: </text:span><text:span text:style-name="T82">'These people honor Me with their lips, but their hearts are far from Me.</text:span><text:span text:style-name="T80"> They worship Me in vain; their teachings are but rules taught by men. (Matthew, 15:7-9; Mark, 7: 6-7)</text:span></text:p>
      <text:p text:style-name="P25"><text:soft-page-break/><text:span text:style-name="T82">QURAN:</text:span><text:span text:style-name="T80"> And (it is) so that He would know the hypocrites. They were told, 'Come and fight in the Way of Allah or at least help defend us.' They said, 'If we knew how to fight, we would certainly follow you.</text:span><text:span text:style-name="T82">' They were closer to disbelief that day than to faith, saying with their mouths what was not in their hearts. And Allah knows best what they are hiding. </text:span><text:span text:style-name="T80">(Surah Al 'Imran, 167) </text:span></text:p>
      <text:p text:style-name="P25"><text:span text:style-name="T82">QURAN: </text:span><text:span text:style-name="T80">O Messenger! Do not be grieved </text:span><text:span text:style-name="T82">by those who rush headlong into disbelief among those who say 'We believe'</text:span><text:span text:style-name="T80"> </text:span><text:span text:style-name="T82">with their tongues when their hearts contain no faith'</text:span><text:span text:style-name="T80">... (Surat al-Ma'ida, 41)</text:span></text:p>
      <text:p text:style-name="P100"/>
      <text:h text:style-name="P122" text:outline-level="2">Those who espouse the religion of their forefathers against God's commandments:</text:h>
      <text:p text:style-name="P25"><text:span text:style-name="T82">GOSPEL:</text:span><text:span text:style-name="T80"> ... [They] asked Jesus, </text:span><text:span text:style-name="T82">"Why don't your disciples live according to the tradition of the elders</text:span><text:span text:style-name="T80">..." He replied... </text:span><text:span text:style-name="T82">You have let go of the commands of God and are holding on to the traditions of men.</text:span><text:span text:style-name="T80">" And he said to them: </text:span><text:span text:style-name="T82">"You have a fine way of setting aside the commands of God in order to observe your own traditions!" </text:span><text:span text:style-name="T80">(Mark, 7:5-9)</text:span></text:p>
      <text:p text:style-name="P25"><text:span text:style-name="T82">GOSPEL:</text:span><text:span text:style-name="T80"> Then some... came to Jesus... and asked, "Why do your disciples break the tradition of the elders?... Jesus replied, </text:span><text:span text:style-name="T82">"And why do you break the command of God for the sake of your tradition?"</text:span><text:span text:style-name="T80"> (Matthew, 15:1-3)</text:span></text:p>
      <text:p text:style-name="P25"><text:span text:style-name="T82">QURAN:</text:span><text:span text:style-name="T80"> When they are told, 'Follow what Allah has sent down to you,</text:span><text:span text:style-name="T82">' They say, 'We are following what we found our fathers doing.' What, even though their fathers did not understand a thing and were not guided!</text:span><text:span text:style-name="T80"> (Surat al-Baqara, 170)</text:span></text:p>
      <text:p text:style-name="P25"><text:span text:style-name="T82">QURAN: </text:span><text:span text:style-name="T80">Whenever they commit an indecent act, they say, '</text:span><text:span text:style-name="T82">We found our fathers doing it and Allah commanded us to do it too.</text:span><text:span text:style-name="T80">' Say: 'Allah does not command indecency. Do you say things about Allah you do not know?' (Surat al-A'raf, 28)</text:span></text:p>
      <text:p text:style-name="P12"/>
      <text:h text:style-name="P122" text:outline-level="2">Believers being one another's family:</text:h>
      <text:p text:style-name="P25"><text:span text:style-name="T82">GOSPEL: </text:span><text:span text:style-name="T80">Someone told him, "Your mother and brothers are standing outside, wanting to speak to you." He replied to him, "Who is my mother, and who are my brothers?" Pointing to his disciples, he said, "Here are my mother and my brothers. </text:span><text:span text:style-name="T82">For whoever does the will of my God... is my brother and sister and mother.</text:span><text:span text:style-name="T80">" (Matthew, 12:47-50)</text:span></text:p>
      <text:p text:style-name="P25"><text:span text:style-name="T82">QURAN:</text:span><text:span text:style-name="T80"> Noah called out to his Lord and said, 'My Lord, my son is one of my family and Your promise is surely the truth and You are the Justest of Judges.' He said, </text:span><text:span text:style-name="T82">'Noah, he is definitely not of your family. He is someone whose action was not righteous.</text:span><text:span text:style-name="T80"> Do not, therefore, ask Me for something about which you have no knowledge. I admonish you lest you should be among the ignorant.' (Surah Hud, 45-46)</text:span></text:p>
      <text:p text:style-name="P18"><text:soft-page-break/></text:p>
      <text:h text:style-name="P122" text:outline-level="2">Believers being compared to seeds sown in fertile ground:</text:h>
      <text:p text:style-name="P25"><text:span text:style-name="T82">GOSPEL: "Listen then to what the parable of the sower means:</text:span><text:span text:style-name="T80"> When anyone hears the message about the kingdom [paradise] and does not understand it, the evil one comes and snatches away what was sown in his heart. This is the seed sown along the path. The one who received the seed that fell on rocky places is the man who hears the word and at once receives it with joy. But since he has no root, he lasts only a short time. When trouble or persecution comes because of the word, he quickly falls away. The one who received the seed that fell among the thorns is the man who hears the word, but the worries of this life and the deceitfulness of wealth choke it, making it unfruitful. </text:span><text:span text:style-name="T82">But the one who received the seed that fell on good soil is the man who hears the word and understands it. He produces a crop, yielding a hundred, sixty or thirty times what was sown.</text:span><text:span text:style-name="T80">" (Matthew, 13:18-23)</text:span></text:p>
      <text:p text:style-name="P39"><text:span text:style-name="T82">GOSPEL: Then Jesus said to them, "Don't you understand this parable? How then will you understand any parable? The farmer sows the word.</text:span><text:span text:style-name="T80"> Some people are like seed along the path, where the word is sown. As soon as they hear it, satan comes and takes away the word that was sown in them. Others, like seed sown on rocky places, hear the word and at once receive it with joy. But since they have no root, they last only a short time. When trouble or persecution comes because of the word, they quickly fall away. Still others, like seed sown among thorns, hear the word; but the worries of this life, the deceitfulness of wealth and the desires for other things come in and choke the word, making it unfruitful. </text:span><text:span text:style-name="T82">Others, like seed sown on good soil, hear the word, accept it, and produce a crop—thirty, sixty or even a hundred times what was sown." </text:span><text:span text:style-name="T80">(Mark, 4:13-20)</text:span></text:p>
      <text:p text:style-name="P25"><text:span text:style-name="T82">QURAN:</text:span><text:span text:style-name="T80"> Muhammad is the Messenger of Allah, and those who are with him are fierce to the unbelievers, merciful to one another. You see them bowing and prostrating, seeking Allah's good favour and His pleasure. Their mark is on their faces, the traces of prostration. That is their likeness in the Torah. </text:span><text:span text:style-name="T82">And their likeness in the Gospel is that of a seed which puts up a shoot and makes it strong so that it thickens and grows up straight upon its stalk, filling the sowers with delight–</text:span><text:span text:style-name="T80">so that by them He may infuriate the unbelievers. Allah has promised those of them who believe and do right actions forgiveness and an immense reward. (Surat al-Fath, 29)</text:span></text:p>
      <text:h text:style-name="P119" text:outline-level="1">APPENDIX</text:h>
      <text:h text:style-name="P46" text:outline-level="1"/>
      <text:h text:style-name="P116" text:outline-level="1">The Deception of Evolution</text:h>
      <text:p text:style-name="P59"/>
      <text:p text:style-name="P50">Darwinism, in other words the theory of evolution, was put forward with the aim of denying the fact of Creation, but is in truth nothing but failed, unscientific nonsense. <text:span text:style-name="T1">This theory, which claims that life emerged by chance from inanimate matter, was invalidated by the scientific evidence of miraculous order in the universe and in living things, as well as by the discovery of more than 300 million fossils revealing that evolution never happened.</text:span> In this way, <text:span text:style-name="T1">science confirmed the fact that Allah created the universe and the living things in it.</text:span> The propaganda carried out today in order to keep the theory of evolution alive is based solely on the distortion of the scientific facts, biased interpretation, and lies and falsehoods disguised as science.</text:p>
      <text:p text:style-name="P42"><text:span text:style-name="T43">Yet this propaganda cannot conceal the truth. The fact that </text:span><text:span text:style-name="T44">the theory of evolution is the greatest deception in the history of science</text:span><text:span text:style-name="T43">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04">We have examined the collapse of the theory of evolution and the proofs of Creation in great scientific detail in many of our works, and are still continuing to do so. Given the enormous importance of this subject, it will be of great benefit to summarize it here. </text:p>
      <text:p text:style-name="P104"/>
      <text:h text:style-name="P123" text:outline-level="2">The Scientific Collapse of Darwinism</text:h>
      <text:p text:style-name="P42"><text:span text:style-name="T43">As </text:span><text:span text:style-name="T44">a pagan doctrine</text:span><text:span text:style-name="T43"> going back as far as ancient Greece, the theory of evolution was advanced extensively in the nineteenth century. The most important development that made it the top topic of the world of science was Charles Darwin's </text:span><text:span text:style-name="T46">The Origin of Species</text:span><text:span text:style-name="T43">,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44">Darwin's theory was not based on any concrete scientific finding; as he also accepted, it was just an "assumption."</text:span><text:span text:style-name="T43"> Moreover, as Darwin confessed in the long </text:span><text:span text:style-name="T44">chapter of his book titled "Difficulties on Theory," the theory failed in the face of many critical questions. </text:span></text:p>
      <text:p text:style-name="P104"><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04">1) The theory cannot explain how life originated on Earth. </text:p>
      <text:p text:style-name="P104">2) No scientific finding shows that the "evolutionary mechanisms" proposed by the theory have any evolutionary power at all. </text:p>
      <text:p text:style-name="P104">3) The fossil record proves the exact opposite of what the theory suggests.</text:p>
      <text:p text:style-name="P104">In this section, we will examine these three basic points in general outlines:</text:p>
      <text:p text:style-name="P104"/>
      <text:h text:style-name="P123" text:outline-level="2">The First Insurmountable Step: The Origin of Life</text:h>
      <text:p text:style-name="P42"><text:span text:style-name="T43">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44">How did this "first cell" originate?</text:span></text:p>
      <text:p text:style-name="P42"><text:span text:style-name="T44">Since the theory of evolution ignorantly denies Creation, it maintains that the "first cell" originated as a product of blind coincidences within the laws of nature, without any plan or arrangement. </text:span><text:span text:style-name="T43">According to the theory, inanimate matter must have produced a living cell as a result of coincidences. Such a claim, however, is inconsistent with the most unassailable rules of biology. </text:span></text:p>
      <text:p text:style-name="P43"/>
      <text:h text:style-name="P123" text:outline-level="2">"Life Comes From Life"</text:h>
      <text:p text:style-name="P4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42"><text:span text:style-name="T43">Similarly, maggots developing in rotting meat was assumed to be evidence of spontaneous generation. However, </text:span><text:span text:style-name="T44">it was later understood that worms did not appear on meat spontaneously, but were carried there by flies in the form of larvae, invisible to the naked eye. </text:span></text:p>
      <text:p text:style-name="P104">Even when Darwin wrote <text:span text:style-name="T27">The Origin of Species,</text:span> the belief that bacteria could come into existence from non-living matter was widely accepted in the world of science. </text:p>
      <text:p text:style-name="P104">However, <text:span text:style-name="T1">five years after the publication of Darwin's book, Louis Pasteur announced his results after long studies and experiments, that disproved </text:span><text:soft-page-break/><text:span text:style-name="T1">spontaneous generation, a cornerstone of Darwin's theory.</text:span> In his triumphal lecture at the Sorbonne in 1864, Pasteur said: <text:span text:style-name="T1">"Never will the doctrine of spontaneous generation recover from the mortal blow struck by this simple experiment."</text:span><text:span text:style-name="T108">1</text:span></text:p>
      <text:p text:style-name="P10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04"/>
      <text:h text:style-name="P121" text:outline-level="2"><text:span text:style-name="T25">Inconclusive Efforts of the Twentieth Century</text:span></text:h>
      <text:p text:style-name="P4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2"><text:span text:style-name="T43">Unfortunately, however, the problem of the origin of the cell is perhaps the most obscure point in the whole study of the evolution of organisms.</text:span><text:span text:style-name="T110">2</text:span></text:p>
      <text:p text:style-name="P4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04">Barely a few years had passed before it was revealed that <text:span text:style-name="T1">this experiment, which was then presented as an important step in the name of evolution, was invalid, for the atmosphere used in the experiment was very different from the real Earth conditions.</text:span><text:span text:style-name="T108">3</text:span></text:p>
      <text:p text:style-name="P104">After a long silence, <text:span text:style-name="T1">Miller confessed that the atmosphere medium he used was unrealistic.</text:span><text:span text:style-name="T108">4</text:span></text:p>
      <text:p text:style-name="P104"><text:span text:style-name="T1">All the evolutionists' efforts throughout the twentieth century to explain the origin of life ended in failure. </text:span>The geochemist Jeffrey Bada, from the San Diego Scripps Institute accepts this fact in an article published in <text:span text:style-name="T27">Earth</text:span> magazine in 1998:</text:p>
      <text:p text:style-name="P2"><text:span text:style-name="T43">Today as we leave the twentieth century, we still face the biggest unsolved problem that we had when we entered the twentieth century: How did life originate on Earth?</text:span><text:span text:style-name="T109">5</text:span></text:p>
      <text:p text:style-name="P1"/>
      <text:h text:style-name="P123" text:outline-level="2">The Complex Structure of Life </text:h>
      <text:p text:style-name="P42"><text:span text:style-name="T43">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oft-page-break/><text:span text:style-name="T44">Today, even in the most developed laboratories of the world, no single protein of the cell, let alone a living cell itself, can be produced by bringing organic chemicals together.</text:span></text:p>
      <text:p text:style-name="P42"><text:span text:style-name="T43">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text:span><text:span text:style-name="T44">"0."</text:span></text:p>
      <text:p text:style-name="P44">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44">1.<text:tab/>Protein cannot be synthesized without enzymes, and enzymes are all proteins.</text:p>
      <text:p text:style-name="P44">2.<text:tab/>Around 100 proteins need to be present in order for a single protein to be synthesized. There therefore need to be proteins for proteins to exist. </text:p>
      <text:p text:style-name="P44">3.<text:tab/>DNA manufactures the protein-synthesizing enzymes. Protein cannot be synthesized without DNA. DNA is therefore also needed in order for proteins to form.</text:p>
      <text:p text:style-name="P44">4.<text:tab/>All the organelles in the cell have important tasks in protein synthesis. In other words, in order for proteins to form a perfect and fully functioning cell needs to exist together with all its organelles.</text:p>
      <text:p text:style-name="P104">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0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27">Scientific American</text:span> magazine:</text:p>
      <text:p text:style-name="P2"><text:span text:style-name="T44">It is extremely improbable that proteins and nucleic acids, both of which are structurally complex, arose spontaneously in the same place at the same time. Yet</text:span><text:span text:style-name="T43"> it also seems impossible to have one without the other. And so, at first glance, one might have to conclude that life could never, in fact, have originated by chemical means.</text:span><text:span text:style-name="T109">6</text:span></text:p>
      <text:p text:style-name="P42"><text:span text:style-name="T43">No doubt, if it is impossible for life to have originated spontaneously as a result of blind coincidences, then it has to be accepted that life was </text:span><text:span text:style-name="T44">created.</text:span><text:span text:style-name="T43"> This fact explicitly invalidates the theory of evolution, whose main purpose is to deny Creation. </text:span></text:p>
      <text:p text:style-name="P43"/>
      <text:h text:style-name="P123" text:outline-level="2"><text:soft-page-break/>Imaginary Mechanism of Evolution </text:h>
      <text:p text:style-name="P43">The second important point that negates Darwin's theory is that both concepts put forward by the theory as "evolutionary mechanisms" were understood to have, in reality, no evolutionary power. </text:p>
      <text:p text:style-name="P42"><text:span text:style-name="T43">Darwin based his evolution allegation entirely on the mechanism of "natural selection." The importance he placed on this mechanism was evident in the name of his book: </text:span><text:span text:style-name="T46">The Origin of Species, By Means of Natural Selection…</text:span></text:p>
      <text:p text:style-name="P4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04">Therefore, <text:span text:style-name="T1">the mechanism of natural selection has no evolutionary power. Darwin was also aware of this fact </text:span>and had to state this in his book <text:span text:style-name="T27">The Origin of Species</text:span>:</text:p>
      <text:p text:style-name="P2"><text:span text:style-name="T43">Natural selection can do nothing until favourable individual differences or variations occur.</text:span><text:span text:style-name="T109">7</text:span></text:p>
      <text:p text:style-name="P1"/>
      <text:h text:style-name="P123" text:outline-level="2">Lamarck's Impact</text:h>
      <text:p text:style-name="P4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2"><text:span text:style-name="T43">Darwin also gave similar examples. In his book </text:span><text:span text:style-name="T46">The Origin of Species</text:span><text:span text:style-name="T43">, for instance, he said that some bears going into water to find food transformed themselves into whales over time.</text:span><text:span text:style-name="T110">8</text:span></text:p>
      <text:p text:style-name="P4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43"/>
      <text:h text:style-name="P123" text:outline-level="2">Neo-Darwinism and Mutations</text:h>
      <text:p text:style-name="P4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04"><text:soft-page-break/>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1">Mutations do not cause living beings to develop; on the contrary, they are always harmful. </text:span></text:p>
      <text:p text:style-name="P104">The reason for this is very simple: <text:span text:style-name="T1">DNA has a very complex structure, and random effects can only harm it. </text:span>The American geneticist B. G. Ranganathan explains this as follows:</text:p>
      <text:p text:style-name="P2"><text:span text:style-name="T43">First, genuine mutations are very rare in nature. Secondly, most mutations are harmful since they are random, rather than orderly changes in the structure of genes; any random change in a highly ordered system will be for </text:span><text:span text:style-name="T44">the worse, not for the better. For example, if an earthquake were to shake a highly ordered structure such as a building, there would be a random change in the framework of the building which, in all probability, would not be an improvement.</text:span><text:span text:style-name="T109">9</text:span></text:p>
      <text:p text:style-name="P42"><text:span text:style-name="T4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44">there is no "evolutionary mechanism" in nature.</text:span><text:span text:style-name="T43"> Since no evolutionary mechanism exists, no such imaginary process called "evolution" could have taken place. </text:span></text:p>
      <text:p text:style-name="P43"/>
      <text:h text:style-name="P123" text:outline-level="2">The Fossil Record: No Sign of Intermediate Forms</text:h>
      <text:p text:style-name="P43">The clearest evidence that the scenario suggested by the theory of evolution did not take place is the fossil record. </text:p>
      <text:p text:style-name="P43">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3">Had this been the case, numerous intermediary species should have existed and lived within this long transformation period. </text:p>
      <text:p text:style-name="P4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ext:soft-page-break/>"transitional forms." </text:p>
      <text:p text:style-name="P42"><text:span text:style-name="T44">If such animals ever really existed, there should be millions and even billions of them in number and variety. More importantly, the remains of these strange creatures should be present in the fossil record.</text:span><text:span text:style-name="T43"> In </text:span><text:span text:style-name="T46">The Origin of Species</text:span><text:span text:style-name="T43">, Darwin explained:</text:span></text:p>
      <text:p text:style-name="P2"><text:span text:style-name="T43">If my theory be true, numberless intermediate varieties, linking most closely all of the species of the same group together must assuredly have existed... Consequently, evidence of their former existence could be found only amongst fossil remains.</text:span><text:span text:style-name="T109">10</text:span></text:p>
      <text:p text:style-name="P42"><text:span text:style-name="T43">However, </text:span><text:span text:style-name="T44">Darwin was well aware that no fossils of these intermediate forms had yet been found.</text:span><text:span text:style-name="T43"> He regarded this as a major difficulty for his theory. In one chapter of his book titled "Difficulties on Theory," he wrote:</text:span></text:p>
      <text:p text:style-name="P2"><text:span text:style-name="T43">Why, if species have descended from other species by insensibly fine gradations, </text:span><text:span text:style-name="T44">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09">11</text:span></text:p>
      <text:p text:style-name="P1"/>
      <text:h text:style-name="P123" text:outline-level="2">Darwin's Hopes Shattered</text:h>
      <text:p text:style-name="P42"><text:span text:style-name="T43">However, although evolutionists have been making strenuous efforts to find fossils since the middle of the nineteenth century all over the world, </text:span><text:span text:style-name="T44">no transitional forms have yet been uncovered.</text:span><text:span text:style-name="T43"> All of the fossils, contrary to the evolutionists' expectations, show that </text:span><text:span text:style-name="T44">life appeared on Earth all of a sudden and fully-formed. </text:span></text:p>
      <text:p text:style-name="P43">One famous British paleontologist, Derek V. Ager, admits this fact, even though he is an evolutionist:</text:p>
      <text:p text:style-name="P2"><text:span text:style-name="T43">The point emerges that if we examine the fossil record in detail, whether at the level of orders or of species, </text:span><text:span text:style-name="T44">we find–over and over again–not gradual evolution, but the sudden explosion of one group at the expense of another.</text:span><text:span text:style-name="T109">12</text:span></text:p>
      <text:p text:style-name="P42"><text:span text:style-name="T43">This means that in </text:span><text:span text:style-name="T44">the fossil record, all living species suddenly emerge as fully formed, without any intermediate forms in between.</text:span><text:span text:style-name="T43"> This is just the opposite of Darwin's assumptions. Also, this is very strong evidence that </text:span><text:span text:style-name="T44">all living things are created. </text:span><text:span text:style-name="T43">The only explanation of a living species emerging suddenly and complete in every detail without any evolutionary ancestor is that it was created. This fact is admitted also by the widely known evolutionist biologist Douglas Futuyma:</text:span></text:p>
      <text:p text:style-name="P2"><text:span text:style-name="T4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09">13</text:span></text:p>
      <text:p text:style-name="P42"><text:soft-page-break/><text:span text:style-name="T44">Fossils show that living beings emerged fully developed and in a perfect state on the Earth.</text:span><text:span text:style-name="T43"> That means that "the origin of species," contrary to Darwin's supposition, is not evolution, but </text:span><text:span text:style-name="T44">Creation.</text:span></text:p>
      <text:p text:style-name="P44"/>
      <text:h text:style-name="P123" text:outline-level="2">The Tale of Human Evolution</text:h>
      <text:p text:style-name="P43">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43">1. Australopithecus </text:p>
      <text:p text:style-name="P43">2. Homo habilis</text:p>
      <text:p text:style-name="P43">3. Homo erectus</text:p>
      <text:p text:style-name="P43">4. Homo sapiens</text:p>
      <text:p text:style-name="P10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108">14</text:span></text:p>
      <text:p text:style-name="P104">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108">15</text:span></text:p>
      <text:p text:style-name="P104">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 text:style-name="T108">16</text:span></text:p>
      <text:p text:style-name="P104">Moreover, a certain segment of humans classified as Homo erectus have lived up until very modern times. <text:span text:style-name="T1">Homo sapiens neandarthalensis and Homo sapiens sapiens (man) co-existed in the same region.</text:span><text:span text:style-name="T108">17</text:span></text:p>
      <text:p text:style-name="P104">This situation apparently indicates the invalidity of the claim that they are ancestors of one another. The late Stephen Jay Gould explained this deadlock of the theory of <text:soft-page-break/>evolution although he was himself one of the leading advocates of evolution in the twentieth century:</text:p>
      <text:p text:style-name="P2"><text:span text:style-name="T43">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09">18</text:span></text:p>
      <text:p text:style-name="P42"><text:span text:style-name="T43">Put briefly, the scenario of human evolution, which is "upheld" with the help of various drawings of some "half ape, half human" creatures appearing in the media and course books, that is, frankly, by means of propaganda, is nothing but </text:span><text:span text:style-name="T44">a tale with no scientific foundation. </text:span></text:p>
      <text:p text:style-name="P42"><text:span text:style-name="T43">Lord Solly Zuckerman, one of the most famous and respected scientists in the U.K., who carried out research on this subject for years and studied Australopithecus fossils for 15 years, finally concluded, despite being an evolutionist himself, </text:span><text:span text:style-name="T44">that there is, in fact, no such family tree branching out from ape-like creatures to man. </text:span></text:p>
      <text:p text:style-name="P10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2"><text:span text:style-name="T4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09">19</text:span></text:p>
      <text:p text:style-name="P42"><text:span text:style-name="T44">The tale of human evolution </text:span><text:span text:style-name="T43">boils down to nothing but the prejudiced interpretations of some fossils unearthed by certain people, who blindly adhere to their theory.</text:span></text:p>
      <text:p text:style-name="P43"/>
      <text:h text:style-name="P123" text:outline-level="2">Darwinian Formula!</text:h>
      <text:p text:style-name="P43">Besides all the technical evidence we have dealt with so far, let us now for once, examine what kind of a superstition the evolutionists have with an example so simple as to be understood even by children:</text:p>
      <text:p text:style-name="P3">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42"><text:soft-page-break/><text:span text:style-name="T4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44">No matter what they do, they cannot produce from these barrels a human, say a professor that examines his cell structure under the electron microscope.</text:span><text:span text:style-name="T43">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104">Briefly, <text:span text:style-name="T1">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1">Matter is an unconscious, lifeless heap, and it comes to life with Allah's superior Creation. </text:span></text:p>
      <text:p text:style-name="P104">The theory of evolution, which claims the opposite, is a total fallacy completely contrary to reason. Thinking even a little bit on the claims of evolutionists discloses this reality, just as in the above example.</text:p>
      <text:p text:style-name="P104"/>
      <text:h text:style-name="P123" text:outline-level="2">Technology in the Eye and the Ear</text:h>
      <text:p text:style-name="P43">Another subject that remains unanswered by evolutionary theory is the excellent quality of perception in the eye and the ear. </text:p>
      <text:p text:style-name="P4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42"><text:span text:style-name="T44">The brain is insulated from light.</text:span><text:span text:style-name="T43">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2"><text:span text:style-name="T44">The image formed in the eye is so sharp and distinct that even the technology of the twentieth century has not been able to attain it.</text:span><text:span text:style-name="T43"> For instance, look at the book you are reading, your hands with which you are holding it, and then lift your head and look around you. Have you ever </text:span><text:soft-page-break/><text:span text:style-name="T43">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and pla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42"><text:span text:style-name="T43">If a device producing a more primitive image than </text:span><text:span text:style-name="T44">the eye could not have been formed by chance,</text:span><text:span text:style-name="T43">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2"><text:span text:style-name="T43">The situation in the eye is also true for the ear. That is, </text:span><text:span text:style-name="T44">the brain is insulated from sound</text:span><text:span text:style-name="T43"> just as it is from light. It does not let any sound in. Therefore, no matter how noisy is the outside, the inside of the brain is completely silent. Nevertheless, the sharpest sounds are perceived in the brain. </text:span><text:span text:style-name="T44">In your completely silent brain, you listen to symphonies, and hear all of the noises in a crowded place.</text:span><text:span text:style-name="T43"> However, were the sound level in your brain measured by a precise device at that moment, complete silence would be found to be prevailing there. </text:span></text:p>
      <text:p text:style-name="P42"><text:span text:style-name="T4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text:span><text:soft-page-break/><text:span text:style-name="T43">sound or with atmospherics as does a hi-fi; rather, it perceives sound exactly as it is, sharp and clear. This is the way it has been since </text:span><text:span text:style-name="T44">the Creation of man.</text:span></text:p>
      <text:p text:style-name="P43">So far, no man-made visual or recording apparatus has been as sensitive and successful in perceiving sensory data as are the eye and the ear. However, as far as seeing and hearing are concerned, a far greater truth lies beyond all this. </text:p>
      <text:p text:style-name="P43"/>
      <text:h text:style-name="P123" text:outline-level="2">To Whom Does the Consciousness that Sees and Hears within the Brain Belong? </text:h>
      <text:p text:style-name="P43">Who watches an alluring world in the brain, listens to symphonies and the twittering of birds, and smells the rose?</text:p>
      <text:p text:style-name="P42"><text:span text:style-name="T4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44">There is a consciousness in the brain that perceives all this without feeling any need for an eye, an ear, and a nose. </text:span><text:span text:style-name="T43">To whom does this consciousness belong? Of course it does not belong to the nerves, the fat layer, and neurons comprising the brain. This is why Darwinist-materialists, who believe that everything is comprised of matter, cannot answer these questions. </text:span></text:p>
      <text:p text:style-name="P42"><text:span text:style-name="T43">For </text:span><text:span text:style-name="T44">this consciousness is the spirit created by Allah,</text:span><text:span text:style-name="T43"> which needs neither the eye to watch the images nor the ear to hear the sounds. Furthermore, it does not need the brain to think. </text:span></text:p>
      <text:p text:style-name="P43">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43"/>
      <text:h text:style-name="P123" text:outline-level="2">A Materialist Faith</text:h>
      <text:p text:style-name="P42"><text:span text:style-name="T43">The information we have presented so far shows us that </text:span><text:span text:style-name="T44">the theory of evolution is incompatible with scientific findings.</text:span><text:span text:style-name="T43"> The theory's claim regarding the origin of life is inconsistent with science, the evolutionary mechanisms it proposes have no evolutionary power, and fossils demonstrate that </text:span><text:span text:style-name="T44">the required intermediate forms have never existed.</text:span><text:span text:style-name="T43"> So, it certainly follows that the theory of evolution should be pushed aside as an unscientific idea. This is how many ideas, such as the Earth-centered universe model, have been taken out of the agenda of science throughout history. </text:span></text:p>
      <text:p text:style-name="P43">However, the theory of evolution is kept on the agenda of science. Some people even try to represent criticisms directed against it as an "attack on science." Why?</text:p>
      <text:p text:style-name="P42"><text:span text:style-name="T43">The reason is that this theory is an indispensable dogmatic belief for some circles. These circles are </text:span><text:span text:style-name="T44">blindly devoted to </text:span><text:span text:style-name="T43">materialist philosophy and adopt Darwinism because it is the only materialist </text:span><text:soft-page-break/><text:span text:style-name="T43">explanation that can be put forward to explain the workings of nature.</text:span></text:p>
      <text:p text:style-name="P43">Interestingly enough, they also confess this fact from time to time. A well-known geneticist and an outspoken evolutionist, Richard C. Lewontin from Harvard University, confesses that he is "first and foremost a materialist and then a scientist":</text:p>
      <text:p text:style-name="P2"><text:span text:style-name="T4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09">20</text:span></text:p>
      <text:p text:style-name="P42"><text:span text:style-name="T43">These are explicit statements that </text:span><text:span text:style-name="T44">Darwinism is a dogma</text:span><text:span text:style-name="T43">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42"><text:span text:style-name="T43">Anyone who does not look at the origin of living beings with a materialist prejudice sees this evident truth: </text:span><text:span text:style-name="T44">All living beings are works of a Creator, </text:span><text:span text:style-name="T43">Who is All-Powerful, All-Wise, and All-Knowing. </text:span><text:span text:style-name="T44">This Creator is Allah</text:span><text:span text:style-name="T43">, Who created the whole universe from non-existence, in the most perfect form, and fashioned all living beings.</text:span></text:p>
      <text:p text:style-name="P43"/>
      <text:h text:style-name="P123" text:outline-level="2">The Theory of Evolution: The Most <text:s/>Potent Spell in the World </text:h>
      <text:p text:style-name="P4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0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text:soft-page-break/>Prophet Abraham (as) worshipping idols they had made with their own hands, or some among the people of the Prophet Moses (as) worshipping the Golden Calf.</text:p>
      <text:p text:style-name="P105">In fact, Allah has pointed to this lack of reason in the Qur'an. In many verses, He reveals that some peoples' minds will be closed and that they will be powerless to see the truth. Some of these verses are as follows:</text:p>
      <text:p text:style-name="P106">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06">… They have hearts with which they do not understand. They have eyes with which they do not see. They have ears with which they do not hear. Such people are like cattle. No, they are even further astray! They are the unaware. (Surat al-A‘raf: 179)</text:p>
      <text:p text:style-name="P106">Even if We opened up to them a door into heaven, and they spent the day ascending through it, they would only say: "Our eyesight is befuddled! Or rather we have been put under a spell!" (Surat al-Hijr: 14-15) </text:p>
      <text:p text:style-name="P4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43">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06">He said: "You throw." And when they threw, they cast a spell on the people's eyes and caused them to feel great fear of them. They produced an extremely powerful magic. (Surat al-A‘raf, 116)</text:p>
      <text:p text:style-name="P43">As we have seen, Pharaoh's magicians were able to deceive everyone, apart from the Prophet Moses (as) and those who believed in him. However, his evidence broke the spell, or "swallowed up what they had forged," as revealed in the verse:</text:p>
      <text:p text:style-name="P106">We revealed to Moses: "Throw down your staff." And it immediately swallowed up what they had forged. So the Truth took place and what they did was shown to be false. (Surat al-A‘raf, 117-118)</text:p>
      <text:p text:style-name="P43">As we can see, when people realized that a spell had been cast upon them and that what they saw <text:soft-page-break/>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2"><text:span text:style-name="T43">I myself am convinced that the theory of evolution, especially the extent to which it's been applied ,</text:span><text:span text:style-name="T44"> will be one of the great jokes in the history books in the future</text:span><text:span text:style-name="T43">. Posterity will marvel that so very flimsy and dubious an hypothesis could be accepted with the incredible credulity that it has.</text:span><text:span text:style-name="T109">21</text:span></text:p>
      <text:p text:style-name="P42"><text:span text:style-name="T43">That future is not far off: On the contrary, people will soon see that "chance" is not a deity, and will look back on </text:span><text:span text:style-name="T44">the theory of evolution as the worst deceit and the most terrible spell in the world.</text:span><text:span text:style-name="T43"> That spell is already rapidly beginning to be lifted from the shoulders of people all over the world. Many people who see its true face are wondering with amazement how they could ever have been taken in by it.</text:span></text:p>
      <text:p text:style-name="P61"/>
      <text:p text:style-name="P127">They said, "Glory be to You! <text:s/>We have no knowl<text:span text:style-name="T114">­</text:span>edge ex<text:span text:style-name="T114">­</text:span>cept what You have taught us. You are the All-Know<text:span text:style-name="T114">­</text:span>ing, the All-Wise." </text:p>
      <text:p text:style-name="P127">(Surat al-Baqara, 32)</text:p>
      <text:h text:style-name="P119" text:outline-level="1">NOTES:</text:h>
      <text:p text:style-name="P107"><text:span text:style-name="T115">1. Sidney Fox, Klaus Dose, </text:span><text:span text:style-name="T116">Molecular Evolution and The Origin of Life</text:span><text:span text:style-name="T115">, W. H. Freeman and Company, San Francisco, 1972, p. 4.</text:span></text:p>
      <text:p text:style-name="P51"><text:span text:style-name="T115">2. Alexander I. Oparin, </text:span><text:span text:style-name="T116">Origin of Life</text:span><text:span text:style-name="T115">, Dover Publications, NewYork, 1936, 1953 (reprint), p. 196.</text:span></text:p>
      <text:p text:style-name="P51"><text:span text:style-name="T115">3. "New Evidence on Evolution of Early Atmosphere and Life," </text:span><text:span text:style-name="T116">Bulletin of the American Meteorological Society</text:span><text:span text:style-name="T115">, vol 63, November 1982, 1328-1330. </text:span></text:p>
      <text:p text:style-name="P51"><text:span text:style-name="T115">4. Stanley Miller, </text:span><text:span text:style-name="T116">Molecular Evolution of Life: Current Status of the Prebiotic Synthesis of Small Molecules</text:span><text:span text:style-name="T115">, 1986, p. 7.</text:span></text:p>
      <text:p text:style-name="P51"><text:span text:style-name="T115">5. Jeffrey Bada, </text:span><text:span text:style-name="T116">Earth</text:span><text:span text:style-name="T115">, February 1998, p. 40.</text:span></text:p>
      <text:p text:style-name="P51"><text:span text:style-name="T115">6. Leslie E. Orgel, "The Origin of Life on Earth," </text:span><text:span text:style-name="T116">Scientific American</text:span><text:span text:style-name="T115">, vol. 271, October 1994, p. 78.</text:span></text:p>
      <text:p text:style-name="P51"><text:span text:style-name="T115">7. Charles Darwin, </text:span><text:span text:style-name="T116">The Origin of Species by Means of Natural Selection</text:span><text:span text:style-name="T115">, The Modern Library, New York, p. 127.</text:span></text:p>
      <text:p text:style-name="P51"><text:span text:style-name="T115">8. Charles Darwin, </text:span><text:span text:style-name="T116">The Origin of Species: A Facsimile of the First Edition</text:span><text:span text:style-name="T115">, Harvard University Press, 1964, p. 184.</text:span></text:p>
      <text:p text:style-name="P51"><text:span text:style-name="T115">9. B. G. Ranganathan, </text:span><text:span text:style-name="T116">Origins?</text:span><text:span text:style-name="T115">, Pennsylvania: The Banner of Truth Trust, 1988, p. 7.</text:span></text:p>
      <text:p text:style-name="P51"><text:span text:style-name="T115">10. Charles Darwin, </text:span><text:span text:style-name="T116">The Origin of Species: A Facsimile of the First Edition</text:span><text:span text:style-name="T115">, p. 179.</text:span></text:p>
      <text:p text:style-name="P51"><text:span text:style-name="T115">11. Charles Darwin, </text:span><text:span text:style-name="T116">The Origin of Species</text:span><text:span text:style-name="T115">, p. 172.</text:span></text:p>
      <text:p text:style-name="P51"><text:span text:style-name="T115">12. Derek A. Ager, "The Nature of the Fossil Record," </text:span><text:span text:style-name="T116">Proceedings of the British Geological Association</text:span><text:span text:style-name="T115">, vol 87, 1976, p. 133.</text:span></text:p>
      <text:p text:style-name="P51"><text:span text:style-name="T115">13. Douglas J. Futuyma, </text:span><text:span text:style-name="T116">Science on Trial</text:span><text:span text:style-name="T115">, Pantheon Books, New York, 1983, p. 197.</text:span></text:p>
      <text:p text:style-name="P51"><text:span text:style-name="T115">14. Solly Zuckerman, </text:span><text:span text:style-name="T116">Beyond The Ivory Tower</text:span><text:span text:style-name="T115">, Toplinger Publications, New York, 1970, 75-14; Charles E. Oxnard, "The Place of Australopithecines in Human Evolution: Grounds for Doubt", </text:span><text:span text:style-name="T116">Nature</text:span><text:span text:style-name="T115">, vol 258, 389.</text:span></text:p>
      <text:p text:style-name="P51"><text:span text:style-name="T115">15. "Could science be brought to an end by scientists' belief that they have final answers or by society's reluctance to pay the bills?" </text:span><text:span text:style-name="T116">Scientific American</text:span><text:span text:style-name="T115">, December 1992, p. 20.</text:span></text:p>
      <text:p text:style-name="P51"><text:span text:style-name="T115">16. Alan Walker, </text:span><text:span text:style-name="T116">Science</text:span><text:span text:style-name="T115">, vol. 207, 7 March 1980, p. 1103; A. J. Kelso, </text:span><text:span text:style-name="T116">Physical Antropology</text:span><text:span text:style-name="T115">, 1st ed., J. B. Lipincott Co., New York, 1970, p. 221; M. D. Leakey, </text:span><text:span text:style-name="T116">Olduvai Gorge</text:span><text:span text:style-name="T115">, vol. 3, Cambridge University Press, Cambridge, 1971, p. 272.</text:span></text:p>
      <text:p text:style-name="P51"><text:span text:style-name="T115">17. Jeffrey Kluger, "Not So Extinct After All: The Primitive Homo Erectus May Have Survived Long Enough To Coexist With Modern Humans," </text:span><text:span text:style-name="T116">Time</text:span><text:span text:style-name="T115">, 23 December 1996.</text:span></text:p>
      <text:p text:style-name="P51"><text:span text:style-name="T115">18. S. J. Gould, </text:span><text:span text:style-name="T116">Natural History</text:span><text:span text:style-name="T115">, vol. 85, 1976, p. 30.</text:span></text:p>
      <text:p text:style-name="P51"><text:span text:style-name="T115">19. Solly Zuckerman, </text:span><text:span text:style-name="T116">Beyond The Ivory Tower</text:span><text:span text:style-name="T115">, p. 19.</text:span></text:p>
      <text:p text:style-name="P51"><text:span text:style-name="T115">20. Richard Lewontin, "The Demon-Haunted World," </text:span><text:span text:style-name="T116">The New York Review of Books</text:span><text:span text:style-name="T115">, January 9, 1997, p. 28.</text:span></text:p>
      <text:p text:style-name="P51"><text:span text:style-name="T115">21. Malcolm Muggeridge, </text:span><text:span text:style-name="T116">The End of Christendom</text:span><text:span text:style-name="T115">, Grand Rapids: Eerdmans, 1980, p. 43.</text:span></text:p>
      <text:p text:style-name="P52"/>
      <text:p text:style-name="P64"/>
      <text:h text:style-name="P117" text:outline-level="1">CAPTURE</text:h>
      <text:p text:style-name="P48"/>
      <text:p text:style-name="P48">456</text:p>
      <text:p text:style-name="P48">Charles Darwin</text:p>
      <text:p text:style-name="P48"/>
      <text:p text:style-name="P48">458</text:p>
      <text:p text:style-name="P48">The French biologist Louis Pasteur</text:p>
      <text:p text:style-name="P48"/>
      <text:p text:style-name="P48">469</text:p>
      <text:p text:style-name="P48">Russian biologist Alexander Oparin</text:p>
      <text:p text:style-name="P48"/>
      <text:p text:style-name="P48">460</text:p>
      <text:p text:style-name="P48">Stanley Miller</text:p>
      <text:p text:style-name="P48"/>
      <text:p text:style-name="P48">463</text:p>
      <text:p text:style-name="P48">Natural selection only selects out the disfigured, weak, or unfit individuals of a species. It cannot produce new species, new genetic information, or new organs.</text:p>
      <text:p text:style-name="P48"/>
      <text:p text:style-name="P48">464</text:p>
      <text:p text:style-name="P48">French biologist Lamarck put forward a very unreasonable claim that giraffes evolved from antelopes. In fact, God created giraffes specially just like all other living things.</text:p>
      <text:p text:style-name="P48"/>
      <text:p text:style-name="P48">466</text:p>
      <text:p text:style-name="P48">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48"/>
      <text:p text:style-name="P48">Antenne</text:p>
      <text:p text:style-name="P48">Eye</text:p>
      <text:p text:style-name="P48">Lef</text:p>
      <text:p text:style-name="P48">Mouth</text:p>
      <text:p text:style-name="P48"/>
      <text:p text:style-name="P48">468-469</text:p>
      <text:p text:style-name="P125">LIVING FOSSILS REFUTE EVOLUTION</text:p>
      <text:p text:style-name="P108">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67">Sea Urchin</text:p>
      <text:p text:style-name="P53">Period: Paleozoic Age, Carboniferous Period</text:p>
      <text:p text:style-name="P53"><text:soft-page-break/>Age: 295 million years</text:p>
      <text:p text:style-name="P53"/>
      <text:p text:style-name="P109">Sun Fish <text:s/></text:p>
      <text:p text:style-name="P110">Period: Cenozoic Age, Eocene Period</text:p>
      <text:p text:style-name="P110">Age: 54-37 million years</text:p>
      <text:p text:style-name="P110"/>
      <text:p text:style-name="P67">Crane Fly</text:p>
      <text:p text:style-name="P126">Period: Cenozoic Age, Eocene Period</text:p>
      <text:p text:style-name="P126">Age: 48-37 million years</text:p>
      <text:p text:style-name="P111"/>
      <text:p text:style-name="P112">Starfish</text:p>
      <text:p text:style-name="P53">Period: Paleozoic Age, Ordovician Period</text:p>
      <text:p text:style-name="P53">Age: 490-443 million years</text:p>
      <text:p text:style-name="P53"/>
      <text:p text:style-name="P68">Birch Tree Leaf</text:p>
      <text:p text:style-name="P40">Period: Cenozoic Age, Eocene Period</text:p>
      <text:p text:style-name="P53">Age: 50 million years</text:p>
      <text:p text:style-name="P40"/>
      <text:p text:style-name="P68">Cicada</text:p>
      <text:p text:style-name="P40">Period: <text:s/>Mesozoic Age, Cretaceous Period</text:p>
      <text:p text:style-name="P40">Age: 125 million years</text:p>
      <text:p text:style-name="P54"/>
      <text:p text:style-name="P68">Sequoia Leaf</text:p>
      <text:p text:style-name="P40">Period: Cenozoic Age, Eocene Period</text:p>
      <text:p text:style-name="P53">Age: 50 million years</text:p>
      <text:p text:style-name="P40"/>
      <text:p text:style-name="P49">474</text:p>
      <text:p text:style-name="P47">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48">FALSE</text:p>
      <text:p text:style-name="P48"/>
      <text:p text:style-name="P48">478</text:p>
      <text:p text:style-name="P57">All its components need to function together and perfectly if the eye is to see at all.</text:p>
      <text:p text:style-name="P58"/>
      <text:p text:style-name="P48">479</text:p>
      <text:p text:style-name="P41">The brain admits no light nor sound. Therefore, no matter how loud a sound may be, the inside of the brain is still silent. Yet there is a consciousness in that silence that interprets electrical signals as lovely music, a friend's voice or the ringing of a telephone. This consciousness is the soul.</text:p>
      <text:p text:style-name="P41"/>
      <text:p text:style-name="P55">The inside of the brain is pitch-black. No light can enter the brain.</text:p>
      <text:p text:style-name="P55">No sound can enter the brain.</text:p>
      <text:p text:style-name="P56"/>
      <text:p text:style-name="P1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badi MT Condensed Extra Bold" svg:font-family="'Abadi MT Condensed Extra Bold'" style:font-pitch="variable"/>
    <style:font-face style:name="Baskerville" svg:font-family="Baskerville" style:font-pitch="variable"/>
    <style:font-face style:name="Bible[T]" svg:font-family="Bible[T], Cambria" style:font-pitch="variable"/>
    <style:font-face style:name="Calibri" svg:font-family="Calibri" style:font-pitch="variable"/>
    <style:font-face style:name="Courier New" svg:font-family="'Courier New'" style:font-pitch="variable"/>
    <style:font-face style:name="Frutiger65Bold" svg:font-family="Frutiger65Bold, Cambria" style:font-pitch="variable"/>
    <style:font-face style:name="MGillSans" svg:font-family="MGillSans, Cambria" style:font-pitch="variable"/>
    <style:font-face style:name="Microsoft Sans Serif" svg:font-family="'Microsoft Sans Serif'" style:font-pitch="variable"/>
    <style:font-face style:name="OptimaTurk" svg:font-family="OptimaTurk, Cambria" style:font-pitch="variable"/>
    <style:font-face style:name="Palatino" svg:font-family="Palatino" style:font-pitch="variable"/>
    <style:font-face style:name="PalatinoTurk" svg:font-family="PalatinoTurk, Cambria" style:font-pitch="variable"/>
    <style:font-face style:name="TiffanyBoldItalicTurk" svg:font-family="TiffanyBoldItalicTurk, Cambria" style:font-pitch="variable"/>
    <style:font-face style:name="Times" svg:font-family="Times" style:font-pitch="variable"/>
    <style:font-face style:name="ZapfDingbats" svg:font-family="ZapfDingbats, 'Zapf Dingbats'" style:font-pitch="variable"/>
    <style:font-face style:name="ヒラギノ角ゴ Pro W3" svg:font-family="'ヒラギノ角ゴ Pro W3'" style:font-pitch="variable"/>
    <style:font-face style:name="GaramondTurk" svg:font-family="GaramondTurk, 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Helvetica Neue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30pt" fo:language="en" fo:country="US" fo:font-weight="bold" style:font-name-asian="ヒラギノ角ゴ Pro W3" style:font-family-asian="'ヒラギノ角ゴ Pro W3'" style:font-pitch-asian="variable" style:font-size-asian="30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bab" style:family="paragraph" style:next-style-name="ALINTIALT">
      <style:paragraph-properties fo:margin-top="0.076cm" fo:margin-bottom="0.25cm" loext:contextual-spacing="false" fo:line-height="0.582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TIUST" style:family="paragraph">
      <style:paragraph-properties fo:margin-left="0.801cm" fo:margin-right="0cm" fo:margin-top="0.071cm" fo:margin-bottom="0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ORTA"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paragraph-properties fo:margin-left="0.801cm" fo:margin-right="0cm" fo:margin-top="0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ORTA">
      <style:paragraph-properties fo:margin-left="0.801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_20_Spacing" style:display-name="No Spacing" style:family="paragraph">
      <style:paragraph-properties fo:orphans="0" fo:widows="0" style:text-autospace="none"/>
      <style:text-properties fo:color="#000000" style:font-name="PalatinoTurk" fo:font-family="PalatinoTurk, Cambria"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ambria" style:font-pitch-complex="variable" style:font-size-complex="10.5pt" style:language-complex="ar" style:country-complex="SA"/>
    </style:style>
    <style:style style:name="ayetüst" style:family="paragraph">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kucuk" style:display-name="baslik kucuk" style:family="paragraph">
      <style:paragraph-properties fo:margin-top="0.076cm" fo:margin-bottom="0.199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margin-left="0.101cm" fo:margin-right="0.101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leasant Words From the Gospel</dc:title>
    <dc:subject>Pleasant Words From the Gospel</dc:subject>
    <meta:initial-creator>HARUN YAHYA - ADNAN OKTAR</meta:initial-creator>
    <meta:creation-date>2011-10-15T21:04:00</meta:creation-date>
    <dc:date>2020-06-23T13:22:10.702565220</dc:date>
    <meta:editing-cycles>85</meta:editing-cycles>
    <meta:editing-duration>PT1H24M49S</meta:editing-duration>
    <meta:generator>LibreOffice/6.4.4.2$Linux_X86_64 LibreOffice_project/523b8e55cdb4890550c54dc0a0ee2ea29d34e811</meta:generator>
    <meta:keyword>Pleasant Words From the Gospel</meta:keyword>
    <meta:document-statistic meta:table-count="0" meta:image-count="0" meta:object-count="0" meta:page-count="222" meta:paragraph-count="2522" meta:word-count="94399" meta:character-count="523295" meta:non-whitespace-character-count="430738"/>
  </office:meta>
</office:document-meta>
</file>